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143cm"/>
    </style:style>
    <style:style style:name="co3" style:family="table-column">
      <style:table-column-properties fo:break-before="auto" style:column-width="0.59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1.907cm"/>
    </style:style>
    <style:style style:name="co6" style:family="table-column">
      <style:table-column-properties fo:break-before="auto" style:column-width="0.68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0.88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2.309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492cm"/>
    </style:style>
    <style:style style:name="co19" style:family="table-column">
      <style:table-column-properties fo:break-before="auto" style:column-width="0.901cm"/>
    </style:style>
    <style:style style:name="co20" style:family="table-column">
      <style:table-column-properties fo:break-before="auto" style:column-width="0.699cm"/>
    </style:style>
    <style:style style:name="co21" style:family="table-column">
      <style:table-column-properties fo:break-before="auto" style:column-width="1.411cm"/>
    </style:style>
    <style:style style:name="co22" style:family="table-column">
      <style:table-column-properties fo:break-before="auto" style:column-width="1.115cm"/>
    </style:style>
    <style:style style:name="co23" style:family="table-column">
      <style:table-column-properties fo:break-before="auto" style:column-width="2.327cm"/>
    </style:style>
    <style:style style:name="co24" style:family="table-column">
      <style:table-column-properties fo:break-before="auto" style:column-width="1.991cm"/>
    </style:style>
    <style:style style:name="co25" style:family="table-column">
      <style:table-column-properties fo:break-before="auto" style:column-width="0.702cm"/>
    </style:style>
    <style:style style:name="co26" style:family="table-column">
      <style:table-column-properties fo:break-before="auto" style:column-width="3.194cm"/>
    </style:style>
    <style:style style:name="co27" style:family="table-column">
      <style:table-column-properties fo:break-before="auto" style:column-width="1.752cm"/>
    </style:style>
    <style:style style:name="co28" style:family="table-column">
      <style:table-column-properties fo:break-before="auto" style:column-width="0.497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0.988cm"/>
    </style:style>
    <style:style style:name="co31" style:family="table-column">
      <style:table-column-properties fo:break-before="auto" style:column-width="1.914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9.95cm"/>
    </style:style>
    <style:style style:name="co35" style:family="table-column">
      <style:table-column-properties fo:break-before="auto" style:column-width="1.261cm"/>
    </style:style>
    <style:style style:name="co36" style:family="table-column">
      <style:table-column-properties fo:break-before="auto" style:column-width="1.071cm"/>
    </style:style>
    <style:style style:name="co37" style:family="table-column">
      <style:table-column-properties fo:break-before="auto" style:column-width="3.323cm"/>
    </style:style>
    <style:style style:name="co38" style:family="table-column">
      <style:table-column-properties fo:break-before="auto" style:column-width="1.602cm"/>
    </style:style>
    <style:style style:name="co39" style:family="table-column">
      <style:table-column-properties fo:break-before="auto" style:column-width="3.433cm"/>
    </style:style>
    <style:style style:name="co40" style:family="table-column">
      <style:table-column-properties fo:break-before="auto" style:column-width="1.005cm"/>
    </style:style>
    <style:style style:name="co41" style:family="table-column">
      <style:table-column-properties fo:break-before="auto" style:column-width="2.157cm"/>
    </style:style>
    <style:style style:name="co42" style:family="table-column">
      <style:table-column-properties fo:break-before="auto" style:column-width="1.633cm"/>
    </style:style>
    <style:style style:name="co43" style:family="table-column">
      <style:table-column-properties fo:break-before="auto" style:column-width="1.423cm"/>
    </style:style>
    <style:style style:name="co44" style:family="table-column">
      <style:table-column-properties fo:break-before="auto" style:column-width="3.216cm"/>
    </style:style>
    <style:style style:name="co45" style:family="table-column">
      <style:table-column-properties fo:break-before="auto" style:column-width="0.963cm"/>
    </style:style>
    <style:style style:name="co46" style:family="table-column">
      <style:table-column-properties fo:break-before="auto" style:column-width="1.697cm"/>
    </style:style>
    <style:style style:name="co47" style:family="table-column">
      <style:table-column-properties fo:break-before="auto" style:column-width="0.859cm"/>
    </style:style>
    <style:style style:name="co48" style:family="table-column">
      <style:table-column-properties fo:break-before="auto" style:column-width="1.402cm"/>
    </style:style>
    <style:style style:name="co49" style:family="table-column">
      <style:table-column-properties fo:break-before="auto" style:column-width="1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/>
    <style:style style:name="ce16" style:family="table-cell" style:parent-style-name="Default" style:data-style-name="N119"/>
    <style:style style:name="ce17" style:family="table-cell" style:parent-style-name="Default">
      <style:table-cell-properties fo:background-color="#fff5ce"/>
    </style:style>
    <style:style style:name="ce19" style:family="table-cell" style:parent-style-name="Default" style:data-style-name="N0">
      <style:table-cell-properties fo:background-color="#fff5ce"/>
    </style:style>
    <style:style style:name="ce21" style:family="table-cell" style:parent-style-name="Default" style:data-style-name="N119">
      <style:table-cell-properties fo:background-color="#fff5ce"/>
    </style:style>
    <style:style style:name="ce22" style:family="table-cell" style:parent-style-name="Default" style:data-style-name="N119">
      <style:table-cell-properties fo:background-color="transparent"/>
    </style:style>
    <style:style style:name="ce23" style:family="table-cell" style:parent-style-name="Default" style:data-style-name="N3">
      <style:map style:condition="cell-content()&gt;359" style:apply-style-name="Error" style:base-cell-address="Sheet1_2.Q1"/>
    </style:style>
    <style:style style:name="ce24" style:family="table-cell" style:parent-style-name="Default" style:data-style-name="N3">
      <style:table-cell-properties fo:background-color="#fff5ce"/>
      <style:map style:condition="cell-content()&gt;359" style:apply-style-name="Error" style:base-cell-address="Sheet1_2.Q1"/>
    </style:style>
    <style:style style:name="ce25" style:family="table-cell" style:parent-style-name="Default" style:data-style-name="N3">
      <style:map style:condition="cell-content()&gt;359" style:apply-style-name="Error" style:base-cell-address="Sheet1_2.Q65"/>
    </style:style>
    <style:style style:name="ce26" style:family="table-cell" style:parent-style-name="Default" style:data-style-name="N3">
      <style:map style:condition="cell-content()&gt;359" style:apply-style-name="Error" style:base-cell-address="Sheet1_2.Q1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fe994" fo:border="0.74pt solid #b2b2b2"/>
    </style:style>
    <style:style style:name="ce18" style:family="table-cell" style:parent-style-name="Default" style:data-style-name="N3"/>
    <style:style style:name="ce30" style:family="table-cell" style:parent-style-name="Default" style:data-style-name="N122"/>
    <style:style style:name="ce20" style:family="table-cell" style:parent-style-name="Default" style:data-style-name="N3">
      <style:table-cell-properties fo:background-color="transparent"/>
    </style:style>
    <style:style style:name="ce32" style:family="table-cell" style:parent-style-name="Default">
      <style:text-properties fo:color="#ff8000" fo:font-weight="bold" style:font-weight-asian="bold" style:font-weight-complex="bold"/>
    </style:style>
    <style:style style:name="ce33" style:family="table-cell" style:parent-style-name="Default" style:data-style-name="N122">
      <style:text-properties fo:color="#ff8000" fo:font-weight="bold" style:font-weight-asian="bold" style:font-weight-complex="bold"/>
    </style:style>
    <style:style style:name="ce54" style:family="table-cell" style:parent-style-name="Default" style:data-style-name="N123"/>
    <style:style style:name="ce57" style:family="table-cell" style:parent-style-name="Default" style:data-style-name="N4"/>
    <style:style style:name="ce38" style:family="table-cell" style:parent-style-name="Default" style:data-style-name="N127"/>
    <style:style style:name="ce40" style:family="table-cell" style:parent-style-name="Default" style:data-style-name="N4">
      <style:table-cell-properties fo:background-color="#ffe994" fo:border="0.74pt solid #b2b2b2"/>
    </style:style>
    <style:style style:name="ce41" style:family="table-cell" style:parent-style-name="Default" style:data-style-name="N4">
      <style:text-properties fo:color="#ff8000" fo:font-weight="bold" style:font-weight-asian="bold" style:font-weight-complex="bold"/>
    </style:style>
    <style:style style:name="ce42" style:family="table-cell" style:parent-style-name="Default" style:data-style-name="N120"/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ce16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2]&gt;[.B2])AND([.A2]&gt;[.C2]);[.A2];&quot;&quot;)" office:value-type="float" office:value="62" calcext:value-type="float">
            <text:p>62</text:p>
          </table:table-cell>
          <table:table-cell table:style-name="ce1" table:formula="of:=IF(([.B2]&gt;[.A2])AND([.B2]&gt;[.C2]);[.B2];&quot;&quot;)">
            <text:p/>
          </table:table-cell>
          <table:table-cell table:style-name="ce1" table:formula="of:=IF(([.C2]&gt;[.A2])AND([.C2]&gt;[.B2]);[.C2];&quot;&quot;)">
            <text:p/>
          </table:table-cell>
          <table:table-cell table:style-name="ce1" table:formula="of:=IF([.E2]&lt;&gt;&quot;&quot;;[.E2];IF([.F2]&lt;&gt;&quot;&quot;;[.F2];[.G2]))" office:value-type="float" office:value="62" calcext:value-type="float">
            <text:p>62</text:p>
          </table:table-cell>
          <table:table-cell table:style-name="ce1"/>
          <table:table-cell table:style-name="ce1" table:formula="of:=IF(([.A2]&lt;[.B2])AND([.A2]&lt;[.C2]);[.A2];&quot;&quot;)">
            <text:p/>
          </table:table-cell>
          <table:table-cell table:style-name="ce1" table:formula="of:=IF(([.B2]&lt;[.A2])AND([.B2]&lt;[.C2]);[.B2];&quot;&quot;)">
            <text:p/>
          </table:table-cell>
          <table:table-cell table:style-name="ce1" table:formula="of:=IF(([.C2]&lt;[.A2])AND([.C2]&lt;[.B2]);[.C2];&quot;&quot;)" office:value-type="float" office:value="43" calcext:value-type="float">
            <text:p>43</text:p>
          </table:table-cell>
          <table:table-cell table:style-name="ce1" table:formula="of:=IF([.J2]&lt;&gt;&quot;&quot;;[.J2];IF([.K2]&lt;&gt;&quot;&quot;;[.K2];[.L2]))" office:value-type="float" office:value="43" calcext:value-type="float">
            <text:p>43</text:p>
          </table:table-cell>
          <table:table-cell table:style-name="ce1"/>
          <table:table-cell table:formula="of:=IF(([.A2]&gt;[.B2])AND([.A2]&gt;[.C2]);IFERROR(([.B2]-[.C2])/([.H2]-[.M2]);0)+1;&quot;&quot;)" office:value-type="float" office:value="1.31578947368421" calcext:value-type="float">
            <text:p>1.316</text:p>
          </table:table-cell>
          <table:table-cell table:formula="of:=IF(([.B2]&gt;[.A2])AND([.B2]&gt;[.C2]);IFERROR(([.C2]-[.A2])/([.H2]-[.M2]);0)+2;&quot;&quot;)">
            <text:p/>
          </table:table-cell>
          <table:table-cell table:formula="of:=IF(([.C2]&gt;[.A2])AND([.C2]&gt;[.B2]);IFERROR(([.A2]-[.B2])/([.H2]-[.M2]);0)+4;&quot;&quot;)">
            <text:p/>
          </table:table-cell>
          <table:table-cell table:formula="of:=IF([.O2]&lt;&gt;&quot;&quot;;[.O2];IF([.P2]&lt;&gt;&quot;&quot;;[.P2];[.Q2]))" office:value-type="float" office:value="1.31578947368421" calcext:value-type="float">
            <text:p>1.316</text:p>
          </table:table-cell>
          <table:table-cell table:style-name="ce1"/>
          <table:table-cell table:style-name="ce1" table:formula="of:=INT(64/5*[.R2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table:formula="of:=IF(([.A3]&gt;[.B3])AND([.A3]&gt;[.C3]);[.A3];&quot;&quot;)">
            <text:p/>
          </table:table-cell>
          <table:table-cell table:style-name="ce1" table:formula="of:=IF(([.B3]&gt;[.A3])AND([.B3]&gt;[.C3]);[.B3];&quot;&quot;)">
            <text:p/>
          </table:table-cell>
          <table:table-cell table:style-name="ce1" table:formula="of:=IF(([.C3]&gt;[.A3])AND([.C3]&gt;[.B3]);[.C3];&quot;&quot;)" office:value-type="float" office:value="40" calcext:value-type="float">
            <text:p>40</text:p>
          </table:table-cell>
          <table:table-cell table:style-name="ce1" table:formula="of:=IF([.E3]&lt;&gt;&quot;&quot;;[.E3];IF([.F3]&lt;&gt;&quot;&quot;;[.F3];[.G3]))" office:value-type="float" office:value="40" calcext:value-type="float">
            <text:p>40</text:p>
          </table:table-cell>
          <table:table-cell/>
          <table:table-cell table:style-name="ce1" table:formula="of:=IF(([.A3]&lt;[.B3])AND([.A3]&lt;[.C3]);[.A3];&quot;&quot;)" office:value-type="float" office:value="14" calcext:value-type="float">
            <text:p>14</text:p>
          </table:table-cell>
          <table:table-cell table:style-name="ce1" table:formula="of:=IF(([.B3]&lt;[.A3])AND([.B3]&lt;[.C3]);[.B3];&quot;&quot;)">
            <text:p/>
          </table:table-cell>
          <table:table-cell table:style-name="ce1" table:formula="of:=IF(([.C3]&lt;[.A3])AND([.C3]&lt;[.B3]);[.C3];&quot;&quot;)">
            <text:p/>
          </table:table-cell>
          <table:table-cell table:style-name="ce1" table:formula="of:=IF([.J3]&lt;&gt;&quot;&quot;;[.J3];IF([.K3]&lt;&gt;&quot;&quot;;[.K3];[.L3]))" office:value-type="float" office:value="14" calcext:value-type="float">
            <text:p>14</text:p>
          </table:table-cell>
          <table:table-cell table:style-name="ce1"/>
          <table:table-cell table:formula="of:=IF(([.A3]&gt;[.B3])AND([.A3]&gt;[.C3]);IFERROR(([.B3]-[.C3])/([.H3]-[.M3]);0)+1;&quot;&quot;)">
            <text:p/>
          </table:table-cell>
          <table:table-cell table:formula="of:=IF(([.B3]&gt;[.A3])AND([.B3]&gt;[.C3]);IFERROR(([.C3]-[.A3])/([.H3]-[.M3]);0)+2;&quot;&quot;)">
            <text:p/>
          </table:table-cell>
          <table:table-cell table:formula="of:=IF(([.C3]&gt;[.A3])AND([.C3]&gt;[.B3]);IFERROR(([.A3]-[.B3])/([.H3]-[.M3]);0)+4;&quot;&quot;)" office:value-type="float" office:value="3.03846153846154" calcext:value-type="float">
            <text:p>3.038</text:p>
          </table:table-cell>
          <table:table-cell table:formula="of:=IF([.O3]&lt;&gt;&quot;&quot;;[.O3];IF([.P3]&lt;&gt;&quot;&quot;;[.P3];[.Q3]))" office:value-type="float" office:value="3.03846153846154" calcext:value-type="float">
            <text:p>3.038</text:p>
          </table:table-cell>
          <table:table-cell table:style-name="ce1"/>
          <table:table-cell table:style-name="ce1" table:formula="of:=INT(64/5*[.R3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4]&gt;[.B4])AND([.A4]&gt;[.C4]);[.A4];&quot;&quot;)">
            <text:p/>
          </table:table-cell>
          <table:table-cell table:style-name="ce1" table:formula="of:=IF(([.B4]&gt;[.A4])AND([.B4]&gt;[.C4]);[.B4];&quot;&quot;)" office:value-type="float" office:value="62" calcext:value-type="float">
            <text:p>62</text:p>
          </table:table-cell>
          <table:table-cell table:style-name="ce1" table:formula="of:=IF(([.C4]&gt;[.A4])AND([.C4]&gt;[.B4]);[.C4];&quot;&quot;)">
            <text:p/>
          </table:table-cell>
          <table:table-cell table:style-name="ce1" table:formula="of:=IF([.E4]&lt;&gt;&quot;&quot;;[.E4];IF([.F4]&lt;&gt;&quot;&quot;;[.F4];[.G4]))" office:value-type="float" office:value="62" calcext:value-type="float">
            <text:p>62</text:p>
          </table:table-cell>
          <table:table-cell/>
          <table:table-cell table:style-name="ce1" table:formula="of:=IF(([.A4]&lt;[.B4])AND([.A4]&lt;[.C4]);[.A4];&quot;&quot;)">
            <text:p/>
          </table:table-cell>
          <table:table-cell table:style-name="ce1" table:formula="of:=IF(([.B4]&lt;[.A4])AND([.B4]&lt;[.C4]);[.B4];&quot;&quot;)">
            <text:p/>
          </table:table-cell>
          <table:table-cell table:style-name="ce1" table:formula="of:=IF(([.C4]&lt;[.A4])AND([.C4]&lt;[.B4]);[.C4];&quot;&quot;)">
            <text:p/>
          </table:table-cell>
          <table:table-cell table:style-name="ce1" table:formula="of:=IF([.J4]&lt;&gt;&quot;&quot;;[.J4];IF([.K4]&lt;&gt;&quot;&quot;;[.K4];[.L4]))">
            <text:p/>
          </table:table-cell>
          <table:table-cell table:style-name="ce1"/>
          <table:table-cell table:formula="of:=IF(([.A4]&gt;[.B4])AND([.A4]&gt;[.C4]);IFERROR(([.B4]-[.C4])/([.H4]-[.M4]);0)+1;&quot;&quot;)">
            <text:p/>
          </table:table-cell>
          <table:table-cell table:formula="of:=IF(([.B4]&gt;[.A4])AND([.B4]&gt;[.C4]);IFERROR(([.C4]-[.A4])/([.H4]-[.M4]);0)+2;&quot;&quot;)" office:value-type="float" office:value="2" calcext:value-type="float">
            <text:p>2.000</text:p>
          </table:table-cell>
          <table:table-cell table:formula="of:=IF(([.C4]&gt;[.A4])AND([.C4]&gt;[.B4]);IFERROR(([.A4]-[.B4])/([.H4]-[.M4]);0)+4;&quot;&quot;)">
            <text:p/>
          </table:table-cell>
          <table:table-cell table:formula="of:=IF([.O4]&lt;&gt;&quot;&quot;;[.O4];IF([.P4]&lt;&gt;&quot;&quot;;[.P4];[.Q4]))" office:value-type="float" office:value="2" calcext:value-type="float">
            <text:p>2.000</text:p>
          </table:table-cell>
          <table:table-cell table:style-name="ce1"/>
          <table:table-cell table:style-name="ce1" table:formula="of:=INT(64/5*[.R4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]&gt;[.B5])AND([.A5]&gt;[.C5]);[.A5];&quot;&quot;)">
            <text:p/>
          </table:table-cell>
          <table:table-cell table:style-name="ce1" table:formula="of:=IF(([.B5]&gt;[.A5])AND([.B5]&gt;[.C5]);[.B5];&quot;&quot;)">
            <text:p/>
          </table:table-cell>
          <table:table-cell table:style-name="ce1" table:formula="of:=IF(([.C5]&gt;[.A5])AND([.C5]&gt;[.B5]);[.C5];&quot;&quot;)" office:value-type="float" office:value="28" calcext:value-type="float">
            <text:p>28</text:p>
          </table:table-cell>
          <table:table-cell table:style-name="ce1" table:formula="of:=IF([.E5]&lt;&gt;&quot;&quot;;[.E5];IF([.F5]&lt;&gt;&quot;&quot;;[.F5];[.G5]))" office:value-type="float" office:value="28" calcext:value-type="float">
            <text:p>28</text:p>
          </table:table-cell>
          <table:table-cell/>
          <table:table-cell table:style-name="ce1" table:formula="of:=IF(([.A5]&lt;[.B5])AND([.A5]&lt;[.C5]);[.A5];&quot;&quot;)">
            <text:p/>
          </table:table-cell>
          <table:table-cell table:style-name="ce1" table:formula="of:=IF(([.B5]&lt;[.A5])AND([.B5]&lt;[.C5]);[.B5];&quot;&quot;)" office:value-type="float" office:value="4" calcext:value-type="float">
            <text:p>4</text:p>
          </table:table-cell>
          <table:table-cell table:style-name="ce1" table:formula="of:=IF(([.C5]&lt;[.A5])AND([.C5]&lt;[.B5]);[.C5];&quot;&quot;)">
            <text:p/>
          </table:table-cell>
          <table:table-cell table:style-name="ce1" table:formula="of:=IF([.J5]&lt;&gt;&quot;&quot;;[.J5];IF([.K5]&lt;&gt;&quot;&quot;;[.K5];[.L5]))" office:value-type="float" office:value="4" calcext:value-type="float">
            <text:p>4</text:p>
          </table:table-cell>
          <table:table-cell table:style-name="ce1"/>
          <table:table-cell table:formula="of:=IF(([.A5]&gt;[.B5])AND([.A5]&gt;[.C5]);IFERROR(([.B5]-[.C5])/([.H5]-[.M5]);0)+1;&quot;&quot;)">
            <text:p/>
          </table:table-cell>
          <table:table-cell table:formula="of:=IF(([.B5]&gt;[.A5])AND([.B5]&gt;[.C5]);IFERROR(([.C5]-[.A5])/([.H5]-[.M5]);0)+2;&quot;&quot;)">
            <text:p/>
          </table:table-cell>
          <table:table-cell table:formula="of:=IF(([.C5]&gt;[.A5])AND([.C5]&gt;[.B5]);IFERROR(([.A5]-[.B5])/([.H5]-[.M5]);0)+4;&quot;&quot;)" office:value-type="float" office:value="4.79166666666667" calcext:value-type="float">
            <text:p>4.792</text:p>
          </table:table-cell>
          <table:table-cell table:formula="of:=IF([.O5]&lt;&gt;&quot;&quot;;[.O5];IF([.P5]&lt;&gt;&quot;&quot;;[.P5];[.Q5]))" office:value-type="float" office:value="4.79166666666667" calcext:value-type="float">
            <text:p>4.792</text:p>
          </table:table-cell>
          <table:table-cell table:style-name="ce1"/>
          <table:table-cell table:style-name="ce1" table:formula="of:=INT(64/5*[.R5])" office:value-type="float" office:value="61" calcext:value-type="float">
            <text:p>61</text:p>
          </table:table-cell>
          <table:table-cell table:style-name="ce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6]&gt;[.B6])AND([.A6]&gt;[.C6]);[.A6];&quot;&quot;)">
            <text:p/>
          </table:table-cell>
          <table:table-cell table:style-name="ce1" table:formula="of:=IF(([.B6]&gt;[.A6])AND([.B6]&gt;[.C6]);[.B6];&quot;&quot;)">
            <text:p/>
          </table:table-cell>
          <table:table-cell table:style-name="ce1" table:formula="of:=IF(([.C6]&gt;[.A6])AND([.C6]&gt;[.B6]);[.C6];&quot;&quot;)" office:value-type="float" office:value="52" calcext:value-type="float">
            <text:p>52</text:p>
          </table:table-cell>
          <table:table-cell table:style-name="ce1" table:formula="of:=IF([.E6]&lt;&gt;&quot;&quot;;[.E6];IF([.F6]&lt;&gt;&quot;&quot;;[.F6];[.G6]))" office:value-type="float" office:value="52" calcext:value-type="float">
            <text:p>52</text:p>
          </table:table-cell>
          <table:table-cell/>
          <table:table-cell table:style-name="ce1" table:formula="of:=IF(([.A6]&lt;[.B6])AND([.A6]&lt;[.C6]);[.A6];&quot;&quot;)">
            <text:p/>
          </table:table-cell>
          <table:table-cell table:style-name="ce1" table:formula="of:=IF(([.B6]&lt;[.A6])AND([.B6]&lt;[.C6]);[.B6];&quot;&quot;)" office:value-type="float" office:value="39" calcext:value-type="float">
            <text:p>39</text:p>
          </table:table-cell>
          <table:table-cell table:style-name="ce1" table:formula="of:=IF(([.C6]&lt;[.A6])AND([.C6]&lt;[.B6]);[.C6];&quot;&quot;)">
            <text:p/>
          </table:table-cell>
          <table:table-cell table:style-name="ce1" table:formula="of:=IF([.J6]&lt;&gt;&quot;&quot;;[.J6];IF([.K6]&lt;&gt;&quot;&quot;;[.K6];[.L6]))" office:value-type="float" office:value="39" calcext:value-type="float">
            <text:p>39</text:p>
          </table:table-cell>
          <table:table-cell table:style-name="ce1"/>
          <table:table-cell table:formula="of:=IF(([.A6]&gt;[.B6])AND([.A6]&gt;[.C6]);IFERROR(([.B6]-[.C6])/([.H6]-[.M6]);0)+1;&quot;&quot;)">
            <text:p/>
          </table:table-cell>
          <table:table-cell table:formula="of:=IF(([.B6]&gt;[.A6])AND([.B6]&gt;[.C6]);IFERROR(([.C6]-[.A6])/([.H6]-[.M6]);0)+2;&quot;&quot;)">
            <text:p/>
          </table:table-cell>
          <table:table-cell table:formula="of:=IF(([.C6]&gt;[.A6])AND([.C6]&gt;[.B6]);IFERROR(([.A6]-[.B6])/([.H6]-[.M6]);0)+4;&quot;&quot;)" office:value-type="float" office:value="4.53846153846154" calcext:value-type="float">
            <text:p>4.538</text:p>
          </table:table-cell>
          <table:table-cell table:formula="of:=IF([.O6]&lt;&gt;&quot;&quot;;[.O6];IF([.P6]&lt;&gt;&quot;&quot;;[.P6];[.Q6]))" office:value-type="float" office:value="4.53846153846154" calcext:value-type="float">
            <text:p>4.538</text:p>
          </table:table-cell>
          <table:table-cell table:style-name="ce1"/>
          <table:table-cell table:style-name="ce1" table:formula="of:=INT(64/5*[.R6])" office:value-type="float" office:value="58" calcext:value-type="float">
            <text:p>58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7]&gt;[.B7])AND([.A7]&gt;[.C7]);[.A7];&quot;&quot;)" office:value-type="float" office:value="60" calcext:value-type="float">
            <text:p>60</text:p>
          </table:table-cell>
          <table:table-cell table:style-name="ce1" table:formula="of:=IF(([.B7]&gt;[.A7])AND([.B7]&gt;[.C7]);[.B7];&quot;&quot;)">
            <text:p/>
          </table:table-cell>
          <table:table-cell table:style-name="ce1" table:formula="of:=IF(([.C7]&gt;[.A7])AND([.C7]&gt;[.B7]);[.C7];&quot;&quot;)">
            <text:p/>
          </table:table-cell>
          <table:table-cell table:style-name="ce1" table:formula="of:=IF([.E7]&lt;&gt;&quot;&quot;;[.E7];IF([.F7]&lt;&gt;&quot;&quot;;[.F7];[.G7]))" office:value-type="float" office:value="60" calcext:value-type="float">
            <text:p>60</text:p>
          </table:table-cell>
          <table:table-cell/>
          <table:table-cell table:style-name="ce1" table:formula="of:=IF(([.A7]&lt;[.B7])AND([.A7]&lt;[.C7]);[.A7];&quot;&quot;)">
            <text:p/>
          </table:table-cell>
          <table:table-cell table:style-name="ce1" table:formula="of:=IF(([.B7]&lt;[.A7])AND([.B7]&lt;[.C7]);[.B7];&quot;&quot;)">
            <text:p/>
          </table:table-cell>
          <table:table-cell table:style-name="ce1" table:formula="of:=IF(([.C7]&lt;[.A7])AND([.C7]&lt;[.B7]);[.C7];&quot;&quot;)" office:value-type="float" office:value="1" calcext:value-type="float">
            <text:p>1</text:p>
          </table:table-cell>
          <table:table-cell table:style-name="ce1" table:formula="of:=IF([.J7]&lt;&gt;&quot;&quot;;[.J7];IF([.K7]&lt;&gt;&quot;&quot;;[.K7];[.L7]))" office:value-type="float" office:value="1" calcext:value-type="float">
            <text:p>1</text:p>
          </table:table-cell>
          <table:table-cell table:style-name="ce1"/>
          <table:table-cell table:formula="of:=IF(([.A7]&gt;[.B7])AND([.A7]&gt;[.C7]);IFERROR(([.B7]-[.C7])/([.H7]-[.M7]);0)+1;&quot;&quot;)" office:value-type="float" office:value="1.38983050847458" calcext:value-type="float">
            <text:p>1.390</text:p>
          </table:table-cell>
          <table:table-cell table:formula="of:=IF(([.B7]&gt;[.A7])AND([.B7]&gt;[.C7]);IFERROR(([.C7]-[.A7])/([.H7]-[.M7]);0)+2;&quot;&quot;)">
            <text:p/>
          </table:table-cell>
          <table:table-cell table:formula="of:=IF(([.C7]&gt;[.A7])AND([.C7]&gt;[.B7]);IFERROR(([.A7]-[.B7])/([.H7]-[.M7]);0)+4;&quot;&quot;)">
            <text:p/>
          </table:table-cell>
          <table:table-cell table:formula="of:=IF([.O7]&lt;&gt;&quot;&quot;;[.O7];IF([.P7]&lt;&gt;&quot;&quot;;[.P7];[.Q7]))" office:value-type="float" office:value="1.38983050847458" calcext:value-type="float">
            <text:p>1.390</text:p>
          </table:table-cell>
          <table:table-cell table:style-name="ce1"/>
          <table:table-cell table:style-name="ce1" table:formula="of:=INT(64/5*[.R7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8]&gt;[.B8])AND([.A8]&gt;[.C8]);[.A8];&quot;&quot;)">
            <text:p/>
          </table:table-cell>
          <table:table-cell table:style-name="ce1" table:formula="of:=IF(([.B8]&gt;[.A8])AND([.B8]&gt;[.C8]);[.B8];&quot;&quot;)" office:value-type="float" office:value="30" calcext:value-type="float">
            <text:p>30</text:p>
          </table:table-cell>
          <table:table-cell table:style-name="ce1" table:formula="of:=IF(([.C8]&gt;[.A8])AND([.C8]&gt;[.B8]);[.C8];&quot;&quot;)">
            <text:p/>
          </table:table-cell>
          <table:table-cell table:style-name="ce1" table:formula="of:=IF([.E8]&lt;&gt;&quot;&quot;;[.E8];IF([.F8]&lt;&gt;&quot;&quot;;[.F8];[.G8]))" office:value-type="float" office:value="30" calcext:value-type="float">
            <text:p>30</text:p>
          </table:table-cell>
          <table:table-cell/>
          <table:table-cell table:style-name="ce1" table:formula="of:=IF(([.A8]&lt;[.B8])AND([.A8]&lt;[.C8]);[.A8];&quot;&quot;)">
            <text:p/>
          </table:table-cell>
          <table:table-cell table:style-name="ce1" table:formula="of:=IF(([.B8]&lt;[.A8])AND([.B8]&lt;[.C8]);[.B8];&quot;&quot;)">
            <text:p/>
          </table:table-cell>
          <table:table-cell table:style-name="ce1" table:formula="of:=IF(([.C8]&lt;[.A8])AND([.C8]&lt;[.B8]);[.C8];&quot;&quot;)" office:value-type="float" office:value="2" calcext:value-type="float">
            <text:p>2</text:p>
          </table:table-cell>
          <table:table-cell table:style-name="ce1" table:formula="of:=IF([.J8]&lt;&gt;&quot;&quot;;[.J8];IF([.K8]&lt;&gt;&quot;&quot;;[.K8];[.L8]))" office:value-type="float" office:value="2" calcext:value-type="float">
            <text:p>2</text:p>
          </table:table-cell>
          <table:table-cell table:style-name="ce1"/>
          <table:table-cell table:formula="of:=IF(([.A8]&gt;[.B8])AND([.A8]&gt;[.C8]);IFERROR(([.B8]-[.C8])/([.H8]-[.M8]);0)+1;&quot;&quot;)">
            <text:p/>
          </table:table-cell>
          <table:table-cell table:formula="of:=IF(([.B8]&gt;[.A8])AND([.B8]&gt;[.C8]);IFERROR(([.C8]-[.A8])/([.H8]-[.M8]);0)+2;&quot;&quot;)" office:value-type="float" office:value="1.92857142857143" calcext:value-type="float">
            <text:p>1.929</text:p>
          </table:table-cell>
          <table:table-cell table:formula="of:=IF(([.C8]&gt;[.A8])AND([.C8]&gt;[.B8]);IFERROR(([.A8]-[.B8])/([.H8]-[.M8]);0)+4;&quot;&quot;)">
            <text:p/>
          </table:table-cell>
          <table:table-cell table:formula="of:=IF([.O8]&lt;&gt;&quot;&quot;;[.O8];IF([.P8]&lt;&gt;&quot;&quot;;[.P8];[.Q8]))" office:value-type="float" office:value="1.92857142857143" calcext:value-type="float">
            <text:p>1.929</text:p>
          </table:table-cell>
          <table:table-cell table:style-name="ce1"/>
          <table:table-cell table:style-name="ce1" table:formula="of:=INT(64/5*[.R8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9]&gt;[.B9])AND([.A9]&gt;[.C9]);[.A9];&quot;&quot;)" office:value-type="float" office:value="47" calcext:value-type="float">
            <text:p>47</text:p>
          </table:table-cell>
          <table:table-cell table:style-name="ce1" table:formula="of:=IF(([.B9]&gt;[.A9])AND([.B9]&gt;[.C9]);[.B9];&quot;&quot;)">
            <text:p/>
          </table:table-cell>
          <table:table-cell table:style-name="ce1" table:formula="of:=IF(([.C9]&gt;[.A9])AND([.C9]&gt;[.B9]);[.C9];&quot;&quot;)">
            <text:p/>
          </table:table-cell>
          <table:table-cell table:style-name="ce1" table:formula="of:=IF([.E9]&lt;&gt;&quot;&quot;;[.E9];IF([.F9]&lt;&gt;&quot;&quot;;[.F9];[.G9]))" office:value-type="float" office:value="47" calcext:value-type="float">
            <text:p>47</text:p>
          </table:table-cell>
          <table:table-cell/>
          <table:table-cell table:style-name="ce1" table:formula="of:=IF(([.A9]&lt;[.B9])AND([.A9]&lt;[.C9]);[.A9];&quot;&quot;)">
            <text:p/>
          </table:table-cell>
          <table:table-cell table:style-name="ce1" table:formula="of:=IF(([.B9]&lt;[.A9])AND([.B9]&lt;[.C9]);[.B9];&quot;&quot;)" office:value-type="float" office:value="23" calcext:value-type="float">
            <text:p>23</text:p>
          </table:table-cell>
          <table:table-cell table:style-name="ce1" table:formula="of:=IF(([.C9]&lt;[.A9])AND([.C9]&lt;[.B9]);[.C9];&quot;&quot;)">
            <text:p/>
          </table:table-cell>
          <table:table-cell table:style-name="ce1" table:formula="of:=IF([.J9]&lt;&gt;&quot;&quot;;[.J9];IF([.K9]&lt;&gt;&quot;&quot;;[.K9];[.L9]))" office:value-type="float" office:value="23" calcext:value-type="float">
            <text:p>23</text:p>
          </table:table-cell>
          <table:table-cell table:style-name="ce1"/>
          <table:table-cell table:formula="of:=IF(([.A9]&gt;[.B9])AND([.A9]&gt;[.C9]);IFERROR(([.B9]-[.C9])/([.H9]-[.M9]);0)+1;&quot;&quot;)" office:value-type="float" office:value="0.416666666666667" calcext:value-type="float">
            <text:p>0.417</text:p>
          </table:table-cell>
          <table:table-cell table:formula="of:=IF(([.B9]&gt;[.A9])AND([.B9]&gt;[.C9]);IFERROR(([.C9]-[.A9])/([.H9]-[.M9]);0)+2;&quot;&quot;)">
            <text:p/>
          </table:table-cell>
          <table:table-cell table:formula="of:=IF(([.C9]&gt;[.A9])AND([.C9]&gt;[.B9]);IFERROR(([.A9]-[.B9])/([.H9]-[.M9]);0)+4;&quot;&quot;)">
            <text:p/>
          </table:table-cell>
          <table:table-cell table:formula="of:=IF([.O9]&lt;&gt;&quot;&quot;;[.O9];IF([.P9]&lt;&gt;&quot;&quot;;[.P9];[.Q9]))" office:value-type="float" office:value="0.416666666666667" calcext:value-type="float">
            <text:p>0.417</text:p>
          </table:table-cell>
          <table:table-cell table:style-name="ce1"/>
          <table:table-cell table:style-name="ce1" table:formula="of:=INT(64/5*[.R9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IF(([.A10]&gt;[.B10])AND([.A10]&gt;[.C10]);[.A10];&quot;&quot;)">
            <text:p/>
          </table:table-cell>
          <table:table-cell table:style-name="ce1" table:formula="of:=IF(([.B10]&gt;[.A10])AND([.B10]&gt;[.C10]);[.B10];&quot;&quot;)" office:value-type="float" office:value="22" calcext:value-type="float">
            <text:p>22</text:p>
          </table:table-cell>
          <table:table-cell table:style-name="ce1" table:formula="of:=IF(([.C10]&gt;[.A10])AND([.C10]&gt;[.B10]);[.C10];&quot;&quot;)">
            <text:p/>
          </table:table-cell>
          <table:table-cell table:style-name="ce1" table:formula="of:=IF([.E10]&lt;&gt;&quot;&quot;;[.E10];IF([.F10]&lt;&gt;&quot;&quot;;[.F10];[.G10]))" office:value-type="float" office:value="22" calcext:value-type="float">
            <text:p>22</text:p>
          </table:table-cell>
          <table:table-cell/>
          <table:table-cell table:style-name="ce1" table:formula="of:=IF(([.A10]&lt;[.B10])AND([.A10]&lt;[.C10]);[.A10];&quot;&quot;)" office:value-type="float" office:value="2" calcext:value-type="float">
            <text:p>2</text:p>
          </table:table-cell>
          <table:table-cell table:style-name="ce1" table:formula="of:=IF(([.B10]&lt;[.A10])AND([.B10]&lt;[.C10]);[.B10];&quot;&quot;)">
            <text:p/>
          </table:table-cell>
          <table:table-cell table:style-name="ce1" table:formula="of:=IF(([.C10]&lt;[.A10])AND([.C10]&lt;[.B10]);[.C10];&quot;&quot;)">
            <text:p/>
          </table:table-cell>
          <table:table-cell table:style-name="ce1" table:formula="of:=IF([.J10]&lt;&gt;&quot;&quot;;[.J10];IF([.K10]&lt;&gt;&quot;&quot;;[.K10];[.L10]))" office:value-type="float" office:value="2" calcext:value-type="float">
            <text:p>2</text:p>
          </table:table-cell>
          <table:table-cell table:style-name="ce1"/>
          <table:table-cell table:formula="of:=IF(([.A10]&gt;[.B10])AND([.A10]&gt;[.C10]);IFERROR(([.B10]-[.C10])/([.H10]-[.M10]);0)+1;&quot;&quot;)">
            <text:p/>
          </table:table-cell>
          <table:table-cell table:formula="of:=IF(([.B10]&gt;[.A10])AND([.B10]&gt;[.C10]);IFERROR(([.C10]-[.A10])/([.H10]-[.M10]);0)+2;&quot;&quot;)" office:value-type="float" office:value="2.9" calcext:value-type="float">
            <text:p>2.900</text:p>
          </table:table-cell>
          <table:table-cell table:formula="of:=IF(([.C10]&gt;[.A10])AND([.C10]&gt;[.B10]);IFERROR(([.A10]-[.B10])/([.H10]-[.M10]);0)+4;&quot;&quot;)">
            <text:p/>
          </table:table-cell>
          <table:table-cell table:formula="of:=IF([.O10]&lt;&gt;&quot;&quot;;[.O10];IF([.P10]&lt;&gt;&quot;&quot;;[.P10];[.Q10]))" office:value-type="float" office:value="2.9" calcext:value-type="float">
            <text:p>2.900</text:p>
          </table:table-cell>
          <table:table-cell table:style-name="ce1"/>
          <table:table-cell table:style-name="ce1" table:formula="of:=INT(64/5*[.R10])"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11]&gt;[.B11])AND([.A11]&gt;[.C11]);[.A11];&quot;&quot;)">
            <text:p/>
          </table:table-cell>
          <table:table-cell table:style-name="ce1" table:formula="of:=IF(([.B11]&gt;[.A11])AND([.B11]&gt;[.C11]);[.B11];&quot;&quot;)">
            <text:p/>
          </table:table-cell>
          <table:table-cell table:style-name="ce1" table:formula="of:=IF(([.C11]&gt;[.A11])AND([.C11]&gt;[.B11]);[.C11];&quot;&quot;)" office:value-type="float" office:value="51" calcext:value-type="float">
            <text:p>51</text:p>
          </table:table-cell>
          <table:table-cell table:style-name="ce1" table:formula="of:=IF([.E11]&lt;&gt;&quot;&quot;;[.E11];IF([.F11]&lt;&gt;&quot;&quot;;[.F11];[.G11]))" office:value-type="float" office:value="51" calcext:value-type="float">
            <text:p>51</text:p>
          </table:table-cell>
          <table:table-cell/>
          <table:table-cell table:style-name="ce1" table:formula="of:=IF(([.A11]&lt;[.B11])AND([.A11]&lt;[.C11]);[.A11];&quot;&quot;)" office:value-type="float" office:value="33" calcext:value-type="float">
            <text:p>33</text:p>
          </table:table-cell>
          <table:table-cell table:style-name="ce1" table:formula="of:=IF(([.B11]&lt;[.A11])AND([.B11]&lt;[.C11]);[.B11];&quot;&quot;)">
            <text:p/>
          </table:table-cell>
          <table:table-cell table:style-name="ce1" table:formula="of:=IF(([.C11]&lt;[.A11])AND([.C11]&lt;[.B11]);[.C11];&quot;&quot;)">
            <text:p/>
          </table:table-cell>
          <table:table-cell table:style-name="ce1" table:formula="of:=IF([.J11]&lt;&gt;&quot;&quot;;[.J11];IF([.K11]&lt;&gt;&quot;&quot;;[.K11];[.L11]))" office:value-type="float" office:value="33" calcext:value-type="float">
            <text:p>33</text:p>
          </table:table-cell>
          <table:table-cell table:style-name="ce1"/>
          <table:table-cell table:formula="of:=IF(([.A11]&gt;[.B11])AND([.A11]&gt;[.C11]);IFERROR(([.B11]-[.C11])/([.H11]-[.M11]);0)+1;&quot;&quot;)">
            <text:p/>
          </table:table-cell>
          <table:table-cell table:formula="of:=IF(([.B11]&gt;[.A11])AND([.B11]&gt;[.C11]);IFERROR(([.C11]-[.A11])/([.H11]-[.M11]);0)+2;&quot;&quot;)">
            <text:p/>
          </table:table-cell>
          <table:table-cell table:formula="of:=IF(([.C11]&gt;[.A11])AND([.C11]&gt;[.B11]);IFERROR(([.A11]-[.B11])/([.H11]-[.M11]);0)+4;&quot;&quot;)" office:value-type="float" office:value="3.27777777777778" calcext:value-type="float">
            <text:p>3.278</text:p>
          </table:table-cell>
          <table:table-cell table:formula="of:=IF([.O11]&lt;&gt;&quot;&quot;;[.O11];IF([.P11]&lt;&gt;&quot;&quot;;[.P11];[.Q11]))" office:value-type="float" office:value="3.27777777777778" calcext:value-type="float">
            <text:p>3.278</text:p>
          </table:table-cell>
          <table:table-cell table:style-name="ce1"/>
          <table:table-cell table:style-name="ce1" table:formula="of:=INT(64/5*[.R11])" office:value-type="float" office:value="41" calcext:value-type="float">
            <text:p>41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table:formula="of:=IF(([.A12]&gt;[.B12])AND([.A12]&gt;[.C12]);[.A12];&quot;&quot;)">
            <text:p/>
          </table:table-cell>
          <table:table-cell table:style-name="ce1" table:formula="of:=IF(([.B12]&gt;[.A12])AND([.B12]&gt;[.C12]);[.B12];&quot;&quot;)">
            <text:p/>
          </table:table-cell>
          <table:table-cell table:style-name="ce1" table:formula="of:=IF(([.C12]&gt;[.A12])AND([.C12]&gt;[.B12]);[.C12];&quot;&quot;)" office:value-type="float" office:value="39" calcext:value-type="float">
            <text:p>39</text:p>
          </table:table-cell>
          <table:table-cell table:style-name="ce1" table:formula="of:=IF([.E12]&lt;&gt;&quot;&quot;;[.E12];IF([.F12]&lt;&gt;&quot;&quot;;[.F12];[.G12]))" office:value-type="float" office:value="39" calcext:value-type="float">
            <text:p>39</text:p>
          </table:table-cell>
          <table:table-cell/>
          <table:table-cell table:style-name="ce1" table:formula="of:=IF(([.A12]&lt;[.B12])AND([.A12]&lt;[.C12]);[.A12];&quot;&quot;)" office:value-type="float" office:value="7" calcext:value-type="float">
            <text:p>7</text:p>
          </table:table-cell>
          <table:table-cell table:style-name="ce1" table:formula="of:=IF(([.B12]&lt;[.A12])AND([.B12]&lt;[.C12]);[.B12];&quot;&quot;)">
            <text:p/>
          </table:table-cell>
          <table:table-cell table:style-name="ce1" table:formula="of:=IF(([.C12]&lt;[.A12])AND([.C12]&lt;[.B12]);[.C12];&quot;&quot;)">
            <text:p/>
          </table:table-cell>
          <table:table-cell table:style-name="ce1" table:formula="of:=IF([.J12]&lt;&gt;&quot;&quot;;[.J12];IF([.K12]&lt;&gt;&quot;&quot;;[.K12];[.L12]))" office:value-type="float" office:value="7" calcext:value-type="float">
            <text:p>7</text:p>
          </table:table-cell>
          <table:table-cell table:style-name="ce1"/>
          <table:table-cell table:formula="of:=IF(([.A12]&gt;[.B12])AND([.A12]&gt;[.C12]);IFERROR(([.B12]-[.C12])/([.H12]-[.M12]);0)+1;&quot;&quot;)">
            <text:p/>
          </table:table-cell>
          <table:table-cell table:formula="of:=IF(([.B12]&gt;[.A12])AND([.B12]&gt;[.C12]);IFERROR(([.C12]-[.A12])/([.H12]-[.M12]);0)+2;&quot;&quot;)">
            <text:p/>
          </table:table-cell>
          <table:table-cell table:formula="of:=IF(([.C12]&gt;[.A12])AND([.C12]&gt;[.B12]);IFERROR(([.A12]-[.B12])/([.H12]-[.M12]);0)+4;&quot;&quot;)" office:value-type="float" office:value="3.28125" calcext:value-type="float">
            <text:p>3.281</text:p>
          </table:table-cell>
          <table:table-cell table:formula="of:=IF([.O12]&lt;&gt;&quot;&quot;;[.O12];IF([.P12]&lt;&gt;&quot;&quot;;[.P12];[.Q12]))" office:value-type="float" office:value="3.28125" calcext:value-type="float">
            <text:p>3.281</text:p>
          </table:table-cell>
          <table:table-cell table:style-name="ce1"/>
          <table:table-cell table:style-name="ce1" table:formula="of:=INT(64/5*[.R1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13]&gt;[.B13])AND([.A13]&gt;[.C13]);[.A13];&quot;&quot;)">
            <text:p/>
          </table:table-cell>
          <table:table-cell table:style-name="ce1" table:formula="of:=IF(([.B13]&gt;[.A13])AND([.B13]&gt;[.C13]);[.B13];&quot;&quot;)" office:value-type="float" office:value="34" calcext:value-type="float">
            <text:p>34</text:p>
          </table:table-cell>
          <table:table-cell table:style-name="ce1" table:formula="of:=IF(([.C13]&gt;[.A13])AND([.C13]&gt;[.B13]);[.C13];&quot;&quot;)">
            <text:p/>
          </table:table-cell>
          <table:table-cell table:style-name="ce1" table:formula="of:=IF([.E13]&lt;&gt;&quot;&quot;;[.E13];IF([.F13]&lt;&gt;&quot;&quot;;[.F13];[.G13]))" office:value-type="float" office:value="34" calcext:value-type="float">
            <text:p>34</text:p>
          </table:table-cell>
          <table:table-cell/>
          <table:table-cell table:style-name="ce1" table:formula="of:=IF(([.A13]&lt;[.B13])AND([.A13]&lt;[.C13]);[.A13];&quot;&quot;)" office:value-type="float" office:value="5" calcext:value-type="float">
            <text:p>5</text:p>
          </table:table-cell>
          <table:table-cell table:style-name="ce1" table:formula="of:=IF(([.B13]&lt;[.A13])AND([.B13]&lt;[.C13]);[.B13];&quot;&quot;)">
            <text:p/>
          </table:table-cell>
          <table:table-cell table:style-name="ce1" table:formula="of:=IF(([.C13]&lt;[.A13])AND([.C13]&lt;[.B13]);[.C13];&quot;&quot;)">
            <text:p/>
          </table:table-cell>
          <table:table-cell table:style-name="ce1" table:formula="of:=IF([.J13]&lt;&gt;&quot;&quot;;[.J13];IF([.K13]&lt;&gt;&quot;&quot;;[.K13];[.L13]))" office:value-type="float" office:value="5" calcext:value-type="float">
            <text:p>5</text:p>
          </table:table-cell>
          <table:table-cell table:style-name="ce1"/>
          <table:table-cell table:formula="of:=IF(([.A13]&gt;[.B13])AND([.A13]&gt;[.C13]);IFERROR(([.B13]-[.C13])/([.H13]-[.M13]);0)+1;&quot;&quot;)">
            <text:p/>
          </table:table-cell>
          <table:table-cell table:formula="of:=IF(([.B13]&gt;[.A13])AND([.B13]&gt;[.C13]);IFERROR(([.C13]-[.A13])/([.H13]-[.M13]);0)+2;&quot;&quot;)" office:value-type="float" office:value="2.37931034482759" calcext:value-type="float">
            <text:p>2.379</text:p>
          </table:table-cell>
          <table:table-cell table:formula="of:=IF(([.C13]&gt;[.A13])AND([.C13]&gt;[.B13]);IFERROR(([.A13]-[.B13])/([.H13]-[.M13]);0)+4;&quot;&quot;)">
            <text:p/>
          </table:table-cell>
          <table:table-cell table:formula="of:=IF([.O13]&lt;&gt;&quot;&quot;;[.O13];IF([.P13]&lt;&gt;&quot;&quot;;[.P13];[.Q13]))" office:value-type="float" office:value="2.37931034482759" calcext:value-type="float">
            <text:p>2.379</text:p>
          </table:table-cell>
          <table:table-cell table:style-name="ce1"/>
          <table:table-cell table:style-name="ce1" table:formula="of:=INT(64/5*[.R13])" office:value-type="float" office:value="30" calcext:value-type="float">
            <text:p>30</text:p>
          </table:table-cell>
          <table:table-cell table:style-name="ce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14]&gt;[.B14])AND([.A14]&gt;[.C14]);[.A14];&quot;&quot;)">
            <text:p/>
          </table:table-cell>
          <table:table-cell table:style-name="ce1" table:formula="of:=IF(([.B14]&gt;[.A14])AND([.B14]&gt;[.C14]);[.B14];&quot;&quot;)">
            <text:p/>
          </table:table-cell>
          <table:table-cell table:style-name="ce1" table:formula="of:=IF(([.C14]&gt;[.A14])AND([.C14]&gt;[.B14]);[.C14];&quot;&quot;)" office:value-type="float" office:value="61" calcext:value-type="float">
            <text:p>61</text:p>
          </table:table-cell>
          <table:table-cell table:style-name="ce1" table:formula="of:=IF([.E14]&lt;&gt;&quot;&quot;;[.E14];IF([.F14]&lt;&gt;&quot;&quot;;[.F14];[.G14]))" office:value-type="float" office:value="61" calcext:value-type="float">
            <text:p>61</text:p>
          </table:table-cell>
          <table:table-cell/>
          <table:table-cell table:style-name="ce1" table:formula="of:=IF(([.A14]&lt;[.B14])AND([.A14]&lt;[.C14]);[.A14];&quot;&quot;)" office:value-type="float" office:value="12" calcext:value-type="float">
            <text:p>12</text:p>
          </table:table-cell>
          <table:table-cell table:style-name="ce1" table:formula="of:=IF(([.B14]&lt;[.A14])AND([.B14]&lt;[.C14]);[.B14];&quot;&quot;)">
            <text:p/>
          </table:table-cell>
          <table:table-cell table:style-name="ce1" table:formula="of:=IF(([.C14]&lt;[.A14])AND([.C14]&lt;[.B14]);[.C14];&quot;&quot;)">
            <text:p/>
          </table:table-cell>
          <table:table-cell table:style-name="ce1" table:formula="of:=IF([.J14]&lt;&gt;&quot;&quot;;[.J14];IF([.K14]&lt;&gt;&quot;&quot;;[.K14];[.L14]))" office:value-type="float" office:value="12" calcext:value-type="float">
            <text:p>12</text:p>
          </table:table-cell>
          <table:table-cell table:style-name="ce1"/>
          <table:table-cell table:formula="of:=IF(([.A14]&gt;[.B14])AND([.A14]&gt;[.C14]);IFERROR(([.B14]-[.C14])/([.H14]-[.M14]);0)+1;&quot;&quot;)">
            <text:p/>
          </table:table-cell>
          <table:table-cell table:formula="of:=IF(([.B14]&gt;[.A14])AND([.B14]&gt;[.C14]);IFERROR(([.C14]-[.A14])/([.H14]-[.M14]);0)+2;&quot;&quot;)">
            <text:p/>
          </table:table-cell>
          <table:table-cell table:formula="of:=IF(([.C14]&gt;[.A14])AND([.C14]&gt;[.B14]);IFERROR(([.A14]-[.B14])/([.H14]-[.M14]);0)+4;&quot;&quot;)" office:value-type="float" office:value="3.48979591836735" calcext:value-type="float">
            <text:p>3.490</text:p>
          </table:table-cell>
          <table:table-cell table:formula="of:=IF([.O14]&lt;&gt;&quot;&quot;;[.O14];IF([.P14]&lt;&gt;&quot;&quot;;[.P14];[.Q14]))" office:value-type="float" office:value="3.48979591836735" calcext:value-type="float">
            <text:p>3.490</text:p>
          </table:table-cell>
          <table:table-cell table:style-name="ce1"/>
          <table:table-cell table:style-name="ce1" table:formula="of:=INT(64/5*[.R14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1" table:formula="of:=IF(([.A15]&gt;[.B15])AND([.A15]&gt;[.C15]);[.A15];&quot;&quot;)" office:value-type="float" office:value="60" calcext:value-type="float">
            <text:p>60</text:p>
          </table:table-cell>
          <table:table-cell table:style-name="ce1" table:formula="of:=IF(([.B15]&gt;[.A15])AND([.B15]&gt;[.C15]);[.B15];&quot;&quot;)">
            <text:p/>
          </table:table-cell>
          <table:table-cell table:style-name="ce1" table:formula="of:=IF(([.C15]&gt;[.A15])AND([.C15]&gt;[.B15]);[.C15];&quot;&quot;)">
            <text:p/>
          </table:table-cell>
          <table:table-cell table:style-name="ce1" table:formula="of:=IF([.E15]&lt;&gt;&quot;&quot;;[.E15];IF([.F15]&lt;&gt;&quot;&quot;;[.F15];[.G15]))" office:value-type="float" office:value="60" calcext:value-type="float">
            <text:p>60</text:p>
          </table:table-cell>
          <table:table-cell/>
          <table:table-cell table:style-name="ce1" table:formula="of:=IF(([.A15]&lt;[.B15])AND([.A15]&lt;[.C15]);[.A15];&quot;&quot;)">
            <text:p/>
          </table:table-cell>
          <table:table-cell table:style-name="ce1" table:formula="of:=IF(([.B15]&lt;[.A15])AND([.B15]&lt;[.C15]);[.B15];&quot;&quot;)" office:value-type="float" office:value="26" calcext:value-type="float">
            <text:p>26</text:p>
          </table:table-cell>
          <table:table-cell table:style-name="ce1" table:formula="of:=IF(([.C15]&lt;[.A15])AND([.C15]&lt;[.B15]);[.C15];&quot;&quot;)">
            <text:p/>
          </table:table-cell>
          <table:table-cell table:style-name="ce1" table:formula="of:=IF([.J15]&lt;&gt;&quot;&quot;;[.J15];IF([.K15]&lt;&gt;&quot;&quot;;[.K15];[.L15]))" office:value-type="float" office:value="26" calcext:value-type="float">
            <text:p>26</text:p>
          </table:table-cell>
          <table:table-cell table:style-name="ce1"/>
          <table:table-cell table:formula="of:=IF(([.A15]&gt;[.B15])AND([.A15]&gt;[.C15]);IFERROR(([.B15]-[.C15])/([.H15]-[.M15]);0)+1;&quot;&quot;)" office:value-type="float" office:value="0.852941176470588" calcext:value-type="float">
            <text:p>0.853</text:p>
          </table:table-cell>
          <table:table-cell table:formula="of:=IF(([.B15]&gt;[.A15])AND([.B15]&gt;[.C15]);IFERROR(([.C15]-[.A15])/([.H15]-[.M15]);0)+2;&quot;&quot;)">
            <text:p/>
          </table:table-cell>
          <table:table-cell table:formula="of:=IF(([.C15]&gt;[.A15])AND([.C15]&gt;[.B15]);IFERROR(([.A15]-[.B15])/([.H15]-[.M15]);0)+4;&quot;&quot;)">
            <text:p/>
          </table:table-cell>
          <table:table-cell table:formula="of:=IF([.O15]&lt;&gt;&quot;&quot;;[.O15];IF([.P15]&lt;&gt;&quot;&quot;;[.P15];[.Q15]))" office:value-type="float" office:value="0.852941176470588" calcext:value-type="float">
            <text:p>0.853</text:p>
          </table:table-cell>
          <table:table-cell table:style-name="ce1"/>
          <table:table-cell table:style-name="ce1" table:formula="of:=INT(64/5*[.R15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IF(([.A16]&gt;[.B16])AND([.A16]&gt;[.C16]);[.A16];&quot;&quot;)">
            <text:p/>
          </table:table-cell>
          <table:table-cell table:style-name="ce1" table:formula="of:=IF(([.B16]&gt;[.A16])AND([.B16]&gt;[.C16]);[.B16];&quot;&quot;)" office:value-type="float" office:value="55" calcext:value-type="float">
            <text:p>55</text:p>
          </table:table-cell>
          <table:table-cell table:style-name="ce1" table:formula="of:=IF(([.C16]&gt;[.A16])AND([.C16]&gt;[.B16]);[.C16];&quot;&quot;)">
            <text:p/>
          </table:table-cell>
          <table:table-cell table:style-name="ce1" table:formula="of:=IF([.E16]&lt;&gt;&quot;&quot;;[.E16];IF([.F16]&lt;&gt;&quot;&quot;;[.F16];[.G16]))" office:value-type="float" office:value="55" calcext:value-type="float">
            <text:p>55</text:p>
          </table:table-cell>
          <table:table-cell/>
          <table:table-cell table:style-name="ce1" table:formula="of:=IF(([.A16]&lt;[.B16])AND([.A16]&lt;[.C16]);[.A16];&quot;&quot;)">
            <text:p/>
          </table:table-cell>
          <table:table-cell table:style-name="ce1" table:formula="of:=IF(([.B16]&lt;[.A16])AND([.B16]&lt;[.C16]);[.B16];&quot;&quot;)">
            <text:p/>
          </table:table-cell>
          <table:table-cell table:style-name="ce1" table:formula="of:=IF(([.C16]&lt;[.A16])AND([.C16]&lt;[.B16]);[.C16];&quot;&quot;)" office:value-type="float" office:value="33" calcext:value-type="float">
            <text:p>33</text:p>
          </table:table-cell>
          <table:table-cell table:style-name="ce1" table:formula="of:=IF([.J16]&lt;&gt;&quot;&quot;;[.J16];IF([.K16]&lt;&gt;&quot;&quot;;[.K16];[.L16]))" office:value-type="float" office:value="33" calcext:value-type="float">
            <text:p>33</text:p>
          </table:table-cell>
          <table:table-cell table:style-name="ce1"/>
          <table:table-cell table:formula="of:=IF(([.A16]&gt;[.B16])AND([.A16]&gt;[.C16]);IFERROR(([.B16]-[.C16])/([.H16]-[.M16]);0)+1;&quot;&quot;)">
            <text:p/>
          </table:table-cell>
          <table:table-cell table:formula="of:=IF(([.B16]&gt;[.A16])AND([.B16]&gt;[.C16]);IFERROR(([.C16]-[.A16])/([.H16]-[.M16]);0)+2;&quot;&quot;)" office:value-type="float" office:value="1.27272727272727" calcext:value-type="float">
            <text:p>1.273</text:p>
          </table:table-cell>
          <table:table-cell table:formula="of:=IF(([.C16]&gt;[.A16])AND([.C16]&gt;[.B16]);IFERROR(([.A16]-[.B16])/([.H16]-[.M16]);0)+4;&quot;&quot;)">
            <text:p/>
          </table:table-cell>
          <table:table-cell table:formula="of:=IF([.O16]&lt;&gt;&quot;&quot;;[.O16];IF([.P16]&lt;&gt;&quot;&quot;;[.P16];[.Q16]))" office:value-type="float" office:value="1.27272727272727" calcext:value-type="float">
            <text:p>1.273</text:p>
          </table:table-cell>
          <table:table-cell table:style-name="ce1"/>
          <table:table-cell table:style-name="ce1" table:formula="of:=INT(64/5*[.R16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17]&gt;[.B17])AND([.A17]&gt;[.C17]);[.A17];&quot;&quot;)">
            <text:p/>
          </table:table-cell>
          <table:table-cell table:style-name="ce1" table:formula="of:=IF(([.B17]&gt;[.A17])AND([.B17]&gt;[.C17]);[.B17];&quot;&quot;)">
            <text:p/>
          </table:table-cell>
          <table:table-cell table:style-name="ce1" table:formula="of:=IF(([.C17]&gt;[.A17])AND([.C17]&gt;[.B17]);[.C17];&quot;&quot;)" office:value-type="float" office:value="49" calcext:value-type="float">
            <text:p>49</text:p>
          </table:table-cell>
          <table:table-cell table:style-name="ce1" table:formula="of:=IF([.E17]&lt;&gt;&quot;&quot;;[.E17];IF([.F17]&lt;&gt;&quot;&quot;;[.F17];[.G17]))" office:value-type="float" office:value="49" calcext:value-type="float">
            <text:p>49</text:p>
          </table:table-cell>
          <table:table-cell/>
          <table:table-cell table:style-name="ce1" table:formula="of:=IF(([.A17]&lt;[.B17])AND([.A17]&lt;[.C17]);[.A17];&quot;&quot;)">
            <text:p/>
          </table:table-cell>
          <table:table-cell table:style-name="ce1" table:formula="of:=IF(([.B17]&lt;[.A17])AND([.B17]&lt;[.C17]);[.B17];&quot;&quot;)" office:value-type="float" office:value="14" calcext:value-type="float">
            <text:p>14</text:p>
          </table:table-cell>
          <table:table-cell table:style-name="ce1" table:formula="of:=IF(([.C17]&lt;[.A17])AND([.C17]&lt;[.B17]);[.C17];&quot;&quot;)">
            <text:p/>
          </table:table-cell>
          <table:table-cell table:style-name="ce1" table:formula="of:=IF([.J17]&lt;&gt;&quot;&quot;;[.J17];IF([.K17]&lt;&gt;&quot;&quot;;[.K17];[.L17]))" office:value-type="float" office:value="14" calcext:value-type="float">
            <text:p>14</text:p>
          </table:table-cell>
          <table:table-cell table:style-name="ce1"/>
          <table:table-cell table:formula="of:=IF(([.A17]&gt;[.B17])AND([.A17]&gt;[.C17]);IFERROR(([.B17]-[.C17])/([.H17]-[.M17]);0)+1;&quot;&quot;)">
            <text:p/>
          </table:table-cell>
          <table:table-cell table:formula="of:=IF(([.B17]&gt;[.A17])AND([.B17]&gt;[.C17]);IFERROR(([.C17]-[.A17])/([.H17]-[.M17]);0)+2;&quot;&quot;)">
            <text:p/>
          </table:table-cell>
          <table:table-cell table:formula="of:=IF(([.C17]&gt;[.A17])AND([.C17]&gt;[.B17]);IFERROR(([.A17]-[.B17])/([.H17]-[.M17]);0)+4;&quot;&quot;)" office:value-type="float" office:value="4.88571428571429" calcext:value-type="float">
            <text:p>4.886</text:p>
          </table:table-cell>
          <table:table-cell table:formula="of:=IF([.O17]&lt;&gt;&quot;&quot;;[.O17];IF([.P17]&lt;&gt;&quot;&quot;;[.P17];[.Q17]))" office:value-type="float" office:value="4.88571428571429" calcext:value-type="float">
            <text:p>4.886</text:p>
          </table:table-cell>
          <table:table-cell table:style-name="ce1"/>
          <table:table-cell table:style-name="ce1" table:formula="of:=INT(64/5*[.R17])" office:value-type="float" office:value="62" calcext:value-type="float">
            <text:p>62</text:p>
          </table:table-cell>
          <table:table-cell table:style-name="ce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18]&gt;[.B18])AND([.A18]&gt;[.C18]);[.A18];&quot;&quot;)">
            <text:p/>
          </table:table-cell>
          <table:table-cell table:style-name="ce1" table:formula="of:=IF(([.B18]&gt;[.A18])AND([.B18]&gt;[.C18]);[.B18];&quot;&quot;)" office:value-type="float" office:value="42" calcext:value-type="float">
            <text:p>42</text:p>
          </table:table-cell>
          <table:table-cell table:style-name="ce1" table:formula="of:=IF(([.C18]&gt;[.A18])AND([.C18]&gt;[.B18]);[.C18];&quot;&quot;)">
            <text:p/>
          </table:table-cell>
          <table:table-cell table:style-name="ce1" table:formula="of:=IF([.E18]&lt;&gt;&quot;&quot;;[.E18];IF([.F18]&lt;&gt;&quot;&quot;;[.F18];[.G18]))" office:value-type="float" office:value="42" calcext:value-type="float">
            <text:p>42</text:p>
          </table:table-cell>
          <table:table-cell/>
          <table:table-cell table:style-name="ce1" table:formula="of:=IF(([.A18]&lt;[.B18])AND([.A18]&lt;[.C18]);[.A18];&quot;&quot;)">
            <text:p/>
          </table:table-cell>
          <table:table-cell table:style-name="ce1" table:formula="of:=IF(([.B18]&lt;[.A18])AND([.B18]&lt;[.C18]);[.B18];&quot;&quot;)">
            <text:p/>
          </table:table-cell>
          <table:table-cell table:style-name="ce1" table:formula="of:=IF(([.C18]&lt;[.A18])AND([.C18]&lt;[.B18]);[.C18];&quot;&quot;)" office:value-type="float" office:value="24" calcext:value-type="float">
            <text:p>24</text:p>
          </table:table-cell>
          <table:table-cell table:style-name="ce1" table:formula="of:=IF([.J18]&lt;&gt;&quot;&quot;;[.J18];IF([.K18]&lt;&gt;&quot;&quot;;[.K18];[.L18]))" office:value-type="float" office:value="24" calcext:value-type="float">
            <text:p>24</text:p>
          </table:table-cell>
          <table:table-cell table:style-name="ce1"/>
          <table:table-cell table:formula="of:=IF(([.A18]&gt;[.B18])AND([.A18]&gt;[.C18]);IFERROR(([.B18]-[.C18])/([.H18]-[.M18]);0)+1;&quot;&quot;)">
            <text:p/>
          </table:table-cell>
          <table:table-cell table:formula="of:=IF(([.B18]&gt;[.A18])AND([.B18]&gt;[.C18]);IFERROR(([.C18]-[.A18])/([.H18]-[.M18]);0)+2;&quot;&quot;)" office:value-type="float" office:value="1.27777777777778" calcext:value-type="float">
            <text:p>1.278</text:p>
          </table:table-cell>
          <table:table-cell table:formula="of:=IF(([.C18]&gt;[.A18])AND([.C18]&gt;[.B18]);IFERROR(([.A18]-[.B18])/([.H18]-[.M18]);0)+4;&quot;&quot;)">
            <text:p/>
          </table:table-cell>
          <table:table-cell table:formula="of:=IF([.O18]&lt;&gt;&quot;&quot;;[.O18];IF([.P18]&lt;&gt;&quot;&quot;;[.P18];[.Q18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18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19]&gt;[.B19])AND([.A19]&gt;[.C19]);[.A19];&quot;&quot;)">
            <text:p/>
          </table:table-cell>
          <table:table-cell table:style-name="ce1" table:formula="of:=IF(([.B19]&gt;[.A19])AND([.B19]&gt;[.C19]);[.B19];&quot;&quot;)">
            <text:p/>
          </table:table-cell>
          <table:table-cell table:style-name="ce1" table:formula="of:=IF(([.C19]&gt;[.A19])AND([.C19]&gt;[.B19]);[.C19];&quot;&quot;)" office:value-type="float" office:value="63" calcext:value-type="float">
            <text:p>63</text:p>
          </table:table-cell>
          <table:table-cell table:style-name="ce1" table:formula="of:=IF([.E19]&lt;&gt;&quot;&quot;;[.E19];IF([.F19]&lt;&gt;&quot;&quot;;[.F19];[.G19]))" office:value-type="float" office:value="63" calcext:value-type="float">
            <text:p>63</text:p>
          </table:table-cell>
          <table:table-cell/>
          <table:table-cell table:style-name="ce1" table:formula="of:=IF(([.A19]&lt;[.B19])AND([.A19]&lt;[.C19]);[.A19];&quot;&quot;)" office:value-type="float" office:value="1" calcext:value-type="float">
            <text:p>1</text:p>
          </table:table-cell>
          <table:table-cell table:style-name="ce1" table:formula="of:=IF(([.B19]&lt;[.A19])AND([.B19]&lt;[.C19]);[.B19];&quot;&quot;)">
            <text:p/>
          </table:table-cell>
          <table:table-cell table:style-name="ce1" table:formula="of:=IF(([.C19]&lt;[.A19])AND([.C19]&lt;[.B19]);[.C19];&quot;&quot;)">
            <text:p/>
          </table:table-cell>
          <table:table-cell table:style-name="ce1" table:formula="of:=IF([.J19]&lt;&gt;&quot;&quot;;[.J19];IF([.K19]&lt;&gt;&quot;&quot;;[.K19];[.L19]))" office:value-type="float" office:value="1" calcext:value-type="float">
            <text:p>1</text:p>
          </table:table-cell>
          <table:table-cell table:style-name="ce1"/>
          <table:table-cell table:formula="of:=IF(([.A19]&gt;[.B19])AND([.A19]&gt;[.C19]);IFERROR(([.B19]-[.C19])/([.H19]-[.M19]);0)+1;&quot;&quot;)">
            <text:p/>
          </table:table-cell>
          <table:table-cell table:formula="of:=IF(([.B19]&gt;[.A19])AND([.B19]&gt;[.C19]);IFERROR(([.C19]-[.A19])/([.H19]-[.M19]);0)+2;&quot;&quot;)">
            <text:p/>
          </table:table-cell>
          <table:table-cell table:formula="of:=IF(([.C19]&gt;[.A19])AND([.C19]&gt;[.B19]);IFERROR(([.A19]-[.B19])/([.H19]-[.M19]);0)+4;&quot;&quot;)" office:value-type="float" office:value="3.01612903225806" calcext:value-type="float">
            <text:p>3.016</text:p>
          </table:table-cell>
          <table:table-cell table:formula="of:=IF([.O19]&lt;&gt;&quot;&quot;;[.O19];IF([.P19]&lt;&gt;&quot;&quot;;[.P19];[.Q19]))" office:value-type="float" office:value="3.01612903225806" calcext:value-type="float">
            <text:p>3.016</text:p>
          </table:table-cell>
          <table:table-cell table:style-name="ce1"/>
          <table:table-cell table:style-name="ce1" table:formula="of:=INT(64/5*[.R19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20]&gt;[.B20])AND([.A20]&gt;[.C20]);[.A20];&quot;&quot;)">
            <text:p/>
          </table:table-cell>
          <table:table-cell table:style-name="ce1" table:formula="of:=IF(([.B20]&gt;[.A20])AND([.B20]&gt;[.C20]);[.B20];&quot;&quot;)">
            <text:p/>
          </table:table-cell>
          <table:table-cell table:style-name="ce1" table:formula="of:=IF(([.C20]&gt;[.A20])AND([.C20]&gt;[.B20]);[.C20];&quot;&quot;)" office:value-type="float" office:value="54" calcext:value-type="float">
            <text:p>54</text:p>
          </table:table-cell>
          <table:table-cell table:style-name="ce1" table:formula="of:=IF([.E20]&lt;&gt;&quot;&quot;;[.E20];IF([.F20]&lt;&gt;&quot;&quot;;[.F20];[.G20]))" office:value-type="float" office:value="54" calcext:value-type="float">
            <text:p>54</text:p>
          </table:table-cell>
          <table:table-cell/>
          <table:table-cell table:style-name="ce1" table:formula="of:=IF(([.A20]&lt;[.B20])AND([.A20]&lt;[.C20]);[.A20];&quot;&quot;)">
            <text:p/>
          </table:table-cell>
          <table:table-cell table:style-name="ce1" table:formula="of:=IF(([.B20]&lt;[.A20])AND([.B20]&lt;[.C20]);[.B20];&quot;&quot;)" office:value-type="float" office:value="7" calcext:value-type="float">
            <text:p>7</text:p>
          </table:table-cell>
          <table:table-cell table:style-name="ce1" table:formula="of:=IF(([.C20]&lt;[.A20])AND([.C20]&lt;[.B20]);[.C20];&quot;&quot;)">
            <text:p/>
          </table:table-cell>
          <table:table-cell table:style-name="ce1" table:formula="of:=IF([.J20]&lt;&gt;&quot;&quot;;[.J20];IF([.K20]&lt;&gt;&quot;&quot;;[.K20];[.L20]))" office:value-type="float" office:value="7" calcext:value-type="float">
            <text:p>7</text:p>
          </table:table-cell>
          <table:table-cell table:style-name="ce1"/>
          <table:table-cell table:formula="of:=IF(([.A20]&gt;[.B20])AND([.A20]&gt;[.C20]);IFERROR(([.B20]-[.C20])/([.H20]-[.M20]);0)+1;&quot;&quot;)">
            <text:p/>
          </table:table-cell>
          <table:table-cell table:formula="of:=IF(([.B20]&gt;[.A20])AND([.B20]&gt;[.C20]);IFERROR(([.C20]-[.A20])/([.H20]-[.M20]);0)+2;&quot;&quot;)">
            <text:p/>
          </table:table-cell>
          <table:table-cell table:formula="of:=IF(([.C20]&gt;[.A20])AND([.C20]&gt;[.B20]);IFERROR(([.A20]-[.B20])/([.H20]-[.M20]);0)+4;&quot;&quot;)" office:value-type="float" office:value="4.51063829787234" calcext:value-type="float">
            <text:p>4.511</text:p>
          </table:table-cell>
          <table:table-cell table:formula="of:=IF([.O20]&lt;&gt;&quot;&quot;;[.O20];IF([.P20]&lt;&gt;&quot;&quot;;[.P20];[.Q20]))" office:value-type="float" office:value="4.51063829787234" calcext:value-type="float">
            <text:p>4.511</text:p>
          </table:table-cell>
          <table:table-cell table:style-name="ce1"/>
          <table:table-cell table:style-name="ce1" table:formula="of:=INT(64/5*[.R20])" office:value-type="float" office:value="57" calcext:value-type="float">
            <text:p>57</text:p>
          </table:table-cell>
          <table:table-cell table:style-name="ce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21]&gt;[.B21])AND([.A21]&gt;[.C21]);[.A21];&quot;&quot;)" office:value-type="float" office:value="36" calcext:value-type="float">
            <text:p>36</text:p>
          </table:table-cell>
          <table:table-cell table:style-name="ce1" table:formula="of:=IF(([.B21]&gt;[.A21])AND([.B21]&gt;[.C21]);[.B21];&quot;&quot;)">
            <text:p/>
          </table:table-cell>
          <table:table-cell table:style-name="ce1" table:formula="of:=IF(([.C21]&gt;[.A21])AND([.C21]&gt;[.B21]);[.C21];&quot;&quot;)">
            <text:p/>
          </table:table-cell>
          <table:table-cell table:style-name="ce1" table:formula="of:=IF([.E21]&lt;&gt;&quot;&quot;;[.E21];IF([.F21]&lt;&gt;&quot;&quot;;[.F21];[.G21]))" office:value-type="float" office:value="36" calcext:value-type="float">
            <text:p>36</text:p>
          </table:table-cell>
          <table:table-cell/>
          <table:table-cell table:style-name="ce1" table:formula="of:=IF(([.A21]&lt;[.B21])AND([.A21]&lt;[.C21]);[.A21];&quot;&quot;)">
            <text:p/>
          </table:table-cell>
          <table:table-cell table:style-name="ce1" table:formula="of:=IF(([.B21]&lt;[.A21])AND([.B21]&lt;[.C21]);[.B21];&quot;&quot;)">
            <text:p/>
          </table:table-cell>
          <table:table-cell table:style-name="ce1" table:formula="of:=IF(([.C21]&lt;[.A21])AND([.C21]&lt;[.B21]);[.C21];&quot;&quot;)" office:value-type="float" office:value="19" calcext:value-type="float">
            <text:p>19</text:p>
          </table:table-cell>
          <table:table-cell table:style-name="ce1" table:formula="of:=IF([.J21]&lt;&gt;&quot;&quot;;[.J21];IF([.K21]&lt;&gt;&quot;&quot;;[.K21];[.L21]))" office:value-type="float" office:value="19" calcext:value-type="float">
            <text:p>19</text:p>
          </table:table-cell>
          <table:table-cell table:style-name="ce1"/>
          <table:table-cell table:formula="of:=IF(([.A21]&gt;[.B21])AND([.A21]&gt;[.C21]);IFERROR(([.B21]-[.C21])/([.H21]-[.M21]);0)+1;&quot;&quot;)" office:value-type="float" office:value="1.17647058823529" calcext:value-type="float">
            <text:p>1.176</text:p>
          </table:table-cell>
          <table:table-cell table:formula="of:=IF(([.B21]&gt;[.A21])AND([.B21]&gt;[.C21]);IFERROR(([.C21]-[.A21])/([.H21]-[.M21]);0)+2;&quot;&quot;)">
            <text:p/>
          </table:table-cell>
          <table:table-cell table:formula="of:=IF(([.C21]&gt;[.A21])AND([.C21]&gt;[.B21]);IFERROR(([.A21]-[.B21])/([.H21]-[.M21]);0)+4;&quot;&quot;)">
            <text:p/>
          </table:table-cell>
          <table:table-cell table:formula="of:=IF([.O21]&lt;&gt;&quot;&quot;;[.O21];IF([.P21]&lt;&gt;&quot;&quot;;[.P21];[.Q21]))" office:value-type="float" office:value="1.17647058823529" calcext:value-type="float">
            <text:p>1.176</text:p>
          </table:table-cell>
          <table:table-cell table:style-name="ce1"/>
          <table:table-cell table:style-name="ce1" table:formula="of:=INT(64/5*[.R21])" office:value-type="float" office:value="15" calcext:value-type="float">
            <text:p>15</text:p>
          </table:table-cell>
          <table:table-cell table:style-name="ce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IF(([.A22]&gt;[.B22])AND([.A22]&gt;[.C22]);[.A22];&quot;&quot;)" office:value-type="float" office:value="48" calcext:value-type="float">
            <text:p>48</text:p>
          </table:table-cell>
          <table:table-cell table:style-name="ce1" table:formula="of:=IF(([.B22]&gt;[.A22])AND([.B22]&gt;[.C22]);[.B22];&quot;&quot;)">
            <text:p/>
          </table:table-cell>
          <table:table-cell table:style-name="ce1" table:formula="of:=IF(([.C22]&gt;[.A22])AND([.C22]&gt;[.B22]);[.C22];&quot;&quot;)">
            <text:p/>
          </table:table-cell>
          <table:table-cell table:style-name="ce1" table:formula="of:=IF([.E22]&lt;&gt;&quot;&quot;;[.E22];IF([.F22]&lt;&gt;&quot;&quot;;[.F22];[.G22]))" office:value-type="float" office:value="48" calcext:value-type="float">
            <text:p>48</text:p>
          </table:table-cell>
          <table:table-cell/>
          <table:table-cell table:style-name="ce1" table:formula="of:=IF(([.A22]&lt;[.B22])AND([.A22]&lt;[.C22]);[.A22];&quot;&quot;)">
            <text:p/>
          </table:table-cell>
          <table:table-cell table:style-name="ce1" table:formula="of:=IF(([.B22]&lt;[.A22])AND([.B22]&lt;[.C22]);[.B22];&quot;&quot;)" office:value-type="float" office:value="26" calcext:value-type="float">
            <text:p>26</text:p>
          </table:table-cell>
          <table:table-cell table:style-name="ce1" table:formula="of:=IF(([.C22]&lt;[.A22])AND([.C22]&lt;[.B22]);[.C22];&quot;&quot;)">
            <text:p/>
          </table:table-cell>
          <table:table-cell table:style-name="ce1" table:formula="of:=IF([.J22]&lt;&gt;&quot;&quot;;[.J22];IF([.K22]&lt;&gt;&quot;&quot;;[.K22];[.L22]))" office:value-type="float" office:value="26" calcext:value-type="float">
            <text:p>26</text:p>
          </table:table-cell>
          <table:table-cell table:style-name="ce1"/>
          <table:table-cell table:formula="of:=IF(([.A22]&gt;[.B22])AND([.A22]&gt;[.C22]);IFERROR(([.B22]-[.C22])/([.H22]-[.M22]);0)+1;&quot;&quot;)" office:value-type="float" office:value="0.454545454545455" calcext:value-type="float">
            <text:p>0.455</text:p>
          </table:table-cell>
          <table:table-cell table:formula="of:=IF(([.B22]&gt;[.A22])AND([.B22]&gt;[.C22]);IFERROR(([.C22]-[.A22])/([.H22]-[.M22]);0)+2;&quot;&quot;)">
            <text:p/>
          </table:table-cell>
          <table:table-cell table:formula="of:=IF(([.C22]&gt;[.A22])AND([.C22]&gt;[.B22]);IFERROR(([.A22]-[.B22])/([.H22]-[.M22]);0)+4;&quot;&quot;)">
            <text:p/>
          </table:table-cell>
          <table:table-cell table:formula="of:=IF([.O22]&lt;&gt;&quot;&quot;;[.O22];IF([.P22]&lt;&gt;&quot;&quot;;[.P22];[.Q22]))" office:value-type="float" office:value="0.454545454545455" calcext:value-type="float">
            <text:p>0.455</text:p>
          </table:table-cell>
          <table:table-cell table:style-name="ce1"/>
          <table:table-cell table:style-name="ce1" table:formula="of:=INT(64/5*[.R22])"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IF(([.A23]&gt;[.B23])AND([.A23]&gt;[.C23]);[.A23];&quot;&quot;)" office:value-type="float" office:value="61" calcext:value-type="float">
            <text:p>61</text:p>
          </table:table-cell>
          <table:table-cell table:style-name="ce1" table:formula="of:=IF(([.B23]&gt;[.A23])AND([.B23]&gt;[.C23]);[.B23];&quot;&quot;)">
            <text:p/>
          </table:table-cell>
          <table:table-cell table:style-name="ce1" table:formula="of:=IF(([.C23]&gt;[.A23])AND([.C23]&gt;[.B23]);[.C23];&quot;&quot;)">
            <text:p/>
          </table:table-cell>
          <table:table-cell table:style-name="ce1" table:formula="of:=IF([.E23]&lt;&gt;&quot;&quot;;[.E23];IF([.F23]&lt;&gt;&quot;&quot;;[.F23];[.G23]))" office:value-type="float" office:value="61" calcext:value-type="float">
            <text:p>61</text:p>
          </table:table-cell>
          <table:table-cell/>
          <table:table-cell table:style-name="ce1" table:formula="of:=IF(([.A23]&lt;[.B23])AND([.A23]&lt;[.C23]);[.A23];&quot;&quot;)">
            <text:p/>
          </table:table-cell>
          <table:table-cell table:style-name="ce1" table:formula="of:=IF(([.B23]&lt;[.A23])AND([.B23]&lt;[.C23]);[.B23];&quot;&quot;)">
            <text:p/>
          </table:table-cell>
          <table:table-cell table:style-name="ce1" table:formula="of:=IF(([.C23]&lt;[.A23])AND([.C23]&lt;[.B23]);[.C23];&quot;&quot;)" office:value-type="float" office:value="12" calcext:value-type="float">
            <text:p>12</text:p>
          </table:table-cell>
          <table:table-cell table:style-name="ce1" table:formula="of:=IF([.J23]&lt;&gt;&quot;&quot;;[.J23];IF([.K23]&lt;&gt;&quot;&quot;;[.K23];[.L23]))" office:value-type="float" office:value="12" calcext:value-type="float">
            <text:p>12</text:p>
          </table:table-cell>
          <table:table-cell table:style-name="ce1"/>
          <table:table-cell table:formula="of:=IF(([.A23]&gt;[.B23])AND([.A23]&gt;[.C23]);IFERROR(([.B23]-[.C23])/([.H23]-[.M23]);0)+1;&quot;&quot;)" office:value-type="float" office:value="1.30612244897959" calcext:value-type="float">
            <text:p>1.306</text:p>
          </table:table-cell>
          <table:table-cell table:formula="of:=IF(([.B23]&gt;[.A23])AND([.B23]&gt;[.C23]);IFERROR(([.C23]-[.A23])/([.H23]-[.M23]);0)+2;&quot;&quot;)">
            <text:p/>
          </table:table-cell>
          <table:table-cell table:formula="of:=IF(([.C23]&gt;[.A23])AND([.C23]&gt;[.B23]);IFERROR(([.A23]-[.B23])/([.H23]-[.M23]);0)+4;&quot;&quot;)">
            <text:p/>
          </table:table-cell>
          <table:table-cell table:formula="of:=IF([.O23]&lt;&gt;&quot;&quot;;[.O23];IF([.P23]&lt;&gt;&quot;&quot;;[.P23];[.Q23]))" office:value-type="float" office:value="1.30612244897959" calcext:value-type="float">
            <text:p>1.306</text:p>
          </table:table-cell>
          <table:table-cell table:style-name="ce1"/>
          <table:table-cell table:style-name="ce1" table:formula="of:=INT(64/5*[.R23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IF(([.A24]&gt;[.B24])AND([.A24]&gt;[.C24]);[.A24];&quot;&quot;)">
            <text:p/>
          </table:table-cell>
          <table:table-cell table:style-name="ce1" table:formula="of:=IF(([.B24]&gt;[.A24])AND([.B24]&gt;[.C24]);[.B24];&quot;&quot;)" office:value-type="float" office:value="54" calcext:value-type="float">
            <text:p>54</text:p>
          </table:table-cell>
          <table:table-cell table:style-name="ce1" table:formula="of:=IF(([.C24]&gt;[.A24])AND([.C24]&gt;[.B24]);[.C24];&quot;&quot;)">
            <text:p/>
          </table:table-cell>
          <table:table-cell table:style-name="ce1" table:formula="of:=IF([.E24]&lt;&gt;&quot;&quot;;[.E24];IF([.F24]&lt;&gt;&quot;&quot;;[.F24];[.G24]))" office:value-type="float" office:value="54" calcext:value-type="float">
            <text:p>54</text:p>
          </table:table-cell>
          <table:table-cell/>
          <table:table-cell table:style-name="ce1" table:formula="of:=IF(([.A24]&lt;[.B24])AND([.A24]&lt;[.C24]);[.A24];&quot;&quot;)">
            <text:p/>
          </table:table-cell>
          <table:table-cell table:style-name="ce1" table:formula="of:=IF(([.B24]&lt;[.A24])AND([.B24]&lt;[.C24]);[.B24];&quot;&quot;)">
            <text:p/>
          </table:table-cell>
          <table:table-cell table:style-name="ce1" table:formula="of:=IF(([.C24]&lt;[.A24])AND([.C24]&lt;[.B24]);[.C24];&quot;&quot;)" office:value-type="float" office:value="26" calcext:value-type="float">
            <text:p>26</text:p>
          </table:table-cell>
          <table:table-cell table:style-name="ce1" table:formula="of:=IF([.J24]&lt;&gt;&quot;&quot;;[.J24];IF([.K24]&lt;&gt;&quot;&quot;;[.K24];[.L24]))" office:value-type="float" office:value="26" calcext:value-type="float">
            <text:p>26</text:p>
          </table:table-cell>
          <table:table-cell table:style-name="ce1"/>
          <table:table-cell table:formula="of:=IF(([.A24]&gt;[.B24])AND([.A24]&gt;[.C24]);IFERROR(([.B24]-[.C24])/([.H24]-[.M24]);0)+1;&quot;&quot;)">
            <text:p/>
          </table:table-cell>
          <table:table-cell table:formula="of:=IF(([.B24]&gt;[.A24])AND([.B24]&gt;[.C24]);IFERROR(([.C24]-[.A24])/([.H24]-[.M24]);0)+2;&quot;&quot;)" office:value-type="float" office:value="1.71428571428571" calcext:value-type="float">
            <text:p>1.714</text:p>
          </table:table-cell>
          <table:table-cell table:formula="of:=IF(([.C24]&gt;[.A24])AND([.C24]&gt;[.B24]);IFERROR(([.A24]-[.B24])/([.H24]-[.M24]);0)+4;&quot;&quot;)">
            <text:p/>
          </table:table-cell>
          <table:table-cell table:formula="of:=IF([.O24]&lt;&gt;&quot;&quot;;[.O24];IF([.P24]&lt;&gt;&quot;&quot;;[.P24];[.Q24]))" office:value-type="float" office:value="1.71428571428571" calcext:value-type="float">
            <text:p>1.714</text:p>
          </table:table-cell>
          <table:table-cell table:style-name="ce1"/>
          <table:table-cell table:style-name="ce1" table:formula="of:=INT(64/5*[.R24])" office:value-type="float" office:value="21" calcext:value-type="float">
            <text:p>21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IF(([.A25]&gt;[.B25])AND([.A25]&gt;[.C25]);[.A25];&quot;&quot;)">
            <text:p/>
          </table:table-cell>
          <table:table-cell table:style-name="ce1" table:formula="of:=IF(([.B25]&gt;[.A25])AND([.B25]&gt;[.C25]);[.B25];&quot;&quot;)">
            <text:p/>
          </table:table-cell>
          <table:table-cell table:style-name="ce1" table:formula="of:=IF(([.C25]&gt;[.A25])AND([.C25]&gt;[.B25]);[.C25];&quot;&quot;)" office:value-type="float" office:value="51" calcext:value-type="float">
            <text:p>51</text:p>
          </table:table-cell>
          <table:table-cell table:style-name="ce1" table:formula="of:=IF([.E25]&lt;&gt;&quot;&quot;;[.E25];IF([.F25]&lt;&gt;&quot;&quot;;[.F25];[.G25]))" office:value-type="float" office:value="51" calcext:value-type="float">
            <text:p>51</text:p>
          </table:table-cell>
          <table:table-cell/>
          <table:table-cell table:style-name="ce1" table:formula="of:=IF(([.A25]&lt;[.B25])AND([.A25]&lt;[.C25]);[.A25];&quot;&quot;)" office:value-type="float" office:value="2" calcext:value-type="float">
            <text:p>2</text:p>
          </table:table-cell>
          <table:table-cell table:style-name="ce1" table:formula="of:=IF(([.B25]&lt;[.A25])AND([.B25]&lt;[.C25]);[.B25];&quot;&quot;)">
            <text:p/>
          </table:table-cell>
          <table:table-cell table:style-name="ce1" table:formula="of:=IF(([.C25]&lt;[.A25])AND([.C25]&lt;[.B25]);[.C25];&quot;&quot;)">
            <text:p/>
          </table:table-cell>
          <table:table-cell table:style-name="ce1" table:formula="of:=IF([.J25]&lt;&gt;&quot;&quot;;[.J25];IF([.K25]&lt;&gt;&quot;&quot;;[.K25];[.L25]))" office:value-type="float" office:value="2" calcext:value-type="float">
            <text:p>2</text:p>
          </table:table-cell>
          <table:table-cell table:style-name="ce1"/>
          <table:table-cell table:formula="of:=IF(([.A25]&gt;[.B25])AND([.A25]&gt;[.C25]);IFERROR(([.B25]-[.C25])/([.H25]-[.M25]);0)+1;&quot;&quot;)">
            <text:p/>
          </table:table-cell>
          <table:table-cell table:formula="of:=IF(([.B25]&gt;[.A25])AND([.B25]&gt;[.C25]);IFERROR(([.C25]-[.A25])/([.H25]-[.M25]);0)+2;&quot;&quot;)">
            <text:p/>
          </table:table-cell>
          <table:table-cell table:formula="of:=IF(([.C25]&gt;[.A25])AND([.C25]&gt;[.B25]);IFERROR(([.A25]-[.B25])/([.H25]-[.M25]);0)+4;&quot;&quot;)" office:value-type="float" office:value="3.97959183673469" calcext:value-type="float">
            <text:p>3.980</text:p>
          </table:table-cell>
          <table:table-cell table:formula="of:=IF([.O25]&lt;&gt;&quot;&quot;;[.O25];IF([.P25]&lt;&gt;&quot;&quot;;[.P25];[.Q25]))" office:value-type="float" office:value="3.97959183673469" calcext:value-type="float">
            <text:p>3.980</text:p>
          </table:table-cell>
          <table:table-cell table:style-name="ce1"/>
          <table:table-cell table:style-name="ce1" table:formula="of:=INT(64/5*[.R25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IF(([.A26]&gt;[.B26])AND([.A26]&gt;[.C26]);[.A26];&quot;&quot;)" office:value-type="float" office:value="60" calcext:value-type="float">
            <text:p>60</text:p>
          </table:table-cell>
          <table:table-cell table:style-name="ce1" table:formula="of:=IF(([.B26]&gt;[.A26])AND([.B26]&gt;[.C26]);[.B26];&quot;&quot;)">
            <text:p/>
          </table:table-cell>
          <table:table-cell table:style-name="ce1" table:formula="of:=IF(([.C26]&gt;[.A26])AND([.C26]&gt;[.B26]);[.C26];&quot;&quot;)">
            <text:p/>
          </table:table-cell>
          <table:table-cell table:style-name="ce1" table:formula="of:=IF([.E26]&lt;&gt;&quot;&quot;;[.E26];IF([.F26]&lt;&gt;&quot;&quot;;[.F26];[.G26]))" office:value-type="float" office:value="60" calcext:value-type="float">
            <text:p>60</text:p>
          </table:table-cell>
          <table:table-cell/>
          <table:table-cell table:style-name="ce1" table:formula="of:=IF(([.A26]&lt;[.B26])AND([.A26]&lt;[.C26]);[.A26];&quot;&quot;)">
            <text:p/>
          </table:table-cell>
          <table:table-cell table:style-name="ce1" table:formula="of:=IF(([.B26]&lt;[.A26])AND([.B26]&lt;[.C26]);[.B26];&quot;&quot;)">
            <text:p/>
          </table:table-cell>
          <table:table-cell table:style-name="ce1" table:formula="of:=IF(([.C26]&lt;[.A26])AND([.C26]&lt;[.B26]);[.C26];&quot;&quot;)" office:value-type="float" office:value="10" calcext:value-type="float">
            <text:p>10</text:p>
          </table:table-cell>
          <table:table-cell table:style-name="ce1" table:formula="of:=IF([.J26]&lt;&gt;&quot;&quot;;[.J26];IF([.K26]&lt;&gt;&quot;&quot;;[.K26];[.L26]))" office:value-type="float" office:value="10" calcext:value-type="float">
            <text:p>10</text:p>
          </table:table-cell>
          <table:table-cell table:style-name="ce1"/>
          <table:table-cell table:formula="of:=IF(([.A26]&gt;[.B26])AND([.A26]&gt;[.C26]);IFERROR(([.B26]-[.C26])/([.H26]-[.M26]);0)+1;&quot;&quot;)" office:value-type="float" office:value="1.72" calcext:value-type="float">
            <text:p>1.720</text:p>
          </table:table-cell>
          <table:table-cell table:formula="of:=IF(([.B26]&gt;[.A26])AND([.B26]&gt;[.C26]);IFERROR(([.C26]-[.A26])/([.H26]-[.M26]);0)+2;&quot;&quot;)">
            <text:p/>
          </table:table-cell>
          <table:table-cell table:formula="of:=IF(([.C26]&gt;[.A26])AND([.C26]&gt;[.B26]);IFERROR(([.A26]-[.B26])/([.H26]-[.M26]);0)+4;&quot;&quot;)">
            <text:p/>
          </table:table-cell>
          <table:table-cell table:formula="of:=IF([.O26]&lt;&gt;&quot;&quot;;[.O26];IF([.P26]&lt;&gt;&quot;&quot;;[.P26];[.Q26]))" office:value-type="float" office:value="1.72" calcext:value-type="float">
            <text:p>1.720</text:p>
          </table:table-cell>
          <table:table-cell table:style-name="ce1"/>
          <table:table-cell table:style-name="ce1" table:formula="of:=INT(64/5*[.R26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1" table:formula="of:=IF(([.A27]&gt;[.B27])AND([.A27]&gt;[.C27]);[.A27];&quot;&quot;)" office:value-type="float" office:value="59" calcext:value-type="float">
            <text:p>59</text:p>
          </table:table-cell>
          <table:table-cell table:style-name="ce1" table:formula="of:=IF(([.B27]&gt;[.A27])AND([.B27]&gt;[.C27]);[.B27];&quot;&quot;)">
            <text:p/>
          </table:table-cell>
          <table:table-cell table:style-name="ce1" table:formula="of:=IF(([.C27]&gt;[.A27])AND([.C27]&gt;[.B27]);[.C27];&quot;&quot;)">
            <text:p/>
          </table:table-cell>
          <table:table-cell table:style-name="ce1" table:formula="of:=IF([.E27]&lt;&gt;&quot;&quot;;[.E27];IF([.F27]&lt;&gt;&quot;&quot;;[.F27];[.G27]))" office:value-type="float" office:value="59" calcext:value-type="float">
            <text:p>59</text:p>
          </table:table-cell>
          <table:table-cell/>
          <table:table-cell table:style-name="ce1" table:formula="of:=IF(([.A27]&lt;[.B27])AND([.A27]&lt;[.C27]);[.A27];&quot;&quot;)">
            <text:p/>
          </table:table-cell>
          <table:table-cell table:style-name="ce1" table:formula="of:=IF(([.B27]&lt;[.A27])AND([.B27]&lt;[.C27]);[.B27];&quot;&quot;)">
            <text:p/>
          </table:table-cell>
          <table:table-cell table:style-name="ce1" table:formula="of:=IF(([.C27]&lt;[.A27])AND([.C27]&lt;[.B27]);[.C27];&quot;&quot;)" office:value-type="float" office:value="27" calcext:value-type="float">
            <text:p>27</text:p>
          </table:table-cell>
          <table:table-cell table:style-name="ce1" table:formula="of:=IF([.J27]&lt;&gt;&quot;&quot;;[.J27];IF([.K27]&lt;&gt;&quot;&quot;;[.K27];[.L27]))" office:value-type="float" office:value="27" calcext:value-type="float">
            <text:p>27</text:p>
          </table:table-cell>
          <table:table-cell table:style-name="ce1"/>
          <table:table-cell table:formula="of:=IF(([.A27]&gt;[.B27])AND([.A27]&gt;[.C27]);IFERROR(([.B27]-[.C27])/([.H27]-[.M27]);0)+1;&quot;&quot;)" office:value-type="float" office:value="1.5" calcext:value-type="float">
            <text:p>1.500</text:p>
          </table:table-cell>
          <table:table-cell table:formula="of:=IF(([.B27]&gt;[.A27])AND([.B27]&gt;[.C27]);IFERROR(([.C27]-[.A27])/([.H27]-[.M27]);0)+2;&quot;&quot;)">
            <text:p/>
          </table:table-cell>
          <table:table-cell table:formula="of:=IF(([.C27]&gt;[.A27])AND([.C27]&gt;[.B27]);IFERROR(([.A27]-[.B27])/([.H27]-[.M27]);0)+4;&quot;&quot;)">
            <text:p/>
          </table:table-cell>
          <table:table-cell table:formula="of:=IF([.O27]&lt;&gt;&quot;&quot;;[.O27];IF([.P27]&lt;&gt;&quot;&quot;;[.P27];[.Q27]))" office:value-type="float" office:value="1.5" calcext:value-type="float">
            <text:p>1.500</text:p>
          </table:table-cell>
          <table:table-cell table:style-name="ce1"/>
          <table:table-cell table:style-name="ce1" table:formula="of:=INT(64/5*[.R2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28]&gt;[.B28])AND([.A28]&gt;[.C28]);[.A28];&quot;&quot;)" office:value-type="float" office:value="28" calcext:value-type="float">
            <text:p>28</text:p>
          </table:table-cell>
          <table:table-cell table:style-name="ce1" table:formula="of:=IF(([.B28]&gt;[.A28])AND([.B28]&gt;[.C28]);[.B28];&quot;&quot;)">
            <text:p/>
          </table:table-cell>
          <table:table-cell table:style-name="ce1" table:formula="of:=IF(([.C28]&gt;[.A28])AND([.C28]&gt;[.B28]);[.C28];&quot;&quot;)">
            <text:p/>
          </table:table-cell>
          <table:table-cell table:style-name="ce1" table:formula="of:=IF([.E28]&lt;&gt;&quot;&quot;;[.E28];IF([.F28]&lt;&gt;&quot;&quot;;[.F28];[.G28]))" office:value-type="float" office:value="28" calcext:value-type="float">
            <text:p>28</text:p>
          </table:table-cell>
          <table:table-cell/>
          <table:table-cell table:style-name="ce1" table:formula="of:=IF(([.A28]&lt;[.B28])AND([.A28]&lt;[.C28]);[.A28];&quot;&quot;)">
            <text:p/>
          </table:table-cell>
          <table:table-cell table:style-name="ce1" table:formula="of:=IF(([.B28]&lt;[.A28])AND([.B28]&lt;[.C28]);[.B28];&quot;&quot;)">
            <text:p/>
          </table:table-cell>
          <table:table-cell table:style-name="ce1" table:formula="of:=IF(([.C28]&lt;[.A28])AND([.C28]&lt;[.B28]);[.C28];&quot;&quot;)" office:value-type="float" office:value="0" calcext:value-type="float">
            <text:p>0</text:p>
          </table:table-cell>
          <table:table-cell table:style-name="ce1" table:formula="of:=IF([.J28]&lt;&gt;&quot;&quot;;[.J28];IF([.K28]&lt;&gt;&quot;&quot;;[.K28];[.L28]))" office:value-type="float" office:value="0" calcext:value-type="float">
            <text:p>0</text:p>
          </table:table-cell>
          <table:table-cell table:style-name="ce1"/>
          <table:table-cell table:formula="of:=IF(([.A28]&gt;[.B28])AND([.A28]&gt;[.C28]);IFERROR(([.B28]-[.C28])/([.H28]-[.M28]);0)+1;&quot;&quot;)" office:value-type="float" office:value="1.75" calcext:value-type="float">
            <text:p>1.750</text:p>
          </table:table-cell>
          <table:table-cell table:formula="of:=IF(([.B28]&gt;[.A28])AND([.B28]&gt;[.C28]);IFERROR(([.C28]-[.A28])/([.H28]-[.M28]);0)+2;&quot;&quot;)">
            <text:p/>
          </table:table-cell>
          <table:table-cell table:formula="of:=IF(([.C28]&gt;[.A28])AND([.C28]&gt;[.B28]);IFERROR(([.A28]-[.B28])/([.H28]-[.M28]);0)+4;&quot;&quot;)">
            <text:p/>
          </table:table-cell>
          <table:table-cell table:formula="of:=IF([.O28]&lt;&gt;&quot;&quot;;[.O28];IF([.P28]&lt;&gt;&quot;&quot;;[.P28];[.Q28]))" office:value-type="float" office:value="1.75" calcext:value-type="float">
            <text:p>1.750</text:p>
          </table:table-cell>
          <table:table-cell table:style-name="ce1"/>
          <table:table-cell table:style-name="ce1" table:formula="of:=INT(64/5*[.R28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IF(([.A29]&gt;[.B29])AND([.A29]&gt;[.C29]);[.A29];&quot;&quot;)">
            <text:p/>
          </table:table-cell>
          <table:table-cell table:style-name="ce1" table:formula="of:=IF(([.B29]&gt;[.A29])AND([.B29]&gt;[.C29]);[.B29];&quot;&quot;)" office:value-type="float" office:value="55" calcext:value-type="float">
            <text:p>55</text:p>
          </table:table-cell>
          <table:table-cell table:style-name="ce1" table:formula="of:=IF(([.C29]&gt;[.A29])AND([.C29]&gt;[.B29]);[.C29];&quot;&quot;)">
            <text:p/>
          </table:table-cell>
          <table:table-cell table:style-name="ce1" table:formula="of:=IF([.E29]&lt;&gt;&quot;&quot;;[.E29];IF([.F29]&lt;&gt;&quot;&quot;;[.F29];[.G29]))" office:value-type="float" office:value="55" calcext:value-type="float">
            <text:p>55</text:p>
          </table:table-cell>
          <table:table-cell/>
          <table:table-cell table:style-name="ce1" table:formula="of:=IF(([.A29]&lt;[.B29])AND([.A29]&lt;[.C29]);[.A29];&quot;&quot;)">
            <text:p/>
          </table:table-cell>
          <table:table-cell table:style-name="ce1" table:formula="of:=IF(([.B29]&lt;[.A29])AND([.B29]&lt;[.C29]);[.B29];&quot;&quot;)">
            <text:p/>
          </table:table-cell>
          <table:table-cell table:style-name="ce1" table:formula="of:=IF(([.C29]&lt;[.A29])AND([.C29]&lt;[.B29]);[.C29];&quot;&quot;)" office:value-type="float" office:value="37" calcext:value-type="float">
            <text:p>37</text:p>
          </table:table-cell>
          <table:table-cell table:style-name="ce1" table:formula="of:=IF([.J29]&lt;&gt;&quot;&quot;;[.J29];IF([.K29]&lt;&gt;&quot;&quot;;[.K29];[.L29]))" office:value-type="float" office:value="37" calcext:value-type="float">
            <text:p>37</text:p>
          </table:table-cell>
          <table:table-cell table:style-name="ce1"/>
          <table:table-cell table:formula="of:=IF(([.A29]&gt;[.B29])AND([.A29]&gt;[.C29]);IFERROR(([.B29]-[.C29])/([.H29]-[.M29]);0)+1;&quot;&quot;)">
            <text:p/>
          </table:table-cell>
          <table:table-cell table:formula="of:=IF(([.B29]&gt;[.A29])AND([.B29]&gt;[.C29]);IFERROR(([.C29]-[.A29])/([.H29]-[.M29]);0)+2;&quot;&quot;)" office:value-type="float" office:value="1.27777777777778" calcext:value-type="float">
            <text:p>1.278</text:p>
          </table:table-cell>
          <table:table-cell table:formula="of:=IF(([.C29]&gt;[.A29])AND([.C29]&gt;[.B29]);IFERROR(([.A29]-[.B29])/([.H29]-[.M29]);0)+4;&quot;&quot;)">
            <text:p/>
          </table:table-cell>
          <table:table-cell table:formula="of:=IF([.O29]&lt;&gt;&quot;&quot;;[.O29];IF([.P29]&lt;&gt;&quot;&quot;;[.P29];[.Q29]))" office:value-type="float" office:value="1.27777777777778" calcext:value-type="float">
            <text:p>1.278</text:p>
          </table:table-cell>
          <table:table-cell table:style-name="ce1"/>
          <table:table-cell table:style-name="ce1" table:formula="of:=INT(64/5*[.R29])" office:value-type="float" office:value="16" calcext:value-type="float">
            <text:p>16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IF(([.A30]&gt;[.B30])AND([.A30]&gt;[.C30]);[.A30];&quot;&quot;)">
            <text:p/>
          </table:table-cell>
          <table:table-cell table:style-name="ce1" table:formula="of:=IF(([.B30]&gt;[.A30])AND([.B30]&gt;[.C30]);[.B30];&quot;&quot;)" office:value-type="float" office:value="2" calcext:value-type="float">
            <text:p>2</text:p>
          </table:table-cell>
          <table:table-cell table:style-name="ce1" table:formula="of:=IF(([.C30]&gt;[.A30])AND([.C30]&gt;[.B30]);[.C30];&quot;&quot;)">
            <text:p/>
          </table:table-cell>
          <table:table-cell table:style-name="ce1" table:formula="of:=IF([.E30]&lt;&gt;&quot;&quot;;[.E30];IF([.F30]&lt;&gt;&quot;&quot;;[.F30];[.G30]))" office:value-type="float" office:value="2" calcext:value-type="float">
            <text:p>2</text:p>
          </table:table-cell>
          <table:table-cell/>
          <table:table-cell table:style-name="ce1" table:formula="of:=IF(([.A30]&lt;[.B30])AND([.A30]&lt;[.C30]);[.A30];&quot;&quot;)" office:value-type="float" office:value="0" calcext:value-type="float">
            <text:p>0</text:p>
          </table:table-cell>
          <table:table-cell table:style-name="ce1" table:formula="of:=IF(([.B30]&lt;[.A30])AND([.B30]&lt;[.C30]);[.B30];&quot;&quot;)">
            <text:p/>
          </table:table-cell>
          <table:table-cell table:style-name="ce1" table:formula="of:=IF(([.C30]&lt;[.A30])AND([.C30]&lt;[.B30]);[.C30];&quot;&quot;)">
            <text:p/>
          </table:table-cell>
          <table:table-cell table:style-name="ce1" table:formula="of:=IF([.J30]&lt;&gt;&quot;&quot;;[.J30];IF([.K30]&lt;&gt;&quot;&quot;;[.K30];[.L30]))" office:value-type="float" office:value="0" calcext:value-type="float">
            <text:p>0</text:p>
          </table:table-cell>
          <table:table-cell table:style-name="ce1"/>
          <table:table-cell table:formula="of:=IF(([.A30]&gt;[.B30])AND([.A30]&gt;[.C30]);IFERROR(([.B30]-[.C30])/([.H30]-[.M30]);0)+1;&quot;&quot;)">
            <text:p/>
          </table:table-cell>
          <table:table-cell table:formula="of:=IF(([.B30]&gt;[.A30])AND([.B30]&gt;[.C30]);IFERROR(([.C30]-[.A30])/([.H30]-[.M30]);0)+2;&quot;&quot;)" office:value-type="float" office:value="2.5" calcext:value-type="float">
            <text:p>2.500</text:p>
          </table:table-cell>
          <table:table-cell table:formula="of:=IF(([.C30]&gt;[.A30])AND([.C30]&gt;[.B30]);IFERROR(([.A30]-[.B30])/([.H30]-[.M30]);0)+4;&quot;&quot;)">
            <text:p/>
          </table:table-cell>
          <table:table-cell table:formula="of:=IF([.O30]&lt;&gt;&quot;&quot;;[.O30];IF([.P30]&lt;&gt;&quot;&quot;;[.P30];[.Q30]))" office:value-type="float" office:value="2.5" calcext:value-type="float">
            <text:p>2.500</text:p>
          </table:table-cell>
          <table:table-cell table:style-name="ce1"/>
          <table:table-cell table:style-name="ce1" table:formula="of:=INT(64/5*[.R30])" office:value-type="float" office:value="32" calcext:value-type="float">
            <text:p>32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IF(([.A31]&gt;[.B31])AND([.A31]&gt;[.C31]);[.A31];&quot;&quot;)">
            <text:p/>
          </table:table-cell>
          <table:table-cell table:style-name="ce1" table:formula="of:=IF(([.B31]&gt;[.A31])AND([.B31]&gt;[.C31]);[.B31];&quot;&quot;)" office:value-type="float" office:value="58" calcext:value-type="float">
            <text:p>58</text:p>
          </table:table-cell>
          <table:table-cell table:style-name="ce1" table:formula="of:=IF(([.C31]&gt;[.A31])AND([.C31]&gt;[.B31]);[.C31];&quot;&quot;)">
            <text:p/>
          </table:table-cell>
          <table:table-cell table:style-name="ce1" table:formula="of:=IF([.E31]&lt;&gt;&quot;&quot;;[.E31];IF([.F31]&lt;&gt;&quot;&quot;;[.F31];[.G31]))" office:value-type="float" office:value="58" calcext:value-type="float">
            <text:p>58</text:p>
          </table:table-cell>
          <table:table-cell/>
          <table:table-cell table:style-name="ce1" table:formula="of:=IF(([.A31]&lt;[.B31])AND([.A31]&lt;[.C31]);[.A31];&quot;&quot;)" office:value-type="float" office:value="39" calcext:value-type="float">
            <text:p>39</text:p>
          </table:table-cell>
          <table:table-cell table:style-name="ce1" table:formula="of:=IF(([.B31]&lt;[.A31])AND([.B31]&lt;[.C31]);[.B31];&quot;&quot;)">
            <text:p/>
          </table:table-cell>
          <table:table-cell table:style-name="ce1" table:formula="of:=IF(([.C31]&lt;[.A31])AND([.C31]&lt;[.B31]);[.C31];&quot;&quot;)">
            <text:p/>
          </table:table-cell>
          <table:table-cell table:style-name="ce1" table:formula="of:=IF([.J31]&lt;&gt;&quot;&quot;;[.J31];IF([.K31]&lt;&gt;&quot;&quot;;[.K31];[.L31]))" office:value-type="float" office:value="39" calcext:value-type="float">
            <text:p>39</text:p>
          </table:table-cell>
          <table:table-cell table:style-name="ce1"/>
          <table:table-cell table:formula="of:=IF(([.A31]&gt;[.B31])AND([.A31]&gt;[.C31]);IFERROR(([.B31]-[.C31])/([.H31]-[.M31]);0)+1;&quot;&quot;)">
            <text:p/>
          </table:table-cell>
          <table:table-cell table:formula="of:=IF(([.B31]&gt;[.A31])AND([.B31]&gt;[.C31]);IFERROR(([.C31]-[.A31])/([.H31]-[.M31]);0)+2;&quot;&quot;)" office:value-type="float" office:value="2.73684210526316" calcext:value-type="float">
            <text:p>2.737</text:p>
          </table:table-cell>
          <table:table-cell table:formula="of:=IF(([.C31]&gt;[.A31])AND([.C31]&gt;[.B31]);IFERROR(([.A31]-[.B31])/([.H31]-[.M31]);0)+4;&quot;&quot;)">
            <text:p/>
          </table:table-cell>
          <table:table-cell table:formula="of:=IF([.O31]&lt;&gt;&quot;&quot;;[.O31];IF([.P31]&lt;&gt;&quot;&quot;;[.P31];[.Q31]))" office:value-type="float" office:value="2.73684210526316" calcext:value-type="float">
            <text:p>2.737</text:p>
          </table:table-cell>
          <table:table-cell table:style-name="ce1"/>
          <table:table-cell table:style-name="ce1" table:formula="of:=INT(64/5*[.R31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IF(([.A32]&gt;[.B32])AND([.A32]&gt;[.C32]);[.A32];&quot;&quot;)">
            <text:p/>
          </table:table-cell>
          <table:table-cell table:style-name="ce1" table:formula="of:=IF(([.B32]&gt;[.A32])AND([.B32]&gt;[.C32]);[.B32];&quot;&quot;)" office:value-type="float" office:value="45" calcext:value-type="float">
            <text:p>45</text:p>
          </table:table-cell>
          <table:table-cell table:style-name="ce1" table:formula="of:=IF(([.C32]&gt;[.A32])AND([.C32]&gt;[.B32]);[.C32];&quot;&quot;)">
            <text:p/>
          </table:table-cell>
          <table:table-cell table:style-name="ce1" table:formula="of:=IF([.E32]&lt;&gt;&quot;&quot;;[.E32];IF([.F32]&lt;&gt;&quot;&quot;;[.F32];[.G32]))" office:value-type="float" office:value="45" calcext:value-type="float">
            <text:p>45</text:p>
          </table:table-cell>
          <table:table-cell/>
          <table:table-cell table:style-name="ce1" table:formula="of:=IF(([.A32]&lt;[.B32])AND([.A32]&lt;[.C32]);[.A32];&quot;&quot;)" office:value-type="float" office:value="7" calcext:value-type="float">
            <text:p>7</text:p>
          </table:table-cell>
          <table:table-cell table:style-name="ce1" table:formula="of:=IF(([.B32]&lt;[.A32])AND([.B32]&lt;[.C32]);[.B32];&quot;&quot;)">
            <text:p/>
          </table:table-cell>
          <table:table-cell table:style-name="ce1" table:formula="of:=IF(([.C32]&lt;[.A32])AND([.C32]&lt;[.B32]);[.C32];&quot;&quot;)">
            <text:p/>
          </table:table-cell>
          <table:table-cell table:style-name="ce1" table:formula="of:=IF([.J32]&lt;&gt;&quot;&quot;;[.J32];IF([.K32]&lt;&gt;&quot;&quot;;[.K32];[.L32]))" office:value-type="float" office:value="7" calcext:value-type="float">
            <text:p>7</text:p>
          </table:table-cell>
          <table:table-cell table:style-name="ce1"/>
          <table:table-cell table:formula="of:=IF(([.A32]&gt;[.B32])AND([.A32]&gt;[.C32]);IFERROR(([.B32]-[.C32])/([.H32]-[.M32]);0)+1;&quot;&quot;)">
            <text:p/>
          </table:table-cell>
          <table:table-cell table:formula="of:=IF(([.B32]&gt;[.A32])AND([.B32]&gt;[.C32]);IFERROR(([.C32]-[.A32])/([.H32]-[.M32]);0)+2;&quot;&quot;)" office:value-type="float" office:value="2.31578947368421" calcext:value-type="float">
            <text:p>2.316</text:p>
          </table:table-cell>
          <table:table-cell table:formula="of:=IF(([.C32]&gt;[.A32])AND([.C32]&gt;[.B32]);IFERROR(([.A32]-[.B32])/([.H32]-[.M32]);0)+4;&quot;&quot;)">
            <text:p/>
          </table:table-cell>
          <table:table-cell table:formula="of:=IF([.O32]&lt;&gt;&quot;&quot;;[.O32];IF([.P32]&lt;&gt;&quot;&quot;;[.P32];[.Q32]))" office:value-type="float" office:value="2.31578947368421" calcext:value-type="float">
            <text:p>2.316</text:p>
          </table:table-cell>
          <table:table-cell table:style-name="ce1"/>
          <table:table-cell table:style-name="ce1" table:formula="of:=INT(64/5*[.R32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3]&gt;[.B33])AND([.A33]&gt;[.C33]);[.A33];&quot;&quot;)">
            <text:p/>
          </table:table-cell>
          <table:table-cell table:style-name="ce1" table:formula="of:=IF(([.B33]&gt;[.A33])AND([.B33]&gt;[.C33]);[.B33];&quot;&quot;)">
            <text:p/>
          </table:table-cell>
          <table:table-cell table:style-name="ce1" table:formula="of:=IF(([.C33]&gt;[.A33])AND([.C33]&gt;[.B33]);[.C33];&quot;&quot;)" office:value-type="float" office:value="63" calcext:value-type="float">
            <text:p>63</text:p>
          </table:table-cell>
          <table:table-cell table:style-name="ce1" table:formula="of:=IF([.E33]&lt;&gt;&quot;&quot;;[.E33];IF([.F33]&lt;&gt;&quot;&quot;;[.F33];[.G33]))" office:value-type="float" office:value="63" calcext:value-type="float">
            <text:p>63</text:p>
          </table:table-cell>
          <table:table-cell/>
          <table:table-cell table:style-name="ce1" table:formula="of:=IF(([.A33]&lt;[.B33])AND([.A33]&lt;[.C33]);[.A33];&quot;&quot;)" office:value-type="float" office:value="0" calcext:value-type="float">
            <text:p>0</text:p>
          </table:table-cell>
          <table:table-cell table:style-name="ce1" table:formula="of:=IF(([.B33]&lt;[.A33])AND([.B33]&lt;[.C33]);[.B33];&quot;&quot;)">
            <text:p/>
          </table:table-cell>
          <table:table-cell table:style-name="ce1" table:formula="of:=IF(([.C33]&lt;[.A33])AND([.C33]&lt;[.B33]);[.C33];&quot;&quot;)">
            <text:p/>
          </table:table-cell>
          <table:table-cell table:style-name="ce1" table:formula="of:=IF([.J33]&lt;&gt;&quot;&quot;;[.J33];IF([.K33]&lt;&gt;&quot;&quot;;[.K33];[.L33]))" office:value-type="float" office:value="0" calcext:value-type="float">
            <text:p>0</text:p>
          </table:table-cell>
          <table:table-cell table:style-name="ce1"/>
          <table:table-cell table:formula="of:=IF(([.A33]&gt;[.B33])AND([.A33]&gt;[.C33]);IFERROR(([.B33]-[.C33])/([.H33]-[.M33]);0)+1;&quot;&quot;)">
            <text:p/>
          </table:table-cell>
          <table:table-cell table:formula="of:=IF(([.B33]&gt;[.A33])AND([.B33]&gt;[.C33]);IFERROR(([.C33]-[.A33])/([.H33]-[.M33]);0)+2;&quot;&quot;)">
            <text:p/>
          </table:table-cell>
          <table:table-cell table:formula="of:=IF(([.C33]&gt;[.A33])AND([.C33]&gt;[.B33]);IFERROR(([.A33]-[.B33])/([.H33]-[.M33]);0)+4;&quot;&quot;)" office:value-type="float" office:value="3.98412698412698" calcext:value-type="float">
            <text:p>3.984</text:p>
          </table:table-cell>
          <table:table-cell table:formula="of:=IF([.O33]&lt;&gt;&quot;&quot;;[.O33];IF([.P33]&lt;&gt;&quot;&quot;;[.P33];[.Q33]))" office:value-type="float" office:value="3.98412698412698" calcext:value-type="float">
            <text:p>3.984</text:p>
          </table:table-cell>
          <table:table-cell table:style-name="ce1"/>
          <table:table-cell table:style-name="ce1" table:formula="of:=INT(64/5*[.R33])" office:value-type="float" office:value="50" calcext:value-type="float">
            <text:p>50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34]&gt;[.B34])AND([.A34]&gt;[.C34]);[.A34];&quot;&quot;)">
            <text:p/>
          </table:table-cell>
          <table:table-cell table:style-name="ce1" table:formula="of:=IF(([.B34]&gt;[.A34])AND([.B34]&gt;[.C34]);[.B34];&quot;&quot;)" office:value-type="float" office:value="63" calcext:value-type="float">
            <text:p>63</text:p>
          </table:table-cell>
          <table:table-cell table:style-name="ce1" table:formula="of:=IF(([.C34]&gt;[.A34])AND([.C34]&gt;[.B34]);[.C34];&quot;&quot;)">
            <text:p/>
          </table:table-cell>
          <table:table-cell table:style-name="ce1" table:formula="of:=IF([.E34]&lt;&gt;&quot;&quot;;[.E34];IF([.F34]&lt;&gt;&quot;&quot;;[.F34];[.G34]))" office:value-type="float" office:value="63" calcext:value-type="float">
            <text:p>63</text:p>
          </table:table-cell>
          <table:table-cell/>
          <table:table-cell table:style-name="ce1" table:formula="of:=IF(([.A34]&lt;[.B34])AND([.A34]&lt;[.C34]);[.A34];&quot;&quot;)" office:value-type="float" office:value="1" calcext:value-type="float">
            <text:p>1</text:p>
          </table:table-cell>
          <table:table-cell table:style-name="ce1" table:formula="of:=IF(([.B34]&lt;[.A34])AND([.B34]&lt;[.C34]);[.B34];&quot;&quot;)">
            <text:p/>
          </table:table-cell>
          <table:table-cell table:style-name="ce1" table:formula="of:=IF(([.C34]&lt;[.A34])AND([.C34]&lt;[.B34]);[.C34];&quot;&quot;)">
            <text:p/>
          </table:table-cell>
          <table:table-cell table:style-name="ce1" table:formula="of:=IF([.J34]&lt;&gt;&quot;&quot;;[.J34];IF([.K34]&lt;&gt;&quot;&quot;;[.K34];[.L34]))" office:value-type="float" office:value="1" calcext:value-type="float">
            <text:p>1</text:p>
          </table:table-cell>
          <table:table-cell table:style-name="ce1"/>
          <table:table-cell table:formula="of:=IF(([.A34]&gt;[.B34])AND([.A34]&gt;[.C34]);IFERROR(([.B34]-[.C34])/([.H34]-[.M34]);0)+1;&quot;&quot;)">
            <text:p/>
          </table:table-cell>
          <table:table-cell table:formula="of:=IF(([.B34]&gt;[.A34])AND([.B34]&gt;[.C34]);IFERROR(([.C34]-[.A34])/([.H34]-[.M34]);0)+2;&quot;&quot;)" office:value-type="float" office:value="2.98387096774194" calcext:value-type="float">
            <text:p>2.984</text:p>
          </table:table-cell>
          <table:table-cell table:formula="of:=IF(([.C34]&gt;[.A34])AND([.C34]&gt;[.B34]);IFERROR(([.A34]-[.B34])/([.H34]-[.M34]);0)+4;&quot;&quot;)">
            <text:p/>
          </table:table-cell>
          <table:table-cell table:formula="of:=IF([.O34]&lt;&gt;&quot;&quot;;[.O34];IF([.P34]&lt;&gt;&quot;&quot;;[.P34];[.Q34]))" office:value-type="float" office:value="2.98387096774194" calcext:value-type="float">
            <text:p>2.984</text:p>
          </table:table-cell>
          <table:table-cell table:style-name="ce1"/>
          <table:table-cell table:style-name="ce1" table:formula="of:=INT(64/5*[.R34])" office:value-type="float" office:value="38" calcext:value-type="float">
            <text:p>38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5]&gt;[.B35])AND([.A35]&gt;[.C35]);[.A35];&quot;&quot;)" office:value-type="float" office:value="50" calcext:value-type="float">
            <text:p>50</text:p>
          </table:table-cell>
          <table:table-cell table:style-name="ce1" table:formula="of:=IF(([.B35]&gt;[.A35])AND([.B35]&gt;[.C35]);[.B35];&quot;&quot;)">
            <text:p/>
          </table:table-cell>
          <table:table-cell table:style-name="ce1" table:formula="of:=IF(([.C35]&gt;[.A35])AND([.C35]&gt;[.B35]);[.C35];&quot;&quot;)">
            <text:p/>
          </table:table-cell>
          <table:table-cell table:style-name="ce1" table:formula="of:=IF([.E35]&lt;&gt;&quot;&quot;;[.E35];IF([.F35]&lt;&gt;&quot;&quot;;[.F35];[.G35]))" office:value-type="float" office:value="50" calcext:value-type="float">
            <text:p>50</text:p>
          </table:table-cell>
          <table:table-cell/>
          <table:table-cell table:style-name="ce1" table:formula="of:=IF(([.A35]&lt;[.B35])AND([.A35]&lt;[.C35]);[.A35];&quot;&quot;)">
            <text:p/>
          </table:table-cell>
          <table:table-cell table:style-name="ce1" table:formula="of:=IF(([.B35]&lt;[.A35])AND([.B35]&lt;[.C35]);[.B35];&quot;&quot;)" office:value-type="float" office:value="27" calcext:value-type="float">
            <text:p>27</text:p>
          </table:table-cell>
          <table:table-cell table:style-name="ce1" table:formula="of:=IF(([.C35]&lt;[.A35])AND([.C35]&lt;[.B35]);[.C35];&quot;&quot;)">
            <text:p/>
          </table:table-cell>
          <table:table-cell table:style-name="ce1" table:formula="of:=IF([.J35]&lt;&gt;&quot;&quot;;[.J35];IF([.K35]&lt;&gt;&quot;&quot;;[.K35];[.L35]))" office:value-type="float" office:value="27" calcext:value-type="float">
            <text:p>27</text:p>
          </table:table-cell>
          <table:table-cell table:style-name="ce1"/>
          <table:table-cell table:formula="of:=IF(([.A35]&gt;[.B35])AND([.A35]&gt;[.C35]);IFERROR(([.B35]-[.C35])/([.H35]-[.M35]);0)+1;&quot;&quot;)" office:value-type="float" office:value="0.0869565217391305" calcext:value-type="float">
            <text:p>0.087</text:p>
          </table:table-cell>
          <table:table-cell table:formula="of:=IF(([.B35]&gt;[.A35])AND([.B35]&gt;[.C35]);IFERROR(([.C35]-[.A35])/([.H35]-[.M35]);0)+2;&quot;&quot;)">
            <text:p/>
          </table:table-cell>
          <table:table-cell table:formula="of:=IF(([.C35]&gt;[.A35])AND([.C35]&gt;[.B35]);IFERROR(([.A35]-[.B35])/([.H35]-[.M35]);0)+4;&quot;&quot;)">
            <text:p/>
          </table:table-cell>
          <table:table-cell table:formula="of:=IF([.O35]&lt;&gt;&quot;&quot;;[.O35];IF([.P35]&lt;&gt;&quot;&quot;;[.P35];[.Q35]))" office:value-type="float" office:value="0.0869565217391305" calcext:value-type="float">
            <text:p>0.087</text:p>
          </table:table-cell>
          <table:table-cell table:style-name="ce1"/>
          <table:table-cell table:style-name="ce1" table:formula="of:=INT(64/5*[.R35])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IF(([.A36]&gt;[.B36])AND([.A36]&gt;[.C36]);[.A36];&quot;&quot;)" office:value-type="float" office:value="56" calcext:value-type="float">
            <text:p>56</text:p>
          </table:table-cell>
          <table:table-cell table:style-name="ce1" table:formula="of:=IF(([.B36]&gt;[.A36])AND([.B36]&gt;[.C36]);[.B36];&quot;&quot;)">
            <text:p/>
          </table:table-cell>
          <table:table-cell table:style-name="ce1" table:formula="of:=IF(([.C36]&gt;[.A36])AND([.C36]&gt;[.B36]);[.C36];&quot;&quot;)">
            <text:p/>
          </table:table-cell>
          <table:table-cell table:style-name="ce1" table:formula="of:=IF([.E36]&lt;&gt;&quot;&quot;;[.E36];IF([.F36]&lt;&gt;&quot;&quot;;[.F36];[.G36]))" office:value-type="float" office:value="56" calcext:value-type="float">
            <text:p>56</text:p>
          </table:table-cell>
          <table:table-cell/>
          <table:table-cell table:style-name="ce1" table:formula="of:=IF(([.A36]&lt;[.B36])AND([.A36]&lt;[.C36]);[.A36];&quot;&quot;)">
            <text:p/>
          </table:table-cell>
          <table:table-cell table:style-name="ce1" table:formula="of:=IF(([.B36]&lt;[.A36])AND([.B36]&lt;[.C36]);[.B36];&quot;&quot;)" office:value-type="float" office:value="7" calcext:value-type="float">
            <text:p>7</text:p>
          </table:table-cell>
          <table:table-cell table:style-name="ce1" table:formula="of:=IF(([.C36]&lt;[.A36])AND([.C36]&lt;[.B36]);[.C36];&quot;&quot;)">
            <text:p/>
          </table:table-cell>
          <table:table-cell table:style-name="ce1" table:formula="of:=IF([.J36]&lt;&gt;&quot;&quot;;[.J36];IF([.K36]&lt;&gt;&quot;&quot;;[.K36];[.L36]))" office:value-type="float" office:value="7" calcext:value-type="float">
            <text:p>7</text:p>
          </table:table-cell>
          <table:table-cell table:style-name="ce1"/>
          <table:table-cell table:formula="of:=IF(([.A36]&gt;[.B36])AND([.A36]&gt;[.C36]);IFERROR(([.B36]-[.C36])/([.H36]-[.M36]);0)+1;&quot;&quot;)" office:value-type="float" office:value="0.183673469387755" calcext:value-type="float">
            <text:p>0.184</text:p>
          </table:table-cell>
          <table:table-cell table:formula="of:=IF(([.B36]&gt;[.A36])AND([.B36]&gt;[.C36]);IFERROR(([.C36]-[.A36])/([.H36]-[.M36]);0)+2;&quot;&quot;)">
            <text:p/>
          </table:table-cell>
          <table:table-cell table:formula="of:=IF(([.C36]&gt;[.A36])AND([.C36]&gt;[.B36]);IFERROR(([.A36]-[.B36])/([.H36]-[.M36]);0)+4;&quot;&quot;)">
            <text:p/>
          </table:table-cell>
          <table:table-cell table:formula="of:=IF([.O36]&lt;&gt;&quot;&quot;;[.O36];IF([.P36]&lt;&gt;&quot;&quot;;[.P36];[.Q36]))" office:value-type="float" office:value="0.183673469387755" calcext:value-type="float">
            <text:p>0.184</text:p>
          </table:table-cell>
          <table:table-cell table:style-name="ce1"/>
          <table:table-cell table:style-name="ce1" table:formula="of:=INT(64/5*[.R36])" office:value-type="float" office:value="2" calcext:value-type="float">
            <text:p>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IF(([.A37]&gt;[.B37])AND([.A37]&gt;[.C37]);[.A37];&quot;&quot;)">
            <text:p/>
          </table:table-cell>
          <table:table-cell table:style-name="ce1" table:formula="of:=IF(([.B37]&gt;[.A37])AND([.B37]&gt;[.C37]);[.B37];&quot;&quot;)">
            <text:p/>
          </table:table-cell>
          <table:table-cell table:style-name="ce1" table:formula="of:=IF(([.C37]&gt;[.A37])AND([.C37]&gt;[.B37]);[.C37];&quot;&quot;)" office:value-type="float" office:value="63" calcext:value-type="float">
            <text:p>63</text:p>
          </table:table-cell>
          <table:table-cell table:style-name="ce1" table:formula="of:=IF([.E37]&lt;&gt;&quot;&quot;;[.E37];IF([.F37]&lt;&gt;&quot;&quot;;[.F37];[.G37]))" office:value-type="float" office:value="63" calcext:value-type="float">
            <text:p>63</text:p>
          </table:table-cell>
          <table:table-cell/>
          <table:table-cell table:style-name="ce1" table:formula="of:=IF(([.A37]&lt;[.B37])AND([.A37]&lt;[.C37]);[.A37];&quot;&quot;)" office:value-type="float" office:value="61" calcext:value-type="float">
            <text:p>61</text:p>
          </table:table-cell>
          <table:table-cell table:style-name="ce1" table:formula="of:=IF(([.B37]&lt;[.A37])AND([.B37]&lt;[.C37]);[.B37];&quot;&quot;)">
            <text:p/>
          </table:table-cell>
          <table:table-cell table:style-name="ce1" table:formula="of:=IF(([.C37]&lt;[.A37])AND([.C37]&lt;[.B37]);[.C37];&quot;&quot;)">
            <text:p/>
          </table:table-cell>
          <table:table-cell table:style-name="ce1" table:formula="of:=IF([.J37]&lt;&gt;&quot;&quot;;[.J37];IF([.K37]&lt;&gt;&quot;&quot;;[.K37];[.L37]))" office:value-type="float" office:value="61" calcext:value-type="float">
            <text:p>61</text:p>
          </table:table-cell>
          <table:table-cell table:style-name="ce1"/>
          <table:table-cell table:formula="of:=IF(([.A37]&gt;[.B37])AND([.A37]&gt;[.C37]);IFERROR(([.B37]-[.C37])/([.H37]-[.M37]);0)+1;&quot;&quot;)">
            <text:p/>
          </table:table-cell>
          <table:table-cell table:formula="of:=IF(([.B37]&gt;[.A37])AND([.B37]&gt;[.C37]);IFERROR(([.C37]-[.A37])/([.H37]-[.M37]);0)+2;&quot;&quot;)">
            <text:p/>
          </table:table-cell>
          <table:table-cell table:formula="of:=IF(([.C37]&gt;[.A37])AND([.C37]&gt;[.B37]);IFERROR(([.A37]-[.B37])/([.H37]-[.M37]);0)+4;&quot;&quot;)" office:value-type="float" office:value="3.5" calcext:value-type="float">
            <text:p>3.500</text:p>
          </table:table-cell>
          <table:table-cell table:formula="of:=IF([.O37]&lt;&gt;&quot;&quot;;[.O37];IF([.P37]&lt;&gt;&quot;&quot;;[.P37];[.Q37]))" office:value-type="float" office:value="3.5" calcext:value-type="float">
            <text:p>3.500</text:p>
          </table:table-cell>
          <table:table-cell table:style-name="ce1"/>
          <table:table-cell table:style-name="ce1" table:formula="of:=INT(64/5*[.R37])" office:value-type="float" office:value="44" calcext:value-type="float">
            <text:p>44</text:p>
          </table:table-cell>
          <table:table-cell table:style-name="ce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IF(([.A38]&gt;[.B38])AND([.A38]&gt;[.C38]);[.A38];&quot;&quot;)">
            <text:p/>
          </table:table-cell>
          <table:table-cell table:style-name="ce1" table:formula="of:=IF(([.B38]&gt;[.A38])AND([.B38]&gt;[.C38]);[.B38];&quot;&quot;)" office:value-type="float" office:value="47" calcext:value-type="float">
            <text:p>47</text:p>
          </table:table-cell>
          <table:table-cell table:style-name="ce1" table:formula="of:=IF(([.C38]&gt;[.A38])AND([.C38]&gt;[.B38]);[.C38];&quot;&quot;)">
            <text:p/>
          </table:table-cell>
          <table:table-cell table:style-name="ce1" table:formula="of:=IF([.E38]&lt;&gt;&quot;&quot;;[.E38];IF([.F38]&lt;&gt;&quot;&quot;;[.F38];[.G38]))" office:value-type="float" office:value="47" calcext:value-type="float">
            <text:p>47</text:p>
          </table:table-cell>
          <table:table-cell/>
          <table:table-cell table:style-name="ce1" table:formula="of:=IF(([.A38]&lt;[.B38])AND([.A38]&lt;[.C38]);[.A38];&quot;&quot;)" office:value-type="float" office:value="35" calcext:value-type="float">
            <text:p>35</text:p>
          </table:table-cell>
          <table:table-cell table:style-name="ce1" table:formula="of:=IF(([.B38]&lt;[.A38])AND([.B38]&lt;[.C38]);[.B38];&quot;&quot;)">
            <text:p/>
          </table:table-cell>
          <table:table-cell table:style-name="ce1" table:formula="of:=IF(([.C38]&lt;[.A38])AND([.C38]&lt;[.B38]);[.C38];&quot;&quot;)">
            <text:p/>
          </table:table-cell>
          <table:table-cell table:style-name="ce1" table:formula="of:=IF([.J38]&lt;&gt;&quot;&quot;;[.J38];IF([.K38]&lt;&gt;&quot;&quot;;[.K38];[.L38]))" office:value-type="float" office:value="35" calcext:value-type="float">
            <text:p>35</text:p>
          </table:table-cell>
          <table:table-cell table:style-name="ce1"/>
          <table:table-cell table:formula="of:=IF(([.A38]&gt;[.B38])AND([.A38]&gt;[.C38]);IFERROR(([.B38]-[.C38])/([.H38]-[.M38]);0)+1;&quot;&quot;)">
            <text:p/>
          </table:table-cell>
          <table:table-cell table:formula="of:=IF(([.B38]&gt;[.A38])AND([.B38]&gt;[.C38]);IFERROR(([.C38]-[.A38])/([.H38]-[.M38]);0)+2;&quot;&quot;)" office:value-type="float" office:value="2.66666666666667" calcext:value-type="float">
            <text:p>2.667</text:p>
          </table:table-cell>
          <table:table-cell table:formula="of:=IF(([.C38]&gt;[.A38])AND([.C38]&gt;[.B38]);IFERROR(([.A38]-[.B38])/([.H38]-[.M38]);0)+4;&quot;&quot;)">
            <text:p/>
          </table:table-cell>
          <table:table-cell table:formula="of:=IF([.O38]&lt;&gt;&quot;&quot;;[.O38];IF([.P38]&lt;&gt;&quot;&quot;;[.P38];[.Q38]))" office:value-type="float" office:value="2.66666666666667" calcext:value-type="float">
            <text:p>2.667</text:p>
          </table:table-cell>
          <table:table-cell table:style-name="ce1"/>
          <table:table-cell table:style-name="ce1" table:formula="of:=INT(64/5*[.R38])" office:value-type="float" office:value="34" calcext:value-type="float">
            <text:p>34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IF(([.A39]&gt;[.B39])AND([.A39]&gt;[.C39]);[.A39];&quot;&quot;)">
            <text:p/>
          </table:table-cell>
          <table:table-cell table:style-name="ce1" table:formula="of:=IF(([.B39]&gt;[.A39])AND([.B39]&gt;[.C39]);[.B39];&quot;&quot;)">
            <text:p/>
          </table:table-cell>
          <table:table-cell table:style-name="ce1" table:formula="of:=IF(([.C39]&gt;[.A39])AND([.C39]&gt;[.B39]);[.C39];&quot;&quot;)" office:value-type="float" office:value="48" calcext:value-type="float">
            <text:p>48</text:p>
          </table:table-cell>
          <table:table-cell table:style-name="ce1" table:formula="of:=IF([.E39]&lt;&gt;&quot;&quot;;[.E39];IF([.F39]&lt;&gt;&quot;&quot;;[.F39];[.G39]))" office:value-type="float" office:value="48" calcext:value-type="float">
            <text:p>48</text:p>
          </table:table-cell>
          <table:table-cell/>
          <table:table-cell table:style-name="ce1" table:formula="of:=IF(([.A39]&lt;[.B39])AND([.A39]&lt;[.C39]);[.A39];&quot;&quot;)">
            <text:p/>
          </table:table-cell>
          <table:table-cell table:style-name="ce1" table:formula="of:=IF(([.B39]&lt;[.A39])AND([.B39]&lt;[.C39]);[.B39];&quot;&quot;)" office:value-type="float" office:value="1" calcext:value-type="float">
            <text:p>1</text:p>
          </table:table-cell>
          <table:table-cell table:style-name="ce1" table:formula="of:=IF(([.C39]&lt;[.A39])AND([.C39]&lt;[.B39]);[.C39];&quot;&quot;)">
            <text:p/>
          </table:table-cell>
          <table:table-cell table:style-name="ce1" table:formula="of:=IF([.J39]&lt;&gt;&quot;&quot;;[.J39];IF([.K39]&lt;&gt;&quot;&quot;;[.K39];[.L39]))" office:value-type="float" office:value="1" calcext:value-type="float">
            <text:p>1</text:p>
          </table:table-cell>
          <table:table-cell table:style-name="ce1"/>
          <table:table-cell table:formula="of:=IF(([.A39]&gt;[.B39])AND([.A39]&gt;[.C39]);IFERROR(([.B39]-[.C39])/([.H39]-[.M39]);0)+1;&quot;&quot;)">
            <text:p/>
          </table:table-cell>
          <table:table-cell table:formula="of:=IF(([.B39]&gt;[.A39])AND([.B39]&gt;[.C39]);IFERROR(([.C39]-[.A39])/([.H39]-[.M39]);0)+2;&quot;&quot;)">
            <text:p/>
          </table:table-cell>
          <table:table-cell table:formula="of:=IF(([.C39]&gt;[.A39])AND([.C39]&gt;[.B39]);IFERROR(([.A39]-[.B39])/([.H39]-[.M39]);0)+4;&quot;&quot;)" office:value-type="float" office:value="4.27659574468085" calcext:value-type="float">
            <text:p>4.277</text:p>
          </table:table-cell>
          <table:table-cell table:formula="of:=IF([.O39]&lt;&gt;&quot;&quot;;[.O39];IF([.P39]&lt;&gt;&quot;&quot;;[.P39];[.Q39]))" office:value-type="float" office:value="4.27659574468085" calcext:value-type="float">
            <text:p>4.277</text:p>
          </table:table-cell>
          <table:table-cell table:style-name="ce1"/>
          <table:table-cell table:style-name="ce1" table:formula="of:=INT(64/5*[.R39])" office:value-type="float" office:value="54" calcext:value-type="float">
            <text:p>54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IF(([.A40]&gt;[.B40])AND([.A40]&gt;[.C40]);[.A40];&quot;&quot;)" office:value-type="float" office:value="63" calcext:value-type="float">
            <text:p>63</text:p>
          </table:table-cell>
          <table:table-cell table:style-name="ce1" table:formula="of:=IF(([.B40]&gt;[.A40])AND([.B40]&gt;[.C40]);[.B40];&quot;&quot;)">
            <text:p/>
          </table:table-cell>
          <table:table-cell table:style-name="ce1" table:formula="of:=IF(([.C40]&gt;[.A40])AND([.C40]&gt;[.B40]);[.C40];&quot;&quot;)">
            <text:p/>
          </table:table-cell>
          <table:table-cell table:style-name="ce1" table:formula="of:=IF([.E40]&lt;&gt;&quot;&quot;;[.E40];IF([.F40]&lt;&gt;&quot;&quot;;[.F40];[.G40]))" office:value-type="float" office:value="63" calcext:value-type="float">
            <text:p>63</text:p>
          </table:table-cell>
          <table:table-cell/>
          <table:table-cell table:style-name="ce1" table:formula="of:=IF(([.A40]&lt;[.B40])AND([.A40]&lt;[.C40]);[.A40];&quot;&quot;)">
            <text:p/>
          </table:table-cell>
          <table:table-cell table:style-name="ce1" table:formula="of:=IF(([.B40]&lt;[.A40])AND([.B40]&lt;[.C40]);[.B40];&quot;&quot;)">
            <text:p/>
          </table:table-cell>
          <table:table-cell table:style-name="ce1" table:formula="of:=IF(([.C40]&lt;[.A40])AND([.C40]&lt;[.B40]);[.C40];&quot;&quot;)" office:value-type="float" office:value="61" calcext:value-type="float">
            <text:p>61</text:p>
          </table:table-cell>
          <table:table-cell table:style-name="ce1" table:formula="of:=IF([.J40]&lt;&gt;&quot;&quot;;[.J40];IF([.K40]&lt;&gt;&quot;&quot;;[.K40];[.L40]))" office:value-type="float" office:value="61" calcext:value-type="float">
            <text:p>61</text:p>
          </table:table-cell>
          <table:table-cell table:style-name="ce1"/>
          <table:table-cell table:formula="of:=IF(([.A40]&gt;[.B40])AND([.A40]&gt;[.C40]);IFERROR(([.B40]-[.C40])/([.H40]-[.M40]);0)+1;&quot;&quot;)" office:value-type="float" office:value="1.5" calcext:value-type="float">
            <text:p>1.500</text:p>
          </table:table-cell>
          <table:table-cell table:formula="of:=IF(([.B40]&gt;[.A40])AND([.B40]&gt;[.C40]);IFERROR(([.C40]-[.A40])/([.H40]-[.M40]);0)+2;&quot;&quot;)">
            <text:p/>
          </table:table-cell>
          <table:table-cell table:formula="of:=IF(([.C40]&gt;[.A40])AND([.C40]&gt;[.B40]);IFERROR(([.A40]-[.B40])/([.H40]-[.M40]);0)+4;&quot;&quot;)">
            <text:p/>
          </table:table-cell>
          <table:table-cell table:formula="of:=IF([.O40]&lt;&gt;&quot;&quot;;[.O40];IF([.P40]&lt;&gt;&quot;&quot;;[.P40];[.Q40]))" office:value-type="float" office:value="1.5" calcext:value-type="float">
            <text:p>1.500</text:p>
          </table:table-cell>
          <table:table-cell table:style-name="ce1"/>
          <table:table-cell table:style-name="ce1" table:formula="of:=INT(64/5*[.R40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1]&gt;[.B41])AND([.A41]&gt;[.C41]);[.A41];&quot;&quot;)">
            <text:p/>
          </table:table-cell>
          <table:table-cell table:style-name="ce1" table:formula="of:=IF(([.B41]&gt;[.A41])AND([.B41]&gt;[.C41]);[.B41];&quot;&quot;)" office:value-type="float" office:value="30" calcext:value-type="float">
            <text:p>30</text:p>
          </table:table-cell>
          <table:table-cell table:style-name="ce1" table:formula="of:=IF(([.C41]&gt;[.A41])AND([.C41]&gt;[.B41]);[.C41];&quot;&quot;)">
            <text:p/>
          </table:table-cell>
          <table:table-cell table:style-name="ce1" table:formula="of:=IF([.E41]&lt;&gt;&quot;&quot;;[.E41];IF([.F41]&lt;&gt;&quot;&quot;;[.F41];[.G41]))" office:value-type="float" office:value="30" calcext:value-type="float">
            <text:p>30</text:p>
          </table:table-cell>
          <table:table-cell/>
          <table:table-cell table:style-name="ce1" table:formula="of:=IF(([.A41]&lt;[.B41])AND([.A41]&lt;[.C41]);[.A41];&quot;&quot;)">
            <text:p/>
          </table:table-cell>
          <table:table-cell table:style-name="ce1" table:formula="of:=IF(([.B41]&lt;[.A41])AND([.B41]&lt;[.C41]);[.B41];&quot;&quot;)">
            <text:p/>
          </table:table-cell>
          <table:table-cell table:style-name="ce1" table:formula="of:=IF(([.C41]&lt;[.A41])AND([.C41]&lt;[.B41]);[.C41];&quot;&quot;)" office:value-type="float" office:value="0" calcext:value-type="float">
            <text:p>0</text:p>
          </table:table-cell>
          <table:table-cell table:style-name="ce1" table:formula="of:=IF([.J41]&lt;&gt;&quot;&quot;;[.J41];IF([.K41]&lt;&gt;&quot;&quot;;[.K41];[.L41]))" office:value-type="float" office:value="0" calcext:value-type="float">
            <text:p>0</text:p>
          </table:table-cell>
          <table:table-cell table:style-name="ce1"/>
          <table:table-cell table:formula="of:=IF(([.A41]&gt;[.B41])AND([.A41]&gt;[.C41]);IFERROR(([.B41]-[.C41])/([.H41]-[.M41]);0)+1;&quot;&quot;)">
            <text:p/>
          </table:table-cell>
          <table:table-cell table:formula="of:=IF(([.B41]&gt;[.A41])AND([.B41]&gt;[.C41]);IFERROR(([.C41]-[.A41])/([.H41]-[.M41]);0)+2;&quot;&quot;)" office:value-type="float" office:value="1.9" calcext:value-type="float">
            <text:p>1.900</text:p>
          </table:table-cell>
          <table:table-cell table:formula="of:=IF(([.C41]&gt;[.A41])AND([.C41]&gt;[.B41]);IFERROR(([.A41]-[.B41])/([.H41]-[.M41]);0)+4;&quot;&quot;)">
            <text:p/>
          </table:table-cell>
          <table:table-cell table:formula="of:=IF([.O41]&lt;&gt;&quot;&quot;;[.O41];IF([.P41]&lt;&gt;&quot;&quot;;[.P41];[.Q41]))" office:value-type="float" office:value="1.9" calcext:value-type="float">
            <text:p>1.900</text:p>
          </table:table-cell>
          <table:table-cell table:style-name="ce1"/>
          <table:table-cell table:style-name="ce1" table:formula="of:=INT(64/5*[.R41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IF(([.A42]&gt;[.B42])AND([.A42]&gt;[.C42]);[.A42];&quot;&quot;)">
            <text:p/>
          </table:table-cell>
          <table:table-cell table:style-name="ce1" table:formula="of:=IF(([.B42]&gt;[.A42])AND([.B42]&gt;[.C42]);[.B42];&quot;&quot;)">
            <text:p/>
          </table:table-cell>
          <table:table-cell table:style-name="ce1" table:formula="of:=IF(([.C42]&gt;[.A42])AND([.C42]&gt;[.B42]);[.C42];&quot;&quot;)" office:value-type="float" office:value="54" calcext:value-type="float">
            <text:p>54</text:p>
          </table:table-cell>
          <table:table-cell table:style-name="ce1" table:formula="of:=IF([.E42]&lt;&gt;&quot;&quot;;[.E42];IF([.F42]&lt;&gt;&quot;&quot;;[.F42];[.G42]))" office:value-type="float" office:value="54" calcext:value-type="float">
            <text:p>54</text:p>
          </table:table-cell>
          <table:table-cell/>
          <table:table-cell table:style-name="ce1" table:formula="of:=IF(([.A42]&lt;[.B42])AND([.A42]&lt;[.C42]);[.A42];&quot;&quot;)" office:value-type="float" office:value="10" calcext:value-type="float">
            <text:p>10</text:p>
          </table:table-cell>
          <table:table-cell table:style-name="ce1" table:formula="of:=IF(([.B42]&lt;[.A42])AND([.B42]&lt;[.C42]);[.B42];&quot;&quot;)">
            <text:p/>
          </table:table-cell>
          <table:table-cell table:style-name="ce1" table:formula="of:=IF(([.C42]&lt;[.A42])AND([.C42]&lt;[.B42]);[.C42];&quot;&quot;)">
            <text:p/>
          </table:table-cell>
          <table:table-cell table:style-name="ce1" table:formula="of:=IF([.J42]&lt;&gt;&quot;&quot;;[.J42];IF([.K42]&lt;&gt;&quot;&quot;;[.K42];[.L42]))" office:value-type="float" office:value="10" calcext:value-type="float">
            <text:p>10</text:p>
          </table:table-cell>
          <table:table-cell table:style-name="ce1"/>
          <table:table-cell table:formula="of:=IF(([.A42]&gt;[.B42])AND([.A42]&gt;[.C42]);IFERROR(([.B42]-[.C42])/([.H42]-[.M42]);0)+1;&quot;&quot;)">
            <text:p/>
          </table:table-cell>
          <table:table-cell table:formula="of:=IF(([.B42]&gt;[.A42])AND([.B42]&gt;[.C42]);IFERROR(([.C42]-[.A42])/([.H42]-[.M42]);0)+2;&quot;&quot;)">
            <text:p/>
          </table:table-cell>
          <table:table-cell table:formula="of:=IF(([.C42]&gt;[.A42])AND([.C42]&gt;[.B42]);IFERROR(([.A42]-[.B42])/([.H42]-[.M42]);0)+4;&quot;&quot;)" office:value-type="float" office:value="3.34090909090909" calcext:value-type="float">
            <text:p>3.341</text:p>
          </table:table-cell>
          <table:table-cell table:formula="of:=IF([.O42]&lt;&gt;&quot;&quot;;[.O42];IF([.P42]&lt;&gt;&quot;&quot;;[.P42];[.Q42]))" office:value-type="float" office:value="3.34090909090909" calcext:value-type="float">
            <text:p>3.341</text:p>
          </table:table-cell>
          <table:table-cell table:style-name="ce1"/>
          <table:table-cell table:style-name="ce1" table:formula="of:=INT(64/5*[.R42])" office:value-type="float" office:value="42" calcext:value-type="float">
            <text:p>42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43]&gt;[.B43])AND([.A43]&gt;[.C43]);[.A43];&quot;&quot;)" office:value-type="float" office:value="63" calcext:value-type="float">
            <text:p>63</text:p>
          </table:table-cell>
          <table:table-cell table:style-name="ce1" table:formula="of:=IF(([.B43]&gt;[.A43])AND([.B43]&gt;[.C43]);[.B43];&quot;&quot;)">
            <text:p/>
          </table:table-cell>
          <table:table-cell table:style-name="ce1" table:formula="of:=IF(([.C43]&gt;[.A43])AND([.C43]&gt;[.B43]);[.C43];&quot;&quot;)">
            <text:p/>
          </table:table-cell>
          <table:table-cell table:style-name="ce1" table:formula="of:=IF([.E43]&lt;&gt;&quot;&quot;;[.E43];IF([.F43]&lt;&gt;&quot;&quot;;[.F43];[.G43]))" office:value-type="float" office:value="63" calcext:value-type="float">
            <text:p>63</text:p>
          </table:table-cell>
          <table:table-cell/>
          <table:table-cell table:style-name="ce1" table:formula="of:=IF(([.A43]&lt;[.B43])AND([.A43]&lt;[.C43]);[.A43];&quot;&quot;)">
            <text:p/>
          </table:table-cell>
          <table:table-cell table:style-name="ce1" table:formula="of:=IF(([.B43]&lt;[.A43])AND([.B43]&lt;[.C43]);[.B43];&quot;&quot;)">
            <text:p/>
          </table:table-cell>
          <table:table-cell table:style-name="ce1" table:formula="of:=IF(([.C43]&lt;[.A43])AND([.C43]&lt;[.B43]);[.C43];&quot;&quot;)" office:value-type="float" office:value="0" calcext:value-type="float">
            <text:p>0</text:p>
          </table:table-cell>
          <table:table-cell table:style-name="ce1" table:formula="of:=IF([.J43]&lt;&gt;&quot;&quot;;[.J43];IF([.K43]&lt;&gt;&quot;&quot;;[.K43];[.L43]))" office:value-type="float" office:value="0" calcext:value-type="float">
            <text:p>0</text:p>
          </table:table-cell>
          <table:table-cell table:style-name="ce1"/>
          <table:table-cell table:formula="of:=IF(([.A43]&gt;[.B43])AND([.A43]&gt;[.C43]);IFERROR(([.B43]-[.C43])/([.H43]-[.M43]);0)+1;&quot;&quot;)" office:value-type="float" office:value="1.01587301587302" calcext:value-type="float">
            <text:p>1.016</text:p>
          </table:table-cell>
          <table:table-cell table:formula="of:=IF(([.B43]&gt;[.A43])AND([.B43]&gt;[.C43]);IFERROR(([.C43]-[.A43])/([.H43]-[.M43]);0)+2;&quot;&quot;)">
            <text:p/>
          </table:table-cell>
          <table:table-cell table:formula="of:=IF(([.C43]&gt;[.A43])AND([.C43]&gt;[.B43]);IFERROR(([.A43]-[.B43])/([.H43]-[.M43]);0)+4;&quot;&quot;)">
            <text:p/>
          </table:table-cell>
          <table:table-cell table:formula="of:=IF([.O43]&lt;&gt;&quot;&quot;;[.O43];IF([.P43]&lt;&gt;&quot;&quot;;[.P43];[.Q43]))" office:value-type="float" office:value="1.01587301587302" calcext:value-type="float">
            <text:p>1.016</text:p>
          </table:table-cell>
          <table:table-cell table:style-name="ce1"/>
          <table:table-cell table:style-name="ce1" table:formula="of:=INT(64/5*[.R43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44]&gt;[.B44])AND([.A44]&gt;[.C44]);[.A44];&quot;&quot;)">
            <text:p/>
          </table:table-cell>
          <table:table-cell table:style-name="ce1" table:formula="of:=IF(([.B44]&gt;[.A44])AND([.B44]&gt;[.C44]);[.B44];&quot;&quot;)" office:value-type="float" office:value="59" calcext:value-type="float">
            <text:p>59</text:p>
          </table:table-cell>
          <table:table-cell table:style-name="ce1" table:formula="of:=IF(([.C44]&gt;[.A44])AND([.C44]&gt;[.B44]);[.C44];&quot;&quot;)">
            <text:p/>
          </table:table-cell>
          <table:table-cell table:style-name="ce1" table:formula="of:=IF([.E44]&lt;&gt;&quot;&quot;;[.E44];IF([.F44]&lt;&gt;&quot;&quot;;[.F44];[.G44]))" office:value-type="float" office:value="59" calcext:value-type="float">
            <text:p>59</text:p>
          </table:table-cell>
          <table:table-cell/>
          <table:table-cell table:style-name="ce1" table:formula="of:=IF(([.A44]&lt;[.B44])AND([.A44]&lt;[.C44]);[.A44];&quot;&quot;)" office:value-type="float" office:value="19" calcext:value-type="float">
            <text:p>19</text:p>
          </table:table-cell>
          <table:table-cell table:style-name="ce1" table:formula="of:=IF(([.B44]&lt;[.A44])AND([.B44]&lt;[.C44]);[.B44];&quot;&quot;)">
            <text:p/>
          </table:table-cell>
          <table:table-cell table:style-name="ce1" table:formula="of:=IF(([.C44]&lt;[.A44])AND([.C44]&lt;[.B44]);[.C44];&quot;&quot;)">
            <text:p/>
          </table:table-cell>
          <table:table-cell table:style-name="ce1" table:formula="of:=IF([.J44]&lt;&gt;&quot;&quot;;[.J44];IF([.K44]&lt;&gt;&quot;&quot;;[.K44];[.L44]))" office:value-type="float" office:value="19" calcext:value-type="float">
            <text:p>19</text:p>
          </table:table-cell>
          <table:table-cell table:style-name="ce1"/>
          <table:table-cell table:formula="of:=IF(([.A44]&gt;[.B44])AND([.A44]&gt;[.C44]);IFERROR(([.B44]-[.C44])/([.H44]-[.M44]);0)+1;&quot;&quot;)">
            <text:p/>
          </table:table-cell>
          <table:table-cell table:formula="of:=IF(([.B44]&gt;[.A44])AND([.B44]&gt;[.C44]);IFERROR(([.C44]-[.A44])/([.H44]-[.M44]);0)+2;&quot;&quot;)" office:value-type="float" office:value="2.275" calcext:value-type="float">
            <text:p>2.275</text:p>
          </table:table-cell>
          <table:table-cell table:formula="of:=IF(([.C44]&gt;[.A44])AND([.C44]&gt;[.B44]);IFERROR(([.A44]-[.B44])/([.H44]-[.M44]);0)+4;&quot;&quot;)">
            <text:p/>
          </table:table-cell>
          <table:table-cell table:formula="of:=IF([.O44]&lt;&gt;&quot;&quot;;[.O44];IF([.P44]&lt;&gt;&quot;&quot;;[.P44];[.Q44]))" office:value-type="float" office:value="2.275" calcext:value-type="float">
            <text:p>2.275</text:p>
          </table:table-cell>
          <table:table-cell table:style-name="ce1"/>
          <table:table-cell table:style-name="ce1" table:formula="of:=INT(64/5*[.R44])" office:value-type="float" office:value="29" calcext:value-type="float">
            <text:p>29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IF(([.A45]&gt;[.B45])AND([.A45]&gt;[.C45]);[.A45];&quot;&quot;)" office:value-type="float" office:value="60" calcext:value-type="float">
            <text:p>60</text:p>
          </table:table-cell>
          <table:table-cell table:style-name="ce1" table:formula="of:=IF(([.B45]&gt;[.A45])AND([.B45]&gt;[.C45]);[.B45];&quot;&quot;)">
            <text:p/>
          </table:table-cell>
          <table:table-cell table:style-name="ce1" table:formula="of:=IF(([.C45]&gt;[.A45])AND([.C45]&gt;[.B45]);[.C45];&quot;&quot;)">
            <text:p/>
          </table:table-cell>
          <table:table-cell table:style-name="ce1" table:formula="of:=IF([.E45]&lt;&gt;&quot;&quot;;[.E45];IF([.F45]&lt;&gt;&quot;&quot;;[.F45];[.G45]))" office:value-type="float" office:value="60" calcext:value-type="float">
            <text:p>60</text:p>
          </table:table-cell>
          <table:table-cell/>
          <table:table-cell table:style-name="ce1" table:formula="of:=IF(([.A45]&lt;[.B45])AND([.A45]&lt;[.C45]);[.A45];&quot;&quot;)">
            <text:p/>
          </table:table-cell>
          <table:table-cell table:style-name="ce1" table:formula="of:=IF(([.B45]&lt;[.A45])AND([.B45]&lt;[.C45]);[.B45];&quot;&quot;)" office:value-type="float" office:value="4" calcext:value-type="float">
            <text:p>4</text:p>
          </table:table-cell>
          <table:table-cell table:style-name="ce1" table:formula="of:=IF(([.C45]&lt;[.A45])AND([.C45]&lt;[.B45]);[.C45];&quot;&quot;)">
            <text:p/>
          </table:table-cell>
          <table:table-cell table:style-name="ce1" table:formula="of:=IF([.J45]&lt;&gt;&quot;&quot;;[.J45];IF([.K45]&lt;&gt;&quot;&quot;;[.K45];[.L45]))" office:value-type="float" office:value="4" calcext:value-type="float">
            <text:p>4</text:p>
          </table:table-cell>
          <table:table-cell table:style-name="ce1"/>
          <table:table-cell table:formula="of:=IF(([.A45]&gt;[.B45])AND([.A45]&gt;[.C45]);IFERROR(([.B45]-[.C45])/([.H45]-[.M45]);0)+1;&quot;&quot;)" office:value-type="float" office:value="0.946428571428571" calcext:value-type="float">
            <text:p>0.946</text:p>
          </table:table-cell>
          <table:table-cell table:formula="of:=IF(([.B45]&gt;[.A45])AND([.B45]&gt;[.C45]);IFERROR(([.C45]-[.A45])/([.H45]-[.M45]);0)+2;&quot;&quot;)">
            <text:p/>
          </table:table-cell>
          <table:table-cell table:formula="of:=IF(([.C45]&gt;[.A45])AND([.C45]&gt;[.B45]);IFERROR(([.A45]-[.B45])/([.H45]-[.M45]);0)+4;&quot;&quot;)">
            <text:p/>
          </table:table-cell>
          <table:table-cell table:formula="of:=IF([.O45]&lt;&gt;&quot;&quot;;[.O45];IF([.P45]&lt;&gt;&quot;&quot;;[.P45];[.Q45]))" office:value-type="float" office:value="0.946428571428571" calcext:value-type="float">
            <text:p>0.946</text:p>
          </table:table-cell>
          <table:table-cell table:style-name="ce1"/>
          <table:table-cell table:style-name="ce1" table:formula="of:=INT(64/5*[.R45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46]&gt;[.B46])AND([.A46]&gt;[.C46]);[.A46];&quot;&quot;)" office:value-type="float" office:value="50" calcext:value-type="float">
            <text:p>50</text:p>
          </table:table-cell>
          <table:table-cell table:style-name="ce1" table:formula="of:=IF(([.B46]&gt;[.A46])AND([.B46]&gt;[.C46]);[.B46];&quot;&quot;)">
            <text:p/>
          </table:table-cell>
          <table:table-cell table:style-name="ce1" table:formula="of:=IF(([.C46]&gt;[.A46])AND([.C46]&gt;[.B46]);[.C46];&quot;&quot;)">
            <text:p/>
          </table:table-cell>
          <table:table-cell table:style-name="ce1" table:formula="of:=IF([.E46]&lt;&gt;&quot;&quot;;[.E46];IF([.F46]&lt;&gt;&quot;&quot;;[.F46];[.G46]))" office:value-type="float" office:value="50" calcext:value-type="float">
            <text:p>50</text:p>
          </table:table-cell>
          <table:table-cell/>
          <table:table-cell table:style-name="ce1" table:formula="of:=IF(([.A46]&lt;[.B46])AND([.A46]&lt;[.C46]);[.A46];&quot;&quot;)">
            <text:p/>
          </table:table-cell>
          <table:table-cell table:style-name="ce1" table:formula="of:=IF(([.B46]&lt;[.A46])AND([.B46]&lt;[.C46]);[.B46];&quot;&quot;)" office:value-type="float" office:value="25" calcext:value-type="float">
            <text:p>25</text:p>
          </table:table-cell>
          <table:table-cell table:style-name="ce1" table:formula="of:=IF(([.C46]&lt;[.A46])AND([.C46]&lt;[.B46]);[.C46];&quot;&quot;)">
            <text:p/>
          </table:table-cell>
          <table:table-cell table:style-name="ce1" table:formula="of:=IF([.J46]&lt;&gt;&quot;&quot;;[.J46];IF([.K46]&lt;&gt;&quot;&quot;;[.K46];[.L46]))" office:value-type="float" office:value="25" calcext:value-type="float">
            <text:p>25</text:p>
          </table:table-cell>
          <table:table-cell table:style-name="ce1"/>
          <table:table-cell table:formula="of:=IF(([.A46]&gt;[.B46])AND([.A46]&gt;[.C46]);IFERROR(([.B46]-[.C46])/([.H46]-[.M46]);0)+1;&quot;&quot;)" office:value-type="float" office:value="0.88" calcext:value-type="float">
            <text:p>0.880</text:p>
          </table:table-cell>
          <table:table-cell table:formula="of:=IF(([.B46]&gt;[.A46])AND([.B46]&gt;[.C46]);IFERROR(([.C46]-[.A46])/([.H46]-[.M46]);0)+2;&quot;&quot;)">
            <text:p/>
          </table:table-cell>
          <table:table-cell table:formula="of:=IF(([.C46]&gt;[.A46])AND([.C46]&gt;[.B46]);IFERROR(([.A46]-[.B46])/([.H46]-[.M46]);0)+4;&quot;&quot;)">
            <text:p/>
          </table:table-cell>
          <table:table-cell table:formula="of:=IF([.O46]&lt;&gt;&quot;&quot;;[.O46];IF([.P46]&lt;&gt;&quot;&quot;;[.P46];[.Q46]))" office:value-type="float" office:value="0.88" calcext:value-type="float">
            <text:p>0.880</text:p>
          </table:table-cell>
          <table:table-cell table:style-name="ce1"/>
          <table:table-cell table:style-name="ce1" table:formula="of:=INT(64/5*[.R46])" office:value-type="float" office:value="11" calcext:value-type="float">
            <text:p>11</text:p>
          </table:table-cell>
          <table:table-cell table:style-name="ce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IF(([.A47]&gt;[.B47])AND([.A47]&gt;[.C47]);[.A47];&quot;&quot;)">
            <text:p/>
          </table:table-cell>
          <table:table-cell table:style-name="ce1" table:formula="of:=IF(([.B47]&gt;[.A47])AND([.B47]&gt;[.C47]);[.B47];&quot;&quot;)">
            <text:p/>
          </table:table-cell>
          <table:table-cell table:style-name="ce1" table:formula="of:=IF(([.C47]&gt;[.A47])AND([.C47]&gt;[.B47]);[.C47];&quot;&quot;)" office:value-type="float" office:value="49" calcext:value-type="float">
            <text:p>49</text:p>
          </table:table-cell>
          <table:table-cell table:style-name="ce1" table:formula="of:=IF([.E47]&lt;&gt;&quot;&quot;;[.E47];IF([.F47]&lt;&gt;&quot;&quot;;[.F47];[.G47]))" office:value-type="float" office:value="49" calcext:value-type="float">
            <text:p>49</text:p>
          </table:table-cell>
          <table:table-cell/>
          <table:table-cell table:style-name="ce1" table:formula="of:=IF(([.A47]&lt;[.B47])AND([.A47]&lt;[.C47]);[.A47];&quot;&quot;)" office:value-type="float" office:value="9" calcext:value-type="float">
            <text:p>9</text:p>
          </table:table-cell>
          <table:table-cell table:style-name="ce1" table:formula="of:=IF(([.B47]&lt;[.A47])AND([.B47]&lt;[.C47]);[.B47];&quot;&quot;)">
            <text:p/>
          </table:table-cell>
          <table:table-cell table:style-name="ce1" table:formula="of:=IF(([.C47]&lt;[.A47])AND([.C47]&lt;[.B47]);[.C47];&quot;&quot;)">
            <text:p/>
          </table:table-cell>
          <table:table-cell table:style-name="ce1" table:formula="of:=IF([.J47]&lt;&gt;&quot;&quot;;[.J47];IF([.K47]&lt;&gt;&quot;&quot;;[.K47];[.L47]))" office:value-type="float" office:value="9" calcext:value-type="float">
            <text:p>9</text:p>
          </table:table-cell>
          <table:table-cell table:style-name="ce1"/>
          <table:table-cell table:formula="of:=IF(([.A47]&gt;[.B47])AND([.A47]&gt;[.C47]);IFERROR(([.B47]-[.C47])/([.H47]-[.M47]);0)+1;&quot;&quot;)">
            <text:p/>
          </table:table-cell>
          <table:table-cell table:formula="of:=IF(([.B47]&gt;[.A47])AND([.B47]&gt;[.C47]);IFERROR(([.C47]-[.A47])/([.H47]-[.M47]);0)+2;&quot;&quot;)">
            <text:p/>
          </table:table-cell>
          <table:table-cell table:formula="of:=IF(([.C47]&gt;[.A47])AND([.C47]&gt;[.B47]);IFERROR(([.A47]-[.B47])/([.H47]-[.M47]);0)+4;&quot;&quot;)" office:value-type="float" office:value="3.7" calcext:value-type="float">
            <text:p>3.700</text:p>
          </table:table-cell>
          <table:table-cell table:formula="of:=IF([.O47]&lt;&gt;&quot;&quot;;[.O47];IF([.P47]&lt;&gt;&quot;&quot;;[.P47];[.Q47]))" office:value-type="float" office:value="3.7" calcext:value-type="float">
            <text:p>3.700</text:p>
          </table:table-cell>
          <table:table-cell table:style-name="ce1"/>
          <table:table-cell table:style-name="ce1" table:formula="of:=INT(64/5*[.R47])" office:value-type="float" office:value="47" calcext:value-type="float">
            <text:p>47</text:p>
          </table:table-cell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IF(([.A48]&gt;[.B48])AND([.A48]&gt;[.C48]);[.A48];&quot;&quot;)">
            <text:p/>
          </table:table-cell>
          <table:table-cell table:style-name="ce1" table:formula="of:=IF(([.B48]&gt;[.A48])AND([.B48]&gt;[.C48]);[.B48];&quot;&quot;)">
            <text:p/>
          </table:table-cell>
          <table:table-cell table:style-name="ce1" table:formula="of:=IF(([.C48]&gt;[.A48])AND([.C48]&gt;[.B48]);[.C48];&quot;&quot;)" office:value-type="float" office:value="56" calcext:value-type="float">
            <text:p>56</text:p>
          </table:table-cell>
          <table:table-cell table:style-name="ce1" table:formula="of:=IF([.E48]&lt;&gt;&quot;&quot;;[.E48];IF([.F48]&lt;&gt;&quot;&quot;;[.F48];[.G48]))" office:value-type="float" office:value="56" calcext:value-type="float">
            <text:p>56</text:p>
          </table:table-cell>
          <table:table-cell/>
          <table:table-cell table:style-name="ce1" table:formula="of:=IF(([.A48]&lt;[.B48])AND([.A48]&lt;[.C48]);[.A48];&quot;&quot;)">
            <text:p/>
          </table:table-cell>
          <table:table-cell table:style-name="ce1" table:formula="of:=IF(([.B48]&lt;[.A48])AND([.B48]&lt;[.C48]);[.B48];&quot;&quot;)" office:value-type="float" office:value="0" calcext:value-type="float">
            <text:p>0</text:p>
          </table:table-cell>
          <table:table-cell table:style-name="ce1" table:formula="of:=IF(([.C48]&lt;[.A48])AND([.C48]&lt;[.B48]);[.C48];&quot;&quot;)">
            <text:p/>
          </table:table-cell>
          <table:table-cell table:style-name="ce1" table:formula="of:=IF([.J48]&lt;&gt;&quot;&quot;;[.J48];IF([.K48]&lt;&gt;&quot;&quot;;[.K48];[.L48]))" office:value-type="float" office:value="0" calcext:value-type="float">
            <text:p>0</text:p>
          </table:table-cell>
          <table:table-cell table:style-name="ce1"/>
          <table:table-cell table:formula="of:=IF(([.A48]&gt;[.B48])AND([.A48]&gt;[.C48]);IFERROR(([.B48]-[.C48])/([.H48]-[.M48]);0)+1;&quot;&quot;)">
            <text:p/>
          </table:table-cell>
          <table:table-cell table:formula="of:=IF(([.B48]&gt;[.A48])AND([.B48]&gt;[.C48]);IFERROR(([.C48]-[.A48])/([.H48]-[.M48]);0)+2;&quot;&quot;)">
            <text:p/>
          </table:table-cell>
          <table:table-cell table:formula="of:=IF(([.C48]&gt;[.A48])AND([.C48]&gt;[.B48]);IFERROR(([.A48]-[.B48])/([.H48]-[.M48]);0)+4;&quot;&quot;)" office:value-type="float" office:value="4.05357142857143" calcext:value-type="float">
            <text:p>4.054</text:p>
          </table:table-cell>
          <table:table-cell table:formula="of:=IF([.O48]&lt;&gt;&quot;&quot;;[.O48];IF([.P48]&lt;&gt;&quot;&quot;;[.P48];[.Q48]))" office:value-type="float" office:value="4.05357142857143" calcext:value-type="float">
            <text:p>4.054</text:p>
          </table:table-cell>
          <table:table-cell table:style-name="ce1"/>
          <table:table-cell table:style-name="ce1" table:formula="of:=INT(64/5*[.R48])" office:value-type="float" office:value="51" calcext:value-type="float">
            <text:p>51</text:p>
          </table:table-cell>
          <table:table-cell table:style-name="ce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IF(([.A49]&gt;[.B49])AND([.A49]&gt;[.C49]);[.A49];&quot;&quot;)" office:value-type="float" office:value="44" calcext:value-type="float">
            <text:p>44</text:p>
          </table:table-cell>
          <table:table-cell table:style-name="ce1" table:formula="of:=IF(([.B49]&gt;[.A49])AND([.B49]&gt;[.C49]);[.B49];&quot;&quot;)">
            <text:p/>
          </table:table-cell>
          <table:table-cell table:style-name="ce1" table:formula="of:=IF(([.C49]&gt;[.A49])AND([.C49]&gt;[.B49]);[.C49];&quot;&quot;)">
            <text:p/>
          </table:table-cell>
          <table:table-cell table:style-name="ce1" table:formula="of:=IF([.E49]&lt;&gt;&quot;&quot;;[.E49];IF([.F49]&lt;&gt;&quot;&quot;;[.F49];[.G49]))" office:value-type="float" office:value="44" calcext:value-type="float">
            <text:p>44</text:p>
          </table:table-cell>
          <table:table-cell/>
          <table:table-cell table:style-name="ce1" table:formula="of:=IF(([.A49]&lt;[.B49])AND([.A49]&lt;[.C49]);[.A49];&quot;&quot;)">
            <text:p/>
          </table:table-cell>
          <table:table-cell table:style-name="ce1" table:formula="of:=IF(([.B49]&lt;[.A49])AND([.B49]&lt;[.C49]);[.B49];&quot;&quot;)" office:value-type="float" office:value="26" calcext:value-type="float">
            <text:p>26</text:p>
          </table:table-cell>
          <table:table-cell table:style-name="ce1" table:formula="of:=IF(([.C49]&lt;[.A49])AND([.C49]&lt;[.B49]);[.C49];&quot;&quot;)">
            <text:p/>
          </table:table-cell>
          <table:table-cell table:style-name="ce1" table:formula="of:=IF([.J49]&lt;&gt;&quot;&quot;;[.J49];IF([.K49]&lt;&gt;&quot;&quot;;[.K49];[.L49]))" office:value-type="float" office:value="26" calcext:value-type="float">
            <text:p>26</text:p>
          </table:table-cell>
          <table:table-cell table:style-name="ce1"/>
          <table:table-cell table:formula="of:=IF(([.A49]&gt;[.B49])AND([.A49]&gt;[.C49]);IFERROR(([.B49]-[.C49])/([.H49]-[.M49]);0)+1;&quot;&quot;)" office:value-type="float" office:value="0.666666666666667" calcext:value-type="float">
            <text:p>0.667</text:p>
          </table:table-cell>
          <table:table-cell table:formula="of:=IF(([.B49]&gt;[.A49])AND([.B49]&gt;[.C49]);IFERROR(([.C49]-[.A49])/([.H49]-[.M49]);0)+2;&quot;&quot;)">
            <text:p/>
          </table:table-cell>
          <table:table-cell table:formula="of:=IF(([.C49]&gt;[.A49])AND([.C49]&gt;[.B49]);IFERROR(([.A49]-[.B49])/([.H49]-[.M49]);0)+4;&quot;&quot;)">
            <text:p/>
          </table:table-cell>
          <table:table-cell table:formula="of:=IF([.O49]&lt;&gt;&quot;&quot;;[.O49];IF([.P49]&lt;&gt;&quot;&quot;;[.P49];[.Q49]))" office:value-type="float" office:value="0.666666666666667" calcext:value-type="float">
            <text:p>0.667</text:p>
          </table:table-cell>
          <table:table-cell table:style-name="ce1"/>
          <table:table-cell table:style-name="ce1" table:formula="of:=INT(64/5*[.R49])" office:value-type="float" office:value="8" calcext:value-type="float">
            <text:p>8</text:p>
          </table:table-cell>
          <table:table-cell table:style-name="ce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IF(([.A50]&gt;[.B50])AND([.A50]&gt;[.C50]);[.A50];&quot;&quot;)" office:value-type="float" office:value="63" calcext:value-type="float">
            <text:p>63</text:p>
          </table:table-cell>
          <table:table-cell table:style-name="ce1" table:formula="of:=IF(([.B50]&gt;[.A50])AND([.B50]&gt;[.C50]);[.B50];&quot;&quot;)">
            <text:p/>
          </table:table-cell>
          <table:table-cell table:style-name="ce1" table:formula="of:=IF(([.C50]&gt;[.A50])AND([.C50]&gt;[.B50]);[.C50];&quot;&quot;)">
            <text:p/>
          </table:table-cell>
          <table:table-cell table:style-name="ce1" table:formula="of:=IF([.E50]&lt;&gt;&quot;&quot;;[.E50];IF([.F50]&lt;&gt;&quot;&quot;;[.F50];[.G50]))" office:value-type="float" office:value="63" calcext:value-type="float">
            <text:p>63</text:p>
          </table:table-cell>
          <table:table-cell/>
          <table:table-cell table:style-name="ce1" table:formula="of:=IF(([.A50]&lt;[.B50])AND([.A50]&lt;[.C50]);[.A50];&quot;&quot;)">
            <text:p/>
          </table:table-cell>
          <table:table-cell table:style-name="ce1" table:formula="of:=IF(([.B50]&lt;[.A50])AND([.B50]&lt;[.C50]);[.B50];&quot;&quot;)" office:value-type="float" office:value="1" calcext:value-type="float">
            <text:p>1</text:p>
          </table:table-cell>
          <table:table-cell table:style-name="ce1" table:formula="of:=IF(([.C50]&lt;[.A50])AND([.C50]&lt;[.B50]);[.C50];&quot;&quot;)">
            <text:p/>
          </table:table-cell>
          <table:table-cell table:style-name="ce1" table:formula="of:=IF([.J50]&lt;&gt;&quot;&quot;;[.J50];IF([.K50]&lt;&gt;&quot;&quot;;[.K50];[.L50]))" office:value-type="float" office:value="1" calcext:value-type="float">
            <text:p>1</text:p>
          </table:table-cell>
          <table:table-cell table:style-name="ce1"/>
          <table:table-cell table:formula="of:=IF(([.A50]&gt;[.B50])AND([.A50]&gt;[.C50]);IFERROR(([.B50]-[.C50])/([.H50]-[.M50]);0)+1;&quot;&quot;)" office:value-type="float" office:value="0.0161290322580645" calcext:value-type="float">
            <text:p>0.016</text:p>
          </table:table-cell>
          <table:table-cell table:formula="of:=IF(([.B50]&gt;[.A50])AND([.B50]&gt;[.C50]);IFERROR(([.C50]-[.A50])/([.H50]-[.M50]);0)+2;&quot;&quot;)">
            <text:p/>
          </table:table-cell>
          <table:table-cell table:formula="of:=IF(([.C50]&gt;[.A50])AND([.C50]&gt;[.B50]);IFERROR(([.A50]-[.B50])/([.H50]-[.M50]);0)+4;&quot;&quot;)">
            <text:p/>
          </table:table-cell>
          <table:table-cell table:formula="of:=IF([.O50]&lt;&gt;&quot;&quot;;[.O50];IF([.P50]&lt;&gt;&quot;&quot;;[.P50];[.Q50]))" office:value-type="float" office:value="0.0161290322580645" calcext:value-type="float">
            <text:p>0.016</text:p>
          </table:table-cell>
          <table:table-cell table:style-name="ce1"/>
          <table:table-cell table:style-name="ce1" table:formula="of:=INT(64/5*[.R50]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IF(([.A51]&gt;[.B51])AND([.A51]&gt;[.C51]);[.A51];&quot;&quot;)">
            <text:p/>
          </table:table-cell>
          <table:table-cell table:style-name="ce1" table:formula="of:=IF(([.B51]&gt;[.A51])AND([.B51]&gt;[.C51]);[.B51];&quot;&quot;)">
            <text:p/>
          </table:table-cell>
          <table:table-cell table:style-name="ce1" table:formula="of:=IF(([.C51]&gt;[.A51])AND([.C51]&gt;[.B51]);[.C51];&quot;&quot;)" office:value-type="float" office:value="52" calcext:value-type="float">
            <text:p>52</text:p>
          </table:table-cell>
          <table:table-cell table:style-name="ce1" table:formula="of:=IF([.E51]&lt;&gt;&quot;&quot;;[.E51];IF([.F51]&lt;&gt;&quot;&quot;;[.F51];[.G51]))" office:value-type="float" office:value="52" calcext:value-type="float">
            <text:p>52</text:p>
          </table:table-cell>
          <table:table-cell/>
          <table:table-cell table:style-name="ce1" table:formula="of:=IF(([.A51]&lt;[.B51])AND([.A51]&lt;[.C51]);[.A51];&quot;&quot;)" office:value-type="float" office:value="45" calcext:value-type="float">
            <text:p>45</text:p>
          </table:table-cell>
          <table:table-cell table:style-name="ce1" table:formula="of:=IF(([.B51]&lt;[.A51])AND([.B51]&lt;[.C51]);[.B51];&quot;&quot;)">
            <text:p/>
          </table:table-cell>
          <table:table-cell table:style-name="ce1" table:formula="of:=IF(([.C51]&lt;[.A51])AND([.C51]&lt;[.B51]);[.C51];&quot;&quot;)">
            <text:p/>
          </table:table-cell>
          <table:table-cell table:style-name="ce1" table:formula="of:=IF([.J51]&lt;&gt;&quot;&quot;;[.J51];IF([.K51]&lt;&gt;&quot;&quot;;[.K51];[.L51]))" office:value-type="float" office:value="45" calcext:value-type="float">
            <text:p>45</text:p>
          </table:table-cell>
          <table:table-cell table:style-name="ce1"/>
          <table:table-cell table:formula="of:=IF(([.A51]&gt;[.B51])AND([.A51]&gt;[.C51]);IFERROR(([.B51]-[.C51])/([.H51]-[.M51]);0)+1;&quot;&quot;)">
            <text:p/>
          </table:table-cell>
          <table:table-cell table:formula="of:=IF(([.B51]&gt;[.A51])AND([.B51]&gt;[.C51]);IFERROR(([.C51]-[.A51])/([.H51]-[.M51]);0)+2;&quot;&quot;)">
            <text:p/>
          </table:table-cell>
          <table:table-cell table:formula="of:=IF(([.C51]&gt;[.A51])AND([.C51]&gt;[.B51]);IFERROR(([.A51]-[.B51])/([.H51]-[.M51]);0)+4;&quot;&quot;)" office:value-type="float" office:value="3.57142857142857" calcext:value-type="float">
            <text:p>3.571</text:p>
          </table:table-cell>
          <table:table-cell table:formula="of:=IF([.O51]&lt;&gt;&quot;&quot;;[.O51];IF([.P51]&lt;&gt;&quot;&quot;;[.P51];[.Q51]))" office:value-type="float" office:value="3.57142857142857" calcext:value-type="float">
            <text:p>3.571</text:p>
          </table:table-cell>
          <table:table-cell table:style-name="ce1"/>
          <table:table-cell table:style-name="ce1" table:formula="of:=INT(64/5*[.R51])" office:value-type="float" office:value="45" calcext:value-type="float">
            <text:p>45</text:p>
          </table:table-cell>
          <table:table-cell table:style-name="ce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IF(([.A52]&gt;[.B52])AND([.A52]&gt;[.C52]);[.A52];&quot;&quot;)" office:value-type="float" office:value="32" calcext:value-type="float">
            <text:p>32</text:p>
          </table:table-cell>
          <table:table-cell table:style-name="ce1" table:formula="of:=IF(([.B52]&gt;[.A52])AND([.B52]&gt;[.C52]);[.B52];&quot;&quot;)">
            <text:p/>
          </table:table-cell>
          <table:table-cell table:style-name="ce1" table:formula="of:=IF(([.C52]&gt;[.A52])AND([.C52]&gt;[.B52]);[.C52];&quot;&quot;)">
            <text:p/>
          </table:table-cell>
          <table:table-cell table:style-name="ce1" table:formula="of:=IF([.E52]&lt;&gt;&quot;&quot;;[.E52];IF([.F52]&lt;&gt;&quot;&quot;;[.F52];[.G52]))" office:value-type="float" office:value="32" calcext:value-type="float">
            <text:p>32</text:p>
          </table:table-cell>
          <table:table-cell/>
          <table:table-cell table:style-name="ce1" table:formula="of:=IF(([.A52]&lt;[.B52])AND([.A52]&lt;[.C52]);[.A52];&quot;&quot;)">
            <text:p/>
          </table:table-cell>
          <table:table-cell table:style-name="ce1" table:formula="of:=IF(([.B52]&lt;[.A52])AND([.B52]&lt;[.C52]);[.B52];&quot;&quot;)">
            <text:p/>
          </table:table-cell>
          <table:table-cell table:style-name="ce1" table:formula="of:=IF(([.C52]&lt;[.A52])AND([.C52]&lt;[.B52]);[.C52];&quot;&quot;)" office:value-type="float" office:value="3" calcext:value-type="float">
            <text:p>3</text:p>
          </table:table-cell>
          <table:table-cell table:style-name="ce1" table:formula="of:=IF([.J52]&lt;&gt;&quot;&quot;;[.J52];IF([.K52]&lt;&gt;&quot;&quot;;[.K52];[.L52]))" office:value-type="float" office:value="3" calcext:value-type="float">
            <text:p>3</text:p>
          </table:table-cell>
          <table:table-cell table:style-name="ce1"/>
          <table:table-cell table:formula="of:=IF(([.A52]&gt;[.B52])AND([.A52]&gt;[.C52]);IFERROR(([.B52]-[.C52])/([.H52]-[.M52]);0)+1;&quot;&quot;)" office:value-type="float" office:value="1.79310344827586" calcext:value-type="float">
            <text:p>1.793</text:p>
          </table:table-cell>
          <table:table-cell table:formula="of:=IF(([.B52]&gt;[.A52])AND([.B52]&gt;[.C52]);IFERROR(([.C52]-[.A52])/([.H52]-[.M52]);0)+2;&quot;&quot;)">
            <text:p/>
          </table:table-cell>
          <table:table-cell table:formula="of:=IF(([.C52]&gt;[.A52])AND([.C52]&gt;[.B52]);IFERROR(([.A52]-[.B52])/([.H52]-[.M52]);0)+4;&quot;&quot;)">
            <text:p/>
          </table:table-cell>
          <table:table-cell table:formula="of:=IF([.O52]&lt;&gt;&quot;&quot;;[.O52];IF([.P52]&lt;&gt;&quot;&quot;;[.P52];[.Q52]))" office:value-type="float" office:value="1.79310344827586" calcext:value-type="float">
            <text:p>1.793</text:p>
          </table:table-cell>
          <table:table-cell table:style-name="ce1"/>
          <table:table-cell table:style-name="ce1" table:formula="of:=INT(64/5*[.R52])" office:value-type="float" office:value="22" calcext:value-type="float">
            <text:p>22</text:p>
          </table:table-cell>
          <table:table-cell table:style-name="ce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table:formula="of:=IF(([.A53]&gt;[.B53])AND([.A53]&gt;[.C53]);[.A53];&quot;&quot;)">
            <text:p/>
          </table:table-cell>
          <table:table-cell table:style-name="ce1" table:formula="of:=IF(([.B53]&gt;[.A53])AND([.B53]&gt;[.C53]);[.B53];&quot;&quot;)">
            <text:p/>
          </table:table-cell>
          <table:table-cell table:style-name="ce1" table:formula="of:=IF(([.C53]&gt;[.A53])AND([.C53]&gt;[.B53]);[.C53];&quot;&quot;)" office:value-type="float" office:value="15" calcext:value-type="float">
            <text:p>15</text:p>
          </table:table-cell>
          <table:table-cell table:style-name="ce1" table:formula="of:=IF([.E53]&lt;&gt;&quot;&quot;;[.E53];IF([.F53]&lt;&gt;&quot;&quot;;[.F53];[.G53]))" office:value-type="float" office:value="15" calcext:value-type="float">
            <text:p>15</text:p>
          </table:table-cell>
          <table:table-cell/>
          <table:table-cell table:style-name="ce1" table:formula="of:=IF(([.A53]&lt;[.B53])AND([.A53]&lt;[.C53]);[.A53];&quot;&quot;)">
            <text:p/>
          </table:table-cell>
          <table:table-cell table:style-name="ce1" table:formula="of:=IF(([.B53]&lt;[.A53])AND([.B53]&lt;[.C53]);[.B53];&quot;&quot;)" office:value-type="float" office:value="0" calcext:value-type="float">
            <text:p>0</text:p>
          </table:table-cell>
          <table:table-cell table:style-name="ce1" table:formula="of:=IF(([.C53]&lt;[.A53])AND([.C53]&lt;[.B53]);[.C53];&quot;&quot;)">
            <text:p/>
          </table:table-cell>
          <table:table-cell table:style-name="ce1" table:formula="of:=IF([.J53]&lt;&gt;&quot;&quot;;[.J53];IF([.K53]&lt;&gt;&quot;&quot;;[.K53];[.L53]))" office:value-type="float" office:value="0" calcext:value-type="float">
            <text:p>0</text:p>
          </table:table-cell>
          <table:table-cell table:style-name="ce1"/>
          <table:table-cell table:formula="of:=IF(([.A53]&gt;[.B53])AND([.A53]&gt;[.C53]);IFERROR(([.B53]-[.C53])/([.H53]-[.M53]);0)+1;&quot;&quot;)">
            <text:p/>
          </table:table-cell>
          <table:table-cell table:formula="of:=IF(([.B53]&gt;[.A53])AND([.B53]&gt;[.C53]);IFERROR(([.C53]-[.A53])/([.H53]-[.M53]);0)+2;&quot;&quot;)">
            <text:p/>
          </table:table-cell>
          <table:table-cell table:formula="of:=IF(([.C53]&gt;[.A53])AND([.C53]&gt;[.B53]);IFERROR(([.A53]-[.B53])/([.H53]-[.M53]);0)+4;&quot;&quot;)" office:value-type="float" office:value="4.93333333333333" calcext:value-type="float">
            <text:p>4.933</text:p>
          </table:table-cell>
          <table:table-cell table:formula="of:=IF([.O53]&lt;&gt;&quot;&quot;;[.O53];IF([.P53]&lt;&gt;&quot;&quot;;[.P53];[.Q53]))" office:value-type="float" office:value="4.93333333333333" calcext:value-type="float">
            <text:p>4.933</text:p>
          </table:table-cell>
          <table:table-cell table:style-name="ce1"/>
          <table:table-cell table:style-name="ce1" table:formula="of:=INT(64/5*[.R53])" office:value-type="float" office:value="63" calcext:value-type="float">
            <text:p>63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IF(([.A54]&gt;[.B54])AND([.A54]&gt;[.C54]);[.A54];&quot;&quot;)">
            <text:p/>
          </table:table-cell>
          <table:table-cell table:style-name="ce1" table:formula="of:=IF(([.B54]&gt;[.A54])AND([.B54]&gt;[.C54]);[.B54];&quot;&quot;)">
            <text:p/>
          </table:table-cell>
          <table:table-cell table:style-name="ce1" table:formula="of:=IF(([.C54]&gt;[.A54])AND([.C54]&gt;[.B54]);[.C54];&quot;&quot;)" office:value-type="float" office:value="57" calcext:value-type="float">
            <text:p>57</text:p>
          </table:table-cell>
          <table:table-cell table:style-name="ce1" table:formula="of:=IF([.E54]&lt;&gt;&quot;&quot;;[.E54];IF([.F54]&lt;&gt;&quot;&quot;;[.F54];[.G54]))" office:value-type="float" office:value="57" calcext:value-type="float">
            <text:p>57</text:p>
          </table:table-cell>
          <table:table-cell/>
          <table:table-cell table:style-name="ce1" table:formula="of:=IF(([.A54]&lt;[.B54])AND([.A54]&lt;[.C54]);[.A54];&quot;&quot;)">
            <text:p/>
          </table:table-cell>
          <table:table-cell table:style-name="ce1" table:formula="of:=IF(([.B54]&lt;[.A54])AND([.B54]&lt;[.C54]);[.B54];&quot;&quot;)" office:value-type="float" office:value="3" calcext:value-type="float">
            <text:p>3</text:p>
          </table:table-cell>
          <table:table-cell table:style-name="ce1" table:formula="of:=IF(([.C54]&lt;[.A54])AND([.C54]&lt;[.B54]);[.C54];&quot;&quot;)">
            <text:p/>
          </table:table-cell>
          <table:table-cell table:style-name="ce1" table:formula="of:=IF([.J54]&lt;&gt;&quot;&quot;;[.J54];IF([.K54]&lt;&gt;&quot;&quot;;[.K54];[.L54]))" office:value-type="float" office:value="3" calcext:value-type="float">
            <text:p>3</text:p>
          </table:table-cell>
          <table:table-cell table:style-name="ce1"/>
          <table:table-cell table:formula="of:=IF(([.A54]&gt;[.B54])AND([.A54]&gt;[.C54]);IFERROR(([.B54]-[.C54])/([.H54]-[.M54]);0)+1;&quot;&quot;)">
            <text:p/>
          </table:table-cell>
          <table:table-cell table:formula="of:=IF(([.B54]&gt;[.A54])AND([.B54]&gt;[.C54]);IFERROR(([.C54]-[.A54])/([.H54]-[.M54]);0)+2;&quot;&quot;)">
            <text:p/>
          </table:table-cell>
          <table:table-cell table:formula="of:=IF(([.C54]&gt;[.A54])AND([.C54]&gt;[.B54]);IFERROR(([.A54]-[.B54])/([.H54]-[.M54]);0)+4;&quot;&quot;)" office:value-type="float" office:value="4.12962962962963" calcext:value-type="float">
            <text:p>4.130</text:p>
          </table:table-cell>
          <table:table-cell table:formula="of:=IF([.O54]&lt;&gt;&quot;&quot;;[.O54];IF([.P54]&lt;&gt;&quot;&quot;;[.P54];[.Q54]))" office:value-type="float" office:value="4.12962962962963" calcext:value-type="float">
            <text:p>4.130</text:p>
          </table:table-cell>
          <table:table-cell table:style-name="ce1"/>
          <table:table-cell table:style-name="ce1" table:formula="of:=INT(64/5*[.R54])" office:value-type="float" office:value="52" calcext:value-type="float">
            <text:p>52</text:p>
          </table:table-cell>
          <table:table-cell table:style-name="ce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IF(([.A55]&gt;[.B55])AND([.A55]&gt;[.C55]);[.A55];&quot;&quot;)">
            <text:p/>
          </table:table-cell>
          <table:table-cell table:style-name="ce1" table:formula="of:=IF(([.B55]&gt;[.A55])AND([.B55]&gt;[.C55]);[.B55];&quot;&quot;)" office:value-type="float" office:value="48" calcext:value-type="float">
            <text:p>48</text:p>
          </table:table-cell>
          <table:table-cell table:style-name="ce1" table:formula="of:=IF(([.C55]&gt;[.A55])AND([.C55]&gt;[.B55]);[.C55];&quot;&quot;)">
            <text:p/>
          </table:table-cell>
          <table:table-cell table:style-name="ce1" table:formula="of:=IF([.E55]&lt;&gt;&quot;&quot;;[.E55];IF([.F55]&lt;&gt;&quot;&quot;;[.F55];[.G55]))" office:value-type="float" office:value="48" calcext:value-type="float">
            <text:p>48</text:p>
          </table:table-cell>
          <table:table-cell/>
          <table:table-cell table:style-name="ce1" table:formula="of:=IF(([.A55]&lt;[.B55])AND([.A55]&lt;[.C55]);[.A55];&quot;&quot;)">
            <text:p/>
          </table:table-cell>
          <table:table-cell table:style-name="ce1" table:formula="of:=IF(([.B55]&lt;[.A55])AND([.B55]&lt;[.C55]);[.B55];&quot;&quot;)">
            <text:p/>
          </table:table-cell>
          <table:table-cell table:style-name="ce1" table:formula="of:=IF(([.C55]&lt;[.A55])AND([.C55]&lt;[.B55]);[.C55];&quot;&quot;)" office:value-type="float" office:value="30" calcext:value-type="float">
            <text:p>30</text:p>
          </table:table-cell>
          <table:table-cell table:style-name="ce1" table:formula="of:=IF([.J55]&lt;&gt;&quot;&quot;;[.J55];IF([.K55]&lt;&gt;&quot;&quot;;[.K55];[.L55]))" office:value-type="float" office:value="30" calcext:value-type="float">
            <text:p>30</text:p>
          </table:table-cell>
          <table:table-cell table:style-name="ce1"/>
          <table:table-cell table:formula="of:=IF(([.A55]&gt;[.B55])AND([.A55]&gt;[.C55]);IFERROR(([.B55]-[.C55])/([.H55]-[.M55]);0)+1;&quot;&quot;)">
            <text:p/>
          </table:table-cell>
          <table:table-cell table:formula="of:=IF(([.B55]&gt;[.A55])AND([.B55]&gt;[.C55]);IFERROR(([.C55]-[.A55])/([.H55]-[.M55]);0)+2;&quot;&quot;)" office:value-type="float" office:value="1.05555555555556" calcext:value-type="float">
            <text:p>1.056</text:p>
          </table:table-cell>
          <table:table-cell table:formula="of:=IF(([.C55]&gt;[.A55])AND([.C55]&gt;[.B55]);IFERROR(([.A55]-[.B55])/([.H55]-[.M55]);0)+4;&quot;&quot;)">
            <text:p/>
          </table:table-cell>
          <table:table-cell table:formula="of:=IF([.O55]&lt;&gt;&quot;&quot;;[.O55];IF([.P55]&lt;&gt;&quot;&quot;;[.P55];[.Q55]))" office:value-type="float" office:value="1.05555555555556" calcext:value-type="float">
            <text:p>1.056</text:p>
          </table:table-cell>
          <table:table-cell table:style-name="ce1"/>
          <table:table-cell table:style-name="ce1" table:formula="of:=INT(64/5*[.R55])" office:value-type="float" office:value="13" calcext:value-type="float">
            <text:p>13</text:p>
          </table:table-cell>
          <table:table-cell table:style-name="ce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IF(([.A56]&gt;[.B56])AND([.A56]&gt;[.C56]);[.A56];&quot;&quot;)">
            <text:p/>
          </table:table-cell>
          <table:table-cell table:style-name="ce1" table:formula="of:=IF(([.B56]&gt;[.A56])AND([.B56]&gt;[.C56]);[.B56];&quot;&quot;)">
            <text:p/>
          </table:table-cell>
          <table:table-cell table:style-name="ce1" table:formula="of:=IF(([.C56]&gt;[.A56])AND([.C56]&gt;[.B56]);[.C56];&quot;&quot;)" office:value-type="float" office:value="55" calcext:value-type="float">
            <text:p>55</text:p>
          </table:table-cell>
          <table:table-cell table:style-name="ce1" table:formula="of:=IF([.E56]&lt;&gt;&quot;&quot;;[.E56];IF([.F56]&lt;&gt;&quot;&quot;;[.F56];[.G56]))" office:value-type="float" office:value="55" calcext:value-type="float">
            <text:p>55</text:p>
          </table:table-cell>
          <table:table-cell/>
          <table:table-cell table:style-name="ce1" table:formula="of:=IF(([.A56]&lt;[.B56])AND([.A56]&lt;[.C56]);[.A56];&quot;&quot;)" office:value-type="float" office:value="39" calcext:value-type="float">
            <text:p>39</text:p>
          </table:table-cell>
          <table:table-cell table:style-name="ce1" table:formula="of:=IF(([.B56]&lt;[.A56])AND([.B56]&lt;[.C56]);[.B56];&quot;&quot;)">
            <text:p/>
          </table:table-cell>
          <table:table-cell table:style-name="ce1" table:formula="of:=IF(([.C56]&lt;[.A56])AND([.C56]&lt;[.B56]);[.C56];&quot;&quot;)">
            <text:p/>
          </table:table-cell>
          <table:table-cell table:style-name="ce1" table:formula="of:=IF([.J56]&lt;&gt;&quot;&quot;;[.J56];IF([.K56]&lt;&gt;&quot;&quot;;[.K56];[.L56]))" office:value-type="float" office:value="39" calcext:value-type="float">
            <text:p>39</text:p>
          </table:table-cell>
          <table:table-cell table:style-name="ce1"/>
          <table:table-cell table:formula="of:=IF(([.A56]&gt;[.B56])AND([.A56]&gt;[.C56]);IFERROR(([.B56]-[.C56])/([.H56]-[.M56]);0)+1;&quot;&quot;)">
            <text:p/>
          </table:table-cell>
          <table:table-cell table:formula="of:=IF(([.B56]&gt;[.A56])AND([.B56]&gt;[.C56]);IFERROR(([.C56]-[.A56])/([.H56]-[.M56]);0)+2;&quot;&quot;)">
            <text:p/>
          </table:table-cell>
          <table:table-cell table:formula="of:=IF(([.C56]&gt;[.A56])AND([.C56]&gt;[.B56]);IFERROR(([.A56]-[.B56])/([.H56]-[.M56]);0)+4;&quot;&quot;)" office:value-type="float" office:value="3.875" calcext:value-type="float">
            <text:p>3.875</text:p>
          </table:table-cell>
          <table:table-cell table:formula="of:=IF([.O56]&lt;&gt;&quot;&quot;;[.O56];IF([.P56]&lt;&gt;&quot;&quot;;[.P56];[.Q56]))" office:value-type="float" office:value="3.875" calcext:value-type="float">
            <text:p>3.875</text:p>
          </table:table-cell>
          <table:table-cell table:style-name="ce1"/>
          <table:table-cell table:style-name="ce1" table:formula="of:=INT(64/5*[.R56])" office:value-type="float" office:value="49" calcext:value-type="float">
            <text:p>49</text:p>
          </table:table-cell>
          <table:table-cell table:style-name="ce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7]&gt;[.B57])AND([.A57]&gt;[.C57]);[.A57];&quot;&quot;)">
            <text:p/>
          </table:table-cell>
          <table:table-cell table:style-name="ce1" table:formula="of:=IF(([.B57]&gt;[.A57])AND([.B57]&gt;[.C57]);[.B57];&quot;&quot;)" office:value-type="float" office:value="40" calcext:value-type="float">
            <text:p>40</text:p>
          </table:table-cell>
          <table:table-cell table:style-name="ce1" table:formula="of:=IF(([.C57]&gt;[.A57])AND([.C57]&gt;[.B57]);[.C57];&quot;&quot;)">
            <text:p/>
          </table:table-cell>
          <table:table-cell table:style-name="ce1" table:formula="of:=IF([.E57]&lt;&gt;&quot;&quot;;[.E57];IF([.F57]&lt;&gt;&quot;&quot;;[.F57];[.G57]))" office:value-type="float" office:value="40" calcext:value-type="float">
            <text:p>40</text:p>
          </table:table-cell>
          <table:table-cell/>
          <table:table-cell table:style-name="ce1" table:formula="of:=IF(([.A57]&lt;[.B57])AND([.A57]&lt;[.C57]);[.A57];&quot;&quot;)">
            <text:p/>
          </table:table-cell>
          <table:table-cell table:style-name="ce1" table:formula="of:=IF(([.B57]&lt;[.A57])AND([.B57]&lt;[.C57]);[.B57];&quot;&quot;)">
            <text:p/>
          </table:table-cell>
          <table:table-cell table:style-name="ce1" table:formula="of:=IF(([.C57]&lt;[.A57])AND([.C57]&lt;[.B57]);[.C57];&quot;&quot;)" office:value-type="float" office:value="0" calcext:value-type="float">
            <text:p>0</text:p>
          </table:table-cell>
          <table:table-cell table:style-name="ce1" table:formula="of:=IF([.J57]&lt;&gt;&quot;&quot;;[.J57];IF([.K57]&lt;&gt;&quot;&quot;;[.K57];[.L57]))" office:value-type="float" office:value="0" calcext:value-type="float">
            <text:p>0</text:p>
          </table:table-cell>
          <table:table-cell table:style-name="ce1"/>
          <table:table-cell table:formula="of:=IF(([.A57]&gt;[.B57])AND([.A57]&gt;[.C57]);IFERROR(([.B57]-[.C57])/([.H57]-[.M57]);0)+1;&quot;&quot;)">
            <text:p/>
          </table:table-cell>
          <table:table-cell table:formula="of:=IF(([.B57]&gt;[.A57])AND([.B57]&gt;[.C57]);IFERROR(([.C57]-[.A57])/([.H57]-[.M57]);0)+2;&quot;&quot;)" office:value-type="float" office:value="1.5" calcext:value-type="float">
            <text:p>1.500</text:p>
          </table:table-cell>
          <table:table-cell table:formula="of:=IF(([.C57]&gt;[.A57])AND([.C57]&gt;[.B57]);IFERROR(([.A57]-[.B57])/([.H57]-[.M57]);0)+4;&quot;&quot;)">
            <text:p/>
          </table:table-cell>
          <table:table-cell table:formula="of:=IF([.O57]&lt;&gt;&quot;&quot;;[.O57];IF([.P57]&lt;&gt;&quot;&quot;;[.P57];[.Q57]))" office:value-type="float" office:value="1.5" calcext:value-type="float">
            <text:p>1.500</text:p>
          </table:table-cell>
          <table:table-cell table:style-name="ce1"/>
          <table:table-cell table:style-name="ce1" table:formula="of:=INT(64/5*[.R57])" office:value-type="float" office:value="19" calcext:value-type="float">
            <text:p>19</text:p>
          </table:table-cell>
          <table:table-cell table:style-name="ce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58]&gt;[.B58])AND([.A58]&gt;[.C58]);[.A58];&quot;&quot;)">
            <text:p/>
          </table:table-cell>
          <table:table-cell table:style-name="ce1" table:formula="of:=IF(([.B58]&gt;[.A58])AND([.B58]&gt;[.C58]);[.B58];&quot;&quot;)" office:value-type="float" office:value="37" calcext:value-type="float">
            <text:p>37</text:p>
          </table:table-cell>
          <table:table-cell table:style-name="ce1" table:formula="of:=IF(([.C58]&gt;[.A58])AND([.C58]&gt;[.B58]);[.C58];&quot;&quot;)">
            <text:p/>
          </table:table-cell>
          <table:table-cell table:style-name="ce1" table:formula="of:=IF([.E58]&lt;&gt;&quot;&quot;;[.E58];IF([.F58]&lt;&gt;&quot;&quot;;[.F58];[.G58]))" office:value-type="float" office:value="37" calcext:value-type="float">
            <text:p>37</text:p>
          </table:table-cell>
          <table:table-cell/>
          <table:table-cell table:style-name="ce1" table:formula="of:=IF(([.A58]&lt;[.B58])AND([.A58]&lt;[.C58]);[.A58];&quot;&quot;)" office:value-type="float" office:value="27" calcext:value-type="float">
            <text:p>27</text:p>
          </table:table-cell>
          <table:table-cell table:style-name="ce1" table:formula="of:=IF(([.B58]&lt;[.A58])AND([.B58]&lt;[.C58]);[.B58];&quot;&quot;)">
            <text:p/>
          </table:table-cell>
          <table:table-cell table:style-name="ce1" table:formula="of:=IF(([.C58]&lt;[.A58])AND([.C58]&lt;[.B58]);[.C58];&quot;&quot;)">
            <text:p/>
          </table:table-cell>
          <table:table-cell table:style-name="ce1" table:formula="of:=IF([.J58]&lt;&gt;&quot;&quot;;[.J58];IF([.K58]&lt;&gt;&quot;&quot;;[.K58];[.L58]))" office:value-type="float" office:value="27" calcext:value-type="float">
            <text:p>27</text:p>
          </table:table-cell>
          <table:table-cell table:style-name="ce1"/>
          <table:table-cell table:formula="of:=IF(([.A58]&gt;[.B58])AND([.A58]&gt;[.C58]);IFERROR(([.B58]-[.C58])/([.H58]-[.M58]);0)+1;&quot;&quot;)">
            <text:p/>
          </table:table-cell>
          <table:table-cell table:formula="of:=IF(([.B58]&gt;[.A58])AND([.B58]&gt;[.C58]);IFERROR(([.C58]-[.A58])/([.H58]-[.M58]);0)+2;&quot;&quot;)" office:value-type="float" office:value="2.1" calcext:value-type="float">
            <text:p>2.100</text:p>
          </table:table-cell>
          <table:table-cell table:formula="of:=IF(([.C58]&gt;[.A58])AND([.C58]&gt;[.B58]);IFERROR(([.A58]-[.B58])/([.H58]-[.M58]);0)+4;&quot;&quot;)">
            <text:p/>
          </table:table-cell>
          <table:table-cell table:formula="of:=IF([.O58]&lt;&gt;&quot;&quot;;[.O58];IF([.P58]&lt;&gt;&quot;&quot;;[.P58];[.Q58]))" office:value-type="float" office:value="2.1" calcext:value-type="float">
            <text:p>2.100</text:p>
          </table:table-cell>
          <table:table-cell table:style-name="ce1"/>
          <table:table-cell table:style-name="ce1" table:formula="of:=INT(64/5*[.R58])" office:value-type="float" office:value="26" calcext:value-type="float">
            <text:p>26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IF(([.A59]&gt;[.B59])AND([.A59]&gt;[.C59]);[.A59];&quot;&quot;)">
            <text:p/>
          </table:table-cell>
          <table:table-cell table:style-name="ce1" table:formula="of:=IF(([.B59]&gt;[.A59])AND([.B59]&gt;[.C59]);[.B59];&quot;&quot;)" office:value-type="float" office:value="63" calcext:value-type="float">
            <text:p>63</text:p>
          </table:table-cell>
          <table:table-cell table:style-name="ce1" table:formula="of:=IF(([.C59]&gt;[.A59])AND([.C59]&gt;[.B59]);[.C59];&quot;&quot;)">
            <text:p/>
          </table:table-cell>
          <table:table-cell table:style-name="ce1" table:formula="of:=IF([.E59]&lt;&gt;&quot;&quot;;[.E59];IF([.F59]&lt;&gt;&quot;&quot;;[.F59];[.G59]))" office:value-type="float" office:value="63" calcext:value-type="float">
            <text:p>63</text:p>
          </table:table-cell>
          <table:table-cell/>
          <table:table-cell table:style-name="ce1" table:formula="of:=IF(([.A59]&lt;[.B59])AND([.A59]&lt;[.C59]);[.A59];&quot;&quot;)">
            <text:p/>
          </table:table-cell>
          <table:table-cell table:style-name="ce1" table:formula="of:=IF(([.B59]&lt;[.A59])AND([.B59]&lt;[.C59]);[.B59];&quot;&quot;)">
            <text:p/>
          </table:table-cell>
          <table:table-cell table:style-name="ce1" table:formula="of:=IF(([.C59]&lt;[.A59])AND([.C59]&lt;[.B59]);[.C59];&quot;&quot;)" office:value-type="float" office:value="0" calcext:value-type="float">
            <text:p>0</text:p>
          </table:table-cell>
          <table:table-cell table:style-name="ce1" table:formula="of:=IF([.J59]&lt;&gt;&quot;&quot;;[.J59];IF([.K59]&lt;&gt;&quot;&quot;;[.K59];[.L59]))" office:value-type="float" office:value="0" calcext:value-type="float">
            <text:p>0</text:p>
          </table:table-cell>
          <table:table-cell table:style-name="ce1"/>
          <table:table-cell table:formula="of:=IF(([.A59]&gt;[.B59])AND([.A59]&gt;[.C59]);IFERROR(([.B59]-[.C59])/([.H59]-[.M59]);0)+1;&quot;&quot;)">
            <text:p/>
          </table:table-cell>
          <table:table-cell table:formula="of:=IF(([.B59]&gt;[.A59])AND([.B59]&gt;[.C59]);IFERROR(([.C59]-[.A59])/([.H59]-[.M59]);0)+2;&quot;&quot;)" office:value-type="float" office:value="1.98412698412698" calcext:value-type="float">
            <text:p>1.984</text:p>
          </table:table-cell>
          <table:table-cell table:formula="of:=IF(([.C59]&gt;[.A59])AND([.C59]&gt;[.B59]);IFERROR(([.A59]-[.B59])/([.H59]-[.M59]);0)+4;&quot;&quot;)">
            <text:p/>
          </table:table-cell>
          <table:table-cell table:formula="of:=IF([.O59]&lt;&gt;&quot;&quot;;[.O59];IF([.P59]&lt;&gt;&quot;&quot;;[.P59];[.Q59]))" office:value-type="float" office:value="1.98412698412698" calcext:value-type="float">
            <text:p>1.984</text:p>
          </table:table-cell>
          <table:table-cell table:style-name="ce1"/>
          <table:table-cell table:style-name="ce1" table:formula="of:=INT(64/5*[.R59])" office:value-type="float" office:value="25" calcext:value-type="float">
            <text:p>25</text:p>
          </table:table-cell>
          <table:table-cell table:style-name="ce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IF(([.A60]&gt;[.B60])AND([.A60]&gt;[.C60]);[.A60];&quot;&quot;)" office:value-type="float" office:value="60" calcext:value-type="float">
            <text:p>60</text:p>
          </table:table-cell>
          <table:table-cell table:style-name="ce1" table:formula="of:=IF(([.B60]&gt;[.A60])AND([.B60]&gt;[.C60]);[.B60];&quot;&quot;)">
            <text:p/>
          </table:table-cell>
          <table:table-cell table:style-name="ce1" table:formula="of:=IF(([.C60]&gt;[.A60])AND([.C60]&gt;[.B60]);[.C60];&quot;&quot;)">
            <text:p/>
          </table:table-cell>
          <table:table-cell table:style-name="ce1" table:formula="of:=IF([.E60]&lt;&gt;&quot;&quot;;[.E60];IF([.F60]&lt;&gt;&quot;&quot;;[.F60];[.G60]))" office:value-type="float" office:value="60" calcext:value-type="float">
            <text:p>60</text:p>
          </table:table-cell>
          <table:table-cell/>
          <table:table-cell table:style-name="ce1" table:formula="of:=IF(([.A60]&lt;[.B60])AND([.A60]&lt;[.C60]);[.A60];&quot;&quot;)">
            <text:p/>
          </table:table-cell>
          <table:table-cell table:style-name="ce1" table:formula="of:=IF(([.B60]&lt;[.A60])AND([.B60]&lt;[.C60]);[.B60];&quot;&quot;)" office:value-type="float" office:value="41" calcext:value-type="float">
            <text:p>41</text:p>
          </table:table-cell>
          <table:table-cell table:style-name="ce1" table:formula="of:=IF(([.C60]&lt;[.A60])AND([.C60]&lt;[.B60]);[.C60];&quot;&quot;)">
            <text:p/>
          </table:table-cell>
          <table:table-cell table:style-name="ce1" table:formula="of:=IF([.J60]&lt;&gt;&quot;&quot;;[.J60];IF([.K60]&lt;&gt;&quot;&quot;;[.K60];[.L60]))" office:value-type="float" office:value="41" calcext:value-type="float">
            <text:p>41</text:p>
          </table:table-cell>
          <table:table-cell table:style-name="ce1"/>
          <table:table-cell table:formula="of:=IF(([.A60]&gt;[.B60])AND([.A60]&gt;[.C60]);IFERROR(([.B60]-[.C60])/([.H60]-[.M60]);0)+1;&quot;&quot;)" office:value-type="float" office:value="0.842105263157895" calcext:value-type="float">
            <text:p>0.842</text:p>
          </table:table-cell>
          <table:table-cell table:formula="of:=IF(([.B60]&gt;[.A60])AND([.B60]&gt;[.C60]);IFERROR(([.C60]-[.A60])/([.H60]-[.M60]);0)+2;&quot;&quot;)">
            <text:p/>
          </table:table-cell>
          <table:table-cell table:formula="of:=IF(([.C60]&gt;[.A60])AND([.C60]&gt;[.B60]);IFERROR(([.A60]-[.B60])/([.H60]-[.M60]);0)+4;&quot;&quot;)">
            <text:p/>
          </table:table-cell>
          <table:table-cell table:formula="of:=IF([.O60]&lt;&gt;&quot;&quot;;[.O60];IF([.P60]&lt;&gt;&quot;&quot;;[.P60];[.Q60]))" office:value-type="float" office:value="0.842105263157895" calcext:value-type="float">
            <text:p>0.842</text:p>
          </table:table-cell>
          <table:table-cell table:style-name="ce1"/>
          <table:table-cell table:style-name="ce1" table:formula="of:=INT(64/5*[.R60])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IF(([.A61]&gt;[.B61])AND([.A61]&gt;[.C61]);[.A61];&quot;&quot;)" office:value-type="float" office:value="59" calcext:value-type="float">
            <text:p>59</text:p>
          </table:table-cell>
          <table:table-cell table:style-name="ce1" table:formula="of:=IF(([.B61]&gt;[.A61])AND([.B61]&gt;[.C61]);[.B61];&quot;&quot;)">
            <text:p/>
          </table:table-cell>
          <table:table-cell table:style-name="ce1" table:formula="of:=IF(([.C61]&gt;[.A61])AND([.C61]&gt;[.B61]);[.C61];&quot;&quot;)">
            <text:p/>
          </table:table-cell>
          <table:table-cell table:style-name="ce1" table:formula="of:=IF([.E61]&lt;&gt;&quot;&quot;;[.E61];IF([.F61]&lt;&gt;&quot;&quot;;[.F61];[.G61]))" office:value-type="float" office:value="59" calcext:value-type="float">
            <text:p>59</text:p>
          </table:table-cell>
          <table:table-cell/>
          <table:table-cell table:style-name="ce1" table:formula="of:=IF(([.A61]&lt;[.B61])AND([.A61]&lt;[.C61]);[.A61];&quot;&quot;)">
            <text:p/>
          </table:table-cell>
          <table:table-cell table:style-name="ce1" table:formula="of:=IF(([.B61]&lt;[.A61])AND([.B61]&lt;[.C61]);[.B61];&quot;&quot;)">
            <text:p/>
          </table:table-cell>
          <table:table-cell table:style-name="ce1" table:formula="of:=IF(([.C61]&lt;[.A61])AND([.C61]&lt;[.B61]);[.C61];&quot;&quot;)" office:value-type="float" office:value="24" calcext:value-type="float">
            <text:p>24</text:p>
          </table:table-cell>
          <table:table-cell table:style-name="ce1" table:formula="of:=IF([.J61]&lt;&gt;&quot;&quot;;[.J61];IF([.K61]&lt;&gt;&quot;&quot;;[.K61];[.L61]))" office:value-type="float" office:value="24" calcext:value-type="float">
            <text:p>24</text:p>
          </table:table-cell>
          <table:table-cell table:style-name="ce1"/>
          <table:table-cell table:formula="of:=IF(([.A61]&gt;[.B61])AND([.A61]&gt;[.C61]);IFERROR(([.B61]-[.C61])/([.H61]-[.M61]);0)+1;&quot;&quot;)" office:value-type="float" office:value="1.4" calcext:value-type="float">
            <text:p>1.400</text:p>
          </table:table-cell>
          <table:table-cell table:formula="of:=IF(([.B61]&gt;[.A61])AND([.B61]&gt;[.C61]);IFERROR(([.C61]-[.A61])/([.H61]-[.M61]);0)+2;&quot;&quot;)">
            <text:p/>
          </table:table-cell>
          <table:table-cell table:formula="of:=IF(([.C61]&gt;[.A61])AND([.C61]&gt;[.B61]);IFERROR(([.A61]-[.B61])/([.H61]-[.M61]);0)+4;&quot;&quot;)">
            <text:p/>
          </table:table-cell>
          <table:table-cell table:formula="of:=IF([.O61]&lt;&gt;&quot;&quot;;[.O61];IF([.P61]&lt;&gt;&quot;&quot;;[.P61];[.Q61]))" office:value-type="float" office:value="1.4" calcext:value-type="float">
            <text:p>1.400</text:p>
          </table:table-cell>
          <table:table-cell table:style-name="ce1"/>
          <table:table-cell table:style-name="ce1" table:formula="of:=INT(64/5*[.R61])" office:value-type="float" office:value="17" calcext:value-type="float">
            <text:p>17</text:p>
          </table:table-cell>
          <table:table-cell table:style-name="ce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IF(([.A62]&gt;[.B62])AND([.A62]&gt;[.C62]);[.A62];&quot;&quot;)" office:value-type="float" office:value="56" calcext:value-type="float">
            <text:p>56</text:p>
          </table:table-cell>
          <table:table-cell table:style-name="ce1" table:formula="of:=IF(([.B62]&gt;[.A62])AND([.B62]&gt;[.C62]);[.B62];&quot;&quot;)">
            <text:p/>
          </table:table-cell>
          <table:table-cell table:style-name="ce1" table:formula="of:=IF(([.C62]&gt;[.A62])AND([.C62]&gt;[.B62]);[.C62];&quot;&quot;)">
            <text:p/>
          </table:table-cell>
          <table:table-cell table:style-name="ce1" table:formula="of:=IF([.E62]&lt;&gt;&quot;&quot;;[.E62];IF([.F62]&lt;&gt;&quot;&quot;;[.F62];[.G62]))" office:value-type="float" office:value="56" calcext:value-type="float">
            <text:p>56</text:p>
          </table:table-cell>
          <table:table-cell/>
          <table:table-cell table:style-name="ce1" table:formula="of:=IF(([.A62]&lt;[.B62])AND([.A62]&lt;[.C62]);[.A62];&quot;&quot;)">
            <text:p/>
          </table:table-cell>
          <table:table-cell table:style-name="ce1" table:formula="of:=IF(([.B62]&lt;[.A62])AND([.B62]&lt;[.C62]);[.B62];&quot;&quot;)">
            <text:p/>
          </table:table-cell>
          <table:table-cell table:style-name="ce1" table:formula="of:=IF(([.C62]&lt;[.A62])AND([.C62]&lt;[.B62]);[.C62];&quot;&quot;)" office:value-type="float" office:value="16" calcext:value-type="float">
            <text:p>16</text:p>
          </table:table-cell>
          <table:table-cell table:style-name="ce1" table:formula="of:=IF([.J62]&lt;&gt;&quot;&quot;;[.J62];IF([.K62]&lt;&gt;&quot;&quot;;[.K62];[.L62]))" office:value-type="float" office:value="16" calcext:value-type="float">
            <text:p>16</text:p>
          </table:table-cell>
          <table:table-cell table:style-name="ce1"/>
          <table:table-cell table:formula="of:=IF(([.A62]&gt;[.B62])AND([.A62]&gt;[.C62]);IFERROR(([.B62]-[.C62])/([.H62]-[.M62]);0)+1;&quot;&quot;)" office:value-type="float" office:value="1.925" calcext:value-type="float">
            <text:p>1.925</text:p>
          </table:table-cell>
          <table:table-cell table:formula="of:=IF(([.B62]&gt;[.A62])AND([.B62]&gt;[.C62]);IFERROR(([.C62]-[.A62])/([.H62]-[.M62]);0)+2;&quot;&quot;)">
            <text:p/>
          </table:table-cell>
          <table:table-cell table:formula="of:=IF(([.C62]&gt;[.A62])AND([.C62]&gt;[.B62]);IFERROR(([.A62]-[.B62])/([.H62]-[.M62]);0)+4;&quot;&quot;)">
            <text:p/>
          </table:table-cell>
          <table:table-cell table:formula="of:=IF([.O62]&lt;&gt;&quot;&quot;;[.O62];IF([.P62]&lt;&gt;&quot;&quot;;[.P62];[.Q62]))" office:value-type="float" office:value="1.925" calcext:value-type="float">
            <text:p>1.925</text:p>
          </table:table-cell>
          <table:table-cell table:style-name="ce1"/>
          <table:table-cell table:style-name="ce1" table:formula="of:=INT(64/5*[.R62])" office:value-type="float" office:value="24" calcext:value-type="float">
            <text:p>24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IF(([.A63]&gt;[.B63])AND([.A63]&gt;[.C63]);[.A63];&quot;&quot;)">
            <text:p/>
          </table:table-cell>
          <table:table-cell table:style-name="ce1" table:formula="of:=IF(([.B63]&gt;[.A63])AND([.B63]&gt;[.C63]);[.B63];&quot;&quot;)" office:value-type="float" office:value="35" calcext:value-type="float">
            <text:p>35</text:p>
          </table:table-cell>
          <table:table-cell table:style-name="ce1" table:formula="of:=IF(([.C63]&gt;[.A63])AND([.C63]&gt;[.B63]);[.C63];&quot;&quot;)">
            <text:p/>
          </table:table-cell>
          <table:table-cell table:style-name="ce1" table:formula="of:=IF([.E63]&lt;&gt;&quot;&quot;;[.E63];IF([.F63]&lt;&gt;&quot;&quot;;[.F63];[.G63]))" office:value-type="float" office:value="35" calcext:value-type="float">
            <text:p>35</text:p>
          </table:table-cell>
          <table:table-cell/>
          <table:table-cell table:style-name="ce1" table:formula="of:=IF(([.A63]&lt;[.B63])AND([.A63]&lt;[.C63]);[.A63];&quot;&quot;)" office:value-type="float" office:value="2" calcext:value-type="float">
            <text:p>2</text:p>
          </table:table-cell>
          <table:table-cell table:style-name="ce1" table:formula="of:=IF(([.B63]&lt;[.A63])AND([.B63]&lt;[.C63]);[.B63];&quot;&quot;)">
            <text:p/>
          </table:table-cell>
          <table:table-cell table:style-name="ce1" table:formula="of:=IF(([.C63]&lt;[.A63])AND([.C63]&lt;[.B63]);[.C63];&quot;&quot;)">
            <text:p/>
          </table:table-cell>
          <table:table-cell table:style-name="ce1" table:formula="of:=IF([.J63]&lt;&gt;&quot;&quot;;[.J63];IF([.K63]&lt;&gt;&quot;&quot;;[.K63];[.L63]))" office:value-type="float" office:value="2" calcext:value-type="float">
            <text:p>2</text:p>
          </table:table-cell>
          <table:table-cell table:style-name="ce1"/>
          <table:table-cell table:formula="of:=IF(([.A63]&gt;[.B63])AND([.A63]&gt;[.C63]);IFERROR(([.B63]-[.C63])/([.H63]-[.M63]);0)+1;&quot;&quot;)">
            <text:p/>
          </table:table-cell>
          <table:table-cell table:formula="of:=IF(([.B63]&gt;[.A63])AND([.B63]&gt;[.C63]);IFERROR(([.C63]-[.A63])/([.H63]-[.M63]);0)+2;&quot;&quot;)" office:value-type="float" office:value="2.78787878787879" calcext:value-type="float">
            <text:p>2.788</text:p>
          </table:table-cell>
          <table:table-cell table:formula="of:=IF(([.C63]&gt;[.A63])AND([.C63]&gt;[.B63]);IFERROR(([.A63]-[.B63])/([.H63]-[.M63]);0)+4;&quot;&quot;)">
            <text:p/>
          </table:table-cell>
          <table:table-cell table:formula="of:=IF([.O63]&lt;&gt;&quot;&quot;;[.O63];IF([.P63]&lt;&gt;&quot;&quot;;[.P63];[.Q63]))" office:value-type="float" office:value="2.78787878787879" calcext:value-type="float">
            <text:p>2.788</text:p>
          </table:table-cell>
          <table:table-cell table:style-name="ce1"/>
          <table:table-cell table:style-name="ce1" table:formula="of:=INT(64/5*[.R63])"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IF(([.A64]&gt;[.B64])AND([.A64]&gt;[.C64]);[.A64];&quot;&quot;)" office:value-type="float" office:value="49" calcext:value-type="float">
            <text:p>49</text:p>
          </table:table-cell>
          <table:table-cell table:style-name="ce1" table:formula="of:=IF(([.B64]&gt;[.A64])AND([.B64]&gt;[.C64]);[.B64];&quot;&quot;)">
            <text:p/>
          </table:table-cell>
          <table:table-cell table:style-name="ce1" table:formula="of:=IF(([.C64]&gt;[.A64])AND([.C64]&gt;[.B64]);[.C64];&quot;&quot;)">
            <text:p/>
          </table:table-cell>
          <table:table-cell table:style-name="ce1" table:formula="of:=IF([.E64]&lt;&gt;&quot;&quot;;[.E64];IF([.F64]&lt;&gt;&quot;&quot;;[.F64];[.G64]))" office:value-type="float" office:value="49" calcext:value-type="float">
            <text:p>49</text:p>
          </table:table-cell>
          <table:table-cell/>
          <table:table-cell table:style-name="ce1" table:formula="of:=IF(([.A64]&lt;[.B64])AND([.A64]&lt;[.C64]);[.A64];&quot;&quot;)">
            <text:p/>
          </table:table-cell>
          <table:table-cell table:style-name="ce1" table:formula="of:=IF(([.B64]&lt;[.A64])AND([.B64]&lt;[.C64]);[.B64];&quot;&quot;)" office:value-type="float" office:value="12" calcext:value-type="float">
            <text:p>12</text:p>
          </table:table-cell>
          <table:table-cell table:style-name="ce1" table:formula="of:=IF(([.C64]&lt;[.A64])AND([.C64]&lt;[.B64]);[.C64];&quot;&quot;)">
            <text:p/>
          </table:table-cell>
          <table:table-cell table:style-name="ce1" table:formula="of:=IF([.J64]&lt;&gt;&quot;&quot;;[.J64];IF([.K64]&lt;&gt;&quot;&quot;;[.K64];[.L64]))" office:value-type="float" office:value="12" calcext:value-type="float">
            <text:p>12</text:p>
          </table:table-cell>
          <table:table-cell table:style-name="ce1"/>
          <table:table-cell table:formula="of:=IF(([.A64]&gt;[.B64])AND([.A64]&gt;[.C64]);IFERROR(([.B64]-[.C64])/([.H64]-[.M64]);0)+1;&quot;&quot;)" office:value-type="float" office:value="0.972972972972973" calcext:value-type="float">
            <text:p>0.973</text:p>
          </table:table-cell>
          <table:table-cell table:formula="of:=IF(([.B64]&gt;[.A64])AND([.B64]&gt;[.C64]);IFERROR(([.C64]-[.A64])/([.H64]-[.M64]);0)+2;&quot;&quot;)">
            <text:p/>
          </table:table-cell>
          <table:table-cell table:formula="of:=IF(([.C64]&gt;[.A64])AND([.C64]&gt;[.B64]);IFERROR(([.A64]-[.B64])/([.H64]-[.M64]);0)+4;&quot;&quot;)">
            <text:p/>
          </table:table-cell>
          <table:table-cell table:formula="of:=IF([.O64]&lt;&gt;&quot;&quot;;[.O64];IF([.P64]&lt;&gt;&quot;&quot;;[.P64];[.Q64]))" office:value-type="float" office:value="0.972972972972973" calcext:value-type="float">
            <text:p>0.973</text:p>
          </table:table-cell>
          <table:table-cell table:style-name="ce1"/>
          <table:table-cell table:style-name="ce1" table:formula="of:=INT(64/5*[.R64])" office:value-type="float" office:value="12" calcext:value-type="float">
            <text:p>12</text:p>
          </table:table-cell>
          <table:table-cell table:style-name="ce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IF(([.A65]&gt;[.B65])AND([.A65]&gt;[.C65]);[.A65];&quot;&quot;)" office:value-type="float" office:value="61" calcext:value-type="float">
            <text:p>61</text:p>
          </table:table-cell>
          <table:table-cell table:style-name="ce1" table:formula="of:=IF(([.B65]&gt;[.A65])AND([.B65]&gt;[.C65]);[.B65];&quot;&quot;)">
            <text:p/>
          </table:table-cell>
          <table:table-cell table:style-name="ce1" table:formula="of:=IF(([.C65]&gt;[.A65])AND([.C65]&gt;[.B65]);[.C65];&quot;&quot;)">
            <text:p/>
          </table:table-cell>
          <table:table-cell table:style-name="ce1" table:formula="of:=IF([.E65]&lt;&gt;&quot;&quot;;[.E65];IF([.F65]&lt;&gt;&quot;&quot;;[.F65];[.G65]))" office:value-type="float" office:value="61" calcext:value-type="float">
            <text:p>61</text:p>
          </table:table-cell>
          <table:table-cell/>
          <table:table-cell table:style-name="ce1" table:formula="of:=IF(([.A65]&lt;[.B65])AND([.A65]&lt;[.C65]);[.A65];&quot;&quot;)">
            <text:p/>
          </table:table-cell>
          <table:table-cell table:style-name="ce1" table:formula="of:=IF(([.B65]&lt;[.A65])AND([.B65]&lt;[.C65]);[.B65];&quot;&quot;)">
            <text:p/>
          </table:table-cell>
          <table:table-cell table:style-name="ce1" table:formula="of:=IF(([.C65]&lt;[.A65])AND([.C65]&lt;[.B65]);[.C65];&quot;&quot;)" office:value-type="float" office:value="2" calcext:value-type="float">
            <text:p>2</text:p>
          </table:table-cell>
          <table:table-cell table:style-name="ce1" table:formula="of:=IF([.J65]&lt;&gt;&quot;&quot;;[.J65];IF([.K65]&lt;&gt;&quot;&quot;;[.K65];[.L65]))" office:value-type="float" office:value="2" calcext:value-type="float">
            <text:p>2</text:p>
          </table:table-cell>
          <table:table-cell table:style-name="ce1"/>
          <table:table-cell table:formula="of:=IF(([.A65]&gt;[.B65])AND([.A65]&gt;[.C65]);IFERROR(([.B65]-[.C65])/([.H65]-[.M65]);0)+1;&quot;&quot;)" office:value-type="float" office:value="1.40677966101695" calcext:value-type="float">
            <text:p>1.407</text:p>
          </table:table-cell>
          <table:table-cell table:formula="of:=IF(([.B65]&gt;[.A65])AND([.B65]&gt;[.C65]);IFERROR(([.C65]-[.A65])/([.H65]-[.M65]);0)+2;&quot;&quot;)">
            <text:p/>
          </table:table-cell>
          <table:table-cell table:formula="of:=IF(([.C65]&gt;[.A65])AND([.C65]&gt;[.B65]);IFERROR(([.A65]-[.B65])/([.H65]-[.M65]);0)+4;&quot;&quot;)">
            <text:p/>
          </table:table-cell>
          <table:table-cell table:formula="of:=IF([.O65]&lt;&gt;&quot;&quot;;[.O65];IF([.P65]&lt;&gt;&quot;&quot;;[.P65];[.Q65]))" office:value-type="float" office:value="1.40677966101695" calcext:value-type="float">
            <text:p>1.407</text:p>
          </table:table-cell>
          <table:table-cell table:style-name="ce1"/>
          <table:table-cell table:style-name="ce1" table:formula="of:=INT(64/5*[.R65])" office:value-type="float" office:value="18" calcext:value-type="float">
            <text:p>18</text:p>
          </table:table-cell>
          <table:table-cell table:style-name="ce1"/>
        </table:table-row>
        <table:table-row table:style-name="ro1" table:number-rows-repeated="1048510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1_2" table:style-name="ta1"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ce16"/>
        <table:table-column table:style-name="co15" table:default-cell-style-name="ce16"/>
        <table:table-column table:style-name="co11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18" table:default-cell-style-name="ce16"/>
        <table:table-column table:style-name="co11" table:default-cell-style-name="Default"/>
        <table:table-column table:style-name="co18" table:default-cell-style-name="ce23"/>
        <table:table-column table:style-name="co11" table:default-cell-style-name="ce23"/>
        <table:table-column table:style-name="co11" table:default-cell-style-name="Default"/>
        <table:table-column table:style-name="co19" table:number-columns-repeated="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7" table:number-columns-repeated="16358"/>
        <table:table-row table:style-name="ro1">
          <table:table-cell office:value-type="string" calcext:value-type="string">
            <text:p>R 6b</text:p>
          </table:table-cell>
          <table:table-cell office:value-type="string" calcext:value-type="string">
            <text:p>G 6b</text:p>
          </table:table-cell>
          <table:table-cell office:value-type="string" calcext:value-type="string">
            <text:p>B 6b</text:p>
          </table:table-cell>
          <table:table-cell/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/>
          <table:table-cell office:value-type="string" calcext:value-type="string">
            <text:p>Dec-ize R</text:p>
          </table:table-cell>
          <table:table-cell office:value-type="string" calcext:value-type="string">
            <text:p>Dec-ize G</text:p>
          </table:table-cell>
          <table:table-cell office:value-type="string" calcext:value-type="string">
            <text:p>Dec-ize B</text:p>
          </table:table-cell>
          <table:table-cell/>
          <table:table-cell office:value-type="string" calcext:value-type="string">
            <text:p>Dec-ize max</text:p>
          </table:table-cell>
          <table:table-cell office:value-type="string" calcext:value-type="string">
            <text:p>Dec-ize min</text:p>
          </table:table-cell>
          <table:table-cell/>
          <table:table-cell office:value-type="string" calcext:value-type="string">
            <text:p>Hue</text:p>
          </table:table-cell>
          <table:table-cell/>
          <table:table-cell office:value-type="string" calcext:value-type="string">
            <text:p>Hue 360</text:p>
          </table:table-cell>
          <table:table-cell office:value-type="string" calcext:value-type="string">
            <text:p>Hue 6b</text:p>
          </table:table-cell>
          <table:table-cell/>
          <table:table-cell office:value-type="string" calcext:value-type="string">
            <text:p>R 8b</text:p>
          </table:table-cell>
          <table:table-cell office:value-type="string" calcext:value-type="string">
            <text:p>G 8b</text:p>
          </table:table-cell>
          <table:table-cell office:value-type="string" calcext:value-type="string">
            <text:p>B 8b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2:.C2])" office:value-type="float" office:value="62" calcext:value-type="float">
            <text:p>62</text:p>
          </table:table-cell>
          <table:table-cell table:style-name="ce1" table:formula="of:=MIN([.A2:.C2])" office:value-type="float" office:value="43" calcext:value-type="float">
            <text:p>43</text:p>
          </table:table-cell>
          <table:table-cell table:style-name="ce1"/>
          <table:table-cell table:formula="of:=[.A2]/[.X$2]" office:value-type="float" office:value="0.984126984126984" calcext:value-type="float">
            <text:p>0.984</text:p>
          </table:table-cell>
          <table:table-cell table:formula="of:=[.B2]/[.X$2]" office:value-type="float" office:value="0.777777777777778" calcext:value-type="float">
            <text:p>0.778</text:p>
          </table:table-cell>
          <table:table-cell table:formula="of:=[.C2]/[.X$2]" office:value-type="float" office:value="0.682539682539683" calcext:value-type="float">
            <text:p>0.683</text:p>
          </table:table-cell>
          <table:table-cell/>
          <table:table-cell table:formula="of:=MAX([.H2:.J2])" office:value-type="float" office:value="0.984126984126984" calcext:value-type="float">
            <text:p>0.984</text:p>
          </table:table-cell>
          <table:table-cell table:formula="of:=MIN([.H2:.J2])" office:value-type="float" office:value="0.682539682539683" calcext:value-type="float">
            <text:p>0.683</text:p>
          </table:table-cell>
          <table:table-cell/>
          <table:table-cell table:formula="of:=IF([.H2]=[.L2];MOD(([.I2]-[.J2])/([.L2]-[.M2]);[.X$4]);IF([.I2]=[.L2];[.X$5]+(([.J2]-[.H2])/([.L2]-[.M2]));IF([.J2]=[.L2];[.X$6]+(([.H2]-[.I2])/([.L2]-[.M2]));&quot;&quot;)))" office:value-type="float" office:value="0.315789473684211" calcext:value-type="float">
            <text:p>0.316</text:p>
          </table:table-cell>
          <table:table-cell table:style-name="ce1"/>
          <table:table-cell table:formula="of:=[.O2]*[.X$3]" office:value-type="float" office:value="18.9473684210526" calcext:value-type="float">
            <text:p>19</text:p>
          </table:table-cell>
          <table:table-cell table:formula="of:=[.Q2]/5.625" office:value-type="float" office:value="3.36842105263158" calcext:value-type="float">
            <text:p>3</text:p>
          </table:table-cell>
          <table:table-cell table:style-name="ce1"/>
          <table:table-cell table:style-name="ce27" table:formula="of:=[.A2]*4" office:value-type="float" office:value="248" calcext:value-type="float">
            <text:p>248</text:p>
          </table:table-cell>
          <table:table-cell table:style-name="ce27" table:formula="of:=[.B2]*4" office:value-type="float" office:value="196" calcext:value-type="float">
            <text:p>196</text:p>
          </table:table-cell>
          <table:table-cell table:style-name="ce27" table:formula="of:=[.C2]*4" office:value-type="float" office:value="172" calcext:value-type="float">
            <text:p>1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table:number-columns-repeated="3" office:value-type="float" office:value="14" calcext:value-type="float">
            <text:p>14</text:p>
          </table:table-cell>
          <table:table-cell/>
          <table:table-cell table:style-name="ce1" table:formula="of:=MAX([.A3:.C3])" office:value-type="float" office:value="14" calcext:value-type="float">
            <text:p>14</text:p>
          </table:table-cell>
          <table:table-cell table:style-name="ce1" table:formula="of:=MIN([.A3:.C3])" office:value-type="float" office:value="14" calcext:value-type="float">
            <text:p>14</text:p>
          </table:table-cell>
          <table:table-cell table:style-name="ce1"/>
          <table:table-cell table:formula="of:=[.A3]/[.X$2]" office:value-type="float" office:value="0.222222222222222" calcext:value-type="float">
            <text:p>0.222</text:p>
          </table:table-cell>
          <table:table-cell table:formula="of:=[.B3]/[.X$2]" office:value-type="float" office:value="0.222222222222222" calcext:value-type="float">
            <text:p>0.222</text:p>
          </table:table-cell>
          <table:table-cell table:formula="of:=[.C3]/[.X$2]" office:value-type="float" office:value="0.222222222222222" calcext:value-type="float">
            <text:p>0.222</text:p>
          </table:table-cell>
          <table:table-cell/>
          <table:table-cell table:formula="of:=MAX([.H3:.J3])" office:value-type="float" office:value="0.222222222222222" calcext:value-type="float">
            <text:p>0.222</text:p>
          </table:table-cell>
          <table:table-cell table:formula="of:=MIN([.H3:.J3])" office:value-type="float" office:value="0.222222222222222" calcext:value-type="float">
            <text:p>0.222</text:p>
          </table:table-cell>
          <table:table-cell/>
          <table:table-cell table:formula="of:=IF([.H3]=[.L3];MOD(([.I3]-[.J3])/([.L3]-[.M3]);[.X$4]);IF([.I3]=[.L3];[.X$5]+(([.J3]-[.H3])/([.L3]-[.M3]));IF([.J3]=[.L3];[.X$6]+(([.H3]-[.I3])/([.L3]-[.M3]));&quot;&quot;)))" office:value-type="string" office:string-value="" calcext:value-type="error">
            <text:p>#DIV/0!</text:p>
          </table:table-cell>
          <table:table-cell table:style-name="ce1"/>
          <table:table-cell table:formula="of:=[.O3]*[.X$3]" office:value-type="string" office:string-value="" calcext:value-type="error">
            <text:p>#DIV/0!</text:p>
          </table:table-cell>
          <table:table-cell table:formula="of:=[.Q3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3]*4" office:value-type="float" office:value="56" calcext:value-type="float">
            <text:p>56</text:p>
          </table:table-cell>
          <table:table-cell table:style-name="ce27" table:formula="of:=[.B3]*4" office:value-type="float" office:value="56" calcext:value-type="float">
            <text:p>56</text:p>
          </table:table-cell>
          <table:table-cell table:style-name="ce27" table:formula="of:=[.C3]*4" office:value-type="float" office:value="56" calcext:value-type="float">
            <text:p>5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4:.C4])" office:value-type="float" office:value="62" calcext:value-type="float">
            <text:p>62</text:p>
          </table:table-cell>
          <table:table-cell table:style-name="ce1" table:formula="of:=MIN([.A4:.C4])" office:value-type="float" office:value="26" calcext:value-type="float">
            <text:p>26</text:p>
          </table:table-cell>
          <table:table-cell table:style-name="ce1"/>
          <table:table-cell table:formula="of:=[.A4]/[.X$2]" office:value-type="float" office:value="0.412698412698413" calcext:value-type="float">
            <text:p>0.413</text:p>
          </table:table-cell>
          <table:table-cell table:formula="of:=[.B4]/[.X$2]" office:value-type="float" office:value="0.984126984126984" calcext:value-type="float">
            <text:p>0.984</text:p>
          </table:table-cell>
          <table:table-cell table:formula="of:=[.C4]/[.X$2]" office:value-type="float" office:value="0.412698412698413" calcext:value-type="float">
            <text:p>0.413</text:p>
          </table:table-cell>
          <table:table-cell/>
          <table:table-cell table:formula="of:=MAX([.H4:.J4])" office:value-type="float" office:value="0.984126984126984" calcext:value-type="float">
            <text:p>0.984</text:p>
          </table:table-cell>
          <table:table-cell table:formula="of:=MIN([.H4:.J4])" office:value-type="float" office:value="0.412698412698413" calcext:value-type="float">
            <text:p>0.413</text:p>
          </table:table-cell>
          <table:table-cell/>
          <table:table-cell table:formula="of:=IF([.H4]=[.L4];MOD(([.I4]-[.J4])/([.L4]-[.M4]);[.X$4]);IF([.I4]=[.L4];[.X$5]+(([.J4]-[.H4])/([.L4]-[.M4]));IF([.J4]=[.L4];[.X$6]+(([.H4]-[.I4])/([.L4]-[.M4]));&quot;&quot;)))" office:value-type="float" office:value="2" calcext:value-type="float">
            <text:p>2.000</text:p>
          </table:table-cell>
          <table:table-cell table:style-name="ce1"/>
          <table:table-cell table:formula="of:=[.O4]*[.X$3]" office:value-type="float" office:value="120" calcext:value-type="float">
            <text:p>120</text:p>
          </table:table-cell>
          <table:table-cell table:formula="of:=[.Q4]/5.625" office:value-type="float" office:value="21.3333333333333" calcext:value-type="float">
            <text:p>21</text:p>
          </table:table-cell>
          <table:table-cell table:style-name="ce1"/>
          <table:table-cell table:style-name="ce27" table:formula="of:=[.A4]*4" office:value-type="float" office:value="104" calcext:value-type="float">
            <text:p>104</text:p>
          </table:table-cell>
          <table:table-cell table:style-name="ce27" table:formula="of:=[.B4]*4" office:value-type="float" office:value="248" calcext:value-type="float">
            <text:p>248</text:p>
          </table:table-cell>
          <table:table-cell table:style-name="ce27" table:formula="of:=[.C4]*4" office:value-type="float" office:value="104" calcext:value-type="float">
            <text:p>10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:.C5])" office:value-type="float" office:value="28" calcext:value-type="float">
            <text:p>28</text:p>
          </table:table-cell>
          <table:table-cell table:style-name="ce1" table:formula="of:=MIN([.A5:.C5])" office:value-type="float" office:value="4" calcext:value-type="float">
            <text:p>4</text:p>
          </table:table-cell>
          <table:table-cell table:style-name="ce1"/>
          <table:table-cell table:formula="of:=[.A5]/[.X$2]" office:value-type="float" office:value="0.365079365079365" calcext:value-type="float">
            <text:p>0.365</text:p>
          </table:table-cell>
          <table:table-cell table:formula="of:=[.B5]/[.X$2]" office:value-type="float" office:value="0.0634920634920635" calcext:value-type="float">
            <text:p>0.063</text:p>
          </table:table-cell>
          <table:table-cell table:formula="of:=[.C5]/[.X$2]" office:value-type="float" office:value="0.444444444444444" calcext:value-type="float">
            <text:p>0.444</text:p>
          </table:table-cell>
          <table:table-cell/>
          <table:table-cell table:formula="of:=MAX([.H5:.J5])" office:value-type="float" office:value="0.444444444444444" calcext:value-type="float">
            <text:p>0.444</text:p>
          </table:table-cell>
          <table:table-cell table:formula="of:=MIN([.H5:.J5])" office:value-type="float" office:value="0.0634920634920635" calcext:value-type="float">
            <text:p>0.063</text:p>
          </table:table-cell>
          <table:table-cell/>
          <table:table-cell table:formula="of:=IF([.H5]=[.L5];MOD(([.I5]-[.J5])/([.L5]-[.M5]);[.X$4]);IF([.I5]=[.L5];[.X$5]+(([.J5]-[.H5])/([.L5]-[.M5]));IF([.J5]=[.L5];[.X$6]+(([.H5]-[.I5])/([.L5]-[.M5]));&quot;&quot;)))" office:value-type="float" office:value="4.79166666666667" calcext:value-type="float">
            <text:p>4.792</text:p>
          </table:table-cell>
          <table:table-cell table:style-name="ce1"/>
          <table:table-cell table:formula="of:=[.O5]*[.X$3]" office:value-type="float" office:value="287.5" calcext:value-type="float">
            <text:p>288</text:p>
          </table:table-cell>
          <table:table-cell table:formula="of:=[.Q5]/5.625" office:value-type="float" office:value="51.1111111111111" calcext:value-type="float">
            <text:p>51</text:p>
          </table:table-cell>
          <table:table-cell table:style-name="ce1"/>
          <table:table-cell table:style-name="ce27" table:formula="of:=[.A5]*4" office:value-type="float" office:value="92" calcext:value-type="float">
            <text:p>92</text:p>
          </table:table-cell>
          <table:table-cell table:style-name="ce27" table:formula="of:=[.B5]*4" office:value-type="float" office:value="16" calcext:value-type="float">
            <text:p>16</text:p>
          </table:table-cell>
          <table:table-cell table:style-name="ce27" table:formula="of:=[.C5]*4" office:value-type="float" office:value="112" calcext:value-type="float">
            <text:p>1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6:.C6])" office:value-type="float" office:value="52" calcext:value-type="float">
            <text:p>52</text:p>
          </table:table-cell>
          <table:table-cell table:style-name="ce1" table:formula="of:=MIN([.A6:.C6])" office:value-type="float" office:value="39" calcext:value-type="float">
            <text:p>39</text:p>
          </table:table-cell>
          <table:table-cell table:style-name="ce1"/>
          <table:table-cell table:formula="of:=[.A6]/[.X$2]" office:value-type="float" office:value="0.73015873015873" calcext:value-type="float">
            <text:p>0.730</text:p>
          </table:table-cell>
          <table:table-cell table:formula="of:=[.B6]/[.X$2]" office:value-type="float" office:value="0.619047619047619" calcext:value-type="float">
            <text:p>0.619</text:p>
          </table:table-cell>
          <table:table-cell table:formula="of:=[.C6]/[.X$2]" office:value-type="float" office:value="0.825396825396825" calcext:value-type="float">
            <text:p>0.825</text:p>
          </table:table-cell>
          <table:table-cell/>
          <table:table-cell table:formula="of:=MAX([.H6:.J6])" office:value-type="float" office:value="0.825396825396825" calcext:value-type="float">
            <text:p>0.825</text:p>
          </table:table-cell>
          <table:table-cell table:formula="of:=MIN([.H6:.J6])" office:value-type="float" office:value="0.619047619047619" calcext:value-type="float">
            <text:p>0.619</text:p>
          </table:table-cell>
          <table:table-cell/>
          <table:table-cell table:formula="of:=IF([.H6]=[.L6];MOD(([.I6]-[.J6])/([.L6]-[.M6]);[.X$4]);IF([.I6]=[.L6];[.X$5]+(([.J6]-[.H6])/([.L6]-[.M6]));IF([.J6]=[.L6];[.X$6]+(([.H6]-[.I6])/([.L6]-[.M6]));&quot;&quot;)))" office:value-type="float" office:value="4.53846153846154" calcext:value-type="float">
            <text:p>4.538</text:p>
          </table:table-cell>
          <table:table-cell table:style-name="ce1"/>
          <table:table-cell table:formula="of:=[.O6]*[.X$3]" office:value-type="float" office:value="272.307692307692" calcext:value-type="float">
            <text:p>272</text:p>
          </table:table-cell>
          <table:table-cell table:formula="of:=[.Q6]/5.625" office:value-type="float" office:value="48.4102564102564" calcext:value-type="float">
            <text:p>48</text:p>
          </table:table-cell>
          <table:table-cell table:style-name="ce1"/>
          <table:table-cell table:style-name="ce27" table:formula="of:=[.A6]*4" office:value-type="float" office:value="184" calcext:value-type="float">
            <text:p>184</text:p>
          </table:table-cell>
          <table:table-cell table:style-name="ce27" table:formula="of:=[.B6]*4" office:value-type="float" office:value="156" calcext:value-type="float">
            <text:p>156</text:p>
          </table:table-cell>
          <table:table-cell table:style-name="ce27" table:formula="of:=[.C6]*4" office:value-type="float" office:value="208" calcext:value-type="float">
            <text:p>20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7:.C7])" office:value-type="float" office:value="60" calcext:value-type="float">
            <text:p>60</text:p>
          </table:table-cell>
          <table:table-cell table:style-name="ce1" table:formula="of:=MIN([.A7:.C7])" office:value-type="float" office:value="1" calcext:value-type="float">
            <text:p>1</text:p>
          </table:table-cell>
          <table:table-cell table:style-name="ce1"/>
          <table:table-cell table:formula="of:=[.A7]/[.X$2]" office:value-type="float" office:value="0.952380952380952" calcext:value-type="float">
            <text:p>0.952</text:p>
          </table:table-cell>
          <table:table-cell table:formula="of:=[.B7]/[.X$2]" office:value-type="float" office:value="0.380952380952381" calcext:value-type="float">
            <text:p>0.381</text:p>
          </table:table-cell>
          <table:table-cell table:formula="of:=[.C7]/[.X$2]" office:value-type="float" office:value="0.0158730158730159" calcext:value-type="float">
            <text:p>0.016</text:p>
          </table:table-cell>
          <table:table-cell/>
          <table:table-cell table:formula="of:=MAX([.H7:.J7])" office:value-type="float" office:value="0.952380952380952" calcext:value-type="float">
            <text:p>0.952</text:p>
          </table:table-cell>
          <table:table-cell table:formula="of:=MIN([.H7:.J7])" office:value-type="float" office:value="0.0158730158730159" calcext:value-type="float">
            <text:p>0.016</text:p>
          </table:table-cell>
          <table:table-cell/>
          <table:table-cell table:formula="of:=IF([.H7]=[.L7];MOD(([.I7]-[.J7])/([.L7]-[.M7]);[.X$4]);IF([.I7]=[.L7];[.X$5]+(([.J7]-[.H7])/([.L7]-[.M7]));IF([.J7]=[.L7];[.X$6]+(([.H7]-[.I7])/([.L7]-[.M7]));&quot;&quot;)))" office:value-type="float" office:value="0.389830508474576" calcext:value-type="float">
            <text:p>0.390</text:p>
          </table:table-cell>
          <table:table-cell table:style-name="ce1"/>
          <table:table-cell table:formula="of:=[.O7]*[.X$3]" office:value-type="float" office:value="23.3898305084746" calcext:value-type="float">
            <text:p>23</text:p>
          </table:table-cell>
          <table:table-cell table:formula="of:=[.Q7]/5.625" office:value-type="float" office:value="4.15819209039548" calcext:value-type="float">
            <text:p>4</text:p>
          </table:table-cell>
          <table:table-cell table:style-name="ce1"/>
          <table:table-cell table:style-name="ce27" table:formula="of:=[.A7]*4" office:value-type="float" office:value="240" calcext:value-type="float">
            <text:p>240</text:p>
          </table:table-cell>
          <table:table-cell table:style-name="ce27" table:formula="of:=[.B7]*4" office:value-type="float" office:value="96" calcext:value-type="float">
            <text:p>96</text:p>
          </table:table-cell>
          <table:table-cell table:style-name="ce27" table:formula="of:=[.C7]*4" office:value-type="float" office:value="4" calcext:value-type="float">
            <text:p>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8:.C8])" office:value-type="float" office:value="30" calcext:value-type="float">
            <text:p>30</text:p>
          </table:table-cell>
          <table:table-cell table:style-name="ce1" table:formula="of:=MIN([.A8:.C8])" office:value-type="float" office:value="2" calcext:value-type="float">
            <text:p>2</text:p>
          </table:table-cell>
          <table:table-cell table:style-name="ce1"/>
          <table:table-cell table:formula="of:=[.A8]/[.X$2]" office:value-type="float" office:value="0.0634920634920635" calcext:value-type="float">
            <text:p>0.063</text:p>
          </table:table-cell>
          <table:table-cell table:formula="of:=[.B8]/[.X$2]" office:value-type="float" office:value="0.476190476190476" calcext:value-type="float">
            <text:p>0.476</text:p>
          </table:table-cell>
          <table:table-cell table:formula="of:=[.C8]/[.X$2]" office:value-type="float" office:value="0.0317460317460317" calcext:value-type="float">
            <text:p>0.032</text:p>
          </table:table-cell>
          <table:table-cell/>
          <table:table-cell table:formula="of:=MAX([.H8:.J8])" office:value-type="float" office:value="0.476190476190476" calcext:value-type="float">
            <text:p>0.476</text:p>
          </table:table-cell>
          <table:table-cell table:formula="of:=MIN([.H8:.J8])" office:value-type="float" office:value="0.0317460317460317" calcext:value-type="float">
            <text:p>0.032</text:p>
          </table:table-cell>
          <table:table-cell/>
          <table:table-cell table:formula="of:=IF([.H8]=[.L8];MOD(([.I8]-[.J8])/([.L8]-[.M8]);[.X$4]);IF([.I8]=[.L8];[.X$5]+(([.J8]-[.H8])/([.L8]-[.M8]));IF([.J8]=[.L8];[.X$6]+(([.H8]-[.I8])/([.L8]-[.M8]));&quot;&quot;)))" office:value-type="float" office:value="1.92857142857143" calcext:value-type="float">
            <text:p>1.929</text:p>
          </table:table-cell>
          <table:table-cell table:style-name="ce1"/>
          <table:table-cell table:formula="of:=[.O8]*[.X$3]" office:value-type="float" office:value="115.714285714286" calcext:value-type="float">
            <text:p>116</text:p>
          </table:table-cell>
          <table:table-cell table:formula="of:=[.Q8]/5.625" office:value-type="float" office:value="20.5714285714286" calcext:value-type="float">
            <text:p>21</text:p>
          </table:table-cell>
          <table:table-cell table:style-name="ce1"/>
          <table:table-cell table:style-name="ce27" table:formula="of:=[.A8]*4" office:value-type="float" office:value="16" calcext:value-type="float">
            <text:p>16</text:p>
          </table:table-cell>
          <table:table-cell table:style-name="ce27" table:formula="of:=[.B8]*4" office:value-type="float" office:value="120" calcext:value-type="float">
            <text:p>120</text:p>
          </table:table-cell>
          <table:table-cell table:style-name="ce27" table:formula="of:=[.C8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9:.C9])" office:value-type="float" office:value="47" calcext:value-type="float">
            <text:p>47</text:p>
          </table:table-cell>
          <table:table-cell table:style-name="ce1" table:formula="of:=MIN([.A9:.C9])" office:value-type="float" office:value="23" calcext:value-type="float">
            <text:p>23</text:p>
          </table:table-cell>
          <table:table-cell table:style-name="ce1"/>
          <table:table-cell table:formula="of:=[.A9]/[.X$2]" office:value-type="float" office:value="0.746031746031746" calcext:value-type="float">
            <text:p>0.746</text:p>
          </table:table-cell>
          <table:table-cell table:formula="of:=[.B9]/[.X$2]" office:value-type="float" office:value="0.365079365079365" calcext:value-type="float">
            <text:p>0.365</text:p>
          </table:table-cell>
          <table:table-cell table:formula="of:=[.C9]/[.X$2]" office:value-type="float" office:value="0.587301587301587" calcext:value-type="float">
            <text:p>0.587</text:p>
          </table:table-cell>
          <table:table-cell/>
          <table:table-cell table:formula="of:=MAX([.H9:.J9])" office:value-type="float" office:value="0.746031746031746" calcext:value-type="float">
            <text:p>0.746</text:p>
          </table:table-cell>
          <table:table-cell table:formula="of:=MIN([.H9:.J9])" office:value-type="float" office:value="0.365079365079365" calcext:value-type="float">
            <text:p>0.365</text:p>
          </table:table-cell>
          <table:table-cell/>
          <table:table-cell table:formula="of:=IF([.H9]=[.L9];MOD(([.I9]-[.J9])/([.L9]-[.M9]);[.X$4]);IF([.I9]=[.L9];[.X$5]+(([.J9]-[.H9])/([.L9]-[.M9]));IF([.J9]=[.L9];[.X$6]+(([.H9]-[.I9])/([.L9]-[.M9]));&quot;&quot;)))" office:value-type="float" office:value="5.41666666666667" calcext:value-type="float">
            <text:p>5.417</text:p>
          </table:table-cell>
          <table:table-cell table:style-name="ce1"/>
          <table:table-cell table:formula="of:=[.O9]*[.X$3]" office:value-type="float" office:value="325" calcext:value-type="float">
            <text:p>325</text:p>
          </table:table-cell>
          <table:table-cell table:formula="of:=[.Q9]/5.625" office:value-type="float" office:value="57.7777777777778" calcext:value-type="float">
            <text:p>58</text:p>
          </table:table-cell>
          <table:table-cell table:style-name="ce1"/>
          <table:table-cell table:style-name="ce27" table:formula="of:=[.A9]*4" office:value-type="float" office:value="188" calcext:value-type="float">
            <text:p>188</text:p>
          </table:table-cell>
          <table:table-cell table:style-name="ce27" table:formula="of:=[.B9]*4" office:value-type="float" office:value="92" calcext:value-type="float">
            <text:p>92</text:p>
          </table:table-cell>
          <table:table-cell table:style-name="ce27" table:formula="of:=[.C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table:formula="of:=MAX([.A10:.C10])" office:value-type="float" office:value="22" calcext:value-type="float">
            <text:p>22</text:p>
          </table:table-cell>
          <table:table-cell table:style-name="ce1" table:formula="of:=MIN([.A10:.C10])" office:value-type="float" office:value="2" calcext:value-type="float">
            <text:p>2</text:p>
          </table:table-cell>
          <table:table-cell table:style-name="ce1"/>
          <table:table-cell table:formula="of:=[.A10]/[.X$2]" office:value-type="float" office:value="0.0317460317460317" calcext:value-type="float">
            <text:p>0.032</text:p>
          </table:table-cell>
          <table:table-cell table:formula="of:=[.B10]/[.X$2]" office:value-type="float" office:value="0.349206349206349" calcext:value-type="float">
            <text:p>0.349</text:p>
          </table:table-cell>
          <table:table-cell table:formula="of:=[.C10]/[.X$2]" office:value-type="float" office:value="0.317460317460317" calcext:value-type="float">
            <text:p>0.317</text:p>
          </table:table-cell>
          <table:table-cell/>
          <table:table-cell table:formula="of:=MAX([.H10:.J10])" office:value-type="float" office:value="0.349206349206349" calcext:value-type="float">
            <text:p>0.349</text:p>
          </table:table-cell>
          <table:table-cell table:formula="of:=MIN([.H10:.J10])" office:value-type="float" office:value="0.0317460317460317" calcext:value-type="float">
            <text:p>0.032</text:p>
          </table:table-cell>
          <table:table-cell/>
          <table:table-cell table:formula="of:=IF([.H10]=[.L10];MOD(([.I10]-[.J10])/([.L10]-[.M10]);[.X$4]);IF([.I10]=[.L10];[.X$5]+(([.J10]-[.H10])/([.L10]-[.M10]));IF([.J10]=[.L10];[.X$6]+(([.H10]-[.I10])/([.L10]-[.M10]));&quot;&quot;)))" office:value-type="float" office:value="2.9" calcext:value-type="float">
            <text:p>2.900</text:p>
          </table:table-cell>
          <table:table-cell table:style-name="ce1"/>
          <table:table-cell table:formula="of:=[.O10]*[.X$3]" office:value-type="float" office:value="174" calcext:value-type="float">
            <text:p>174</text:p>
          </table:table-cell>
          <table:table-cell table:formula="of:=[.Q10]/5.625" office:value-type="float" office:value="30.9333333333333" calcext:value-type="float">
            <text:p>31</text:p>
          </table:table-cell>
          <table:table-cell table:style-name="ce1"/>
          <table:table-cell table:style-name="ce27" table:formula="of:=[.A10]*4" office:value-type="float" office:value="8" calcext:value-type="float">
            <text:p>8</text:p>
          </table:table-cell>
          <table:table-cell table:style-name="ce27" table:formula="of:=[.B10]*4" office:value-type="float" office:value="88" calcext:value-type="float">
            <text:p>88</text:p>
          </table:table-cell>
          <table:table-cell table:style-name="ce27" table:formula="of:=[.C10]*4" office:value-type="float" office:value="80" calcext:value-type="float">
            <text:p>80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11:.C11])" office:value-type="float" office:value="51" calcext:value-type="float">
            <text:p>51</text:p>
          </table:table-cell>
          <table:table-cell table:style-name="ce1" table:formula="of:=MIN([.A11:.C11])" office:value-type="float" office:value="33" calcext:value-type="float">
            <text:p>33</text:p>
          </table:table-cell>
          <table:table-cell table:style-name="ce1"/>
          <table:table-cell table:formula="of:=[.A11]/[.X$2]" office:value-type="float" office:value="0.523809523809524" calcext:value-type="float">
            <text:p>0.524</text:p>
          </table:table-cell>
          <table:table-cell table:formula="of:=[.B11]/[.X$2]" office:value-type="float" office:value="0.73015873015873" calcext:value-type="float">
            <text:p>0.730</text:p>
          </table:table-cell>
          <table:table-cell table:formula="of:=[.C11]/[.X$2]" office:value-type="float" office:value="0.80952380952381" calcext:value-type="float">
            <text:p>0.810</text:p>
          </table:table-cell>
          <table:table-cell/>
          <table:table-cell table:formula="of:=MAX([.H11:.J11])" office:value-type="float" office:value="0.80952380952381" calcext:value-type="float">
            <text:p>0.810</text:p>
          </table:table-cell>
          <table:table-cell table:formula="of:=MIN([.H11:.J11])" office:value-type="float" office:value="0.523809523809524" calcext:value-type="float">
            <text:p>0.524</text:p>
          </table:table-cell>
          <table:table-cell/>
          <table:table-cell table:formula="of:=IF([.H11]=[.L11];MOD(([.I11]-[.J11])/([.L11]-[.M11]);[.X$4]);IF([.I11]=[.L11];[.X$5]+(([.J11]-[.H11])/([.L11]-[.M11]));IF([.J11]=[.L11];[.X$6]+(([.H11]-[.I11])/([.L11]-[.M11]));&quot;&quot;)))" office:value-type="float" office:value="3.27777777777778" calcext:value-type="float">
            <text:p>3.278</text:p>
          </table:table-cell>
          <table:table-cell table:style-name="ce1"/>
          <table:table-cell table:formula="of:=[.O11]*[.X$3]" office:value-type="float" office:value="196.666666666667" calcext:value-type="float">
            <text:p>197</text:p>
          </table:table-cell>
          <table:table-cell table:formula="of:=[.Q11]/5.625" office:value-type="float" office:value="34.962962962963" calcext:value-type="float">
            <text:p>35</text:p>
          </table:table-cell>
          <table:table-cell table:style-name="ce1"/>
          <table:table-cell table:style-name="ce27" table:formula="of:=[.A11]*4" office:value-type="float" office:value="132" calcext:value-type="float">
            <text:p>132</text:p>
          </table:table-cell>
          <table:table-cell table:style-name="ce27" table:formula="of:=[.B11]*4" office:value-type="float" office:value="184" calcext:value-type="float">
            <text:p>184</text:p>
          </table:table-cell>
          <table:table-cell table:style-name="ce27" table:formula="of:=[.C11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19" table:formula="of:=MAX([.A12:.C12])" office:value-type="float" office:value="63" calcext:value-type="float">
            <text:p>63</text:p>
          </table:table-cell>
          <table:table-cell table:style-name="ce19" table:formula="of:=MIN([.A12:.C12])" office:value-type="float" office:value="0" calcext:value-type="float">
            <text:p>0</text:p>
          </table:table-cell>
          <table:table-cell table:style-name="ce19"/>
          <table:table-cell table:style-name="ce21" table:formula="of:=[.A12]/[.X$2]" office:value-type="float" office:value="1" calcext:value-type="float">
            <text:p>1.000</text:p>
          </table:table-cell>
          <table:table-cell table:style-name="ce21" table:formula="of:=[.B12]/[.X$2]" office:value-type="float" office:value="0" calcext:value-type="float">
            <text:p>0.000</text:p>
          </table:table-cell>
          <table:table-cell table:style-name="ce21" table:formula="of:=[.C12]/[.X$2]" office:value-type="float" office:value="0.0476190476190476" calcext:value-type="float">
            <text:p>0.048</text:p>
          </table:table-cell>
          <table:table-cell table:style-name="ce21"/>
          <table:table-cell table:style-name="ce21" table:formula="of:=MAX([.H12:.J12])" office:value-type="float" office:value="1" calcext:value-type="float">
            <text:p>1.000</text:p>
          </table:table-cell>
          <table:table-cell table:style-name="ce21" table:formula="of:=MIN([.H12:.J12])" office:value-type="float" office:value="0" calcext:value-type="float">
            <text:p>0.000</text:p>
          </table:table-cell>
          <table:table-cell table:style-name="ce21"/>
          <table:table-cell table:style-name="ce21" table:formula="of:=IF([.H12]=[.L12];MOD(([.I12]-[.J12])/([.L12]-[.M12]);[.X$4]);IF([.I12]=[.L12];[.X$5]+(([.J12]-[.H12])/([.L12]-[.M12]));IF([.J12]=[.L12];[.X$6]+(([.H12]-[.I12])/([.L12]-[.M12]));&quot;&quot;)))" office:value-type="float" office:value="5.95238095238095" calcext:value-type="float">
            <text:p>5.952</text:p>
          </table:table-cell>
          <table:table-cell table:style-name="ce19"/>
          <table:table-cell table:style-name="ce24" table:formula="of:=[.O12]*[.X$3]" office:value-type="float" office:value="357.142857142857" calcext:value-type="float">
            <text:p>357</text:p>
          </table:table-cell>
          <table:table-cell table:style-name="ce24" table:formula="of:=[.Q12]/5.625" office:value-type="float" office:value="63.4920634920635" calcext:value-type="float">
            <text:p>63</text:p>
          </table:table-cell>
          <table:table-cell table:style-name="ce19"/>
          <table:table-cell table:style-name="ce17" table:formula="of:=[.A12]*4" office:value-type="float" office:value="252" calcext:value-type="float">
            <text:p>252</text:p>
          </table:table-cell>
          <table:table-cell table:style-name="ce17" table:formula="of:=[.B12]*4" office:value-type="float" office:value="0" calcext:value-type="float">
            <text:p>0</text:p>
          </table:table-cell>
          <table:table-cell table:style-name="ce17" table:formula="of:=[.C12]*4" office:value-type="float" office:value="12" calcext:value-type="float">
            <text:p>1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13:.C13])" office:value-type="float" office:value="34" calcext:value-type="float">
            <text:p>34</text:p>
          </table:table-cell>
          <table:table-cell table:style-name="ce1" table:formula="of:=MIN([.A13:.C13])" office:value-type="float" office:value="5" calcext:value-type="float">
            <text:p>5</text:p>
          </table:table-cell>
          <table:table-cell table:style-name="ce1"/>
          <table:table-cell table:formula="of:=[.A13]/[.X$2]" office:value-type="float" office:value="0.0793650793650794" calcext:value-type="float">
            <text:p>0.079</text:p>
          </table:table-cell>
          <table:table-cell table:formula="of:=[.B13]/[.X$2]" office:value-type="float" office:value="0.53968253968254" calcext:value-type="float">
            <text:p>0.540</text:p>
          </table:table-cell>
          <table:table-cell table:formula="of:=[.C13]/[.X$2]" office:value-type="float" office:value="0.253968253968254" calcext:value-type="float">
            <text:p>0.254</text:p>
          </table:table-cell>
          <table:table-cell/>
          <table:table-cell table:formula="of:=MAX([.H13:.J13])" office:value-type="float" office:value="0.53968253968254" calcext:value-type="float">
            <text:p>0.540</text:p>
          </table:table-cell>
          <table:table-cell table:formula="of:=MIN([.H13:.J13])" office:value-type="float" office:value="0.0793650793650794" calcext:value-type="float">
            <text:p>0.079</text:p>
          </table:table-cell>
          <table:table-cell/>
          <table:table-cell table:formula="of:=IF([.H13]=[.L13];MOD(([.I13]-[.J13])/([.L13]-[.M13]);[.X$4]);IF([.I13]=[.L13];[.X$5]+(([.J13]-[.H13])/([.L13]-[.M13]));IF([.J13]=[.L13];[.X$6]+(([.H13]-[.I13])/([.L13]-[.M13]));&quot;&quot;)))" office:value-type="float" office:value="2.37931034482759" calcext:value-type="float">
            <text:p>2.379</text:p>
          </table:table-cell>
          <table:table-cell table:style-name="ce1"/>
          <table:table-cell table:formula="of:=[.O13]*[.X$3]" office:value-type="float" office:value="142.758620689655" calcext:value-type="float">
            <text:p>143</text:p>
          </table:table-cell>
          <table:table-cell table:formula="of:=[.Q13]/5.625" office:value-type="float" office:value="25.3793103448276" calcext:value-type="float">
            <text:p>25</text:p>
          </table:table-cell>
          <table:table-cell table:style-name="ce1"/>
          <table:table-cell table:style-name="ce27" table:formula="of:=[.A13]*4" office:value-type="float" office:value="20" calcext:value-type="float">
            <text:p>20</text:p>
          </table:table-cell>
          <table:table-cell table:style-name="ce27" table:formula="of:=[.B13]*4" office:value-type="float" office:value="136" calcext:value-type="float">
            <text:p>136</text:p>
          </table:table-cell>
          <table:table-cell table:style-name="ce27" table:formula="of:=[.C13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14:.C14])" office:value-type="float" office:value="61" calcext:value-type="float">
            <text:p>61</text:p>
          </table:table-cell>
          <table:table-cell table:style-name="ce1" table:formula="of:=MIN([.A14:.C14])" office:value-type="float" office:value="12" calcext:value-type="float">
            <text:p>12</text:p>
          </table:table-cell>
          <table:table-cell table:style-name="ce1"/>
          <table:table-cell table:formula="of:=[.A14]/[.X$2]" office:value-type="float" office:value="0.19047619047619" calcext:value-type="float">
            <text:p>0.190</text:p>
          </table:table-cell>
          <table:table-cell table:formula="of:=[.B14]/[.X$2]" office:value-type="float" office:value="0.587301587301587" calcext:value-type="float">
            <text:p>0.587</text:p>
          </table:table-cell>
          <table:table-cell table:formula="of:=[.C14]/[.X$2]" office:value-type="float" office:value="0.968253968253968" calcext:value-type="float">
            <text:p>0.968</text:p>
          </table:table-cell>
          <table:table-cell/>
          <table:table-cell table:formula="of:=MAX([.H14:.J14])" office:value-type="float" office:value="0.968253968253968" calcext:value-type="float">
            <text:p>0.968</text:p>
          </table:table-cell>
          <table:table-cell table:formula="of:=MIN([.H14:.J14])" office:value-type="float" office:value="0.19047619047619" calcext:value-type="float">
            <text:p>0.190</text:p>
          </table:table-cell>
          <table:table-cell/>
          <table:table-cell table:formula="of:=IF([.H14]=[.L14];MOD(([.I14]-[.J14])/([.L14]-[.M14]);[.X$4]);IF([.I14]=[.L14];[.X$5]+(([.J14]-[.H14])/([.L14]-[.M14]));IF([.J14]=[.L14];[.X$6]+(([.H14]-[.I14])/([.L14]-[.M14]));&quot;&quot;)))" office:value-type="float" office:value="3.48979591836735" calcext:value-type="float">
            <text:p>3.490</text:p>
          </table:table-cell>
          <table:table-cell table:style-name="ce1"/>
          <table:table-cell table:formula="of:=[.O14]*[.X$3]" office:value-type="float" office:value="209.387755102041" calcext:value-type="float">
            <text:p>209</text:p>
          </table:table-cell>
          <table:table-cell table:formula="of:=[.Q14]/5.625" office:value-type="float" office:value="37.2244897959184" calcext:value-type="float">
            <text:p>37</text:p>
          </table:table-cell>
          <table:table-cell table:style-name="ce1"/>
          <table:table-cell table:style-name="ce27" table:formula="of:=[.A14]*4" office:value-type="float" office:value="48" calcext:value-type="float">
            <text:p>48</text:p>
          </table:table-cell>
          <table:table-cell table:style-name="ce27" table:formula="of:=[.B14]*4" office:value-type="float" office:value="148" calcext:value-type="float">
            <text:p>148</text:p>
          </table:table-cell>
          <table:table-cell table:style-name="ce27" table:formula="of:=[.C14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15:.C15])" office:value-type="float" office:value="32" calcext:value-type="float">
            <text:p>32</text:p>
          </table:table-cell>
          <table:table-cell table:style-name="ce19" table:formula="of:=MIN([.A15:.C15])" office:value-type="float" office:value="0" calcext:value-type="float">
            <text:p>0</text:p>
          </table:table-cell>
          <table:table-cell table:style-name="ce19"/>
          <table:table-cell table:style-name="ce21" table:formula="of:=[.A15]/[.X$2]" office:value-type="float" office:value="0" calcext:value-type="float">
            <text:p>0.000</text:p>
          </table:table-cell>
          <table:table-cell table:style-name="ce21" table:formula="of:=[.B15]/[.X$2]" office:value-type="float" office:value="0.507936507936508" calcext:value-type="float">
            <text:p>0.508</text:p>
          </table:table-cell>
          <table:table-cell table:style-name="ce21" table:formula="of:=[.C15]/[.X$2]" office:value-type="float" office:value="0" calcext:value-type="float">
            <text:p>0.000</text:p>
          </table:table-cell>
          <table:table-cell table:style-name="ce21"/>
          <table:table-cell table:style-name="ce21" table:formula="of:=MAX([.H15:.J15])" office:value-type="float" office:value="0.507936507936508" calcext:value-type="float">
            <text:p>0.508</text:p>
          </table:table-cell>
          <table:table-cell table:style-name="ce21" table:formula="of:=MIN([.H15:.J15])" office:value-type="float" office:value="0" calcext:value-type="float">
            <text:p>0.000</text:p>
          </table:table-cell>
          <table:table-cell table:style-name="ce21"/>
          <table:table-cell table:style-name="ce21" table:formula="of:=IF([.H15]=[.L15];MOD(([.I15]-[.J15])/([.L15]-[.M15]);[.X$4]);IF([.I15]=[.L15];[.X$5]+(([.J15]-[.H15])/([.L15]-[.M15]));IF([.J15]=[.L15];[.X$6]+(([.H15]-[.I15])/([.L15]-[.M15]));&quot;&quot;)))" office:value-type="float" office:value="2" calcext:value-type="float">
            <text:p>2.000</text:p>
          </table:table-cell>
          <table:table-cell table:style-name="ce19"/>
          <table:table-cell table:style-name="ce24" table:formula="of:=[.O15]*[.X$3]" office:value-type="float" office:value="120" calcext:value-type="float">
            <text:p>120</text:p>
          </table:table-cell>
          <table:table-cell table:style-name="ce24" table:formula="of:=[.Q15]/5.625" office:value-type="float" office:value="21.3333333333333" calcext:value-type="float">
            <text:p>21</text:p>
          </table:table-cell>
          <table:table-cell table:style-name="ce19"/>
          <table:table-cell table:style-name="ce17" table:formula="of:=[.A15]*4" office:value-type="float" office:value="0" calcext:value-type="float">
            <text:p>0</text:p>
          </table:table-cell>
          <table:table-cell table:style-name="ce17" table:formula="of:=[.B15]*4" office:value-type="float" office:value="128" calcext:value-type="float">
            <text:p>128</text:p>
          </table:table-cell>
          <table:table-cell table:style-name="ce17" table:formula="of:=[.C15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table:formula="of:=MAX([.A16:.C16])" office:value-type="float" office:value="55" calcext:value-type="float">
            <text:p>55</text:p>
          </table:table-cell>
          <table:table-cell table:style-name="ce1" table:formula="of:=MIN([.A16:.C16])" office:value-type="float" office:value="33" calcext:value-type="float">
            <text:p>33</text:p>
          </table:table-cell>
          <table:table-cell table:style-name="ce1"/>
          <table:table-cell table:formula="of:=[.A16]/[.X$2]" office:value-type="float" office:value="0.777777777777778" calcext:value-type="float">
            <text:p>0.778</text:p>
          </table:table-cell>
          <table:table-cell table:formula="of:=[.B16]/[.X$2]" office:value-type="float" office:value="0.873015873015873" calcext:value-type="float">
            <text:p>0.873</text:p>
          </table:table-cell>
          <table:table-cell table:formula="of:=[.C16]/[.X$2]" office:value-type="float" office:value="0.523809523809524" calcext:value-type="float">
            <text:p>0.524</text:p>
          </table:table-cell>
          <table:table-cell/>
          <table:table-cell table:formula="of:=MAX([.H16:.J16])" office:value-type="float" office:value="0.873015873015873" calcext:value-type="float">
            <text:p>0.873</text:p>
          </table:table-cell>
          <table:table-cell table:formula="of:=MIN([.H16:.J16])" office:value-type="float" office:value="0.523809523809524" calcext:value-type="float">
            <text:p>0.524</text:p>
          </table:table-cell>
          <table:table-cell/>
          <table:table-cell table:formula="of:=IF([.H16]=[.L16];MOD(([.I16]-[.J16])/([.L16]-[.M16]);[.X$4]);IF([.I16]=[.L16];[.X$5]+(([.J16]-[.H16])/([.L16]-[.M16]));IF([.J16]=[.L16];[.X$6]+(([.H16]-[.I16])/([.L16]-[.M16]));&quot;&quot;)))" office:value-type="float" office:value="1.27272727272727" calcext:value-type="float">
            <text:p>1.273</text:p>
          </table:table-cell>
          <table:table-cell table:style-name="ce1"/>
          <table:table-cell table:formula="of:=[.O16]*[.X$3]" office:value-type="float" office:value="76.3636363636364" calcext:value-type="float">
            <text:p>76</text:p>
          </table:table-cell>
          <table:table-cell table:formula="of:=[.Q16]/5.625" office:value-type="float" office:value="13.5757575757576" calcext:value-type="float">
            <text:p>14</text:p>
          </table:table-cell>
          <table:table-cell table:style-name="ce1"/>
          <table:table-cell table:style-name="ce27" table:formula="of:=[.A16]*4" office:value-type="float" office:value="196" calcext:value-type="float">
            <text:p>196</text:p>
          </table:table-cell>
          <table:table-cell table:style-name="ce27" table:formula="of:=[.B16]*4" office:value-type="float" office:value="220" calcext:value-type="float">
            <text:p>220</text:p>
          </table:table-cell>
          <table:table-cell table:style-name="ce27" table:formula="of:=[.C16]*4" office:value-type="float" office:value="132" calcext:value-type="float">
            <text:p>13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MAX([.A17:.C17])" office:value-type="float" office:value="0" calcext:value-type="float">
            <text:p>0</text:p>
          </table:table-cell>
          <table:table-cell table:style-name="ce1" table:formula="of:=MIN([.A17:.C17])" office:value-type="float" office:value="0" calcext:value-type="float">
            <text:p>0</text:p>
          </table:table-cell>
          <table:table-cell table:style-name="ce1"/>
          <table:table-cell table:formula="of:=[.A17]/[.X$2]" office:value-type="float" office:value="0" calcext:value-type="float">
            <text:p>0.000</text:p>
          </table:table-cell>
          <table:table-cell table:formula="of:=[.B17]/[.X$2]" office:value-type="float" office:value="0" calcext:value-type="float">
            <text:p>0.000</text:p>
          </table:table-cell>
          <table:table-cell table:formula="of:=[.C17]/[.X$2]" office:value-type="float" office:value="0" calcext:value-type="float">
            <text:p>0.000</text:p>
          </table:table-cell>
          <table:table-cell/>
          <table:table-cell table:formula="of:=MAX([.H17:.J17])" office:value-type="float" office:value="0" calcext:value-type="float">
            <text:p>0.000</text:p>
          </table:table-cell>
          <table:table-cell table:formula="of:=MIN([.H17:.J17])" office:value-type="float" office:value="0" calcext:value-type="float">
            <text:p>0.000</text:p>
          </table:table-cell>
          <table:table-cell/>
          <table:table-cell table:formula="of:=IF([.H17]=[.L17];MOD(([.I17]-[.J17])/([.L17]-[.M17]);[.X$4]);IF([.I17]=[.L17];[.X$5]+(([.J17]-[.H17])/([.L17]-[.M17]));IF([.J17]=[.L17];[.X$6]+(([.H17]-[.I17])/([.L17]-[.M17]));&quot;&quot;)))" office:value-type="string" office:string-value="" calcext:value-type="error">
            <text:p>#DIV/0!</text:p>
          </table:table-cell>
          <table:table-cell table:style-name="ce1"/>
          <table:table-cell table:formula="of:=[.O17]*[.X$3]" office:value-type="string" office:string-value="" calcext:value-type="error">
            <text:p>#DIV/0!</text:p>
          </table:table-cell>
          <table:table-cell table:formula="of:=[.Q1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17]*4" office:value-type="float" office:value="0" calcext:value-type="float">
            <text:p>0</text:p>
          </table:table-cell>
          <table:table-cell table:style-name="ce27" table:formula="of:=[.B17]*4" office:value-type="float" office:value="0" calcext:value-type="float">
            <text:p>0</text:p>
          </table:table-cell>
          <table:table-cell table:style-name="ce27" table:formula="of:=[.C1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18:.C18])" office:value-type="float" office:value="42" calcext:value-type="float">
            <text:p>42</text:p>
          </table:table-cell>
          <table:table-cell table:style-name="ce1" table:formula="of:=MIN([.A18:.C18])" office:value-type="float" office:value="24" calcext:value-type="float">
            <text:p>24</text:p>
          </table:table-cell>
          <table:table-cell table:style-name="ce1"/>
          <table:table-cell table:formula="of:=[.A18]/[.X$2]" office:value-type="float" office:value="0.587301587301587" calcext:value-type="float">
            <text:p>0.587</text:p>
          </table:table-cell>
          <table:table-cell table:formula="of:=[.B18]/[.X$2]" office:value-type="float" office:value="0.666666666666667" calcext:value-type="float">
            <text:p>0.667</text:p>
          </table:table-cell>
          <table:table-cell table:formula="of:=[.C18]/[.X$2]" office:value-type="float" office:value="0.380952380952381" calcext:value-type="float">
            <text:p>0.381</text:p>
          </table:table-cell>
          <table:table-cell/>
          <table:table-cell table:formula="of:=MAX([.H18:.J18])" office:value-type="float" office:value="0.666666666666667" calcext:value-type="float">
            <text:p>0.667</text:p>
          </table:table-cell>
          <table:table-cell table:formula="of:=MIN([.H18:.J18])" office:value-type="float" office:value="0.380952380952381" calcext:value-type="float">
            <text:p>0.381</text:p>
          </table:table-cell>
          <table:table-cell/>
          <table:table-cell table:formula="of:=IF([.H18]=[.L18];MOD(([.I18]-[.J18])/([.L18]-[.M18]);[.X$4]);IF([.I18]=[.L18];[.X$5]+(([.J18]-[.H18])/([.L18]-[.M18]));IF([.J18]=[.L18];[.X$6]+(([.H18]-[.I18])/([.L18]-[.M18]));&quot;&quot;)))" office:value-type="float" office:value="1.27777777777778" calcext:value-type="float">
            <text:p>1.278</text:p>
          </table:table-cell>
          <table:table-cell table:style-name="ce1"/>
          <table:table-cell table:formula="of:=[.O18]*[.X$3]" office:value-type="float" office:value="76.6666666666667" calcext:value-type="float">
            <text:p>77</text:p>
          </table:table-cell>
          <table:table-cell table:formula="of:=[.Q18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18]*4" office:value-type="float" office:value="148" calcext:value-type="float">
            <text:p>148</text:p>
          </table:table-cell>
          <table:table-cell table:style-name="ce27" table:formula="of:=[.B18]*4" office:value-type="float" office:value="168" calcext:value-type="float">
            <text:p>168</text:p>
          </table:table-cell>
          <table:table-cell table:style-name="ce27" table:formula="of:=[.C18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19:.C19])" office:value-type="float" office:value="63" calcext:value-type="float">
            <text:p>63</text:p>
          </table:table-cell>
          <table:table-cell table:style-name="ce1" table:formula="of:=MIN([.A19:.C19])" office:value-type="float" office:value="1" calcext:value-type="float">
            <text:p>1</text:p>
          </table:table-cell>
          <table:table-cell table:style-name="ce1"/>
          <table:table-cell table:formula="of:=[.A19]/[.X$2]" office:value-type="float" office:value="0.0158730158730159" calcext:value-type="float">
            <text:p>0.016</text:p>
          </table:table-cell>
          <table:table-cell table:formula="of:=[.B19]/[.X$2]" office:value-type="float" office:value="0.984126984126984" calcext:value-type="float">
            <text:p>0.984</text:p>
          </table:table-cell>
          <table:table-cell table:formula="of:=[.C19]/[.X$2]" office:value-type="float" office:value="1" calcext:value-type="float">
            <text:p>1.000</text:p>
          </table:table-cell>
          <table:table-cell/>
          <table:table-cell table:formula="of:=MAX([.H19:.J19])" office:value-type="float" office:value="1" calcext:value-type="float">
            <text:p>1.000</text:p>
          </table:table-cell>
          <table:table-cell table:formula="of:=MIN([.H19:.J19])" office:value-type="float" office:value="0.0158730158730159" calcext:value-type="float">
            <text:p>0.016</text:p>
          </table:table-cell>
          <table:table-cell/>
          <table:table-cell table:formula="of:=IF([.H19]=[.L19];MOD(([.I19]-[.J19])/([.L19]-[.M19]);[.X$4]);IF([.I19]=[.L19];[.X$5]+(([.J19]-[.H19])/([.L19]-[.M19]));IF([.J19]=[.L19];[.X$6]+(([.H19]-[.I19])/([.L19]-[.M19]));&quot;&quot;)))" office:value-type="float" office:value="3.01612903225807" calcext:value-type="float">
            <text:p>3.016</text:p>
          </table:table-cell>
          <table:table-cell table:style-name="ce1"/>
          <table:table-cell table:formula="of:=[.O19]*[.X$3]" office:value-type="float" office:value="180.967741935484" calcext:value-type="float">
            <text:p>181</text:p>
          </table:table-cell>
          <table:table-cell table:formula="of:=[.Q19]/5.625" office:value-type="float" office:value="32.1720430107527" calcext:value-type="float">
            <text:p>32</text:p>
          </table:table-cell>
          <table:table-cell table:style-name="ce1"/>
          <table:table-cell table:style-name="ce27" table:formula="of:=[.A19]*4" office:value-type="float" office:value="4" calcext:value-type="float">
            <text:p>4</text:p>
          </table:table-cell>
          <table:table-cell table:style-name="ce27" table:formula="of:=[.B19]*4" office:value-type="float" office:value="248" calcext:value-type="float">
            <text:p>248</text:p>
          </table:table-cell>
          <table:table-cell table:style-name="ce27" table:formula="of:=[.C19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20:.C20])" office:value-type="float" office:value="54" calcext:value-type="float">
            <text:p>54</text:p>
          </table:table-cell>
          <table:table-cell table:style-name="ce1" table:formula="of:=MIN([.A20:.C20])" office:value-type="float" office:value="7" calcext:value-type="float">
            <text:p>7</text:p>
          </table:table-cell>
          <table:table-cell table:style-name="ce1"/>
          <table:table-cell table:formula="of:=[.A20]/[.X$2]" office:value-type="float" office:value="0.492063492063492" calcext:value-type="float">
            <text:p>0.492</text:p>
          </table:table-cell>
          <table:table-cell table:formula="of:=[.B20]/[.X$2]" office:value-type="float" office:value="0.111111111111111" calcext:value-type="float">
            <text:p>0.111</text:p>
          </table:table-cell>
          <table:table-cell table:formula="of:=[.C20]/[.X$2]" office:value-type="float" office:value="0.857142857142857" calcext:value-type="float">
            <text:p>0.857</text:p>
          </table:table-cell>
          <table:table-cell/>
          <table:table-cell table:formula="of:=MAX([.H20:.J20])" office:value-type="float" office:value="0.857142857142857" calcext:value-type="float">
            <text:p>0.857</text:p>
          </table:table-cell>
          <table:table-cell table:formula="of:=MIN([.H20:.J20])" office:value-type="float" office:value="0.111111111111111" calcext:value-type="float">
            <text:p>0.111</text:p>
          </table:table-cell>
          <table:table-cell/>
          <table:table-cell table:formula="of:=IF([.H20]=[.L20];MOD(([.I20]-[.J20])/([.L20]-[.M20]);[.X$4]);IF([.I20]=[.L20];[.X$5]+(([.J20]-[.H20])/([.L20]-[.M20]));IF([.J20]=[.L20];[.X$6]+(([.H20]-[.I20])/([.L20]-[.M20]));&quot;&quot;)))" office:value-type="float" office:value="4.51063829787234" calcext:value-type="float">
            <text:p>4.511</text:p>
          </table:table-cell>
          <table:table-cell table:style-name="ce1"/>
          <table:table-cell table:formula="of:=[.O20]*[.X$3]" office:value-type="float" office:value="270.63829787234" calcext:value-type="float">
            <text:p>271</text:p>
          </table:table-cell>
          <table:table-cell table:formula="of:=[.Q20]/5.625" office:value-type="float" office:value="48.113475177305" calcext:value-type="float">
            <text:p>48</text:p>
          </table:table-cell>
          <table:table-cell table:style-name="ce1"/>
          <table:table-cell table:style-name="ce27" table:formula="of:=[.A20]*4" office:value-type="float" office:value="124" calcext:value-type="float">
            <text:p>124</text:p>
          </table:table-cell>
          <table:table-cell table:style-name="ce27" table:formula="of:=[.B20]*4" office:value-type="float" office:value="28" calcext:value-type="float">
            <text:p>28</text:p>
          </table:table-cell>
          <table:table-cell table:style-name="ce27" table:formula="of:=[.C20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MAX([.A21:.C21])" office:value-type="float" office:value="1" calcext:value-type="float">
            <text:p>1</text:p>
          </table:table-cell>
          <table:table-cell table:style-name="ce1" table:formula="of:=MIN([.A21:.C21])" office:value-type="float" office:value="0" calcext:value-type="float">
            <text:p>0</text:p>
          </table:table-cell>
          <table:table-cell table:style-name="ce1"/>
          <table:table-cell table:formula="of:=[.A21]/[.X$2]" office:value-type="float" office:value="0.0158730158730159" calcext:value-type="float">
            <text:p>0.016</text:p>
          </table:table-cell>
          <table:table-cell table:formula="of:=[.B21]/[.X$2]" office:value-type="float" office:value="0" calcext:value-type="float">
            <text:p>0.000</text:p>
          </table:table-cell>
          <table:table-cell table:formula="of:=[.C21]/[.X$2]" office:value-type="float" office:value="0" calcext:value-type="float">
            <text:p>0.000</text:p>
          </table:table-cell>
          <table:table-cell/>
          <table:table-cell table:formula="of:=MAX([.H21:.J21])" office:value-type="float" office:value="0.0158730158730159" calcext:value-type="float">
            <text:p>0.016</text:p>
          </table:table-cell>
          <table:table-cell table:formula="of:=MIN([.H21:.J21])" office:value-type="float" office:value="0" calcext:value-type="float">
            <text:p>0.000</text:p>
          </table:table-cell>
          <table:table-cell/>
          <table:table-cell table:formula="of:=IF([.H21]=[.L21];MOD(([.I21]-[.J21])/([.L21]-[.M21]);[.X$4]);IF([.I21]=[.L21];[.X$5]+(([.J21]-[.H21])/([.L21]-[.M21]));IF([.J21]=[.L21];[.X$6]+(([.H21]-[.I21])/([.L21]-[.M21]));&quot;&quot;)))" office:value-type="float" office:value="0" calcext:value-type="float">
            <text:p>0.000</text:p>
          </table:table-cell>
          <table:table-cell table:style-name="ce1"/>
          <table:table-cell table:formula="of:=[.O21]*[.X$3]" office:value-type="float" office:value="0" calcext:value-type="float">
            <text:p>0</text:p>
          </table:table-cell>
          <table:table-cell table:formula="of:=[.Q21]/5.625" office:value-type="float" office:value="0" calcext:value-type="float">
            <text:p>0</text:p>
          </table:table-cell>
          <table:table-cell table:style-name="ce1"/>
          <table:table-cell table:style-name="ce27" table:formula="of:=[.A21]*4" office:value-type="float" office:value="4" calcext:value-type="float">
            <text:p>4</text:p>
          </table:table-cell>
          <table:table-cell table:style-name="ce27" table:formula="of:=[.B21]*4" office:value-type="float" office:value="0" calcext:value-type="float">
            <text:p>0</text:p>
          </table:table-cell>
          <table:table-cell table:style-name="ce27" table:formula="of:=[.C2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table:formula="of:=MAX([.A22:.C22])" office:value-type="float" office:value="48" calcext:value-type="float">
            <text:p>48</text:p>
          </table:table-cell>
          <table:table-cell table:style-name="ce1" table:formula="of:=MIN([.A22:.C22])" office:value-type="float" office:value="26" calcext:value-type="float">
            <text:p>26</text:p>
          </table:table-cell>
          <table:table-cell table:style-name="ce1"/>
          <table:table-cell table:formula="of:=[.A22]/[.X$2]" office:value-type="float" office:value="0.761904761904762" calcext:value-type="float">
            <text:p>0.762</text:p>
          </table:table-cell>
          <table:table-cell table:formula="of:=[.B22]/[.X$2]" office:value-type="float" office:value="0.412698412698413" calcext:value-type="float">
            <text:p>0.413</text:p>
          </table:table-cell>
          <table:table-cell table:formula="of:=[.C22]/[.X$2]" office:value-type="float" office:value="0.603174603174603" calcext:value-type="float">
            <text:p>0.603</text:p>
          </table:table-cell>
          <table:table-cell/>
          <table:table-cell table:formula="of:=MAX([.H22:.J22])" office:value-type="float" office:value="0.761904761904762" calcext:value-type="float">
            <text:p>0.762</text:p>
          </table:table-cell>
          <table:table-cell table:formula="of:=MIN([.H22:.J22])" office:value-type="float" office:value="0.412698412698413" calcext:value-type="float">
            <text:p>0.413</text:p>
          </table:table-cell>
          <table:table-cell/>
          <table:table-cell table:formula="of:=IF([.H22]=[.L22];MOD(([.I22]-[.J22])/([.L22]-[.M22]);[.X$4]);IF([.I22]=[.L22];[.X$5]+(([.J22]-[.H22])/([.L22]-[.M22]));IF([.J22]=[.L22];[.X$6]+(([.H22]-[.I22])/([.L22]-[.M22]));&quot;&quot;)))" office:value-type="float" office:value="5.45454545454546" calcext:value-type="float">
            <text:p>5.455</text:p>
          </table:table-cell>
          <table:table-cell table:style-name="ce1"/>
          <table:table-cell table:formula="of:=[.O22]*[.X$3]" office:value-type="float" office:value="327.272727272727" calcext:value-type="float">
            <text:p>327</text:p>
          </table:table-cell>
          <table:table-cell table:formula="of:=[.Q22]/5.625" office:value-type="float" office:value="58.1818181818182" calcext:value-type="float">
            <text:p>58</text:p>
          </table:table-cell>
          <table:table-cell table:style-name="ce1"/>
          <table:table-cell table:style-name="ce27" table:formula="of:=[.A22]*4" office:value-type="float" office:value="192" calcext:value-type="float">
            <text:p>192</text:p>
          </table:table-cell>
          <table:table-cell table:style-name="ce27" table:formula="of:=[.B22]*4" office:value-type="float" office:value="104" calcext:value-type="float">
            <text:p>104</text:p>
          </table:table-cell>
          <table:table-cell table:style-name="ce27" table:formula="of:=[.C22]*4" office:value-type="float" office:value="152" calcext:value-type="float">
            <text:p>1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table:formula="of:=MAX([.A23:.C23])" office:value-type="float" office:value="61" calcext:value-type="float">
            <text:p>61</text:p>
          </table:table-cell>
          <table:table-cell table:style-name="ce1" table:formula="of:=MIN([.A23:.C23])" office:value-type="float" office:value="12" calcext:value-type="float">
            <text:p>12</text:p>
          </table:table-cell>
          <table:table-cell table:style-name="ce1"/>
          <table:table-cell table:formula="of:=[.A23]/[.X$2]" office:value-type="float" office:value="0.968253968253968" calcext:value-type="float">
            <text:p>0.968</text:p>
          </table:table-cell>
          <table:table-cell table:formula="of:=[.B23]/[.X$2]" office:value-type="float" office:value="0.428571428571429" calcext:value-type="float">
            <text:p>0.429</text:p>
          </table:table-cell>
          <table:table-cell table:formula="of:=[.C23]/[.X$2]" office:value-type="float" office:value="0.19047619047619" calcext:value-type="float">
            <text:p>0.190</text:p>
          </table:table-cell>
          <table:table-cell/>
          <table:table-cell table:formula="of:=MAX([.H23:.J23])" office:value-type="float" office:value="0.968253968253968" calcext:value-type="float">
            <text:p>0.968</text:p>
          </table:table-cell>
          <table:table-cell table:formula="of:=MIN([.H23:.J23])" office:value-type="float" office:value="0.19047619047619" calcext:value-type="float">
            <text:p>0.190</text:p>
          </table:table-cell>
          <table:table-cell/>
          <table:table-cell table:formula="of:=IF([.H23]=[.L23];MOD(([.I23]-[.J23])/([.L23]-[.M23]);[.X$4]);IF([.I23]=[.L23];[.X$5]+(([.J23]-[.H23])/([.L23]-[.M23]));IF([.J23]=[.L23];[.X$6]+(([.H23]-[.I23])/([.L23]-[.M23]));&quot;&quot;)))" office:value-type="float" office:value="0.306122448979592" calcext:value-type="float">
            <text:p>0.306</text:p>
          </table:table-cell>
          <table:table-cell table:style-name="ce1"/>
          <table:table-cell table:formula="of:=[.O23]*[.X$3]" office:value-type="float" office:value="18.3673469387755" calcext:value-type="float">
            <text:p>18</text:p>
          </table:table-cell>
          <table:table-cell table:formula="of:=[.Q23]/5.625" office:value-type="float" office:value="3.26530612244898" calcext:value-type="float">
            <text:p>3</text:p>
          </table:table-cell>
          <table:table-cell table:style-name="ce1"/>
          <table:table-cell table:style-name="ce27" table:formula="of:=[.A23]*4" office:value-type="float" office:value="244" calcext:value-type="float">
            <text:p>244</text:p>
          </table:table-cell>
          <table:table-cell table:style-name="ce27" table:formula="of:=[.B23]*4" office:value-type="float" office:value="108" calcext:value-type="float">
            <text:p>108</text:p>
          </table:table-cell>
          <table:table-cell table:style-name="ce27" table:formula="of:=[.C23]*4" office:value-type="float" office:value="48" calcext:value-type="float">
            <text:p>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" table:formula="of:=MAX([.A24:.C24])" office:value-type="float" office:value="54" calcext:value-type="float">
            <text:p>54</text:p>
          </table:table-cell>
          <table:table-cell table:style-name="ce1" table:formula="of:=MIN([.A24:.C24])" office:value-type="float" office:value="26" calcext:value-type="float">
            <text:p>26</text:p>
          </table:table-cell>
          <table:table-cell table:style-name="ce1"/>
          <table:table-cell table:formula="of:=[.A24]/[.X$2]" office:value-type="float" office:value="0.53968253968254" calcext:value-type="float">
            <text:p>0.540</text:p>
          </table:table-cell>
          <table:table-cell table:style-name="ce22" table:formula="of:=[.B24]/[.X$2]" office:value-type="float" office:value="0.857142857142857" calcext:value-type="float">
            <text:p>0.857</text:p>
          </table:table-cell>
          <table:table-cell table:formula="of:=[.C24]/[.X$2]" office:value-type="float" office:value="0.412698412698413" calcext:value-type="float">
            <text:p>0.413</text:p>
          </table:table-cell>
          <table:table-cell/>
          <table:table-cell table:formula="of:=MAX([.H24:.J24])" office:value-type="float" office:value="0.857142857142857" calcext:value-type="float">
            <text:p>0.857</text:p>
          </table:table-cell>
          <table:table-cell table:formula="of:=MIN([.H24:.J24])" office:value-type="float" office:value="0.412698412698413" calcext:value-type="float">
            <text:p>0.413</text:p>
          </table:table-cell>
          <table:table-cell/>
          <table:table-cell table:formula="of:=IF([.H24]=[.L24];MOD(([.I24]-[.J24])/([.L24]-[.M24]);[.X$4]);IF([.I24]=[.L24];[.X$5]+(([.J24]-[.H24])/([.L24]-[.M24]));IF([.J24]=[.L24];[.X$6]+(([.H24]-[.I24])/([.L24]-[.M24]));&quot;&quot;)))" office:value-type="float" office:value="1.71428571428571" calcext:value-type="float">
            <text:p>1.714</text:p>
          </table:table-cell>
          <table:table-cell table:style-name="ce1"/>
          <table:table-cell table:formula="of:=[.O24]*[.X$3]" office:value-type="float" office:value="102.857142857143" calcext:value-type="float">
            <text:p>103</text:p>
          </table:table-cell>
          <table:table-cell table:formula="of:=[.Q24]/5.625" office:value-type="float" office:value="18.2857142857143" calcext:value-type="float">
            <text:p>18</text:p>
          </table:table-cell>
          <table:table-cell table:style-name="ce1"/>
          <table:table-cell table:style-name="ce27" table:formula="of:=[.A24]*4" office:value-type="float" office:value="136" calcext:value-type="float">
            <text:p>136</text:p>
          </table:table-cell>
          <table:table-cell table:style-name="ce27" table:formula="of:=[.B24]*4" office:value-type="float" office:value="216" calcext:value-type="float">
            <text:p>216</text:p>
          </table:table-cell>
          <table:table-cell table:style-name="ce27" table:formula="of:=[.C24]*4" office:value-type="float" office:value="104" calcext:value-type="float">
            <text:p>1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" table:formula="of:=MAX([.A25:.C25])" office:value-type="float" office:value="51" calcext:value-type="float">
            <text:p>51</text:p>
          </table:table-cell>
          <table:table-cell table:style-name="ce1" table:formula="of:=MIN([.A25:.C25])" office:value-type="float" office:value="2" calcext:value-type="float">
            <text:p>2</text:p>
          </table:table-cell>
          <table:table-cell table:style-name="ce1"/>
          <table:table-cell table:formula="of:=[.A25]/[.X$2]" office:value-type="float" office:value="0.0317460317460317" calcext:value-type="float">
            <text:p>0.032</text:p>
          </table:table-cell>
          <table:table-cell table:formula="of:=[.B25]/[.X$2]" office:value-type="float" office:value="0.0476190476190476" calcext:value-type="float">
            <text:p>0.048</text:p>
          </table:table-cell>
          <table:table-cell table:formula="of:=[.C25]/[.X$2]" office:value-type="float" office:value="0.80952380952381" calcext:value-type="float">
            <text:p>0.810</text:p>
          </table:table-cell>
          <table:table-cell/>
          <table:table-cell table:formula="of:=MAX([.H25:.J25])" office:value-type="float" office:value="0.80952380952381" calcext:value-type="float">
            <text:p>0.810</text:p>
          </table:table-cell>
          <table:table-cell table:formula="of:=MIN([.H25:.J25])" office:value-type="float" office:value="0.0317460317460317" calcext:value-type="float">
            <text:p>0.032</text:p>
          </table:table-cell>
          <table:table-cell/>
          <table:table-cell table:formula="of:=IF([.H25]=[.L25];MOD(([.I25]-[.J25])/([.L25]-[.M25]);[.X$4]);IF([.I25]=[.L25];[.X$5]+(([.J25]-[.H25])/([.L25]-[.M25]));IF([.J25]=[.L25];[.X$6]+(([.H25]-[.I25])/([.L25]-[.M25]));&quot;&quot;)))" office:value-type="float" office:value="3.97959183673469" calcext:value-type="float">
            <text:p>3.980</text:p>
          </table:table-cell>
          <table:table-cell table:style-name="ce1"/>
          <table:table-cell table:formula="of:=[.O25]*[.X$3]" office:value-type="float" office:value="238.775510204082" calcext:value-type="float">
            <text:p>239</text:p>
          </table:table-cell>
          <table:table-cell table:formula="of:=[.Q25]/5.625" office:value-type="float" office:value="42.4489795918367" calcext:value-type="float">
            <text:p>42</text:p>
          </table:table-cell>
          <table:table-cell table:style-name="ce1"/>
          <table:table-cell table:style-name="ce27" table:formula="of:=[.A25]*4" office:value-type="float" office:value="8" calcext:value-type="float">
            <text:p>8</text:p>
          </table:table-cell>
          <table:table-cell table:style-name="ce27" table:formula="of:=[.B25]*4" office:value-type="float" office:value="12" calcext:value-type="float">
            <text:p>12</text:p>
          </table:table-cell>
          <table:table-cell table:style-name="ce27" table:formula="of:=[.C25]*4" office:value-type="float" office:value="204" calcext:value-type="float">
            <text:p>20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" table:formula="of:=MAX([.A26:.C26])" office:value-type="float" office:value="60" calcext:value-type="float">
            <text:p>60</text:p>
          </table:table-cell>
          <table:table-cell table:style-name="ce1" table:formula="of:=MIN([.A26:.C26])" office:value-type="float" office:value="10" calcext:value-type="float">
            <text:p>10</text:p>
          </table:table-cell>
          <table:table-cell table:style-name="ce1"/>
          <table:table-cell table:formula="of:=[.A26]/[.X$2]" office:value-type="float" office:value="0.952380952380952" calcext:value-type="float">
            <text:p>0.952</text:p>
          </table:table-cell>
          <table:table-cell table:formula="of:=[.B26]/[.X$2]" office:value-type="float" office:value="0.73015873015873" calcext:value-type="float">
            <text:p>0.730</text:p>
          </table:table-cell>
          <table:table-cell table:formula="of:=[.C26]/[.X$2]" office:value-type="float" office:value="0.158730158730159" calcext:value-type="float">
            <text:p>0.159</text:p>
          </table:table-cell>
          <table:table-cell/>
          <table:table-cell table:formula="of:=MAX([.H26:.J26])" office:value-type="float" office:value="0.952380952380952" calcext:value-type="float">
            <text:p>0.952</text:p>
          </table:table-cell>
          <table:table-cell table:formula="of:=MIN([.H26:.J26])" office:value-type="float" office:value="0.158730158730159" calcext:value-type="float">
            <text:p>0.159</text:p>
          </table:table-cell>
          <table:table-cell/>
          <table:table-cell table:formula="of:=IF([.H26]=[.L26];MOD(([.I26]-[.J26])/([.L26]-[.M26]);[.X$4]);IF([.I26]=[.L26];[.X$5]+(([.J26]-[.H26])/([.L26]-[.M26]));IF([.J26]=[.L26];[.X$6]+(([.H26]-[.I26])/([.L26]-[.M26]));&quot;&quot;)))" office:value-type="float" office:value="0.72" calcext:value-type="float">
            <text:p>0.720</text:p>
          </table:table-cell>
          <table:table-cell table:style-name="ce1"/>
          <table:table-cell table:formula="of:=[.O26]*[.X$3]" office:value-type="float" office:value="43.2" calcext:value-type="float">
            <text:p>43</text:p>
          </table:table-cell>
          <table:table-cell table:formula="of:=[.Q26]/5.625" office:value-type="float" office:value="7.68" calcext:value-type="float">
            <text:p>8</text:p>
          </table:table-cell>
          <table:table-cell table:style-name="ce1"/>
          <table:table-cell table:style-name="ce27" table:formula="of:=[.A26]*4" office:value-type="float" office:value="240" calcext:value-type="float">
            <text:p>240</text:p>
          </table:table-cell>
          <table:table-cell table:style-name="ce27" table:formula="of:=[.B26]*4" office:value-type="float" office:value="184" calcext:value-type="float">
            <text:p>184</text:p>
          </table:table-cell>
          <table:table-cell table:style-name="ce27" table:formula="of:=[.C26]*4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3" office:value-type="float" office:value="63" calcext:value-type="float">
            <text:p>63</text:p>
          </table:table-cell>
          <table:table-cell/>
          <table:table-cell table:style-name="ce1" table:formula="of:=MAX([.A27:.C27])" office:value-type="float" office:value="63" calcext:value-type="float">
            <text:p>63</text:p>
          </table:table-cell>
          <table:table-cell table:style-name="ce1" table:formula="of:=MIN([.A27:.C27])" office:value-type="float" office:value="63" calcext:value-type="float">
            <text:p>63</text:p>
          </table:table-cell>
          <table:table-cell table:style-name="ce1"/>
          <table:table-cell table:formula="of:=[.A27]/[.X$2]" office:value-type="float" office:value="1" calcext:value-type="float">
            <text:p>1.000</text:p>
          </table:table-cell>
          <table:table-cell table:formula="of:=[.B27]/[.X$2]" office:value-type="float" office:value="1" calcext:value-type="float">
            <text:p>1.000</text:p>
          </table:table-cell>
          <table:table-cell table:formula="of:=[.C27]/[.X$2]" office:value-type="float" office:value="1" calcext:value-type="float">
            <text:p>1.000</text:p>
          </table:table-cell>
          <table:table-cell/>
          <table:table-cell table:formula="of:=MAX([.H27:.J27])" office:value-type="float" office:value="1" calcext:value-type="float">
            <text:p>1.000</text:p>
          </table:table-cell>
          <table:table-cell table:formula="of:=MIN([.H27:.J27])" office:value-type="float" office:value="1" calcext:value-type="float">
            <text:p>1.000</text:p>
          </table:table-cell>
          <table:table-cell/>
          <table:table-cell table:formula="of:=IF([.H27]=[.L27];MOD(([.I27]-[.J27])/([.L27]-[.M27]);[.X$4]);IF([.I27]=[.L27];[.X$5]+(([.J27]-[.H27])/([.L27]-[.M27]));IF([.J27]=[.L27];[.X$6]+(([.H27]-[.I27])/([.L27]-[.M27]));&quot;&quot;)))" office:value-type="string" office:string-value="" calcext:value-type="error">
            <text:p>#DIV/0!</text:p>
          </table:table-cell>
          <table:table-cell table:style-name="ce1"/>
          <table:table-cell table:formula="of:=[.O27]*[.X$3]" office:value-type="string" office:string-value="" calcext:value-type="error">
            <text:p>#DIV/0!</text:p>
          </table:table-cell>
          <table:table-cell table:formula="of:=[.Q27]/5.625" office:value-type="string" office:string-value="" calcext:value-type="error">
            <text:p>#DIV/0!</text:p>
          </table:table-cell>
          <table:table-cell table:style-name="ce1"/>
          <table:table-cell table:style-name="ce27" table:formula="of:=[.A27]*4" office:value-type="float" office:value="252" calcext:value-type="float">
            <text:p>252</text:p>
          </table:table-cell>
          <table:table-cell table:style-name="ce27" table:formula="of:=[.B27]*4" office:value-type="float" office:value="252" calcext:value-type="float">
            <text:p>252</text:p>
          </table:table-cell>
          <table:table-cell table:style-name="ce27" table:formula="of:=[.C2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28:.C28])" office:value-type="float" office:value="63" calcext:value-type="float">
            <text:p>63</text:p>
          </table:table-cell>
          <table:table-cell table:style-name="ce19" table:formula="of:=MIN([.A28:.C28])" office:value-type="float" office:value="0" calcext:value-type="float">
            <text:p>0</text:p>
          </table:table-cell>
          <table:table-cell table:style-name="ce19"/>
          <table:table-cell table:style-name="ce21" table:formula="of:=[.A28]/[.X$2]" office:value-type="float" office:value="0.634920634920635" calcext:value-type="float">
            <text:p>0.635</text:p>
          </table:table-cell>
          <table:table-cell table:style-name="ce21" table:formula="of:=[.B28]/[.X$2]" office:value-type="float" office:value="0" calcext:value-type="float">
            <text:p>0.000</text:p>
          </table:table-cell>
          <table:table-cell table:style-name="ce21" table:formula="of:=[.C28]/[.X$2]" office:value-type="float" office:value="1" calcext:value-type="float">
            <text:p>1.000</text:p>
          </table:table-cell>
          <table:table-cell table:style-name="ce21"/>
          <table:table-cell table:style-name="ce21" table:formula="of:=MAX([.H28:.J28])" office:value-type="float" office:value="1" calcext:value-type="float">
            <text:p>1.000</text:p>
          </table:table-cell>
          <table:table-cell table:style-name="ce21" table:formula="of:=MIN([.H28:.J28])" office:value-type="float" office:value="0" calcext:value-type="float">
            <text:p>0.000</text:p>
          </table:table-cell>
          <table:table-cell table:style-name="ce21"/>
          <table:table-cell table:style-name="ce21" table:formula="of:=IF([.H28]=[.L28];MOD(([.I28]-[.J28])/([.L28]-[.M28]);[.X$4]);IF([.I28]=[.L28];[.X$5]+(([.J28]-[.H28])/([.L28]-[.M28]));IF([.J28]=[.L28];[.X$6]+(([.H28]-[.I28])/([.L28]-[.M28]));&quot;&quot;)))" office:value-type="float" office:value="4.63492063492063" calcext:value-type="float">
            <text:p>4.635</text:p>
          </table:table-cell>
          <table:table-cell table:style-name="ce19"/>
          <table:table-cell table:style-name="ce24" table:formula="of:=[.O28]*[.X$3]" office:value-type="float" office:value="278.095238095238" calcext:value-type="float">
            <text:p>278</text:p>
          </table:table-cell>
          <table:table-cell table:style-name="ce24" table:formula="of:=[.Q28]/5.625" office:value-type="float" office:value="49.4391534391534" calcext:value-type="float">
            <text:p>49</text:p>
          </table:table-cell>
          <table:table-cell table:style-name="ce19"/>
          <table:table-cell table:style-name="ce17" table:formula="of:=[.A28]*4" office:value-type="float" office:value="160" calcext:value-type="float">
            <text:p>160</text:p>
          </table:table-cell>
          <table:table-cell table:style-name="ce17" table:formula="of:=[.B28]*4" office:value-type="float" office:value="0" calcext:value-type="float">
            <text:p>0</text:p>
          </table:table-cell>
          <table:table-cell table:style-name="ce17" table:formula="of:=[.C28]*4" office:value-type="float" office:value="252" calcext:value-type="float">
            <text:p>252</text:p>
          </table:table-cell>
          <table:table-cell table:style-name="ce17" table:number-columns-repeated="1636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table:formula="of:=MAX([.A29:.C29])" office:value-type="float" office:value="55" calcext:value-type="float">
            <text:p>55</text:p>
          </table:table-cell>
          <table:table-cell table:style-name="ce1" table:formula="of:=MIN([.A29:.C29])" office:value-type="float" office:value="37" calcext:value-type="float">
            <text:p>37</text:p>
          </table:table-cell>
          <table:table-cell table:style-name="ce1"/>
          <table:table-cell table:formula="of:=[.A29]/[.X$2]" office:value-type="float" office:value="0.793650793650794" calcext:value-type="float">
            <text:p>0.794</text:p>
          </table:table-cell>
          <table:table-cell table:formula="of:=[.B29]/[.X$2]" office:value-type="float" office:value="0.873015873015873" calcext:value-type="float">
            <text:p>0.873</text:p>
          </table:table-cell>
          <table:table-cell table:formula="of:=[.C29]/[.X$2]" office:value-type="float" office:value="0.587301587301587" calcext:value-type="float">
            <text:p>0.587</text:p>
          </table:table-cell>
          <table:table-cell/>
          <table:table-cell table:formula="of:=MAX([.H29:.J29])" office:value-type="float" office:value="0.873015873015873" calcext:value-type="float">
            <text:p>0.873</text:p>
          </table:table-cell>
          <table:table-cell table:formula="of:=MIN([.H29:.J29])" office:value-type="float" office:value="0.587301587301587" calcext:value-type="float">
            <text:p>0.587</text:p>
          </table:table-cell>
          <table:table-cell/>
          <table:table-cell table:formula="of:=IF([.H29]=[.L29];MOD(([.I29]-[.J29])/([.L29]-[.M29]);[.X$4]);IF([.I29]=[.L29];[.X$5]+(([.J29]-[.H29])/([.L29]-[.M29]));IF([.J29]=[.L29];[.X$6]+(([.H29]-[.I29])/([.L29]-[.M29]));&quot;&quot;)))" office:value-type="float" office:value="1.27777777777778" calcext:value-type="float">
            <text:p>1.278</text:p>
          </table:table-cell>
          <table:table-cell table:style-name="ce1"/>
          <table:table-cell table:formula="of:=[.O29]*[.X$3]" office:value-type="float" office:value="76.6666666666667" calcext:value-type="float">
            <text:p>77</text:p>
          </table:table-cell>
          <table:table-cell table:formula="of:=[.Q29]/5.625" office:value-type="float" office:value="13.6296296296296" calcext:value-type="float">
            <text:p>14</text:p>
          </table:table-cell>
          <table:table-cell table:style-name="ce1"/>
          <table:table-cell table:style-name="ce27" table:formula="of:=[.A29]*4" office:value-type="float" office:value="200" calcext:value-type="float">
            <text:p>200</text:p>
          </table:table-cell>
          <table:table-cell table:style-name="ce27" table:formula="of:=[.B29]*4" office:value-type="float" office:value="220" calcext:value-type="float">
            <text:p>220</text:p>
          </table:table-cell>
          <table:table-cell table:style-name="ce27" table:formula="of:=[.C29]*4" office:value-type="float" office:value="148" calcext:value-type="float">
            <text:p>1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table:formula="of:=MAX([.A30:.C30])" office:value-type="float" office:value="2" calcext:value-type="float">
            <text:p>2</text:p>
          </table:table-cell>
          <table:table-cell table:style-name="ce1" table:formula="of:=MIN([.A30:.C30])" office:value-type="float" office:value="0" calcext:value-type="float">
            <text:p>0</text:p>
          </table:table-cell>
          <table:table-cell table:style-name="ce1"/>
          <table:table-cell table:formula="of:=[.A30]/[.X$2]" office:value-type="float" office:value="0" calcext:value-type="float">
            <text:p>0.000</text:p>
          </table:table-cell>
          <table:table-cell table:formula="of:=[.B30]/[.X$2]" office:value-type="float" office:value="0.0317460317460317" calcext:value-type="float">
            <text:p>0.032</text:p>
          </table:table-cell>
          <table:table-cell table:formula="of:=[.C30]/[.X$2]" office:value-type="float" office:value="0.0158730158730159" calcext:value-type="float">
            <text:p>0.016</text:p>
          </table:table-cell>
          <table:table-cell/>
          <table:table-cell table:formula="of:=MAX([.H30:.J30])" office:value-type="float" office:value="0.0317460317460317" calcext:value-type="float">
            <text:p>0.032</text:p>
          </table:table-cell>
          <table:table-cell table:formula="of:=MIN([.H30:.J30])" office:value-type="float" office:value="0" calcext:value-type="float">
            <text:p>0.000</text:p>
          </table:table-cell>
          <table:table-cell/>
          <table:table-cell table:formula="of:=IF([.H30]=[.L30];MOD(([.I30]-[.J30])/([.L30]-[.M30]);[.X$4]);IF([.I30]=[.L30];[.X$5]+(([.J30]-[.H30])/([.L30]-[.M30]));IF([.J30]=[.L30];[.X$6]+(([.H30]-[.I30])/([.L30]-[.M30]));&quot;&quot;)))" office:value-type="float" office:value="2.5" calcext:value-type="float">
            <text:p>2.500</text:p>
          </table:table-cell>
          <table:table-cell table:style-name="ce1"/>
          <table:table-cell table:formula="of:=[.O30]*[.X$3]" office:value-type="float" office:value="150" calcext:value-type="float">
            <text:p>150</text:p>
          </table:table-cell>
          <table:table-cell table:formula="of:=[.Q30]/5.625" office:value-type="float" office:value="26.6666666666667" calcext:value-type="float">
            <text:p>27</text:p>
          </table:table-cell>
          <table:table-cell table:style-name="ce1"/>
          <table:table-cell table:style-name="ce27" table:formula="of:=[.A30]*4" office:value-type="float" office:value="0" calcext:value-type="float">
            <text:p>0</text:p>
          </table:table-cell>
          <table:table-cell table:style-name="ce27" table:formula="of:=[.B30]*4" office:value-type="float" office:value="8" calcext:value-type="float">
            <text:p>8</text:p>
          </table:table-cell>
          <table:table-cell table:style-name="ce27" table:formula="of:=[.C30]*4"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table:formula="of:=MAX([.A31:.C31])" office:value-type="float" office:value="58" calcext:value-type="float">
            <text:p>58</text:p>
          </table:table-cell>
          <table:table-cell table:style-name="ce1" table:formula="of:=MIN([.A31:.C31])" office:value-type="float" office:value="39" calcext:value-type="float">
            <text:p>39</text:p>
          </table:table-cell>
          <table:table-cell table:style-name="ce1"/>
          <table:table-cell table:formula="of:=[.A31]/[.X$2]" office:value-type="float" office:value="0.619047619047619" calcext:value-type="float">
            <text:p>0.619</text:p>
          </table:table-cell>
          <table:table-cell table:formula="of:=[.B31]/[.X$2]" office:value-type="float" office:value="0.920634920634921" calcext:value-type="float">
            <text:p>0.921</text:p>
          </table:table-cell>
          <table:table-cell table:formula="of:=[.C31]/[.X$2]" office:value-type="float" office:value="0.841269841269841" calcext:value-type="float">
            <text:p>0.841</text:p>
          </table:table-cell>
          <table:table-cell/>
          <table:table-cell table:formula="of:=MAX([.H31:.J31])" office:value-type="float" office:value="0.920634920634921" calcext:value-type="float">
            <text:p>0.921</text:p>
          </table:table-cell>
          <table:table-cell table:formula="of:=MIN([.H31:.J31])" office:value-type="float" office:value="0.619047619047619" calcext:value-type="float">
            <text:p>0.619</text:p>
          </table:table-cell>
          <table:table-cell/>
          <table:table-cell table:formula="of:=IF([.H31]=[.L31];MOD(([.I31]-[.J31])/([.L31]-[.M31]);[.X$4]);IF([.I31]=[.L31];[.X$5]+(([.J31]-[.H31])/([.L31]-[.M31]));IF([.J31]=[.L31];[.X$6]+(([.H31]-[.I31])/([.L31]-[.M31]));&quot;&quot;)))" office:value-type="float" office:value="2.73684210526316" calcext:value-type="float">
            <text:p>2.737</text:p>
          </table:table-cell>
          <table:table-cell table:style-name="ce1"/>
          <table:table-cell table:formula="of:=[.O31]*[.X$3]" office:value-type="float" office:value="164.210526315789" calcext:value-type="float">
            <text:p>164</text:p>
          </table:table-cell>
          <table:table-cell table:formula="of:=[.Q31]/5.625" office:value-type="float" office:value="29.1929824561404" calcext:value-type="float">
            <text:p>29</text:p>
          </table:table-cell>
          <table:table-cell table:style-name="ce1"/>
          <table:table-cell table:style-name="ce27" table:formula="of:=[.A31]*4" office:value-type="float" office:value="156" calcext:value-type="float">
            <text:p>156</text:p>
          </table:table-cell>
          <table:table-cell table:style-name="ce27" table:formula="of:=[.B31]*4" office:value-type="float" office:value="232" calcext:value-type="float">
            <text:p>232</text:p>
          </table:table-cell>
          <table:table-cell table:style-name="ce27" table:formula="of:=[.C31]*4" office:value-type="float" office:value="212" calcext:value-type="float">
            <text:p>2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table:formula="of:=MAX([.A32:.C32])" office:value-type="float" office:value="45" calcext:value-type="float">
            <text:p>45</text:p>
          </table:table-cell>
          <table:table-cell table:style-name="ce1" table:formula="of:=MIN([.A32:.C32])" office:value-type="float" office:value="7" calcext:value-type="float">
            <text:p>7</text:p>
          </table:table-cell>
          <table:table-cell table:style-name="ce1"/>
          <table:table-cell table:formula="of:=[.A32]/[.X$2]" office:value-type="float" office:value="0.111111111111111" calcext:value-type="float">
            <text:p>0.111</text:p>
          </table:table-cell>
          <table:table-cell table:formula="of:=[.B32]/[.X$2]" office:value-type="float" office:value="0.714285714285714" calcext:value-type="float">
            <text:p>0.714</text:p>
          </table:table-cell>
          <table:table-cell table:formula="of:=[.C32]/[.X$2]" office:value-type="float" office:value="0.301587301587302" calcext:value-type="float">
            <text:p>0.302</text:p>
          </table:table-cell>
          <table:table-cell/>
          <table:table-cell table:formula="of:=MAX([.H32:.J32])" office:value-type="float" office:value="0.714285714285714" calcext:value-type="float">
            <text:p>0.714</text:p>
          </table:table-cell>
          <table:table-cell table:formula="of:=MIN([.H32:.J32])" office:value-type="float" office:value="0.111111111111111" calcext:value-type="float">
            <text:p>0.111</text:p>
          </table:table-cell>
          <table:table-cell/>
          <table:table-cell table:formula="of:=IF([.H32]=[.L32];MOD(([.I32]-[.J32])/([.L32]-[.M32]);[.X$4]);IF([.I32]=[.L32];[.X$5]+(([.J32]-[.H32])/([.L32]-[.M32]));IF([.J32]=[.L32];[.X$6]+(([.H32]-[.I32])/([.L32]-[.M32]));&quot;&quot;)))" office:value-type="float" office:value="2.31578947368421" calcext:value-type="float">
            <text:p>2.316</text:p>
          </table:table-cell>
          <table:table-cell table:style-name="ce1"/>
          <table:table-cell table:formula="of:=[.O32]*[.X$3]" office:value-type="float" office:value="138.947368421053" calcext:value-type="float">
            <text:p>139</text:p>
          </table:table-cell>
          <table:table-cell table:formula="of:=[.Q32]/5.625" office:value-type="float" office:value="24.7017543859649" calcext:value-type="float">
            <text:p>25</text:p>
          </table:table-cell>
          <table:table-cell table:style-name="ce1"/>
          <table:table-cell table:style-name="ce27" table:formula="of:=[.A32]*4" office:value-type="float" office:value="28" calcext:value-type="float">
            <text:p>28</text:p>
          </table:table-cell>
          <table:table-cell table:style-name="ce27" table:formula="of:=[.B32]*4" office:value-type="float" office:value="180" calcext:value-type="float">
            <text:p>180</text:p>
          </table:table-cell>
          <table:table-cell table:style-name="ce27" table:formula="of:=[.C32]*4" office:value-type="float" office:value="76" calcext:value-type="float">
            <text:p>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/>
          <table:table-cell table:style-name="ce19" table:formula="of:=MAX([.A33:.C33])" office:value-type="float" office:value="63" calcext:value-type="float">
            <text:p>63</text:p>
          </table:table-cell>
          <table:table-cell table:style-name="ce19" table:formula="of:=MIN([.A33:.C33])" office:value-type="float" office:value="0" calcext:value-type="float">
            <text:p>0</text:p>
          </table:table-cell>
          <table:table-cell table:style-name="ce19"/>
          <table:table-cell table:style-name="ce21" table:formula="of:=[.A33]/[.X$2]" office:value-type="float" office:value="0" calcext:value-type="float">
            <text:p>0.000</text:p>
          </table:table-cell>
          <table:table-cell table:style-name="ce21" table:formula="of:=[.B33]/[.X$2]" office:value-type="float" office:value="0.0158730158730159" calcext:value-type="float">
            <text:p>0.016</text:p>
          </table:table-cell>
          <table:table-cell table:style-name="ce21" table:formula="of:=[.C33]/[.X$2]" office:value-type="float" office:value="1" calcext:value-type="float">
            <text:p>1.000</text:p>
          </table:table-cell>
          <table:table-cell table:style-name="ce21"/>
          <table:table-cell table:style-name="ce21" table:formula="of:=MAX([.H33:.J33])" office:value-type="float" office:value="1" calcext:value-type="float">
            <text:p>1.000</text:p>
          </table:table-cell>
          <table:table-cell table:style-name="ce21" table:formula="of:=MIN([.H33:.J33])" office:value-type="float" office:value="0" calcext:value-type="float">
            <text:p>0.000</text:p>
          </table:table-cell>
          <table:table-cell table:style-name="ce21"/>
          <table:table-cell table:style-name="ce21" table:formula="of:=IF([.H33]=[.L33];MOD(([.I33]-[.J33])/([.L33]-[.M33]);[.X$4]);IF([.I33]=[.L33];[.X$5]+(([.J33]-[.H33])/([.L33]-[.M33]));IF([.J33]=[.L33];[.X$6]+(([.H33]-[.I33])/([.L33]-[.M33]));&quot;&quot;)))" office:value-type="float" office:value="3.98412698412698" calcext:value-type="float">
            <text:p>3.984</text:p>
          </table:table-cell>
          <table:table-cell table:style-name="ce19"/>
          <table:table-cell table:style-name="ce24" table:formula="of:=[.O33]*[.X$3]" office:value-type="float" office:value="239.047619047619" calcext:value-type="float">
            <text:p>239</text:p>
          </table:table-cell>
          <table:table-cell table:style-name="ce24" table:formula="of:=[.Q33]/5.625" office:value-type="float" office:value="42.4973544973545" calcext:value-type="float">
            <text:p>42</text:p>
          </table:table-cell>
          <table:table-cell table:style-name="ce19"/>
          <table:table-cell table:style-name="ce17" table:formula="of:=[.A33]*4" office:value-type="float" office:value="0" calcext:value-type="float">
            <text:p>0</text:p>
          </table:table-cell>
          <table:table-cell table:style-name="ce17" table:formula="of:=[.B33]*4" office:value-type="float" office:value="4" calcext:value-type="float">
            <text:p>4</text:p>
          </table:table-cell>
          <table:table-cell table:style-name="ce17" table:formula="of:=[.C33]*4" office:value-type="float" office:value="252" calcext:value-type="float">
            <text:p>25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34:.C34])" office:value-type="float" office:value="63" calcext:value-type="float">
            <text:p>63</text:p>
          </table:table-cell>
          <table:table-cell table:style-name="ce1" table:formula="of:=MIN([.A34:.C34])" office:value-type="float" office:value="1" calcext:value-type="float">
            <text:p>1</text:p>
          </table:table-cell>
          <table:table-cell table:style-name="ce1"/>
          <table:table-cell table:formula="of:=[.A34]/[.X$2]" office:value-type="float" office:value="0.0158730158730159" calcext:value-type="float">
            <text:p>0.016</text:p>
          </table:table-cell>
          <table:table-cell table:formula="of:=[.B34]/[.X$2]" office:value-type="float" office:value="1" calcext:value-type="float">
            <text:p>1.000</text:p>
          </table:table-cell>
          <table:table-cell table:formula="of:=[.C34]/[.X$2]" office:value-type="float" office:value="0.984126984126984" calcext:value-type="float">
            <text:p>0.984</text:p>
          </table:table-cell>
          <table:table-cell/>
          <table:table-cell table:formula="of:=MAX([.H34:.J34])" office:value-type="float" office:value="1" calcext:value-type="float">
            <text:p>1.000</text:p>
          </table:table-cell>
          <table:table-cell table:formula="of:=MIN([.H34:.J34])" office:value-type="float" office:value="0.0158730158730159" calcext:value-type="float">
            <text:p>0.016</text:p>
          </table:table-cell>
          <table:table-cell/>
          <table:table-cell table:formula="of:=IF([.H34]=[.L34];MOD(([.I34]-[.J34])/([.L34]-[.M34]);[.X$4]);IF([.I34]=[.L34];[.X$5]+(([.J34]-[.H34])/([.L34]-[.M34]));IF([.J34]=[.L34];[.X$6]+(([.H34]-[.I34])/([.L34]-[.M34]));&quot;&quot;)))" office:value-type="float" office:value="2.98387096774194" calcext:value-type="float">
            <text:p>2.984</text:p>
          </table:table-cell>
          <table:table-cell table:style-name="ce1"/>
          <table:table-cell table:formula="of:=[.O34]*[.X$3]" office:value-type="float" office:value="179.032258064516" calcext:value-type="float">
            <text:p>179</text:p>
          </table:table-cell>
          <table:table-cell table:formula="of:=[.Q34]/5.625" office:value-type="float" office:value="31.8279569892473" calcext:value-type="float">
            <text:p>32</text:p>
          </table:table-cell>
          <table:table-cell table:style-name="ce1"/>
          <table:table-cell table:style-name="ce27" table:formula="of:=[.A34]*4" office:value-type="float" office:value="4" calcext:value-type="float">
            <text:p>4</text:p>
          </table:table-cell>
          <table:table-cell table:style-name="ce27" table:formula="of:=[.B34]*4" office:value-type="float" office:value="252" calcext:value-type="float">
            <text:p>252</text:p>
          </table:table-cell>
          <table:table-cell table:style-name="ce27" table:formula="of:=[.C34]*4" office:value-type="float" office:value="248" calcext:value-type="float">
            <text:p>24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table:formula="of:=MAX([.A35:.C35])" office:value-type="float" office:value="50" calcext:value-type="float">
            <text:p>50</text:p>
          </table:table-cell>
          <table:table-cell table:style-name="ce1" table:formula="of:=MIN([.A35:.C35])" office:value-type="float" office:value="27" calcext:value-type="float">
            <text:p>27</text:p>
          </table:table-cell>
          <table:table-cell table:style-name="ce1"/>
          <table:table-cell table:formula="of:=[.A35]/[.X$2]" office:value-type="float" office:value="0.793650793650794" calcext:value-type="float">
            <text:p>0.794</text:p>
          </table:table-cell>
          <table:table-cell table:formula="of:=[.B35]/[.X$2]" office:value-type="float" office:value="0.428571428571429" calcext:value-type="float">
            <text:p>0.429</text:p>
          </table:table-cell>
          <table:table-cell table:formula="of:=[.C35]/[.X$2]" office:value-type="float" office:value="0.761904761904762" calcext:value-type="float">
            <text:p>0.762</text:p>
          </table:table-cell>
          <table:table-cell/>
          <table:table-cell table:formula="of:=MAX([.H35:.J35])" office:value-type="float" office:value="0.793650793650794" calcext:value-type="float">
            <text:p>0.794</text:p>
          </table:table-cell>
          <table:table-cell table:formula="of:=MIN([.H35:.J35])" office:value-type="float" office:value="0.428571428571429" calcext:value-type="float">
            <text:p>0.429</text:p>
          </table:table-cell>
          <table:table-cell/>
          <table:table-cell table:formula="of:=IF([.H35]=[.L35];MOD(([.I35]-[.J35])/([.L35]-[.M35]);[.X$4]);IF([.I35]=[.L35];[.X$5]+(([.J35]-[.H35])/([.L35]-[.M35]));IF([.J35]=[.L35];[.X$6]+(([.H35]-[.I35])/([.L35]-[.M35]));&quot;&quot;)))" office:value-type="float" office:value="5.08695652173913" calcext:value-type="float">
            <text:p>5.087</text:p>
          </table:table-cell>
          <table:table-cell table:style-name="ce1"/>
          <table:table-cell table:formula="of:=[.O35]*[.X$3]" office:value-type="float" office:value="305.217391304348" calcext:value-type="float">
            <text:p>305</text:p>
          </table:table-cell>
          <table:table-cell table:formula="of:=[.Q35]/5.625" office:value-type="float" office:value="54.2608695652174" calcext:value-type="float">
            <text:p>54</text:p>
          </table:table-cell>
          <table:table-cell table:style-name="ce1"/>
          <table:table-cell table:style-name="ce27" table:formula="of:=[.A35]*4" office:value-type="float" office:value="200" calcext:value-type="float">
            <text:p>200</text:p>
          </table:table-cell>
          <table:table-cell table:style-name="ce27" table:formula="of:=[.B35]*4" office:value-type="float" office:value="108" calcext:value-type="float">
            <text:p>108</text:p>
          </table:table-cell>
          <table:table-cell table:style-name="ce27" table:formula="of:=[.C35]*4" office:value-type="float" office:value="192" calcext:value-type="float">
            <text:p>19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table:formula="of:=MAX([.A36:.C36])" office:value-type="float" office:value="56" calcext:value-type="float">
            <text:p>56</text:p>
          </table:table-cell>
          <table:table-cell table:style-name="ce1" table:formula="of:=MIN([.A36:.C36])" office:value-type="float" office:value="7" calcext:value-type="float">
            <text:p>7</text:p>
          </table:table-cell>
          <table:table-cell table:style-name="ce1"/>
          <table:table-cell table:formula="of:=[.A36]/[.X$2]" office:value-type="float" office:value="0.888888888888889" calcext:value-type="float">
            <text:p>0.889</text:p>
          </table:table-cell>
          <table:table-cell table:formula="of:=[.B36]/[.X$2]" office:value-type="float" office:value="0.111111111111111" calcext:value-type="float">
            <text:p>0.111</text:p>
          </table:table-cell>
          <table:table-cell table:formula="of:=[.C36]/[.X$2]" office:value-type="float" office:value="0.746031746031746" calcext:value-type="float">
            <text:p>0.746</text:p>
          </table:table-cell>
          <table:table-cell/>
          <table:table-cell table:formula="of:=MAX([.H36:.J36])" office:value-type="float" office:value="0.888888888888889" calcext:value-type="float">
            <text:p>0.889</text:p>
          </table:table-cell>
          <table:table-cell table:formula="of:=MIN([.H36:.J36])" office:value-type="float" office:value="0.111111111111111" calcext:value-type="float">
            <text:p>0.111</text:p>
          </table:table-cell>
          <table:table-cell/>
          <table:table-cell table:formula="of:=IF([.H36]=[.L36];MOD(([.I36]-[.J36])/([.L36]-[.M36]);[.X$4]);IF([.I36]=[.L36];[.X$5]+(([.J36]-[.H36])/([.L36]-[.M36]));IF([.J36]=[.L36];[.X$6]+(([.H36]-[.I36])/([.L36]-[.M36]));&quot;&quot;)))" office:value-type="float" office:value="5.18367346938776" calcext:value-type="float">
            <text:p>5.184</text:p>
          </table:table-cell>
          <table:table-cell table:style-name="ce1"/>
          <table:table-cell table:formula="of:=[.O36]*[.X$3]" office:value-type="float" office:value="311.020408163265" calcext:value-type="float">
            <text:p>311</text:p>
          </table:table-cell>
          <table:table-cell table:formula="of:=[.Q36]/5.625" office:value-type="float" office:value="55.2925170068027" calcext:value-type="float">
            <text:p>55</text:p>
          </table:table-cell>
          <table:table-cell table:style-name="ce1"/>
          <table:table-cell table:style-name="ce27" table:formula="of:=[.A36]*4" office:value-type="float" office:value="224" calcext:value-type="float">
            <text:p>224</text:p>
          </table:table-cell>
          <table:table-cell table:style-name="ce27" table:formula="of:=[.B36]*4" office:value-type="float" office:value="28" calcext:value-type="float">
            <text:p>28</text:p>
          </table:table-cell>
          <table:table-cell table:style-name="ce27" table:formula="of:=[.C36]*4" office:value-type="float" office:value="188" calcext:value-type="float">
            <text:p>18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1" table:formula="of:=MAX([.A37:.C37])" office:value-type="float" office:value="63" calcext:value-type="float">
            <text:p>63</text:p>
          </table:table-cell>
          <table:table-cell table:style-name="ce1" table:formula="of:=MIN([.A37:.C37])" office:value-type="float" office:value="0" calcext:value-type="float">
            <text:p>0</text:p>
          </table:table-cell>
          <table:table-cell table:style-name="ce1"/>
          <table:table-cell table:formula="of:=[.A37]/[.X$2]" office:value-type="float" office:value="0" calcext:value-type="float">
            <text:p>0.000</text:p>
          </table:table-cell>
          <table:table-cell table:formula="of:=[.B37]/[.X$2]" office:value-type="float" office:value="0" calcext:value-type="float">
            <text:p>0.000</text:p>
          </table:table-cell>
          <table:table-cell table:formula="of:=[.C37]/[.X$2]" office:value-type="float" office:value="1" calcext:value-type="float">
            <text:p>1.000</text:p>
          </table:table-cell>
          <table:table-cell/>
          <table:table-cell table:formula="of:=MAX([.H37:.J37])" office:value-type="float" office:value="1" calcext:value-type="float">
            <text:p>1.000</text:p>
          </table:table-cell>
          <table:table-cell table:formula="of:=MIN([.H37:.J37])" office:value-type="float" office:value="0" calcext:value-type="float">
            <text:p>0.000</text:p>
          </table:table-cell>
          <table:table-cell/>
          <table:table-cell table:formula="of:=IF([.H37]=[.L37];MOD(([.I37]-[.J37])/([.L37]-[.M37]);[.X$4]);IF([.I37]=[.L37];[.X$5]+(([.J37]-[.H37])/([.L37]-[.M37]));IF([.J37]=[.L37];[.X$6]+(([.H37]-[.I37])/([.L37]-[.M37]));&quot;&quot;)))" office:value-type="float" office:value="4" calcext:value-type="float">
            <text:p>4.000</text:p>
          </table:table-cell>
          <table:table-cell table:style-name="ce1"/>
          <table:table-cell table:formula="of:=[.O37]*[.X$3]" office:value-type="float" office:value="240" calcext:value-type="float">
            <text:p>240</text:p>
          </table:table-cell>
          <table:table-cell table:formula="of:=[.Q37]/5.625" office:value-type="float" office:value="42.6666666666667" calcext:value-type="float">
            <text:p>43</text:p>
          </table:table-cell>
          <table:table-cell table:style-name="ce1"/>
          <table:table-cell table:style-name="ce27" table:formula="of:=[.A37]*4" office:value-type="float" office:value="0" calcext:value-type="float">
            <text:p>0</text:p>
          </table:table-cell>
          <table:table-cell table:style-name="ce27" table:formula="of:=[.B37]*4" office:value-type="float" office:value="0" calcext:value-type="float">
            <text:p>0</text:p>
          </table:table-cell>
          <table:table-cell table:style-name="ce27" table:formula="of:=[.C37]*4" office:value-type="float" office:value="252" calcext:value-type="float">
            <text:p>2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table:formula="of:=MAX([.A38:.C38])" office:value-type="float" office:value="47" calcext:value-type="float">
            <text:p>47</text:p>
          </table:table-cell>
          <table:table-cell table:style-name="ce1" table:formula="of:=MIN([.A38:.C38])" office:value-type="float" office:value="35" calcext:value-type="float">
            <text:p>35</text:p>
          </table:table-cell>
          <table:table-cell table:style-name="ce1"/>
          <table:table-cell table:formula="of:=[.A38]/[.X$2]" office:value-type="float" office:value="0.555555555555556" calcext:value-type="float">
            <text:p>0.556</text:p>
          </table:table-cell>
          <table:table-cell table:formula="of:=[.B38]/[.X$2]" office:value-type="float" office:value="0.746031746031746" calcext:value-type="float">
            <text:p>0.746</text:p>
          </table:table-cell>
          <table:table-cell table:formula="of:=[.C38]/[.X$2]" office:value-type="float" office:value="0.682539682539683" calcext:value-type="float">
            <text:p>0.683</text:p>
          </table:table-cell>
          <table:table-cell/>
          <table:table-cell table:formula="of:=MAX([.H38:.J38])" office:value-type="float" office:value="0.746031746031746" calcext:value-type="float">
            <text:p>0.746</text:p>
          </table:table-cell>
          <table:table-cell table:formula="of:=MIN([.H38:.J38])" office:value-type="float" office:value="0.555555555555556" calcext:value-type="float">
            <text:p>0.556</text:p>
          </table:table-cell>
          <table:table-cell/>
          <table:table-cell table:formula="of:=IF([.H38]=[.L38];MOD(([.I38]-[.J38])/([.L38]-[.M38]);[.X$4]);IF([.I38]=[.L38];[.X$5]+(([.J38]-[.H38])/([.L38]-[.M38]));IF([.J38]=[.L38];[.X$6]+(([.H38]-[.I38])/([.L38]-[.M38]));&quot;&quot;)))" office:value-type="float" office:value="2.66666666666667" calcext:value-type="float">
            <text:p>2.667</text:p>
          </table:table-cell>
          <table:table-cell table:style-name="ce1"/>
          <table:table-cell table:formula="of:=[.O38]*[.X$3]" office:value-type="float" office:value="160" calcext:value-type="float">
            <text:p>160</text:p>
          </table:table-cell>
          <table:table-cell table:formula="of:=[.Q38]/5.625" office:value-type="float" office:value="28.4444444444444" calcext:value-type="float">
            <text:p>28</text:p>
          </table:table-cell>
          <table:table-cell table:style-name="ce1"/>
          <table:table-cell table:style-name="ce27" table:formula="of:=[.A38]*4" office:value-type="float" office:value="140" calcext:value-type="float">
            <text:p>140</text:p>
          </table:table-cell>
          <table:table-cell table:style-name="ce27" table:formula="of:=[.B38]*4" office:value-type="float" office:value="188" calcext:value-type="float">
            <text:p>188</text:p>
          </table:table-cell>
          <table:table-cell table:style-name="ce27" table:formula="of:=[.C38]*4" office:value-type="float" office:value="172" calcext:value-type="float">
            <text:p>172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19" table:formula="of:=MAX([.A39:.C39])" office:value-type="float" office:value="48" calcext:value-type="float">
            <text:p>48</text:p>
          </table:table-cell>
          <table:table-cell table:style-name="ce19" table:formula="of:=MIN([.A39:.C39])" office:value-type="float" office:value="1" calcext:value-type="float">
            <text:p>1</text:p>
          </table:table-cell>
          <table:table-cell table:style-name="ce19"/>
          <table:table-cell table:style-name="ce21" table:formula="of:=[.A39]/[.X$2]" office:value-type="float" office:value="0.222222222222222" calcext:value-type="float">
            <text:p>0.222</text:p>
          </table:table-cell>
          <table:table-cell table:style-name="ce21" table:formula="of:=[.B39]/[.X$2]" office:value-type="float" office:value="0.0158730158730159" calcext:value-type="float">
            <text:p>0.016</text:p>
          </table:table-cell>
          <table:table-cell table:style-name="ce21" table:formula="of:=[.C39]/[.X$2]" office:value-type="float" office:value="0.761904761904762" calcext:value-type="float">
            <text:p>0.762</text:p>
          </table:table-cell>
          <table:table-cell table:style-name="ce21"/>
          <table:table-cell table:style-name="ce21" table:formula="of:=MAX([.H39:.J39])" office:value-type="float" office:value="0.761904761904762" calcext:value-type="float">
            <text:p>0.762</text:p>
          </table:table-cell>
          <table:table-cell table:style-name="ce21" table:formula="of:=MIN([.H39:.J39])" office:value-type="float" office:value="0.0158730158730159" calcext:value-type="float">
            <text:p>0.016</text:p>
          </table:table-cell>
          <table:table-cell table:style-name="ce21"/>
          <table:table-cell table:style-name="ce21" table:formula="of:=IF([.H39]=[.L39];MOD(([.I39]-[.J39])/([.L39]-[.M39]);[.X$4]);IF([.I39]=[.L39];[.X$5]+(([.J39]-[.H39])/([.L39]-[.M39]));IF([.J39]=[.L39];[.X$6]+(([.H39]-[.I39])/([.L39]-[.M39]));&quot;&quot;)))" office:value-type="float" office:value="4.27659574468085" calcext:value-type="float">
            <text:p>4.277</text:p>
          </table:table-cell>
          <table:table-cell table:style-name="ce19"/>
          <table:table-cell table:style-name="ce24" table:formula="of:=[.O39]*[.X$3]" office:value-type="float" office:value="256.595744680851" calcext:value-type="float">
            <text:p>257</text:p>
          </table:table-cell>
          <table:table-cell table:style-name="ce24" table:formula="of:=[.Q39]/5.625" office:value-type="float" office:value="45.6170212765957" calcext:value-type="float">
            <text:p>46</text:p>
          </table:table-cell>
          <table:table-cell table:style-name="ce19"/>
          <table:table-cell table:style-name="ce17" table:formula="of:=[.A39]*4" office:value-type="float" office:value="56" calcext:value-type="float">
            <text:p>56</text:p>
          </table:table-cell>
          <table:table-cell table:style-name="ce17" table:formula="of:=[.B39]*4" office:value-type="float" office:value="4" calcext:value-type="float">
            <text:p>4</text:p>
          </table:table-cell>
          <table:table-cell table:style-name="ce17" table:formula="of:=[.C39]*4" office:value-type="float" office:value="192" calcext:value-type="float">
            <text:p>192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1" table:formula="of:=MAX([.A40:.C40])" office:value-type="float" office:value="63" calcext:value-type="float">
            <text:p>63</text:p>
          </table:table-cell>
          <table:table-cell table:style-name="ce1" table:formula="of:=MIN([.A40:.C40])" office:value-type="float" office:value="61" calcext:value-type="float">
            <text:p>61</text:p>
          </table:table-cell>
          <table:table-cell table:style-name="ce1"/>
          <table:table-cell table:formula="of:=[.A40]/[.X$2]" office:value-type="float" office:value="1" calcext:value-type="float">
            <text:p>1.000</text:p>
          </table:table-cell>
          <table:table-cell table:formula="of:=[.B40]/[.X$2]" office:value-type="float" office:value="0.984126984126984" calcext:value-type="float">
            <text:p>0.984</text:p>
          </table:table-cell>
          <table:table-cell table:formula="of:=[.C40]/[.X$2]" office:value-type="float" office:value="0.968253968253968" calcext:value-type="float">
            <text:p>0.968</text:p>
          </table:table-cell>
          <table:table-cell/>
          <table:table-cell table:formula="of:=MAX([.H40:.J40])" office:value-type="float" office:value="1" calcext:value-type="float">
            <text:p>1.000</text:p>
          </table:table-cell>
          <table:table-cell table:formula="of:=MIN([.H40:.J40])" office:value-type="float" office:value="0.968253968253968" calcext:value-type="float">
            <text:p>0.968</text:p>
          </table:table-cell>
          <table:table-cell/>
          <table:table-cell table:formula="of:=IF([.H40]=[.L40];MOD(([.I40]-[.J40])/([.L40]-[.M40]);[.X$4]);IF([.I40]=[.L40];[.X$5]+(([.J40]-[.H40])/([.L40]-[.M40]));IF([.J40]=[.L40];[.X$6]+(([.H40]-[.I40])/([.L40]-[.M40]));&quot;&quot;)))" office:value-type="float" office:value="0.499999999999998" calcext:value-type="float">
            <text:p>0.500</text:p>
          </table:table-cell>
          <table:table-cell table:style-name="ce1"/>
          <table:table-cell table:formula="of:=[.O40]*[.X$3]" office:value-type="float" office:value="29.9999999999999" calcext:value-type="float">
            <text:p>30</text:p>
          </table:table-cell>
          <table:table-cell table:formula="of:=[.Q40]/5.625" office:value-type="float" office:value="5.33333333333331" calcext:value-type="float">
            <text:p>5</text:p>
          </table:table-cell>
          <table:table-cell table:style-name="ce1"/>
          <table:table-cell table:style-name="ce27" table:formula="of:=[.A40]*4" office:value-type="float" office:value="252" calcext:value-type="float">
            <text:p>252</text:p>
          </table:table-cell>
          <table:table-cell table:style-name="ce27" table:formula="of:=[.B40]*4" office:value-type="float" office:value="248" calcext:value-type="float">
            <text:p>248</text:p>
          </table:table-cell>
          <table:table-cell table:style-name="ce27" table:formula="of:=[.C40]*4" office:value-type="float" office:value="244" calcext:value-type="float">
            <text:p>24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41:.C41])" office:value-type="float" office:value="30" calcext:value-type="float">
            <text:p>30</text:p>
          </table:table-cell>
          <table:table-cell table:style-name="ce1" table:formula="of:=MIN([.A41:.C41])" office:value-type="float" office:value="0" calcext:value-type="float">
            <text:p>0</text:p>
          </table:table-cell>
          <table:table-cell table:style-name="ce1"/>
          <table:table-cell table:formula="of:=[.A41]/[.X$2]" office:value-type="float" office:value="0.0476190476190476" calcext:value-type="float">
            <text:p>0.048</text:p>
          </table:table-cell>
          <table:table-cell table:formula="of:=[.B41]/[.X$2]" office:value-type="float" office:value="0.476190476190476" calcext:value-type="float">
            <text:p>0.476</text:p>
          </table:table-cell>
          <table:table-cell table:formula="of:=[.C41]/[.X$2]" office:value-type="float" office:value="0" calcext:value-type="float">
            <text:p>0.000</text:p>
          </table:table-cell>
          <table:table-cell/>
          <table:table-cell table:formula="of:=MAX([.H41:.J41])" office:value-type="float" office:value="0.476190476190476" calcext:value-type="float">
            <text:p>0.476</text:p>
          </table:table-cell>
          <table:table-cell table:formula="of:=MIN([.H41:.J41])" office:value-type="float" office:value="0" calcext:value-type="float">
            <text:p>0.000</text:p>
          </table:table-cell>
          <table:table-cell/>
          <table:table-cell table:formula="of:=IF([.H41]=[.L41];MOD(([.I41]-[.J41])/([.L41]-[.M41]);[.X$4]);IF([.I41]=[.L41];[.X$5]+(([.J41]-[.H41])/([.L41]-[.M41]));IF([.J41]=[.L41];[.X$6]+(([.H41]-[.I41])/([.L41]-[.M41]));&quot;&quot;)))" office:value-type="float" office:value="1.9" calcext:value-type="float">
            <text:p>1.900</text:p>
          </table:table-cell>
          <table:table-cell table:style-name="ce1"/>
          <table:table-cell table:formula="of:=[.O41]*[.X$3]" office:value-type="float" office:value="114" calcext:value-type="float">
            <text:p>114</text:p>
          </table:table-cell>
          <table:table-cell table:formula="of:=[.Q41]/5.625" office:value-type="float" office:value="20.2666666666667" calcext:value-type="float">
            <text:p>20</text:p>
          </table:table-cell>
          <table:table-cell table:style-name="ce1"/>
          <table:table-cell table:style-name="ce27" table:formula="of:=[.A41]*4" office:value-type="float" office:value="12" calcext:value-type="float">
            <text:p>12</text:p>
          </table:table-cell>
          <table:table-cell table:style-name="ce27" table:formula="of:=[.B41]*4" office:value-type="float" office:value="120" calcext:value-type="float">
            <text:p>120</text:p>
          </table:table-cell>
          <table:table-cell table:style-name="ce27" table:formula="of:=[.C41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table:formula="of:=MAX([.A42:.C42])" office:value-type="float" office:value="54" calcext:value-type="float">
            <text:p>54</text:p>
          </table:table-cell>
          <table:table-cell table:style-name="ce1" table:formula="of:=MIN([.A42:.C42])" office:value-type="float" office:value="10" calcext:value-type="float">
            <text:p>10</text:p>
          </table:table-cell>
          <table:table-cell table:style-name="ce1"/>
          <table:table-cell table:formula="of:=[.A42]/[.X$2]" office:value-type="float" office:value="0.158730158730159" calcext:value-type="float">
            <text:p>0.159</text:p>
          </table:table-cell>
          <table:table-cell table:formula="of:=[.B42]/[.X$2]" office:value-type="float" office:value="0.619047619047619" calcext:value-type="float">
            <text:p>0.619</text:p>
          </table:table-cell>
          <table:table-cell table:formula="of:=[.C42]/[.X$2]" office:value-type="float" office:value="0.857142857142857" calcext:value-type="float">
            <text:p>0.857</text:p>
          </table:table-cell>
          <table:table-cell/>
          <table:table-cell table:formula="of:=MAX([.H42:.J42])" office:value-type="float" office:value="0.857142857142857" calcext:value-type="float">
            <text:p>0.857</text:p>
          </table:table-cell>
          <table:table-cell table:formula="of:=MIN([.H42:.J42])" office:value-type="float" office:value="0.158730158730159" calcext:value-type="float">
            <text:p>0.159</text:p>
          </table:table-cell>
          <table:table-cell/>
          <table:table-cell table:formula="of:=IF([.H42]=[.L42];MOD(([.I42]-[.J42])/([.L42]-[.M42]);[.X$4]);IF([.I42]=[.L42];[.X$5]+(([.J42]-[.H42])/([.L42]-[.M42]));IF([.J42]=[.L42];[.X$6]+(([.H42]-[.I42])/([.L42]-[.M42]));&quot;&quot;)))" office:value-type="float" office:value="3.34090909090909" calcext:value-type="float">
            <text:p>3.341</text:p>
          </table:table-cell>
          <table:table-cell table:style-name="ce1"/>
          <table:table-cell table:formula="of:=[.O42]*[.X$3]" office:value-type="float" office:value="200.454545454545" calcext:value-type="float">
            <text:p>200</text:p>
          </table:table-cell>
          <table:table-cell table:formula="of:=[.Q42]/5.625" office:value-type="float" office:value="35.6363636363636" calcext:value-type="float">
            <text:p>36</text:p>
          </table:table-cell>
          <table:table-cell table:style-name="ce1"/>
          <table:table-cell table:style-name="ce27" table:formula="of:=[.A42]*4" office:value-type="float" office:value="40" calcext:value-type="float">
            <text:p>40</text:p>
          </table:table-cell>
          <table:table-cell table:style-name="ce27" table:formula="of:=[.B42]*4" office:value-type="float" office:value="156" calcext:value-type="float">
            <text:p>156</text:p>
          </table:table-cell>
          <table:table-cell table:style-name="ce27" table:formula="of:=[.C42]*4" office:value-type="float" office:value="216" calcext:value-type="float">
            <text:p>21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43:.C43])" office:value-type="float" office:value="63" calcext:value-type="float">
            <text:p>63</text:p>
          </table:table-cell>
          <table:table-cell table:style-name="ce19" table:formula="of:=MIN([.A43:.C43])" office:value-type="float" office:value="0" calcext:value-type="float">
            <text:p>0</text:p>
          </table:table-cell>
          <table:table-cell table:style-name="ce19"/>
          <table:table-cell table:style-name="ce21" table:formula="of:=[.A43]/[.X$2]" office:value-type="float" office:value="1" calcext:value-type="float">
            <text:p>1.000</text:p>
          </table:table-cell>
          <table:table-cell table:style-name="ce21" table:formula="of:=[.B43]/[.X$2]" office:value-type="float" office:value="0.0158730158730159" calcext:value-type="float">
            <text:p>0.016</text:p>
          </table:table-cell>
          <table:table-cell table:style-name="ce21" table:formula="of:=[.C43]/[.X$2]" office:value-type="float" office:value="0" calcext:value-type="float">
            <text:p>0.000</text:p>
          </table:table-cell>
          <table:table-cell table:style-name="ce21"/>
          <table:table-cell table:style-name="ce21" table:formula="of:=MAX([.H43:.J43])" office:value-type="float" office:value="1" calcext:value-type="float">
            <text:p>1.000</text:p>
          </table:table-cell>
          <table:table-cell table:style-name="ce21" table:formula="of:=MIN([.H43:.J43])" office:value-type="float" office:value="0" calcext:value-type="float">
            <text:p>0.000</text:p>
          </table:table-cell>
          <table:table-cell table:style-name="ce21"/>
          <table:table-cell table:style-name="ce21" table:formula="of:=IF([.H43]=[.L43];MOD(([.I43]-[.J43])/([.L43]-[.M43]);[.X$4]);IF([.I43]=[.L43];[.X$5]+(([.J43]-[.H43])/([.L43]-[.M43]));IF([.J43]=[.L43];[.X$6]+(([.H43]-[.I43])/([.L43]-[.M43]));&quot;&quot;)))" office:value-type="float" office:value="0.0158730158730159" calcext:value-type="float">
            <text:p>0.016</text:p>
          </table:table-cell>
          <table:table-cell table:style-name="ce19"/>
          <table:table-cell table:style-name="ce24" table:formula="of:=[.O43]*[.X$3]" office:value-type="float" office:value="0.952380952380952" calcext:value-type="float">
            <text:p>1</text:p>
          </table:table-cell>
          <table:table-cell table:style-name="ce24" table:formula="of:=[.Q43]/5.625" office:value-type="float" office:value="0.169312169312169" calcext:value-type="float">
            <text:p>0</text:p>
          </table:table-cell>
          <table:table-cell table:style-name="ce19"/>
          <table:table-cell table:style-name="ce17" table:formula="of:=[.A43]*4" office:value-type="float" office:value="252" calcext:value-type="float">
            <text:p>252</text:p>
          </table:table-cell>
          <table:table-cell table:style-name="ce17" table:formula="of:=[.B43]*4" office:value-type="float" office:value="4" calcext:value-type="float">
            <text:p>4</text:p>
          </table:table-cell>
          <table:table-cell table:style-name="ce17" table:formula="of:=[.C43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44:.C44])" office:value-type="float" office:value="59" calcext:value-type="float">
            <text:p>59</text:p>
          </table:table-cell>
          <table:table-cell table:style-name="ce1" table:formula="of:=MIN([.A44:.C44])" office:value-type="float" office:value="19" calcext:value-type="float">
            <text:p>19</text:p>
          </table:table-cell>
          <table:table-cell table:style-name="ce1"/>
          <table:table-cell table:formula="of:=[.A44]/[.X$2]" office:value-type="float" office:value="0.301587301587302" calcext:value-type="float">
            <text:p>0.302</text:p>
          </table:table-cell>
          <table:table-cell table:formula="of:=[.B44]/[.X$2]" office:value-type="float" office:value="0.936507936507937" calcext:value-type="float">
            <text:p>0.937</text:p>
          </table:table-cell>
          <table:table-cell table:formula="of:=[.C44]/[.X$2]" office:value-type="float" office:value="0.476190476190476" calcext:value-type="float">
            <text:p>0.476</text:p>
          </table:table-cell>
          <table:table-cell/>
          <table:table-cell table:formula="of:=MAX([.H44:.J44])" office:value-type="float" office:value="0.936507936507937" calcext:value-type="float">
            <text:p>0.937</text:p>
          </table:table-cell>
          <table:table-cell table:formula="of:=MIN([.H44:.J44])" office:value-type="float" office:value="0.301587301587302" calcext:value-type="float">
            <text:p>0.302</text:p>
          </table:table-cell>
          <table:table-cell/>
          <table:table-cell table:formula="of:=IF([.H44]=[.L44];MOD(([.I44]-[.J44])/([.L44]-[.M44]);[.X$4]);IF([.I44]=[.L44];[.X$5]+(([.J44]-[.H44])/([.L44]-[.M44]));IF([.J44]=[.L44];[.X$6]+(([.H44]-[.I44])/([.L44]-[.M44]));&quot;&quot;)))" office:value-type="float" office:value="2.275" calcext:value-type="float">
            <text:p>2.275</text:p>
          </table:table-cell>
          <table:table-cell table:style-name="ce1"/>
          <table:table-cell table:formula="of:=[.O44]*[.X$3]" office:value-type="float" office:value="136.5" calcext:value-type="float">
            <text:p>137</text:p>
          </table:table-cell>
          <table:table-cell table:formula="of:=[.Q44]/5.625" office:value-type="float" office:value="24.2666666666667" calcext:value-type="float">
            <text:p>24</text:p>
          </table:table-cell>
          <table:table-cell table:style-name="ce1"/>
          <table:table-cell table:style-name="ce27" table:formula="of:=[.A44]*4" office:value-type="float" office:value="76" calcext:value-type="float">
            <text:p>76</text:p>
          </table:table-cell>
          <table:table-cell table:style-name="ce27" table:formula="of:=[.B44]*4" office:value-type="float" office:value="236" calcext:value-type="float">
            <text:p>236</text:p>
          </table:table-cell>
          <table:table-cell table:style-name="ce27" table:formula="of:=[.C44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table:formula="of:=MAX([.A45:.C45])" office:value-type="float" office:value="60" calcext:value-type="float">
            <text:p>60</text:p>
          </table:table-cell>
          <table:table-cell table:style-name="ce1" table:formula="of:=MIN([.A45:.C45])" office:value-type="float" office:value="4" calcext:value-type="float">
            <text:p>4</text:p>
          </table:table-cell>
          <table:table-cell table:style-name="ce1"/>
          <table:table-cell table:formula="of:=[.A45]/[.X$2]" office:value-type="float" office:value="0.952380952380952" calcext:value-type="float">
            <text:p>0.952</text:p>
          </table:table-cell>
          <table:table-cell table:formula="of:=[.B45]/[.X$2]" office:value-type="float" office:value="0.0634920634920635" calcext:value-type="float">
            <text:p>0.063</text:p>
          </table:table-cell>
          <table:table-cell table:formula="of:=[.C45]/[.X$2]" office:value-type="float" office:value="0.111111111111111" calcext:value-type="float">
            <text:p>0.111</text:p>
          </table:table-cell>
          <table:table-cell/>
          <table:table-cell table:formula="of:=MAX([.H45:.J45])" office:value-type="float" office:value="0.952380952380952" calcext:value-type="float">
            <text:p>0.952</text:p>
          </table:table-cell>
          <table:table-cell table:formula="of:=MIN([.H45:.J45])" office:value-type="float" office:value="0.0634920634920635" calcext:value-type="float">
            <text:p>0.063</text:p>
          </table:table-cell>
          <table:table-cell/>
          <table:table-cell table:formula="of:=IF([.H45]=[.L45];MOD(([.I45]-[.J45])/([.L45]-[.M45]);[.X$4]);IF([.I45]=[.L45];[.X$5]+(([.J45]-[.H45])/([.L45]-[.M45]));IF([.J45]=[.L45];[.X$6]+(([.H45]-[.I45])/([.L45]-[.M45]));&quot;&quot;)))" office:value-type="float" office:value="5.94642857142857" calcext:value-type="float">
            <text:p>5.946</text:p>
          </table:table-cell>
          <table:table-cell table:style-name="ce1"/>
          <table:table-cell table:formula="of:=[.O45]*[.X$3]" office:value-type="float" office:value="356.785714285714" calcext:value-type="float">
            <text:p>357</text:p>
          </table:table-cell>
          <table:table-cell table:formula="of:=[.Q45]/5.625" office:value-type="float" office:value="63.4285714285714" calcext:value-type="float">
            <text:p>63</text:p>
          </table:table-cell>
          <table:table-cell table:style-name="ce1"/>
          <table:table-cell table:style-name="ce27" table:formula="of:=[.A45]*4" office:value-type="float" office:value="240" calcext:value-type="float">
            <text:p>240</text:p>
          </table:table-cell>
          <table:table-cell table:style-name="ce27" table:formula="of:=[.B45]*4" office:value-type="float" office:value="16" calcext:value-type="float">
            <text:p>16</text:p>
          </table:table-cell>
          <table:table-cell table:style-name="ce27" table:formula="of:=[.C45]*4"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46:.C46])" office:value-type="float" office:value="50" calcext:value-type="float">
            <text:p>50</text:p>
          </table:table-cell>
          <table:table-cell table:style-name="ce1" table:formula="of:=MIN([.A46:.C46])" office:value-type="float" office:value="25" calcext:value-type="float">
            <text:p>25</text:p>
          </table:table-cell>
          <table:table-cell table:style-name="ce1"/>
          <table:table-cell table:formula="of:=[.A46]/[.X$2]" office:value-type="float" office:value="0.793650793650794" calcext:value-type="float">
            <text:p>0.794</text:p>
          </table:table-cell>
          <table:table-cell table:formula="of:=[.B46]/[.X$2]" office:value-type="float" office:value="0.396825396825397" calcext:value-type="float">
            <text:p>0.397</text:p>
          </table:table-cell>
          <table:table-cell table:formula="of:=[.C46]/[.X$2]" office:value-type="float" office:value="0.444444444444444" calcext:value-type="float">
            <text:p>0.444</text:p>
          </table:table-cell>
          <table:table-cell/>
          <table:table-cell table:formula="of:=MAX([.H46:.J46])" office:value-type="float" office:value="0.793650793650794" calcext:value-type="float">
            <text:p>0.794</text:p>
          </table:table-cell>
          <table:table-cell table:formula="of:=MIN([.H46:.J46])" office:value-type="float" office:value="0.396825396825397" calcext:value-type="float">
            <text:p>0.397</text:p>
          </table:table-cell>
          <table:table-cell/>
          <table:table-cell table:formula="of:=IF([.H46]=[.L46];MOD(([.I46]-[.J46])/([.L46]-[.M46]);[.X$4]);IF([.I46]=[.L46];[.X$5]+(([.J46]-[.H46])/([.L46]-[.M46]));IF([.J46]=[.L46];[.X$6]+(([.H46]-[.I46])/([.L46]-[.M46]));&quot;&quot;)))" office:value-type="float" office:value="5.88" calcext:value-type="float">
            <text:p>5.880</text:p>
          </table:table-cell>
          <table:table-cell table:style-name="ce1"/>
          <table:table-cell table:formula="of:=[.O46]*[.X$3]" office:value-type="float" office:value="352.8" calcext:value-type="float">
            <text:p>353</text:p>
          </table:table-cell>
          <table:table-cell table:formula="of:=[.Q46]/5.625" office:value-type="float" office:value="62.72" calcext:value-type="float">
            <text:p>63</text:p>
          </table:table-cell>
          <table:table-cell table:style-name="ce1"/>
          <table:table-cell table:style-name="ce27" table:formula="of:=[.A46]*4" office:value-type="float" office:value="200" calcext:value-type="float">
            <text:p>200</text:p>
          </table:table-cell>
          <table:table-cell table:style-name="ce27" table:formula="of:=[.B46]*4" office:value-type="float" office:value="100" calcext:value-type="float">
            <text:p>100</text:p>
          </table:table-cell>
          <table:table-cell table:style-name="ce27" table:formula="of:=[.C46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" table:formula="of:=MAX([.A47:.C47])" office:value-type="float" office:value="49" calcext:value-type="float">
            <text:p>49</text:p>
          </table:table-cell>
          <table:table-cell table:style-name="ce1" table:formula="of:=MIN([.A47:.C47])" office:value-type="float" office:value="9" calcext:value-type="float">
            <text:p>9</text:p>
          </table:table-cell>
          <table:table-cell table:style-name="ce1"/>
          <table:table-cell table:formula="of:=[.A47]/[.X$2]" office:value-type="float" office:value="0.142857142857143" calcext:value-type="float">
            <text:p>0.143</text:p>
          </table:table-cell>
          <table:table-cell table:formula="of:=[.B47]/[.X$2]" office:value-type="float" office:value="0.333333333333333" calcext:value-type="float">
            <text:p>0.333</text:p>
          </table:table-cell>
          <table:table-cell table:formula="of:=[.C47]/[.X$2]" office:value-type="float" office:value="0.777777777777778" calcext:value-type="float">
            <text:p>0.778</text:p>
          </table:table-cell>
          <table:table-cell/>
          <table:table-cell table:formula="of:=MAX([.H47:.J47])" office:value-type="float" office:value="0.777777777777778" calcext:value-type="float">
            <text:p>0.778</text:p>
          </table:table-cell>
          <table:table-cell table:formula="of:=MIN([.H47:.J47])" office:value-type="float" office:value="0.142857142857143" calcext:value-type="float">
            <text:p>0.143</text:p>
          </table:table-cell>
          <table:table-cell/>
          <table:table-cell table:formula="of:=IF([.H47]=[.L47];MOD(([.I47]-[.J47])/([.L47]-[.M47]);[.X$4]);IF([.I47]=[.L47];[.X$5]+(([.J47]-[.H47])/([.L47]-[.M47]));IF([.J47]=[.L47];[.X$6]+(([.H47]-[.I47])/([.L47]-[.M47]));&quot;&quot;)))" office:value-type="float" office:value="3.7" calcext:value-type="float">
            <text:p>3.700</text:p>
          </table:table-cell>
          <table:table-cell table:style-name="ce1"/>
          <table:table-cell table:formula="of:=[.O47]*[.X$3]" office:value-type="float" office:value="222" calcext:value-type="float">
            <text:p>222</text:p>
          </table:table-cell>
          <table:table-cell table:formula="of:=[.Q47]/5.625" office:value-type="float" office:value="39.4666666666667" calcext:value-type="float">
            <text:p>39</text:p>
          </table:table-cell>
          <table:table-cell table:style-name="ce1"/>
          <table:table-cell table:style-name="ce27" table:formula="of:=[.A47]*4" office:value-type="float" office:value="36" calcext:value-type="float">
            <text:p>36</text:p>
          </table:table-cell>
          <table:table-cell table:style-name="ce27" table:formula="of:=[.B47]*4" office:value-type="float" office:value="84" calcext:value-type="float">
            <text:p>84</text:p>
          </table:table-cell>
          <table:table-cell table:style-name="ce27" table:formula="of:=[.C47]*4" office:value-type="float" office:value="196" calcext:value-type="float">
            <text:p>1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table:formula="of:=MAX([.A48:.C48])" office:value-type="float" office:value="56" calcext:value-type="float">
            <text:p>56</text:p>
          </table:table-cell>
          <table:table-cell table:style-name="ce1" table:formula="of:=MIN([.A48:.C48])" office:value-type="float" office:value="0" calcext:value-type="float">
            <text:p>0</text:p>
          </table:table-cell>
          <table:table-cell table:style-name="ce1"/>
          <table:table-cell table:formula="of:=[.A48]/[.X$2]" office:value-type="float" office:value="0.0476190476190476" calcext:value-type="float">
            <text:p>0.048</text:p>
          </table:table-cell>
          <table:table-cell table:formula="of:=[.B48]/[.X$2]" office:value-type="float" office:value="0" calcext:value-type="float">
            <text:p>0.000</text:p>
          </table:table-cell>
          <table:table-cell table:formula="of:=[.C48]/[.X$2]" office:value-type="float" office:value="0.888888888888889" calcext:value-type="float">
            <text:p>0.889</text:p>
          </table:table-cell>
          <table:table-cell/>
          <table:table-cell table:formula="of:=MAX([.H48:.J48])" office:value-type="float" office:value="0.888888888888889" calcext:value-type="float">
            <text:p>0.889</text:p>
          </table:table-cell>
          <table:table-cell table:formula="of:=MIN([.H48:.J48])" office:value-type="float" office:value="0" calcext:value-type="float">
            <text:p>0.000</text:p>
          </table:table-cell>
          <table:table-cell/>
          <table:table-cell table:formula="of:=IF([.H48]=[.L48];MOD(([.I48]-[.J48])/([.L48]-[.M48]);[.X$4]);IF([.I48]=[.L48];[.X$5]+(([.J48]-[.H48])/([.L48]-[.M48]));IF([.J48]=[.L48];[.X$6]+(([.H48]-[.I48])/([.L48]-[.M48]));&quot;&quot;)))" office:value-type="float" office:value="4.05357142857143" calcext:value-type="float">
            <text:p>4.054</text:p>
          </table:table-cell>
          <table:table-cell table:style-name="ce1"/>
          <table:table-cell table:formula="of:=[.O48]*[.X$3]" office:value-type="float" office:value="243.214285714286" calcext:value-type="float">
            <text:p>243</text:p>
          </table:table-cell>
          <table:table-cell table:formula="of:=[.Q48]/5.625" office:value-type="float" office:value="43.2380952380952" calcext:value-type="float">
            <text:p>43</text:p>
          </table:table-cell>
          <table:table-cell table:style-name="ce1"/>
          <table:table-cell table:style-name="ce27" table:formula="of:=[.A48]*4" office:value-type="float" office:value="12" calcext:value-type="float">
            <text:p>12</text:p>
          </table:table-cell>
          <table:table-cell table:style-name="ce27" table:formula="of:=[.B48]*4" office:value-type="float" office:value="0" calcext:value-type="float">
            <text:p>0</text:p>
          </table:table-cell>
          <table:table-cell table:style-name="ce27" table:formula="of:=[.C48]*4" office:value-type="float" office:value="224" calcext:value-type="float">
            <text:p>224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table:formula="of:=MAX([.A49:.C49])" office:value-type="float" office:value="44" calcext:value-type="float">
            <text:p>44</text:p>
          </table:table-cell>
          <table:table-cell table:style-name="ce1" table:formula="of:=MIN([.A49:.C49])" office:value-type="float" office:value="26" calcext:value-type="float">
            <text:p>26</text:p>
          </table:table-cell>
          <table:table-cell table:style-name="ce1"/>
          <table:table-cell table:formula="of:=[.A49]/[.X$2]" office:value-type="float" office:value="0.698412698412698" calcext:value-type="float">
            <text:p>0.698</text:p>
          </table:table-cell>
          <table:table-cell table:formula="of:=[.B49]/[.X$2]" office:value-type="float" office:value="0.412698412698413" calcext:value-type="float">
            <text:p>0.413</text:p>
          </table:table-cell>
          <table:table-cell table:formula="of:=[.C49]/[.X$2]" office:value-type="float" office:value="0.507936507936508" calcext:value-type="float">
            <text:p>0.508</text:p>
          </table:table-cell>
          <table:table-cell/>
          <table:table-cell table:formula="of:=MAX([.H49:.J49])" office:value-type="float" office:value="0.698412698412698" calcext:value-type="float">
            <text:p>0.698</text:p>
          </table:table-cell>
          <table:table-cell table:formula="of:=MIN([.H49:.J49])" office:value-type="float" office:value="0.412698412698413" calcext:value-type="float">
            <text:p>0.413</text:p>
          </table:table-cell>
          <table:table-cell/>
          <table:table-cell table:formula="of:=IF([.H49]=[.L49];MOD(([.I49]-[.J49])/([.L49]-[.M49]);[.X$4]);IF([.I49]=[.L49];[.X$5]+(([.J49]-[.H49])/([.L49]-[.M49]));IF([.J49]=[.L49];[.X$6]+(([.H49]-[.I49])/([.L49]-[.M49]));&quot;&quot;)))" office:value-type="float" office:value="5.66666666666667" calcext:value-type="float">
            <text:p>5.667</text:p>
          </table:table-cell>
          <table:table-cell table:style-name="ce1"/>
          <table:table-cell table:formula="of:=[.O49]*[.X$3]" office:value-type="float" office:value="340" calcext:value-type="float">
            <text:p>340</text:p>
          </table:table-cell>
          <table:table-cell table:formula="of:=[.Q49]/5.625" office:value-type="float" office:value="60.4444444444444" calcext:value-type="float">
            <text:p>60</text:p>
          </table:table-cell>
          <table:table-cell table:style-name="ce1"/>
          <table:table-cell table:style-name="ce27" table:formula="of:=[.A49]*4" office:value-type="float" office:value="176" calcext:value-type="float">
            <text:p>176</text:p>
          </table:table-cell>
          <table:table-cell table:style-name="ce27" table:formula="of:=[.B49]*4" office:value-type="float" office:value="104" calcext:value-type="float">
            <text:p>104</text:p>
          </table:table-cell>
          <table:table-cell table:style-name="ce27" table:formula="of:=[.C49]*4" office:value-type="float" office:value="128" calcext:value-type="float">
            <text:p>12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1" table:formula="of:=MAX([.A50:.C50])" office:value-type="float" office:value="63" calcext:value-type="float">
            <text:p>63</text:p>
          </table:table-cell>
          <table:table-cell table:style-name="ce1" table:formula="of:=MIN([.A50:.C50])" office:value-type="float" office:value="1" calcext:value-type="float">
            <text:p>1</text:p>
          </table:table-cell>
          <table:table-cell table:style-name="ce1"/>
          <table:table-cell table:formula="of:=[.A50]/[.X$2]" office:value-type="float" office:value="1" calcext:value-type="float">
            <text:p>1.000</text:p>
          </table:table-cell>
          <table:table-cell table:formula="of:=[.B50]/[.X$2]" office:value-type="float" office:value="0.0158730158730159" calcext:value-type="float">
            <text:p>0.016</text:p>
          </table:table-cell>
          <table:table-cell table:formula="of:=[.C50]/[.X$2]" office:value-type="float" office:value="0.984126984126984" calcext:value-type="float">
            <text:p>0.984</text:p>
          </table:table-cell>
          <table:table-cell/>
          <table:table-cell table:formula="of:=MAX([.H50:.J50])" office:value-type="float" office:value="1" calcext:value-type="float">
            <text:p>1.000</text:p>
          </table:table-cell>
          <table:table-cell table:formula="of:=MIN([.H50:.J50])" office:value-type="float" office:value="0.0158730158730159" calcext:value-type="float">
            <text:p>0.016</text:p>
          </table:table-cell>
          <table:table-cell/>
          <table:table-cell table:formula="of:=IF([.H50]=[.L50];MOD(([.I50]-[.J50])/([.L50]-[.M50]);[.X$4]);IF([.I50]=[.L50];[.X$5]+(([.J50]-[.H50])/([.L50]-[.M50]));IF([.J50]=[.L50];[.X$6]+(([.H50]-[.I50])/([.L50]-[.M50]));&quot;&quot;)))" office:value-type="float" office:value="5.01612903225807" calcext:value-type="float">
            <text:p>5.016</text:p>
          </table:table-cell>
          <table:table-cell table:style-name="ce1"/>
          <table:table-cell table:formula="of:=[.O50]*[.X$3]" office:value-type="float" office:value="300.967741935484" calcext:value-type="float">
            <text:p>301</text:p>
          </table:table-cell>
          <table:table-cell table:formula="of:=[.Q50]/5.625" office:value-type="float" office:value="53.505376344086" calcext:value-type="float">
            <text:p>54</text:p>
          </table:table-cell>
          <table:table-cell table:style-name="ce1"/>
          <table:table-cell table:style-name="ce27" table:formula="of:=[.A50]*4" office:value-type="float" office:value="252" calcext:value-type="float">
            <text:p>252</text:p>
          </table:table-cell>
          <table:table-cell table:style-name="ce27" table:formula="of:=[.B50]*4" office:value-type="float" office:value="4" calcext:value-type="float">
            <text:p>4</text:p>
          </table:table-cell>
          <table:table-cell table:style-name="ce27" table:formula="of:=[.C50]*4" office:value-type="float" office:value="248" calcext:value-type="float">
            <text:p>24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table:formula="of:=MAX([.A51:.C51])" office:value-type="float" office:value="52" calcext:value-type="float">
            <text:p>52</text:p>
          </table:table-cell>
          <table:table-cell table:style-name="ce1" table:formula="of:=MIN([.A51:.C51])" office:value-type="float" office:value="45" calcext:value-type="float">
            <text:p>45</text:p>
          </table:table-cell>
          <table:table-cell table:style-name="ce1"/>
          <table:table-cell table:formula="of:=[.A51]/[.X$2]" office:value-type="float" office:value="0.714285714285714" calcext:value-type="float">
            <text:p>0.714</text:p>
          </table:table-cell>
          <table:table-cell table:formula="of:=[.B51]/[.X$2]" office:value-type="float" office:value="0.761904761904762" calcext:value-type="float">
            <text:p>0.762</text:p>
          </table:table-cell>
          <table:table-cell table:formula="of:=[.C51]/[.X$2]" office:value-type="float" office:value="0.825396825396825" calcext:value-type="float">
            <text:p>0.825</text:p>
          </table:table-cell>
          <table:table-cell/>
          <table:table-cell table:formula="of:=MAX([.H51:.J51])" office:value-type="float" office:value="0.825396825396825" calcext:value-type="float">
            <text:p>0.825</text:p>
          </table:table-cell>
          <table:table-cell table:formula="of:=MIN([.H51:.J51])" office:value-type="float" office:value="0.714285714285714" calcext:value-type="float">
            <text:p>0.714</text:p>
          </table:table-cell>
          <table:table-cell/>
          <table:table-cell table:formula="of:=IF([.H51]=[.L51];MOD(([.I51]-[.J51])/([.L51]-[.M51]);[.X$4]);IF([.I51]=[.L51];[.X$5]+(([.J51]-[.H51])/([.L51]-[.M51]));IF([.J51]=[.L51];[.X$6]+(([.H51]-[.I51])/([.L51]-[.M51]));&quot;&quot;)))" office:value-type="float" office:value="3.57142857142857" calcext:value-type="float">
            <text:p>3.571</text:p>
          </table:table-cell>
          <table:table-cell table:style-name="ce1"/>
          <table:table-cell table:formula="of:=[.O51]*[.X$3]" office:value-type="float" office:value="214.285714285714" calcext:value-type="float">
            <text:p>214</text:p>
          </table:table-cell>
          <table:table-cell table:formula="of:=[.Q51]/5.625" office:value-type="float" office:value="38.0952380952381" calcext:value-type="float">
            <text:p>38</text:p>
          </table:table-cell>
          <table:table-cell table:style-name="ce1"/>
          <table:table-cell table:style-name="ce27" table:formula="of:=[.A51]*4" office:value-type="float" office:value="180" calcext:value-type="float">
            <text:p>180</text:p>
          </table:table-cell>
          <table:table-cell table:style-name="ce27" table:formula="of:=[.B51]*4" office:value-type="float" office:value="192" calcext:value-type="float">
            <text:p>192</text:p>
          </table:table-cell>
          <table:table-cell table:style-name="ce27" table:formula="of:=[.C51]*4" office:value-type="float" office:value="208" calcext:value-type="float">
            <text:p>20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table:formula="of:=MAX([.A52:.C52])" office:value-type="float" office:value="32" calcext:value-type="float">
            <text:p>32</text:p>
          </table:table-cell>
          <table:table-cell table:style-name="ce1" table:formula="of:=MIN([.A52:.C52])" office:value-type="float" office:value="3" calcext:value-type="float">
            <text:p>3</text:p>
          </table:table-cell>
          <table:table-cell table:style-name="ce1"/>
          <table:table-cell table:formula="of:=[.A52]/[.X$2]" office:value-type="float" office:value="0.507936507936508" calcext:value-type="float">
            <text:p>0.508</text:p>
          </table:table-cell>
          <table:table-cell table:formula="of:=[.B52]/[.X$2]" office:value-type="float" office:value="0.412698412698413" calcext:value-type="float">
            <text:p>0.413</text:p>
          </table:table-cell>
          <table:table-cell table:formula="of:=[.C52]/[.X$2]" office:value-type="float" office:value="0.0476190476190476" calcext:value-type="float">
            <text:p>0.048</text:p>
          </table:table-cell>
          <table:table-cell/>
          <table:table-cell table:formula="of:=MAX([.H52:.J52])" office:value-type="float" office:value="0.507936507936508" calcext:value-type="float">
            <text:p>0.508</text:p>
          </table:table-cell>
          <table:table-cell table:formula="of:=MIN([.H52:.J52])" office:value-type="float" office:value="0.0476190476190476" calcext:value-type="float">
            <text:p>0.048</text:p>
          </table:table-cell>
          <table:table-cell/>
          <table:table-cell table:formula="of:=IF([.H52]=[.L52];MOD(([.I52]-[.J52])/([.L52]-[.M52]);[.X$4]);IF([.I52]=[.L52];[.X$5]+(([.J52]-[.H52])/([.L52]-[.M52]));IF([.J52]=[.L52];[.X$6]+(([.H52]-[.I52])/([.L52]-[.M52]));&quot;&quot;)))" office:value-type="float" office:value="0.793103448275862" calcext:value-type="float">
            <text:p>0.793</text:p>
          </table:table-cell>
          <table:table-cell table:style-name="ce1"/>
          <table:table-cell table:formula="of:=[.O52]*[.X$3]" office:value-type="float" office:value="47.5862068965517" calcext:value-type="float">
            <text:p>48</text:p>
          </table:table-cell>
          <table:table-cell table:formula="of:=[.Q52]/5.625" office:value-type="float" office:value="8.45977011494253" calcext:value-type="float">
            <text:p>8</text:p>
          </table:table-cell>
          <table:table-cell table:style-name="ce1"/>
          <table:table-cell table:style-name="ce27" table:formula="of:=[.A52]*4" office:value-type="float" office:value="128" calcext:value-type="float">
            <text:p>128</text:p>
          </table:table-cell>
          <table:table-cell table:style-name="ce27" table:formula="of:=[.B52]*4" office:value-type="float" office:value="104" calcext:value-type="float">
            <text:p>104</text:p>
          </table:table-cell>
          <table:table-cell table:style-name="ce27" table:formula="of:=[.C52]*4"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9" table:formula="of:=MAX([.A53:.C53])" office:value-type="float" office:value="15" calcext:value-type="float">
            <text:p>15</text:p>
          </table:table-cell>
          <table:table-cell table:style-name="ce19" table:formula="of:=MIN([.A53:.C53])" office:value-type="float" office:value="0" calcext:value-type="float">
            <text:p>0</text:p>
          </table:table-cell>
          <table:table-cell table:style-name="ce19"/>
          <table:table-cell table:style-name="ce21" table:formula="of:=[.A53]/[.X$2]" office:value-type="float" office:value="0.222222222222222" calcext:value-type="float">
            <text:p>0.222</text:p>
          </table:table-cell>
          <table:table-cell table:style-name="ce21" table:formula="of:=[.B53]/[.X$2]" office:value-type="float" office:value="0" calcext:value-type="float">
            <text:p>0.000</text:p>
          </table:table-cell>
          <table:table-cell table:style-name="ce21" table:formula="of:=[.C53]/[.X$2]" office:value-type="float" office:value="0.238095238095238" calcext:value-type="float">
            <text:p>0.238</text:p>
          </table:table-cell>
          <table:table-cell table:style-name="ce21"/>
          <table:table-cell table:style-name="ce21" table:formula="of:=MAX([.H53:.J53])" office:value-type="float" office:value="0.238095238095238" calcext:value-type="float">
            <text:p>0.238</text:p>
          </table:table-cell>
          <table:table-cell table:style-name="ce21" table:formula="of:=MIN([.H53:.J53])" office:value-type="float" office:value="0" calcext:value-type="float">
            <text:p>0.000</text:p>
          </table:table-cell>
          <table:table-cell table:style-name="ce21"/>
          <table:table-cell table:style-name="ce21" table:formula="of:=IF([.H53]=[.L53];MOD(([.I53]-[.J53])/([.L53]-[.M53]);[.X$4]);IF([.I53]=[.L53];[.X$5]+(([.J53]-[.H53])/([.L53]-[.M53]));IF([.J53]=[.L53];[.X$6]+(([.H53]-[.I53])/([.L53]-[.M53]));&quot;&quot;)))" office:value-type="float" office:value="4.93333333333333" calcext:value-type="float">
            <text:p>4.933</text:p>
          </table:table-cell>
          <table:table-cell table:style-name="ce19"/>
          <table:table-cell table:style-name="ce24" table:formula="of:=[.O53]*[.X$3]" office:value-type="float" office:value="296" calcext:value-type="float">
            <text:p>296</text:p>
          </table:table-cell>
          <table:table-cell table:style-name="ce24" table:formula="of:=[.Q53]/5.625" office:value-type="float" office:value="52.6222222222222" calcext:value-type="float">
            <text:p>53</text:p>
          </table:table-cell>
          <table:table-cell table:style-name="ce19"/>
          <table:table-cell table:style-name="ce17" table:formula="of:=[.A53]*4" office:value-type="float" office:value="56" calcext:value-type="float">
            <text:p>56</text:p>
          </table:table-cell>
          <table:table-cell table:style-name="ce17" table:formula="of:=[.B53]*4" office:value-type="float" office:value="0" calcext:value-type="float">
            <text:p>0</text:p>
          </table:table-cell>
          <table:table-cell table:style-name="ce17" table:formula="of:=[.C53]*4" office:value-type="float" office:value="60" calcext:value-type="float">
            <text:p>6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table:formula="of:=MAX([.A54:.C54])" office:value-type="float" office:value="57" calcext:value-type="float">
            <text:p>57</text:p>
          </table:table-cell>
          <table:table-cell table:style-name="ce1" table:formula="of:=MIN([.A54:.C54])" office:value-type="float" office:value="3" calcext:value-type="float">
            <text:p>3</text:p>
          </table:table-cell>
          <table:table-cell table:style-name="ce1"/>
          <table:table-cell table:formula="of:=[.A54]/[.X$2]" office:value-type="float" office:value="0.158730158730159" calcext:value-type="float">
            <text:p>0.159</text:p>
          </table:table-cell>
          <table:table-cell table:formula="of:=[.B54]/[.X$2]" office:value-type="float" office:value="0.0476190476190476" calcext:value-type="float">
            <text:p>0.048</text:p>
          </table:table-cell>
          <table:table-cell table:formula="of:=[.C54]/[.X$2]" office:value-type="float" office:value="0.904761904761905" calcext:value-type="float">
            <text:p>0.905</text:p>
          </table:table-cell>
          <table:table-cell/>
          <table:table-cell table:formula="of:=MAX([.H54:.J54])" office:value-type="float" office:value="0.904761904761905" calcext:value-type="float">
            <text:p>0.905</text:p>
          </table:table-cell>
          <table:table-cell table:formula="of:=MIN([.H54:.J54])" office:value-type="float" office:value="0.0476190476190476" calcext:value-type="float">
            <text:p>0.048</text:p>
          </table:table-cell>
          <table:table-cell/>
          <table:table-cell table:formula="of:=IF([.H54]=[.L54];MOD(([.I54]-[.J54])/([.L54]-[.M54]);[.X$4]);IF([.I54]=[.L54];[.X$5]+(([.J54]-[.H54])/([.L54]-[.M54]));IF([.J54]=[.L54];[.X$6]+(([.H54]-[.I54])/([.L54]-[.M54]));&quot;&quot;)))" office:value-type="float" office:value="4.12962962962963" calcext:value-type="float">
            <text:p>4.130</text:p>
          </table:table-cell>
          <table:table-cell table:style-name="ce1"/>
          <table:table-cell table:formula="of:=[.O54]*[.X$3]" office:value-type="float" office:value="247.777777777778" calcext:value-type="float">
            <text:p>248</text:p>
          </table:table-cell>
          <table:table-cell table:formula="of:=[.Q54]/5.625" office:value-type="float" office:value="44.0493827160494" calcext:value-type="float">
            <text:p>44</text:p>
          </table:table-cell>
          <table:table-cell table:style-name="ce1"/>
          <table:table-cell table:style-name="ce27" table:formula="of:=[.A54]*4" office:value-type="float" office:value="40" calcext:value-type="float">
            <text:p>40</text:p>
          </table:table-cell>
          <table:table-cell table:style-name="ce27" table:formula="of:=[.B54]*4" office:value-type="float" office:value="12" calcext:value-type="float">
            <text:p>12</text:p>
          </table:table-cell>
          <table:table-cell table:style-name="ce27" table:formula="of:=[.C54]*4" office:value-type="float" office:value="228" calcext:value-type="float">
            <text:p>228</text:p>
          </table:table-cell>
          <table:table-cell table:number-columns-repeated="4"/>
          <table:table-cell table:style-name="ce17" table:number-columns-repeated="1635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table:formula="of:=MAX([.A55:.C55])" office:value-type="float" office:value="48" calcext:value-type="float">
            <text:p>48</text:p>
          </table:table-cell>
          <table:table-cell table:style-name="ce1" table:formula="of:=MIN([.A55:.C55])" office:value-type="float" office:value="30" calcext:value-type="float">
            <text:p>30</text:p>
          </table:table-cell>
          <table:table-cell table:style-name="ce1"/>
          <table:table-cell table:formula="of:=[.A55]/[.X$2]" office:value-type="float" office:value="0.746031746031746" calcext:value-type="float">
            <text:p>0.746</text:p>
          </table:table-cell>
          <table:table-cell table:formula="of:=[.B55]/[.X$2]" office:value-type="float" office:value="0.761904761904762" calcext:value-type="float">
            <text:p>0.762</text:p>
          </table:table-cell>
          <table:table-cell table:formula="of:=[.C55]/[.X$2]" office:value-type="float" office:value="0.476190476190476" calcext:value-type="float">
            <text:p>0.476</text:p>
          </table:table-cell>
          <table:table-cell/>
          <table:table-cell table:formula="of:=MAX([.H55:.J55])" office:value-type="float" office:value="0.761904761904762" calcext:value-type="float">
            <text:p>0.762</text:p>
          </table:table-cell>
          <table:table-cell table:formula="of:=MIN([.H55:.J55])" office:value-type="float" office:value="0.476190476190476" calcext:value-type="float">
            <text:p>0.476</text:p>
          </table:table-cell>
          <table:table-cell/>
          <table:table-cell table:formula="of:=IF([.H55]=[.L55];MOD(([.I55]-[.J55])/([.L55]-[.M55]);[.X$4]);IF([.I55]=[.L55];[.X$5]+(([.J55]-[.H55])/([.L55]-[.M55]));IF([.J55]=[.L55];[.X$6]+(([.H55]-[.I55])/([.L55]-[.M55]));&quot;&quot;)))" office:value-type="float" office:value="1.05555555555556" calcext:value-type="float">
            <text:p>1.056</text:p>
          </table:table-cell>
          <table:table-cell table:style-name="ce1"/>
          <table:table-cell table:formula="of:=[.O55]*[.X$3]" office:value-type="float" office:value="63.3333333333333" calcext:value-type="float">
            <text:p>63</text:p>
          </table:table-cell>
          <table:table-cell table:formula="of:=[.Q55]/5.625" office:value-type="float" office:value="11.2592592592593" calcext:value-type="float">
            <text:p>11</text:p>
          </table:table-cell>
          <table:table-cell table:style-name="ce1"/>
          <table:table-cell table:style-name="ce27" table:formula="of:=[.A55]*4" office:value-type="float" office:value="188" calcext:value-type="float">
            <text:p>188</text:p>
          </table:table-cell>
          <table:table-cell table:style-name="ce27" table:formula="of:=[.B55]*4" office:value-type="float" office:value="192" calcext:value-type="float">
            <text:p>192</text:p>
          </table:table-cell>
          <table:table-cell table:style-name="ce27" table:formula="of:=[.C55]*4" office:value-type="float" office:value="120" calcext:value-type="float">
            <text:p>1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1" table:formula="of:=MAX([.A56:.C56])" office:value-type="float" office:value="55" calcext:value-type="float">
            <text:p>55</text:p>
          </table:table-cell>
          <table:table-cell table:style-name="ce1" table:formula="of:=MIN([.A56:.C56])" office:value-type="float" office:value="39" calcext:value-type="float">
            <text:p>39</text:p>
          </table:table-cell>
          <table:table-cell table:style-name="ce1"/>
          <table:table-cell table:formula="of:=[.A56]/[.X$2]" office:value-type="float" office:value="0.619047619047619" calcext:value-type="float">
            <text:p>0.619</text:p>
          </table:table-cell>
          <table:table-cell table:formula="of:=[.B56]/[.X$2]" office:value-type="float" office:value="0.650793650793651" calcext:value-type="float">
            <text:p>0.651</text:p>
          </table:table-cell>
          <table:table-cell table:formula="of:=[.C56]/[.X$2]" office:value-type="float" office:value="0.873015873015873" calcext:value-type="float">
            <text:p>0.873</text:p>
          </table:table-cell>
          <table:table-cell/>
          <table:table-cell table:formula="of:=MAX([.H56:.J56])" office:value-type="float" office:value="0.873015873015873" calcext:value-type="float">
            <text:p>0.873</text:p>
          </table:table-cell>
          <table:table-cell table:formula="of:=MIN([.H56:.J56])" office:value-type="float" office:value="0.619047619047619" calcext:value-type="float">
            <text:p>0.619</text:p>
          </table:table-cell>
          <table:table-cell/>
          <table:table-cell table:formula="of:=IF([.H56]=[.L56];MOD(([.I56]-[.J56])/([.L56]-[.M56]);[.X$4]);IF([.I56]=[.L56];[.X$5]+(([.J56]-[.H56])/([.L56]-[.M56]));IF([.J56]=[.L56];[.X$6]+(([.H56]-[.I56])/([.L56]-[.M56]));&quot;&quot;)))" office:value-type="float" office:value="3.875" calcext:value-type="float">
            <text:p>3.875</text:p>
          </table:table-cell>
          <table:table-cell table:style-name="ce1"/>
          <table:table-cell table:formula="of:=[.O56]*[.X$3]" office:value-type="float" office:value="232.5" calcext:value-type="float">
            <text:p>233</text:p>
          </table:table-cell>
          <table:table-cell table:formula="of:=[.Q56]/5.625" office:value-type="float" office:value="41.3333333333333" calcext:value-type="float">
            <text:p>41</text:p>
          </table:table-cell>
          <table:table-cell table:style-name="ce1"/>
          <table:table-cell table:style-name="ce27" table:formula="of:=[.A56]*4" office:value-type="float" office:value="156" calcext:value-type="float">
            <text:p>156</text:p>
          </table:table-cell>
          <table:table-cell table:style-name="ce27" table:formula="of:=[.B56]*4" office:value-type="float" office:value="164" calcext:value-type="float">
            <text:p>164</text:p>
          </table:table-cell>
          <table:table-cell table:style-name="ce27" table:formula="of:=[.C56]*4" office:value-type="float" office:value="220" calcext:value-type="float">
            <text:p>22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MAX([.A57:.C57])" office:value-type="float" office:value="40" calcext:value-type="float">
            <text:p>40</text:p>
          </table:table-cell>
          <table:table-cell table:style-name="ce1" table:formula="of:=MIN([.A57:.C57])" office:value-type="float" office:value="0" calcext:value-type="float">
            <text:p>0</text:p>
          </table:table-cell>
          <table:table-cell table:style-name="ce1"/>
          <table:table-cell table:formula="of:=[.A57]/[.X$2]" office:value-type="float" office:value="0.317460317460317" calcext:value-type="float">
            <text:p>0.317</text:p>
          </table:table-cell>
          <table:table-cell table:formula="of:=[.B57]/[.X$2]" office:value-type="float" office:value="0.634920634920635" calcext:value-type="float">
            <text:p>0.635</text:p>
          </table:table-cell>
          <table:table-cell table:formula="of:=[.C57]/[.X$2]" office:value-type="float" office:value="0" calcext:value-type="float">
            <text:p>0.000</text:p>
          </table:table-cell>
          <table:table-cell/>
          <table:table-cell table:formula="of:=MAX([.H57:.J57])" office:value-type="float" office:value="0.634920634920635" calcext:value-type="float">
            <text:p>0.635</text:p>
          </table:table-cell>
          <table:table-cell table:formula="of:=MIN([.H57:.J57])" office:value-type="float" office:value="0" calcext:value-type="float">
            <text:p>0.000</text:p>
          </table:table-cell>
          <table:table-cell/>
          <table:table-cell table:formula="of:=IF([.H57]=[.L57];MOD(([.I57]-[.J57])/([.L57]-[.M57]);[.X$4]);IF([.I57]=[.L57];[.X$5]+(([.J57]-[.H57])/([.L57]-[.M57]));IF([.J57]=[.L57];[.X$6]+(([.H57]-[.I57])/([.L57]-[.M57]));&quot;&quot;)))" office:value-type="float" office:value="1.5" calcext:value-type="float">
            <text:p>1.500</text:p>
          </table:table-cell>
          <table:table-cell table:style-name="ce1"/>
          <table:table-cell table:formula="of:=[.O57]*[.X$3]" office:value-type="float" office:value="90" calcext:value-type="float">
            <text:p>90</text:p>
          </table:table-cell>
          <table:table-cell table:formula="of:=[.Q57]/5.625" office:value-type="float" office:value="16" calcext:value-type="float">
            <text:p>16</text:p>
          </table:table-cell>
          <table:table-cell table:style-name="ce1"/>
          <table:table-cell table:style-name="ce27" table:formula="of:=[.A57]*4" office:value-type="float" office:value="80" calcext:value-type="float">
            <text:p>80</text:p>
          </table:table-cell>
          <table:table-cell table:style-name="ce27" table:formula="of:=[.B57]*4" office:value-type="float" office:value="160" calcext:value-type="float">
            <text:p>160</text:p>
          </table:table-cell>
          <table:table-cell table:style-name="ce27" table:formula="of:=[.C57]*4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58:.C58])" office:value-type="float" office:value="37" calcext:value-type="float">
            <text:p>37</text:p>
          </table:table-cell>
          <table:table-cell table:style-name="ce1" table:formula="of:=MIN([.A58:.C58])" office:value-type="float" office:value="27" calcext:value-type="float">
            <text:p>27</text:p>
          </table:table-cell>
          <table:table-cell table:style-name="ce1"/>
          <table:table-cell table:formula="of:=[.A58]/[.X$2]" office:value-type="float" office:value="0.428571428571429" calcext:value-type="float">
            <text:p>0.429</text:p>
          </table:table-cell>
          <table:table-cell table:formula="of:=[.B58]/[.X$2]" office:value-type="float" office:value="0.587301587301587" calcext:value-type="float">
            <text:p>0.587</text:p>
          </table:table-cell>
          <table:table-cell table:formula="of:=[.C58]/[.X$2]" office:value-type="float" office:value="0.444444444444444" calcext:value-type="float">
            <text:p>0.444</text:p>
          </table:table-cell>
          <table:table-cell/>
          <table:table-cell table:formula="of:=MAX([.H58:.J58])" office:value-type="float" office:value="0.587301587301587" calcext:value-type="float">
            <text:p>0.587</text:p>
          </table:table-cell>
          <table:table-cell table:formula="of:=MIN([.H58:.J58])" office:value-type="float" office:value="0.428571428571429" calcext:value-type="float">
            <text:p>0.429</text:p>
          </table:table-cell>
          <table:table-cell/>
          <table:table-cell table:formula="of:=IF([.H58]=[.L58];MOD(([.I58]-[.J58])/([.L58]-[.M58]);[.X$4]);IF([.I58]=[.L58];[.X$5]+(([.J58]-[.H58])/([.L58]-[.M58]));IF([.J58]=[.L58];[.X$6]+(([.H58]-[.I58])/([.L58]-[.M58]));&quot;&quot;)))" office:value-type="float" office:value="2.1" calcext:value-type="float">
            <text:p>2.100</text:p>
          </table:table-cell>
          <table:table-cell table:style-name="ce1"/>
          <table:table-cell table:formula="of:=[.O58]*[.X$3]" office:value-type="float" office:value="126" calcext:value-type="float">
            <text:p>126</text:p>
          </table:table-cell>
          <table:table-cell table:formula="of:=[.Q58]/5.625" office:value-type="float" office:value="22.4" calcext:value-type="float">
            <text:p>22</text:p>
          </table:table-cell>
          <table:table-cell table:style-name="ce1"/>
          <table:table-cell table:style-name="ce27" table:formula="of:=[.A58]*4" office:value-type="float" office:value="108" calcext:value-type="float">
            <text:p>108</text:p>
          </table:table-cell>
          <table:table-cell table:style-name="ce27" table:formula="of:=[.B58]*4" office:value-type="float" office:value="148" calcext:value-type="float">
            <text:p>148</text:p>
          </table:table-cell>
          <table:table-cell table:style-name="ce27" table:formula="of:=[.C58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0" calcext:value-type="float">
            <text:p>0</text:p>
          </table:table-cell>
          <table:table-cell table:style-name="ce17"/>
          <table:table-cell table:style-name="ce19" table:formula="of:=MAX([.A59:.C59])" office:value-type="float" office:value="63" calcext:value-type="float">
            <text:p>63</text:p>
          </table:table-cell>
          <table:table-cell table:style-name="ce19" table:formula="of:=MIN([.A59:.C59])" office:value-type="float" office:value="0" calcext:value-type="float">
            <text:p>0</text:p>
          </table:table-cell>
          <table:table-cell table:style-name="ce19"/>
          <table:table-cell table:style-name="ce21" table:formula="of:=[.A59]/[.X$2]" office:value-type="float" office:value="0.0158730158730159" calcext:value-type="float">
            <text:p>0.016</text:p>
          </table:table-cell>
          <table:table-cell table:style-name="ce21" table:formula="of:=[.B59]/[.X$2]" office:value-type="float" office:value="1" calcext:value-type="float">
            <text:p>1.000</text:p>
          </table:table-cell>
          <table:table-cell table:style-name="ce21" table:formula="of:=[.C59]/[.X$2]" office:value-type="float" office:value="0" calcext:value-type="float">
            <text:p>0.000</text:p>
          </table:table-cell>
          <table:table-cell table:style-name="ce21"/>
          <table:table-cell table:style-name="ce21" table:formula="of:=MAX([.H59:.J59])" office:value-type="float" office:value="1" calcext:value-type="float">
            <text:p>1.000</text:p>
          </table:table-cell>
          <table:table-cell table:style-name="ce21" table:formula="of:=MIN([.H59:.J59])" office:value-type="float" office:value="0" calcext:value-type="float">
            <text:p>0.000</text:p>
          </table:table-cell>
          <table:table-cell table:style-name="ce21"/>
          <table:table-cell table:style-name="ce21" table:formula="of:=IF([.H59]=[.L59];MOD(([.I59]-[.J59])/([.L59]-[.M59]);[.X$4]);IF([.I59]=[.L59];[.X$5]+(([.J59]-[.H59])/([.L59]-[.M59]));IF([.J59]=[.L59];[.X$6]+(([.H59]-[.I59])/([.L59]-[.M59]));&quot;&quot;)))" office:value-type="float" office:value="1.98412698412698" calcext:value-type="float">
            <text:p>1.984</text:p>
          </table:table-cell>
          <table:table-cell table:style-name="ce19"/>
          <table:table-cell table:style-name="ce24" table:formula="of:=[.O59]*[.X$3]" office:value-type="float" office:value="119.047619047619" calcext:value-type="float">
            <text:p>119</text:p>
          </table:table-cell>
          <table:table-cell table:style-name="ce24" table:formula="of:=[.Q59]/5.625" office:value-type="float" office:value="21.1640211640212" calcext:value-type="float">
            <text:p>21</text:p>
          </table:table-cell>
          <table:table-cell table:style-name="ce19"/>
          <table:table-cell table:style-name="ce17" table:formula="of:=[.A59]*4" office:value-type="float" office:value="4" calcext:value-type="float">
            <text:p>4</text:p>
          </table:table-cell>
          <table:table-cell table:style-name="ce17" table:formula="of:=[.B59]*4" office:value-type="float" office:value="252" calcext:value-type="float">
            <text:p>252</text:p>
          </table:table-cell>
          <table:table-cell table:style-name="ce17" table:formula="of:=[.C59]*4" office:value-type="float" office:value="0" calcext:value-type="float">
            <text:p>0</text:p>
          </table:table-cell>
          <table:table-cell table:style-name="ce17" table:number-columns-repeated="4"/>
          <table:table-cell table:style-name="Default" table:number-columns-repeated="1635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table:formula="of:=MAX([.A60:.C60])" office:value-type="float" office:value="60" calcext:value-type="float">
            <text:p>60</text:p>
          </table:table-cell>
          <table:table-cell table:style-name="ce1" table:formula="of:=MIN([.A60:.C60])" office:value-type="float" office:value="41" calcext:value-type="float">
            <text:p>41</text:p>
          </table:table-cell>
          <table:table-cell table:style-name="ce1"/>
          <table:table-cell table:formula="of:=[.A60]/[.X$2]" office:value-type="float" office:value="0.952380952380952" calcext:value-type="float">
            <text:p>0.952</text:p>
          </table:table-cell>
          <table:table-cell table:formula="of:=[.B60]/[.X$2]" office:value-type="float" office:value="0.650793650793651" calcext:value-type="float">
            <text:p>0.651</text:p>
          </table:table-cell>
          <table:table-cell table:formula="of:=[.C60]/[.X$2]" office:value-type="float" office:value="0.698412698412698" calcext:value-type="float">
            <text:p>0.698</text:p>
          </table:table-cell>
          <table:table-cell/>
          <table:table-cell table:formula="of:=MAX([.H60:.J60])" office:value-type="float" office:value="0.952380952380952" calcext:value-type="float">
            <text:p>0.952</text:p>
          </table:table-cell>
          <table:table-cell table:formula="of:=MIN([.H60:.J60])" office:value-type="float" office:value="0.650793650793651" calcext:value-type="float">
            <text:p>0.651</text:p>
          </table:table-cell>
          <table:table-cell/>
          <table:table-cell table:formula="of:=IF([.H60]=[.L60];MOD(([.I60]-[.J60])/([.L60]-[.M60]);[.X$4]);IF([.I60]=[.L60];[.X$5]+(([.J60]-[.H60])/([.L60]-[.M60]));IF([.J60]=[.L60];[.X$6]+(([.H60]-[.I60])/([.L60]-[.M60]));&quot;&quot;)))" office:value-type="float" office:value="5.8421052631579" calcext:value-type="float">
            <text:p>5.842</text:p>
          </table:table-cell>
          <table:table-cell table:style-name="ce1"/>
          <table:table-cell table:formula="of:=[.O60]*[.X$3]" office:value-type="float" office:value="350.526315789474" calcext:value-type="float">
            <text:p>351</text:p>
          </table:table-cell>
          <table:table-cell table:formula="of:=[.Q60]/5.625" office:value-type="float" office:value="62.3157894736842" calcext:value-type="float">
            <text:p>62</text:p>
          </table:table-cell>
          <table:table-cell table:style-name="ce1"/>
          <table:table-cell table:style-name="ce27" table:formula="of:=[.A60]*4" office:value-type="float" office:value="240" calcext:value-type="float">
            <text:p>240</text:p>
          </table:table-cell>
          <table:table-cell table:style-name="ce27" table:formula="of:=[.B60]*4" office:value-type="float" office:value="164" calcext:value-type="float">
            <text:p>164</text:p>
          </table:table-cell>
          <table:table-cell table:style-name="ce27" table:formula="of:=[.C60]*4" office:value-type="float" office:value="176" calcext:value-type="float">
            <text:p>17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table:formula="of:=MAX([.A61:.C61])" office:value-type="float" office:value="59" calcext:value-type="float">
            <text:p>59</text:p>
          </table:table-cell>
          <table:table-cell table:style-name="ce1" table:formula="of:=MIN([.A61:.C61])" office:value-type="float" office:value="24" calcext:value-type="float">
            <text:p>24</text:p>
          </table:table-cell>
          <table:table-cell table:style-name="ce1"/>
          <table:table-cell table:formula="of:=[.A61]/[.X$2]" office:value-type="float" office:value="0.936507936507937" calcext:value-type="float">
            <text:p>0.937</text:p>
          </table:table-cell>
          <table:table-cell table:formula="of:=[.B61]/[.X$2]" office:value-type="float" office:value="0.603174603174603" calcext:value-type="float">
            <text:p>0.603</text:p>
          </table:table-cell>
          <table:table-cell table:formula="of:=[.C61]/[.X$2]" office:value-type="float" office:value="0.380952380952381" calcext:value-type="float">
            <text:p>0.381</text:p>
          </table:table-cell>
          <table:table-cell/>
          <table:table-cell table:formula="of:=MAX([.H61:.J61])" office:value-type="float" office:value="0.936507936507937" calcext:value-type="float">
            <text:p>0.937</text:p>
          </table:table-cell>
          <table:table-cell table:formula="of:=MIN([.H61:.J61])" office:value-type="float" office:value="0.380952380952381" calcext:value-type="float">
            <text:p>0.381</text:p>
          </table:table-cell>
          <table:table-cell/>
          <table:table-cell table:formula="of:=IF([.H61]=[.L61];MOD(([.I61]-[.J61])/([.L61]-[.M61]);[.X$4]);IF([.I61]=[.L61];[.X$5]+(([.J61]-[.H61])/([.L61]-[.M61]));IF([.J61]=[.L61];[.X$6]+(([.H61]-[.I61])/([.L61]-[.M61]));&quot;&quot;)))" office:value-type="float" office:value="0.4" calcext:value-type="float">
            <text:p>0.400</text:p>
          </table:table-cell>
          <table:table-cell table:style-name="ce1"/>
          <table:table-cell table:formula="of:=[.O61]*[.X$3]" office:value-type="float" office:value="24" calcext:value-type="float">
            <text:p>24</text:p>
          </table:table-cell>
          <table:table-cell table:formula="of:=[.Q61]/5.625" office:value-type="float" office:value="4.26666666666667" calcext:value-type="float">
            <text:p>4</text:p>
          </table:table-cell>
          <table:table-cell table:style-name="ce1"/>
          <table:table-cell table:style-name="ce27" table:formula="of:=[.A61]*4" office:value-type="float" office:value="236" calcext:value-type="float">
            <text:p>236</text:p>
          </table:table-cell>
          <table:table-cell table:style-name="ce27" table:formula="of:=[.B61]*4" office:value-type="float" office:value="152" calcext:value-type="float">
            <text:p>152</text:p>
          </table:table-cell>
          <table:table-cell table:style-name="ce27" table:formula="of:=[.C61]*4" office:value-type="float" office:value="96" calcext:value-type="float">
            <text:p>96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table:formula="of:=MAX([.A62:.C62])" office:value-type="float" office:value="56" calcext:value-type="float">
            <text:p>56</text:p>
          </table:table-cell>
          <table:table-cell table:style-name="ce1" table:formula="of:=MIN([.A62:.C62])" office:value-type="float" office:value="16" calcext:value-type="float">
            <text:p>16</text:p>
          </table:table-cell>
          <table:table-cell table:style-name="ce1"/>
          <table:table-cell table:formula="of:=[.A62]/[.X$2]" office:value-type="float" office:value="0.888888888888889" calcext:value-type="float">
            <text:p>0.889</text:p>
          </table:table-cell>
          <table:table-cell table:formula="of:=[.B62]/[.X$2]" office:value-type="float" office:value="0.841269841269841" calcext:value-type="float">
            <text:p>0.841</text:p>
          </table:table-cell>
          <table:table-cell table:formula="of:=[.C62]/[.X$2]" office:value-type="float" office:value="0.253968253968254" calcext:value-type="float">
            <text:p>0.254</text:p>
          </table:table-cell>
          <table:table-cell/>
          <table:table-cell table:formula="of:=MAX([.H62:.J62])" office:value-type="float" office:value="0.888888888888889" calcext:value-type="float">
            <text:p>0.889</text:p>
          </table:table-cell>
          <table:table-cell table:formula="of:=MIN([.H62:.J62])" office:value-type="float" office:value="0.253968253968254" calcext:value-type="float">
            <text:p>0.254</text:p>
          </table:table-cell>
          <table:table-cell/>
          <table:table-cell table:formula="of:=IF([.H62]=[.L62];MOD(([.I62]-[.J62])/([.L62]-[.M62]);[.X$4]);IF([.I62]=[.L62];[.X$5]+(([.J62]-[.H62])/([.L62]-[.M62]));IF([.J62]=[.L62];[.X$6]+(([.H62]-[.I62])/([.L62]-[.M62]));&quot;&quot;)))" office:value-type="float" office:value="0.925" calcext:value-type="float">
            <text:p>0.925</text:p>
          </table:table-cell>
          <table:table-cell table:style-name="ce1"/>
          <table:table-cell table:formula="of:=[.O62]*[.X$3]" office:value-type="float" office:value="55.5" calcext:value-type="float">
            <text:p>56</text:p>
          </table:table-cell>
          <table:table-cell table:formula="of:=[.Q62]/5.625" office:value-type="float" office:value="9.86666666666667" calcext:value-type="float">
            <text:p>10</text:p>
          </table:table-cell>
          <table:table-cell table:style-name="ce1"/>
          <table:table-cell table:style-name="ce27" table:formula="of:=[.A62]*4" office:value-type="float" office:value="224" calcext:value-type="float">
            <text:p>224</text:p>
          </table:table-cell>
          <table:table-cell table:style-name="ce27" table:formula="of:=[.B62]*4" office:value-type="float" office:value="212" calcext:value-type="float">
            <text:p>212</text:p>
          </table:table-cell>
          <table:table-cell table:style-name="ce27" table:formula="of:=[.C62]*4" office:value-type="float" office:value="64" calcext:value-type="float">
            <text:p>64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table:formula="of:=MAX([.A63:.C63])" office:value-type="float" office:value="35" calcext:value-type="float">
            <text:p>35</text:p>
          </table:table-cell>
          <table:table-cell table:style-name="ce1" table:formula="of:=MIN([.A63:.C63])" office:value-type="float" office:value="2" calcext:value-type="float">
            <text:p>2</text:p>
          </table:table-cell>
          <table:table-cell table:style-name="ce1"/>
          <table:table-cell table:formula="of:=[.A63]/[.X$2]" office:value-type="float" office:value="0.0317460317460317" calcext:value-type="float">
            <text:p>0.032</text:p>
          </table:table-cell>
          <table:table-cell table:formula="of:=[.B63]/[.X$2]" office:value-type="float" office:value="0.555555555555556" calcext:value-type="float">
            <text:p>0.556</text:p>
          </table:table-cell>
          <table:table-cell table:formula="of:=[.C63]/[.X$2]" office:value-type="float" office:value="0.444444444444444" calcext:value-type="float">
            <text:p>0.444</text:p>
          </table:table-cell>
          <table:table-cell/>
          <table:table-cell table:formula="of:=MAX([.H63:.J63])" office:value-type="float" office:value="0.555555555555556" calcext:value-type="float">
            <text:p>0.556</text:p>
          </table:table-cell>
          <table:table-cell table:formula="of:=MIN([.H63:.J63])" office:value-type="float" office:value="0.0317460317460317" calcext:value-type="float">
            <text:p>0.032</text:p>
          </table:table-cell>
          <table:table-cell/>
          <table:table-cell table:formula="of:=IF([.H63]=[.L63];MOD(([.I63]-[.J63])/([.L63]-[.M63]);[.X$4]);IF([.I63]=[.L63];[.X$5]+(([.J63]-[.H63])/([.L63]-[.M63]));IF([.J63]=[.L63];[.X$6]+(([.H63]-[.I63])/([.L63]-[.M63]));&quot;&quot;)))" office:value-type="float" office:value="2.78787878787879" calcext:value-type="float">
            <text:p>2.788</text:p>
          </table:table-cell>
          <table:table-cell table:style-name="ce1"/>
          <table:table-cell table:formula="of:=[.O63]*[.X$3]" office:value-type="float" office:value="167.272727272727" calcext:value-type="float">
            <text:p>167</text:p>
          </table:table-cell>
          <table:table-cell table:formula="of:=[.Q63]/5.625" office:value-type="float" office:value="29.7373737373737" calcext:value-type="float">
            <text:p>30</text:p>
          </table:table-cell>
          <table:table-cell table:style-name="ce1"/>
          <table:table-cell table:style-name="ce27" table:formula="of:=[.A63]*4" office:value-type="float" office:value="8" calcext:value-type="float">
            <text:p>8</text:p>
          </table:table-cell>
          <table:table-cell table:style-name="ce27" table:formula="of:=[.B63]*4" office:value-type="float" office:value="140" calcext:value-type="float">
            <text:p>140</text:p>
          </table:table-cell>
          <table:table-cell table:style-name="ce27" table:formula="of:=[.C63]*4" office:value-type="float" office:value="112" calcext:value-type="float">
            <text:p>11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table:formula="of:=MAX([.A64:.C64])" office:value-type="float" office:value="49" calcext:value-type="float">
            <text:p>49</text:p>
          </table:table-cell>
          <table:table-cell table:style-name="ce1" table:formula="of:=MIN([.A64:.C64])" office:value-type="float" office:value="12" calcext:value-type="float">
            <text:p>12</text:p>
          </table:table-cell>
          <table:table-cell table:style-name="ce1"/>
          <table:table-cell table:formula="of:=[.A64]/[.X$2]" office:value-type="float" office:value="0.777777777777778" calcext:value-type="float">
            <text:p>0.778</text:p>
          </table:table-cell>
          <table:table-cell table:formula="of:=[.B64]/[.X$2]" office:value-type="float" office:value="0.19047619047619" calcext:value-type="float">
            <text:p>0.190</text:p>
          </table:table-cell>
          <table:table-cell table:formula="of:=[.C64]/[.X$2]" office:value-type="float" office:value="0.206349206349206" calcext:value-type="float">
            <text:p>0.206</text:p>
          </table:table-cell>
          <table:table-cell/>
          <table:table-cell table:formula="of:=MAX([.H64:.J64])" office:value-type="float" office:value="0.777777777777778" calcext:value-type="float">
            <text:p>0.778</text:p>
          </table:table-cell>
          <table:table-cell table:formula="of:=MIN([.H64:.J64])" office:value-type="float" office:value="0.19047619047619" calcext:value-type="float">
            <text:p>0.190</text:p>
          </table:table-cell>
          <table:table-cell/>
          <table:table-cell table:formula="of:=IF([.H64]=[.L64];MOD(([.I64]-[.J64])/([.L64]-[.M64]);[.X$4]);IF([.I64]=[.L64];[.X$5]+(([.J64]-[.H64])/([.L64]-[.M64]));IF([.J64]=[.L64];[.X$6]+(([.H64]-[.I64])/([.L64]-[.M64]));&quot;&quot;)))" office:value-type="float" office:value="5.97297297297297" calcext:value-type="float">
            <text:p>5.973</text:p>
          </table:table-cell>
          <table:table-cell table:style-name="ce1"/>
          <table:table-cell table:formula="of:=[.O64]*[.X$3]" office:value-type="float" office:value="358.378378378378" calcext:value-type="float">
            <text:p>358</text:p>
          </table:table-cell>
          <table:table-cell table:formula="of:=[.Q64]/5.625" office:value-type="float" office:value="63.7117117117117" calcext:value-type="float">
            <text:p>64</text:p>
          </table:table-cell>
          <table:table-cell table:style-name="ce1"/>
          <table:table-cell table:style-name="ce27" table:formula="of:=[.A64]*4" office:value-type="float" office:value="196" calcext:value-type="float">
            <text:p>196</text:p>
          </table:table-cell>
          <table:table-cell table:style-name="ce27" table:formula="of:=[.B64]*4" office:value-type="float" office:value="48" calcext:value-type="float">
            <text:p>48</text:p>
          </table:table-cell>
          <table:table-cell table:style-name="ce27" table:formula="of:=[.C64]*4" office:value-type="float" office:value="52" calcext:value-type="float">
            <text:p>52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formula="of:=MAX([.A65:.C65])" office:value-type="float" office:value="61" calcext:value-type="float">
            <text:p>61</text:p>
          </table:table-cell>
          <table:table-cell table:style-name="ce1" table:formula="of:=MIN([.A65:.C65])" office:value-type="float" office:value="2" calcext:value-type="float">
            <text:p>2</text:p>
          </table:table-cell>
          <table:table-cell table:style-name="ce1"/>
          <table:table-cell table:formula="of:=[.A65]/[.X$2]" office:value-type="float" office:value="0.968253968253968" calcext:value-type="float">
            <text:p>0.968</text:p>
          </table:table-cell>
          <table:table-cell table:formula="of:=[.B65]/[.X$2]" office:value-type="float" office:value="0.412698412698413" calcext:value-type="float">
            <text:p>0.413</text:p>
          </table:table-cell>
          <table:table-cell table:formula="of:=[.C65]/[.X$2]" office:value-type="float" office:value="0.0317460317460317" calcext:value-type="float">
            <text:p>0.032</text:p>
          </table:table-cell>
          <table:table-cell/>
          <table:table-cell table:formula="of:=MAX([.H65:.J65])" office:value-type="float" office:value="0.968253968253968" calcext:value-type="float">
            <text:p>0.968</text:p>
          </table:table-cell>
          <table:table-cell table:formula="of:=MIN([.H65:.J65])" office:value-type="float" office:value="0.0317460317460317" calcext:value-type="float">
            <text:p>0.032</text:p>
          </table:table-cell>
          <table:table-cell/>
          <table:table-cell table:formula="of:=IF([.H65]=[.L65];MOD(([.I65]-[.J65])/([.L65]-[.M65]);[.X$4]);IF([.I65]=[.L65];[.X$5]+(([.J65]-[.H65])/([.L65]-[.M65]));IF([.J65]=[.L65];[.X$6]+(([.H65]-[.I65])/([.L65]-[.M65]));&quot;&quot;)))" office:value-type="float" office:value="0.406779661016949" calcext:value-type="float">
            <text:p>0.407</text:p>
          </table:table-cell>
          <table:table-cell table:style-name="ce1"/>
          <table:table-cell table:style-name="ce25" table:formula="of:=[.O65]*[.X$3]" office:value-type="float" office:value="24.4067796610169" calcext:value-type="float">
            <text:p>24</text:p>
          </table:table-cell>
          <table:table-cell table:style-name="ce25" table:formula="of:=[.Q65]/5.625" office:value-type="float" office:value="4.33898305084746" calcext:value-type="float">
            <text:p>4</text:p>
          </table:table-cell>
          <table:table-cell table:style-name="ce1"/>
          <table:table-cell table:style-name="ce27" table:formula="of:=[.A65]*4" office:value-type="float" office:value="244" calcext:value-type="float">
            <text:p>244</text:p>
          </table:table-cell>
          <table:table-cell table:style-name="ce27" table:formula="of:=[.B65]*4" office:value-type="float" office:value="104" calcext:value-type="float">
            <text:p>104</text:p>
          </table:table-cell>
          <table:table-cell table:style-name="ce27" table:formula="of:=[.C65]*4" office:value-type="float" office:value="8" calcext:value-type="float">
            <text:p>8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AX([.H66:.J66])" office:value-type="float" office:value="0" calcext:value-type="float">
            <text:p>0.000</text:p>
          </table:table-cell>
          <table:table-cell table:formula="of:=MIN([.H66:.J6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 table:number-columns-repeated="8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formula="of:=MAX([.H67:.J67])" office:value-type="float" office:value="0.983948" calcext:value-type="float">
            <text:p>0.984</text:p>
          </table:table-cell>
          <table:table-cell table:formula="of:=MIN([.H67:.J67])" office:value-type="float" office:value="0" calcext:value-type="float">
            <text:p>0.000</text:p>
          </table:table-cell>
          <table:table-cell/>
          <table:table-cell table:formula="of:=IF([.H67]=[.L67];MOD(([.I67]-[.J67])/([.L67]-[.M67]);[.X$4]);IF([.I67]=[.L67];[.X$5]+(([.J67]-[.H67])/([.L67]-[.M67]));IF([.J67]=[.L67];[.X$6]+(([.H67]-[.I67])/([.L67]-[.M67]));&quot;&quot;)))" office:value-type="float" office:value="0" calcext:value-type="float">
            <text:p>0.000</text:p>
          </table:table-cell>
          <table:table-cell table:formula="of:=IF([.H67]=[.L67];&quot;R&quot;;IF([.I67]=[.L67];&quot;G&quot;;IF([.J67]=[.L67];&quot;B&quot;;&quot;&quot;)))" office:value-type="string" office:string-value="R" calcext:value-type="string">
            <text:p>R</text:p>
          </table:table-cell>
          <table:table-cell table:style-name="ce26" table:formula="of:=[.O67]*[.X$3]" office:value-type="float" office:value="0" calcext:value-type="float">
            <text:p>0</text:p>
          </table:table-cell>
          <table:table-cell table:style-name="ce26" table:formula="of:=[.Q67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MOD((I67-J67)/(L67-M67),6)&quot;" office:value-type="string" office:string-value="MOD((I67-J67)/(L67-M67),6)" calcext:value-type="string">
            <text:p>MOD((I67-J67)/(L67-M67),6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68:.J68])" office:value-type="float" office:value="0.689362" calcext:value-type="float">
            <text:p>0.689</text:p>
          </table:table-cell>
          <table:table-cell table:formula="of:=MIN([.H68:.J68])" office:value-type="float" office:value="0.460541" calcext:value-type="float">
            <text:p>0.461</text:p>
          </table:table-cell>
          <table:table-cell/>
          <table:table-cell table:formula="of:=IF([.H68]=[.L68];MOD(([.I68]-[.J68])/([.L68]-[.M68]);[.X$4]);IF([.I68]=[.L68];[.X$5]+(([.J68]-[.H68])/([.L68]-[.M68]));IF([.J68]=[.L68];[.X$6]+(([.H68]-[.I68])/([.L68]-[.M68]));&quot;&quot;)))" office:value-type="float" office:value="1.93218279790753" calcext:value-type="float">
            <text:p>1.932</text:p>
          </table:table-cell>
          <table:table-cell table:formula="of:=IF([.H68]=[.L68];&quot;R&quot;;IF([.I68]=[.L68];&quot;G&quot;;IF([.J68]=[.L68];&quot;B&quot;;&quot;&quot;)))" office:value-type="string" office:string-value="G" calcext:value-type="string">
            <text:p>G</text:p>
          </table:table-cell>
          <table:table-cell table:style-name="ce26" table:formula="of:=[.O68]*[.X$3]" office:value-type="float" office:value="115.930967874452" calcext:value-type="float">
            <text:p>116</text:p>
          </table:table-cell>
          <table:table-cell table:style-name="ce26" table:formula="of:=[.Q68]/5.625" office:value-type="float" office:value="20.609949844347" calcext:value-type="float">
            <text:p>21</text:p>
          </table:table-cell>
          <table:table-cell/>
          <table:table-cell table:style-name="ce28" office:value-type="float" office:value="32.21" calcext:value-type="float">
            <text:p>32.21</text:p>
          </table:table-cell>
          <table:table-cell/>
          <table:table-cell table:formula="of:=&quot;2+((J67-H67)/(L67-M67)))&quot;" office:value-type="string" office:string-value="2+((J67-H67)/(L67-M67)))" calcext:value-type="string">
            <text:p>2+((J67-H67)/(L67-M67)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number-columns-repeated="2" table:style-name="Default" office:value-type="float" office:value="0.676468" calcext:value-type="float">
            <text:p>0.676468</text:p>
          </table:table-cell>
          <table:table-cell/>
          <table:table-cell table:formula="of:=MAX([.H69:.J69])" office:value-type="float" office:value="0.713348" calcext:value-type="float">
            <text:p>0.713</text:p>
          </table:table-cell>
          <table:table-cell table:formula="of:=MIN([.H69:.J69])" office:value-type="float" office:value="0.676468" calcext:value-type="float">
            <text:p>0.676</text:p>
          </table:table-cell>
          <table:table-cell/>
          <table:table-cell table:formula="of:=IF([.H69]=[.L69];MOD(([.I69]-[.J69])/([.L69]-[.M69]);[.X$4]);IF([.I69]=[.L69];[.X$5]+(([.J69]-[.H69])/([.L69]-[.M69]));IF([.J69]=[.L69];[.X$6]+(([.H69]-[.I69])/([.L69]-[.M69]));&quot;&quot;)))" office:value-type="float" office:value="0" calcext:value-type="float">
            <text:p>0.000</text:p>
          </table:table-cell>
          <table:table-cell table:formula="of:=IF([.H69]=[.L69];&quot;R&quot;;IF([.I69]=[.L69];&quot;G&quot;;IF([.J69]=[.L69];&quot;B&quot;;&quot;&quot;)))" office:value-type="string" office:string-value="R" calcext:value-type="string">
            <text:p>R</text:p>
          </table:table-cell>
          <table:table-cell table:style-name="ce26" table:formula="of:=[.O69]*[.X$3]" office:value-type="float" office:value="0" calcext:value-type="float">
            <text:p>0</text:p>
          </table:table-cell>
          <table:table-cell table:style-name="ce26" table:formula="of:=[.Q69]/5.625" office:value-type="float" office:value="0" calcext:value-type="float">
            <text:p>0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/>
          <table:table-cell table:formula="of:=&quot;4+((H67-I67)/(L67-M67))&quot;" office:value-type="string" office:string-value="4+((H67-I67)/(L67-M67))" calcext:value-type="string">
            <text:p>4+((H67-I67)/(L67-M67))</text:p>
          </table:table-cell>
          <table:table-cell table:number-columns-repeated="4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R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0:.J70])" office:value-type="float" office:value="0.720352" calcext:value-type="float">
            <text:p>0.720</text:p>
          </table:table-cell>
          <table:table-cell table:formula="of:=MIN([.H70:.J70])" office:value-type="float" office:value="0.71373" calcext:value-type="float">
            <text:p>0.714</text:p>
          </table:table-cell>
          <table:table-cell/>
          <table:table-cell table:formula="of:=IF([.H70]=[.L70];MOD(([.I70]-[.J70])/([.L70]-[.M70]);[.X$4]);IF([.I70]=[.L70];[.X$5]+(([.J70]-[.H70])/([.L70]-[.M70]));IF([.J70]=[.L70];[.X$6]+(([.H70]-[.I70])/([.L70]-[.M70]));&quot;&quot;)))" office:value-type="float" office:value="1.29266082754455" calcext:value-type="float">
            <text:p>1.293</text:p>
          </table:table-cell>
          <table:table-cell table:formula="of:=IF([.H70]=[.L70];&quot;R&quot;;IF([.I70]=[.L70];&quot;G&quot;;IF([.J70]=[.L70];&quot;B&quot;;&quot;&quot;)))" office:value-type="string" office:string-value="G" calcext:value-type="string">
            <text:p>G</text:p>
          </table:table-cell>
          <table:table-cell table:style-name="ce26" table:formula="of:=[.O70]*[.X$3]" office:value-type="float" office:value="77.5596496526728" calcext:value-type="float">
            <text:p>78</text:p>
          </table:table-cell>
          <table:table-cell table:style-name="ce26" table:formula="of:=[.Q70]/5.625" office:value-type="float" office:value="13.7883821604752" calcext:value-type="float">
            <text:p>14</text:p>
          </table:table-cell>
          <table:table-cell/>
          <table:table-cell table:style-name="ce28" office:value-type="float" office:value="38.93" calcext:value-type="float">
            <text:p>38.9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1:.J71])" office:value-type="float" office:value="0" calcext:value-type="float">
            <text:p>0.000</text:p>
          </table:table-cell>
          <table:table-cell table:formula="of:=MIN([.H71:.J7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2:.J72])" office:value-type="float" office:value="0.983948" calcext:value-type="float">
            <text:p>0.984</text:p>
          </table:table-cell>
          <table:table-cell table:formula="of:=MIN([.H72:.J72])" office:value-type="float" office:value="0" calcext:value-type="float">
            <text:p>0.000</text:p>
          </table:table-cell>
          <table:table-cell/>
          <table:table-cell table:formula="of:=IF([.H72]=[.L72];MOD(([.I72]-[.J72])/([.L72]-[.M72]);[.X$4]);IF([.I72]=[.L72];[.X$5]+(([.J72]-[.H72])/([.L72]-[.M72]));IF([.J72]=[.L72];[.X$6]+(([.H72]-[.I72])/([.L72]-[.M72]));&quot;&quot;)))" office:value-type="float" office:value="0.99937903222528" calcext:value-type="float">
            <text:p>0.999</text:p>
          </table:table-cell>
          <table:table-cell table:formula="of:=IF([.H72]=[.L72];&quot;R&quot;;IF([.I72]=[.L72];&quot;G&quot;;IF([.J72]=[.L72];&quot;B&quot;;&quot;&quot;)))" office:value-type="string" office:string-value="R" calcext:value-type="string">
            <text:p>R</text:p>
          </table:table-cell>
          <table:table-cell table:style-name="ce26" table:formula="of:=[.O72]*[.X$3]" office:value-type="float" office:value="59.9627419335168" calcext:value-type="float">
            <text:p>60</text:p>
          </table:table-cell>
          <table:table-cell table:style-name="ce26" table:formula="of:=[.Q72]/5.625" office:value-type="float" office:value="10.660043010403" calcext:value-type="float">
            <text:p>11</text:p>
          </table:table-cell>
          <table:table-cell/>
          <table:table-cell table:style-name="ce28" office:value-type="float" office:value="42.01" calcext:value-type="float">
            <text:p>42.0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3:.J73])" office:value-type="float" office:value="0.728149" calcext:value-type="float">
            <text:p>0.728</text:p>
          </table:table-cell>
          <table:table-cell table:formula="of:=MIN([.H73:.J73])" office:value-type="float" office:value="0.460541" calcext:value-type="float">
            <text:p>0.461</text:p>
          </table:table-cell>
          <table:table-cell/>
          <table:table-cell table:formula="of:=IF([.H73]=[.L73];MOD(([.I73]-[.J73])/([.L73]-[.M73]);[.X$4]);IF([.I73]=[.L73];[.X$5]+(([.J73]-[.H73])/([.L73]-[.M73]));IF([.J73]=[.L73];[.X$6]+(([.H73]-[.I73])/([.L73]-[.M73]));&quot;&quot;)))" office:value-type="float" office:value="1.94201219694478" calcext:value-type="float">
            <text:p>1.942</text:p>
          </table:table-cell>
          <table:table-cell table:formula="of:=IF([.H73]=[.L73];&quot;R&quot;;IF([.I73]=[.L73];&quot;G&quot;;IF([.J73]=[.L73];&quot;B&quot;;&quot;&quot;)))" office:value-type="string" office:string-value="G" calcext:value-type="string">
            <text:p>G</text:p>
          </table:table-cell>
          <table:table-cell table:style-name="ce26" table:formula="of:=[.O73]*[.X$3]" office:value-type="float" office:value="116.520731816687" calcext:value-type="float">
            <text:p>117</text:p>
          </table:table-cell>
          <table:table-cell table:style-name="ce26" table:formula="of:=[.Q73]/5.625" office:value-type="float" office:value="20.714796767411" calcext:value-type="float">
            <text:p>21</text:p>
          </table:table-cell>
          <table:table-cell/>
          <table:table-cell table:style-name="ce28" office:value-type="float" office:value="32.11" calcext:value-type="float">
            <text:p>32.1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4:.J74])" office:value-type="float" office:value="0.713348" calcext:value-type="float">
            <text:p>0.713</text:p>
          </table:table-cell>
          <table:table-cell table:formula="of:=MIN([.H74:.J74])" office:value-type="float" office:value="0.676468" calcext:value-type="float">
            <text:p>0.676</text:p>
          </table:table-cell>
          <table:table-cell/>
          <table:table-cell table:formula="of:=IF([.H74]=[.L74];MOD(([.I74]-[.J74])/([.L74]-[.M74]);[.X$4]);IF([.I74]=[.L74];[.X$5]+(([.J74]-[.H74])/([.L74]-[.M74]));IF([.J74]=[.L74];[.X$6]+(([.H74]-[.I74])/([.L74]-[.M74]));&quot;&quot;)))" office:value-type="float" office:value="0.99959327548807" calcext:value-type="float">
            <text:p>1.000</text:p>
          </table:table-cell>
          <table:table-cell table:formula="of:=IF([.H74]=[.L74];&quot;R&quot;;IF([.I74]=[.L74];&quot;G&quot;;IF([.J74]=[.L74];&quot;B&quot;;&quot;&quot;)))" office:value-type="string" office:string-value="R" calcext:value-type="string">
            <text:p>R</text:p>
          </table:table-cell>
          <table:table-cell table:style-name="ce26" table:formula="of:=[.O74]*[.X$3]" office:value-type="float" office:value="59.9755965292842" calcext:value-type="float">
            <text:p>60</text:p>
          </table:table-cell>
          <table:table-cell table:style-name="ce26" table:formula="of:=[.Q74]/5.625" office:value-type="float" office:value="10.6623282718727" calcext:value-type="float">
            <text:p>11</text:p>
          </table:table-cell>
          <table:table-cell/>
          <table:table-cell table:style-name="ce28" office:value-type="float" office:value="42" calcext:value-type="float">
            <text:p>4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Y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75:.J75])" office:value-type="float" office:value="0.721893" calcext:value-type="float">
            <text:p>0.722</text:p>
          </table:table-cell>
          <table:table-cell table:formula="of:=MIN([.H75:.J75])" office:value-type="float" office:value="0.71373" calcext:value-type="float">
            <text:p>0.714</text:p>
          </table:table-cell>
          <table:table-cell/>
          <table:table-cell table:formula="of:=IF([.H75]=[.L75];MOD(([.I75]-[.J75])/([.L75]-[.M75]);[.X$4]);IF([.I75]=[.L75];[.X$5]+(([.J75]-[.H75])/([.L75]-[.M75]));IF([.J75]=[.L75];[.X$6]+(([.H75]-[.I75])/([.L75]-[.M75]));&quot;&quot;)))" office:value-type="float" office:value="1.42619135121891" calcext:value-type="float">
            <text:p>1.426</text:p>
          </table:table-cell>
          <table:table-cell table:formula="of:=IF([.H75]=[.L75];&quot;R&quot;;IF([.I75]=[.L75];&quot;G&quot;;IF([.J75]=[.L75];&quot;B&quot;;&quot;&quot;)))" office:value-type="string" office:string-value="G" calcext:value-type="string">
            <text:p>G</text:p>
          </table:table-cell>
          <table:table-cell table:style-name="ce26" table:formula="of:=[.O75]*[.X$3]" office:value-type="float" office:value="85.5714810731349" calcext:value-type="float">
            <text:p>86</text:p>
          </table:table-cell>
          <table:table-cell table:style-name="ce26" table:formula="of:=[.Q75]/5.625" office:value-type="float" office:value="15.2127077463351" calcext:value-type="float">
            <text:p>15</text:p>
          </table:table-cell>
          <table:table-cell/>
          <table:table-cell table:style-name="ce28" office:value-type="float" office:value="37.53" calcext:value-type="float">
            <text:p>37.53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76:.J76])" office:value-type="float" office:value="0" calcext:value-type="float">
            <text:p>0.000</text:p>
          </table:table-cell>
          <table:table-cell table:formula="of:=MIN([.H76:.J7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formula="of:=MAX([.H77:.J77])" office:value-type="float" office:value="0.983337" calcext:value-type="float">
            <text:p>0.983</text:p>
          </table:table-cell>
          <table:table-cell table:formula="of:=MIN([.H77:.J77])" office:value-type="float" office:value="0" calcext:value-type="float">
            <text:p>0.000</text:p>
          </table:table-cell>
          <table:table-cell/>
          <table:table-cell table:formula="of:=IF([.H77]=[.L77];MOD(([.I77]-[.J77])/([.L77]-[.M77]);[.X$4]);IF([.I77]=[.L77];[.X$5]+(([.J77]-[.H77])/([.L77]-[.M77]));IF([.J77]=[.L77];[.X$6]+(([.H77]-[.I77])/([.L77]-[.M77]));&quot;&quot;)))" office:value-type="float" office:value="2" calcext:value-type="float">
            <text:p>2.000</text:p>
          </table:table-cell>
          <table:table-cell table:formula="of:=IF([.H77]=[.L77];&quot;R&quot;;IF([.I77]=[.L77];&quot;G&quot;;IF([.J77]=[.L77];&quot;B&quot;;&quot;&quot;)))" office:value-type="string" office:string-value="G" calcext:value-type="string">
            <text:p>G</text:p>
          </table:table-cell>
          <table:table-cell table:style-name="ce26" table:formula="of:=[.O77]*[.X$3]" office:value-type="float" office:value="120" calcext:value-type="float">
            <text:p>120</text:p>
          </table:table-cell>
          <table:table-cell table:style-name="ce26" table:formula="of:=[.Q77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60541" calcext:value-type="float">
            <text:p>0.460541</text:p>
          </table:table-cell>
          <table:table-cell/>
          <table:table-cell table:formula="of:=MAX([.H78:.J78])" office:value-type="float" office:value="0.728149" calcext:value-type="float">
            <text:p>0.728</text:p>
          </table:table-cell>
          <table:table-cell table:formula="of:=MIN([.H78:.J78])" office:value-type="float" office:value="0.437195" calcext:value-type="float">
            <text:p>0.437</text:p>
          </table:table-cell>
          <table:table-cell/>
          <table:table-cell table:formula="of:=IF([.H78]=[.L78];MOD(([.I78]-[.J78])/([.L78]-[.M78]);[.X$4]);IF([.I78]=[.L78];[.X$5]+(([.J78]-[.H78])/([.L78]-[.M78]));IF([.J78]=[.L78];[.X$6]+(([.H78]-[.I78])/([.L78]-[.M78]));&quot;&quot;)))" office:value-type="float" office:value="2.08023948802904" calcext:value-type="float">
            <text:p>2.080</text:p>
          </table:table-cell>
          <table:table-cell table:formula="of:=IF([.H78]=[.L78];&quot;R&quot;;IF([.I78]=[.L78];&quot;G&quot;;IF([.J78]=[.L78];&quot;B&quot;;&quot;&quot;)))" office:value-type="string" office:string-value="G" calcext:value-type="string">
            <text:p>G</text:p>
          </table:table-cell>
          <table:table-cell table:style-name="ce26" table:formula="of:=[.O78]*[.X$3]" office:value-type="float" office:value="124.814369281742" calcext:value-type="float">
            <text:p>125</text:p>
          </table:table-cell>
          <table:table-cell table:style-name="ce26" table:formula="of:=[.Q78]/5.625" office:value-type="float" office:value="22.189221205643" calcext:value-type="float">
            <text:p>22</text:p>
          </table:table-cell>
          <table:table-cell/>
          <table:table-cell table:style-name="ce28" office:value-type="float" office:value="9.66" calcext:value-type="float">
            <text:p>9.66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 table:style-name="Default" office:value-type="float" office:value="0.676468" calcext:value-type="float">
            <text:p>0.676468</text:p>
          </table:table-cell>
          <table:table-cell/>
          <table:table-cell table:formula="of:=MAX([.H79:.J79])" office:value-type="float" office:value="0.713333" calcext:value-type="float">
            <text:p>0.713</text:p>
          </table:table-cell>
          <table:table-cell table:formula="of:=MIN([.H79:.J79])" office:value-type="float" office:value="0.676468" calcext:value-type="float">
            <text:p>0.676</text:p>
          </table:table-cell>
          <table:table-cell/>
          <table:table-cell table:formula="of:=IF([.H79]=[.L79];MOD(([.I79]-[.J79])/([.L79]-[.M79]);[.X$4]);IF([.I79]=[.L79];[.X$5]+(([.J79]-[.H79])/([.L79]-[.M79]));IF([.J79]=[.L79];[.X$6]+(([.H79]-[.I79])/([.L79]-[.M79]));&quot;&quot;)))" office:value-type="float" office:value="2" calcext:value-type="float">
            <text:p>2.000</text:p>
          </table:table-cell>
          <table:table-cell table:formula="of:=IF([.H79]=[.L79];&quot;R&quot;;IF([.I79]=[.L79];&quot;G&quot;;IF([.J79]=[.L79];&quot;B&quot;;&quot;&quot;)))" office:value-type="string" office:string-value="G" calcext:value-type="string">
            <text:p>G</text:p>
          </table:table-cell>
          <table:table-cell table:style-name="ce26" table:formula="of:=[.O79]*[.X$3]" office:value-type="float" office:value="120" calcext:value-type="float">
            <text:p>120</text:p>
          </table:table-cell>
          <table:table-cell table:style-name="ce26" table:formula="of:=[.Q79]/5.625" office:value-type="float" office:value="21.3333333333333" calcext:value-type="float">
            <text:p>21</text:p>
          </table:table-cell>
          <table:table-cell/>
          <table:table-cell table:style-name="ce28" office:value-type="float" office:value="10.5" calcext:value-type="float">
            <text:p>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G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373" calcext:value-type="float">
            <text:p>0.71373</text:p>
          </table:table-cell>
          <table:table-cell/>
          <table:table-cell table:formula="of:=MAX([.H80:.J80])" office:value-type="float" office:value="0.721893" calcext:value-type="float">
            <text:p>0.722</text:p>
          </table:table-cell>
          <table:table-cell table:formula="of:=MIN([.H80:.J80])" office:value-type="float" office:value="0.71373" calcext:value-type="float">
            <text:p>0.714</text:p>
          </table:table-cell>
          <table:table-cell/>
          <table:table-cell table:formula="of:=IF([.H80]=[.L80];MOD(([.I80]-[.J80])/([.L80]-[.M80]);[.X$4]);IF([.I80]=[.L80];[.X$5]+(([.J80]-[.H80])/([.L80]-[.M80]));IF([.J80]=[.L80];[.X$6]+(([.H80]-[.I80])/([.L80]-[.M80]));&quot;&quot;)))" office:value-type="float" office:value="1.62060516966801" calcext:value-type="float">
            <text:p>1.621</text:p>
          </table:table-cell>
          <table:table-cell table:formula="of:=IF([.H80]=[.L80];&quot;R&quot;;IF([.I80]=[.L80];&quot;G&quot;;IF([.J80]=[.L80];&quot;B&quot;;&quot;&quot;)))" office:value-type="string" office:string-value="G" calcext:value-type="string">
            <text:p>G</text:p>
          </table:table-cell>
          <table:table-cell table:style-name="ce26" table:formula="of:=[.O80]*[.X$3]" office:value-type="float" office:value="97.2363101800808" calcext:value-type="float">
            <text:p>97</text:p>
          </table:table-cell>
          <table:table-cell table:style-name="ce26" table:formula="of:=[.Q80]/5.625" office:value-type="float" office:value="17.2864551431255" calcext:value-type="float">
            <text:p>17</text:p>
          </table:table-cell>
          <table:table-cell/>
          <table:table-cell table:style-name="ce28" office:value-type="float" office:value="35.48" calcext:value-type="float">
            <text:p>35.4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1:.J81])" office:value-type="float" office:value="0" calcext:value-type="float">
            <text:p>0.000</text:p>
          </table:table-cell>
          <table:table-cell table:formula="of:=MIN([.H81:.J8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337" calcext:value-type="float">
            <text:p>0.983337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2:.J82])" office:value-type="float" office:value="0.983337" calcext:value-type="float">
            <text:p>0.983</text:p>
          </table:table-cell>
          <table:table-cell table:formula="of:=MIN([.H82:.J82])" office:value-type="float" office:value="0" calcext:value-type="float">
            <text:p>0.000</text:p>
          </table:table-cell>
          <table:table-cell/>
          <table:table-cell table:formula="of:=IF([.H82]=[.L82];MOD(([.I82]-[.J82])/([.L82]-[.M82]);[.X$4]);IF([.I82]=[.L82];[.X$5]+(([.J82]-[.H82])/([.L82]-[.M82]));IF([.J82]=[.L82];[.X$6]+(([.H82]-[.I82])/([.L82]-[.M82]));&quot;&quot;)))" office:value-type="float" office:value="2.99975186533203" calcext:value-type="float">
            <text:p>3.000</text:p>
          </table:table-cell>
          <table:table-cell table:formula="of:=IF([.H82]=[.L82];&quot;R&quot;;IF([.I82]=[.L82];&quot;G&quot;;IF([.J82]=[.L82];&quot;B&quot;;&quot;&quot;)))" office:value-type="string" office:string-value="G" calcext:value-type="string">
            <text:p>G</text:p>
          </table:table-cell>
          <table:table-cell table:style-name="ce26" table:formula="of:=[.O82]*[.X$3]" office:value-type="float" office:value="179.985111919922" calcext:value-type="float">
            <text:p>180</text:p>
          </table:table-cell>
          <table:table-cell table:style-name="ce26" table:formula="of:=[.Q82]/5.625" office:value-type="float" office:value="31.9973532302083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728149" calcext:value-type="float">
            <text:p>0.728149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3:.J83])" office:value-type="float" office:value="0.728149" calcext:value-type="float">
            <text:p>0.728</text:p>
          </table:table-cell>
          <table:table-cell table:formula="of:=MIN([.H83:.J83])" office:value-type="float" office:value="0.437195" calcext:value-type="float">
            <text:p>0.437</text:p>
          </table:table-cell>
          <table:table-cell/>
          <table:table-cell table:formula="of:=IF([.H83]=[.L83];MOD(([.I83]-[.J83])/([.L83]-[.M83]);[.X$4]);IF([.I83]=[.L83];[.X$5]+(([.J83]-[.H83])/([.L83]-[.M83]));IF([.J83]=[.L83];[.X$6]+(([.H83]-[.I83])/([.L83]-[.M83]));&quot;&quot;)))" office:value-type="float" office:value="2.21145266949415" calcext:value-type="float">
            <text:p>2.211</text:p>
          </table:table-cell>
          <table:table-cell table:formula="of:=IF([.H83]=[.L83];&quot;R&quot;;IF([.I83]=[.L83];&quot;G&quot;;IF([.J83]=[.L83];&quot;B&quot;;&quot;&quot;)))" office:value-type="string" office:string-value="G" calcext:value-type="string">
            <text:p>G</text:p>
          </table:table-cell>
          <table:table-cell table:style-name="ce26" table:formula="of:=[.O83]*[.X$3]" office:value-type="float" office:value="132.687160169649" calcext:value-type="float">
            <text:p>133</text:p>
          </table:table-cell>
          <table:table-cell table:style-name="ce26" table:formula="of:=[.Q83]/5.625" office:value-type="float" office:value="23.5888284746042" calcext:value-type="float">
            <text:p>24</text:p>
          </table:table-cell>
          <table:table-cell/>
          <table:table-cell table:style-name="ce28" office:value-type="float" office:value="8.28" calcext:value-type="float">
            <text:p>8.2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676468" calcext:value-type="float">
            <text:p>0.676468</text:p>
          </table:table-cell>
          <table:table-cell table:number-columns-repeated="2" table:style-name="Default" office:value-type="float" office:value="0.713333" calcext:value-type="float">
            <text:p>0.713333</text:p>
          </table:table-cell>
          <table:table-cell/>
          <table:table-cell table:formula="of:=MAX([.H84:.J84])" office:value-type="float" office:value="0.713333" calcext:value-type="float">
            <text:p>0.713</text:p>
          </table:table-cell>
          <table:table-cell table:formula="of:=MIN([.H84:.J84])" office:value-type="float" office:value="0.676468" calcext:value-type="float">
            <text:p>0.676</text:p>
          </table:table-cell>
          <table:table-cell/>
          <table:table-cell table:formula="of:=IF([.H84]=[.L84];MOD(([.I84]-[.J84])/([.L84]-[.M84]);[.X$4]);IF([.I84]=[.L84];[.X$5]+(([.J84]-[.H84])/([.L84]-[.M84]));IF([.J84]=[.L84];[.X$6]+(([.H84]-[.I84])/([.L84]-[.M84]));&quot;&quot;)))" office:value-type="float" office:value="3" calcext:value-type="float">
            <text:p>3.000</text:p>
          </table:table-cell>
          <table:table-cell table:formula="of:=IF([.H84]=[.L84];&quot;R&quot;;IF([.I84]=[.L84];&quot;G&quot;;IF([.J84]=[.L84];&quot;B&quot;;&quot;&quot;)))" office:value-type="string" office:string-value="G" calcext:value-type="string">
            <text:p>G</text:p>
          </table:table-cell>
          <table:table-cell table:style-name="ce26" table:formula="of:=[.O84]*[.X$3]" office:value-type="float" office:value="180" calcext:value-type="float">
            <text:p>180</text:p>
          </table:table-cell>
          <table:table-cell table:style-name="ce26" table:formula="of:=[.Q84]/5.625" office:value-type="float" office:value="32" calcext:value-type="float">
            <text:p>32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C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1893" calcext:value-type="float">
            <text:p>0.721893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85:.J85])" office:value-type="float" office:value="0.721893" calcext:value-type="float">
            <text:p>0.722</text:p>
          </table:table-cell>
          <table:table-cell table:formula="of:=MIN([.H85:.J85])" office:value-type="float" office:value="0.715271" calcext:value-type="float">
            <text:p>0.715</text:p>
          </table:table-cell>
          <table:table-cell/>
          <table:table-cell table:formula="of:=IF([.H85]=[.L85];MOD(([.I85]-[.J85])/([.L85]-[.M85]);[.X$4]);IF([.I85]=[.L85];[.X$5]+(([.J85]-[.H85])/([.L85]-[.M85]));IF([.J85]=[.L85];[.X$6]+(([.H85]-[.I85])/([.L85]-[.M85]));&quot;&quot;)))" office:value-type="float" office:value="1.76502567200242" calcext:value-type="float">
            <text:p>1.765</text:p>
          </table:table-cell>
          <table:table-cell table:formula="of:=IF([.H85]=[.L85];&quot;R&quot;;IF([.I85]=[.L85];&quot;G&quot;;IF([.J85]=[.L85];&quot;B&quot;;&quot;&quot;)))" office:value-type="string" office:string-value="G" calcext:value-type="string">
            <text:p>G</text:p>
          </table:table-cell>
          <table:table-cell table:style-name="ce26" table:formula="of:=[.O85]*[.X$3]" office:value-type="float" office:value="105.901540320145" calcext:value-type="float">
            <text:p>106</text:p>
          </table:table-cell>
          <table:table-cell table:style-name="ce26" table:formula="of:=[.Q85]/5.625" office:value-type="float" office:value="18.8269405013591" calcext:value-type="float">
            <text:p>19</text:p>
          </table:table-cell>
          <table:table-cell/>
          <table:table-cell table:style-name="ce28" office:value-type="float" office:value="33.97" calcext:value-type="float">
            <text:p>33.97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86:.J86])" office:value-type="float" office:value="0" calcext:value-type="float">
            <text:p>0.000</text:p>
          </table:table-cell>
          <table:table-cell table:formula="of:=MIN([.H86:.J86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87:.J87])" office:value-type="float" office:value="0.983093" calcext:value-type="float">
            <text:p>0.983</text:p>
          </table:table-cell>
          <table:table-cell table:formula="of:=MIN([.H87:.J87])" office:value-type="float" office:value="0" calcext:value-type="float">
            <text:p>0.000</text:p>
          </table:table-cell>
          <table:table-cell/>
          <table:table-cell table:formula="of:=IF([.H87]=[.L87];MOD(([.I87]-[.J87])/([.L87]-[.M87]);[.X$4]);IF([.I87]=[.L87];[.X$5]+(([.J87]-[.H87])/([.L87]-[.M87]));IF([.J87]=[.L87];[.X$6]+(([.H87]-[.I87])/([.L87]-[.M87]));&quot;&quot;)))" office:value-type="float" office:value="4" calcext:value-type="float">
            <text:p>4.000</text:p>
          </table:table-cell>
          <table:table-cell table:formula="of:=IF([.H87]=[.L87];&quot;R&quot;;IF([.I87]=[.L87];&quot;G&quot;;IF([.J87]=[.L87];&quot;B&quot;;&quot;&quot;)))" office:value-type="string" office:string-value="B" calcext:value-type="string">
            <text:p>B</text:p>
          </table:table-cell>
          <table:table-cell table:style-name="ce26" table:formula="of:=[.O87]*[.X$3]" office:value-type="float" office:value="240" calcext:value-type="float">
            <text:p>240</text:p>
          </table:table-cell>
          <table:table-cell table:style-name="ce26" table:formula="of:=[.Q87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437195" calcext:value-type="float">
            <text:p>0.437195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88:.J88])" office:value-type="float" office:value="0.689362" calcext:value-type="float">
            <text:p>0.689</text:p>
          </table:table-cell>
          <table:table-cell table:formula="of:=MIN([.H88:.J88])" office:value-type="float" office:value="0.437195" calcext:value-type="float">
            <text:p>0.437</text:p>
          </table:table-cell>
          <table:table-cell/>
          <table:table-cell table:formula="of:=IF([.H88]=[.L88];MOD(([.I88]-[.J88])/([.L88]-[.M88]);[.X$4]);IF([.I88]=[.L88];[.X$5]+(([.J88]-[.H88])/([.L88]-[.M88]));IF([.J88]=[.L88];[.X$6]+(([.H88]-[.I88])/([.L88]-[.M88]));&quot;&quot;)))" office:value-type="float" office:value="2.24397720558202" calcext:value-type="float">
            <text:p>2.244</text:p>
          </table:table-cell>
          <table:table-cell table:formula="of:=IF([.H88]=[.L88];&quot;R&quot;;IF([.I88]=[.L88];&quot;G&quot;;IF([.J88]=[.L88];&quot;B&quot;;&quot;&quot;)))" office:value-type="string" office:string-value="G" calcext:value-type="string">
            <text:p>G</text:p>
          </table:table-cell>
          <table:table-cell table:style-name="ce26" table:formula="of:=[.O88]*[.X$3]" office:value-type="float" office:value="134.638632334921" calcext:value-type="float">
            <text:p>135</text:p>
          </table:table-cell>
          <table:table-cell table:style-name="ce26" table:formula="of:=[.Q88]/5.625" office:value-type="float" office:value="23.9357568595415" calcext:value-type="float">
            <text:p>24</text:p>
          </table:table-cell>
          <table:table-cell/>
          <table:table-cell table:style-name="ce28" office:value-type="float" office:value="7.94" calcext:value-type="float">
            <text:p>7.94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number-columns-repeated="2"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89:.J89])" office:value-type="float" office:value="0.713333" calcext:value-type="float">
            <text:p>0.713</text:p>
          </table:table-cell>
          <table:table-cell table:formula="of:=MIN([.H89:.J89])" office:value-type="float" office:value="0.676468" calcext:value-type="float">
            <text:p>0.676</text:p>
          </table:table-cell>
          <table:table-cell/>
          <table:table-cell table:formula="of:=IF([.H89]=[.L89];MOD(([.I89]-[.J89])/([.L89]-[.M89]);[.X$4]);IF([.I89]=[.L89];[.X$5]+(([.J89]-[.H89])/([.L89]-[.M89]));IF([.J89]=[.L89];[.X$6]+(([.H89]-[.I89])/([.L89]-[.M89]));&quot;&quot;)))" office:value-type="float" office:value="4" calcext:value-type="float">
            <text:p>4.000</text:p>
          </table:table-cell>
          <table:table-cell table:formula="of:=IF([.H89]=[.L89];&quot;R&quot;;IF([.I89]=[.L89];&quot;G&quot;;IF([.J89]=[.L89];&quot;B&quot;;&quot;&quot;)))" office:value-type="string" office:string-value="B" calcext:value-type="string">
            <text:p>B</text:p>
          </table:table-cell>
          <table:table-cell table:style-name="ce26" table:formula="of:=[.O89]*[.X$3]" office:value-type="float" office:value="240" calcext:value-type="float">
            <text:p>240</text:p>
          </table:table-cell>
          <table:table-cell table:style-name="ce26" table:formula="of:=[.Q89]/5.625" office:value-type="float" office:value="42.6666666666667" calcext:value-type="float">
            <text:p>43</text:p>
          </table:table-cell>
          <table:table-cell/>
          <table:table-cell table:style-name="ce28" office:value-type="float" office:value="-10.5" calcext:value-type="float">
            <text:p>-10.5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B.png.rgb</text:p>
          </table:table-cell>
          <table:table-cell table:number-columns-repeated="6"/>
          <table:table-cell table:style-name="Default" office:value-type="float" office:value="0.716827" calcext:value-type="float">
            <text:p>0.716827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0:.J90])" office:value-type="float" office:value="0.720352" calcext:value-type="float">
            <text:p>0.720</text:p>
          </table:table-cell>
          <table:table-cell table:formula="of:=MIN([.H90:.J90])" office:value-type="float" office:value="0.715271" calcext:value-type="float">
            <text:p>0.715</text:p>
          </table:table-cell>
          <table:table-cell/>
          <table:table-cell table:formula="of:=IF([.H90]=[.L90];MOD(([.I90]-[.J90])/([.L90]-[.M90]);[.X$4]);IF([.I90]=[.L90];[.X$5]+(([.J90]-[.H90])/([.L90]-[.M90]));IF([.J90]=[.L90];[.X$6]+(([.H90]-[.I90])/([.L90]-[.M90]));&quot;&quot;)))" office:value-type="float" office:value="1.69376107065538" calcext:value-type="float">
            <text:p>1.694</text:p>
          </table:table-cell>
          <table:table-cell table:formula="of:=IF([.H90]=[.L90];&quot;R&quot;;IF([.I90]=[.L90];&quot;G&quot;;IF([.J90]=[.L90];&quot;B&quot;;&quot;&quot;)))" office:value-type="string" office:string-value="G" calcext:value-type="string">
            <text:p>G</text:p>
          </table:table-cell>
          <table:table-cell table:style-name="ce26" table:formula="of:=[.O90]*[.X$3]" office:value-type="float" office:value="101.625664239323" calcext:value-type="float">
            <text:p>102</text:p>
          </table:table-cell>
          <table:table-cell table:style-name="ce26" table:formula="of:=[.Q90]/5.625" office:value-type="float" office:value="18.0667847536574" calcext:value-type="float">
            <text:p>18</text:p>
          </table:table-cell>
          <table:table-cell/>
          <table:table-cell table:style-name="ce28" office:value-type="float" office:value="34.72" calcext:value-type="float">
            <text:p>34.72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7"/>
          <table:table-cell table:style-name="Default" table:number-columns-repeated="3"/>
          <table:table-cell/>
          <table:table-cell table:formula="of:=MAX([.H91:.J91])" office:value-type="float" office:value="0" calcext:value-type="float">
            <text:p>0.000</text:p>
          </table:table-cell>
          <table:table-cell table:formula="of:=MIN([.H91:.J91])" office:value-type="float" office:value="0" calcext:value-type="float">
            <text:p>0.000</text:p>
          </table:table-cell>
          <table:table-cell table:number-columns-repeated="3"/>
          <table:table-cell table:style-name="ce26" table:number-columns-repeated="2"/>
          <table:table-cell/>
          <table:table-cell table:style-name="ce28"/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983948" calcext:value-type="float">
            <text:p>0.9839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83093" calcext:value-type="float">
            <text:p>0.983093</text:p>
          </table:table-cell>
          <table:table-cell/>
          <table:table-cell table:formula="of:=MAX([.H92:.J92])" office:value-type="float" office:value="0.983948" calcext:value-type="float">
            <text:p>0.984</text:p>
          </table:table-cell>
          <table:table-cell table:formula="of:=MIN([.H92:.J92])" office:value-type="float" office:value="0" calcext:value-type="float">
            <text:p>0.000</text:p>
          </table:table-cell>
          <table:table-cell/>
          <table:table-cell table:formula="of:=IF([.H92]=[.L92];MOD(([.I92]-[.J92])/([.L92]-[.M92]);[.X$4]);IF([.I92]=[.L92];[.X$5]+(([.J92]-[.H92])/([.L92]-[.M92]));IF([.J92]=[.L92];[.X$6]+(([.H92]-[.I92])/([.L92]-[.M92]));&quot;&quot;)))" office:value-type="float" office:value="5.00086894835906" calcext:value-type="float">
            <text:p>5.001</text:p>
          </table:table-cell>
          <table:table-cell table:formula="of:=IF([.H92]=[.L92];&quot;R&quot;;IF([.I92]=[.L92];&quot;G&quot;;IF([.J92]=[.L92];&quot;B&quot;;&quot;&quot;)))" office:value-type="string" office:string-value="R" calcext:value-type="string">
            <text:p>R</text:p>
          </table:table-cell>
          <table:table-cell table:style-name="ce26" table:formula="of:=[.O92]*[.X$3]" office:value-type="float" office:value="300.052136901544" calcext:value-type="float">
            <text:p>300</text:p>
          </table:table-cell>
          <table:table-cell table:style-name="ce26" table:formula="of:=[.Q92]/5.625" office:value-type="float" office:value="53.34260211583" calcext:value-type="float">
            <text:p>53</text:p>
          </table:table-cell>
          <table:table-cell/>
          <table:table-cell table:style-name="ce28" office:value-type="float" office:value="20.99" calcext:value-type="float">
            <text:p>20.99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476059" calcext:value-type="float">
            <text:p>0.476059</text:p>
          </table:table-cell>
          <table:table-cell table:style-name="Default" office:value-type="float" office:value="0.689362" calcext:value-type="float">
            <text:p>0.689362</text:p>
          </table:table-cell>
          <table:table-cell table:style-name="Default" office:value-type="float" office:value="0.498718" calcext:value-type="float">
            <text:p>0.498718</text:p>
          </table:table-cell>
          <table:table-cell/>
          <table:table-cell table:formula="of:=MAX([.H93:.J93])" office:value-type="float" office:value="0.689362" calcext:value-type="float">
            <text:p>0.689</text:p>
          </table:table-cell>
          <table:table-cell table:formula="of:=MIN([.H93:.J93])" office:value-type="float" office:value="0.476059" calcext:value-type="float">
            <text:p>0.476</text:p>
          </table:table-cell>
          <table:table-cell/>
          <table:table-cell table:formula="of:=IF([.H93]=[.L93];MOD(([.I93]-[.J93])/([.L93]-[.M93]);[.X$4]);IF([.I93]=[.L93];[.X$5]+(([.J93]-[.H93])/([.L93]-[.M93]));IF([.J93]=[.L93];[.X$6]+(([.H93]-[.I93])/([.L93]-[.M93]));&quot;&quot;)))" office:value-type="float" office:value="2.10622916695968" calcext:value-type="float">
            <text:p>2.106</text:p>
          </table:table-cell>
          <table:table-cell table:formula="of:=IF([.H93]=[.L93];&quot;R&quot;;IF([.I93]=[.L93];&quot;G&quot;;IF([.J93]=[.L93];&quot;B&quot;;&quot;&quot;)))" office:value-type="string" office:string-value="G" calcext:value-type="string">
            <text:p>G</text:p>
          </table:table-cell>
          <table:table-cell table:style-name="ce26" table:formula="of:=[.O93]*[.X$3]" office:value-type="float" office:value="126.373750017581" calcext:value-type="float">
            <text:p>126</text:p>
          </table:table-cell>
          <table:table-cell table:style-name="ce26" table:formula="of:=[.Q93]/5.625" office:value-type="float" office:value="22.4664444475699" calcext:value-type="float">
            <text:p>22</text:p>
          </table:table-cell>
          <table:table-cell/>
          <table:table-cell table:style-name="ce28" office:value-type="float" office:value="9.38" calcext:value-type="float">
            <text:p>9.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3348" calcext:value-type="float">
            <text:p>0.713348</text:p>
          </table:table-cell>
          <table:table-cell table:style-name="Default" office:value-type="float" office:value="0.676468" calcext:value-type="float">
            <text:p>0.676468</text:p>
          </table:table-cell>
          <table:table-cell table:style-name="Default" office:value-type="float" office:value="0.713333" calcext:value-type="float">
            <text:p>0.713333</text:p>
          </table:table-cell>
          <table:table-cell/>
          <table:table-cell table:formula="of:=MAX([.H94:.J94])" office:value-type="float" office:value="0.713348" calcext:value-type="float">
            <text:p>0.713</text:p>
          </table:table-cell>
          <table:table-cell table:formula="of:=MIN([.H94:.J94])" office:value-type="float" office:value="0.676468" calcext:value-type="float">
            <text:p>0.676</text:p>
          </table:table-cell>
          <table:table-cell/>
          <table:table-cell table:formula="of:=IF([.H94]=[.L94];MOD(([.I94]-[.J94])/([.L94]-[.M94]);[.X$4]);IF([.I94]=[.L94];[.X$5]+(([.J94]-[.H94])/([.L94]-[.M94]));IF([.J94]=[.L94];[.X$6]+(([.H94]-[.I94])/([.L94]-[.M94]));&quot;&quot;)))" office:value-type="float" office:value="5.00040672451193" calcext:value-type="float">
            <text:p>5.000</text:p>
          </table:table-cell>
          <table:table-cell table:formula="of:=IF([.H94]=[.L94];&quot;R&quot;;IF([.I94]=[.L94];&quot;G&quot;;IF([.J94]=[.L94];&quot;B&quot;;&quot;&quot;)))" office:value-type="string" office:string-value="R" calcext:value-type="string">
            <text:p>R</text:p>
          </table:table-cell>
          <table:table-cell table:style-name="ce26" table:formula="of:=[.O94]*[.X$3]" office:value-type="float" office:value="300.024403470716" calcext:value-type="float">
            <text:p>300</text:p>
          </table:table-cell>
          <table:table-cell table:style-name="ce26" table:formula="of:=[.Q94]/5.625" office:value-type="float" office:value="53.3376717281273" calcext:value-type="float">
            <text:p>53</text:p>
          </table:table-cell>
          <table:table-cell/>
          <table:table-cell table:style-name="ce28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office:value-type="string" calcext:value-type="string">
            <text:p>TestPat-M.png.rgb</text:p>
          </table:table-cell>
          <table:table-cell table:number-columns-repeated="6"/>
          <table:table-cell table:style-name="Default" office:value-type="float" office:value="0.718414" calcext:value-type="float">
            <text:p>0.718414</text:p>
          </table:table-cell>
          <table:table-cell table:style-name="Default" office:value-type="float" office:value="0.720352" calcext:value-type="float">
            <text:p>0.720352</text:p>
          </table:table-cell>
          <table:table-cell table:style-name="Default" office:value-type="float" office:value="0.715271" calcext:value-type="float">
            <text:p>0.715271</text:p>
          </table:table-cell>
          <table:table-cell/>
          <table:table-cell table:formula="of:=MAX([.H95:.J95])" office:value-type="float" office:value="0.720352" calcext:value-type="float">
            <text:p>0.720</text:p>
          </table:table-cell>
          <table:table-cell table:formula="of:=MIN([.H95:.J95])" office:value-type="float" office:value="0.715271" calcext:value-type="float">
            <text:p>0.715</text:p>
          </table:table-cell>
          <table:table-cell/>
          <table:table-cell table:formula="of:=IF([.H95]=[.L95];MOD(([.I95]-[.J95])/([.L95]-[.M95]);[.X$4]);IF([.I95]=[.L95];[.X$5]+(([.J95]-[.H95])/([.L95]-[.M95]));IF([.J95]=[.L95];[.X$6]+(([.H95]-[.I95])/([.L95]-[.M95]));&quot;&quot;)))" office:value-type="float" office:value="1.38142098012202" calcext:value-type="float">
            <text:p>1.381</text:p>
          </table:table-cell>
          <table:table-cell table:formula="of:=IF([.H95]=[.L95];&quot;R&quot;;IF([.I95]=[.L95];&quot;G&quot;;IF([.J95]=[.L95];&quot;B&quot;;&quot;&quot;)))" office:value-type="string" office:string-value="G" calcext:value-type="string">
            <text:p>G</text:p>
          </table:table-cell>
          <table:table-cell table:style-name="ce26" table:formula="of:=[.O95]*[.X$3]" office:value-type="float" office:value="82.8852588073213" calcext:value-type="float">
            <text:p>83</text:p>
          </table:table-cell>
          <table:table-cell table:style-name="ce26" table:formula="of:=[.Q95]/5.625" office:value-type="float" office:value="14.7351571213016" calcext:value-type="float">
            <text:p>15</text:p>
          </table:table-cell>
          <table:table-cell/>
          <table:table-cell table:style-name="ce28" office:value-type="float" office:value="38" calcext:value-type="float">
            <text:p>38</text:p>
          </table:table-cell>
          <table:table-cell table:number-columns-repeated="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11"/>
          <table:table-cell table:formula="of:=MOD(-1;6)" office:value-type="float" office:value="5" calcext:value-type="float">
            <text:p>5.000</text:p>
          </table:table-cell>
          <table:table-cell table:number-columns-repeated="2"/>
          <table:table-cell table:formula="of:=MOD(-0.98/0.98;6)" office:value-type="float" office:value="5" calcext:value-type="float">
            <text:p>5.000</text:p>
          </table:table-cell>
          <table:table-cell table:number-columns-repeated="11"/>
          <table:table-cell table:style-name="Default" table:number-columns-repeated="16358"/>
        </table:table-row>
        <table:table-row table:style-name="ro1">
          <table:table-cell table:number-columns-repeated="14"/>
          <table:table-cell table:formula="of:=-0.98/0.98" office:value-type="float" office:value="-1" calcext:value-type="float">
            <text:p>-1.000</text:p>
          </table:table-cell>
          <table:table-cell table:number-columns-repeated="11"/>
          <table:table-cell table:style-name="Default" table:number-columns-repeated="16358"/>
        </table:table-row>
        <table:table-row table:style-name="ro1" table:number-rows-repeated="1048477">
          <table:table-cell table:number-columns-repeated="26"/>
          <table:table-cell table:style-name="Default" table:number-columns-repeated="16358"/>
        </table:table-row>
        <table:table-row table:style-name="ro1">
          <table:table-cell table:number-columns-repeated="26"/>
          <table:table-cell table:style-name="Default" table:number-columns-repeated="16358"/>
        </table:table-row>
        <calcext:conditional-formats>
          <calcext:conditional-format calcext:target-range-address="Sheet1_2.Q66:Sheet1_2.R1048576 Sheet1_2.Q1:Sheet1_2.R64">
            <calcext:condition calcext:apply-style-name="Error" calcext:value="&gt;359" calcext:base-cell-address="Sheet1_2.Q1"/>
          </calcext:conditional-format>
          <calcext:conditional-format calcext:target-range-address="Sheet1_2.Q65:Sheet1_2.R95">
            <calcext:condition calcext:apply-style-name="Error" calcext:value="&gt;359" calcext:base-cell-address="Sheet1_2.Q65"/>
          </calcext:conditional-format>
        </calcext:conditional-formats>
      </table:table>
      <table:table table:name="Mag-meh" table:style-name="ta1">
        <table:shapes>
          <draw:frame draw:z-index="0" draw:style-name="gr1" draw:text-style-name="P1" svg:width="23.055cm" svg:height="12.978cm" svg:x="17.371cm" svg:y="5.988cm">
            <draw:object draw:notify-on-update-of-ranges="'Mag-meh'.E1:'Mag-meh'.E63 'Mag-meh'.G1:'Mag-meh'.G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ce18"/>
        <table:table-column table:style-name="co22" table:default-cell-style-name="Default"/>
        <table:table-column table:style-name="co23" table:default-cell-style-name="ce18"/>
        <table:table-column table:style-name="co7" table:default-cell-style-name="ce18"/>
        <table:table-column table:style-name="co24" table:default-cell-style-name="Default"/>
        <table:table-column table:style-name="co25" table:default-cell-style-name="ce27"/>
        <table:table-column table:style-name="co7" table:number-columns-repeated="2" table:default-cell-style-name="ce18"/>
        <table:table-column table:style-name="co7" table:number-columns-repeated="9" table:default-cell-style-name="Default"/>
        <table:table-row table:style-name="ro1">
          <table:table-cell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 table:style-name="ce18" table:formula="of:=([.H$10]+[.I$10]*[.J$10])^(0-([.K$10]*[.F1]))" office:value-type="float" office:value="1" calcext:value-type="float">
            <text:p>1</text:p>
          </table:table-cell>
          <table:table-cell table:style-name="ce20" table:formula="of:=0" office:value-type="float" office:value="0" calcext:value-type="float">
            <text:p>0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formula="of:=IF([.A1]&gt;[.B1];[.A1]/[.B1];[.B1]/[.A1])" office:value-type="float" office:value="1.5" calcext:value-type="float">
            <text:p>1.5</text:p>
          </table:table-cell>
        </table:table-row>
        <table:table-row table:style-name="ro1">
          <table:table-cell table:formula="of:=[.A1]+([.A1]/[.L$3])" office:value-type="float" office:value="65.2854308859439" calcext:value-type="float">
            <text:p>65</text:p>
          </table:table-cell>
          <table:table-cell table:formula="of:=INT([.A2]/3*2)" office:value-type="float" office:value="43" calcext:value-type="float">
            <text:p>43</text:p>
          </table:table-cell>
          <table:table-cell table:formula="of:=[.A2]*[.B2]" office:value-type="float" office:value="2807.27352809559" calcext:value-type="float">
            <text:p>2,807</text:p>
          </table:table-cell>
          <table:table-cell table:style-name="ce30" table:formula="of:=[.C2]/1000000" office:value-type="float" office:value="0.00280727352809559" calcext:value-type="float">
            <text:p>0.00281</text:p>
          </table:table-cell>
          <table:table-cell table:style-name="ce18" table:formula="of:=([.H$10]+[.I$10]*[.J$10])^(0-([.K$10]*[.F2]))" office:value-type="float" office:value="0.869393251015891" calcext:value-type="float">
            <text:p>1</text:p>
          </table:table-cell>
          <table:table-cell table:style-name="ce20" table:formula="of:=[.F1]+1" office:value-type="float" office:value="1" calcext:value-type="float">
            <text:p>1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2]&gt;[.B2];[.A2]/[.B2];[.B2]/[.A2])" office:value-type="float" office:value="1.51826583455684" calcext:value-type="float">
            <text:p>1.51826583455684</text:p>
          </table:table-cell>
        </table:table-row>
        <table:table-row table:style-name="ro1">
          <table:table-cell table:formula="of:=[.A2]+([.A2]/[.L$3])" office:value-type="float" office:value="71.0364580993894" calcext:value-type="float">
            <text:p>71</text:p>
          </table:table-cell>
          <table:table-cell table:formula="of:=INT([.A3]/3*2)" office:value-type="float" office:value="47" calcext:value-type="float">
            <text:p>47</text:p>
          </table:table-cell>
          <table:table-cell table:formula="of:=[.A3]*[.B3]" office:value-type="float" office:value="3338.7135306713" calcext:value-type="float">
            <text:p>3,339</text:p>
          </table:table-cell>
          <table:table-cell table:style-name="ce30" table:formula="of:=[.C3]/1000000" office:value-type="float" office:value="0.0033387135306713" calcext:value-type="float">
            <text:p>0.00334</text:p>
          </table:table-cell>
          <table:table-cell table:style-name="ce18" table:formula="of:=([.H$10]+[.I$10]*[.J$10])^(0-([.K$10]*[.F3]))" office:value-type="float" office:value="0.755844624911979" calcext:value-type="float">
            <text:p>1</text:p>
          </table:table-cell>
          <table:table-cell table:style-name="ce20" table:formula="of:=[.F2]+1" office:value-type="float" office:value="2" calcext:value-type="float">
            <text:p>2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4"/>
          <table:table-cell office:value-type="float" office:value="11.35196" calcext:value-type="float">
            <text:p>11.35196</text:p>
          </table:table-cell>
          <table:table-cell table:style-name="ce33" table:formula="of:=[.D64]" office:value-type="float" office:value="100.000916130276" calcext:value-type="float">
            <text:p>100.00092</text:p>
          </table:table-cell>
          <table:table-cell table:number-columns-repeated="3"/>
          <table:table-cell table:formula="of:=IF([.A3]&gt;[.B3];[.A3]/[.B3];[.B3]/[.A3])" office:value-type="float" office:value="1.51141400211467" calcext:value-type="float">
            <text:p>1.51141400211467</text:p>
          </table:table-cell>
        </table:table-row>
        <table:table-row table:style-name="ro1">
          <table:table-cell table:formula="of:=[.A3]+([.A3]/[.L$3])" office:value-type="float" office:value="77.2940962604989" calcext:value-type="float">
            <text:p>77</text:p>
          </table:table-cell>
          <table:table-cell table:formula="of:=INT([.A4]/3*2)" office:value-type="float" office:value="51" calcext:value-type="float">
            <text:p>51</text:p>
          </table:table-cell>
          <table:table-cell table:formula="of:=[.A4]*[.B4]" office:value-type="float" office:value="3941.99890928545" calcext:value-type="float">
            <text:p>3,942</text:p>
          </table:table-cell>
          <table:table-cell table:style-name="ce30" table:formula="of:=[.C4]/1000000" office:value-type="float" office:value="0.00394199890928545" calcext:value-type="float">
            <text:p>0.00394</text:p>
          </table:table-cell>
          <table:table-cell table:style-name="ce18" table:formula="of:=([.H$10]+[.I$10]*[.J$10])^(0-([.K$10]*[.F4]))" office:value-type="float" office:value="0.657126215715112" calcext:value-type="float">
            <text:p>1</text:p>
          </table:table-cell>
          <table:table-cell table:style-name="ce20" table:formula="of:=[.F3]+1" office:value-type="float" office:value="3" calcext:value-type="float">
            <text:p>3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number-columns-repeated="9"/>
          <table:table-cell table:formula="of:=IF([.A4]&gt;[.B4];[.A4]/[.B4];[.B4]/[.A4])" office:value-type="float" office:value="1.51557051491174" calcext:value-type="float">
            <text:p>1.51557051491174</text:p>
          </table:table-cell>
        </table:table-row>
        <table:table-row table:style-name="ro1">
          <table:table-cell table:formula="of:=[.A4]+([.A4]/[.L$3])" office:value-type="float" office:value="84.1029729884383" calcext:value-type="float">
            <text:p>84</text:p>
          </table:table-cell>
          <table:table-cell table:formula="of:=INT([.A5]/3*2)" office:value-type="float" office:value="56" calcext:value-type="float">
            <text:p>56</text:p>
          </table:table-cell>
          <table:table-cell table:formula="of:=[.A5]*[.B5]" office:value-type="float" office:value="4709.76648735255" calcext:value-type="float">
            <text:p>4,710</text:p>
          </table:table-cell>
          <table:table-cell table:style-name="ce30" table:formula="of:=[.C5]/1000000" office:value-type="float" office:value="0.00470976648735255" calcext:value-type="float">
            <text:p>0.00471</text:p>
          </table:table-cell>
          <table:table-cell table:style-name="ce18" table:formula="of:=([.H$10]+[.I$10]*[.J$10])^(0-([.K$10]*[.F5]))" office:value-type="float" office:value="0.571301097008331" calcext:value-type="float">
            <text:p>1</text:p>
          </table:table-cell>
          <table:table-cell table:style-name="ce20" table:formula="of:=[.F4]+1" office:value-type="float" office:value="4" calcext:value-type="float">
            <text:p>4</text:p>
          </table:table-cell>
          <table:table-cell table:formula="of:=[.H$10]+[.I$10]*[.J$10]" office:value-type="float" office:value="106.2" calcext:value-type="float">
            <text:p>106</text:p>
          </table:table-cell>
          <table:table-cell table:formula="of:=[.E1]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7"/>
          <table:table-cell table:formula="of:=IF([.A5]&gt;[.B5];[.A5]/[.B5];[.B5]/[.A5])" office:value-type="float" office:value="1.50183880336497" calcext:value-type="float">
            <text:p>1.50183880336497</text:p>
          </table:table-cell>
        </table:table-row>
        <table:table-row table:style-name="ro1">
          <table:table-cell table:formula="of:=[.A5]+([.A5]/[.L$3])" office:value-type="float" office:value="91.5116471723183" calcext:value-type="float">
            <text:p>92</text:p>
          </table:table-cell>
          <table:table-cell table:formula="of:=INT([.A6]/3*2)" office:value-type="float" office:value="61" calcext:value-type="float">
            <text:p>61</text:p>
          </table:table-cell>
          <table:table-cell table:formula="of:=[.A6]*[.B6]" office:value-type="float" office:value="5582.21047751142" calcext:value-type="float">
            <text:p>5,582</text:p>
          </table:table-cell>
          <table:table-cell table:style-name="ce30" table:formula="of:=[.C6]/1000000" office:value-type="float" office:value="0.00558221047751142" calcext:value-type="float">
            <text:p>0.00558</text:p>
          </table:table-cell>
          <table:table-cell table:style-name="ce18" table:formula="of:=([.H$10]+[.I$10]*[.J$10])^(0-([.K$10]*[.F6]))" office:value-type="float" office:value="0.496685318037017" calcext:value-type="float">
            <text:p>0</text:p>
          </table:table-cell>
          <table:table-cell table:style-name="ce20" table:formula="of:=[.F5]+1" office:value-type="float" office:value="5" calcext:value-type="float">
            <text:p>5</text:p>
          </table:table-cell>
          <table:table-cell/>
          <table:table-cell table:formula="of:=[.E31]" office:value-type="float" office:value="0.0150137069581706" calcext:value-type="float">
            <text:p>0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7"/>
          <table:table-cell table:formula="of:=IF([.A6]&gt;[.B6];[.A6]/[.B6];[.B6]/[.A6])" office:value-type="float" office:value="1.50019093725112" calcext:value-type="float">
            <text:p>1.50019093725112</text:p>
          </table:table-cell>
        </table:table-row>
        <table:table-row table:style-name="ro1">
          <table:table-cell table:formula="of:=[.A6]+([.A6]/[.L$3])" office:value-type="float" office:value="99.5729552787879" calcext:value-type="float">
            <text:p>100</text:p>
          </table:table-cell>
          <table:table-cell table:formula="of:=INT([.A7]/3*2)" office:value-type="float" office:value="66" calcext:value-type="float">
            <text:p>66</text:p>
          </table:table-cell>
          <table:table-cell table:formula="of:=[.A7]*[.B7]" office:value-type="float" office:value="6571.8150484" calcext:value-type="float">
            <text:p>6,572</text:p>
          </table:table-cell>
          <table:table-cell table:style-name="ce30" table:formula="of:=[.C7]/1000000" office:value-type="float" office:value="0.0065718150484" calcext:value-type="float">
            <text:p>0.00657</text:p>
          </table:table-cell>
          <table:table-cell table:style-name="ce18" table:formula="of:=([.H$10]+[.I$10]*[.J$10])^(0-([.K$10]*[.F7]))" office:value-type="float" office:value="0.431814863380064" calcext:value-type="float">
            <text:p>0</text:p>
          </table:table-cell>
          <table:table-cell table:style-name="ce20" table:formula="of:=[.F6]+1" office:value-type="float" office:value="6" calcext:value-type="float">
            <text:p>6</text:p>
          </table:table-cell>
          <table:table-cell/>
          <table:table-cell table:formula="of:=[.E63]" office:value-type="float" office:value="0.000170375992533528" calcext:value-type="float">
            <text:p>0</text:p>
          </table:table-cell>
          <table:table-cell table:style-name="ce32" office:value-type="float" office:value="63" calcext:value-type="float">
            <text:p>63</text:p>
          </table:table-cell>
          <table:table-cell table:number-columns-repeated="7"/>
          <table:table-cell table:formula="of:=IF([.A7]&gt;[.B7];[.A7]/[.B7];[.B7]/[.A7])" office:value-type="float" office:value="1.5086811405877" calcext:value-type="float">
            <text:p>1.5086811405877</text:p>
          </table:table-cell>
        </table:table-row>
        <table:table-row table:style-name="ro1">
          <table:table-cell table:formula="of:=[.A7]+([.A7]/[.L$3])" office:value-type="float" office:value="108.344388166042" calcext:value-type="float">
            <text:p>108</text:p>
          </table:table-cell>
          <table:table-cell table:formula="of:=INT([.A8]/3*2)" office:value-type="float" office:value="72" calcext:value-type="float">
            <text:p>72</text:p>
          </table:table-cell>
          <table:table-cell table:formula="of:=[.A8]*[.B8]" office:value-type="float" office:value="7800.79594795499" calcext:value-type="float">
            <text:p>7,801</text:p>
          </table:table-cell>
          <table:table-cell table:style-name="ce30" table:formula="of:=[.C8]/1000000" office:value-type="float" office:value="0.00780079594795499" calcext:value-type="float">
            <text:p>0.00780</text:p>
          </table:table-cell>
          <table:table-cell table:style-name="ce18" table:formula="of:=([.H$10]+[.I$10]*[.J$10])^(0-([.K$10]*[.F8]))" office:value-type="float" office:value="0.375416927910977" calcext:value-type="float">
            <text:p>0</text:p>
          </table:table-cell>
          <table:table-cell table:style-name="ce20" table:formula="of:=[.F7]+1" office:value-type="float" office:value="7" calcext:value-type="float">
            <text:p>7</text:p>
          </table:table-cell>
          <table:table-cell table:number-columns-repeated="10"/>
          <table:table-cell table:formula="of:=IF([.A8]&gt;[.B8];[.A8]/[.B8];[.B8]/[.A8])" office:value-type="float" office:value="1.5047831689728" calcext:value-type="float">
            <text:p>1.5047831689728</text:p>
          </table:table-cell>
        </table:table-row>
        <table:table-row table:style-name="ro1">
          <table:table-cell table:formula="of:=[.A8]+([.A8]/[.L$3])" office:value-type="float" office:value="117.888501091566" calcext:value-type="float">
            <text:p>118</text:p>
          </table:table-cell>
          <table:table-cell table:formula="of:=INT([.A9]/3*2)" office:value-type="float" office:value="78" calcext:value-type="float">
            <text:p>78</text:p>
          </table:table-cell>
          <table:table-cell table:formula="of:=[.A9]*[.B9]" office:value-type="float" office:value="9195.30308514218" calcext:value-type="float">
            <text:p>9,195</text:p>
          </table:table-cell>
          <table:table-cell table:style-name="ce30" table:formula="of:=[.C9]/1000000" office:value-type="float" office:value="0.00919530308514218" calcext:value-type="float">
            <text:p>0.00920</text:p>
          </table:table-cell>
          <table:table-cell table:style-name="ce18" table:formula="of:=([.H$10]+[.I$10]*[.J$10])^(0-([.K$10]*[.F9]))" office:value-type="float" office:value="0.326384943442922" calcext:value-type="float">
            <text:p>0</text:p>
          </table:table-cell>
          <table:table-cell table:style-name="ce20" table:formula="of:=[.F8]+1"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formula="of:=IF([.A9]&gt;[.B9];[.A9]/[.B9];[.B9]/[.A9])" office:value-type="float" office:value="1.51139103963547" calcext:value-type="float">
            <text:p>1.51139103963547</text:p>
          </table:table-cell>
        </table:table-row>
        <table:table-row table:style-name="ro1">
          <table:table-cell table:formula="of:=[.A9]+([.A9]/[.L$3])" office:value-type="float" office:value="128.273359837683" calcext:value-type="float">
            <text:p>128</text:p>
          </table:table-cell>
          <table:table-cell table:formula="of:=INT([.A10]/3*2)" office:value-type="float" office:value="85" calcext:value-type="float">
            <text:p>85</text:p>
          </table:table-cell>
          <table:table-cell table:formula="of:=[.A10]*[.B10]" office:value-type="float" office:value="10903.2355862031" calcext:value-type="float">
            <text:p>10,903</text:p>
          </table:table-cell>
          <table:table-cell table:style-name="ce30" table:formula="of:=[.C10]/1000000" office:value-type="float" office:value="0.0109032355862031" calcext:value-type="float">
            <text:p>0.01090</text:p>
          </table:table-cell>
          <table:table-cell table:style-name="ce18" table:formula="of:=([.H$10]+[.I$10]*[.J$10])^(0-([.K$10]*[.F10]))" office:value-type="float" office:value="0.28375686706248" calcext:value-type="float">
            <text:p>0</text:p>
          </table:table-cell>
          <table:table-cell table:style-name="ce20" table:formula="of:=[.F9]+1" office:value-type="float" office:value="9" calcext:value-type="float">
            <text:p>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-67" calcext:value-type="float">
            <text:p>-67</text:p>
          </table:table-cell>
          <table:table-cell office:value-type="float" office:value="-0.6" calcext:value-type="float">
            <text:p>-0.6</text:p>
          </table:table-cell>
          <table:table-cell office:value-type="float" office:value="0.03" calcext:value-type="float">
            <text:p>0.03</text:p>
          </table:table-cell>
          <table:table-cell table:number-columns-repeated="5"/>
          <table:table-cell table:formula="of:=IF([.A10]&gt;[.B10];[.A10]/[.B10];[.B10]/[.A10])" office:value-type="float" office:value="1.50909835103157" calcext:value-type="float">
            <text:p>1.50909835103157</text:p>
          </table:table-cell>
        </table:table-row>
        <table:table-row table:style-name="ro1">
          <table:table-cell table:formula="of:=[.A10]+([.A10]/[.L$3])" office:value-type="float" office:value="139.573026136515" calcext:value-type="float">
            <text:p>140</text:p>
          </table:table-cell>
          <table:table-cell table:formula="of:=INT([.A11]/3*2)" office:value-type="float" office:value="93" calcext:value-type="float">
            <text:p>93</text:p>
          </table:table-cell>
          <table:table-cell table:formula="of:=[.A11]*[.B11]" office:value-type="float" office:value="12980.2914306959" calcext:value-type="float">
            <text:p>12,980</text:p>
          </table:table-cell>
          <table:table-cell table:style-name="ce30" table:formula="of:=[.C11]/1000000" office:value-type="float" office:value="0.0129802914306959" calcext:value-type="float">
            <text:p>0.01298</text:p>
          </table:table-cell>
          <table:table-cell table:style-name="ce18" table:formula="of:=([.H$10]+[.I$10]*[.J$10])^(0-([.K$10]*[.F11]))" office:value-type="float" office:value="0.246696305153533" calcext:value-type="float">
            <text:p>0</text:p>
          </table:table-cell>
          <table:table-cell table:style-name="ce20" table:formula="of:=[.F10]+1" office:value-type="float" office:value="10" calcext:value-type="float">
            <text:p>10</text:p>
          </table:table-cell>
          <table:table-cell table:number-columns-repeated="10"/>
          <table:table-cell table:formula="of:=IF([.A11]&gt;[.B11];[.A11]/[.B11];[.B11]/[.A11])" office:value-type="float" office:value="1.50078522727435" calcext:value-type="float">
            <text:p>1.50078522727435</text:p>
          </table:table-cell>
        </table:table-row>
        <table:table-row table:style-name="ro1">
          <table:table-cell table:formula="of:=[.A11]+([.A11]/[.L$3])" office:value-type="float" office:value="151.868085856291" calcext:value-type="float">
            <text:p>152</text:p>
          </table:table-cell>
          <table:table-cell table:formula="of:=INT([.A12]/3*2)" office:value-type="float" office:value="101" calcext:value-type="float">
            <text:p>101</text:p>
          </table:table-cell>
          <table:table-cell table:formula="of:=[.A12]*[.B12]" office:value-type="float" office:value="15338.6766714854" calcext:value-type="float">
            <text:p>15,339</text:p>
          </table:table-cell>
          <table:table-cell table:style-name="ce30" table:formula="of:=[.C12]/1000000" office:value-type="float" office:value="0.0153386766714854" calcext:value-type="float">
            <text:p>0.01534</text:p>
          </table:table-cell>
          <table:table-cell table:style-name="ce18" table:formula="of:=([.H$10]+[.I$10]*[.J$10])^(0-([.K$10]*[.F12]))" office:value-type="float" office:value="0.214476102751038" calcext:value-type="float">
            <text:p>0</text:p>
          </table:table-cell>
          <table:table-cell table:style-name="ce20" table:formula="of:=[.F11]+1" office:value-type="float" office:value="11" calcext:value-type="float">
            <text:p>11</text:p>
          </table:table-cell>
          <table:table-cell table:number-columns-repeated="10"/>
          <table:table-cell table:formula="of:=IF([.A12]&gt;[.B12];[.A12]/[.B12];[.B12]/[.A12])" office:value-type="float" office:value="1.50364441441872" calcext:value-type="float">
            <text:p>1.50364441441872</text:p>
          </table:table-cell>
        </table:table-row>
        <table:table-row table:style-name="ro1">
          <table:table-cell table:formula="of:=[.A12]+([.A12]/[.L$3])" office:value-type="float" office:value="165.246223715858" calcext:value-type="float">
            <text:p>165</text:p>
          </table:table-cell>
          <table:table-cell table:formula="of:=INT([.A13]/3*2)" office:value-type="float" office:value="110" calcext:value-type="float">
            <text:p>110</text:p>
          </table:table-cell>
          <table:table-cell table:formula="of:=[.A13]*[.B13]" office:value-type="float" office:value="18177.0846087444" calcext:value-type="float">
            <text:p>18,177</text:p>
          </table:table-cell>
          <table:table-cell table:style-name="ce30" table:formula="of:=[.C13]/1000000" office:value-type="float" office:value="0.0181770846087444" calcext:value-type="float">
            <text:p>0.01818</text:p>
          </table:table-cell>
          <table:table-cell table:style-name="ce18" table:formula="of:=([.H$10]+[.I$10]*[.J$10])^(0-([.K$10]*[.F13]))" office:value-type="float" office:value="0.186464076235944" calcext:value-type="float">
            <text:p>0</text:p>
          </table:table-cell>
          <table:table-cell table:style-name="ce20" table:formula="of:=[.F12]+1" office:value-type="float" office:value="12" calcext:value-type="float">
            <text:p>12</text:p>
          </table:table-cell>
          <table:table-cell table:number-columns-repeated="10"/>
          <table:table-cell table:formula="of:=IF([.A13]&gt;[.B13];[.A13]/[.B13];[.B13]/[.A13])" office:value-type="float" office:value="1.50223839741689" calcext:value-type="float">
            <text:p>1.50223839741689</text:p>
          </table:table-cell>
        </table:table-row>
        <table:table-row table:style-name="ro1">
          <table:table-cell table:formula="of:=[.A13]+([.A13]/[.L$3])" office:value-type="float" office:value="179.802848626081" calcext:value-type="float">
            <text:p>180</text:p>
          </table:table-cell>
          <table:table-cell table:formula="of:=INT([.A14]/3*2)" office:value-type="float" office:value="119" calcext:value-type="float">
            <text:p>119</text:p>
          </table:table-cell>
          <table:table-cell table:formula="of:=[.A14]*[.B14]" office:value-type="float" office:value="21396.5389865037" calcext:value-type="float">
            <text:p>21,397</text:p>
          </table:table-cell>
          <table:table-cell table:style-name="ce30" table:formula="of:=[.C14]/1000000" office:value-type="float" office:value="0.0213965389865037" calcext:value-type="float">
            <text:p>0.02140</text:p>
          </table:table-cell>
          <table:table-cell table:style-name="ce18" table:formula="of:=([.H$10]+[.I$10]*[.J$10])^(0-([.K$10]*[.F14]))" office:value-type="float" office:value="0.162110609436442" calcext:value-type="float">
            <text:p>0</text:p>
          </table:table-cell>
          <table:table-cell table:style-name="ce20" table:formula="of:=[.F13]+1" office:value-type="float" office:value="13" calcext:value-type="float">
            <text:p>13</text:p>
          </table:table-cell>
          <table:table-cell table:number-columns-repeated="10"/>
          <table:table-cell table:formula="of:=IF([.A14]&gt;[.B14];[.A14]/[.B14];[.B14]/[.A14])" office:value-type="float" office:value="1.5109483077822" calcext:value-type="float">
            <text:p>1.5109483077822</text:p>
          </table:table-cell>
        </table:table-row>
        <table:table-row table:style-name="ro1">
          <table:table-cell table:formula="of:=[.A14]+([.A14]/[.L$3])" office:value-type="float" office:value="195.641774117898" calcext:value-type="float">
            <text:p>196</text:p>
          </table:table-cell>
          <table:table-cell table:formula="of:=INT([.A15]/3*2)" office:value-type="float" office:value="130" calcext:value-type="float">
            <text:p>130</text:p>
          </table:table-cell>
          <table:table-cell table:formula="of:=[.A15]*[.B15]" office:value-type="float" office:value="25433.4306353267" calcext:value-type="float">
            <text:p>25,433</text:p>
          </table:table-cell>
          <table:table-cell table:style-name="ce30" table:formula="of:=[.C15]/1000000" office:value-type="float" office:value="0.0254334306353267" calcext:value-type="float">
            <text:p>0.02543</text:p>
          </table:table-cell>
          <table:table-cell table:style-name="ce18" table:formula="of:=([.H$10]+[.I$10]*[.J$10])^(0-([.K$10]*[.F15]))" office:value-type="float" office:value="0.140937869762115" calcext:value-type="float">
            <text:p>0</text:p>
          </table:table-cell>
          <table:table-cell table:style-name="ce20" table:formula="of:=[.F14]+1" office:value-type="float" office:value="14" calcext:value-type="float">
            <text:p>14</text:p>
          </table:table-cell>
          <table:table-cell table:number-columns-repeated="10"/>
          <table:table-cell table:formula="of:=IF([.A15]&gt;[.B15];[.A15]/[.B15];[.B15]/[.A15])" office:value-type="float" office:value="1.50493672398383" calcext:value-type="float">
            <text:p>1.50493672398383</text:p>
          </table:table-cell>
        </table:table-row>
        <table:table-row table:style-name="ro1">
          <table:table-cell table:formula="of:=[.A15]+([.A15]/[.L$3])" office:value-type="float" office:value="212.875958709625" calcext:value-type="float">
            <text:p>213</text:p>
          </table:table-cell>
          <table:table-cell table:formula="of:=INT([.A16]/3*2)" office:value-type="float" office:value="141" calcext:value-type="float">
            <text:p>141</text:p>
          </table:table-cell>
          <table:table-cell table:formula="of:=[.A16]*[.B16]" office:value-type="float" office:value="30015.5101780571" calcext:value-type="float">
            <text:p>30,016</text:p>
          </table:table-cell>
          <table:table-cell table:style-name="ce30" table:formula="of:=[.C16]/1000000" office:value-type="float" office:value="0.0300155101780571" calcext:value-type="float">
            <text:p>0.03002</text:p>
          </table:table-cell>
          <table:table-cell table:style-name="ce18" table:formula="of:=([.H$10]+[.I$10]*[.J$10])^(0-([.K$10]*[.F16]))" office:value-type="float" office:value="0.12253043278374" calcext:value-type="float">
            <text:p>0</text:p>
          </table:table-cell>
          <table:table-cell table:style-name="ce20" table:formula="of:=[.F15]+1" office:value-type="float" office:value="15" calcext:value-type="float">
            <text:p>15</text:p>
          </table:table-cell>
          <table:table-cell table:number-columns-repeated="10"/>
          <table:table-cell table:formula="of:=IF([.A16]&gt;[.B16];[.A16]/[.B16];[.B16]/[.A16])" office:value-type="float" office:value="1.50975857240869" calcext:value-type="float">
            <text:p>1.50975857240869</text:p>
          </table:table-cell>
        </table:table-row>
        <table:table-row table:style-name="ro1">
          <table:table-cell table:formula="of:=[.A16]+([.A16]/[.L$3])" office:value-type="float" office:value="231.628311493604" calcext:value-type="float">
            <text:p>232</text:p>
          </table:table-cell>
          <table:table-cell table:formula="of:=INT([.A17]/3*2)" office:value-type="float" office:value="154" calcext:value-type="float">
            <text:p>154</text:p>
          </table:table-cell>
          <table:table-cell table:formula="of:=[.A17]*[.B17]" office:value-type="float" office:value="35670.7599700151" calcext:value-type="float">
            <text:p>35,671</text:p>
          </table:table-cell>
          <table:table-cell table:style-name="ce30" table:formula="of:=[.C17]/1000000" office:value-type="float" office:value="0.0356707599700151" calcext:value-type="float">
            <text:p>0.03567</text:p>
          </table:table-cell>
          <table:table-cell table:style-name="ce18" table:formula="of:=([.H$10]+[.I$10]*[.J$10])^(0-([.K$10]*[.F17]))" office:value-type="float" office:value="0.10652713130624" calcext:value-type="float">
            <text:p>0</text:p>
          </table:table-cell>
          <table:table-cell table:style-name="ce20" table:formula="of:=[.F16]+1" office:value-type="float" office:value="16" calcext:value-type="float">
            <text:p>16</text:p>
          </table:table-cell>
          <table:table-cell table:number-columns-repeated="10"/>
          <table:table-cell table:formula="of:=IF([.A17]&gt;[.B17];[.A17]/[.B17];[.B17]/[.A17])" office:value-type="float" office:value="1.50407994476366" calcext:value-type="float">
            <text:p>1.50407994476366</text:p>
          </table:table-cell>
        </table:table-row>
        <table:table-row table:style-name="ro1">
          <table:table-cell table:formula="of:=[.A17]+([.A17]/[.L$3])" office:value-type="float" office:value="252.032568687393" calcext:value-type="float">
            <text:p>252</text:p>
          </table:table-cell>
          <table:table-cell table:formula="of:=INT([.A18]/3*2)" office:value-type="float" office:value="168" calcext:value-type="float">
            <text:p>168</text:p>
          </table:table-cell>
          <table:table-cell table:formula="of:=[.A18]*[.B18]" office:value-type="float" office:value="42341.4715394821" calcext:value-type="float">
            <text:p>42,341</text:p>
          </table:table-cell>
          <table:table-cell table:style-name="ce30" table:formula="of:=[.C18]/1000000" office:value-type="float" office:value="0.0423414715394821" calcext:value-type="float">
            <text:p>0.04234</text:p>
          </table:table-cell>
          <table:table-cell table:style-name="ce18" table:formula="of:=([.H$10]+[.I$10]*[.J$10])^(0-([.K$10]*[.F18]))" office:value-type="float" office:value="0.0926139690077283" calcext:value-type="float">
            <text:p>0</text:p>
          </table:table-cell>
          <table:table-cell table:style-name="ce20" table:formula="of:=[.F17]+1" office:value-type="float" office:value="17" calcext:value-type="float">
            <text:p>17</text:p>
          </table:table-cell>
          <table:table-cell table:number-columns-repeated="10"/>
          <table:table-cell table:formula="of:=IF([.A18]&gt;[.B18];[.A18]/[.B18];[.B18]/[.A18])" office:value-type="float" office:value="1.50019386123448" calcext:value-type="float">
            <text:p>1.50019386123448</text:p>
          </table:table-cell>
        </table:table-row>
        <table:table-row table:style-name="ro1">
          <table:table-cell table:formula="of:=[.A18]+([.A18]/[.L$3])" office:value-type="float" office:value="274.234247400795" calcext:value-type="float">
            <text:p>274</text:p>
          </table:table-cell>
          <table:table-cell table:formula="of:=INT([.A19]/3*2)" office:value-type="float" office:value="182" calcext:value-type="float">
            <text:p>182</text:p>
          </table:table-cell>
          <table:table-cell table:formula="of:=[.A19]*[.B19]" office:value-type="float" office:value="49910.6330269448" calcext:value-type="float">
            <text:p>49,911</text:p>
          </table:table-cell>
          <table:table-cell table:style-name="ce30" table:formula="of:=[.C19]/1000000" office:value-type="float" office:value="0.0499106330269448" calcext:value-type="float">
            <text:p>0.04991</text:p>
          </table:table-cell>
          <table:table-cell table:style-name="ce18" table:formula="of:=([.H$10]+[.I$10]*[.J$10])^(0-([.K$10]*[.F19]))" office:value-type="float" office:value="0.0805179596051138" calcext:value-type="float">
            <text:p>0</text:p>
          </table:table-cell>
          <table:table-cell table:style-name="ce20" table:formula="of:=[.F18]+1" office:value-type="float" office:value="18" calcext:value-type="float">
            <text:p>18</text:p>
          </table:table-cell>
          <table:table-cell table:number-columns-repeated="10"/>
          <table:table-cell table:formula="of:=IF([.A19]&gt;[.B19];[.A19]/[.B19];[.B19]/[.A19])" office:value-type="float" office:value="1.50678157912525" calcext:value-type="float">
            <text:p>1.50678157912525</text:p>
          </table:table-cell>
        </table:table-row>
        <table:table-row table:style-name="ro1">
          <table:table-cell table:formula="of:=[.A19]+([.A19]/[.L$3])" office:value-type="float" office:value="298.391683420725" calcext:value-type="float">
            <text:p>298</text:p>
          </table:table-cell>
          <table:table-cell table:formula="of:=INT([.A20]/3*2)" office:value-type="float" office:value="198" calcext:value-type="float">
            <text:p>198</text:p>
          </table:table-cell>
          <table:table-cell table:formula="of:=[.A20]*[.B20]" office:value-type="float" office:value="59081.5533173035" calcext:value-type="float">
            <text:p>59,082</text:p>
          </table:table-cell>
          <table:table-cell table:style-name="ce30" table:formula="of:=[.C20]/1000000" office:value-type="float" office:value="0.0590815533173035" calcext:value-type="float">
            <text:p>0.05908</text:p>
          </table:table-cell>
          <table:table-cell table:style-name="ce18" table:formula="of:=([.H$10]+[.I$10]*[.J$10])^(0-([.K$10]*[.F20]))" office:value-type="float" office:value="0.0700017706662561" calcext:value-type="float">
            <text:p>0</text:p>
          </table:table-cell>
          <table:table-cell table:style-name="ce20" table:formula="of:=[.F19]+1" office:value-type="float" office:value="19" calcext:value-type="float">
            <text:p>19</text:p>
          </table:table-cell>
          <table:table-cell table:number-columns-repeated="10"/>
          <table:table-cell table:formula="of:=IF([.A20]&gt;[.B20];[.A20]/[.B20];[.B20]/[.A20])" office:value-type="float" office:value="1.50702870414507" calcext:value-type="float">
            <text:p>1.50702870414507</text:p>
          </table:table-cell>
        </table:table-row>
        <table:table-row table:style-name="ro1">
          <table:table-cell table:formula="of:=[.A20]+([.A20]/[.L$3])" office:value-type="float" office:value="324.67716041507" calcext:value-type="float">
            <text:p>325</text:p>
          </table:table-cell>
          <table:table-cell table:formula="of:=INT([.A21]/3*2)" office:value-type="float" office:value="216" calcext:value-type="float">
            <text:p>216</text:p>
          </table:table-cell>
          <table:table-cell table:formula="of:=[.A21]*[.B21]" office:value-type="float" office:value="70130.266649655" calcext:value-type="float">
            <text:p>70,130</text:p>
          </table:table-cell>
          <table:table-cell table:style-name="ce30" table:formula="of:=[.C21]/1000000" office:value-type="float" office:value="0.070130266649655" calcext:value-type="float">
            <text:p>0.07013</text:p>
          </table:table-cell>
          <table:table-cell table:style-name="ce18" table:formula="of:=([.H$10]+[.I$10]*[.J$10])^(0-([.K$10]*[.F21]))" office:value-type="float" office:value="0.0608590669764052" calcext:value-type="float">
            <text:p>0</text:p>
          </table:table-cell>
          <table:table-cell table:style-name="ce20" table:formula="of:=[.F20]+1" office:value-type="float" office:value="20" calcext:value-type="float">
            <text:p>20</text:p>
          </table:table-cell>
          <table:table-cell table:number-columns-repeated="10"/>
          <table:table-cell table:formula="of:=IF([.A21]&gt;[.B21];[.A21]/[.B21];[.B21]/[.A21])" office:value-type="float" office:value="1.50313500192162" calcext:value-type="float">
            <text:p>1.50313500192162</text:p>
          </table:table-cell>
        </table:table-row>
        <table:table-row table:style-name="ro1">
          <table:table-cell table:formula="of:=[.A21]+([.A21]/[.L$3])" office:value-type="float" office:value="353.278138608709" calcext:value-type="float">
            <text:p>353</text:p>
          </table:table-cell>
          <table:table-cell table:formula="of:=INT([.A22]/3*2)" office:value-type="float" office:value="235" calcext:value-type="float">
            <text:p>235</text:p>
          </table:table-cell>
          <table:table-cell table:formula="of:=[.A22]*[.B22]" office:value-type="float" office:value="83020.3625730467" calcext:value-type="float">
            <text:p>83,020</text:p>
          </table:table-cell>
          <table:table-cell table:style-name="ce30" table:formula="of:=[.C22]/1000000" office:value-type="float" office:value="0.0830203625730467" calcext:value-type="float">
            <text:p>0.08302</text:p>
          </table:table-cell>
          <table:table-cell table:style-name="ce18" table:formula="of:=([.H$10]+[.I$10]*[.J$10])^(0-([.K$10]*[.F22]))" office:value-type="float" office:value="0.0529104620924107" calcext:value-type="float">
            <text:p>0</text:p>
          </table:table-cell>
          <table:table-cell table:style-name="ce20" table:formula="of:=[.F21]+1" office:value-type="float" office:value="21" calcext:value-type="float">
            <text:p>21</text:p>
          </table:table-cell>
          <table:table-cell table:number-columns-repeated="10"/>
          <table:table-cell table:formula="of:=IF([.A22]&gt;[.B22];[.A22]/[.B22];[.B22]/[.A22])" office:value-type="float" office:value="1.50331122812217" calcext:value-type="float">
            <text:p>1.50331122812217</text:p>
          </table:table-cell>
        </table:table-row>
        <table:table-row table:style-name="ro1">
          <table:table-cell table:formula="of:=[.A22]+([.A22]/[.L$3])" office:value-type="float" office:value="384.39859169423" calcext:value-type="float">
            <text:p>384</text:p>
          </table:table-cell>
          <table:table-cell table:formula="of:=INT([.A23]/3*2)" office:value-type="float" office:value="256" calcext:value-type="float">
            <text:p>256</text:p>
          </table:table-cell>
          <table:table-cell table:formula="of:=[.A23]*[.B23]" office:value-type="float" office:value="98406.0394737229" calcext:value-type="float">
            <text:p>98,406</text:p>
          </table:table-cell>
          <table:table-cell table:style-name="ce30" table:formula="of:=[.C23]/1000000" office:value-type="float" office:value="0.0984060394737229" calcext:value-type="float">
            <text:p>0.09841</text:p>
          </table:table-cell>
          <table:table-cell table:style-name="ce18" table:formula="of:=([.H$10]+[.I$10]*[.J$10])^(0-([.K$10]*[.F23]))" office:value-type="float" office:value="0.045999998651274" calcext:value-type="float">
            <text:p>0</text:p>
          </table:table-cell>
          <table:table-cell table:style-name="ce20" table:formula="of:=[.F22]+1" office:value-type="float" office:value="22" calcext:value-type="float">
            <text:p>22</text:p>
          </table:table-cell>
          <table:table-cell table:number-columns-repeated="10"/>
          <table:table-cell table:formula="of:=IF([.A23]&gt;[.B23];[.A23]/[.B23];[.B23]/[.A23])" office:value-type="float" office:value="1.50155699880559" calcext:value-type="float">
            <text:p>1.50155699880559</text:p>
          </table:table-cell>
        </table:table-row>
        <table:table-row table:style-name="ro1">
          <table:table-cell table:formula="of:=[.A23]+([.A23]/[.L$3])" office:value-type="float" office:value="418.260461511797" calcext:value-type="float">
            <text:p>418</text:p>
          </table:table-cell>
          <table:table-cell table:formula="of:=INT([.A24]/3*2)" office:value-type="float" office:value="278" calcext:value-type="float">
            <text:p>278</text:p>
          </table:table-cell>
          <table:table-cell table:formula="of:=[.A24]*[.B24]" office:value-type="float" office:value="116276.40830028" calcext:value-type="float">
            <text:p>116,276</text:p>
          </table:table-cell>
          <table:table-cell table:style-name="ce30" table:formula="of:=[.C24]/1000000" office:value-type="float" office:value="0.11627640830028" calcext:value-type="float">
            <text:p>0.11628</text:p>
          </table:table-cell>
          <table:table-cell table:style-name="ce18" table:formula="of:=([.H$10]+[.I$10]*[.J$10])^(0-([.K$10]*[.F24]))" office:value-type="float" office:value="0.0399920883741577" calcext:value-type="float">
            <text:p>0</text:p>
          </table:table-cell>
          <table:table-cell table:style-name="ce20" table:formula="of:=[.F23]+1"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table:formula="of:=[.A24]+([.A24]/[.L$3])" office:value-type="float" office:value="455.105240872524" calcext:value-type="float">
            <text:p>455</text:p>
          </table:table-cell>
          <table:table-cell table:formula="of:=INT([.A25]/3*2)" office:value-type="float" office:value="303" calcext:value-type="float">
            <text:p>303</text:p>
          </table:table-cell>
          <table:table-cell table:formula="of:=[.A25]*[.B25]" office:value-type="float" office:value="137896.887984375" calcext:value-type="float">
            <text:p>137,897</text:p>
          </table:table-cell>
          <table:table-cell table:style-name="ce30" table:formula="of:=[.C25]/1000000" office:value-type="float" office:value="0.137896887984375" calcext:value-type="float">
            <text:p>0.13790</text:p>
          </table:table-cell>
          <table:table-cell table:style-name="ce18" table:formula="of:=([.H$10]+[.I$10]*[.J$10])^(0-([.K$10]*[.F25]))" office:value-type="float" office:value="0.0347688517265238" calcext:value-type="float">
            <text:p>0</text:p>
          </table:table-cell>
          <table:table-cell table:style-name="ce20" table:formula="of:=[.F24]+1"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formula="of:=[.A25]+([.A25]/[.L$3])" office:value-type="float" office:value="495.195695813567" calcext:value-type="float">
            <text:p>495</text:p>
          </table:table-cell>
          <table:table-cell table:formula="of:=INT([.A26]/3*2)" office:value-type="float" office:value="330" calcext:value-type="float">
            <text:p>330</text:p>
          </table:table-cell>
          <table:table-cell table:formula="of:=[.A26]*[.B26]" office:value-type="float" office:value="163414.579618477" calcext:value-type="float">
            <text:p>163,415</text:p>
          </table:table-cell>
          <table:table-cell table:style-name="ce30" table:formula="of:=[.C26]/1000000" office:value-type="float" office:value="0.163414579618477" calcext:value-type="float">
            <text:p>0.16341</text:p>
          </table:table-cell>
          <table:table-cell table:style-name="ce18" table:formula="of:=([.H$10]+[.I$10]*[.J$10])^(0-([.K$10]*[.F26]))" office:value-type="float" office:value="0.0302278050366119" calcext:value-type="float">
            <text:p>0</text:p>
          </table:table-cell>
          <table:table-cell table:style-name="ce20" table:formula="of:=[.F25]+1"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table:formula="of:=[.A26]+([.A26]/[.L$3])" office:value-type="float" office:value="538.817739567559" calcext:value-type="float">
            <text:p>539</text:p>
          </table:table-cell>
          <table:table-cell table:formula="of:=INT([.A27]/3*2)" office:value-type="float" office:value="359" calcext:value-type="float">
            <text:p>359</text:p>
          </table:table-cell>
          <table:table-cell table:formula="of:=[.A27]*[.B27]" office:value-type="float" office:value="193435.568504754" calcext:value-type="float">
            <text:p>193,436</text:p>
          </table:table-cell>
          <table:table-cell table:style-name="ce30" table:formula="of:=[.C27]/1000000" office:value-type="float" office:value="0.193435568504754" calcext:value-type="float">
            <text:p>0.19344</text:p>
          </table:table-cell>
          <table:table-cell table:style-name="ce18" table:formula="of:=([.H$10]+[.I$10]*[.J$10])^(0-([.K$10]*[.F27]))" office:value-type="float" office:value="0.0262798496918546" calcext:value-type="float">
            <text:p>0</text:p>
          </table:table-cell>
          <table:table-cell table:style-name="ce20" table:formula="of:=[.F26]+1"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table:formula="of:=[.A27]+([.A27]/[.L$3])" office:value-type="float" office:value="586.282471610974" calcext:value-type="float">
            <text:p>586</text:p>
          </table:table-cell>
          <table:table-cell table:formula="of:=INT([.A28]/3*2)" office:value-type="float" office:value="390" calcext:value-type="float">
            <text:p>390</text:p>
          </table:table-cell>
          <table:table-cell table:formula="of:=[.A28]*[.B28]" office:value-type="float" office:value="228650.16392828" calcext:value-type="float">
            <text:p>228,650</text:p>
          </table:table-cell>
          <table:table-cell table:style-name="ce30" table:formula="of:=[.C28]/1000000" office:value-type="float" office:value="0.22865016392828" calcext:value-type="float">
            <text:p>0.22865</text:p>
          </table:table-cell>
          <table:table-cell table:style-name="ce18" table:formula="of:=([.H$10]+[.I$10]*[.J$10])^(0-([.K$10]*[.F28]))" office:value-type="float" office:value="0.0228475239598104" calcext:value-type="float">
            <text:p>0</text:p>
          </table:table-cell>
          <table:table-cell table:style-name="ce20" table:formula="of:=[.F27]+1" office:value-type="float" office:value="27" calcext:value-type="float">
            <text:p>27</text:p>
          </table:table-cell>
          <table:table-cell table:number-columns-repeated="11"/>
        </table:table-row>
        <table:table-row table:style-name="ro1">
          <table:table-cell table:formula="of:=[.A28]+([.A28]/[.L$3])" office:value-type="float" office:value="637.92839633331" calcext:value-type="float">
            <text:p>638</text:p>
          </table:table-cell>
          <table:table-cell table:formula="of:=INT([.A29]/3*2)" office:value-type="float" office:value="425" calcext:value-type="float">
            <text:p>425</text:p>
          </table:table-cell>
          <table:table-cell table:formula="of:=[.A29]*[.B29]" office:value-type="float" office:value="271119.568441657" calcext:value-type="float">
            <text:p>271,120</text:p>
          </table:table-cell>
          <table:table-cell table:style-name="ce30" table:formula="of:=[.C29]/1000000" office:value-type="float" office:value="0.271119568441657" calcext:value-type="float">
            <text:p>0.27112</text:p>
          </table:table-cell>
          <table:table-cell table:style-name="ce18" table:formula="of:=([.H$10]+[.I$10]*[.J$10])^(0-([.K$10]*[.F29]))" office:value-type="float" office:value="0.019863483133083" calcext:value-type="float">
            <text:p>0</text:p>
          </table:table-cell>
          <table:table-cell table:style-name="ce20" table:formula="of:=[.F28]+1"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formula="of:=[.A29]+([.A29]/[.L$3])" office:value-type="float" office:value="694.123837149989" calcext:value-type="float">
            <text:p>694</text:p>
          </table:table-cell>
          <table:table-cell table:formula="of:=INT([.A30]/3*2)" office:value-type="float" office:value="462" calcext:value-type="float">
            <text:p>462</text:p>
          </table:table-cell>
          <table:table-cell table:formula="of:=[.A30]*[.B30]" office:value-type="float" office:value="320685.212763295" calcext:value-type="float">
            <text:p>320,685</text:p>
          </table:table-cell>
          <table:table-cell table:style-name="ce30" table:formula="of:=[.C30]/1000000" office:value-type="float" office:value="0.320685212763295" calcext:value-type="float">
            <text:p>0.32069</text:p>
          </table:table-cell>
          <table:table-cell table:style-name="ce18" table:formula="of:=([.H$10]+[.I$10]*[.J$10])^(0-([.K$10]*[.F30]))" office:value-type="float" office:value="0.0172691781775703" calcext:value-type="float">
            <text:p>0</text:p>
          </table:table-cell>
          <table:table-cell table:style-name="ce20" table:formula="of:=[.F29]+1"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table:formula="of:=[.A30]+([.A30]/[.L$3])" office:value-type="float" office:value="755.269563275697" calcext:value-type="float">
            <text:p>755</text:p>
          </table:table-cell>
          <table:table-cell table:formula="of:=INT([.A31]/3*2)" office:value-type="float" office:value="503" calcext:value-type="float">
            <text:p>503</text:p>
          </table:table-cell>
          <table:table-cell table:formula="of:=[.A31]*[.B31]" office:value-type="float" office:value="379900.590327676" calcext:value-type="float">
            <text:p>379,901</text:p>
          </table:table-cell>
          <table:table-cell table:style-name="ce30" table:formula="of:=[.C31]/1000000" office:value-type="float" office:value="0.379900590327676" calcext:value-type="float">
            <text:p>0.37990</text:p>
          </table:table-cell>
          <table:table-cell table:style-name="ce18" table:formula="of:=([.H$10]+[.I$10]*[.J$10])^(0-([.K$10]*[.F31]))" office:value-type="float" office:value="0.0150137069581706" calcext:value-type="float">
            <text:p>0</text:p>
          </table:table-cell>
          <table:table-cell table:style-name="ce20" table:formula="of:=[.F30]+1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formula="of:=[.A31]+([.A31]/[.L$3])" office:value-type="float" office:value="821.801647891543" calcext:value-type="float">
            <text:p>822</text:p>
          </table:table-cell>
          <table:table-cell table:formula="of:=INT([.A32]/3*2)" office:value-type="float" office:value="547" calcext:value-type="float">
            <text:p>547</text:p>
          </table:table-cell>
          <table:table-cell table:formula="of:=[.A32]*[.B32]" office:value-type="float" office:value="449525.501396674" calcext:value-type="float">
            <text:p>449,526</text:p>
          </table:table-cell>
          <table:table-cell table:style-name="ce30" table:formula="of:=[.C32]/1000000" office:value-type="float" office:value="0.449525501396674" calcext:value-type="float">
            <text:p>0.44953</text:p>
          </table:table-cell>
          <table:table-cell table:style-name="ce18" table:formula="of:=([.H$10]+[.I$10]*[.J$10])^(0-([.K$10]*[.F32]))" office:value-type="float" office:value="0.0130528155021638" calcext:value-type="float">
            <text:p>0</text:p>
          </table:table-cell>
          <table:table-cell table:style-name="ce20" table:formula="of:=[.F31]+1"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table:formula="of:=[.A32]+([.A32]/[.L$3])" office:value-type="float" office:value="894.194578089636" calcext:value-type="float">
            <text:p>894</text:p>
          </table:table-cell>
          <table:table-cell table:formula="of:=INT([.A33]/3*2)" office:value-type="float" office:value="596" calcext:value-type="float">
            <text:p>596</text:p>
          </table:table-cell>
          <table:table-cell table:formula="of:=[.A33]*[.B33]" office:value-type="float" office:value="532939.968541423" calcext:value-type="float">
            <text:p>532,940</text:p>
          </table:table-cell>
          <table:table-cell table:style-name="ce30" table:formula="of:=[.C33]/1000000" office:value-type="float" office:value="0.532939968541423" calcext:value-type="float">
            <text:p>0.53294</text:p>
          </table:table-cell>
          <table:table-cell table:style-name="ce18" table:formula="of:=([.H$10]+[.I$10]*[.J$10])^(0-([.K$10]*[.F33]))" office:value-type="float" office:value="0.0113480297043368" calcext:value-type="float">
            <text:p>0</text:p>
          </table:table-cell>
          <table:table-cell table:style-name="ce20" table:formula="of:=[.F32]+1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formula="of:=[.A33]+([.A33]/[.L$3])" office:value-type="float" office:value="972.964638774279" calcext:value-type="float">
            <text:p>973</text:p>
          </table:table-cell>
          <table:table-cell table:formula="of:=INT([.A34]/3*2)" office:value-type="float" office:value="648" calcext:value-type="float">
            <text:p>648</text:p>
          </table:table-cell>
          <table:table-cell table:formula="of:=[.A34]*[.B34]" office:value-type="float" office:value="630481.085925733" calcext:value-type="float">
            <text:p>630,481</text:p>
          </table:table-cell>
          <table:table-cell table:style-name="ce30" table:formula="of:=[.C34]/1000000" office:value-type="float" office:value="0.630481085925733" calcext:value-type="float">
            <text:p>0.63048</text:p>
          </table:table-cell>
          <table:table-cell table:style-name="ce18" table:formula="of:=([.H$10]+[.I$10]*[.J$10])^(0-([.K$10]*[.F34]))" office:value-type="float" office:value="0.00986590043727827" calcext:value-type="float">
            <text:p>0</text:p>
          </table:table-cell>
          <table:table-cell table:style-name="ce20" table:formula="of:=[.F33]+1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table:formula="of:=[.A34]+([.A34]/[.L$3])" office:value-type="float" office:value="1058.67359465276" calcext:value-type="float">
            <text:p>1,059</text:p>
          </table:table-cell>
          <table:table-cell table:formula="of:=INT([.A35]/3*2)" office:value-type="float" office:value="705" calcext:value-type="float">
            <text:p>705</text:p>
          </table:table-cell>
          <table:table-cell table:formula="of:=[.A35]*[.B35]" office:value-type="float" office:value="746364.884230195" calcext:value-type="float">
            <text:p>746,365</text:p>
          </table:table-cell>
          <table:table-cell table:style-name="ce30" table:formula="of:=[.C35]/1000000" office:value-type="float" office:value="0.746364884230195" calcext:value-type="float">
            <text:p>0.74636</text:p>
          </table:table-cell>
          <table:table-cell table:style-name="ce18" table:formula="of:=([.H$10]+[.I$10]*[.J$10])^(0-([.K$10]*[.F35]))" office:value-type="float" office:value="0.00857734725536445" calcext:value-type="float">
            <text:p>0</text:p>
          </table:table-cell>
          <table:table-cell table:style-name="ce20" table:formula="of:=[.F34]+1"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table:formula="of:=[.A35]+([.A35]/[.L$3])" office:value-type="float" office:value="1151.93269657461" calcext:value-type="float">
            <text:p>1,152</text:p>
          </table:table-cell>
          <table:table-cell table:formula="of:=INT([.A36]/3*2)" office:value-type="float" office:value="767" calcext:value-type="float">
            <text:p>767</text:p>
          </table:table-cell>
          <table:table-cell table:formula="of:=[.A36]*[.B36]" office:value-type="float" office:value="883532.378272725" calcext:value-type="float">
            <text:p>883,532</text:p>
          </table:table-cell>
          <table:table-cell table:style-name="ce30" table:formula="of:=[.C36]/1000000" office:value-type="float" office:value="0.883532378272725" calcext:value-type="float">
            <text:p>0.88353</text:p>
          </table:table-cell>
          <table:table-cell table:style-name="ce18" table:formula="of:=([.H$10]+[.I$10]*[.J$10])^(0-([.K$10]*[.F36]))" office:value-type="float" office:value="0.00745708781543352" calcext:value-type="float">
            <text:p>0</text:p>
          </table:table-cell>
          <table:table-cell table:style-name="ce20" table:formula="of:=[.F35]+1"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table:formula="of:=[.A36]+([.A36]/[.L$3])" office:value-type="float" office:value="1253.40704079134" calcext:value-type="float">
            <text:p>1,253</text:p>
          </table:table-cell>
          <table:table-cell table:formula="of:=INT([.A37]/3*2)" office:value-type="float" office:value="835" calcext:value-type="float">
            <text:p>835</text:p>
          </table:table-cell>
          <table:table-cell table:formula="of:=[.A37]*[.B37]" office:value-type="float" office:value="1046594.87906077" calcext:value-type="float">
            <text:p>1,046,595</text:p>
          </table:table-cell>
          <table:table-cell table:style-name="ce30" table:formula="of:=[.C37]/1000000" office:value-type="float" office:value="1.04659487906077" calcext:value-type="float">
            <text:p>1.04659</text:p>
          </table:table-cell>
          <table:table-cell table:style-name="ce18" table:formula="of:=([.H$10]+[.I$10]*[.J$10])^(0-([.K$10]*[.F37]))" office:value-type="float" office:value="0.00648314181897074" calcext:value-type="float">
            <text:p>0</text:p>
          </table:table-cell>
          <table:table-cell table:style-name="ce20" table:formula="of:=[.F36]+1"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table:formula="of:=[.A37]+([.A37]/[.L$3])" office:value-type="float" office:value="1363.82031222565" calcext:value-type="float">
            <text:p>1,364</text:p>
          </table:table-cell>
          <table:table-cell table:formula="of:=INT([.A38]/3*2)" office:value-type="float" office:value="909" calcext:value-type="float">
            <text:p>909</text:p>
          </table:table-cell>
          <table:table-cell table:formula="of:=[.A38]*[.B38]" office:value-type="float" office:value="1239712.66381311" calcext:value-type="float">
            <text:p>1,239,713</text:p>
          </table:table-cell>
          <table:table-cell table:style-name="ce30" table:formula="of:=[.C38]/1000000" office:value-type="float" office:value="1.23971266381311" calcext:value-type="float">
            <text:p>1.23971</text:p>
          </table:table-cell>
          <table:table-cell table:style-name="ce18" table:formula="of:=([.H$10]+[.I$10]*[.J$10])^(0-([.K$10]*[.F38]))" office:value-type="float" office:value="0.00563639974279205" calcext:value-type="float">
            <text:p>0</text:p>
          </table:table-cell>
          <table:table-cell table:style-name="ce20" table:formula="of:=[.F37]+1"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table:formula="of:=[.A38]+([.A38]/[.L$3])" office:value-type="float" office:value="1483.95994557757" calcext:value-type="float">
            <text:p>1,484</text:p>
          </table:table-cell>
          <table:table-cell table:formula="of:=INT([.A39]/3*2)" office:value-type="float" office:value="989" calcext:value-type="float">
            <text:p>989</text:p>
          </table:table-cell>
          <table:table-cell table:formula="of:=[.A39]*[.B39]" office:value-type="float" office:value="1467636.38617621" calcext:value-type="float">
            <text:p>1,467,636</text:p>
          </table:table-cell>
          <table:table-cell table:style-name="ce30" table:formula="of:=[.C39]/1000000" office:value-type="float" office:value="1.46763638617621" calcext:value-type="float">
            <text:p>1.46764</text:p>
          </table:table-cell>
          <table:table-cell table:style-name="ce18" table:formula="of:=([.H$10]+[.I$10]*[.J$10])^(0-([.K$10]*[.F39]))" office:value-type="float" office:value="0.00490024789641111" calcext:value-type="float">
            <text:p>0</text:p>
          </table:table-cell>
          <table:table-cell table:style-name="ce20" table:formula="of:=[.F38]+1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formula="of:=[.A39]+([.A39]/[.L$3])" office:value-type="float" office:value="1614.68274107522" calcext:value-type="float">
            <text:p>1,615</text:p>
          </table:table-cell>
          <table:table-cell table:formula="of:=INT([.A40]/3*2)" office:value-type="float" office:value="1076" calcext:value-type="float">
            <text:p>1076</text:p>
          </table:table-cell>
          <table:table-cell table:formula="of:=[.A40]*[.B40]" office:value-type="float" office:value="1737398.62939694" calcext:value-type="float">
            <text:p>1,737,399</text:p>
          </table:table-cell>
          <table:table-cell table:style-name="ce30" table:formula="of:=[.C40]/1000000" office:value-type="float" office:value="1.73739862939694" calcext:value-type="float">
            <text:p>1.73740</text:p>
          </table:table-cell>
          <table:table-cell table:style-name="ce18" table:formula="of:=([.H$10]+[.I$10]*[.J$10])^(0-([.K$10]*[.F40]))" office:value-type="float" office:value="0.00426024244944463" calcext:value-type="float">
            <text:p>0</text:p>
          </table:table-cell>
          <table:table-cell table:style-name="ce20" table:formula="of:=[.F39]+1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formula="of:=[.A40]+([.A40]/[.L$3])" office:value-type="float" office:value="1756.92097491988" calcext:value-type="float">
            <text:p>1,757</text:p>
          </table:table-cell>
          <table:table-cell table:formula="of:=INT([.A41]/3*2)" office:value-type="float" office:value="1171" calcext:value-type="float">
            <text:p>1171</text:p>
          </table:table-cell>
          <table:table-cell table:formula="of:=[.A41]*[.B41]" office:value-type="float" office:value="2057354.46163118" calcext:value-type="float">
            <text:p>2,057,354</text:p>
          </table:table-cell>
          <table:table-cell table:style-name="ce30" table:formula="of:=[.C41]/1000000" office:value-type="float" office:value="2.05735446163118" calcext:value-type="float">
            <text:p>2.05735</text:p>
          </table:table-cell>
          <table:table-cell table:style-name="ce18" table:formula="of:=([.H$10]+[.I$10]*[.J$10])^(0-([.K$10]*[.F41]))" office:value-type="float" office:value="0.00370382603323857" calcext:value-type="float">
            <text:p>0</text:p>
          </table:table-cell>
          <table:table-cell table:style-name="ce20" table:formula="of:=[.F40]+1"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formula="of:=[.A41]+([.A41]/[.L$3])" office:value-type="float" office:value="1911.68904800328" calcext:value-type="float">
            <text:p>1,912</text:p>
          </table:table-cell>
          <table:table-cell table:formula="of:=INT([.A42]/3*2)" office:value-type="float" office:value="1274" calcext:value-type="float">
            <text:p>1274</text:p>
          </table:table-cell>
          <table:table-cell table:formula="of:=[.A42]*[.B42]" office:value-type="float" office:value="2435491.84715618" calcext:value-type="float">
            <text:p>2,435,492</text:p>
          </table:table-cell>
          <table:table-cell table:style-name="ce30" table:formula="of:=[.C42]/1000000" office:value-type="float" office:value="2.43549184715618" calcext:value-type="float">
            <text:p>2.43549</text:p>
          </table:table-cell>
          <table:table-cell table:style-name="ce18" table:formula="of:=([.H$10]+[.I$10]*[.J$10])^(0-([.K$10]*[.F42]))" office:value-type="float" office:value="0.00322008135623457" calcext:value-type="float">
            <text:p>0</text:p>
          </table:table-cell>
          <table:table-cell table:style-name="ce20" table:formula="of:=[.F41]+1" office:value-type="float" office:value="41" calcext:value-type="float">
            <text:p>41</text:p>
          </table:table-cell>
          <table:table-cell table:number-columns-repeated="11"/>
        </table:table-row>
        <table:table-row table:style-name="ro1">
          <table:table-cell table:formula="of:=[.A42]+([.A42]/[.L$3])" office:value-type="float" office:value="2080.09072031391" calcext:value-type="float">
            <text:p>2,080</text:p>
          </table:table-cell>
          <table:table-cell table:formula="of:=INT([.A43]/3*2)" office:value-type="float" office:value="1386" calcext:value-type="float">
            <text:p>1386</text:p>
          </table:table-cell>
          <table:table-cell table:formula="of:=[.A43]*[.B43]" office:value-type="float" office:value="2883005.73835507" calcext:value-type="float">
            <text:p>2,883,006</text:p>
          </table:table-cell>
          <table:table-cell table:style-name="ce30" table:formula="of:=[.C43]/1000000" office:value-type="float" office:value="2.88300573835507" calcext:value-type="float">
            <text:p>2.88301</text:p>
          </table:table-cell>
          <table:table-cell table:style-name="ce18" table:formula="of:=([.H$10]+[.I$10]*[.J$10])^(0-([.K$10]*[.F43]))" office:value-type="float" office:value="0.00279951699883243" calcext:value-type="float">
            <text:p>0</text:p>
          </table:table-cell>
          <table:table-cell table:style-name="ce20" table:formula="of:=[.F42]+1" office:value-type="float" office:value="42" calcext:value-type="float">
            <text:p>42</text:p>
          </table:table-cell>
          <table:table-cell table:number-columns-repeated="11"/>
        </table:table-row>
        <table:table-row table:style-name="ro1">
          <table:table-cell table:formula="of:=[.A43]+([.A43]/[.L$3])" office:value-type="float" office:value="2263.32698262578" calcext:value-type="float">
            <text:p>2,263</text:p>
          </table:table-cell>
          <table:table-cell table:formula="of:=INT([.A44]/3*2)" office:value-type="float" office:value="1508" calcext:value-type="float">
            <text:p>1508</text:p>
          </table:table-cell>
          <table:table-cell table:formula="of:=[.A44]*[.B44]" office:value-type="float" office:value="3413097.08979968" calcext:value-type="float">
            <text:p>3,413,097</text:p>
          </table:table-cell>
          <table:table-cell table:style-name="ce30" table:formula="of:=[.C44]/1000000" office:value-type="float" office:value="3.41309708979968" calcext:value-type="float">
            <text:p>3.41310</text:p>
          </table:table-cell>
          <table:table-cell table:style-name="ce18" table:formula="of:=([.H$10]+[.I$10]*[.J$10])^(0-([.K$10]*[.F44]))" office:value-type="float" office:value="0.00243388118488918" calcext:value-type="float">
            <text:p>0</text:p>
          </table:table-cell>
          <table:table-cell table:style-name="ce20" table:formula="of:=[.F43]+1"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formula="of:=[.A44]+([.A44]/[.L$3])" office:value-type="float" office:value="2462.70462160846" calcext:value-type="float">
            <text:p>2,463</text:p>
          </table:table-cell>
          <table:table-cell table:formula="of:=INT([.A45]/3*2)" office:value-type="float" office:value="1641" calcext:value-type="float">
            <text:p>1641</text:p>
          </table:table-cell>
          <table:table-cell table:formula="of:=[.A45]*[.B45]" office:value-type="float" office:value="4041298.28405948" calcext:value-type="float">
            <text:p>4,041,298</text:p>
          </table:table-cell>
          <table:table-cell table:style-name="ce30" table:formula="of:=[.C45]/1000000" office:value-type="float" office:value="4.04129828405948" calcext:value-type="float">
            <text:p>4.04130</text:p>
          </table:table-cell>
          <table:table-cell table:style-name="ce18" table:formula="of:=([.H$10]+[.I$10]*[.J$10])^(0-([.K$10]*[.F45]))" office:value-type="float" office:value="0.00211599987591721" calcext:value-type="float">
            <text:p>0</text:p>
          </table:table-cell>
          <table:table-cell table:style-name="ce20" table:formula="of:=[.F44]+1"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table:formula="of:=[.A45]+([.A45]/[.L$3])" office:value-type="float" office:value="2679.64553944189" calcext:value-type="float">
            <text:p>2,680</text:p>
          </table:table-cell>
          <table:table-cell table:formula="of:=INT([.A46]/3*2)" office:value-type="float" office:value="1786" calcext:value-type="float">
            <text:p>1786</text:p>
          </table:table-cell>
          <table:table-cell table:formula="of:=[.A46]*[.B46]" office:value-type="float" office:value="4785846.93344322" calcext:value-type="float">
            <text:p>4,785,847</text:p>
          </table:table-cell>
          <table:table-cell table:style-name="ce30" table:formula="of:=[.C46]/1000000" office:value-type="float" office:value="4.78584693344322" calcext:value-type="float">
            <text:p>4.78585</text:p>
          </table:table-cell>
          <table:table-cell table:style-name="ce18" table:formula="of:=([.H$10]+[.I$10]*[.J$10])^(0-([.K$10]*[.F46]))" office:value-type="float" office:value="0.00183963601127288" calcext:value-type="float">
            <text:p>0</text:p>
          </table:table-cell>
          <table:table-cell table:style-name="ce20" table:formula="of:=[.F45]+1"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table:formula="of:=[.A46]+([.A46]/[.L$3])" office:value-type="float" office:value="2915.69689440103" calcext:value-type="float">
            <text:p>2,916</text:p>
          </table:table-cell>
          <table:table-cell table:formula="of:=INT([.A47]/3*2)" office:value-type="float" office:value="1943" calcext:value-type="float">
            <text:p>1943</text:p>
          </table:table-cell>
          <table:table-cell table:formula="of:=[.A47]*[.B47]" office:value-type="float" office:value="5665199.06582119" calcext:value-type="float">
            <text:p>5,665,199</text:p>
          </table:table-cell>
          <table:table-cell table:style-name="ce30" table:formula="of:=[.C47]/1000000" office:value-type="float" office:value="5.66519906582119" calcext:value-type="float">
            <text:p>5.66520</text:p>
          </table:table-cell>
          <table:table-cell table:style-name="ce18" table:formula="of:=([.H$10]+[.I$10]*[.J$10])^(0-([.K$10]*[.F47]))" office:value-type="float" office:value="0.00159936713252644" calcext:value-type="float">
            <text:p>0</text:p>
          </table:table-cell>
          <table:table-cell table:style-name="ce20" table:formula="of:=[.F46]+1" office:value-type="float" office:value="46" calcext:value-type="float">
            <text:p>46</text:p>
          </table:table-cell>
          <table:table-cell table:number-columns-repeated="11"/>
        </table:table-row>
        <table:table-row table:style-name="ro1">
          <table:table-cell table:formula="of:=[.A47]+([.A47]/[.L$3])" office:value-type="float" office:value="3172.54213472966" calcext:value-type="float">
            <text:p>3,173</text:p>
          </table:table-cell>
          <table:table-cell table:formula="of:=INT([.A48]/3*2)" office:value-type="float" office:value="2115" calcext:value-type="float">
            <text:p>2115</text:p>
          </table:table-cell>
          <table:table-cell table:formula="of:=[.A48]*[.B48]" office:value-type="float" office:value="6709926.61495323" calcext:value-type="float">
            <text:p>6,709,927</text:p>
          </table:table-cell>
          <table:table-cell table:style-name="ce30" table:formula="of:=[.C48]/1000000" office:value-type="float" office:value="6.70992661495323" calcext:value-type="float">
            <text:p>6.70993</text:p>
          </table:table-cell>
          <table:table-cell table:style-name="ce18" table:formula="of:=([.H$10]+[.I$10]*[.J$10])^(0-([.K$10]*[.F48]))" office:value-type="float" office:value="0.00139047899091512" calcext:value-type="float">
            <text:p>0</text:p>
          </table:table-cell>
          <table:table-cell table:style-name="ce20" table:formula="of:=[.F47]+1"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table:formula="of:=[.A48]+([.A48]/[.L$3])" office:value-type="float" office:value="3452.01300449397" calcext:value-type="float">
            <text:p>3,452</text:p>
          </table:table-cell>
          <table:table-cell table:formula="of:=INT([.A49]/3*2)" office:value-type="float" office:value="2301" calcext:value-type="float">
            <text:p>2301</text:p>
          </table:table-cell>
          <table:table-cell table:formula="of:=[.A49]*[.B49]" office:value-type="float" office:value="7943081.92334062" calcext:value-type="float">
            <text:p>7,943,082</text:p>
          </table:table-cell>
          <table:table-cell table:style-name="ce30" table:formula="of:=[.C49]/1000000" office:value-type="float" office:value="7.94308192334062" calcext:value-type="float">
            <text:p>7.94308</text:p>
          </table:table-cell>
          <table:table-cell table:style-name="ce18" table:formula="of:=([.H$10]+[.I$10]*[.J$10])^(0-([.K$10]*[.F49]))" office:value-type="float" office:value="0.00120887305038099" calcext:value-type="float">
            <text:p>0</text:p>
          </table:table-cell>
          <table:table-cell table:style-name="ce20" table:formula="of:=[.F48]+1" office:value-type="float" office:value="48" calcext:value-type="float">
            <text:p>48</text:p>
          </table:table-cell>
          <table:table-cell table:number-columns-repeated="11"/>
        </table:table-row>
        <table:table-row table:style-name="ro1">
          <table:table-cell table:formula="of:=[.A49]+([.A49]/[.L$3])" office:value-type="float" office:value="3756.10260703785" calcext:value-type="float">
            <text:p>3,756</text:p>
          </table:table-cell>
          <table:table-cell table:formula="of:=INT([.A50]/3*2)" office:value-type="float" office:value="2504" calcext:value-type="float">
            <text:p>2504</text:p>
          </table:table-cell>
          <table:table-cell table:formula="of:=[.A50]*[.B50]" office:value-type="float" office:value="9405280.92802276" calcext:value-type="float">
            <text:p>9,405,281</text:p>
          </table:table-cell>
          <table:table-cell table:style-name="ce30" table:formula="of:=[.C50]/1000000" office:value-type="float" office:value="9.40528092802276" calcext:value-type="float">
            <text:p>9.40528</text:p>
          </table:table-cell>
          <table:table-cell table:style-name="ce18" table:formula="of:=([.H$10]+[.I$10]*[.J$10])^(0-([.K$10]*[.F50]))" office:value-type="float" office:value="0.00105098607133623" calcext:value-type="float">
            <text:p>0</text:p>
          </table:table-cell>
          <table:table-cell table:style-name="ce20" table:formula="of:=[.F49]+1"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formula="of:=[.A50]+([.A50]/[.L$3])" office:value-type="float" office:value="4086.97961920472" calcext:value-type="float">
            <text:p>4,087</text:p>
          </table:table-cell>
          <table:table-cell table:formula="of:=INT([.A51]/3*2)" office:value-type="float" office:value="2724" calcext:value-type="float">
            <text:p>2724</text:p>
          </table:table-cell>
          <table:table-cell table:formula="of:=[.A51]*[.B51]" office:value-type="float" office:value="11132932.4827136" calcext:value-type="float">
            <text:p>11,132,932</text:p>
          </table:table-cell>
          <table:table-cell table:style-name="ce30" table:formula="of:=[.C51]/1000000" office:value-type="float" office:value="11.1329324827136" calcext:value-type="float">
            <text:p>11.13293</text:p>
          </table:table-cell>
          <table:table-cell table:style-name="ce18" table:formula="of:=([.H$10]+[.I$10]*[.J$10])^(0-([.K$10]*[.F51]))" office:value-type="float" office:value="0.000913720197331422" calcext:value-type="float">
            <text:p>0</text:p>
          </table:table-cell>
          <table:table-cell table:style-name="ce20" table:formula="of:=[.F50]+1"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table:formula="of:=[.A51]+([.A51]/[.L$3])" office:value-type="float" office:value="4447.00375769752" calcext:value-type="float">
            <text:p>4,447</text:p>
          </table:table-cell>
          <table:table-cell table:formula="of:=INT([.A52]/3*2)" office:value-type="float" office:value="2964" calcext:value-type="float">
            <text:p>2964</text:p>
          </table:table-cell>
          <table:table-cell table:formula="of:=[.A52]*[.B52]" office:value-type="float" office:value="13180919.1378154" calcext:value-type="float">
            <text:p>13,180,919</text:p>
          </table:table-cell>
          <table:table-cell table:style-name="ce30" table:formula="of:=[.C52]/1000000" office:value-type="float" office:value="13.1809191378154" calcext:value-type="float">
            <text:p>13.18092</text:p>
          </table:table-cell>
          <table:table-cell table:style-name="ce18" table:formula="of:=([.H$10]+[.I$10]*[.J$10])^(0-([.K$10]*[.F52]))" office:value-type="float" office:value="0.000794382172876846" calcext:value-type="float">
            <text:p>0</text:p>
          </table:table-cell>
          <table:table-cell table:style-name="ce20" table:formula="of:=[.F51]+1"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table:formula="of:=[.A52]+([.A52]/[.L$3])" office:value-type="float" office:value="4838.74260787824" calcext:value-type="float">
            <text:p>4,839</text:p>
          </table:table-cell>
          <table:table-cell table:formula="of:=INT([.A53]/3*2)" office:value-type="float" office:value="3225" calcext:value-type="float">
            <text:p>3225</text:p>
          </table:table-cell>
          <table:table-cell table:formula="of:=[.A53]*[.B53]" office:value-type="float" office:value="15604944.9104073" calcext:value-type="float">
            <text:p>15,604,945</text:p>
          </table:table-cell>
          <table:table-cell table:style-name="ce30" table:formula="of:=[.C53]/1000000" office:value-type="float" office:value="15.6049449104073" calcext:value-type="float">
            <text:p>15.60494</text:p>
          </table:table-cell>
          <table:table-cell table:style-name="ce18" table:formula="of:=([.H$10]+[.I$10]*[.J$10])^(0-([.K$10]*[.F53]))" office:value-type="float" office:value="0.000690630499826468" calcext:value-type="float">
            <text:p>0</text:p>
          </table:table-cell>
          <table:table-cell table:style-name="ce20" table:formula="of:=[.F52]+1" office:value-type="float" office:value="52" calcext:value-type="float">
            <text:p>52</text:p>
          </table:table-cell>
          <table:table-cell table:number-columns-repeated="11"/>
        </table:table-row>
        <table:table-row table:style-name="ro1">
          <table:table-cell table:formula="of:=[.A53]+([.A53]/[.L$3])" office:value-type="float" office:value="5264.98993502511" calcext:value-type="float">
            <text:p>5,265</text:p>
          </table:table-cell>
          <table:table-cell table:formula="of:=INT([.A54]/3*2)" office:value-type="float" office:value="3509" calcext:value-type="float">
            <text:p>3509</text:p>
          </table:table-cell>
          <table:table-cell table:formula="of:=[.A54]*[.B54]" office:value-type="float" office:value="18474849.6820031" calcext:value-type="float">
            <text:p>18,474,850</text:p>
          </table:table-cell>
          <table:table-cell table:style-name="ce30" table:formula="of:=[.C54]/1000000" office:value-type="float" office:value="18.4748496820031" calcext:value-type="float">
            <text:p>18.47485</text:p>
          </table:table-cell>
          <table:table-cell table:style-name="ce18" table:formula="of:=([.H$10]+[.I$10]*[.J$10])^(0-([.K$10]*[.F54]))" office:value-type="float" office:value="0.000600429495494863" calcext:value-type="float">
            <text:p>0</text:p>
          </table:table-cell>
          <table:table-cell table:style-name="ce20" table:formula="of:=[.F53]+1" office:value-type="float" office:value="53" calcext:value-type="float">
            <text:p>53</text:p>
          </table:table-cell>
          <table:table-cell table:number-columns-repeated="11"/>
        </table:table-row>
        <table:table-row table:style-name="ro1">
          <table:table-cell table:formula="of:=[.A54]+([.A54]/[.L$3])" office:value-type="float" office:value="5728.78560863787" calcext:value-type="float">
            <text:p>5,729</text:p>
          </table:table-cell>
          <table:table-cell table:formula="of:=INT([.A55]/3*2)" office:value-type="float" office:value="3819" calcext:value-type="float">
            <text:p>3819</text:p>
          </table:table-cell>
          <table:table-cell table:formula="of:=[.A55]*[.B55]" office:value-type="float" office:value="21878232.239388" calcext:value-type="float">
            <text:p>21,878,232</text:p>
          </table:table-cell>
          <table:table-cell table:style-name="ce30" table:formula="of:=[.C55]/1000000" office:value-type="float" office:value="21.878232239388" calcext:value-type="float">
            <text:p>21.87823</text:p>
          </table:table-cell>
          <table:table-cell table:style-name="ce18" table:formula="of:=([.H$10]+[.I$10]*[.J$10])^(0-([.K$10]*[.F55]))" office:value-type="float" office:value="0.00052200935109411" calcext:value-type="float">
            <text:p>0</text:p>
          </table:table-cell>
          <table:table-cell table:style-name="ce20" table:formula="of:=[.F54]+1" office:value-type="float" office:value="54" calcext:value-type="float">
            <text:p>54</text:p>
          </table:table-cell>
          <table:table-cell table:number-columns-repeated="11"/>
        </table:table-row>
        <table:table-row table:style-name="ro1">
          <table:table-cell table:formula="of:=[.A55]+([.A55]/[.L$3])" office:value-type="float" office:value="6233.4372818853" calcext:value-type="float">
            <text:p>6,233</text:p>
          </table:table-cell>
          <table:table-cell table:formula="of:=INT([.A56]/3*2)" office:value-type="float" office:value="4155" calcext:value-type="float">
            <text:p>4155</text:p>
          </table:table-cell>
          <table:table-cell table:formula="of:=[.A56]*[.B56]" office:value-type="float" office:value="25899931.9062334" calcext:value-type="float">
            <text:p>25,899,932</text:p>
          </table:table-cell>
          <table:table-cell table:style-name="ce30" table:formula="of:=[.C56]/1000000" office:value-type="float" office:value="25.8999319062334" calcext:value-type="float">
            <text:p>25.89993</text:p>
          </table:table-cell>
          <table:table-cell table:style-name="ce18" table:formula="of:=([.H$10]+[.I$10]*[.J$10])^(0-([.K$10]*[.F56]))" office:value-type="float" office:value="0.000453831406808404" calcext:value-type="float">
            <text:p>0</text:p>
          </table:table-cell>
          <table:table-cell table:style-name="ce20" table:formula="of:=[.F55]+1"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table:formula="of:=[.A56]+([.A56]/[.L$3])" office:value-type="float" office:value="6782.54398080648" calcext:value-type="float">
            <text:p>6,783</text:p>
          </table:table-cell>
          <table:table-cell table:formula="of:=INT([.A57]/3*2)" office:value-type="float" office:value="4521" calcext:value-type="float">
            <text:p>4521</text:p>
          </table:table-cell>
          <table:table-cell table:formula="of:=[.A57]*[.B57]" office:value-type="float" office:value="30663881.3372261" calcext:value-type="float">
            <text:p>30,663,881</text:p>
          </table:table-cell>
          <table:table-cell table:style-name="ce30" table:formula="of:=[.C57]/1000000" office:value-type="float" office:value="30.6638813372261" calcext:value-type="float">
            <text:p>30.66388</text:p>
          </table:table-cell>
          <table:table-cell table:style-name="ce18" table:formula="of:=([.H$10]+[.I$10]*[.J$10])^(0-([.K$10]*[.F57]))" office:value-type="float" office:value="0.000394557962178273" calcext:value-type="float">
            <text:p>0</text:p>
          </table:table-cell>
          <table:table-cell table:style-name="ce20" table:formula="of:=[.F56]+1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formula="of:=[.A57]+([.A57]/[.L$3])" office:value-type="float" office:value="7380.02177149694" calcext:value-type="float">
            <text:p>7,380</text:p>
          </table:table-cell>
          <table:table-cell table:formula="of:=INT([.A58]/3*2)" office:value-type="float" office:value="4920" calcext:value-type="float">
            <text:p>4920</text:p>
          </table:table-cell>
          <table:table-cell table:formula="of:=[.A58]*[.B58]" office:value-type="float" office:value="36309707.1157649" calcext:value-type="float">
            <text:p>36,309,707</text:p>
          </table:table-cell>
          <table:table-cell table:style-name="ce30" table:formula="of:=[.C58]/1000000" office:value-type="float" office:value="36.3097071157649" calcext:value-type="float">
            <text:p>36.30971</text:p>
          </table:table-cell>
          <table:table-cell table:style-name="ce18" table:formula="of:=([.H$10]+[.I$10]*[.J$10])^(0-([.K$10]*[.F58]))" office:value-type="float" office:value="0.000343026029452374" calcext:value-type="float">
            <text:p>0</text:p>
          </table:table-cell>
          <table:table-cell table:style-name="ce20" table:formula="of:=[.F57]+1" office:value-type="float" office:value="57" calcext:value-type="float">
            <text:p>57</text:p>
          </table:table-cell>
          <table:table-cell table:number-columns-repeated="11"/>
        </table:table-row>
        <table:table-row table:style-name="ro1">
          <table:table-cell table:formula="of:=[.A58]+([.A58]/[.L$3])" office:value-type="float" office:value="8030.13168833041" calcext:value-type="float">
            <text:p>8,030</text:p>
          </table:table-cell>
          <table:table-cell table:formula="of:=INT([.A59]/3*2)" office:value-type="float" office:value="5353" calcext:value-type="float">
            <text:p>5353</text:p>
          </table:table-cell>
          <table:table-cell table:formula="of:=[.A59]*[.B59]" office:value-type="float" office:value="42985294.9276327" calcext:value-type="float">
            <text:p>42,985,295</text:p>
          </table:table-cell>
          <table:table-cell table:style-name="ce30" table:formula="of:=[.C59]/1000000" office:value-type="float" office:value="42.9852949276327" calcext:value-type="float">
            <text:p>42.98529</text:p>
          </table:table-cell>
          <table:table-cell table:style-name="ce18" table:formula="of:=([.H$10]+[.I$10]*[.J$10])^(0-([.K$10]*[.F59]))" office:value-type="float" office:value="0.000298224514928672" calcext:value-type="float">
            <text:p>0</text:p>
          </table:table-cell>
          <table:table-cell table:style-name="ce20" table:formula="of:=[.F58]+1" office:value-type="float" office:value="58" calcext:value-type="float">
            <text:p>58</text:p>
          </table:table-cell>
          <table:table-cell table:number-columns-repeated="11"/>
        </table:table-row>
        <table:table-row table:style-name="ro1">
          <table:table-cell table:formula="of:=[.A59]+([.A59]/[.L$3])" office:value-type="float" office:value="8737.51012239206" calcext:value-type="float">
            <text:p>8,738</text:p>
          </table:table-cell>
          <table:table-cell table:formula="of:=INT([.A60]/3*2)" office:value-type="float" office:value="5825" calcext:value-type="float">
            <text:p>5825</text:p>
          </table:table-cell>
          <table:table-cell table:formula="of:=[.A60]*[.B60]" office:value-type="float" office:value="50895996.4629337" calcext:value-type="float">
            <text:p>50,895,996</text:p>
          </table:table-cell>
          <table:table-cell table:style-name="ce30" table:formula="of:=[.C60]/1000000" office:value-type="float" office:value="50.8959964629337" calcext:value-type="float">
            <text:p>50.89600</text:p>
          </table:table-cell>
          <table:table-cell table:style-name="ce18" table:formula="of:=([.H$10]+[.I$10]*[.J$10])^(0-([.K$10]*[.F60]))" office:value-type="float" office:value="0.000259274380566475" calcext:value-type="float">
            <text:p>0</text:p>
          </table:table-cell>
          <table:table-cell table:style-name="ce20" table:formula="of:=[.F59]+1" office:value-type="float" office:value="59" calcext:value-type="float">
            <text:p>59</text:p>
          </table:table-cell>
          <table:table-cell table:number-columns-repeated="11"/>
        </table:table-row>
        <table:table-row table:style-name="ro1">
          <table:table-cell table:formula="of:=[.A60]+([.A60]/[.L$3])" office:value-type="float" office:value="9507.20188684437" calcext:value-type="float">
            <text:p>9,507</text:p>
          </table:table-cell>
          <table:table-cell table:formula="of:=INT([.A61]/3*2)" office:value-type="float" office:value="6338" calcext:value-type="float">
            <text:p>6338</text:p>
          </table:table-cell>
          <table:table-cell table:formula="of:=[.A61]*[.B61]" office:value-type="float" office:value="60256645.5588196" calcext:value-type="float">
            <text:p>60,256,646</text:p>
          </table:table-cell>
          <table:table-cell table:style-name="ce30" table:formula="of:=[.C61]/1000000" office:value-type="float" office:value="60.2566455588196" calcext:value-type="float">
            <text:p>60.25665</text:p>
          </table:table-cell>
          <table:table-cell table:style-name="ce18" table:formula="of:=([.H$10]+[.I$10]*[.J$10])^(0-([.K$10]*[.F61]))" office:value-type="float" office:value="0.000225411396625819" calcext:value-type="float">
            <text:p>0</text:p>
          </table:table-cell>
          <table:table-cell table:style-name="ce20" table:formula="of:=[.F60]+1" office:value-type="float" office:value="60" calcext:value-type="float">
            <text:p>60</text:p>
          </table:table-cell>
          <table:table-cell table:number-columns-repeated="11"/>
        </table:table-row>
        <table:table-row table:style-name="ro1">
          <table:table-cell table:formula="of:=[.A61]+([.A61]/[.L$3])" office:value-type="float" office:value="10344.6961950382" calcext:value-type="float">
            <text:p>10,345</text:p>
          </table:table-cell>
          <table:table-cell table:formula="of:=INT([.A62]/3*2)" office:value-type="float" office:value="6896" calcext:value-type="float">
            <text:p>6896</text:p>
          </table:table-cell>
          <table:table-cell table:formula="of:=[.A62]*[.B62]" office:value-type="float" office:value="71337024.9609836" calcext:value-type="float">
            <text:p>71,337,025</text:p>
          </table:table-cell>
          <table:table-cell table:style-name="ce30" table:formula="of:=[.C62]/1000000" office:value-type="float" office:value="71.3370249609836" calcext:value-type="float">
            <text:p>71.33702</text:p>
          </table:table-cell>
          <table:table-cell table:style-name="ce18" table:formula="of:=([.H$10]+[.I$10]*[.J$10])^(0-([.K$10]*[.F62]))" office:value-type="float" office:value="0.000195971146928553" calcext:value-type="float">
            <text:p>0</text:p>
          </table:table-cell>
          <table:table-cell table:style-name="ce20" table:formula="of:=[.F61]+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table:formula="of:=[.A62]+([.A62]/[.L$3])" office:value-type="float" office:value="11255.9658079543" calcext:value-type="float">
            <text:p>11,256</text:p>
          </table:table-cell>
          <table:table-cell table:formula="of:=INT([.A63]/3*2)" office:value-type="float" office:value="7503" calcext:value-type="float">
            <text:p>7503</text:p>
          </table:table-cell>
          <table:table-cell table:formula="of:=[.A63]*[.B63]" office:value-type="float" office:value="84453511.4570808" calcext:value-type="float">
            <text:p>84,453,511</text:p>
          </table:table-cell>
          <table:table-cell table:style-name="ce30" table:formula="of:=[.C63]/1000000" office:value-type="float" office:value="84.4535114570808" calcext:value-type="float">
            <text:p>84.45351</text:p>
          </table:table-cell>
          <table:table-cell table:style-name="ce18" table:formula="of:=([.H$10]+[.I$10]*[.J$10])^(0-([.K$10]*[.F63]))" office:value-type="float" office:value="0.000170375992533528" calcext:value-type="float">
            <text:p>0</text:p>
          </table:table-cell>
          <table:table-cell table:style-name="ce20" table:formula="of:=[.F62]+1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table:formula="of:=[.A63]+([.A63]/[.L$3])" office:value-type="float" office:value="12247.5096301624" calcext:value-type="float">
            <text:p>12,248</text:p>
          </table:table-cell>
          <table:table-cell table:formula="of:=INT([.A64]/3*2)" office:value-type="float" office:value="8165" calcext:value-type="float">
            <text:p>8165</text:p>
          </table:table-cell>
          <table:table-cell table:formula="of:=[.A64]*[.B64]" office:value-type="float" office:value="100000916.130276" calcext:value-type="float">
            <text:p>100,000,916</text:p>
          </table:table-cell>
          <table:table-cell table:style-name="ce30" table:formula="of:=[.C64]/1000000" office:value-type="float" office:value="100.000916130276" calcext:value-type="float">
            <text:p>100.00092</text:p>
          </table:table-cell>
          <table:table-cell table:style-name="ce18" table:formula="of:=([.H$10]+[.I$10]*[.J$10])^(0-([.K$10]*[.F64]))" office:value-type="float" office:value="0.000148123738043783" calcext:value-type="float">
            <text:p>0</text:p>
          </table:table-cell>
          <table:table-cell table:style-name="ce20" table:formula="of:=[.F63]+1" office:value-type="float" office:value="63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ce18"/>
          <table:table-cell table:style-name="ce20"/>
          <table:table-cell table:number-columns-repeated="11"/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UT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32" table:default-cell-style-name="Default"/>
        <table:table-column table:style-name="co27" table:default-cell-style-name="ce54"/>
        <table:table-column table:style-name="co1" table:default-cell-style-name="Default"/>
        <table:table-column table:style-name="co27" table:default-cell-style-name="ce54"/>
        <table:table-column table:style-name="co32" table:default-cell-style-name="Default"/>
        <table:table-column table:style-name="co27" table:default-cell-style-name="ce54"/>
        <table:table-column table:style-name="co33" table:default-cell-style-name="Default"/>
        <table:table-column table:style-name="co8" table:default-cell-style-name="ce57"/>
        <table:table-column table:style-name="co28" table:default-cell-style-name="Default"/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44" calcext:value-type="float">
            <text:p>2.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R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.86" calcext:value-type="float">
            <text:p>2.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Y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Hue 0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60541" calcext:value-type="float">
            <text:p>0.460541</text:p>
          </table:table-cell>
          <table:table-cell office:value-type="string" calcext:value-type="string">
            <text:p>Hue 1:</text:p>
          </table:table-cell>
          <table:table-cell office:value-type="float" office:value="21.25" calcext:value-type="float">
            <text:p>21.25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Hue 2:</text:p>
          </table:table-cell>
          <table:table-cell office:value-type="float" office:value="21" calcext:value-type="float">
            <text:p>21.0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G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373" calcext:value-type="float">
            <text:p>0.713730</text:p>
          </table:table-cell>
          <table:table-cell office:value-type="string" calcext:value-type="string">
            <text:p>Hue 3:</text:p>
          </table:table-cell>
          <table:table-cell office:value-type="float" office:value="20.97" calcext:value-type="float">
            <text:p>20.97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.983337" calcext:value-type="float">
            <text:p>0.983337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31.5" calcext:value-type="float">
            <text:p>31.5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728149" calcext:value-type="float">
            <text:p>0.728149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1.66" calcext:value-type="float">
            <text:p>21.6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21.39" calcext:value-type="float">
            <text:p>21.39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estPat-C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1893" calcext:value-type="float">
            <text:p>0.721893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437195" calcext:value-type="float">
            <text:p>0.437195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TestPat-B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:</text:p>
          </table:table-cell>
          <table:table-cell office:value-type="float" office:value="0.716827" calcext:value-type="float">
            <text:p>0.716827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41.96" calcext:value-type="float">
            <text:p>41.9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983948" calcext:value-type="float">
            <text:p>0.983948</text:p>
          </table:table-cell>
          <table:table-cell office:value-type="string" calcext:value-type="string">
            <text:p>G:</text:p>
          </table:table-cell>
          <table:table-cell office:value-type="float" office:value="0" calcext:value-type="float">
            <text:p>0.000000</text:p>
          </table:table-cell>
          <table:table-cell office:value-type="string" calcext:value-type="string">
            <text:p>B:</text:p>
          </table:table-cell>
          <table:table-cell office:value-type="float" office:value="0.983093" calcext:value-type="float">
            <text:p>0.983093</text:p>
          </table:table-cell>
          <table:table-cell office:value-type="string" calcext:value-type="string">
            <text:p>Hue 0:</text:p>
          </table:table-cell>
          <table:table-cell office:value-type="float" office:value="-10.49" calcext:value-type="float">
            <text:p>-10.49</text:p>
          </table:table-cell>
          <table:table-cell office:value-type="string" calcext:value-type="string">
            <text:p><text:tab/>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476059" calcext:value-type="float">
            <text:p>0.476059</text:p>
          </table:table-cell>
          <table:table-cell office:value-type="string" calcext:value-type="string">
            <text:p>G:</text:p>
          </table:table-cell>
          <table:table-cell office:value-type="float" office:value="0.689362" calcext:value-type="float">
            <text:p>0.689362</text:p>
          </table:table-cell>
          <table:table-cell office:value-type="string" calcext:value-type="string">
            <text:p>B:</text:p>
          </table:table-cell>
          <table:table-cell office:value-type="float" office:value="0.498718" calcext:value-type="float">
            <text:p>0.498718</text:p>
          </table:table-cell>
          <table:table-cell office:value-type="string" calcext:value-type="string">
            <text:p>Hue 1:</text:p>
          </table:table-cell>
          <table:table-cell office:value-type="float" office:value="2.03" calcext:value-type="float">
            <text:p>2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3348" calcext:value-type="float">
            <text:p>0.713348</text:p>
          </table:table-cell>
          <table:table-cell office:value-type="string" calcext:value-type="string">
            <text:p>G:</text:p>
          </table:table-cell>
          <table:table-cell office:value-type="float" office:value="0.676468" calcext:value-type="float">
            <text:p>0.676468</text:p>
          </table:table-cell>
          <table:table-cell office:value-type="string" calcext:value-type="string">
            <text:p>B:</text:p>
          </table:table-cell>
          <table:table-cell office:value-type="float" office:value="0.713333" calcext:value-type="float">
            <text:p>0.713333</text:p>
          </table:table-cell>
          <table:table-cell office:value-type="string" calcext:value-type="string">
            <text:p>Hue 2:</text:p>
          </table:table-cell>
          <table:table-cell office:value-type="float" office:value="-0.39" calcext:value-type="float">
            <text:p>-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Pat-M.png.rgb</text:p>
          </table:table-cell>
          <table:table-cell office:value-type="string" calcext:value-type="string">
            <text:p>Quadr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x: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Mi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Cha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:</text:p>
          </table:table-cell>
          <table:table-cell office:value-type="float" office:value="0.718414" calcext:value-type="float">
            <text:p>0.718414</text:p>
          </table:table-cell>
          <table:table-cell office:value-type="string" calcext:value-type="string">
            <text:p>G:</text:p>
          </table:table-cell>
          <table:table-cell office:value-type="float" office:value="0.720352" calcext:value-type="float">
            <text:p>0.720352</text:p>
          </table:table-cell>
          <table:table-cell office:value-type="string" calcext:value-type="string">
            <text:p>B:</text:p>
          </table:table-cell>
          <table:table-cell office:value-type="float" office:value="0.715271" calcext:value-type="float">
            <text:p>0.715271</text:p>
          </table:table-cell>
          <table:table-cell office:value-type="string" calcext:value-type="string">
            <text:p>Hue 3: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4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ido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7" table:default-cell-style-name="Default"/>
        <table:table-column table:style-name="co7" table:default-cell-style-name="ce30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jd2.jpg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table:formula="of:=[.B1]*[.C1]" office:value-type="float" office:value="8400" calcext:value-type="float">
            <text:p>8400</text:p>
          </table:table-cell>
          <table:table-cell table:formula="of:=[.D1]/1000000" office:value-type="float" office:value="0.0084" calcext:value-type="float">
            <text:p>0.00840</text:p>
          </table:table-cell>
          <table:table-cell/>
          <table:table-cell table:formula="of:=IF([.B1]&gt;[.C1];[.B1]/[.C1];[.C1]/[.B1])" office:value-type="float" office:value="1.49333333333333" calcext:value-type="float">
            <text:p>1.49333333333333</text:p>
          </table:table-cell>
          <table:table-cell table:formula="of:=AVERAGE([.G1:.G216])" office:value-type="float" office:value="1.49993895442316" calcext:value-type="float">
            <text:p>1.49993895442316</text:p>
          </table:table-cell>
        </table:table-row>
        <table:table-row table:style-name="ro1">
          <table:table-cell office:value-type="string" calcext:value-type="string">
            <text:p>M-quarter.png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table:formula="of:=[.B2]*[.C2]" office:value-type="float" office:value="34196" calcext:value-type="float">
            <text:p>34196</text:p>
          </table:table-cell>
          <table:table-cell table:formula="of:=[.D2]/1000000" office:value-type="float" office:value="0.034196" calcext:value-type="float">
            <text:p>0.03420</text:p>
          </table:table-cell>
          <table:table-cell/>
          <table:table-cell table:formula="of:=IF([.B2]&gt;[.C2];[.B2]/[.C2];[.C2]/[.B2])" office:value-type="float" office:value="1.24096385542169" calcext:value-type="float">
            <text:p>1.24096385542169</text:p>
          </table:table-cell>
          <table:table-cell/>
        </table:table-row>
        <table:table-row table:style-name="ro1">
          <table:table-cell office:value-type="string" calcext:value-type="string">
            <text:p>434734023_o.jpg</text:p>
          </table:table-cell>
          <table:table-cell office:value-type="float" office:value="240" calcext:value-type="float">
            <text:p>240</text:p>
          </table:table-cell>
          <table:table-cell office:value-type="float" office:value="159" calcext:value-type="float">
            <text:p>159</text:p>
          </table:table-cell>
          <table:table-cell table:formula="of:=[.B3]*[.C3]" office:value-type="float" office:value="38160" calcext:value-type="float">
            <text:p>38160</text:p>
          </table:table-cell>
          <table:table-cell table:formula="of:=[.D3]/1000000" office:value-type="float" office:value="0.03816" calcext:value-type="float">
            <text:p>0.03816</text:p>
          </table:table-cell>
          <table:table-cell/>
          <table:table-cell table:formula="of:=IF([.B3]&gt;[.C3];[.B3]/[.C3];[.C3]/[.B3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teeth-U_fix1.jpg</text:p>
          </table:table-cell>
          <table:table-cell office:value-type="float" office:value="281" calcext:value-type="float">
            <text:p>281</text:p>
          </table:table-cell>
          <table:table-cell office:value-type="float" office:value="162" calcext:value-type="float">
            <text:p>162</text:p>
          </table:table-cell>
          <table:table-cell table:formula="of:=[.B4]*[.C4]" office:value-type="float" office:value="45522" calcext:value-type="float">
            <text:p>45522</text:p>
          </table:table-cell>
          <table:table-cell table:formula="of:=[.D4]/1000000" office:value-type="float" office:value="0.045522" calcext:value-type="float">
            <text:p>0.04552</text:p>
          </table:table-cell>
          <table:table-cell/>
          <table:table-cell table:formula="of:=IF([.B4]&gt;[.C4];[.B4]/[.C4];[.C4]/[.B4])" office:value-type="float" office:value="1.73456790123457" calcext:value-type="float">
            <text:p>1.73456790123457</text:p>
          </table:table-cell>
          <table:table-cell/>
        </table:table-row>
        <table:table-row table:style-name="ro1">
          <table:table-cell office:value-type="string" calcext:value-type="string">
            <text:p>HSD-hand.jpg</text:p>
          </table:table-cell>
          <table:table-cell office:value-type="float" office:value="250" calcext:value-type="float">
            <text:p>250</text:p>
          </table:table-cell>
          <table:table-cell office:value-type="float" office:value="201" calcext:value-type="float">
            <text:p>201</text:p>
          </table:table-cell>
          <table:table-cell table:formula="of:=[.B5]*[.C5]" office:value-type="float" office:value="50250" calcext:value-type="float">
            <text:p>50250</text:p>
          </table:table-cell>
          <table:table-cell table:formula="of:=[.D5]/1000000" office:value-type="float" office:value="0.05025" calcext:value-type="float">
            <text:p>0.05025</text:p>
          </table:table-cell>
          <table:table-cell/>
          <table:table-cell table:formula="of:=IF([.B5]&gt;[.C5];[.B5]/[.C5];[.C5]/[.B5])" office:value-type="float" office:value="1.24378109452736" calcext:value-type="float">
            <text:p>1.24378109452736</text:p>
          </table:table-cell>
          <table:table-cell/>
        </table:table-row>
        <table:table-row table:style-name="ro1">
          <table:table-cell office:value-type="string" calcext:value-type="string">
            <text:p>u11621z6rs9.jpg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table:formula="of:=[.B6]*[.C6]" office:value-type="float" office:value="55000" calcext:value-type="float">
            <text:p>55000</text:p>
          </table:table-cell>
          <table:table-cell table:formula="of:=[.D6]/1000000" office:value-type="float" office:value="0.055" calcext:value-type="float">
            <text:p>0.05500</text:p>
          </table:table-cell>
          <table:table-cell/>
          <table:table-cell table:formula="of:=IF([.B6]&gt;[.C6];[.B6]/[.C6];[.C6]/[.B6])" office:value-type="float" office:value="1.375" calcext:value-type="float">
            <text:p>1.375</text:p>
          </table:table-cell>
          <table:table-cell/>
        </table:table-row>
        <table:table-row table:style-name="ro1">
          <table:table-cell office:value-type="string" calcext:value-type="string">
            <text:p>320px-Dana_Perino.jpg</text:p>
          </table:table-cell>
          <table:table-cell office:value-type="float" office:value="320" calcext:value-type="float">
            <text:p>320</text:p>
          </table:table-cell>
          <table:table-cell office:value-type="float" office:value="212" calcext:value-type="float">
            <text:p>212</text:p>
          </table:table-cell>
          <table:table-cell table:formula="of:=[.B7]*[.C7]" office:value-type="float" office:value="67840" calcext:value-type="float">
            <text:p>67840</text:p>
          </table:table-cell>
          <table:table-cell table:formula="of:=[.D7]/1000000" office:value-type="float" office:value="0.06784" calcext:value-type="float">
            <text:p>0.06784</text:p>
          </table:table-cell>
          <table:table-cell/>
          <table:table-cell table:formula="of:=IF([.B7]&gt;[.C7];[.B7]/[.C7];[.C7]/[.B7])" office:value-type="float" office:value="1.50943396226415" calcext:value-type="float">
            <text:p>1.50943396226415</text:p>
          </table:table-cell>
          <table:table-cell/>
        </table:table-row>
        <table:table-row table:style-name="ro1">
          <table:table-cell office:value-type="string" calcext:value-type="string">
            <text:p>SpiralNebula_2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8]*[.C8]" office:value-type="float" office:value="76800" calcext:value-type="float">
            <text:p>76800</text:p>
          </table:table-cell>
          <table:table-cell table:formula="of:=[.D8]/1000000" office:value-type="float" office:value="0.0768" calcext:value-type="float">
            <text:p>0.07680</text:p>
          </table:table-cell>
          <table:table-cell/>
          <table:table-cell table:formula="of:=IF([.B8]&gt;[.C8];[.B8]/[.C8];[.C8]/[.B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0320.jpg</text:p>
          </table:table-cell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table:formula="of:=[.B9]*[.C9]" office:value-type="float" office:value="76800" calcext:value-type="float">
            <text:p>76800</text:p>
          </table:table-cell>
          <table:table-cell table:formula="of:=[.D9]/1000000" office:value-type="float" office:value="0.0768" calcext:value-type="float">
            <text:p>0.07680</text:p>
          </table:table-cell>
          <table:table-cell/>
          <table:table-cell table:formula="of:=IF([.B9]&gt;[.C9];[.B9]/[.C9];[.C9]/[.B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utumn_Explosion-phone.jpg</text:p>
          </table:table-cell>
          <table:table-cell office:value-type="float" office:value="320" calcext:value-type="float">
            <text:p>320</text:p>
          </table:table-cell>
          <table:table-cell office:value-type="float" office:value="280" calcext:value-type="float">
            <text:p>280</text:p>
          </table:table-cell>
          <table:table-cell table:formula="of:=[.B10]*[.C10]" office:value-type="float" office:value="89600" calcext:value-type="float">
            <text:p>89600</text:p>
          </table:table-cell>
          <table:table-cell table:formula="of:=[.D10]/1000000" office:value-type="float" office:value="0.0896" calcext:value-type="float">
            <text:p>0.08960</text:p>
          </table:table-cell>
          <table:table-cell/>
          <table:table-cell table:formula="of:=IF([.B10]&gt;[.C10];[.B10]/[.C10];[.C10]/[.B10])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po_tesla.jpg</text:p>
          </table:table-cell>
          <table:table-cell office:value-type="float" office:value="397" calcext:value-type="float">
            <text:p>397</text:p>
          </table:table-cell>
          <table:table-cell office:value-type="float" office:value="275" calcext:value-type="float">
            <text:p>275</text:p>
          </table:table-cell>
          <table:table-cell table:formula="of:=[.B11]*[.C11]" office:value-type="float" office:value="109175" calcext:value-type="float">
            <text:p>109175</text:p>
          </table:table-cell>
          <table:table-cell table:formula="of:=[.D11]/1000000" office:value-type="float" office:value="0.109175" calcext:value-type="float">
            <text:p>0.10918</text:p>
          </table:table-cell>
          <table:table-cell/>
          <table:table-cell table:formula="of:=IF([.B11]&gt;[.C11];[.B11]/[.C11];[.C11]/[.B11])" office:value-type="float" office:value="1.44363636363636" calcext:value-type="float">
            <text:p>1.44363636363636</text:p>
          </table:table-cell>
          <table:table-cell/>
        </table:table-row>
        <table:table-row table:style-name="ro1">
          <table:table-cell office:value-type="string" calcext:value-type="string">
            <text:p>Autumn_Explosion-p0400.jpg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12]*[.C12]" office:value-type="float" office:value="120000" calcext:value-type="float">
            <text:p>120000</text:p>
          </table:table-cell>
          <table:table-cell table:formula="of:=[.D12]/1000000" office:value-type="float" office:value="0.12" calcext:value-type="float">
            <text:p>0.12000</text:p>
          </table:table-cell>
          <table:table-cell/>
          <table:table-cell table:formula="of:=IF([.B12]&gt;[.C12];[.B12]/[.C12];[.C12]/[.B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-half.png</text:p>
          </table:table-cell>
          <table:table-cell office:value-type="float" office:value="332" calcext:value-type="float">
            <text:p>332</text:p>
          </table:table-cell>
          <table:table-cell office:value-type="float" office:value="413" calcext:value-type="float">
            <text:p>413</text:p>
          </table:table-cell>
          <table:table-cell table:formula="of:=[.B13]*[.C13]" office:value-type="float" office:value="137116" calcext:value-type="float">
            <text:p>137116</text:p>
          </table:table-cell>
          <table:table-cell table:formula="of:=[.D13]/1000000" office:value-type="float" office:value="0.137116" calcext:value-type="float">
            <text:p>0.13712</text:p>
          </table:table-cell>
          <table:table-cell/>
          <table:table-cell table:formula="of:=IF([.B13]&gt;[.C13];[.B13]/[.C13];[.C13]/[.B13])" office:value-type="float" office:value="1.24397590361446" calcext:value-type="float">
            <text:p>1.24397590361446</text:p>
          </table:table-cell>
          <table:table-cell/>
        </table:table-row>
        <table:table-row table:style-name="ro1">
          <table:table-cell office:value-type="string" calcext:value-type="string">
            <text:p>Ykanttoriread.jpg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formula="of:=[.B14]*[.C14]" office:value-type="float" office:value="142504" calcext:value-type="float">
            <text:p>142504</text:p>
          </table:table-cell>
          <table:table-cell table:formula="of:=[.D14]/1000000" office:value-type="float" office:value="0.142504" calcext:value-type="float">
            <text:p>0.14250</text:p>
          </table:table-cell>
          <table:table-cell/>
          <table:table-cell table:formula="of:=IF([.B14]&gt;[.C14];[.B14]/[.C14];[.C14]/[.B14])" office:value-type="float" office:value="1.00797872340426" calcext:value-type="float">
            <text:p>1.00797872340426</text:p>
          </table:table-cell>
          <table:table-cell/>
        </table:table-row>
        <table:table-row table:style-name="ro1">
          <table:table-cell office:value-type="string" calcext:value-type="string">
            <text:p>20110405_200002.jpg</text:p>
          </table:table-cell>
          <table:table-cell office:value-type="float" office:value="640" calcext:value-type="float">
            <text:p>640</text:p>
          </table:table-cell>
          <table:table-cell office:value-type="float" office:value="240" calcext:value-type="float">
            <text:p>240</text:p>
          </table:table-cell>
          <table:table-cell table:formula="of:=[.B15]*[.C15]" office:value-type="float" office:value="153600" calcext:value-type="float">
            <text:p>153600</text:p>
          </table:table-cell>
          <table:table-cell table:formula="of:=[.D15]/1000000" office:value-type="float" office:value="0.1536" calcext:value-type="float">
            <text:p>0.15360</text:p>
          </table:table-cell>
          <table:table-cell/>
          <table:table-cell table:formula="of:=IF([.B15]&gt;[.C15];[.B15]/[.C15];[.C15]/[.B1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Bangles_EP.jpg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table:formula="of:=[.B16]*[.C16]" office:value-type="float" office:value="157200" calcext:value-type="float">
            <text:p>157200</text:p>
          </table:table-cell>
          <table:table-cell table:formula="of:=[.D16]/1000000" office:value-type="float" office:value="0.1572" calcext:value-type="float">
            <text:p>0.15720</text:p>
          </table:table-cell>
          <table:table-cell/>
          <table:table-cell table:formula="of:=IF([.B16]&gt;[.C16];[.B16]/[.C16];[.C16]/[.B16])" office:value-type="float" office:value="1.01781170483461" calcext:value-type="float">
            <text:p>1.01781170483461</text:p>
          </table:table-cell>
          <table:table-cell/>
        </table:table-row>
        <table:table-row table:style-name="ro1">
          <table:table-cell office:value-type="string" calcext:value-type="string">
            <text:p>The_Rocky_Horror_Picture_Show.jpg</text:p>
          </table:table-cell>
          <table:table-cell office:value-type="float" office:value="330" calcext:value-type="float">
            <text:p>330</text:p>
          </table:table-cell>
          <table:table-cell office:value-type="float" office:value="500" calcext:value-type="float">
            <text:p>500</text:p>
          </table:table-cell>
          <table:table-cell table:formula="of:=[.B17]*[.C17]" office:value-type="float" office:value="165000" calcext:value-type="float">
            <text:p>165000</text:p>
          </table:table-cell>
          <table:table-cell table:formula="of:=[.D17]/1000000" office:value-type="float" office:value="0.165" calcext:value-type="float">
            <text:p>0.16500</text:p>
          </table:table-cell>
          <table:table-cell/>
          <table:table-cell table:formula="of:=IF([.B17]&gt;[.C17];[.B17]/[.C17];[.C17]/[.B17])" office:value-type="float" office:value="1.51515151515152" calcext:value-type="float">
            <text:p>1.51515151515152</text:p>
          </table:table-cell>
          <table:table-cell/>
        </table:table-row>
        <table:table-row table:style-name="ro1">
          <table:table-cell office:value-type="string" calcext:value-type="string">
            <text:p>olorin_2.jpg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table:formula="of:=[.B18]*[.C18]" office:value-type="float" office:value="172800" calcext:value-type="float">
            <text:p>172800</text:p>
          </table:table-cell>
          <table:table-cell table:formula="of:=[.D18]/1000000" office:value-type="float" office:value="0.1728" calcext:value-type="float">
            <text:p>0.17280</text:p>
          </table:table-cell>
          <table:table-cell/>
          <table:table-cell table:formula="of:=IF([.B18]&gt;[.C18];[.B18]/[.C18];[.C18]/[.B1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DeadlyWeaponsMoviePosterEnglish.jpg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table:formula="of:=[.B19]*[.C19]" office:value-type="float" office:value="178080" calcext:value-type="float">
            <text:p>178080</text:p>
          </table:table-cell>
          <table:table-cell table:formula="of:=[.D19]/1000000" office:value-type="float" office:value="0.17808" calcext:value-type="float">
            <text:p>0.17808</text:p>
          </table:table-cell>
          <table:table-cell/>
          <table:table-cell table:formula="of:=IF([.B19]&gt;[.C19];[.B19]/[.C19];[.C19]/[.B19])" office:value-type="float" office:value="1.29380053908356" calcext:value-type="float">
            <text:p>1.29380053908356</text:p>
          </table:table-cell>
          <table:table-cell/>
        </table:table-row>
        <table:table-row table:style-name="ro1">
          <table:table-cell office:value-type="string" calcext:value-type="string">
            <text:p>iPod_2GB_G2_Screen.jpg</text:p>
          </table:table-cell>
          <table:table-cell office:value-type="float" office:value="493" calcext:value-type="float">
            <text:p>493</text:p>
          </table:table-cell>
          <table:table-cell office:value-type="float" office:value="422" calcext:value-type="float">
            <text:p>422</text:p>
          </table:table-cell>
          <table:table-cell table:formula="of:=[.B20]*[.C20]" office:value-type="float" office:value="208046" calcext:value-type="float">
            <text:p>208046</text:p>
          </table:table-cell>
          <table:table-cell table:formula="of:=[.D20]/1000000" office:value-type="float" office:value="0.208046" calcext:value-type="float">
            <text:p>0.20805</text:p>
          </table:table-cell>
          <table:table-cell/>
          <table:table-cell table:formula="of:=IF([.B20]&gt;[.C20];[.B20]/[.C20];[.C20]/[.B20])" office:value-type="float" office:value="1.16824644549763" calcext:value-type="float">
            <text:p>1.16824644549763</text:p>
          </table:table-cell>
          <table:table-cell/>
        </table:table-row>
        <table:table-row table:style-name="ro1">
          <table:table-cell office:value-type="string" calcext:value-type="string">
            <text:p>deadly-weapons-one-sheet.jpg</text:p>
          </table:table-cell>
          <table:table-cell office:value-type="float" office:value="393" calcext:value-type="float">
            <text:p>393</text:p>
          </table:table-cell>
          <table:table-cell office:value-type="float" office:value="600" calcext:value-type="float">
            <text:p>600</text:p>
          </table:table-cell>
          <table:table-cell table:formula="of:=[.B21]*[.C21]" office:value-type="float" office:value="235800" calcext:value-type="float">
            <text:p>235800</text:p>
          </table:table-cell>
          <table:table-cell table:formula="of:=[.D21]/1000000" office:value-type="float" office:value="0.2358" calcext:value-type="float">
            <text:p>0.23580</text:p>
          </table:table-cell>
          <table:table-cell/>
          <table:table-cell table:formula="of:=IF([.B21]&gt;[.C21];[.B21]/[.C21];[.C21]/[.B21])" office:value-type="float" office:value="1.52671755725191" calcext:value-type="float">
            <text:p>1.52671755725191</text:p>
          </table:table-cell>
          <table:table-cell/>
        </table:table-row>
        <table:table-row table:style-name="ro1">
          <table:table-cell office:value-type="string" calcext:value-type="string">
            <text:p>bike2_640x373.jpg</text:p>
          </table:table-cell>
          <table:table-cell office:value-type="float" office:value="640" calcext:value-type="float">
            <text:p>640</text:p>
          </table:table-cell>
          <table:table-cell office:value-type="float" office:value="373" calcext:value-type="float">
            <text:p>373</text:p>
          </table:table-cell>
          <table:table-cell table:formula="of:=[.B22]*[.C22]" office:value-type="float" office:value="238720" calcext:value-type="float">
            <text:p>238720</text:p>
          </table:table-cell>
          <table:table-cell table:formula="of:=[.D22]/1000000" office:value-type="float" office:value="0.23872" calcext:value-type="float">
            <text:p>0.23872</text:p>
          </table:table-cell>
          <table:table-cell/>
          <table:table-cell table:formula="of:=IF([.B22]&gt;[.C22];[.B22]/[.C22];[.C22]/[.B22])" office:value-type="float" office:value="1.71581769436997" calcext:value-type="float">
            <text:p>1.71581769436997</text:p>
          </table:table-cell>
          <table:table-cell/>
        </table:table-row>
        <table:table-row table:style-name="ro1">
          <table:table-cell office:value-type="string" calcext:value-type="string">
            <text:p>Deborah_Conway_NLA.jpg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formula="of:=[.B23]*[.C23]" office:value-type="float" office:value="240000" calcext:value-type="float">
            <text:p>240000</text:p>
          </table:table-cell>
          <table:table-cell table:formula="of:=[.D23]/1000000" office:value-type="float" office:value="0.24" calcext:value-type="float">
            <text:p>0.24000</text:p>
          </table:table-cell>
          <table:table-cell/>
          <table:table-cell table:formula="of:=IF([.B23]&gt;[.C23];[.B23]/[.C23];[.C23]/[.B2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llybdo18b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4]*[.C24]" office:value-type="float" office:value="252000" calcext:value-type="float">
            <text:p>252000</text:p>
          </table:table-cell>
          <table:table-cell table:formula="of:=[.D24]/1000000" office:value-type="float" office:value="0.252" calcext:value-type="float">
            <text:p>0.25200</text:p>
          </table:table-cell>
          <table:table-cell/>
          <table:table-cell table:formula="of:=IF([.B24]&gt;[.C24];[.B24]/[.C24];[.C24]/[.B24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pollybdo18.jpg</text:p>
          </table:table-cell>
          <table:table-cell office:value-type="float" office:value="600" calcext:value-type="float">
            <text:p>600</text:p>
          </table:table-cell>
          <table:table-cell office:value-type="float" office:value="420" calcext:value-type="float">
            <text:p>420</text:p>
          </table:table-cell>
          <table:table-cell table:formula="of:=[.B25]*[.C25]" office:value-type="float" office:value="252000" calcext:value-type="float">
            <text:p>252000</text:p>
          </table:table-cell>
          <table:table-cell table:formula="of:=[.D25]/1000000" office:value-type="float" office:value="0.252" calcext:value-type="float">
            <text:p>0.25200</text:p>
          </table:table-cell>
          <table:table-cell/>
          <table:table-cell table:formula="of:=IF([.B25]&gt;[.C25];[.B25]/[.C25];[.C25]/[.B25])" office:value-type="float" office:value="1.42857142857143" calcext:value-type="float">
            <text:p>1.42857142857143</text:p>
          </table:table-cell>
          <table:table-cell/>
        </table:table-row>
        <table:table-row table:style-name="ro1">
          <table:table-cell office:value-type="string" calcext:value-type="string">
            <text:p>Bathroom_Window-r.jpg</text:p>
          </table:table-cell>
          <table:table-cell table:number-columns-repeated="2" office:value-type="float" office:value="512" calcext:value-type="float">
            <text:p>512</text:p>
          </table:table-cell>
          <table:table-cell table:formula="of:=[.B26]*[.C26]" office:value-type="float" office:value="262144" calcext:value-type="float">
            <text:p>262144</text:p>
          </table:table-cell>
          <table:table-cell table:formula="of:=[.D26]/1000000" office:value-type="float" office:value="0.262144" calcext:value-type="float">
            <text:p>0.26214</text:p>
          </table:table-cell>
          <table:table-cell/>
          <table:table-cell table:formula="of:=IF([.B26]&gt;[.C26];[.B26]/[.C26];[.C26]/[.B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utumn_Explosion-p0600.jpg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formula="of:=[.B27]*[.C27]" office:value-type="float" office:value="270000" calcext:value-type="float">
            <text:p>270000</text:p>
          </table:table-cell>
          <table:table-cell table:formula="of:=[.D27]/1000000" office:value-type="float" office:value="0.27" calcext:value-type="float">
            <text:p>0.27000</text:p>
          </table:table-cell>
          <table:table-cell/>
          <table:table-cell table:formula="of:=IF([.B27]&gt;[.C27];[.B27]/[.C27];[.C27]/[.B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eaternz1.jpg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formula="of:=[.B28]*[.C28]" office:value-type="float" office:value="270000" calcext:value-type="float">
            <text:p>270000</text:p>
          </table:table-cell>
          <table:table-cell table:formula="of:=[.D28]/1000000" office:value-type="float" office:value="0.27" calcext:value-type="float">
            <text:p>0.27000</text:p>
          </table:table-cell>
          <table:table-cell/>
          <table:table-cell table:formula="of:=IF([.B28]&gt;[.C28];[.B28]/[.C28];[.C28]/[.B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B9098-002.jpg</text:p>
          </table:table-cell>
          <table:table-cell office:value-type="float" office:value="640" calcext:value-type="float">
            <text:p>640</text:p>
          </table:table-cell>
          <table:table-cell office:value-type="float" office:value="428" calcext:value-type="float">
            <text:p>428</text:p>
          </table:table-cell>
          <table:table-cell table:formula="of:=[.B29]*[.C29]" office:value-type="float" office:value="273920" calcext:value-type="float">
            <text:p>273920</text:p>
          </table:table-cell>
          <table:table-cell table:formula="of:=[.D29]/1000000" office:value-type="float" office:value="0.27392" calcext:value-type="float">
            <text:p>0.27392</text:p>
          </table:table-cell>
          <table:table-cell/>
          <table:table-cell table:formula="of:=IF([.B29]&gt;[.C29];[.B29]/[.C29];[.C29]/[.B29])" office:value-type="float" office:value="1.49532710280374" calcext:value-type="float">
            <text:p>1.49532710280374</text:p>
          </table:table-cell>
          <table:table-cell/>
        </table:table-row>
        <table:table-row table:style-name="ro1">
          <table:table-cell office:value-type="string" calcext:value-type="string">
            <text:p>deadly-weapons-half-sheet.jpg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formula="of:=[.B30]*[.C30]" office:value-type="float" office:value="274800" calcext:value-type="float">
            <text:p>274800</text:p>
          </table:table-cell>
          <table:table-cell table:formula="of:=[.D30]/1000000" office:value-type="float" office:value="0.2748" calcext:value-type="float">
            <text:p>0.27480</text:p>
          </table:table-cell>
          <table:table-cell/>
          <table:table-cell table:formula="of:=IF([.B30]&gt;[.C30];[.B30]/[.C30];[.C30]/[.B30])" office:value-type="float" office:value="1.31004366812227" calcext:value-type="float">
            <text:p>1.31004366812227</text:p>
          </table:table-cell>
          <table:table-cell/>
        </table:table-row>
        <table:table-row table:style-name="ro1">
          <table:table-cell office:value-type="string" calcext:value-type="string">
            <text:p>Ilford286 4.jpeg</text:p>
          </table:table-cell>
          <table:table-cell office:value-type="float" office:value="640" calcext:value-type="float">
            <text:p>640</text:p>
          </table:table-cell>
          <table:table-cell office:value-type="float" office:value="460" calcext:value-type="float">
            <text:p>460</text:p>
          </table:table-cell>
          <table:table-cell table:formula="of:=[.B31]*[.C31]" office:value-type="float" office:value="294400" calcext:value-type="float">
            <text:p>294400</text:p>
          </table:table-cell>
          <table:table-cell table:formula="of:=[.D31]/1000000" office:value-type="float" office:value="0.2944" calcext:value-type="float">
            <text:p>0.29440</text:p>
          </table:table-cell>
          <table:table-cell/>
          <table:table-cell table:formula="of:=IF([.B31]&gt;[.C31];[.B31]/[.C31];[.C31]/[.B31])" office:value-type="float" office:value="1.39130434782609" calcext:value-type="float">
            <text:p>1.39130434782609</text:p>
          </table:table-cell>
          <table:table-cell/>
        </table:table-row>
        <table:table-row table:style-name="ro1">
          <table:table-cell office:value-type="string" calcext:value-type="string">
            <text:p>Olorin.jpg</text:p>
          </table:table-cell>
          <table:table-cell office:value-type="float" office:value="480" calcext:value-type="float">
            <text:p>480</text:p>
          </table:table-cell>
          <table:table-cell office:value-type="float" office:value="640" calcext:value-type="float">
            <text:p>640</text:p>
          </table:table-cell>
          <table:table-cell table:formula="of:=[.B32]*[.C32]" office:value-type="float" office:value="307200" calcext:value-type="float">
            <text:p>307200</text:p>
          </table:table-cell>
          <table:table-cell table:formula="of:=[.D32]/1000000" office:value-type="float" office:value="0.3072" calcext:value-type="float">
            <text:p>0.30720</text:p>
          </table:table-cell>
          <table:table-cell/>
          <table:table-cell table:formula="of:=IF([.B32]&gt;[.C32];[.B32]/[.C32];[.C32]/[.B3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2753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3]*[.C33]" office:value-type="float" office:value="307200" calcext:value-type="float">
            <text:p>307200</text:p>
          </table:table-cell>
          <table:table-cell table:formula="of:=[.D33]/1000000" office:value-type="float" office:value="0.3072" calcext:value-type="float">
            <text:p>0.30720</text:p>
          </table:table-cell>
          <table:table-cell/>
          <table:table-cell table:formula="of:=IF([.B33]&gt;[.C33];[.B33]/[.C33];[.C33]/[.B3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ke1_640x480.jpg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table:formula="of:=[.B34]*[.C34]" office:value-type="float" office:value="307200" calcext:value-type="float">
            <text:p>307200</text:p>
          </table:table-cell>
          <table:table-cell table:formula="of:=[.D34]/1000000" office:value-type="float" office:value="0.3072" calcext:value-type="float">
            <text:p>0.30720</text:p>
          </table:table-cell>
          <table:table-cell/>
          <table:table-cell table:formula="of:=IF([.B34]&gt;[.C34];[.B34]/[.C34];[.C34]/[.B3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e_edit.jpg</text:p>
          </table:table-cell>
          <table:table-cell office:value-type="float" office:value="676" calcext:value-type="float">
            <text:p>676</text:p>
          </table:table-cell>
          <table:table-cell office:value-type="float" office:value="480" calcext:value-type="float">
            <text:p>480</text:p>
          </table:table-cell>
          <table:table-cell table:formula="of:=[.B35]*[.C35]" office:value-type="float" office:value="324480" calcext:value-type="float">
            <text:p>324480</text:p>
          </table:table-cell>
          <table:table-cell table:formula="of:=[.D35]/1000000" office:value-type="float" office:value="0.32448" calcext:value-type="float">
            <text:p>0.32448</text:p>
          </table:table-cell>
          <table:table-cell/>
          <table:table-cell table:formula="of:=IF([.B35]&gt;[.C35];[.B35]/[.C35];[.C35]/[.B35])" office:value-type="float" office:value="1.40833333333333" calcext:value-type="float">
            <text:p>1.40833333333333</text:p>
          </table:table-cell>
          <table:table-cell/>
        </table:table-row>
        <table:table-row table:style-name="ro1">
          <table:table-cell office:value-type="string" calcext:value-type="string">
            <text:p>Claire-So_Long.jpg</text:p>
          </table:table-cell>
          <table:table-cell office:value-type="float" office:value="742" calcext:value-type="float">
            <text:p>742</text:p>
          </table:table-cell>
          <table:table-cell office:value-type="float" office:value="454" calcext:value-type="float">
            <text:p>454</text:p>
          </table:table-cell>
          <table:table-cell table:formula="of:=[.B36]*[.C36]" office:value-type="float" office:value="336868" calcext:value-type="float">
            <text:p>336868</text:p>
          </table:table-cell>
          <table:table-cell table:formula="of:=[.D36]/1000000" office:value-type="float" office:value="0.336868" calcext:value-type="float">
            <text:p>0.33687</text:p>
          </table:table-cell>
          <table:table-cell/>
          <table:table-cell table:formula="of:=IF([.B36]&gt;[.C36];[.B36]/[.C36];[.C36]/[.B36])" office:value-type="float" office:value="1.63436123348018" calcext:value-type="float">
            <text:p>1.63436123348018</text:p>
          </table:table-cell>
          <table:table-cell/>
        </table:table-row>
        <table:table-row table:style-name="ro1">
          <table:table-cell office:value-type="string" calcext:value-type="string">
            <text:p>deadly-weapons-three-sheet.jpg</text:p>
          </table:table-cell>
          <table:table-cell office:value-type="float" office:value="415" calcext:value-type="float">
            <text:p>415</text:p>
          </table:table-cell>
          <table:table-cell office:value-type="float" office:value="900" calcext:value-type="float">
            <text:p>900</text:p>
          </table:table-cell>
          <table:table-cell table:formula="of:=[.B37]*[.C37]" office:value-type="float" office:value="373500" calcext:value-type="float">
            <text:p>373500</text:p>
          </table:table-cell>
          <table:table-cell table:formula="of:=[.D37]/1000000" office:value-type="float" office:value="0.3735" calcext:value-type="float">
            <text:p>0.37350</text:p>
          </table:table-cell>
          <table:table-cell/>
          <table:table-cell table:formula="of:=IF([.B37]&gt;[.C37];[.B37]/[.C37];[.C37]/[.B37])" office:value-type="float" office:value="2.16867469879518" calcext:value-type="float">
            <text:p>2.16867469879518</text:p>
          </table:table-cell>
          <table:table-cell/>
        </table:table-row>
        <table:table-row table:style-name="ro1">
          <table:table-cell office:value-type="string" calcext:value-type="string">
            <text:p>dirty_shame.jpg</text:p>
          </table:table-cell>
          <table:table-cell office:value-type="float" office:value="510" calcext:value-type="float">
            <text:p>510</text:p>
          </table:table-cell>
          <table:table-cell office:value-type="float" office:value="755" calcext:value-type="float">
            <text:p>755</text:p>
          </table:table-cell>
          <table:table-cell table:formula="of:=[.B38]*[.C38]" office:value-type="float" office:value="385050" calcext:value-type="float">
            <text:p>385050</text:p>
          </table:table-cell>
          <table:table-cell table:formula="of:=[.D38]/1000000" office:value-type="float" office:value="0.38505" calcext:value-type="float">
            <text:p>0.38505</text:p>
          </table:table-cell>
          <table:table-cell/>
          <table:table-cell table:formula="of:=IF([.B38]&gt;[.C38];[.B38]/[.C38];[.C38]/[.B38])" office:value-type="float" office:value="1.48039215686275" calcext:value-type="float">
            <text:p>1.48039215686275</text:p>
          </table:table-cell>
          <table:table-cell/>
        </table:table-row>
        <table:table-row table:style-name="ro1">
          <table:table-cell office:value-type="string" calcext:value-type="string">
            <text:p>Adults_1.jpg</text:p>
          </table:table-cell>
          <table:table-cell office:value-type="float" office:value="1024" calcext:value-type="float">
            <text:p>1024</text:p>
          </table:table-cell>
          <table:table-cell office:value-type="float" office:value="409" calcext:value-type="float">
            <text:p>409</text:p>
          </table:table-cell>
          <table:table-cell table:formula="of:=[.B39]*[.C39]" office:value-type="float" office:value="418816" calcext:value-type="float">
            <text:p>418816</text:p>
          </table:table-cell>
          <table:table-cell table:formula="of:=[.D39]/1000000" office:value-type="float" office:value="0.418816" calcext:value-type="float">
            <text:p>0.41882</text:p>
          </table:table-cell>
          <table:table-cell/>
          <table:table-cell table:formula="of:=IF([.B39]&gt;[.C39];[.B39]/[.C39];[.C39]/[.B39])" office:value-type="float" office:value="2.50366748166259" calcext:value-type="float">
            <text:p>2.50366748166259</text:p>
          </table:table-cell>
          <table:table-cell/>
        </table:table-row>
        <table:table-row table:style-name="ro1">
          <table:table-cell office:value-type="string" calcext:value-type="string">
            <text:p>EVC-efd5622f-72cf-4922-8946-2b3ec66ebcba-11.jpg</text:p>
          </table:table-cell>
          <table:table-cell office:value-type="float" office:value="800" calcext:value-type="float">
            <text:p>800</text:p>
          </table:table-cell>
          <table:table-cell office:value-type="float" office:value="533" calcext:value-type="float">
            <text:p>533</text:p>
          </table:table-cell>
          <table:table-cell table:formula="of:=[.B40]*[.C40]" office:value-type="float" office:value="426400" calcext:value-type="float">
            <text:p>426400</text:p>
          </table:table-cell>
          <table:table-cell table:formula="of:=[.D40]/1000000" office:value-type="float" office:value="0.4264" calcext:value-type="float">
            <text:p>0.42640</text:p>
          </table:table-cell>
          <table:table-cell/>
          <table:table-cell table:formula="of:=IF([.B40]&gt;[.C40];[.B40]/[.C40];[.C40]/[.B40])" office:value-type="float" office:value="1.50093808630394" calcext:value-type="float">
            <text:p>1.50093808630394</text:p>
          </table:table-cell>
          <table:table-cell/>
        </table:table-row>
        <table:table-row table:style-name="ro1">
          <table:table-cell office:value-type="string" calcext:value-type="string">
            <text:p>fire_D.jpg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formula="of:=[.B41]*[.C41]" office:value-type="float" office:value="428800" calcext:value-type="float">
            <text:p>428800</text:p>
          </table:table-cell>
          <table:table-cell table:formula="of:=[.D41]/1000000" office:value-type="float" office:value="0.4288" calcext:value-type="float">
            <text:p>0.42880</text:p>
          </table:table-cell>
          <table:table-cell/>
          <table:table-cell table:formula="of:=IF([.B41]&gt;[.C41];[.B41]/[.C41];[.C41]/[.B41])" office:value-type="float" office:value="1.49253731343284" calcext:value-type="float">
            <text:p>1.49253731343284</text:p>
          </table:table-cell>
          <table:table-cell/>
        </table:table-row>
        <table:table-row table:style-name="ro1">
          <table:table-cell office:value-type="string" calcext:value-type="string">
            <text:p>Autumn_Explosion-p0800.jpg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formula="of:=[.B42]*[.C42]" office:value-type="float" office:value="480000" calcext:value-type="float">
            <text:p>480000</text:p>
          </table:table-cell>
          <table:table-cell table:formula="of:=[.D42]/1000000" office:value-type="float" office:value="0.48" calcext:value-type="float">
            <text:p>0.48000</text:p>
          </table:table-cell>
          <table:table-cell/>
          <table:table-cell table:formula="of:=IF([.B42]&gt;[.C42];[.B42]/[.C42];[.C42]/[.B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2379b911_DeadlyWeaponsPoster02.jpeg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formula="of:=[.B43]*[.C43]" office:value-type="float" office:value="489600" calcext:value-type="float">
            <text:p>489600</text:p>
          </table:table-cell>
          <table:table-cell table:formula="of:=[.D43]/1000000" office:value-type="float" office:value="0.4896" calcext:value-type="float">
            <text:p>0.48960</text:p>
          </table:table-cell>
          <table:table-cell/>
          <table:table-cell table:formula="of:=IF([.B43]&gt;[.C43];[.B43]/[.C43];[.C43]/[.B43])" office:value-type="float" office:value="1.30718954248366" calcext:value-type="float">
            <text:p>1.30718954248366</text:p>
          </table:table-cell>
          <table:table-cell/>
        </table:table-row>
        <table:table-row table:style-name="ro1">
          <table:table-cell office:value-type="string" calcext:value-type="string">
            <text:p>Deadly_Weapons_60_57.jpg</text:p>
          </table:table-cell>
          <table:table-cell office:value-type="float" office:value="805" calcext:value-type="float">
            <text:p>805</text:p>
          </table:table-cell>
          <table:table-cell office:value-type="float" office:value="612" calcext:value-type="float">
            <text:p>612</text:p>
          </table:table-cell>
          <table:table-cell table:formula="of:=[.B44]*[.C44]" office:value-type="float" office:value="492660" calcext:value-type="float">
            <text:p>492660</text:p>
          </table:table-cell>
          <table:table-cell table:formula="of:=[.D44]/1000000" office:value-type="float" office:value="0.49266" calcext:value-type="float">
            <text:p>0.49266</text:p>
          </table:table-cell>
          <table:table-cell/>
          <table:table-cell table:formula="of:=IF([.B44]&gt;[.C44];[.B44]/[.C44];[.C44]/[.B44])" office:value-type="float" office:value="1.31535947712418" calcext:value-type="float">
            <text:p>1.31535947712418</text:p>
          </table:table-cell>
          <table:table-cell/>
        </table:table-row>
        <table:table-row table:style-name="ro1">
          <table:table-cell office:value-type="string" calcext:value-type="string">
            <text:p>mcginnis1.jpg</text:p>
          </table:table-cell>
          <table:table-cell office:value-type="float" office:value="484" calcext:value-type="float">
            <text:p>484</text:p>
          </table:table-cell>
          <table:table-cell office:value-type="float" office:value="1022" calcext:value-type="float">
            <text:p>1022</text:p>
          </table:table-cell>
          <table:table-cell table:formula="of:=[.B45]*[.C45]" office:value-type="float" office:value="494648" calcext:value-type="float">
            <text:p>494648</text:p>
          </table:table-cell>
          <table:table-cell table:formula="of:=[.D45]/1000000" office:value-type="float" office:value="0.494648" calcext:value-type="float">
            <text:p>0.49465</text:p>
          </table:table-cell>
          <table:table-cell/>
          <table:table-cell table:formula="of:=IF([.B45]&gt;[.C45];[.B45]/[.C45];[.C45]/[.B45])" office:value-type="float" office:value="2.11157024793388" calcext:value-type="float">
            <text:p>2.11157024793388</text:p>
          </table:table-cell>
          <table:table-cell/>
        </table:table-row>
        <table:table-row table:style-name="ro1">
          <table:table-cell office:value-type="string" calcext:value-type="string">
            <text:p>jpg.jpg</text:p>
          </table:table-cell>
          <table:table-cell office:value-type="float" office:value="562" calcext:value-type="float">
            <text:p>562</text:p>
          </table:table-cell>
          <table:table-cell office:value-type="float" office:value="895" calcext:value-type="float">
            <text:p>895</text:p>
          </table:table-cell>
          <table:table-cell table:formula="of:=[.B46]*[.C46]" office:value-type="float" office:value="502990" calcext:value-type="float">
            <text:p>502990</text:p>
          </table:table-cell>
          <table:table-cell table:formula="of:=[.D46]/1000000" office:value-type="float" office:value="0.50299" calcext:value-type="float">
            <text:p>0.50299</text:p>
          </table:table-cell>
          <table:table-cell/>
          <table:table-cell table:formula="of:=IF([.B46]&gt;[.C46];[.B46]/[.C46];[.C46]/[.B46])" office:value-type="float" office:value="1.59252669039146" calcext:value-type="float">
            <text:p>1.59252669039146</text:p>
          </table:table-cell>
          <table:table-cell/>
        </table:table-row>
        <table:table-row table:style-name="ro1">
          <table:table-cell office:value-type="string" calcext:value-type="string">
            <text:p>M.JP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7]*[.C47]" office:value-type="float" office:value="547800" calcext:value-type="float">
            <text:p>547800</text:p>
          </table:table-cell>
          <table:table-cell table:formula="of:=[.D47]/1000000" office:value-type="float" office:value="0.5478" calcext:value-type="float">
            <text:p>0.54780</text:p>
          </table:table-cell>
          <table:table-cell/>
          <table:table-cell table:formula="of:=IF([.B47]&gt;[.C47];[.B47]/[.C47];[.C47]/[.B47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.PNG</text:p>
          </table:table-cell>
          <table:table-cell office:value-type="float" office:value="664" calcext:value-type="float">
            <text:p>664</text:p>
          </table:table-cell>
          <table:table-cell office:value-type="float" office:value="825" calcext:value-type="float">
            <text:p>825</text:p>
          </table:table-cell>
          <table:table-cell table:formula="of:=[.B48]*[.C48]" office:value-type="float" office:value="547800" calcext:value-type="float">
            <text:p>547800</text:p>
          </table:table-cell>
          <table:table-cell table:formula="of:=[.D48]/1000000" office:value-type="float" office:value="0.5478" calcext:value-type="float">
            <text:p>0.54780</text:p>
          </table:table-cell>
          <table:table-cell/>
          <table:table-cell table:formula="of:=IF([.B48]&gt;[.C48];[.B48]/[.C48];[.C48]/[.B48])" office:value-type="float" office:value="1.24246987951807" calcext:value-type="float">
            <text:p>1.24246987951807</text:p>
          </table:table-cell>
          <table:table-cell/>
        </table:table-row>
        <table:table-row table:style-name="ro1">
          <table:table-cell office:value-type="string" calcext:value-type="string">
            <text:p>Malvern.jpg</text:p>
          </table:table-cell>
          <table:table-cell office:value-type="float" office:value="1024" calcext:value-type="float">
            <text:p>1024</text:p>
          </table:table-cell>
          <table:table-cell office:value-type="float" office:value="592" calcext:value-type="float">
            <text:p>592</text:p>
          </table:table-cell>
          <table:table-cell table:formula="of:=[.B49]*[.C49]" office:value-type="float" office:value="606208" calcext:value-type="float">
            <text:p>606208</text:p>
          </table:table-cell>
          <table:table-cell table:formula="of:=[.D49]/1000000" office:value-type="float" office:value="0.606208" calcext:value-type="float">
            <text:p>0.60621</text:p>
          </table:table-cell>
          <table:table-cell/>
          <table:table-cell table:formula="of:=IF([.B49]&gt;[.C49];[.B49]/[.C49];[.C49]/[.B49])" office:value-type="float" office:value="1.72972972972973" calcext:value-type="float">
            <text:p>1.72972972972973</text:p>
          </table:table-cell>
          <table:table-cell/>
        </table:table-row>
        <table:table-row table:style-name="ro1">
          <table:table-cell office:value-type="string" calcext:value-type="string">
            <text:p>Shelves_on_Spine.jpg</text:p>
          </table:table-cell>
          <table:table-cell office:value-type="float" office:value="524" calcext:value-type="float">
            <text:p>524</text:p>
          </table:table-cell>
          <table:table-cell office:value-type="float" office:value="1200" calcext:value-type="float">
            <text:p>1200</text:p>
          </table:table-cell>
          <table:table-cell table:formula="of:=[.B50]*[.C50]" office:value-type="float" office:value="628800" calcext:value-type="float">
            <text:p>628800</text:p>
          </table:table-cell>
          <table:table-cell table:formula="of:=[.D50]/1000000" office:value-type="float" office:value="0.6288" calcext:value-type="float">
            <text:p>0.62880</text:p>
          </table:table-cell>
          <table:table-cell/>
          <table:table-cell table:formula="of:=IF([.B50]&gt;[.C50];[.B50]/[.C50];[.C50]/[.B50])" office:value-type="float" office:value="2.29007633587786" calcext:value-type="float">
            <text:p>2.29007633587786</text:p>
          </table:table-cell>
          <table:table-cell/>
        </table:table-row>
        <table:table-row table:style-name="ro1">
          <table:table-cell office:value-type="string" calcext:value-type="string">
            <text:p>Tranquility.jpg</text:p>
          </table:table-cell>
          <table:table-cell table:number-columns-repeated="2" office:value-type="float" office:value="800" calcext:value-type="float">
            <text:p>800</text:p>
          </table:table-cell>
          <table:table-cell table:formula="of:=[.B51]*[.C51]" office:value-type="float" office:value="640000" calcext:value-type="float">
            <text:p>640000</text:p>
          </table:table-cell>
          <table:table-cell table:formula="of:=[.D51]/1000000" office:value-type="float" office:value="0.64" calcext:value-type="float">
            <text:p>0.64000</text:p>
          </table:table-cell>
          <table:table-cell/>
          <table:table-cell table:formula="of:=IF([.B51]&gt;[.C51];[.B51]/[.C51];[.C51]/[.B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anny_House4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2]*[.C52]" office:value-type="float" office:value="640000" calcext:value-type="float">
            <text:p>640000</text:p>
          </table:table-cell>
          <table:table-cell table:formula="of:=[.D52]/1000000" office:value-type="float" office:value="0.64" calcext:value-type="float">
            <text:p>0.64000</text:p>
          </table:table-cell>
          <table:table-cell/>
          <table:table-cell table:formula="of:=IF([.B52]&gt;[.C52];[.B52]/[.C52];[.C52]/[.B52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3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3]*[.C53]" office:value-type="float" office:value="640000" calcext:value-type="float">
            <text:p>640000</text:p>
          </table:table-cell>
          <table:table-cell table:formula="of:=[.D53]/1000000" office:value-type="float" office:value="0.64" calcext:value-type="float">
            <text:p>0.64000</text:p>
          </table:table-cell>
          <table:table-cell/>
          <table:table-cell table:formula="of:=IF([.B53]&gt;[.C53];[.B53]/[.C53];[.C53]/[.B53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2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4]*[.C54]" office:value-type="float" office:value="640000" calcext:value-type="float">
            <text:p>640000</text:p>
          </table:table-cell>
          <table:table-cell table:formula="of:=[.D54]/1000000" office:value-type="float" office:value="0.64" calcext:value-type="float">
            <text:p>0.64000</text:p>
          </table:table-cell>
          <table:table-cell/>
          <table:table-cell table:formula="of:=IF([.B54]&gt;[.C54];[.B54]/[.C54];[.C54]/[.B54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5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5]*[.C55]" office:value-type="float" office:value="640000" calcext:value-type="float">
            <text:p>640000</text:p>
          </table:table-cell>
          <table:table-cell table:formula="of:=[.D55]/1000000" office:value-type="float" office:value="0.64" calcext:value-type="float">
            <text:p>0.64000</text:p>
          </table:table-cell>
          <table:table-cell/>
          <table:table-cell table:formula="of:=IF([.B55]&gt;[.C55];[.B55]/[.C55];[.C55]/[.B55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anny_House1.JPG</text:p>
          </table:table-cell>
          <table:table-cell office:value-type="float" office:value="1000" calcext:value-type="float">
            <text:p>1000</text:p>
          </table:table-cell>
          <table:table-cell office:value-type="float" office:value="640" calcext:value-type="float">
            <text:p>640</text:p>
          </table:table-cell>
          <table:table-cell table:formula="of:=[.B56]*[.C56]" office:value-type="float" office:value="640000" calcext:value-type="float">
            <text:p>640000</text:p>
          </table:table-cell>
          <table:table-cell table:formula="of:=[.D56]/1000000" office:value-type="float" office:value="0.64" calcext:value-type="float">
            <text:p>0.64000</text:p>
          </table:table-cell>
          <table:table-cell/>
          <table:table-cell table:formula="of:=IF([.B56]&gt;[.C56];[.B56]/[.C56];[.C56]/[.B56])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DevelopedWorl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7]*[.C57]" office:value-type="float" office:value="655360" calcext:value-type="float">
            <text:p>655360</text:p>
          </table:table-cell>
          <table:table-cell table:formula="of:=[.D57]/1000000" office:value-type="float" office:value="0.65536" calcext:value-type="float">
            <text:p>0.65536</text:p>
          </table:table-cell>
          <table:table-cell/>
          <table:table-cell table:formula="of:=IF([.B57]&gt;[.C57];[.B57]/[.C57];[.C57]/[.B5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Dead_End.jpg</text:p>
          </table:table-cell>
          <table:table-cell office:value-type="float" office:value="1024" calcext:value-type="float">
            <text:p>1024</text:p>
          </table:table-cell>
          <table:table-cell office:value-type="float" office:value="640" calcext:value-type="float">
            <text:p>640</text:p>
          </table:table-cell>
          <table:table-cell table:formula="of:=[.B58]*[.C58]" office:value-type="float" office:value="655360" calcext:value-type="float">
            <text:p>655360</text:p>
          </table:table-cell>
          <table:table-cell table:formula="of:=[.D58]/1000000" office:value-type="float" office:value="0.65536" calcext:value-type="float">
            <text:p>0.65536</text:p>
          </table:table-cell>
          <table:table-cell/>
          <table:table-cell table:formula="of:=IF([.B58]&gt;[.C58];[.B58]/[.C58];[.C58]/[.B5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Industrial_Buddism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3" calcext:value-type="float">
            <text:p>663</text:p>
          </table:table-cell>
          <table:table-cell table:formula="of:=[.B59]*[.C59]" office:value-type="float" office:value="678912" calcext:value-type="float">
            <text:p>678912</text:p>
          </table:table-cell>
          <table:table-cell table:formula="of:=[.D59]/1000000" office:value-type="float" office:value="0.678912" calcext:value-type="float">
            <text:p>0.67891</text:p>
          </table:table-cell>
          <table:table-cell/>
          <table:table-cell table:formula="of:=IF([.B59]&gt;[.C59];[.B59]/[.C59];[.C59]/[.B59])" office:value-type="float" office:value="1.54449472096531" calcext:value-type="float">
            <text:p>1.54449472096531</text:p>
          </table:table-cell>
          <table:table-cell/>
        </table:table-row>
        <table:table-row table:style-name="ro1">
          <table:table-cell office:value-type="string" calcext:value-type="string">
            <text:p>Links.jpg</text:p>
          </table:table-cell>
          <table:table-cell office:value-type="float" office:value="1024" calcext:value-type="float">
            <text:p>1024</text:p>
          </table:table-cell>
          <table:table-cell office:value-type="float" office:value="668" calcext:value-type="float">
            <text:p>668</text:p>
          </table:table-cell>
          <table:table-cell table:formula="of:=[.B60]*[.C60]" office:value-type="float" office:value="684032" calcext:value-type="float">
            <text:p>684032</text:p>
          </table:table-cell>
          <table:table-cell table:formula="of:=[.D60]/1000000" office:value-type="float" office:value="0.684032" calcext:value-type="float">
            <text:p>0.68403</text:p>
          </table:table-cell>
          <table:table-cell/>
          <table:table-cell table:formula="of:=IF([.B60]&gt;[.C60];[.B60]/[.C60];[.C60]/[.B60])" office:value-type="float" office:value="1.53293413173653" calcext:value-type="float">
            <text:p>1.53293413173653</text:p>
          </table:table-cell>
          <table:table-cell/>
        </table:table-row>
        <table:table-row table:style-name="ro1">
          <table:table-cell office:value-type="string" calcext:value-type="string">
            <text:p>Autumn_Explosion-p1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formula="of:=[.B61]*[.C61]" office:value-type="float" office:value="749000" calcext:value-type="float">
            <text:p>749000</text:p>
          </table:table-cell>
          <table:table-cell table:formula="of:=[.D61]/1000000" office:value-type="float" office:value="0.749" calcext:value-type="float">
            <text:p>0.74900</text:p>
          </table:table-cell>
          <table:table-cell/>
          <table:table-cell table:formula="of:=IF([.B61]&gt;[.C61];[.B61]/[.C61];[.C61]/[.B61])" office:value-type="float" office:value="1.3351134846462" calcext:value-type="float">
            <text:p>1.3351134846462</text:p>
          </table:table-cell>
          <table:table-cell/>
        </table:table-row>
        <table:table-row table:style-name="ro1">
          <table:table-cell office:value-type="string" calcext:value-type="string">
            <text:p>Autumn_Explosion_SGS_wallpaper.jpg</text:p>
          </table:table-cell>
          <table:table-cell office:value-type="float" office:value="980" calcext:value-type="float">
            <text:p>980</text:p>
          </table:table-cell>
          <table:table-cell office:value-type="float" office:value="800" calcext:value-type="float">
            <text:p>800</text:p>
          </table:table-cell>
          <table:table-cell table:formula="of:=[.B62]*[.C62]" office:value-type="float" office:value="784000" calcext:value-type="float">
            <text:p>784000</text:p>
          </table:table-cell>
          <table:table-cell table:formula="of:=[.D62]/1000000" office:value-type="float" office:value="0.784" calcext:value-type="float">
            <text:p>0.78400</text:p>
          </table:table-cell>
          <table:table-cell/>
          <table:table-cell table:formula="of:=IF([.B62]&gt;[.C62];[.B62]/[.C62];[.C62]/[.B62])" office:value-type="float" office:value="1.225" calcext:value-type="float">
            <text:p>1.225</text:p>
          </table:table-cell>
          <table:table-cell/>
        </table:table-row>
        <table:table-row table:style-name="ro1">
          <table:table-cell office:value-type="string" calcext:value-type="string">
            <text:p>JBHifi.jpg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formula="of:=[.B63]*[.C63]" office:value-type="float" office:value="786432" calcext:value-type="float">
            <text:p>786432</text:p>
          </table:table-cell>
          <table:table-cell table:formula="of:=[.D63]/1000000" office:value-type="float" office:value="0.786432" calcext:value-type="float">
            <text:p>0.78643</text:p>
          </table:table-cell>
          <table:table-cell/>
          <table:table-cell table:formula="of:=IF([.B63]&gt;[.C63];[.B63]/[.C63];[.C63]/[.B6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NZAC_Dawn.jpg</text:p>
          </table:table-cell>
          <table:table-cell office:value-type="float" office:value="768" calcext:value-type="float">
            <text:p>768</text:p>
          </table:table-cell>
          <table:table-cell office:value-type="float" office:value="1024" calcext:value-type="float">
            <text:p>1024</text:p>
          </table:table-cell>
          <table:table-cell table:formula="of:=[.B64]*[.C64]" office:value-type="float" office:value="786432" calcext:value-type="float">
            <text:p>786432</text:p>
          </table:table-cell>
          <table:table-cell table:formula="of:=[.D64]/1000000" office:value-type="float" office:value="0.786432" calcext:value-type="float">
            <text:p>0.78643</text:p>
          </table:table-cell>
          <table:table-cell/>
          <table:table-cell table:formula="of:=IF([.B64]&gt;[.C64];[.B64]/[.C64];[.C64]/[.B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ainting1.jpg</text:p>
          </table:table-cell>
          <table:table-cell office:value-type="float" office:value="893" calcext:value-type="float">
            <text:p>893</text:p>
          </table:table-cell>
          <table:table-cell office:value-type="float" office:value="906" calcext:value-type="float">
            <text:p>906</text:p>
          </table:table-cell>
          <table:table-cell table:formula="of:=[.B65]*[.C65]" office:value-type="float" office:value="809058" calcext:value-type="float">
            <text:p>809058</text:p>
          </table:table-cell>
          <table:table-cell table:formula="of:=[.D65]/1000000" office:value-type="float" office:value="0.809058" calcext:value-type="float">
            <text:p>0.80906</text:p>
          </table:table-cell>
          <table:table-cell/>
          <table:table-cell table:formula="of:=IF([.B65]&gt;[.C65];[.B65]/[.C65];[.C65]/[.B65])" office:value-type="float" office:value="1.01455767077268" calcext:value-type="float">
            <text:p>1.01455767077268</text:p>
          </table:table-cell>
          <table:table-cell/>
        </table:table-row>
        <table:table-row table:style-name="ro1">
          <table:table-cell office:value-type="string" calcext:value-type="string">
            <text:p>Rest.jpg</text:p>
          </table:table-cell>
          <table:table-cell office:value-type="float" office:value="1024" calcext:value-type="float">
            <text:p>1024</text:p>
          </table:table-cell>
          <table:table-cell office:value-type="float" office:value="817" calcext:value-type="float">
            <text:p>817</text:p>
          </table:table-cell>
          <table:table-cell table:formula="of:=[.B66]*[.C66]" office:value-type="float" office:value="836608" calcext:value-type="float">
            <text:p>836608</text:p>
          </table:table-cell>
          <table:table-cell table:formula="of:=[.D66]/1000000" office:value-type="float" office:value="0.836608" calcext:value-type="float">
            <text:p>0.83661</text:p>
          </table:table-cell>
          <table:table-cell/>
          <table:table-cell table:formula="of:=IF([.B66]&gt;[.C66];[.B66]/[.C66];[.C66]/[.B66])" office:value-type="float" office:value="1.25336597307222" calcext:value-type="float">
            <text:p>1.25336597307222</text:p>
          </table:table-cell>
          <table:table-cell/>
        </table:table-row>
        <table:table-row table:style-name="ro1">
          <table:table-cell office:value-type="string" calcext:value-type="string">
            <text:p>fire_A.jpeg</text:p>
          </table:table-cell>
          <table:table-cell office:value-type="float" office:value="1779" calcext:value-type="float">
            <text:p>1779</text:p>
          </table:table-cell>
          <table:table-cell office:value-type="float" office:value="500" calcext:value-type="float">
            <text:p>500</text:p>
          </table:table-cell>
          <table:table-cell table:formula="of:=[.B67]*[.C67]" office:value-type="float" office:value="889500" calcext:value-type="float">
            <text:p>889500</text:p>
          </table:table-cell>
          <table:table-cell table:formula="of:=[.D67]/1000000" office:value-type="float" office:value="0.8895" calcext:value-type="float">
            <text:p>0.88950</text:p>
          </table:table-cell>
          <table:table-cell/>
          <table:table-cell table:formula="of:=IF([.B67]&gt;[.C67];[.B67]/[.C67];[.C67]/[.B67])" office:value-type="float" office:value="3.558" calcext:value-type="float">
            <text:p>3.558</text:p>
          </table:table-cell>
          <table:table-cell/>
        </table:table-row>
        <table:table-row table:style-name="ro1">
          <table:table-cell office:value-type="string" calcext:value-type="string">
            <text:p>Out_West.jpg</text:p>
          </table:table-cell>
          <table:table-cell office:value-type="float" office:value="750" calcext:value-type="float">
            <text:p>750</text:p>
          </table:table-cell>
          <table:table-cell office:value-type="float" office:value="1200" calcext:value-type="float">
            <text:p>1200</text:p>
          </table:table-cell>
          <table:table-cell table:formula="of:=[.B68]*[.C68]" office:value-type="float" office:value="900000" calcext:value-type="float">
            <text:p>900000</text:p>
          </table:table-cell>
          <table:table-cell table:formula="of:=[.D68]/1000000" office:value-type="float" office:value="0.9" calcext:value-type="float">
            <text:p>0.90000</text:p>
          </table:table-cell>
          <table:table-cell/>
          <table:table-cell table:formula="of:=IF([.B68]&gt;[.C68];[.B68]/[.C68];[.C68]/[.B6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Mystery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578" calcext:value-type="float">
            <text:p>578</text:p>
          </table:table-cell>
          <table:table-cell table:formula="of:=[.B69]*[.C69]" office:value-type="float" office:value="924800" calcext:value-type="float">
            <text:p>924800</text:p>
          </table:table-cell>
          <table:table-cell table:formula="of:=[.D69]/1000000" office:value-type="float" office:value="0.9248" calcext:value-type="float">
            <text:p>0.92480</text:p>
          </table:table-cell>
          <table:table-cell/>
          <table:table-cell table:formula="of:=IF([.B69]&gt;[.C69];[.B69]/[.C69];[.C69]/[.B69])" office:value-type="float" office:value="2.7681660899654" calcext:value-type="float">
            <text:p>2.7681660899654</text:p>
          </table:table-cell>
          <table:table-cell/>
        </table:table-row>
        <table:table-row table:style-name="ro1">
          <table:table-cell office:value-type="string" calcext:value-type="string">
            <text:p>22J14_RGH_DriversLic.jpg</text:p>
          </table:table-cell>
          <table:table-cell office:value-type="float" office:value="1200" calcext:value-type="float">
            <text:p>1200</text:p>
          </table:table-cell>
          <table:table-cell office:value-type="float" office:value="773" calcext:value-type="float">
            <text:p>773</text:p>
          </table:table-cell>
          <table:table-cell table:formula="of:=[.B70]*[.C70]" office:value-type="float" office:value="927600" calcext:value-type="float">
            <text:p>927600</text:p>
          </table:table-cell>
          <table:table-cell table:formula="of:=[.D70]/1000000" office:value-type="float" office:value="0.9276" calcext:value-type="float">
            <text:p>0.92760</text:p>
          </table:table-cell>
          <table:table-cell/>
          <table:table-cell table:formula="of:=IF([.B70]&gt;[.C70];[.B70]/[.C70];[.C70]/[.B70])" office:value-type="float" office:value="1.55239327296248" calcext:value-type="float">
            <text:p>1.55239327296248</text:p>
          </table:table-cell>
          <table:table-cell/>
        </table:table-row>
        <table:table-row table:style-name="ro1">
          <table:table-cell office:value-type="string" calcext:value-type="string">
            <text:p>Snow_Car-s.jpg</text:p>
          </table:table-cell>
          <table:table-cell office:value-type="float" office:value="1280" calcext:value-type="float">
            <text:p>1280</text:p>
          </table:table-cell>
          <table:table-cell office:value-type="float" office:value="745" calcext:value-type="float">
            <text:p>745</text:p>
          </table:table-cell>
          <table:table-cell table:formula="of:=[.B71]*[.C71]" office:value-type="float" office:value="953600" calcext:value-type="float">
            <text:p>953600</text:p>
          </table:table-cell>
          <table:table-cell table:formula="of:=[.D71]/1000000" office:value-type="float" office:value="0.9536" calcext:value-type="float">
            <text:p>0.95360</text:p>
          </table:table-cell>
          <table:table-cell/>
          <table:table-cell table:formula="of:=IF([.B71]&gt;[.C71];[.B71]/[.C71];[.C71]/[.B71])" office:value-type="float" office:value="1.71812080536913" calcext:value-type="float">
            <text:p>1.71812080536913</text:p>
          </table:table-cell>
          <table:table-cell/>
        </table:table-row>
        <table:table-row table:style-name="ro1">
          <table:table-cell office:value-type="string" calcext:value-type="string">
            <text:p>Bracket_Registra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2]*[.C72]" office:value-type="float" office:value="1024000" calcext:value-type="float">
            <text:p>1024000</text:p>
          </table:table-cell>
          <table:table-cell table:formula="of:=[.D72]/1000000" office:value-type="float" office:value="1.024" calcext:value-type="float">
            <text:p>1.02400</text:p>
          </table:table-cell>
          <table:table-cell/>
          <table:table-cell table:formula="of:=IF([.B72]&gt;[.C72];[.B72]/[.C72];[.C72]/[.B72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rotection.jpg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formula="of:=[.B73]*[.C73]" office:value-type="float" office:value="1024000" calcext:value-type="float">
            <text:p>1024000</text:p>
          </table:table-cell>
          <table:table-cell table:formula="of:=[.D73]/1000000" office:value-type="float" office:value="1.024" calcext:value-type="float">
            <text:p>1.02400</text:p>
          </table:table-cell>
          <table:table-cell/>
          <table:table-cell table:formula="of:=IF([.B73]&gt;[.C73];[.B73]/[.C73];[.C73]/[.B73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Basin.jpg</text:p>
          </table:table-cell>
          <table:table-cell office:value-type="float" office:value="802" calcext:value-type="float">
            <text:p>802</text:p>
          </table:table-cell>
          <table:table-cell office:value-type="float" office:value="1280" calcext:value-type="float">
            <text:p>1280</text:p>
          </table:table-cell>
          <table:table-cell table:formula="of:=[.B74]*[.C74]" office:value-type="float" office:value="1026560" calcext:value-type="float">
            <text:p>1026560</text:p>
          </table:table-cell>
          <table:table-cell table:formula="of:=[.D74]/1000000" office:value-type="float" office:value="1.02656" calcext:value-type="float">
            <text:p>1.02656</text:p>
          </table:table-cell>
          <table:table-cell/>
          <table:table-cell table:formula="of:=IF([.B74]&gt;[.C74];[.B74]/[.C74];[.C74]/[.B74])" office:value-type="float" office:value="1.59600997506234" calcext:value-type="float">
            <text:p>1.59600997506234</text:p>
          </table:table-cell>
          <table:table-cell/>
        </table:table-row>
        <table:table-row table:style-name="ro1">
          <table:table-cell office:value-type="string" calcext:value-type="string">
            <text:p>TrueBlood.jpg</text:p>
          </table:table-cell>
          <table:table-cell table:number-columns-repeated="2" office:value-type="float" office:value="1024" calcext:value-type="float">
            <text:p>1024</text:p>
          </table:table-cell>
          <table:table-cell table:formula="of:=[.B75]*[.C75]" office:value-type="float" office:value="1048576" calcext:value-type="float">
            <text:p>1048576</text:p>
          </table:table-cell>
          <table:table-cell table:formula="of:=[.D75]/1000000" office:value-type="float" office:value="1.048576" calcext:value-type="float">
            <text:p>1.04858</text:p>
          </table:table-cell>
          <table:table-cell/>
          <table:table-cell table:formula="of:=IF([.B75]&gt;[.C75];[.B75]/[.C75];[.C75]/[.B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1035x1035-templeofthedog-1800-1385153657.jpg</text:p>
          </table:table-cell>
          <table:table-cell table:number-columns-repeated="2" office:value-type="float" office:value="1035" calcext:value-type="float">
            <text:p>1035</text:p>
          </table:table-cell>
          <table:table-cell table:formula="of:=[.B76]*[.C76]" office:value-type="float" office:value="1071225" calcext:value-type="float">
            <text:p>1071225</text:p>
          </table:table-cell>
          <table:table-cell table:formula="of:=[.D76]/1000000" office:value-type="float" office:value="1.071225" calcext:value-type="float">
            <text:p>1.07123</text:p>
          </table:table-cell>
          <table:table-cell/>
          <table:table-cell table:formula="of:=IF([.B76]&gt;[.C76];[.B76]/[.C76];[.C76]/[.B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B41E.jpg</text:p>
          </table:table-cell>
          <table:table-cell office:value-type="float" office:value="842" calcext:value-type="float">
            <text:p>842</text:p>
          </table:table-cell>
          <table:table-cell office:value-type="float" office:value="1280" calcext:value-type="float">
            <text:p>1280</text:p>
          </table:table-cell>
          <table:table-cell table:formula="of:=[.B77]*[.C77]" office:value-type="float" office:value="1077760" calcext:value-type="float">
            <text:p>1077760</text:p>
          </table:table-cell>
          <table:table-cell table:formula="of:=[.D77]/1000000" office:value-type="float" office:value="1.07776" calcext:value-type="float">
            <text:p>1.07776</text:p>
          </table:table-cell>
          <table:table-cell/>
          <table:table-cell table:formula="of:=IF([.B77]&gt;[.C77];[.B77]/[.C77];[.C77]/[.B77])" office:value-type="float" office:value="1.52019002375297" calcext:value-type="float">
            <text:p>1.52019002375297</text:p>
          </table:table-cell>
          <table:table-cell/>
        </table:table-row>
        <table:table-row table:style-name="ro1">
          <table:table-cell office:value-type="string" calcext:value-type="string">
            <text:p>LR_Pano.jpg</text:p>
          </table:table-cell>
          <table:table-cell office:value-type="float" office:value="3200" calcext:value-type="float">
            <text:p>3200</text:p>
          </table:table-cell>
          <table:table-cell office:value-type="float" office:value="343" calcext:value-type="float">
            <text:p>343</text:p>
          </table:table-cell>
          <table:table-cell table:formula="of:=[.B78]*[.C78]" office:value-type="float" office:value="1097600" calcext:value-type="float">
            <text:p>1097600</text:p>
          </table:table-cell>
          <table:table-cell table:formula="of:=[.D78]/1000000" office:value-type="float" office:value="1.0976" calcext:value-type="float">
            <text:p>1.09760</text:p>
          </table:table-cell>
          <table:table-cell/>
          <table:table-cell table:formula="of:=IF([.B78]&gt;[.C78];[.B78]/[.C78];[.C78]/[.B78])" office:value-type="float" office:value="9.32944606413994" calcext:value-type="float">
            <text:p>9.32944606413994</text:p>
          </table:table-cell>
          <table:table-cell/>
        </table:table-row>
        <table:table-row table:style-name="ro1">
          <table:table-cell office:value-type="string" calcext:value-type="string">
            <text:p>fire_B.jpg</text:p>
          </table:table-cell>
          <table:table-cell office:value-type="float" office:value="1288" calcext:value-type="float">
            <text:p>1288</text:p>
          </table:table-cell>
          <table:table-cell office:value-type="float" office:value="858" calcext:value-type="float">
            <text:p>858</text:p>
          </table:table-cell>
          <table:table-cell table:formula="of:=[.B79]*[.C79]" office:value-type="float" office:value="1105104" calcext:value-type="float">
            <text:p>1105104</text:p>
          </table:table-cell>
          <table:table-cell table:formula="of:=[.D79]/1000000" office:value-type="float" office:value="1.105104" calcext:value-type="float">
            <text:p>1.10510</text:p>
          </table:table-cell>
          <table:table-cell/>
          <table:table-cell table:formula="of:=IF([.B79]&gt;[.C79];[.B79]/[.C79];[.C79]/[.B79])" office:value-type="float" office:value="1.5011655011655" calcext:value-type="float">
            <text:p>1.5011655011655</text:p>
          </table:table-cell>
          <table:table-cell/>
        </table:table-row>
        <table:table-row table:style-name="ro1">
          <table:table-cell office:value-type="string" calcext:value-type="string">
            <text:p>poppies.jpg</text:p>
          </table:table-cell>
          <table:table-cell office:value-type="float" office:value="1200" calcext:value-type="float">
            <text:p>1200</text:p>
          </table:table-cell>
          <table:table-cell office:value-type="float" office:value="930" calcext:value-type="float">
            <text:p>930</text:p>
          </table:table-cell>
          <table:table-cell table:formula="of:=[.B80]*[.C80]" office:value-type="float" office:value="1116000" calcext:value-type="float">
            <text:p>1116000</text:p>
          </table:table-cell>
          <table:table-cell table:formula="of:=[.D80]/1000000" office:value-type="float" office:value="1.116" calcext:value-type="float">
            <text:p>1.11600</text:p>
          </table:table-cell>
          <table:table-cell/>
          <table:table-cell table:formula="of:=IF([.B80]&gt;[.C80];[.B80]/[.C80];[.C80]/[.B80])" office:value-type="float" office:value="1.29032258064516" calcext:value-type="float">
            <text:p>1.29032258064516</text:p>
          </table:table-cell>
          <table:table-cell/>
        </table:table-row>
        <table:table-row table:style-name="ro1">
          <table:table-cell office:value-type="string" calcext:value-type="string">
            <text:p>Sides_and_Shelves.jpg</text:p>
          </table:table-cell>
          <table:table-cell office:value-type="float" office:value="957" calcext:value-type="float">
            <text:p>957</text:p>
          </table:table-cell>
          <table:table-cell office:value-type="float" office:value="1200" calcext:value-type="float">
            <text:p>1200</text:p>
          </table:table-cell>
          <table:table-cell table:formula="of:=[.B81]*[.C81]" office:value-type="float" office:value="1148400" calcext:value-type="float">
            <text:p>1148400</text:p>
          </table:table-cell>
          <table:table-cell table:formula="of:=[.D81]/1000000" office:value-type="float" office:value="1.1484" calcext:value-type="float">
            <text:p>1.14840</text:p>
          </table:table-cell>
          <table:table-cell/>
          <table:table-cell table:formula="of:=IF([.B81]&gt;[.C81];[.B81]/[.C81];[.C81]/[.B81])" office:value-type="float" office:value="1.25391849529781" calcext:value-type="float">
            <text:p>1.25391849529781</text:p>
          </table:table-cell>
          <table:table-cell/>
        </table:table-row>
        <table:table-row table:style-name="ro1">
          <table:table-cell office:value-type="string" calcext:value-type="string">
            <text:p>Horse_Mail.jpg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[.B82]*[.C82]" office:value-type="float" office:value="1152000" calcext:value-type="float">
            <text:p>1152000</text:p>
          </table:table-cell>
          <table:table-cell table:formula="of:=[.D82]/1000000" office:value-type="float" office:value="1.152" calcext:value-type="float">
            <text:p>1.15200</text:p>
          </table:table-cell>
          <table:table-cell/>
          <table:table-cell table:formula="of:=IF([.B82]&gt;[.C82];[.B82]/[.C82];[.C82]/[.B82])" office:value-type="float" office:value="1.42222222222222" calcext:value-type="float">
            <text:p>1.42222222222222</text:p>
          </table:table-cell>
          <table:table-cell/>
        </table:table-row>
        <table:table-row table:style-name="ro1">
          <table:table-cell office:value-type="string" calcext:value-type="string">
            <text:p>iPod_2GB_G2_SilverB.jpg</text:p>
          </table:table-cell>
          <table:table-cell office:value-type="float" office:value="840" calcext:value-type="float">
            <text:p>840</text:p>
          </table:table-cell>
          <table:table-cell office:value-type="float" office:value="1384" calcext:value-type="float">
            <text:p>1384</text:p>
          </table:table-cell>
          <table:table-cell table:formula="of:=[.B83]*[.C83]" office:value-type="float" office:value="1162560" calcext:value-type="float">
            <text:p>1162560</text:p>
          </table:table-cell>
          <table:table-cell table:formula="of:=[.D83]/1000000" office:value-type="float" office:value="1.16256" calcext:value-type="float">
            <text:p>1.16256</text:p>
          </table:table-cell>
          <table:table-cell/>
          <table:table-cell table:formula="of:=IF([.B83]&gt;[.C83];[.B83]/[.C83];[.C83]/[.B83])" office:value-type="float" office:value="1.64761904761905" calcext:value-type="float">
            <text:p>1.64761904761905</text:p>
          </table:table-cell>
          <table:table-cell/>
        </table:table-row>
        <table:table-row table:style-name="ro1">
          <table:table-cell office:value-type="string" calcext:value-type="string">
            <text:p>iPod_2GB_G2_Silver.jpg</text:p>
          </table:table-cell>
          <table:table-cell office:value-type="float" office:value="976" calcext:value-type="float">
            <text:p>976</text:p>
          </table:table-cell>
          <table:table-cell office:value-type="float" office:value="1200" calcext:value-type="float">
            <text:p>1200</text:p>
          </table:table-cell>
          <table:table-cell table:formula="of:=[.B84]*[.C84]" office:value-type="float" office:value="1171200" calcext:value-type="float">
            <text:p>1171200</text:p>
          </table:table-cell>
          <table:table-cell table:formula="of:=[.D84]/1000000" office:value-type="float" office:value="1.1712" calcext:value-type="float">
            <text:p>1.17120</text:p>
          </table:table-cell>
          <table:table-cell/>
          <table:table-cell table:formula="of:=IF([.B84]&gt;[.C84];[.B84]/[.C84];[.C84]/[.B84])" office:value-type="float" office:value="1.22950819672131" calcext:value-type="float">
            <text:p>1.22950819672131</text:p>
          </table:table-cell>
          <table:table-cell/>
        </table:table-row>
        <table:table-row table:style-name="ro1">
          <table:table-cell office:value-type="string" calcext:value-type="string">
            <text:p>ZX81_G_Mendonca.jpg</text:p>
          </table:table-cell>
          <table:table-cell office:value-type="float" office:value="937" calcext:value-type="float">
            <text:p>937</text:p>
          </table:table-cell>
          <table:table-cell office:value-type="float" office:value="1280" calcext:value-type="float">
            <text:p>1280</text:p>
          </table:table-cell>
          <table:table-cell table:formula="of:=[.B85]*[.C85]" office:value-type="float" office:value="1199360" calcext:value-type="float">
            <text:p>1199360</text:p>
          </table:table-cell>
          <table:table-cell table:formula="of:=[.D85]/1000000" office:value-type="float" office:value="1.19936" calcext:value-type="float">
            <text:p>1.19936</text:p>
          </table:table-cell>
          <table:table-cell/>
          <table:table-cell table:formula="of:=IF([.B85]&gt;[.C85];[.B85]/[.C85];[.C85]/[.B85])" office:value-type="float" office:value="1.36606189967983" calcext:value-type="float">
            <text:p>1.36606189967983</text:p>
          </table:table-cell>
          <table:table-cell/>
        </table:table-row>
        <table:table-row table:style-name="ro1">
          <table:table-cell office:value-type="string" calcext:value-type="string">
            <text:p>Ice_Shelf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6]*[.C86]" office:value-type="float" office:value="1228800" calcext:value-type="float">
            <text:p>1228800</text:p>
          </table:table-cell>
          <table:table-cell table:formula="of:=[.D86]/1000000" office:value-type="float" office:value="1.2288" calcext:value-type="float">
            <text:p>1.22880</text:p>
          </table:table-cell>
          <table:table-cell/>
          <table:table-cell table:formula="of:=IF([.B86]&gt;[.C86];[.B86]/[.C86];[.C86]/[.B8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Victory.jpg</text:p>
          </table:table-cell>
          <table:table-cell office:value-type="float" office:value="960" calcext:value-type="float">
            <text:p>960</text:p>
          </table:table-cell>
          <table:table-cell office:value-type="float" office:value="1280" calcext:value-type="float">
            <text:p>1280</text:p>
          </table:table-cell>
          <table:table-cell table:formula="of:=[.B87]*[.C87]" office:value-type="float" office:value="1228800" calcext:value-type="float">
            <text:p>1228800</text:p>
          </table:table-cell>
          <table:table-cell table:formula="of:=[.D87]/1000000" office:value-type="float" office:value="1.2288" calcext:value-type="float">
            <text:p>1.22880</text:p>
          </table:table-cell>
          <table:table-cell/>
          <table:table-cell table:formula="of:=IF([.B87]&gt;[.C87];[.B87]/[.C87];[.C87]/[.B8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rankenTa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[.B88]*[.C88]" office:value-type="float" office:value="1228800" calcext:value-type="float">
            <text:p>1228800</text:p>
          </table:table-cell>
          <table:table-cell table:formula="of:=[.D88]/1000000" office:value-type="float" office:value="1.2288" calcext:value-type="float">
            <text:p>1.22880</text:p>
          </table:table-cell>
          <table:table-cell/>
          <table:table-cell table:formula="of:=IF([.B88]&gt;[.C88];[.B88]/[.C88];[.C88]/[.B8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oB.jpg</text:p>
          </table:table-cell>
          <table:table-cell office:value-type="float" office:value="1280" calcext:value-type="float">
            <text:p>1280</text:p>
          </table:table-cell>
          <table:table-cell office:value-type="float" office:value="973" calcext:value-type="float">
            <text:p>973</text:p>
          </table:table-cell>
          <table:table-cell table:formula="of:=[.B89]*[.C89]" office:value-type="float" office:value="1245440" calcext:value-type="float">
            <text:p>1245440</text:p>
          </table:table-cell>
          <table:table-cell table:formula="of:=[.D89]/1000000" office:value-type="float" office:value="1.24544" calcext:value-type="float">
            <text:p>1.24544</text:p>
          </table:table-cell>
          <table:table-cell/>
          <table:table-cell table:formula="of:=IF([.B89]&gt;[.C89];[.B89]/[.C89];[.C89]/[.B89])" office:value-type="float" office:value="1.31551901336074" calcext:value-type="float">
            <text:p>1.31551901336074</text:p>
          </table:table-cell>
          <table:table-cell/>
        </table:table-row>
        <table:table-row table:style-name="ro1">
          <table:table-cell office:value-type="string" calcext:value-type="string">
            <text:p>pj1-2000.jpg</text:p>
          </table:table-cell>
          <table:table-cell office:value-type="float" office:value="1000" calcext:value-type="float">
            <text:p>1000</text:p>
          </table:table-cell>
          <table:table-cell office:value-type="float" office:value="1290" calcext:value-type="float">
            <text:p>1290</text:p>
          </table:table-cell>
          <table:table-cell table:formula="of:=[.B90]*[.C90]" office:value-type="float" office:value="1290000" calcext:value-type="float">
            <text:p>1290000</text:p>
          </table:table-cell>
          <table:table-cell table:formula="of:=[.D90]/1000000" office:value-type="float" office:value="1.29" calcext:value-type="float">
            <text:p>1.29000</text:p>
          </table:table-cell>
          <table:table-cell/>
          <table:table-cell table:formula="of:=IF([.B90]&gt;[.C90];[.B90]/[.C90];[.C90]/[.B90])" office:value-type="float" office:value="1.29" calcext:value-type="float">
            <text:p>1.29</text:p>
          </table:table-cell>
          <table:table-cell/>
        </table:table-row>
        <table:table-row table:style-name="ro1">
          <table:table-cell office:value-type="string" calcext:value-type="string">
            <text:p>P J Harvey - Wallpaper 01 - Wallpaper Format 1280x1024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1]*[.C91]" office:value-type="float" office:value="1310720" calcext:value-type="float">
            <text:p>1310720</text:p>
          </table:table-cell>
          <table:table-cell table:formula="of:=[.D91]/1000000" office:value-type="float" office:value="1.31072" calcext:value-type="float">
            <text:p>1.31072</text:p>
          </table:table-cell>
          <table:table-cell/>
          <table:table-cell table:formula="of:=IF([.B91]&gt;[.C91];[.B91]/[.C91];[.C91]/[.B9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orders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2]*[.C92]" office:value-type="float" office:value="1310720" calcext:value-type="float">
            <text:p>1310720</text:p>
          </table:table-cell>
          <table:table-cell table:formula="of:=[.D92]/1000000" office:value-type="float" office:value="1.31072" calcext:value-type="float">
            <text:p>1.31072</text:p>
          </table:table-cell>
          <table:table-cell/>
          <table:table-cell table:formula="of:=IF([.B92]&gt;[.C92];[.B92]/[.C92];[.C92]/[.B92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BATHROOM_WINDOW_2_SM.JPG</text:p>
          </table:table-cell>
          <table:table-cell office:value-type="float" office:value="1280" calcext:value-type="float">
            <text:p>1280</text:p>
          </table:table-cell>
          <table:table-cell office:value-type="float" office:value="1024" calcext:value-type="float">
            <text:p>1024</text:p>
          </table:table-cell>
          <table:table-cell table:formula="of:=[.B93]*[.C93]" office:value-type="float" office:value="1310720" calcext:value-type="float">
            <text:p>1310720</text:p>
          </table:table-cell>
          <table:table-cell table:formula="of:=[.D93]/1000000" office:value-type="float" office:value="1.31072" calcext:value-type="float">
            <text:p>1.31072</text:p>
          </table:table-cell>
          <table:table-cell/>
          <table:table-cell table:formula="of:=IF([.B93]&gt;[.C93];[.B93]/[.C93];[.C93]/[.B93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Munch_Madonna_1.jpg</text:p>
          </table:table-cell>
          <table:table-cell office:value-type="float" office:value="1025" calcext:value-type="float">
            <text:p>1025</text:p>
          </table:table-cell>
          <table:table-cell office:value-type="float" office:value="1341" calcext:value-type="float">
            <text:p>1341</text:p>
          </table:table-cell>
          <table:table-cell table:formula="of:=[.B94]*[.C94]" office:value-type="float" office:value="1374525" calcext:value-type="float">
            <text:p>1374525</text:p>
          </table:table-cell>
          <table:table-cell table:formula="of:=[.D94]/1000000" office:value-type="float" office:value="1.374525" calcext:value-type="float">
            <text:p>1.37453</text:p>
          </table:table-cell>
          <table:table-cell/>
          <table:table-cell table:formula="of:=IF([.B94]&gt;[.C94];[.B94]/[.C94];[.C94]/[.B94])" office:value-type="float" office:value="1.30829268292683" calcext:value-type="float">
            <text:p>1.30829268292683</text:p>
          </table:table-cell>
          <table:table-cell/>
        </table:table-row>
        <table:table-row table:style-name="ro1">
          <table:table-cell office:value-type="string" calcext:value-type="string">
            <text:p>Dan_and_Bob.jpg</text:p>
          </table:table-cell>
          <table:table-cell office:value-type="float" office:value="1200" calcext:value-type="float">
            <text:p>1200</text:p>
          </table:table-cell>
          <table:table-cell office:value-type="float" office:value="1230" calcext:value-type="float">
            <text:p>1230</text:p>
          </table:table-cell>
          <table:table-cell table:formula="of:=[.B95]*[.C95]" office:value-type="float" office:value="1476000" calcext:value-type="float">
            <text:p>1476000</text:p>
          </table:table-cell>
          <table:table-cell table:formula="of:=[.D95]/1000000" office:value-type="float" office:value="1.476" calcext:value-type="float">
            <text:p>1.47600</text:p>
          </table:table-cell>
          <table:table-cell/>
          <table:table-cell table:formula="of:=IF([.B95]&gt;[.C95];[.B95]/[.C95];[.C95]/[.B95])" office:value-type="float" office:value="1.025" calcext:value-type="float">
            <text:p>1.025</text:p>
          </table:table-cell>
          <table:table-cell/>
        </table:table-row>
        <table:table-row table:style-name="ro1">
          <table:table-cell office:value-type="string" calcext:value-type="string">
            <text:p>poster1.jpg</text:p>
          </table:table-cell>
          <table:table-cell office:value-type="float" office:value="1011" calcext:value-type="float">
            <text:p>1011</text:p>
          </table:table-cell>
          <table:table-cell office:value-type="float" office:value="1500" calcext:value-type="float">
            <text:p>1500</text:p>
          </table:table-cell>
          <table:table-cell table:formula="of:=[.B96]*[.C96]" office:value-type="float" office:value="1516500" calcext:value-type="float">
            <text:p>1516500</text:p>
          </table:table-cell>
          <table:table-cell table:formula="of:=[.D96]/1000000" office:value-type="float" office:value="1.5165" calcext:value-type="float">
            <text:p>1.51650</text:p>
          </table:table-cell>
          <table:table-cell/>
          <table:table-cell table:formula="of:=IF([.B96]&gt;[.C96];[.B96]/[.C96];[.C96]/[.B96])" office:value-type="float" office:value="1.48367952522255" calcext:value-type="float">
            <text:p>1.48367952522255</text:p>
          </table:table-cell>
          <table:table-cell/>
        </table:table-row>
        <table:table-row table:style-name="ro1">
          <table:table-cell office:value-type="string" calcext:value-type="string">
            <text:p>Whale_Bones.jpg</text:p>
          </table:table-cell>
          <table:table-cell office:value-type="float" office:value="865" calcext:value-type="float">
            <text:p>865</text:p>
          </table:table-cell>
          <table:table-cell office:value-type="float" office:value="1800" calcext:value-type="float">
            <text:p>1800</text:p>
          </table:table-cell>
          <table:table-cell table:formula="of:=[.B97]*[.C97]" office:value-type="float" office:value="1557000" calcext:value-type="float">
            <text:p>1557000</text:p>
          </table:table-cell>
          <table:table-cell table:formula="of:=[.D97]/1000000" office:value-type="float" office:value="1.557" calcext:value-type="float">
            <text:p>1.55700</text:p>
          </table:table-cell>
          <table:table-cell/>
          <table:table-cell table:formula="of:=IF([.B97]&gt;[.C97];[.B97]/[.C97];[.C97]/[.B97])" office:value-type="float" office:value="2.08092485549133" calcext:value-type="float">
            <text:p>2.08092485549133</text:p>
          </table:table-cell>
          <table:table-cell/>
        </table:table-row>
        <table:table-row table:style-name="ro1">
          <table:table-cell office:value-type="string" calcext:value-type="string">
            <text:p>Billy_Brag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8]*[.C98]" office:value-type="float" office:value="1600000" calcext:value-type="float">
            <text:p>1600000</text:p>
          </table:table-cell>
          <table:table-cell table:formula="of:=[.D98]/1000000" office:value-type="float" office:value="1.6" calcext:value-type="float">
            <text:p>1.60000</text:p>
          </table:table-cell>
          <table:table-cell/>
          <table:table-cell table:formula="of:=IF([.B98]&gt;[.C98];[.B98]/[.C98];[.C98]/[.B98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ence_Weaving.jpg</text:p>
          </table:table-cell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[.B99]*[.C99]" office:value-type="float" office:value="1600000" calcext:value-type="float">
            <text:p>1600000</text:p>
          </table:table-cell>
          <table:table-cell table:formula="of:=[.D99]/1000000" office:value-type="float" office:value="1.6" calcext:value-type="float">
            <text:p>1.60000</text:p>
          </table:table-cell>
          <table:table-cell/>
          <table:table-cell table:formula="of:=IF([.B99]&gt;[.C99];[.B99]/[.C99];[.C99]/[.B99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P_Chamberlain_1851.jpg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table:formula="of:=[.B100]*[.C100]" office:value-type="float" office:value="1699488" calcext:value-type="float">
            <text:p>1699488</text:p>
          </table:table-cell>
          <table:table-cell table:formula="of:=[.D100]/1000000" office:value-type="float" office:value="1.699488" calcext:value-type="float">
            <text:p>1.69949</text:p>
          </table:table-cell>
          <table:table-cell/>
          <table:table-cell table:formula="of:=IF([.B100]&gt;[.C100];[.B100]/[.C100];[.C100]/[.B100])" office:value-type="float" office:value="1.34519572953737" calcext:value-type="float">
            <text:p>1.34519572953737</text:p>
          </table:table-cell>
          <table:table-cell/>
        </table:table-row>
        <table:table-row table:style-name="ro1">
          <table:table-cell office:value-type="string" calcext:value-type="string">
            <text:p>E_Chamberlain_1841.jpg</text:p>
          </table:table-cell>
          <table:table-cell office:value-type="float" office:value="1498" calcext:value-type="float">
            <text:p>1498</text:p>
          </table:table-cell>
          <table:table-cell office:value-type="float" office:value="1140" calcext:value-type="float">
            <text:p>1140</text:p>
          </table:table-cell>
          <table:table-cell table:formula="of:=[.B101]*[.C101]" office:value-type="float" office:value="1707720" calcext:value-type="float">
            <text:p>1707720</text:p>
          </table:table-cell>
          <table:table-cell table:formula="of:=[.D101]/1000000" office:value-type="float" office:value="1.70772" calcext:value-type="float">
            <text:p>1.70772</text:p>
          </table:table-cell>
          <table:table-cell/>
          <table:table-cell table:formula="of:=IF([.B101]&gt;[.C101];[.B101]/[.C101];[.C101]/[.B101])" office:value-type="float" office:value="1.3140350877193" calcext:value-type="float">
            <text:p>1.3140350877193</text:p>
          </table:table-cell>
          <table:table-cell/>
        </table:table-row>
        <table:table-row table:style-name="ro1">
          <table:table-cell office:value-type="string" calcext:value-type="string">
            <text:p>E_Chamberlain_1851-desc.jpg</text:p>
          </table:table-cell>
          <table:table-cell office:value-type="float" office:value="1532" calcext:value-type="float">
            <text:p>1532</text:p>
          </table:table-cell>
          <table:table-cell office:value-type="float" office:value="1120" calcext:value-type="float">
            <text:p>1120</text:p>
          </table:table-cell>
          <table:table-cell table:formula="of:=[.B102]*[.C102]" office:value-type="float" office:value="1715840" calcext:value-type="float">
            <text:p>1715840</text:p>
          </table:table-cell>
          <table:table-cell table:formula="of:=[.D102]/1000000" office:value-type="float" office:value="1.71584" calcext:value-type="float">
            <text:p>1.71584</text:p>
          </table:table-cell>
          <table:table-cell/>
          <table:table-cell table:formula="of:=IF([.B102]&gt;[.C102];[.B102]/[.C102];[.C102]/[.B102])" office:value-type="float" office:value="1.36785714285714" calcext:value-type="float">
            <text:p>1.36785714285714</text:p>
          </table:table-cell>
          <table:table-cell/>
        </table:table-row>
        <table:table-row table:style-name="ro1">
          <table:table-cell office:value-type="string" calcext:value-type="string">
            <text:p>E_Chamberlain_1841-desc.jpg</text:p>
          </table:table-cell>
          <table:table-cell office:value-type="float" office:value="1504" calcext:value-type="float">
            <text:p>1504</text:p>
          </table:table-cell>
          <table:table-cell office:value-type="float" office:value="1142" calcext:value-type="float">
            <text:p>1142</text:p>
          </table:table-cell>
          <table:table-cell table:formula="of:=[.B103]*[.C103]" office:value-type="float" office:value="1717568" calcext:value-type="float">
            <text:p>1717568</text:p>
          </table:table-cell>
          <table:table-cell table:formula="of:=[.D103]/1000000" office:value-type="float" office:value="1.717568" calcext:value-type="float">
            <text:p>1.71757</text:p>
          </table:table-cell>
          <table:table-cell/>
          <table:table-cell table:formula="of:=IF([.B103]&gt;[.C103];[.B103]/[.C103];[.C103]/[.B103])" office:value-type="float" office:value="1.3169877408056" calcext:value-type="float">
            <text:p>1.3169877408056</text:p>
          </table:table-cell>
          <table:table-cell/>
        </table:table-row>
        <table:table-row table:style-name="ro1">
          <table:table-cell office:value-type="string" calcext:value-type="string">
            <text:p>E_Chamberlain_1851.jpg</text:p>
          </table:table-cell>
          <table:table-cell office:value-type="float" office:value="1548" calcext:value-type="float">
            <text:p>1548</text:p>
          </table:table-cell>
          <table:table-cell office:value-type="float" office:value="1120" calcext:value-type="float">
            <text:p>1120</text:p>
          </table:table-cell>
          <table:table-cell table:formula="of:=[.B104]*[.C104]" office:value-type="float" office:value="1733760" calcext:value-type="float">
            <text:p>1733760</text:p>
          </table:table-cell>
          <table:table-cell table:formula="of:=[.D104]/1000000" office:value-type="float" office:value="1.73376" calcext:value-type="float">
            <text:p>1.73376</text:p>
          </table:table-cell>
          <table:table-cell/>
          <table:table-cell table:formula="of:=IF([.B104]&gt;[.C104];[.B104]/[.C104];[.C104]/[.B104])" office:value-type="float" office:value="1.38214285714286" calcext:value-type="float">
            <text:p>1.38214285714286</text:p>
          </table:table-cell>
          <table:table-cell/>
        </table:table-row>
        <table:table-row table:style-name="ro1">
          <table:table-cell office:value-type="string" calcext:value-type="string">
            <text:p>Bathroom_Window_1680x1050.jpg</text:p>
          </table:table-cell>
          <table:table-cell office:value-type="float" office:value="1680" calcext:value-type="float">
            <text:p>1680</text:p>
          </table:table-cell>
          <table:table-cell office:value-type="float" office:value="1050" calcext:value-type="float">
            <text:p>1050</text:p>
          </table:table-cell>
          <table:table-cell table:formula="of:=[.B105]*[.C105]" office:value-type="float" office:value="1764000" calcext:value-type="float">
            <text:p>1764000</text:p>
          </table:table-cell>
          <table:table-cell table:formula="of:=[.D105]/1000000" office:value-type="float" office:value="1.764" calcext:value-type="float">
            <text:p>1.76400</text:p>
          </table:table-cell>
          <table:table-cell/>
          <table:table-cell table:formula="of:=IF([.B105]&gt;[.C105];[.B105]/[.C105];[.C105]/[.B10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FTS1-s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6]*[.C106]" office:value-type="float" office:value="1920000" calcext:value-type="float">
            <text:p>1920000</text:p>
          </table:table-cell>
          <table:table-cell table:formula="of:=[.D106]/1000000" office:value-type="float" office:value="1.92" calcext:value-type="float">
            <text:p>1.92000</text:p>
          </table:table-cell>
          <table:table-cell/>
          <table:table-cell table:formula="of:=IF([.B106]&gt;[.C106];[.B106]/[.C106];[.C106]/[.B1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igFish-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7]*[.C107]" office:value-type="float" office:value="1920000" calcext:value-type="float">
            <text:p>1920000</text:p>
          </table:table-cell>
          <table:table-cell table:formula="of:=[.D107]/1000000" office:value-type="float" office:value="1.92" calcext:value-type="float">
            <text:p>1.92000</text:p>
          </table:table-cell>
          <table:table-cell/>
          <table:table-cell table:formula="of:=IF([.B107]&gt;[.C107];[.B107]/[.C107];[.C107]/[.B1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omads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08]*[.C108]" office:value-type="float" office:value="1920000" calcext:value-type="float">
            <text:p>1920000</text:p>
          </table:table-cell>
          <table:table-cell table:formula="of:=[.D108]/1000000" office:value-type="float" office:value="1.92" calcext:value-type="float">
            <text:p>1.92000</text:p>
          </table:table-cell>
          <table:table-cell/>
          <table:table-cell table:formula="of:=IF([.B108]&gt;[.C108];[.B108]/[.C108];[.C108]/[.B1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3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09]*[.C109]" office:value-type="float" office:value="1920000" calcext:value-type="float">
            <text:p>1920000</text:p>
          </table:table-cell>
          <table:table-cell table:formula="of:=[.D109]/1000000" office:value-type="float" office:value="1.92" calcext:value-type="float">
            <text:p>1.92000</text:p>
          </table:table-cell>
          <table:table-cell/>
          <table:table-cell table:formula="of:=IF([.B109]&gt;[.C109];[.B109]/[.C109];[.C109]/[.B1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2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0]*[.C110]" office:value-type="float" office:value="1920000" calcext:value-type="float">
            <text:p>1920000</text:p>
          </table:table-cell>
          <table:table-cell table:formula="of:=[.D110]/1000000" office:value-type="float" office:value="1.92" calcext:value-type="float">
            <text:p>1.92000</text:p>
          </table:table-cell>
          <table:table-cell/>
          <table:table-cell table:formula="of:=IF([.B110]&gt;[.C110];[.B110]/[.C110];[.C110]/[.B1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1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1]*[.C111]" office:value-type="float" office:value="1920000" calcext:value-type="float">
            <text:p>1920000</text:p>
          </table:table-cell>
          <table:table-cell table:formula="of:=[.D111]/1000000" office:value-type="float" office:value="1.92" calcext:value-type="float">
            <text:p>1.92000</text:p>
          </table:table-cell>
          <table:table-cell/>
          <table:table-cell table:formula="of:=IF([.B111]&gt;[.C111];[.B111]/[.C111];[.C111]/[.B1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Max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2]*[.C112]" office:value-type="float" office:value="1920000" calcext:value-type="float">
            <text:p>1920000</text:p>
          </table:table-cell>
          <table:table-cell table:formula="of:=[.D112]/1000000" office:value-type="float" office:value="1.92" calcext:value-type="float">
            <text:p>1.92000</text:p>
          </table:table-cell>
          <table:table-cell/>
          <table:table-cell table:formula="of:=IF([.B112]&gt;[.C112];[.B112]/[.C112];[.C112]/[.B1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89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3]*[.C113]" office:value-type="float" office:value="1920000" calcext:value-type="float">
            <text:p>1920000</text:p>
          </table:table-cell>
          <table:table-cell table:formula="of:=[.D113]/1000000" office:value-type="float" office:value="1.92" calcext:value-type="float">
            <text:p>1.92000</text:p>
          </table:table-cell>
          <table:table-cell/>
          <table:table-cell table:formula="of:=IF([.B113]&gt;[.C113];[.B113]/[.C113];[.C113]/[.B1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Library - 090.jpg</text:p>
          </table:table-cell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formula="of:=[.B114]*[.C114]" office:value-type="float" office:value="1920000" calcext:value-type="float">
            <text:p>1920000</text:p>
          </table:table-cell>
          <table:table-cell table:formula="of:=[.D114]/1000000" office:value-type="float" office:value="1.92" calcext:value-type="float">
            <text:p>1.92000</text:p>
          </table:table-cell>
          <table:table-cell/>
          <table:table-cell table:formula="of:=IF([.B114]&gt;[.C114];[.B114]/[.C114];[.C114]/[.B11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inaGreen.jpg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table:formula="of:=[.B115]*[.C115]" office:value-type="float" office:value="1920000" calcext:value-type="float">
            <text:p>1920000</text:p>
          </table:table-cell>
          <table:table-cell table:formula="of:=[.D115]/1000000" office:value-type="float" office:value="1.92" calcext:value-type="float">
            <text:p>1.92000</text:p>
          </table:table-cell>
          <table:table-cell/>
          <table:table-cell table:formula="of:=IF([.B115]&gt;[.C115];[.B115]/[.C115];[.C115]/[.B11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Eraserhead-iconic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37" calcext:value-type="float">
            <text:p>1037</text:p>
          </table:table-cell>
          <table:table-cell table:formula="of:=[.B116]*[.C116]" office:value-type="float" office:value="1991040" calcext:value-type="float">
            <text:p>1991040</text:p>
          </table:table-cell>
          <table:table-cell table:formula="of:=[.D116]/1000000" office:value-type="float" office:value="1.99104" calcext:value-type="float">
            <text:p>1.99104</text:p>
          </table:table-cell>
          <table:table-cell/>
          <table:table-cell table:formula="of:=IF([.B116]&gt;[.C116];[.B116]/[.C116];[.C116]/[.B116])" office:value-type="float" office:value="1.85149469623915" calcext:value-type="float">
            <text:p>1.85149469623915</text:p>
          </table:table-cell>
          <table:table-cell/>
        </table:table-row>
        <table:table-row table:style-name="ro1">
          <table:table-cell office:value-type="string" calcext:value-type="string">
            <text:p>D_Bartlett_1841-desc.jpg</text:p>
          </table:table-cell>
          <table:table-cell office:value-type="float" office:value="1692" calcext:value-type="float">
            <text:p>1692</text:p>
          </table:table-cell>
          <table:table-cell office:value-type="float" office:value="1216" calcext:value-type="float">
            <text:p>1216</text:p>
          </table:table-cell>
          <table:table-cell table:formula="of:=[.B117]*[.C117]" office:value-type="float" office:value="2057472" calcext:value-type="float">
            <text:p>2057472</text:p>
          </table:table-cell>
          <table:table-cell table:formula="of:=[.D117]/1000000" office:value-type="float" office:value="2.057472" calcext:value-type="float">
            <text:p>2.05747</text:p>
          </table:table-cell>
          <table:table-cell/>
          <table:table-cell table:formula="of:=IF([.B117]&gt;[.C117];[.B117]/[.C117];[.C117]/[.B117])" office:value-type="float" office:value="1.39144736842105" calcext:value-type="float">
            <text:p>1.39144736842105</text:p>
          </table:table-cell>
          <table:table-cell/>
        </table:table-row>
        <table:table-row table:style-name="ro1">
          <table:table-cell office:value-type="string" calcext:value-type="string">
            <text:p>Autumn_Explosion_1920x1080-d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8]*[.C118]" office:value-type="float" office:value="2073600" calcext:value-type="float">
            <text:p>2073600</text:p>
          </table:table-cell>
          <table:table-cell table:formula="of:=[.D118]/1000000" office:value-type="float" office:value="2.0736" calcext:value-type="float">
            <text:p>2.07360</text:p>
          </table:table-cell>
          <table:table-cell/>
          <table:table-cell table:formula="of:=IF([.B118]&gt;[.C118];[.B118]/[.C118];[.C118]/[.B118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utumn_Explosion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19]*[.C119]" office:value-type="float" office:value="2073600" calcext:value-type="float">
            <text:p>2073600</text:p>
          </table:table-cell>
          <table:table-cell table:formula="of:=[.D119]/1000000" office:value-type="float" office:value="2.0736" calcext:value-type="float">
            <text:p>2.07360</text:p>
          </table:table-cell>
          <table:table-cell/>
          <table:table-cell table:formula="of:=IF([.B119]&gt;[.C119];[.B119]/[.C119];[.C119]/[.B119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AE_1a.jpg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formula="of:=[.B120]*[.C120]" office:value-type="float" office:value="2073600" calcext:value-type="float">
            <text:p>2073600</text:p>
          </table:table-cell>
          <table:table-cell table:formula="of:=[.D120]/1000000" office:value-type="float" office:value="2.0736" calcext:value-type="float">
            <text:p>2.07360</text:p>
          </table:table-cell>
          <table:table-cell/>
          <table:table-cell table:formula="of:=IF([.B120]&gt;[.C120];[.B120]/[.C120];[.C120]/[.B120])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KK_CCK.jpg</text:p>
          </table:table-cell>
          <table:table-cell table:number-columns-repeated="2" office:value-type="float" office:value="1468" calcext:value-type="float">
            <text:p>1468</text:p>
          </table:table-cell>
          <table:table-cell table:formula="of:=[.B121]*[.C121]" office:value-type="float" office:value="2155024" calcext:value-type="float">
            <text:p>2155024</text:p>
          </table:table-cell>
          <table:table-cell table:formula="of:=[.D121]/1000000" office:value-type="float" office:value="2.155024" calcext:value-type="float">
            <text:p>2.15502</text:p>
          </table:table-cell>
          <table:table-cell/>
          <table:table-cell table:formula="of:=IF([.B121]&gt;[.C121];[.B121]/[.C121];[.C121]/[.B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ch_Madonna_2.jpg</text:p>
          </table:table-cell>
          <table:table-cell office:value-type="float" office:value="1275" calcext:value-type="float">
            <text:p>1275</text:p>
          </table:table-cell>
          <table:table-cell office:value-type="float" office:value="1711" calcext:value-type="float">
            <text:p>1711</text:p>
          </table:table-cell>
          <table:table-cell table:formula="of:=[.B122]*[.C122]" office:value-type="float" office:value="2181525" calcext:value-type="float">
            <text:p>2181525</text:p>
          </table:table-cell>
          <table:table-cell table:formula="of:=[.D122]/1000000" office:value-type="float" office:value="2.181525" calcext:value-type="float">
            <text:p>2.18153</text:p>
          </table:table-cell>
          <table:table-cell/>
          <table:table-cell table:formula="of:=IF([.B122]&gt;[.C122];[.B122]/[.C122];[.C122]/[.B122])" office:value-type="float" office:value="1.34196078431373" calcext:value-type="float">
            <text:p>1.34196078431373</text:p>
          </table:table-cell>
          <table:table-cell/>
        </table:table-row>
        <table:table-row table:style-name="ro1">
          <table:table-cell office:value-type="string" calcext:value-type="string">
            <text:p>bike2_r.jpg</text:p>
          </table:table-cell>
          <table:table-cell office:value-type="float" office:value="1974" calcext:value-type="float">
            <text:p>1974</text:p>
          </table:table-cell>
          <table:table-cell office:value-type="float" office:value="1150" calcext:value-type="float">
            <text:p>1150</text:p>
          </table:table-cell>
          <table:table-cell table:formula="of:=[.B123]*[.C123]" office:value-type="float" office:value="2270100" calcext:value-type="float">
            <text:p>2270100</text:p>
          </table:table-cell>
          <table:table-cell table:formula="of:=[.D123]/1000000" office:value-type="float" office:value="2.2701" calcext:value-type="float">
            <text:p>2.27010</text:p>
          </table:table-cell>
          <table:table-cell/>
          <table:table-cell table:formula="of:=IF([.B123]&gt;[.C123];[.B123]/[.C123];[.C123]/[.B123])" office:value-type="float" office:value="1.71652173913043" calcext:value-type="float">
            <text:p>1.71652173913043</text:p>
          </table:table-cell>
          <table:table-cell/>
        </table:table-row>
        <table:table-row table:style-name="ro1">
          <table:table-cell office:value-type="string" calcext:value-type="string">
            <text:p>slippers2.jpg</text:p>
          </table:table-cell>
          <table:table-cell office:value-type="float" office:value="1283" calcext:value-type="float">
            <text:p>1283</text:p>
          </table:table-cell>
          <table:table-cell office:value-type="float" office:value="1779" calcext:value-type="float">
            <text:p>1779</text:p>
          </table:table-cell>
          <table:table-cell table:formula="of:=[.B124]*[.C124]" office:value-type="float" office:value="2282457" calcext:value-type="float">
            <text:p>2282457</text:p>
          </table:table-cell>
          <table:table-cell table:formula="of:=[.D124]/1000000" office:value-type="float" office:value="2.282457" calcext:value-type="float">
            <text:p>2.28246</text:p>
          </table:table-cell>
          <table:table-cell/>
          <table:table-cell table:formula="of:=IF([.B124]&gt;[.C124];[.B124]/[.C124];[.C124]/[.B124])" office:value-type="float" office:value="1.38659392049883" calcext:value-type="float">
            <text:p>1.38659392049883</text:p>
          </table:table-cell>
          <table:table-cell/>
        </table:table-row>
        <table:table-row table:style-name="ro1">
          <table:table-cell office:value-type="string" calcext:value-type="string">
            <text:p>18728_Party1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5]*[.C125]" office:value-type="float" office:value="2500000" calcext:value-type="float">
            <text:p>2500000</text:p>
          </table:table-cell>
          <table:table-cell table:formula="of:=[.D125]/1000000" office:value-type="float" office:value="2.5" calcext:value-type="float">
            <text:p>2.50000</text:p>
          </table:table-cell>
          <table:table-cell/>
          <table:table-cell table:formula="of:=IF([.B125]&gt;[.C125];[.B125]/[.C125];[.C125]/[.B125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2.jpg</text:p>
          </table:table-cell>
          <table:table-cell office:value-type="float" office:value="2000" calcext:value-type="float">
            <text:p>2000</text:p>
          </table:table-cell>
          <table:table-cell office:value-type="float" office:value="1250" calcext:value-type="float">
            <text:p>1250</text:p>
          </table:table-cell>
          <table:table-cell table:formula="of:=[.B126]*[.C126]" office:value-type="float" office:value="2500000" calcext:value-type="float">
            <text:p>2500000</text:p>
          </table:table-cell>
          <table:table-cell table:formula="of:=[.D126]/1000000" office:value-type="float" office:value="2.5" calcext:value-type="float">
            <text:p>2.50000</text:p>
          </table:table-cell>
          <table:table-cell/>
          <table:table-cell table:formula="of:=IF([.B126]&gt;[.C126];[.B126]/[.C126];[.C126]/[.B126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18728_Party4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7]*[.C127]" office:value-type="float" office:value="3000000" calcext:value-type="float">
            <text:p>3000000</text:p>
          </table:table-cell>
          <table:table-cell table:formula="of:=[.D127]/1000000" office:value-type="float" office:value="3" calcext:value-type="float">
            <text:p>3.00000</text:p>
          </table:table-cell>
          <table:table-cell/>
          <table:table-cell table:formula="of:=IF([.B127]&gt;[.C127];[.B127]/[.C127];[.C127]/[.B12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18728_Party3.jpg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table:formula="of:=[.B128]*[.C128]" office:value-type="float" office:value="3000000" calcext:value-type="float">
            <text:p>3000000</text:p>
          </table:table-cell>
          <table:table-cell table:formula="of:=[.D128]/1000000" office:value-type="float" office:value="3" calcext:value-type="float">
            <text:p>3.00000</text:p>
          </table:table-cell>
          <table:table-cell/>
          <table:table-cell table:formula="of:=IF([.B128]&gt;[.C128];[.B128]/[.C128];[.C128]/[.B12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he_Cake_Eat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29]*[.C129]" office:value-type="float" office:value="3145728" calcext:value-type="float">
            <text:p>3145728</text:p>
          </table:table-cell>
          <table:table-cell table:formula="of:=[.D129]/1000000" office:value-type="float" office:value="3.145728" calcext:value-type="float">
            <text:p>3.14573</text:p>
          </table:table-cell>
          <table:table-cell/>
          <table:table-cell table:formula="of:=IF([.B129]&gt;[.C129];[.B129]/[.C129];[.C129]/[.B12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Slippers.jpg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formula="of:=[.B130]*[.C130]" office:value-type="float" office:value="3145728" calcext:value-type="float">
            <text:p>3145728</text:p>
          </table:table-cell>
          <table:table-cell table:formula="of:=[.D130]/1000000" office:value-type="float" office:value="3.145728" calcext:value-type="float">
            <text:p>3.14573</text:p>
          </table:table-cell>
          <table:table-cell/>
          <table:table-cell table:formula="of:=IF([.B130]&gt;[.C130];[.B130]/[.C130];[.C130]/[.B13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AT.jpg</text:p>
          </table:table-cell>
          <table:table-cell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table:formula="of:=[.B131]*[.C131]" office:value-type="float" office:value="3200000" calcext:value-type="float">
            <text:p>3200000</text:p>
          </table:table-cell>
          <table:table-cell table:formula="of:=[.D131]/1000000" office:value-type="float" office:value="3.2" calcext:value-type="float">
            <text:p>3.20000</text:p>
          </table:table-cell>
          <table:table-cell/>
          <table:table-cell table:formula="of:=IF([.B131]&gt;[.C131];[.B131]/[.C131];[.C131]/[.B131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tImage.aspx.jpeg</text:p>
          </table:table-cell>
          <table:table-cell office:value-type="float" office:value="1600" calcext:value-type="float">
            <text:p>1600</text:p>
          </table:table-cell>
          <table:table-cell office:value-type="float" office:value="2014" calcext:value-type="float">
            <text:p>2014</text:p>
          </table:table-cell>
          <table:table-cell table:formula="of:=[.B132]*[.C132]" office:value-type="float" office:value="3222400" calcext:value-type="float">
            <text:p>3222400</text:p>
          </table:table-cell>
          <table:table-cell table:formula="of:=[.D132]/1000000" office:value-type="float" office:value="3.2224" calcext:value-type="float">
            <text:p>3.22240</text:p>
          </table:table-cell>
          <table:table-cell/>
          <table:table-cell table:formula="of:=IF([.B132]&gt;[.C132];[.B132]/[.C132];[.C132]/[.B132])" office:value-type="float" office:value="1.25875" calcext:value-type="float">
            <text:p>1.25875</text:p>
          </table:table-cell>
          <table:table-cell/>
        </table:table-row>
        <table:table-row table:style-name="ro1">
          <table:table-cell office:value-type="string" calcext:value-type="string">
            <text:p>Mystery.jpg</text:p>
          </table:table-cell>
          <table:table-cell office:value-type="float" office:value="3075" calcext:value-type="float">
            <text:p>3075</text:p>
          </table:table-cell>
          <table:table-cell office:value-type="float" office:value="1111" calcext:value-type="float">
            <text:p>1111</text:p>
          </table:table-cell>
          <table:table-cell table:formula="of:=[.B133]*[.C133]" office:value-type="float" office:value="3416325" calcext:value-type="float">
            <text:p>3416325</text:p>
          </table:table-cell>
          <table:table-cell table:formula="of:=[.D133]/1000000" office:value-type="float" office:value="3.416325" calcext:value-type="float">
            <text:p>3.41633</text:p>
          </table:table-cell>
          <table:table-cell/>
          <table:table-cell table:formula="of:=IF([.B133]&gt;[.C133];[.B133]/[.C133];[.C133]/[.B133])" office:value-type="float" office:value="2.76777677767777" calcext:value-type="float">
            <text:p>2.76777677767777</text:p>
          </table:table-cell>
          <table:table-cell/>
        </table:table-row>
        <table:table-row table:style-name="ro1">
          <table:table-cell office:value-type="string" calcext:value-type="string">
            <text:p>slippers1.jpg</text:p>
          </table:table-cell>
          <table:table-cell office:value-type="float" office:value="2134" calcext:value-type="float">
            <text:p>2134</text:p>
          </table:table-cell>
          <table:table-cell office:value-type="float" office:value="1743" calcext:value-type="float">
            <text:p>1743</text:p>
          </table:table-cell>
          <table:table-cell table:formula="of:=[.B134]*[.C134]" office:value-type="float" office:value="3719562" calcext:value-type="float">
            <text:p>3719562</text:p>
          </table:table-cell>
          <table:table-cell table:formula="of:=[.D134]/1000000" office:value-type="float" office:value="3.719562" calcext:value-type="float">
            <text:p>3.71956</text:p>
          </table:table-cell>
          <table:table-cell/>
          <table:table-cell table:formula="of:=IF([.B134]&gt;[.C134];[.B134]/[.C134];[.C134]/[.B134])" office:value-type="float" office:value="1.22432587492828" calcext:value-type="float">
            <text:p>1.22432587492828</text:p>
          </table:table-cell>
          <table:table-cell/>
        </table:table-row>
        <table:table-row table:style-name="ro1">
          <table:table-cell office:value-type="string" calcext:value-type="string">
            <text:p>Workbench_2.jpg</text:p>
          </table:table-cell>
          <table:table-cell office:value-type="float" office:value="1200" calcext:value-type="float">
            <text:p>1200</text:p>
          </table:table-cell>
          <table:table-cell office:value-type="float" office:value="3200" calcext:value-type="float">
            <text:p>3200</text:p>
          </table:table-cell>
          <table:table-cell table:formula="of:=[.B135]*[.C135]" office:value-type="float" office:value="3840000" calcext:value-type="float">
            <text:p>3840000</text:p>
          </table:table-cell>
          <table:table-cell table:formula="of:=[.D135]/1000000" office:value-type="float" office:value="3.84" calcext:value-type="float">
            <text:p>3.84000</text:p>
          </table:table-cell>
          <table:table-cell/>
          <table:table-cell table:formula="of:=IF([.B135]&gt;[.C135];[.B135]/[.C135];[.C135]/[.B135])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unsAndAmmo2.jpg</text:p>
          </table:table-cell>
          <table:table-cell office:value-type="float" office:value="1600" calcext:value-type="float">
            <text:p>1600</text:p>
          </table:table-cell>
          <table:table-cell office:value-type="float" office:value="2400" calcext:value-type="float">
            <text:p>2400</text:p>
          </table:table-cell>
          <table:table-cell table:formula="of:=[.B136]*[.C136]" office:value-type="float" office:value="3840000" calcext:value-type="float">
            <text:p>3840000</text:p>
          </table:table-cell>
          <table:table-cell table:formula="of:=[.D136]/1000000" office:value-type="float" office:value="3.84" calcext:value-type="float">
            <text:p>3.84000</text:p>
          </table:table-cell>
          <table:table-cell/>
          <table:table-cell table:formula="of:=IF([.B136]&gt;[.C136];[.B136]/[.C136];[.C136]/[.B13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CPW_COW_ART.jpg</text:p>
          </table:table-cell>
          <table:table-cell office:value-type="float" office:value="2272" calcext:value-type="float">
            <text:p>2272</text:p>
          </table:table-cell>
          <table:table-cell office:value-type="float" office:value="1704" calcext:value-type="float">
            <text:p>1704</text:p>
          </table:table-cell>
          <table:table-cell table:formula="of:=[.B137]*[.C137]" office:value-type="float" office:value="3871488" calcext:value-type="float">
            <text:p>3871488</text:p>
          </table:table-cell>
          <table:table-cell table:formula="of:=[.D137]/1000000" office:value-type="float" office:value="3.871488" calcext:value-type="float">
            <text:p>3.87149</text:p>
          </table:table-cell>
          <table:table-cell/>
          <table:table-cell table:formula="of:=IF([.B137]&gt;[.C137];[.B137]/[.C137];[.C137]/[.B13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unsAndAmmo.jpg</text:p>
          </table:table-cell>
          <table:table-cell office:value-type="float" office:value="1710" calcext:value-type="float">
            <text:p>1710</text:p>
          </table:table-cell>
          <table:table-cell office:value-type="float" office:value="2280" calcext:value-type="float">
            <text:p>2280</text:p>
          </table:table-cell>
          <table:table-cell table:formula="of:=[.B138]*[.C138]" office:value-type="float" office:value="3898800" calcext:value-type="float">
            <text:p>3898800</text:p>
          </table:table-cell>
          <table:table-cell table:formula="of:=[.D138]/1000000" office:value-type="float" office:value="3.8988" calcext:value-type="float">
            <text:p>3.89880</text:p>
          </table:table-cell>
          <table:table-cell/>
          <table:table-cell table:formula="of:=IF([.B138]&gt;[.C138];[.B138]/[.C138];[.C138]/[.B13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Phone5s.jpg</text:p>
          </table:table-cell>
          <table:table-cell office:value-type="float" office:value="1646" calcext:value-type="float">
            <text:p>1646</text:p>
          </table:table-cell>
          <table:table-cell office:value-type="float" office:value="2400" calcext:value-type="float">
            <text:p>2400</text:p>
          </table:table-cell>
          <table:table-cell table:formula="of:=[.B139]*[.C139]" office:value-type="float" office:value="3950400" calcext:value-type="float">
            <text:p>3950400</text:p>
          </table:table-cell>
          <table:table-cell table:formula="of:=[.D139]/1000000" office:value-type="float" office:value="3.9504" calcext:value-type="float">
            <text:p>3.95040</text:p>
          </table:table-cell>
          <table:table-cell/>
          <table:table-cell table:formula="of:=IF([.B139]&gt;[.C139];[.B139]/[.C139];[.C139]/[.B139])" office:value-type="float" office:value="1.45808019441069" calcext:value-type="float">
            <text:p>1.45808019441069</text:p>
          </table:table-cell>
          <table:table-cell/>
        </table:table-row>
        <table:table-row table:style-name="ro1">
          <table:table-cell office:value-type="string" calcext:value-type="string">
            <text:p>Pedro_Alexandrino_-_Uvas_e_pÃªssegos.jpg</text:p>
          </table:table-cell>
          <table:table-cell office:value-type="float" office:value="2257" calcext:value-type="float">
            <text:p>2257</text:p>
          </table:table-cell>
          <table:table-cell office:value-type="float" office:value="1837" calcext:value-type="float">
            <text:p>1837</text:p>
          </table:table-cell>
          <table:table-cell table:formula="of:=[.B140]*[.C140]" office:value-type="float" office:value="4146109" calcext:value-type="float">
            <text:p>4146109</text:p>
          </table:table-cell>
          <table:table-cell table:formula="of:=[.D140]/1000000" office:value-type="float" office:value="4.146109" calcext:value-type="float">
            <text:p>4.14611</text:p>
          </table:table-cell>
          <table:table-cell/>
          <table:table-cell table:formula="of:=IF([.B140]&gt;[.C140];[.B140]/[.C140];[.C140]/[.B140])" office:value-type="float" office:value="1.22863364180729" calcext:value-type="float">
            <text:p>1.22863364180729</text:p>
          </table:table-cell>
          <table:table-cell/>
        </table:table-row>
        <table:table-row table:style-name="ro1">
          <table:table-cell office:value-type="string" calcext:value-type="string">
            <text:p>union_flag.jpg</text:p>
          </table:table-cell>
          <table:table-cell office:value-type="float" office:value="3000" calcext:value-type="float">
            <text:p>3000</text:p>
          </table:table-cell>
          <table:table-cell office:value-type="float" office:value="1573" calcext:value-type="float">
            <text:p>1573</text:p>
          </table:table-cell>
          <table:table-cell table:formula="of:=[.B141]*[.C141]" office:value-type="float" office:value="4719000" calcext:value-type="float">
            <text:p>4719000</text:p>
          </table:table-cell>
          <table:table-cell table:formula="of:=[.D141]/1000000" office:value-type="float" office:value="4.719" calcext:value-type="float">
            <text:p>4.71900</text:p>
          </table:table-cell>
          <table:table-cell/>
          <table:table-cell table:formula="of:=IF([.B141]&gt;[.C141];[.B141]/[.C141];[.C141]/[.B141])" office:value-type="float" office:value="1.90718372536554" calcext:value-type="float">
            <text:p>1.90718372536554</text:p>
          </table:table-cell>
          <table:table-cell/>
        </table:table-row>
        <table:table-row table:style-name="ro1">
          <table:table-cell office:value-type="string" calcext:value-type="string">
            <text:p>FTS1.jpg</text:p>
          </table:table-cell>
          <table:table-cell office:value-type="float" office:value="2560" calcext:value-type="float">
            <text:p>2560</text:p>
          </table:table-cell>
          <table:table-cell office:value-type="float" office:value="1920" calcext:value-type="float">
            <text:p>1920</text:p>
          </table:table-cell>
          <table:table-cell table:formula="of:=[.B142]*[.C142]" office:value-type="float" office:value="4915200" calcext:value-type="float">
            <text:p>4915200</text:p>
          </table:table-cell>
          <table:table-cell table:formula="of:=[.D142]/1000000" office:value-type="float" office:value="4.9152" calcext:value-type="float">
            <text:p>4.91520</text:p>
          </table:table-cell>
          <table:table-cell/>
          <table:table-cell table:formula="of:=IF([.B142]&gt;[.C142];[.B142]/[.C142];[.C142]/[.B14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Neighbourly-verification_BH.jpg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table:formula="of:=[.B143]*[.C143]" office:value-type="float" office:value="5184000" calcext:value-type="float">
            <text:p>5184000</text:p>
          </table:table-cell>
          <table:table-cell table:formula="of:=[.D143]/1000000" office:value-type="float" office:value="5.184" calcext:value-type="float">
            <text:p>5.18400</text:p>
          </table:table-cell>
          <table:table-cell/>
          <table:table-cell table:formula="of:=IF([.B143]&gt;[.C143];[.B143]/[.C143];[.C143]/[.B143])" office:value-type="float" office:value="1.11111111111111" calcext:value-type="float">
            <text:p>1.11111111111111</text:p>
          </table:table-cell>
          <table:table-cell/>
        </table:table-row>
        <table:table-row table:style-name="ro1">
          <table:table-cell office:value-type="string" calcext:value-type="string">
            <text:p>ForgSilv1.jpg</text:p>
          </table:table-cell>
          <table:table-cell office:value-type="float" office:value="1905" calcext:value-type="float">
            <text:p>1905</text:p>
          </table:table-cell>
          <table:table-cell office:value-type="float" office:value="2889" calcext:value-type="float">
            <text:p>2889</text:p>
          </table:table-cell>
          <table:table-cell table:formula="of:=[.B144]*[.C144]" office:value-type="float" office:value="5503545" calcext:value-type="float">
            <text:p>5503545</text:p>
          </table:table-cell>
          <table:table-cell table:formula="of:=[.D144]/1000000" office:value-type="float" office:value="5.503545" calcext:value-type="float">
            <text:p>5.50355</text:p>
          </table:table-cell>
          <table:table-cell/>
          <table:table-cell table:formula="of:=IF([.B144]&gt;[.C144];[.B144]/[.C144];[.C144]/[.B144])" office:value-type="float" office:value="1.51653543307087" calcext:value-type="float">
            <text:p>1.51653543307087</text:p>
          </table:table-cell>
          <table:table-cell/>
        </table:table-row>
        <table:table-row table:style-name="ro1">
          <table:table-cell office:value-type="string" calcext:value-type="string">
            <text:p>ForgSilv2.jpg</text:p>
          </table:table-cell>
          <table:table-cell office:value-type="float" office:value="1905" calcext:value-type="float">
            <text:p>1905</text:p>
          </table:table-cell>
          <table:table-cell office:value-type="float" office:value="2906" calcext:value-type="float">
            <text:p>2906</text:p>
          </table:table-cell>
          <table:table-cell table:formula="of:=[.B145]*[.C145]" office:value-type="float" office:value="5535930" calcext:value-type="float">
            <text:p>5535930</text:p>
          </table:table-cell>
          <table:table-cell table:formula="of:=[.D145]/1000000" office:value-type="float" office:value="5.53593" calcext:value-type="float">
            <text:p>5.53593</text:p>
          </table:table-cell>
          <table:table-cell/>
          <table:table-cell table:formula="of:=IF([.B145]&gt;[.C145];[.B145]/[.C145];[.C145]/[.B145])" office:value-type="float" office:value="1.5254593175853" calcext:value-type="float">
            <text:p>1.5254593175853</text:p>
          </table:table-cell>
          <table:table-cell/>
        </table:table-row>
        <table:table-row table:style-name="ro1">
          <table:table-cell office:value-type="string" calcext:value-type="string">
            <text:p>Deadly_weapons_poster_01.jpg</text:p>
          </table:table-cell>
          <table:table-cell office:value-type="float" office:value="1924" calcext:value-type="float">
            <text:p>1924</text:p>
          </table:table-cell>
          <table:table-cell office:value-type="float" office:value="2936" calcext:value-type="float">
            <text:p>2936</text:p>
          </table:table-cell>
          <table:table-cell table:formula="of:=[.B146]*[.C146]" office:value-type="float" office:value="5648864" calcext:value-type="float">
            <text:p>5648864</text:p>
          </table:table-cell>
          <table:table-cell table:formula="of:=[.D146]/1000000" office:value-type="float" office:value="5.648864" calcext:value-type="float">
            <text:p>5.64886</text:p>
          </table:table-cell>
          <table:table-cell/>
          <table:table-cell table:formula="of:=IF([.B146]&gt;[.C146];[.B146]/[.C146];[.C146]/[.B146])" office:value-type="float" office:value="1.52598752598753" calcext:value-type="float">
            <text:p>1.52598752598753</text:p>
          </table:table-cell>
          <table:table-cell/>
        </table:table-row>
        <table:table-row table:style-name="ro1">
          <table:table-cell office:value-type="string" calcext:value-type="string">
            <text:p>bike1_r.jpg</text:p>
          </table:table-cell>
          <table:table-cell office:value-type="float" office:value="2845" calcext:value-type="float">
            <text:p>2845</text:p>
          </table:table-cell>
          <table:table-cell office:value-type="float" office:value="2133" calcext:value-type="float">
            <text:p>2133</text:p>
          </table:table-cell>
          <table:table-cell table:formula="of:=[.B147]*[.C147]" office:value-type="float" office:value="6068385" calcext:value-type="float">
            <text:p>6068385</text:p>
          </table:table-cell>
          <table:table-cell table:formula="of:=[.D147]/1000000" office:value-type="float" office:value="6.068385" calcext:value-type="float">
            <text:p>6.06839</text:p>
          </table:table-cell>
          <table:table-cell/>
          <table:table-cell table:formula="of:=IF([.B147]&gt;[.C147];[.B147]/[.C147];[.C147]/[.B147])" office:value-type="float" office:value="1.33380215658697" calcext:value-type="float">
            <text:p>1.33380215658697</text:p>
          </table:table-cell>
          <table:table-cell/>
        </table:table-row>
        <table:table-row table:style-name="ro1">
          <table:table-cell office:value-type="string" calcext:value-type="string">
            <text:p>Snow_Car.jpg</text:p>
          </table:table-cell>
          <table:table-cell office:value-type="float" office:value="3444" calcext:value-type="float">
            <text:p>3444</text:p>
          </table:table-cell>
          <table:table-cell office:value-type="float" office:value="2004" calcext:value-type="float">
            <text:p>2004</text:p>
          </table:table-cell>
          <table:table-cell table:formula="of:=[.B148]*[.C148]" office:value-type="float" office:value="6901776" calcext:value-type="float">
            <text:p>6901776</text:p>
          </table:table-cell>
          <table:table-cell table:formula="of:=[.D148]/1000000" office:value-type="float" office:value="6.901776" calcext:value-type="float">
            <text:p>6.90178</text:p>
          </table:table-cell>
          <table:table-cell/>
          <table:table-cell table:formula="of:=IF([.B148]&gt;[.C148];[.B148]/[.C148];[.C148]/[.B148])" office:value-type="float" office:value="1.7185628742515" calcext:value-type="float">
            <text:p>1.7185628742515</text:p>
          </table:table-cell>
          <table:table-cell/>
        </table:table-row>
        <table:table-row table:style-name="ro1">
          <table:table-cell office:value-type="string" calcext:value-type="string">
            <text:p>ACC 260116 2.jpeg</text:p>
          </table:table-cell>
          <table:table-cell office:value-type="float" office:value="3216" calcext:value-type="float">
            <text:p>3216</text:p>
          </table:table-cell>
          <table:table-cell office:value-type="float" office:value="2364" calcext:value-type="float">
            <text:p>2364</text:p>
          </table:table-cell>
          <table:table-cell table:formula="of:=[.B149]*[.C149]" office:value-type="float" office:value="7602624" calcext:value-type="float">
            <text:p>7602624</text:p>
          </table:table-cell>
          <table:table-cell table:formula="of:=[.D149]/1000000" office:value-type="float" office:value="7.602624" calcext:value-type="float">
            <text:p>7.60262</text:p>
          </table:table-cell>
          <table:table-cell/>
          <table:table-cell table:formula="of:=IF([.B149]&gt;[.C149];[.B149]/[.C149];[.C149]/[.B149])" office:value-type="float" office:value="1.36040609137056" calcext:value-type="float">
            <text:p>1.36040609137056</text:p>
          </table:table-cell>
          <table:table-cell/>
        </table:table-row>
        <table:table-row table:style-name="ro1">
          <table:table-cell office:value-type="string" calcext:value-type="string">
            <text:p>Workbench_1.jpg</text:p>
          </table:table-cell>
          <table:table-cell office:value-type="float" office:value="2400" calcext:value-type="float">
            <text:p>2400</text:p>
          </table:table-cell>
          <table:table-cell office:value-type="float" office:value="3200" calcext:value-type="float">
            <text:p>3200</text:p>
          </table:table-cell>
          <table:table-cell table:formula="of:=[.B150]*[.C150]" office:value-type="float" office:value="7680000" calcext:value-type="float">
            <text:p>7680000</text:p>
          </table:table-cell>
          <table:table-cell table:formula="of:=[.D150]/1000000" office:value-type="float" office:value="7.68" calcext:value-type="float">
            <text:p>7.68000</text:p>
          </table:table-cell>
          <table:table-cell/>
          <table:table-cell table:formula="of:=IF([.B150]&gt;[.C150];[.B150]/[.C150];[.C150]/[.B15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Troy_on_Corduroy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0" calcext:value-type="float">
            <text:p>2400</text:p>
          </table:table-cell>
          <table:table-cell table:formula="of:=[.B151]*[.C151]" office:value-type="float" office:value="7680000" calcext:value-type="float">
            <text:p>7680000</text:p>
          </table:table-cell>
          <table:table-cell table:formula="of:=[.D151]/1000000" office:value-type="float" office:value="7.68" calcext:value-type="float">
            <text:p>7.68000</text:p>
          </table:table-cell>
          <table:table-cell/>
          <table:table-cell table:formula="of:=IF([.B151]&gt;[.C151];[.B151]/[.C151];[.C151]/[.B15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_at_Glentui.jpg</text:p>
          </table:table-cell>
          <table:table-cell office:value-type="float" office:value="3200" calcext:value-type="float">
            <text:p>3200</text:p>
          </table:table-cell>
          <table:table-cell office:value-type="float" office:value="2402" calcext:value-type="float">
            <text:p>2402</text:p>
          </table:table-cell>
          <table:table-cell table:formula="of:=[.B152]*[.C152]" office:value-type="float" office:value="7686400" calcext:value-type="float">
            <text:p>7686400</text:p>
          </table:table-cell>
          <table:table-cell table:formula="of:=[.D152]/1000000" office:value-type="float" office:value="7.6864" calcext:value-type="float">
            <text:p>7.68640</text:p>
          </table:table-cell>
          <table:table-cell/>
          <table:table-cell table:formula="of:=IF([.B152]&gt;[.C152];[.B152]/[.C152];[.C152]/[.B152])" office:value-type="float" office:value="1.33222314737719" calcext:value-type="float">
            <text:p>1.33222314737719</text:p>
          </table:table-cell>
          <table:table-cell/>
        </table:table-row>
        <table:table-row table:style-name="ro1">
          <table:table-cell office:value-type="string" calcext:value-type="string">
            <text:p>IMG_1324a.jpg</text:p>
          </table:table-cell>
          <table:table-cell office:value-type="float" office:value="3208" calcext:value-type="float">
            <text:p>3208</text:p>
          </table:table-cell>
          <table:table-cell office:value-type="float" office:value="2404" calcext:value-type="float">
            <text:p>2404</text:p>
          </table:table-cell>
          <table:table-cell table:formula="of:=[.B153]*[.C153]" office:value-type="float" office:value="7712032" calcext:value-type="float">
            <text:p>7712032</text:p>
          </table:table-cell>
          <table:table-cell table:formula="of:=[.D153]/1000000" office:value-type="float" office:value="7.712032" calcext:value-type="float">
            <text:p>7.71203</text:p>
          </table:table-cell>
          <table:table-cell/>
          <table:table-cell table:formula="of:=IF([.B153]&gt;[.C153];[.B153]/[.C153];[.C153]/[.B153])" office:value-type="float" office:value="1.33444259567388" calcext:value-type="float">
            <text:p>1.33444259567388</text:p>
          </table:table-cell>
          <table:table-cell/>
        </table:table-row>
        <table:table-row table:style-name="ro1">
          <table:table-cell office:value-type="string" calcext:value-type="string">
            <text:p>Clash.jpg</text:p>
          </table:table-cell>
          <table:table-cell office:value-type="float" office:value="3195" calcext:value-type="float">
            <text:p>3195</text:p>
          </table:table-cell>
          <table:table-cell office:value-type="float" office:value="2556" calcext:value-type="float">
            <text:p>2556</text:p>
          </table:table-cell>
          <table:table-cell table:formula="of:=[.B154]*[.C154]" office:value-type="float" office:value="8166420" calcext:value-type="float">
            <text:p>8166420</text:p>
          </table:table-cell>
          <table:table-cell table:formula="of:=[.D154]/1000000" office:value-type="float" office:value="8.16642" calcext:value-type="float">
            <text:p>8.16642</text:p>
          </table:table-cell>
          <table:table-cell/>
          <table:table-cell table:formula="of:=IF([.B154]&gt;[.C154];[.B154]/[.C154];[.C154]/[.B154])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Populated_Green.jpg</text:p>
          </table:table-cell>
          <table:table-cell office:value-type="float" office:value="3314" calcext:value-type="float">
            <text:p>3314</text:p>
          </table:table-cell>
          <table:table-cell office:value-type="float" office:value="2486" calcext:value-type="float">
            <text:p>2486</text:p>
          </table:table-cell>
          <table:table-cell table:formula="of:=[.B155]*[.C155]" office:value-type="float" office:value="8238604" calcext:value-type="float">
            <text:p>8238604</text:p>
          </table:table-cell>
          <table:table-cell table:formula="of:=[.D155]/1000000" office:value-type="float" office:value="8.238604" calcext:value-type="float">
            <text:p>8.23860</text:p>
          </table:table-cell>
          <table:table-cell/>
          <table:table-cell table:formula="of:=IF([.B155]&gt;[.C155];[.B155]/[.C155];[.C155]/[.B155])" office:value-type="float" office:value="1.33306516492357" calcext:value-type="float">
            <text:p>1.33306516492357</text:p>
          </table:table-cell>
          <table:table-cell/>
        </table:table-row>
        <table:table-row table:style-name="ro1">
          <table:table-cell office:value-type="string" calcext:value-type="string">
            <text:p>D_Bartlett_1841.jpg</text:p>
          </table:table-cell>
          <table:table-cell office:value-type="float" office:value="3444" calcext:value-type="float">
            <text:p>3444</text:p>
          </table:table-cell>
          <table:table-cell office:value-type="float" office:value="2424" calcext:value-type="float">
            <text:p>2424</text:p>
          </table:table-cell>
          <table:table-cell table:formula="of:=[.B156]*[.C156]" office:value-type="float" office:value="8348256" calcext:value-type="float">
            <text:p>8348256</text:p>
          </table:table-cell>
          <table:table-cell table:formula="of:=[.D156]/1000000" office:value-type="float" office:value="8.348256" calcext:value-type="float">
            <text:p>8.34826</text:p>
          </table:table-cell>
          <table:table-cell/>
          <table:table-cell table:formula="of:=IF([.B156]&gt;[.C156];[.B156]/[.C156];[.C156]/[.B156])" office:value-type="float" office:value="1.42079207920792" calcext:value-type="float">
            <text:p>1.42079207920792</text:p>
          </table:table-cell>
          <table:table-cell/>
        </table:table-row>
        <table:table-row table:style-name="ro1">
          <table:table-cell office:value-type="string" calcext:value-type="string">
            <text:p>HoldingOn.jpg</text:p>
          </table:table-cell>
          <table:table-cell office:value-type="float" office:value="3367" calcext:value-type="float">
            <text:p>3367</text:p>
          </table:table-cell>
          <table:table-cell office:value-type="float" office:value="2525" calcext:value-type="float">
            <text:p>2525</text:p>
          </table:table-cell>
          <table:table-cell table:formula="of:=[.B157]*[.C157]" office:value-type="float" office:value="8501675" calcext:value-type="float">
            <text:p>8501675</text:p>
          </table:table-cell>
          <table:table-cell table:formula="of:=[.D157]/1000000" office:value-type="float" office:value="8.501675" calcext:value-type="float">
            <text:p>8.50168</text:p>
          </table:table-cell>
          <table:table-cell/>
          <table:table-cell table:formula="of:=IF([.B157]&gt;[.C157];[.B157]/[.C157];[.C157]/[.B157])" office:value-type="float" office:value="1.33346534653465" calcext:value-type="float">
            <text:p>1.33346534653465</text:p>
          </table:table-cell>
          <table:table-cell/>
        </table:table-row>
        <table:table-row table:style-name="ro1">
          <table:table-cell office:value-type="string" calcext:value-type="string">
            <text:p>scantest.jpg</text:p>
          </table:table-cell>
          <table:table-cell office:value-type="float" office:value="2480" calcext:value-type="float">
            <text:p>2480</text:p>
          </table:table-cell>
          <table:table-cell office:value-type="float" office:value="3507" calcext:value-type="float">
            <text:p>3507</text:p>
          </table:table-cell>
          <table:table-cell table:formula="of:=[.B158]*[.C158]" office:value-type="float" office:value="8697360" calcext:value-type="float">
            <text:p>8697360</text:p>
          </table:table-cell>
          <table:table-cell table:formula="of:=[.D158]/1000000" office:value-type="float" office:value="8.69736" calcext:value-type="float">
            <text:p>8.69736</text:p>
          </table:table-cell>
          <table:table-cell/>
          <table:table-cell table:formula="of:=IF([.B158]&gt;[.C158];[.B158]/[.C158];[.C158]/[.B158])" office:value-type="float" office:value="1.41411290322581" calcext:value-type="float">
            <text:p>1.41411290322581</text:p>
          </table:table-cell>
          <table:table-cell/>
        </table:table-row>
        <table:table-row table:style-name="ro1">
          <table:table-cell office:value-type="string" calcext:value-type="string">
            <text:p>PJH_princess.jpg</text:p>
          </table:table-cell>
          <table:table-cell office:value-type="float" office:value="3000" calcext:value-type="float">
            <text:p>3000</text:p>
          </table:table-cell>
          <table:table-cell office:value-type="float" office:value="2950" calcext:value-type="float">
            <text:p>2950</text:p>
          </table:table-cell>
          <table:table-cell table:formula="of:=[.B159]*[.C159]" office:value-type="float" office:value="8850000" calcext:value-type="float">
            <text:p>8850000</text:p>
          </table:table-cell>
          <table:table-cell table:formula="of:=[.D159]/1000000" office:value-type="float" office:value="8.85" calcext:value-type="float">
            <text:p>8.85000</text:p>
          </table:table-cell>
          <table:table-cell/>
          <table:table-cell table:formula="of:=IF([.B159]&gt;[.C159];[.B159]/[.C159];[.C159]/[.B159])" office:value-type="float" office:value="1.01694915254237" calcext:value-type="float">
            <text:p>1.01694915254237</text:p>
          </table:table-cell>
          <table:table-cell/>
        </table:table-row>
        <table:table-row table:style-name="ro1">
          <table:table-cell office:value-type="string" calcext:value-type="string">
            <text:p>DrillBox2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0]*[.C160]" office:value-type="float" office:value="8900379" calcext:value-type="float">
            <text:p>8900379</text:p>
          </table:table-cell>
          <table:table-cell table:formula="of:=[.D160]/1000000" office:value-type="float" office:value="8.900379" calcext:value-type="float">
            <text:p>8.90038</text:p>
          </table:table-cell>
          <table:table-cell/>
          <table:table-cell table:formula="of:=IF([.B160]&gt;[.C160];[.B160]/[.C160];[.C160]/[.B160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DrillBox1-o.jpg</text:p>
          </table:table-cell>
          <table:table-cell office:value-type="float" office:value="3933" calcext:value-type="float">
            <text:p>3933</text:p>
          </table:table-cell>
          <table:table-cell office:value-type="float" office:value="2263" calcext:value-type="float">
            <text:p>2263</text:p>
          </table:table-cell>
          <table:table-cell table:formula="of:=[.B161]*[.C161]" office:value-type="float" office:value="8900379" calcext:value-type="float">
            <text:p>8900379</text:p>
          </table:table-cell>
          <table:table-cell table:formula="of:=[.D161]/1000000" office:value-type="float" office:value="8.900379" calcext:value-type="float">
            <text:p>8.90038</text:p>
          </table:table-cell>
          <table:table-cell/>
          <table:table-cell table:formula="of:=IF([.B161]&gt;[.C161];[.B161]/[.C161];[.C161]/[.B161])" office:value-type="float" office:value="1.73795846221829" calcext:value-type="float">
            <text:p>1.73795846221829</text:p>
          </table:table-cell>
          <table:table-cell/>
        </table:table-row>
        <table:table-row table:style-name="ro1">
          <table:table-cell office:value-type="string" calcext:value-type="string">
            <text:p>20190105_Lights1m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2]*[.C162]" office:value-type="float" office:value="9350088" calcext:value-type="float">
            <text:p>9350088</text:p>
          </table:table-cell>
          <table:table-cell table:formula="of:=[.D162]/1000000" office:value-type="float" office:value="9.350088" calcext:value-type="float">
            <text:p>9.35009</text:p>
          </table:table-cell>
          <table:table-cell/>
          <table:table-cell table:formula="of:=IF([.B162]&gt;[.C162];[.B162]/[.C162];[.C162]/[.B162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20190105_Lights1.jpg</text:p>
          </table:table-cell>
          <table:table-cell office:value-type="float" office:value="3531" calcext:value-type="float">
            <text:p>3531</text:p>
          </table:table-cell>
          <table:table-cell office:value-type="float" office:value="2648" calcext:value-type="float">
            <text:p>2648</text:p>
          </table:table-cell>
          <table:table-cell table:formula="of:=[.B163]*[.C163]" office:value-type="float" office:value="9350088" calcext:value-type="float">
            <text:p>9350088</text:p>
          </table:table-cell>
          <table:table-cell table:formula="of:=[.D163]/1000000" office:value-type="float" office:value="9.350088" calcext:value-type="float">
            <text:p>9.35009</text:p>
          </table:table-cell>
          <table:table-cell/>
          <table:table-cell table:formula="of:=IF([.B163]&gt;[.C163];[.B163]/[.C163];[.C163]/[.B163])" office:value-type="float" office:value="1.33345921450151" calcext:value-type="float">
            <text:p>1.33345921450151</text:p>
          </table:table-cell>
          <table:table-cell/>
        </table:table-row>
        <table:table-row table:style-name="ro1">
          <table:table-cell office:value-type="string" calcext:value-type="string">
            <text:p>img_4478.jpg</text:p>
          </table:table-cell>
          <table:table-cell office:value-type="float" office:value="3648" calcext:value-type="float">
            <text:p>3648</text:p>
          </table:table-cell>
          <table:table-cell office:value-type="float" office:value="2736" calcext:value-type="float">
            <text:p>2736</text:p>
          </table:table-cell>
          <table:table-cell table:formula="of:=[.B164]*[.C164]" office:value-type="float" office:value="9980928" calcext:value-type="float">
            <text:p>9980928</text:p>
          </table:table-cell>
          <table:table-cell table:formula="of:=[.D164]/1000000" office:value-type="float" office:value="9.980928" calcext:value-type="float">
            <text:p>9.98093</text:p>
          </table:table-cell>
          <table:table-cell/>
          <table:table-cell table:formula="of:=IF([.B164]&gt;[.C164];[.B164]/[.C164];[.C164]/[.B16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actus.jpg</text:p>
          </table:table-cell>
          <table:table-cell office:value-type="float" office:value="3689" calcext:value-type="float">
            <text:p>3689</text:p>
          </table:table-cell>
          <table:table-cell office:value-type="float" office:value="2767" calcext:value-type="float">
            <text:p>2767</text:p>
          </table:table-cell>
          <table:table-cell table:formula="of:=[.B165]*[.C165]" office:value-type="float" office:value="10207463" calcext:value-type="float">
            <text:p>10207463</text:p>
          </table:table-cell>
          <table:table-cell table:formula="of:=[.D165]/1000000" office:value-type="float" office:value="10.207463" calcext:value-type="float">
            <text:p>10.20746</text:p>
          </table:table-cell>
          <table:table-cell/>
          <table:table-cell table:formula="of:=IF([.B165]&gt;[.C165];[.B165]/[.C165];[.C165]/[.B165])" office:value-type="float" office:value="1.33321286591977" calcext:value-type="float">
            <text:p>1.33321286591977</text:p>
          </table:table-cell>
          <table:table-cell/>
        </table:table-row>
        <table:table-row table:style-name="ro1">
          <table:table-cell office:value-type="string" calcext:value-type="string">
            <text:p>BigFish.jpg</text:p>
          </table:table-cell>
          <table:table-cell office:value-type="float" office:value="2782" calcext:value-type="float">
            <text:p>2782</text:p>
          </table:table-cell>
          <table:table-cell office:value-type="float" office:value="3710" calcext:value-type="float">
            <text:p>3710</text:p>
          </table:table-cell>
          <table:table-cell table:formula="of:=[.B166]*[.C166]" office:value-type="float" office:value="10321220" calcext:value-type="float">
            <text:p>10321220</text:p>
          </table:table-cell>
          <table:table-cell table:formula="of:=[.D166]/1000000" office:value-type="float" office:value="10.32122" calcext:value-type="float">
            <text:p>10.32122</text:p>
          </table:table-cell>
          <table:table-cell/>
          <table:table-cell table:formula="of:=IF([.B166]&gt;[.C166];[.B166]/[.C166];[.C166]/[.B166])" office:value-type="float" office:value="1.33357296908699" calcext:value-type="float">
            <text:p>1.33357296908699</text:p>
          </table:table-cell>
          <table:table-cell/>
        </table:table-row>
        <table:table-row table:style-name="ro1">
          <table:table-cell office:value-type="string" calcext:value-type="string">
            <text:p>Grate.jpg</text:p>
          </table:table-cell>
          <table:table-cell office:value-type="float" office:value="4128" calcext:value-type="float">
            <text:p>4128</text:p>
          </table:table-cell>
          <table:table-cell office:value-type="float" office:value="2580" calcext:value-type="float">
            <text:p>2580</text:p>
          </table:table-cell>
          <table:table-cell table:formula="of:=[.B167]*[.C167]" office:value-type="float" office:value="10650240" calcext:value-type="float">
            <text:p>10650240</text:p>
          </table:table-cell>
          <table:table-cell table:formula="of:=[.D167]/1000000" office:value-type="float" office:value="10.65024" calcext:value-type="float">
            <text:p>10.65024</text:p>
          </table:table-cell>
          <table:table-cell/>
          <table:table-cell table:formula="of:=IF([.B167]&gt;[.C167];[.B167]/[.C167];[.C167]/[.B167])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0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68]*[.C168]" office:value-type="float" office:value="12166656" calcext:value-type="float">
            <text:p>12166656</text:p>
          </table:table-cell>
          <table:table-cell table:formula="of:=[.D168]/1000000" office:value-type="float" office:value="12.166656" calcext:value-type="float">
            <text:p>12.16666</text:p>
          </table:table-cell>
          <table:table-cell/>
          <table:table-cell table:formula="of:=IF([.B168]&gt;[.C168];[.B168]/[.C168];[.C168]/[.B16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69]*[.C169]" office:value-type="float" office:value="12166656" calcext:value-type="float">
            <text:p>12166656</text:p>
          </table:table-cell>
          <table:table-cell table:formula="of:=[.D169]/1000000" office:value-type="float" office:value="12.166656" calcext:value-type="float">
            <text:p>12.16666</text:p>
          </table:table-cell>
          <table:table-cell/>
          <table:table-cell table:formula="of:=IF([.B169]&gt;[.C169];[.B169]/[.C169];[.C169]/[.B16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0]*[.C170]" office:value-type="float" office:value="12166656" calcext:value-type="float">
            <text:p>12166656</text:p>
          </table:table-cell>
          <table:table-cell table:formula="of:=[.D170]/1000000" office:value-type="float" office:value="12.166656" calcext:value-type="float">
            <text:p>12.16666</text:p>
          </table:table-cell>
          <table:table-cell/>
          <table:table-cell table:formula="of:=IF([.B170]&gt;[.C170];[.B170]/[.C170];[.C170]/[.B17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102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1]*[.C171]" office:value-type="float" office:value="12166656" calcext:value-type="float">
            <text:p>12166656</text:p>
          </table:table-cell>
          <table:table-cell table:formula="of:=[.D171]/1000000" office:value-type="float" office:value="12.166656" calcext:value-type="float">
            <text:p>12.16666</text:p>
          </table:table-cell>
          <table:table-cell/>
          <table:table-cell table:formula="of:=IF([.B171]&gt;[.C171];[.B171]/[.C171];[.C171]/[.B17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2]*[.C172]" office:value-type="float" office:value="12166656" calcext:value-type="float">
            <text:p>12166656</text:p>
          </table:table-cell>
          <table:table-cell table:formula="of:=[.D172]/1000000" office:value-type="float" office:value="12.166656" calcext:value-type="float">
            <text:p>12.16666</text:p>
          </table:table-cell>
          <table:table-cell/>
          <table:table-cell table:formula="of:=IF([.B172]&gt;[.C172];[.B172]/[.C172];[.C172]/[.B17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3]*[.C173]" office:value-type="float" office:value="12166656" calcext:value-type="float">
            <text:p>12166656</text:p>
          </table:table-cell>
          <table:table-cell table:formula="of:=[.D173]/1000000" office:value-type="float" office:value="12.166656" calcext:value-type="float">
            <text:p>12.16666</text:p>
          </table:table-cell>
          <table:table-cell/>
          <table:table-cell table:formula="of:=IF([.B173]&gt;[.C173];[.B173]/[.C173];[.C173]/[.B17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4]*[.C174]" office:value-type="float" office:value="12166656" calcext:value-type="float">
            <text:p>12166656</text:p>
          </table:table-cell>
          <table:table-cell table:formula="of:=[.D174]/1000000" office:value-type="float" office:value="12.166656" calcext:value-type="float">
            <text:p>12.16666</text:p>
          </table:table-cell>
          <table:table-cell/>
          <table:table-cell table:formula="of:=IF([.B174]&gt;[.C174];[.B174]/[.C174];[.C174]/[.B17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5]*[.C175]" office:value-type="float" office:value="12166656" calcext:value-type="float">
            <text:p>12166656</text:p>
          </table:table-cell>
          <table:table-cell table:formula="of:=[.D175]/1000000" office:value-type="float" office:value="12.166656" calcext:value-type="float">
            <text:p>12.16666</text:p>
          </table:table-cell>
          <table:table-cell/>
          <table:table-cell table:formula="of:=IF([.B175]&gt;[.C175];[.B175]/[.C175];[.C175]/[.B17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6]*[.C176]" office:value-type="float" office:value="12166656" calcext:value-type="float">
            <text:p>12166656</text:p>
          </table:table-cell>
          <table:table-cell table:formula="of:=[.D176]/1000000" office:value-type="float" office:value="12.166656" calcext:value-type="float">
            <text:p>12.16666</text:p>
          </table:table-cell>
          <table:table-cell/>
          <table:table-cell table:formula="of:=IF([.B176]&gt;[.C176];[.B176]/[.C176];[.C176]/[.B17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4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77]*[.C177]" office:value-type="float" office:value="12166656" calcext:value-type="float">
            <text:p>12166656</text:p>
          </table:table-cell>
          <table:table-cell table:formula="of:=[.D177]/1000000" office:value-type="float" office:value="12.166656" calcext:value-type="float">
            <text:p>12.16666</text:p>
          </table:table-cell>
          <table:table-cell/>
          <table:table-cell table:formula="of:=IF([.B177]&gt;[.C177];[.B177]/[.C177];[.C177]/[.B17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8]*[.C178]" office:value-type="float" office:value="12166656" calcext:value-type="float">
            <text:p>12166656</text:p>
          </table:table-cell>
          <table:table-cell table:formula="of:=[.D178]/1000000" office:value-type="float" office:value="12.166656" calcext:value-type="float">
            <text:p>12.16666</text:p>
          </table:table-cell>
          <table:table-cell/>
          <table:table-cell table:formula="of:=IF([.B178]&gt;[.C178];[.B178]/[.C178];[.C178]/[.B17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6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79]*[.C179]" office:value-type="float" office:value="12166656" calcext:value-type="float">
            <text:p>12166656</text:p>
          </table:table-cell>
          <table:table-cell table:formula="of:=[.D179]/1000000" office:value-type="float" office:value="12.166656" calcext:value-type="float">
            <text:p>12.16666</text:p>
          </table:table-cell>
          <table:table-cell/>
          <table:table-cell table:formula="of:=IF([.B179]&gt;[.C179];[.B179]/[.C179];[.C179]/[.B17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0]*[.C180]" office:value-type="float" office:value="12166656" calcext:value-type="float">
            <text:p>12166656</text:p>
          </table:table-cell>
          <table:table-cell table:formula="of:=[.D180]/1000000" office:value-type="float" office:value="12.166656" calcext:value-type="float">
            <text:p>12.16666</text:p>
          </table:table-cell>
          <table:table-cell/>
          <table:table-cell table:formula="of:=IF([.B180]&gt;[.C180];[.B180]/[.C180];[.C180]/[.B18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1]*[.C181]" office:value-type="float" office:value="12166656" calcext:value-type="float">
            <text:p>12166656</text:p>
          </table:table-cell>
          <table:table-cell table:formula="of:=[.D181]/1000000" office:value-type="float" office:value="12.166656" calcext:value-type="float">
            <text:p>12.16666</text:p>
          </table:table-cell>
          <table:table-cell/>
          <table:table-cell table:formula="of:=IF([.B181]&gt;[.C181];[.B181]/[.C181];[.C181]/[.B18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1.jpg</text:p>
          </table:table-cell>
          <table:table-cell office:value-type="float" office:value="2848" calcext:value-type="float">
            <text:p>2848</text:p>
          </table:table-cell>
          <table:table-cell office:value-type="float" office:value="4272" calcext:value-type="float">
            <text:p>4272</text:p>
          </table:table-cell>
          <table:table-cell table:formula="of:=[.B182]*[.C182]" office:value-type="float" office:value="12166656" calcext:value-type="float">
            <text:p>12166656</text:p>
          </table:table-cell>
          <table:table-cell table:formula="of:=[.D182]/1000000" office:value-type="float" office:value="12.166656" calcext:value-type="float">
            <text:p>12.16666</text:p>
          </table:table-cell>
          <table:table-cell/>
          <table:table-cell table:formula="of:=IF([.B182]&gt;[.C182];[.B182]/[.C182];[.C182]/[.B18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0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3]*[.C183]" office:value-type="float" office:value="12166656" calcext:value-type="float">
            <text:p>12166656</text:p>
          </table:table-cell>
          <table:table-cell table:formula="of:=[.D183]/1000000" office:value-type="float" office:value="12.166656" calcext:value-type="float">
            <text:p>12.16666</text:p>
          </table:table-cell>
          <table:table-cell/>
          <table:table-cell table:formula="of:=IF([.B183]&gt;[.C183];[.B183]/[.C183];[.C183]/[.B18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4]*[.C184]" office:value-type="float" office:value="12166656" calcext:value-type="float">
            <text:p>12166656</text:p>
          </table:table-cell>
          <table:table-cell table:formula="of:=[.D184]/1000000" office:value-type="float" office:value="12.166656" calcext:value-type="float">
            <text:p>12.16666</text:p>
          </table:table-cell>
          <table:table-cell/>
          <table:table-cell table:formula="of:=IF([.B184]&gt;[.C184];[.B184]/[.C184];[.C184]/[.B18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9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5]*[.C185]" office:value-type="float" office:value="12166656" calcext:value-type="float">
            <text:p>12166656</text:p>
          </table:table-cell>
          <table:table-cell table:formula="of:=[.D185]/1000000" office:value-type="float" office:value="12.166656" calcext:value-type="float">
            <text:p>12.16666</text:p>
          </table:table-cell>
          <table:table-cell/>
          <table:table-cell table:formula="of:=IF([.B185]&gt;[.C185];[.B185]/[.C185];[.C185]/[.B18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1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6]*[.C186]" office:value-type="float" office:value="12166656" calcext:value-type="float">
            <text:p>12166656</text:p>
          </table:table-cell>
          <table:table-cell table:formula="of:=[.D186]/1000000" office:value-type="float" office:value="12.166656" calcext:value-type="float">
            <text:p>12.16666</text:p>
          </table:table-cell>
          <table:table-cell/>
          <table:table-cell table:formula="of:=IF([.B186]&gt;[.C186];[.B186]/[.C186];[.C186]/[.B18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8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7]*[.C187]" office:value-type="float" office:value="12166656" calcext:value-type="float">
            <text:p>12166656</text:p>
          </table:table-cell>
          <table:table-cell table:formula="of:=[.D187]/1000000" office:value-type="float" office:value="12.166656" calcext:value-type="float">
            <text:p>12.16666</text:p>
          </table:table-cell>
          <table:table-cell/>
          <table:table-cell table:formula="of:=IF([.B187]&gt;[.C187];[.B187]/[.C187];[.C187]/[.B187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39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8]*[.C188]" office:value-type="float" office:value="12166656" calcext:value-type="float">
            <text:p>12166656</text:p>
          </table:table-cell>
          <table:table-cell table:formula="of:=[.D188]/1000000" office:value-type="float" office:value="12.166656" calcext:value-type="float">
            <text:p>12.16666</text:p>
          </table:table-cell>
          <table:table-cell/>
          <table:table-cell table:formula="of:=IF([.B188]&gt;[.C188];[.B188]/[.C188];[.C188]/[.B188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4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89]*[.C189]" office:value-type="float" office:value="12166656" calcext:value-type="float">
            <text:p>12166656</text:p>
          </table:table-cell>
          <table:table-cell table:formula="of:=[.D189]/1000000" office:value-type="float" office:value="12.166656" calcext:value-type="float">
            <text:p>12.16666</text:p>
          </table:table-cell>
          <table:table-cell/>
          <table:table-cell table:formula="of:=IF([.B189]&gt;[.C189];[.B189]/[.C189];[.C189]/[.B189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8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0]*[.C190]" office:value-type="float" office:value="12166656" calcext:value-type="float">
            <text:p>12166656</text:p>
          </table:table-cell>
          <table:table-cell table:formula="of:=[.D190]/1000000" office:value-type="float" office:value="12.166656" calcext:value-type="float">
            <text:p>12.16666</text:p>
          </table:table-cell>
          <table:table-cell/>
          <table:table-cell table:formula="of:=IF([.B190]&gt;[.C190];[.B190]/[.C190];[.C190]/[.B190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1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1]*[.C191]" office:value-type="float" office:value="12166656" calcext:value-type="float">
            <text:p>12166656</text:p>
          </table:table-cell>
          <table:table-cell table:formula="of:=[.D191]/1000000" office:value-type="float" office:value="12.166656" calcext:value-type="float">
            <text:p>12.16666</text:p>
          </table:table-cell>
          <table:table-cell/>
          <table:table-cell table:formula="of:=IF([.B191]&gt;[.C191];[.B191]/[.C191];[.C191]/[.B191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52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2]*[.C192]" office:value-type="float" office:value="12166656" calcext:value-type="float">
            <text:p>12166656</text:p>
          </table:table-cell>
          <table:table-cell table:formula="of:=[.D192]/1000000" office:value-type="float" office:value="12.166656" calcext:value-type="float">
            <text:p>12.16666</text:p>
          </table:table-cell>
          <table:table-cell/>
          <table:table-cell table:formula="of:=IF([.B192]&gt;[.C192];[.B192]/[.C192];[.C192]/[.B192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0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3]*[.C193]" office:value-type="float" office:value="12166656" calcext:value-type="float">
            <text:p>12166656</text:p>
          </table:table-cell>
          <table:table-cell table:formula="of:=[.D193]/1000000" office:value-type="float" office:value="12.166656" calcext:value-type="float">
            <text:p>12.16666</text:p>
          </table:table-cell>
          <table:table-cell/>
          <table:table-cell table:formula="of:=IF([.B193]&gt;[.C193];[.B193]/[.C193];[.C193]/[.B193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5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4]*[.C194]" office:value-type="float" office:value="12166656" calcext:value-type="float">
            <text:p>12166656</text:p>
          </table:table-cell>
          <table:table-cell table:formula="of:=[.D194]/1000000" office:value-type="float" office:value="12.166656" calcext:value-type="float">
            <text:p>12.16666</text:p>
          </table:table-cell>
          <table:table-cell/>
          <table:table-cell table:formula="of:=IF([.B194]&gt;[.C194];[.B194]/[.C194];[.C194]/[.B194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43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5]*[.C195]" office:value-type="float" office:value="12166656" calcext:value-type="float">
            <text:p>12166656</text:p>
          </table:table-cell>
          <table:table-cell table:formula="of:=[.D195]/1000000" office:value-type="float" office:value="12.166656" calcext:value-type="float">
            <text:p>12.16666</text:p>
          </table:table-cell>
          <table:table-cell/>
          <table:table-cell table:formula="of:=IF([.B195]&gt;[.C195];[.B195]/[.C195];[.C195]/[.B195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Waitangi Wknd at Black Miller 2012 067.jpg</text:p>
          </table:table-cell>
          <table:table-cell office:value-type="float" office:value="4272" calcext:value-type="float">
            <text:p>4272</text:p>
          </table:table-cell>
          <table:table-cell office:value-type="float" office:value="2848" calcext:value-type="float">
            <text:p>2848</text:p>
          </table:table-cell>
          <table:table-cell table:formula="of:=[.B196]*[.C196]" office:value-type="float" office:value="12166656" calcext:value-type="float">
            <text:p>12166656</text:p>
          </table:table-cell>
          <table:table-cell table:formula="of:=[.D196]/1000000" office:value-type="float" office:value="12.166656" calcext:value-type="float">
            <text:p>12.16666</text:p>
          </table:table-cell>
          <table:table-cell/>
          <table:table-cell table:formula="of:=IF([.B196]&gt;[.C196];[.B196]/[.C196];[.C196]/[.B196])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IMG_1292.jpg</text:p>
          </table:table-cell>
          <table:table-cell office:value-type="float" office:value="3024" calcext:value-type="float">
            <text:p>3024</text:p>
          </table:table-cell>
          <table:table-cell office:value-type="float" office:value="4032" calcext:value-type="float">
            <text:p>4032</text:p>
          </table:table-cell>
          <table:table-cell table:formula="of:=[.B197]*[.C197]" office:value-type="float" office:value="12192768" calcext:value-type="float">
            <text:p>12192768</text:p>
          </table:table-cell>
          <table:table-cell table:formula="of:=[.D197]/1000000" office:value-type="float" office:value="12.192768" calcext:value-type="float">
            <text:p>12.19277</text:p>
          </table:table-cell>
          <table:table-cell/>
          <table:table-cell table:formula="of:=IF([.B197]&gt;[.C197];[.B197]/[.C197];[.C197]/[.B19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fire_C.jpg</text:p>
          </table:table-cell>
          <table:table-cell office:value-type="float" office:value="4288" calcext:value-type="float">
            <text:p>4288</text:p>
          </table:table-cell>
          <table:table-cell office:value-type="float" office:value="2848" calcext:value-type="float">
            <text:p>2848</text:p>
          </table:table-cell>
          <table:table-cell table:formula="of:=[.B198]*[.C198]" office:value-type="float" office:value="12212224" calcext:value-type="float">
            <text:p>12212224</text:p>
          </table:table-cell>
          <table:table-cell table:formula="of:=[.D198]/1000000" office:value-type="float" office:value="12.212224" calcext:value-type="float">
            <text:p>12.21222</text:p>
          </table:table-cell>
          <table:table-cell/>
          <table:table-cell table:formula="of:=IF([.B198]&gt;[.C198];[.B198]/[.C198];[.C198]/[.B198])" office:value-type="float" office:value="1.50561797752809" calcext:value-type="float">
            <text:p>1.50561797752809</text:p>
          </table:table-cell>
          <table:table-cell/>
        </table:table-row>
        <table:table-row table:style-name="ro1">
          <table:table-cell office:value-type="string" calcext:value-type="string">
            <text:p>OakDresser.jpg</text:p>
          </table:table-cell>
          <table:table-cell office:value-type="float" office:value="3096" calcext:value-type="float">
            <text:p>3096</text:p>
          </table:table-cell>
          <table:table-cell office:value-type="float" office:value="4128" calcext:value-type="float">
            <text:p>4128</text:p>
          </table:table-cell>
          <table:table-cell table:formula="of:=[.B199]*[.C199]" office:value-type="float" office:value="12780288" calcext:value-type="float">
            <text:p>12780288</text:p>
          </table:table-cell>
          <table:table-cell table:formula="of:=[.D199]/1000000" office:value-type="float" office:value="12.780288" calcext:value-type="float">
            <text:p>12.78029</text:p>
          </table:table-cell>
          <table:table-cell/>
          <table:table-cell table:formula="of:=IF([.B199]&gt;[.C199];[.B199]/[.C199];[.C199]/[.B19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PuttyTeapot.jpg</text:p>
          </table:table-cell>
          <table:table-cell office:value-type="float" office:value="4128" calcext:value-type="float">
            <text:p>4128</text:p>
          </table:table-cell>
          <table:table-cell office:value-type="float" office:value="3096" calcext:value-type="float">
            <text:p>3096</text:p>
          </table:table-cell>
          <table:table-cell table:formula="of:=[.B200]*[.C200]" office:value-type="float" office:value="12780288" calcext:value-type="float">
            <text:p>12780288</text:p>
          </table:table-cell>
          <table:table-cell table:formula="of:=[.D200]/1000000" office:value-type="float" office:value="12.780288" calcext:value-type="float">
            <text:p>12.78029</text:p>
          </table:table-cell>
          <table:table-cell/>
          <table:table-cell table:formula="of:=IF([.B200]&gt;[.C200];[.B200]/[.C200];[.C200]/[.B20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501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1]*[.C201]" office:value-type="float" office:value="12979200" calcext:value-type="float">
            <text:p>12979200</text:p>
          </table:table-cell>
          <table:table-cell table:formula="of:=[.D201]/1000000" office:value-type="float" office:value="12.9792" calcext:value-type="float">
            <text:p>12.97920</text:p>
          </table:table-cell>
          <table:table-cell/>
          <table:table-cell table:formula="of:=IF([.B201]&gt;[.C201];[.B201]/[.C201];[.C201]/[.B20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9_19151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2]*[.C202]" office:value-type="float" office:value="12979200" calcext:value-type="float">
            <text:p>12979200</text:p>
          </table:table-cell>
          <table:table-cell table:formula="of:=[.D202]/1000000" office:value-type="float" office:value="12.9792" calcext:value-type="float">
            <text:p>12.97920</text:p>
          </table:table-cell>
          <table:table-cell/>
          <table:table-cell table:formula="of:=IF([.B202]&gt;[.C202];[.B202]/[.C202];[.C202]/[.B20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19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3]*[.C203]" office:value-type="float" office:value="12979200" calcext:value-type="float">
            <text:p>12979200</text:p>
          </table:table-cell>
          <table:table-cell table:formula="of:=[.D203]/1000000" office:value-type="float" office:value="12.9792" calcext:value-type="float">
            <text:p>12.97920</text:p>
          </table:table-cell>
          <table:table-cell/>
          <table:table-cell table:formula="of:=IF([.B203]&gt;[.C203];[.B203]/[.C203];[.C203]/[.B20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3_221355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4]*[.C204]" office:value-type="float" office:value="12979200" calcext:value-type="float">
            <text:p>12979200</text:p>
          </table:table-cell>
          <table:table-cell table:formula="of:=[.D204]/1000000" office:value-type="float" office:value="12.9792" calcext:value-type="float">
            <text:p>12.97920</text:p>
          </table:table-cell>
          <table:table-cell/>
          <table:table-cell table:formula="of:=IF([.B204]&gt;[.C204];[.B204]/[.C204];[.C204]/[.B204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20_212518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5]*[.C205]" office:value-type="float" office:value="12979200" calcext:value-type="float">
            <text:p>12979200</text:p>
          </table:table-cell>
          <table:table-cell table:formula="of:=[.D205]/1000000" office:value-type="float" office:value="12.9792" calcext:value-type="float">
            <text:p>12.97920</text:p>
          </table:table-cell>
          <table:table-cell/>
          <table:table-cell table:formula="of:=IF([.B205]&gt;[.C205];[.B205]/[.C205];[.C205]/[.B205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03852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6]*[.C206]" office:value-type="float" office:value="12979200" calcext:value-type="float">
            <text:p>12979200</text:p>
          </table:table-cell>
          <table:table-cell table:formula="of:=[.D206]/1000000" office:value-type="float" office:value="12.9792" calcext:value-type="float">
            <text:p>12.97920</text:p>
          </table:table-cell>
          <table:table-cell/>
          <table:table-cell table:formula="of:=IF([.B206]&gt;[.C206];[.B206]/[.C206];[.C206]/[.B206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13_13560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7]*[.C207]" office:value-type="float" office:value="12979200" calcext:value-type="float">
            <text:p>12979200</text:p>
          </table:table-cell>
          <table:table-cell table:formula="of:=[.D207]/1000000" office:value-type="float" office:value="12.9792" calcext:value-type="float">
            <text:p>12.97920</text:p>
          </table:table-cell>
          <table:table-cell/>
          <table:table-cell table:formula="of:=IF([.B207]&gt;[.C207];[.B207]/[.C207];[.C207]/[.B207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104_23021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8]*[.C208]" office:value-type="float" office:value="12979200" calcext:value-type="float">
            <text:p>12979200</text:p>
          </table:table-cell>
          <table:table-cell table:formula="of:=[.D208]/1000000" office:value-type="float" office:value="12.9792" calcext:value-type="float">
            <text:p>12.97920</text:p>
          </table:table-cell>
          <table:table-cell/>
          <table:table-cell table:formula="of:=IF([.B208]&gt;[.C208];[.B208]/[.C208];[.C208]/[.B208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10201_215620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09]*[.C209]" office:value-type="float" office:value="12979200" calcext:value-type="float">
            <text:p>12979200</text:p>
          </table:table-cell>
          <table:table-cell table:formula="of:=[.D209]/1000000" office:value-type="float" office:value="12.9792" calcext:value-type="float">
            <text:p>12.97920</text:p>
          </table:table-cell>
          <table:table-cell/>
          <table:table-cell table:formula="of:=IF([.B209]&gt;[.C209];[.B209]/[.C209];[.C209]/[.B209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17_150546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0]*[.C210]" office:value-type="float" office:value="12979200" calcext:value-type="float">
            <text:p>12979200</text:p>
          </table:table-cell>
          <table:table-cell table:formula="of:=[.D210]/1000000" office:value-type="float" office:value="12.9792" calcext:value-type="float">
            <text:p>12.97920</text:p>
          </table:table-cell>
          <table:table-cell/>
          <table:table-cell table:formula="of:=IF([.B210]&gt;[.C210];[.B210]/[.C210];[.C210]/[.B210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CEK_20201224_221933.jpg</text:p>
          </table:table-cell>
          <table:table-cell office:value-type="float" office:value="4160" calcext:value-type="float">
            <text:p>4160</text:p>
          </table:table-cell>
          <table:table-cell office:value-type="float" office:value="3120" calcext:value-type="float">
            <text:p>3120</text:p>
          </table:table-cell>
          <table:table-cell table:formula="of:=[.B211]*[.C211]" office:value-type="float" office:value="12979200" calcext:value-type="float">
            <text:p>12979200</text:p>
          </table:table-cell>
          <table:table-cell table:formula="of:=[.D211]/1000000" office:value-type="float" office:value="12.9792" calcext:value-type="float">
            <text:p>12.97920</text:p>
          </table:table-cell>
          <table:table-cell/>
          <table:table-cell table:formula="of:=IF([.B211]&gt;[.C211];[.B211]/[.C211];[.C211]/[.B211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2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2]*[.C212]" office:value-type="float" office:value="15925248" calcext:value-type="float">
            <text:p>15925248</text:p>
          </table:table-cell>
          <table:table-cell table:formula="of:=[.D212]/1000000" office:value-type="float" office:value="15.925248" calcext:value-type="float">
            <text:p>15.92525</text:p>
          </table:table-cell>
          <table:table-cell/>
          <table:table-cell table:formula="of:=IF([.B212]&gt;[.C212];[.B212]/[.C212];[.C212]/[.B212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IMG_6463.JPG</text:p>
          </table:table-cell>
          <table:table-cell office:value-type="float" office:value="4608" calcext:value-type="float">
            <text:p>4608</text:p>
          </table:table-cell>
          <table:table-cell office:value-type="float" office:value="3456" calcext:value-type="float">
            <text:p>3456</text:p>
          </table:table-cell>
          <table:table-cell table:formula="of:=[.B213]*[.C213]" office:value-type="float" office:value="15925248" calcext:value-type="float">
            <text:p>15925248</text:p>
          </table:table-cell>
          <table:table-cell table:formula="of:=[.D213]/1000000" office:value-type="float" office:value="15.925248" calcext:value-type="float">
            <text:p>15.92525</text:p>
          </table:table-cell>
          <table:table-cell/>
          <table:table-cell table:formula="of:=IF([.B213]&gt;[.C213];[.B213]/[.C213];[.C213]/[.B213])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Bob at Glentui.jpg</text:p>
          </table:table-cell>
          <table:table-cell office:value-type="float" office:value="5328" calcext:value-type="float">
            <text:p>5328</text:p>
          </table:table-cell>
          <table:table-cell office:value-type="float" office:value="4000" calcext:value-type="float">
            <text:p>4000</text:p>
          </table:table-cell>
          <table:table-cell table:formula="of:=[.B214]*[.C214]" office:value-type="float" office:value="21312000" calcext:value-type="float">
            <text:p>21312000</text:p>
          </table:table-cell>
          <table:table-cell table:formula="of:=[.D214]/1000000" office:value-type="float" office:value="21.312" calcext:value-type="float">
            <text:p>21.31200</text:p>
          </table:table-cell>
          <table:table-cell/>
          <table:table-cell table:formula="of:=IF([.B214]&gt;[.C214];[.B214]/[.C214];[.C214]/[.B214])" office:value-type="float" office:value="1.332" calcext:value-type="float">
            <text:p>1.332</text:p>
          </table:table-cell>
          <table:table-cell/>
        </table:table-row>
        <table:table-row table:style-name="ro1">
          <table:table-cell office:value-type="string" calcext:value-type="string">
            <text:p>Wenhaston_Doom.jpg</text:p>
          </table:table-cell>
          <table:table-cell office:value-type="float" office:value="6100" calcext:value-type="float">
            <text:p>6100</text:p>
          </table:table-cell>
          <table:table-cell office:value-type="float" office:value="3591" calcext:value-type="float">
            <text:p>3591</text:p>
          </table:table-cell>
          <table:table-cell table:formula="of:=[.B215]*[.C215]" office:value-type="float" office:value="21905100" calcext:value-type="float">
            <text:p>21905100</text:p>
          </table:table-cell>
          <table:table-cell table:formula="of:=[.D215]/1000000" office:value-type="float" office:value="21.9051" calcext:value-type="float">
            <text:p>21.90510</text:p>
          </table:table-cell>
          <table:table-cell/>
          <table:table-cell table:formula="of:=IF([.B215]&gt;[.C215];[.B215]/[.C215];[.C215]/[.B215])" office:value-type="float" office:value="1.69869117237538" calcext:value-type="float">
            <text:p>1.69869117237538</text:p>
          </table:table-cell>
          <table:table-cell/>
        </table:table-row>
        <table:table-row table:style-name="ro1">
          <table:table-cell office:value-type="string" calcext:value-type="string">
            <text:p>AzerothFull.JPG</text:p>
          </table:table-cell>
          <table:table-cell office:value-type="float" office:value="11000" calcext:value-type="float">
            <text:p>11000</text:p>
          </table:table-cell>
          <table:table-cell office:value-type="float" office:value="5923" calcext:value-type="float">
            <text:p>5923</text:p>
          </table:table-cell>
          <table:table-cell table:formula="of:=[.B216]*[.C216]" office:value-type="float" office:value="65153000" calcext:value-type="float">
            <text:p>65153000</text:p>
          </table:table-cell>
          <table:table-cell table:formula="of:=[.D216]/1000000" office:value-type="float" office:value="65.153" calcext:value-type="float">
            <text:p>65.15300</text:p>
          </table:table-cell>
          <table:table-cell/>
          <table:table-cell table:formula="of:=IF([.B216]&gt;[.C216];[.B216]/[.C216];[.C216]/[.B216])" office:value-type="float" office:value="1.8571669761945" calcext:value-type="float">
            <text:p>1.8571669761945</text:p>
          </table:table-cell>
          <table:table-cell/>
        </table:table-row>
        <table:table-row table:style-name="ro1" table:number-rows-repeated="104835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gnitude1" table:style-name="ta1">
        <table:shapes>
          <draw:frame draw:z-index="0" draw:style-name="gr1" draw:text-style-name="P1" svg:width="15.997cm" svg:height="9.005cm" svg:x="20.045cm" svg:y="3.639cm">
            <draw:object draw:notify-on-update-of-ranges="Magnitude1.E1:Magnitude1.E130 Magnitude1.G1:Magnitude1.G1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5" table:default-cell-style-name="Default"/>
        <table:table-column table:style-name="co37" table:default-cell-style-name="ce27"/>
        <table:table-column table:style-name="co7" table:number-columns-repeated="2" table:default-cell-style-name="ce18"/>
        <table:table-column table:style-name="co7" table:number-columns-repeated="4" table:default-cell-style-name="Default"/>
        <table:table-row table:style-name="ro1">
          <table:table-cell table:formula="of:=100" office:value-type="float" office:value="100" calcext:value-type="float">
            <text:p>100</text:p>
          </table:table-cell>
          <table:table-cell table:formula="of:=[.A1]/4*3" office:value-type="float" office:value="75" calcext:value-type="float">
            <text:p>75</text:p>
          </table:table-cell>
          <table:table-cell table:formula="of:=[.A1]*[.B1]" office:value-type="float" office:value="7500" calcext:value-type="float">
            <text:p>7500</text:p>
          </table:table-cell>
          <table:table-cell table:style-name="ce16" table:formula="of:=[.C1]/1000000" office:value-type="float" office:value="0.0075" calcext:value-type="float">
            <text:p>0.008</text:p>
          </table:table-cell>
          <table:table-cell table:style-name="ce18" table:formula="of:=(([.C1]/[.J$1])^(1/[.L$1]))-3" office:value-type="float" office:value="-0.445635225354823" calcext:value-type="float">
            <text:p>0</text:p>
          </table:table-cell>
          <table:table-cell table:style-name="ce20"/>
          <table:table-cell table:number-columns-repeated="3"/>
          <table:table-cell office:value-type="float" office:value="450" calcext:value-type="float">
            <text:p>45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]+100" office:value-type="float" office:value="200" calcext:value-type="float">
            <text:p>200</text:p>
          </table:table-cell>
          <table:table-cell table:formula="of:=[.A2]/4*3" office:value-type="float" office:value="150" calcext:value-type="float">
            <text:p>150</text:p>
          </table:table-cell>
          <table:table-cell table:formula="of:=[.A2]*[.B2]" office:value-type="float" office:value="30000" calcext:value-type="float">
            <text:p>30000</text:p>
          </table:table-cell>
          <table:table-cell table:style-name="ce16" table:formula="of:=[.C2]/1000000" office:value-type="float" office:value="0.03" calcext:value-type="float">
            <text:p>0.030</text:p>
          </table:table-cell>
          <table:table-cell table:style-name="ce18" table:formula="of:=(([.C2]/[.J$1])^(1/[.L$1]))-3" office:value-type="float" office:value="1.05480133038227" calcext:value-type="float">
            <text:p>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]+100" office:value-type="float" office:value="300" calcext:value-type="float">
            <text:p>300</text:p>
          </table:table-cell>
          <table:table-cell table:formula="of:=[.A3]/4*3" office:value-type="float" office:value="225" calcext:value-type="float">
            <text:p>225</text:p>
          </table:table-cell>
          <table:table-cell table:formula="of:=[.A3]*[.B3]" office:value-type="float" office:value="67500" calcext:value-type="float">
            <text:p>67500</text:p>
          </table:table-cell>
          <table:table-cell table:style-name="ce16" table:formula="of:=[.C3]/1000000" office:value-type="float" office:value="0.0675" calcext:value-type="float">
            <text:p>0.068</text:p>
          </table:table-cell>
          <table:table-cell table:style-name="ce18" table:formula="of:=(([.C3]/[.J$1])^(1/[.L$1]))-3" office:value-type="float" office:value="2.31329284591306" calcext:value-type="float">
            <text:p>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]+100" office:value-type="float" office:value="400" calcext:value-type="float">
            <text:p>400</text:p>
          </table:table-cell>
          <table:table-cell table:formula="of:=[.A4]/4*3" office:value-type="float" office:value="300" calcext:value-type="float">
            <text:p>300</text:p>
          </table:table-cell>
          <table:table-cell table:formula="of:=[.A4]*[.B4]" office:value-type="float" office:value="120000" calcext:value-type="float">
            <text:p>120000</text:p>
          </table:table-cell>
          <table:table-cell table:style-name="ce16" table:formula="of:=[.C4]/1000000" office:value-type="float" office:value="0.12" calcext:value-type="float">
            <text:p>0.120</text:p>
          </table:table-cell>
          <table:table-cell table:style-name="ce18" table:formula="of:=(([.C4]/[.J$1])^(1/[.L$1]))-3" office:value-type="float" office:value="3.43659589737086" calcext:value-type="float">
            <text:p>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]+100" office:value-type="float" office:value="500" calcext:value-type="float">
            <text:p>500</text:p>
          </table:table-cell>
          <table:table-cell table:formula="of:=[.A5]/4*3" office:value-type="float" office:value="375" calcext:value-type="float">
            <text:p>375</text:p>
          </table:table-cell>
          <table:table-cell table:formula="of:=[.A5]*[.B5]" office:value-type="float" office:value="187500" calcext:value-type="float">
            <text:p>187500</text:p>
          </table:table-cell>
          <table:table-cell table:style-name="ce16" table:formula="of:=[.C5]/1000000" office:value-type="float" office:value="0.1875" calcext:value-type="float">
            <text:p>0.188</text:p>
          </table:table-cell>
          <table:table-cell table:style-name="ce18" table:formula="of:=(([.C5]/[.J$1])^(1/[.L$1]))-3" office:value-type="float" office:value="4.46900791092861" calcext:value-type="float">
            <text:p>4</text:p>
          </table:table-cell>
          <table:table-cell table:style-name="ce20"/>
          <table:table-cell/>
          <table:table-cell table:formula="of:=[.E1]" office:value-type="float" office:value="-0.445635225354823" calcext:value-type="float">
            <text:p>0</text:p>
          </table:table-cell>
          <table:table-cell table:number-columns-repeated="4"/>
        </table:table-row>
        <table:table-row table:style-name="ro1">
          <table:table-cell table:formula="of:=[.A5]+100" office:value-type="float" office:value="600" calcext:value-type="float">
            <text:p>600</text:p>
          </table:table-cell>
          <table:table-cell table:formula="of:=[.A6]/4*3" office:value-type="float" office:value="450" calcext:value-type="float">
            <text:p>450</text:p>
          </table:table-cell>
          <table:table-cell table:formula="of:=[.A6]*[.B6]" office:value-type="float" office:value="270000" calcext:value-type="float">
            <text:p>270000</text:p>
          </table:table-cell>
          <table:table-cell table:style-name="ce16" table:formula="of:=[.C6]/1000000" office:value-type="float" office:value="0.27" calcext:value-type="float">
            <text:p>0.270</text:p>
          </table:table-cell>
          <table:table-cell table:style-name="ce18" table:formula="of:=(([.C6]/[.J$1])^(1/[.L$1]))-3" office:value-type="float" office:value="5.43432665301749" calcext:value-type="float">
            <text:p>5</text:p>
          </table:table-cell>
          <table:table-cell table:style-name="ce20"/>
          <table:table-cell/>
          <table:table-cell table:formula="of:=[.E92]" office:value-type="float" office:value="49.0564803798442" calcext:value-type="float">
            <text:p>49</text:p>
          </table:table-cell>
          <table:table-cell table:number-columns-repeated="4"/>
        </table:table-row>
        <table:table-row table:style-name="ro1">
          <table:table-cell table:formula="of:=[.A6]+100" office:value-type="float" office:value="700" calcext:value-type="float">
            <text:p>700</text:p>
          </table:table-cell>
          <table:table-cell table:formula="of:=[.A7]/4*3" office:value-type="float" office:value="525" calcext:value-type="float">
            <text:p>525</text:p>
          </table:table-cell>
          <table:table-cell table:formula="of:=[.A7]*[.B7]" office:value-type="float" office:value="367500" calcext:value-type="float">
            <text:p>367500</text:p>
          </table:table-cell>
          <table:table-cell table:style-name="ce16" table:formula="of:=[.C7]/1000000" office:value-type="float" office:value="0.3675" calcext:value-type="float">
            <text:p>0.368</text:p>
          </table:table-cell>
          <table:table-cell table:style-name="ce18" table:formula="of:=(([.C7]/[.J$1])^(1/[.L$1]))-3" office:value-type="float" office:value="6.34720160534064" calcext:value-type="float">
            <text:p>6</text:p>
          </table:table-cell>
          <table:table-cell table:style-name="ce20"/>
          <table:table-cell/>
          <table:table-cell table:formula="of:=[.E130]" office:value-type="float" office:value="62.5508737226922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7]+100" office:value-type="float" office:value="800" calcext:value-type="float">
            <text:p>800</text:p>
          </table:table-cell>
          <table:table-cell table:formula="of:=[.A8]/4*3" office:value-type="float" office:value="600" calcext:value-type="float">
            <text:p>600</text:p>
          </table:table-cell>
          <table:table-cell table:formula="of:=[.A8]*[.B8]" office:value-type="float" office:value="480000" calcext:value-type="float">
            <text:p>480000</text:p>
          </table:table-cell>
          <table:table-cell table:style-name="ce16" table:formula="of:=[.C8]/1000000" office:value-type="float" office:value="0.48" calcext:value-type="float">
            <text:p>0.480</text:p>
          </table:table-cell>
          <table:table-cell table:style-name="ce18" table:formula="of:=(([.C8]/[.J$1])^(1/[.L$1]))-3" office:value-type="float" office:value="7.21745909858071" calcext:value-type="float">
            <text:p>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]+100" office:value-type="float" office:value="900" calcext:value-type="float">
            <text:p>900</text:p>
          </table:table-cell>
          <table:table-cell table:formula="of:=[.A9]/4*3" office:value-type="float" office:value="675" calcext:value-type="float">
            <text:p>675</text:p>
          </table:table-cell>
          <table:table-cell table:formula="of:=[.A9]*[.B9]" office:value-type="float" office:value="607500" calcext:value-type="float">
            <text:p>607500</text:p>
          </table:table-cell>
          <table:table-cell table:style-name="ce16" table:formula="of:=[.C9]/1000000" office:value-type="float" office:value="0.6075" calcext:value-type="float">
            <text:p>0.608</text:p>
          </table:table-cell>
          <table:table-cell table:style-name="ce18" table:formula="of:=(([.C9]/[.J$1])^(1/[.L$1]))-3" office:value-type="float" office:value="8.05209449592116" calcext:value-type="float">
            <text:p>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]+100" office:value-type="float" office:value="1000" calcext:value-type="float">
            <text:p>1000</text:p>
          </table:table-cell>
          <table:table-cell table:formula="of:=[.A10]/4*3" office:value-type="float" office:value="750" calcext:value-type="float">
            <text:p>750</text:p>
          </table:table-cell>
          <table:table-cell table:formula="of:=[.A10]*[.B10]" office:value-type="float" office:value="750000" calcext:value-type="float">
            <text:p>750000</text:p>
          </table:table-cell>
          <table:table-cell table:style-name="ce16" table:formula="of:=[.C10]/1000000" office:value-type="float" office:value="0.75" calcext:value-type="float">
            <text:p>0.750</text:p>
          </table:table-cell>
          <table:table-cell table:style-name="ce18" table:formula="of:=(([.C10]/[.J$1])^(1/[.L$1]))-3" office:value-type="float" office:value="8.85631101496687" calcext:value-type="float">
            <text:p>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]+100" office:value-type="float" office:value="1100" calcext:value-type="float">
            <text:p>1100</text:p>
          </table:table-cell>
          <table:table-cell table:formula="of:=[.A11]/4*3" office:value-type="float" office:value="825" calcext:value-type="float">
            <text:p>825</text:p>
          </table:table-cell>
          <table:table-cell table:formula="of:=[.A11]*[.B11]" office:value-type="float" office:value="907500" calcext:value-type="float">
            <text:p>907500</text:p>
          </table:table-cell>
          <table:table-cell table:style-name="ce16" table:formula="of:=[.C11]/1000000" office:value-type="float" office:value="0.9075" calcext:value-type="float">
            <text:p>0.908</text:p>
          </table:table-cell>
          <table:table-cell table:style-name="ce18" table:formula="of:=(([.C11]/[.J$1])^(1/[.L$1]))-3" office:value-type="float" office:value="9.63411153734931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]+100" office:value-type="float" office:value="1200" calcext:value-type="float">
            <text:p>1200</text:p>
          </table:table-cell>
          <table:table-cell table:formula="of:=[.A12]/4*3" office:value-type="float" office:value="900" calcext:value-type="float">
            <text:p>900</text:p>
          </table:table-cell>
          <table:table-cell table:formula="of:=[.A12]*[.B12]" office:value-type="float" office:value="1080000" calcext:value-type="float">
            <text:p>1080000</text:p>
          </table:table-cell>
          <table:table-cell table:style-name="ce16" table:formula="of:=[.C12]/1000000" office:value-type="float" office:value="1.08" calcext:value-type="float">
            <text:p>1.080</text:p>
          </table:table-cell>
          <table:table-cell table:style-name="ce18" table:formula="of:=(([.C12]/[.J$1])^(1/[.L$1]))-3" office:value-type="float" office:value="10.3886590016434" calcext:value-type="float">
            <text:p>1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]+100" office:value-type="float" office:value="1300" calcext:value-type="float">
            <text:p>1300</text:p>
          </table:table-cell>
          <table:table-cell table:formula="of:=[.A13]/4*3" office:value-type="float" office:value="975" calcext:value-type="float">
            <text:p>975</text:p>
          </table:table-cell>
          <table:table-cell table:formula="of:=[.A13]*[.B13]" office:value-type="float" office:value="1267500" calcext:value-type="float">
            <text:p>1267500</text:p>
          </table:table-cell>
          <table:table-cell table:style-name="ce16" table:formula="of:=[.C13]/1000000" office:value-type="float" office:value="1.2675" calcext:value-type="float">
            <text:p>1.268</text:p>
          </table:table-cell>
          <table:table-cell table:style-name="ce18" table:formula="of:=(([.C13]/[.J$1])^(1/[.L$1]))-3" office:value-type="float" office:value="11.1225076310068" calcext:value-type="float">
            <text:p>1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3]+100" office:value-type="float" office:value="1400" calcext:value-type="float">
            <text:p>1400</text:p>
          </table:table-cell>
          <table:table-cell table:formula="of:=[.A14]/4*3" office:value-type="float" office:value="1050" calcext:value-type="float">
            <text:p>1050</text:p>
          </table:table-cell>
          <table:table-cell table:formula="of:=[.A14]*[.B14]" office:value-type="float" office:value="1470000" calcext:value-type="float">
            <text:p>1470000</text:p>
          </table:table-cell>
          <table:table-cell table:style-name="ce16" table:formula="of:=[.C14]/1000000" office:value-type="float" office:value="1.47" calcext:value-type="float">
            <text:p>1.470</text:p>
          </table:table-cell>
          <table:table-cell table:style-name="ce18" table:formula="of:=(([.C14]/[.J$1])^(1/[.L$1]))-3" office:value-type="float" office:value="11.8377576612766" calcext:value-type="float">
            <text:p>1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4]+100" office:value-type="float" office:value="1500" calcext:value-type="float">
            <text:p>1500</text:p>
          </table:table-cell>
          <table:table-cell table:formula="of:=[.A15]/4*3" office:value-type="float" office:value="1125" calcext:value-type="float">
            <text:p>1125</text:p>
          </table:table-cell>
          <table:table-cell table:formula="of:=[.A15]*[.B15]" office:value-type="float" office:value="1687500" calcext:value-type="float">
            <text:p>1687500</text:p>
          </table:table-cell>
          <table:table-cell table:style-name="ce16" table:formula="of:=[.C15]/1000000" office:value-type="float" office:value="1.6875" calcext:value-type="float">
            <text:p>1.688</text:p>
          </table:table-cell>
          <table:table-cell table:style-name="ce18" table:formula="of:=(([.C15]/[.J$1])^(1/[.L$1]))-3" office:value-type="float" office:value="12.5361625297693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5]+100" office:value-type="float" office:value="1600" calcext:value-type="float">
            <text:p>1600</text:p>
          </table:table-cell>
          <table:table-cell table:formula="of:=[.A16]/4*3" office:value-type="float" office:value="1200" calcext:value-type="float">
            <text:p>1200</text:p>
          </table:table-cell>
          <table:table-cell table:formula="of:=[.A16]*[.B16]" office:value-type="float" office:value="1920000" calcext:value-type="float">
            <text:p>1920000</text:p>
          </table:table-cell>
          <table:table-cell table:style-name="ce16" table:formula="of:=[.C16]/1000000" office:value-type="float" office:value="1.92" calcext:value-type="float">
            <text:p>1.920</text:p>
          </table:table-cell>
          <table:table-cell table:style-name="ce18" table:formula="of:=(([.C16]/[.J$1])^(1/[.L$1]))-3" office:value-type="float" office:value="13.2192053215291" calcext:value-type="float">
            <text:p>1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6]+100" office:value-type="float" office:value="1700" calcext:value-type="float">
            <text:p>1700</text:p>
          </table:table-cell>
          <table:table-cell table:formula="of:=[.A17]/4*3" office:value-type="float" office:value="1275" calcext:value-type="float">
            <text:p>1275</text:p>
          </table:table-cell>
          <table:table-cell table:formula="of:=[.A17]*[.B17]" office:value-type="float" office:value="2167500" calcext:value-type="float">
            <text:p>2167500</text:p>
          </table:table-cell>
          <table:table-cell table:style-name="ce16" table:formula="of:=[.C17]/1000000" office:value-type="float" office:value="2.1675" calcext:value-type="float">
            <text:p>2.168</text:p>
          </table:table-cell>
          <table:table-cell table:style-name="ce18" table:formula="of:=(([.C17]/[.J$1])^(1/[.L$1]))-3" office:value-type="float" office:value="13.8881546567024" calcext:value-type="float">
            <text:p>1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7]+100" office:value-type="float" office:value="1800" calcext:value-type="float">
            <text:p>1800</text:p>
          </table:table-cell>
          <table:table-cell table:formula="of:=[.A18]/4*3" office:value-type="float" office:value="1350" calcext:value-type="float">
            <text:p>1350</text:p>
          </table:table-cell>
          <table:table-cell table:formula="of:=[.A18]*[.B18]" office:value-type="float" office:value="2430000" calcext:value-type="float">
            <text:p>2430000</text:p>
          </table:table-cell>
          <table:table-cell table:style-name="ce16" table:formula="of:=[.C18]/1000000" office:value-type="float" office:value="2.43" calcext:value-type="float">
            <text:p>2.430</text:p>
          </table:table-cell>
          <table:table-cell table:style-name="ce18" table:formula="of:=(([.C18]/[.J$1])^(1/[.L$1]))-3" office:value-type="float" office:value="14.5441064292772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8]+100" office:value-type="float" office:value="1900" calcext:value-type="float">
            <text:p>1900</text:p>
          </table:table-cell>
          <table:table-cell table:formula="of:=[.A19]/4*3" office:value-type="float" office:value="1425" calcext:value-type="float">
            <text:p>1425</text:p>
          </table:table-cell>
          <table:table-cell table:formula="of:=[.A19]*[.B19]" office:value-type="float" office:value="2707500" calcext:value-type="float">
            <text:p>2707500</text:p>
          </table:table-cell>
          <table:table-cell table:style-name="ce16" table:formula="of:=[.C19]/1000000" office:value-type="float" office:value="2.7075" calcext:value-type="float">
            <text:p>2.708</text:p>
          </table:table-cell>
          <table:table-cell table:style-name="ce18" table:formula="of:=(([.C19]/[.J$1])^(1/[.L$1]))-3" office:value-type="float" office:value="15.1880155641126" calcext:value-type="float">
            <text:p>1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9]+100" office:value-type="float" office:value="2000" calcext:value-type="float">
            <text:p>2000</text:p>
          </table:table-cell>
          <table:table-cell table:formula="of:=[.A20]/4*3" office:value-type="float" office:value="1500" calcext:value-type="float">
            <text:p>1500</text:p>
          </table:table-cell>
          <table:table-cell table:formula="of:=[.A20]*[.B20]" office:value-type="float" office:value="3000000" calcext:value-type="float">
            <text:p>3000000</text:p>
          </table:table-cell>
          <table:table-cell table:style-name="ce16" table:formula="of:=[.C20]/1000000" office:value-type="float" office:value="3" calcext:value-type="float">
            <text:p>3.000</text:p>
          </table:table-cell>
          <table:table-cell table:style-name="ce18" table:formula="of:=(([.C20]/[.J$1])^(1/[.L$1]))-3" office:value-type="float" office:value="15.8207205776206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0]+100" office:value-type="float" office:value="2100" calcext:value-type="float">
            <text:p>2100</text:p>
          </table:table-cell>
          <table:table-cell table:formula="of:=[.A21]/4*3" office:value-type="float" office:value="1575" calcext:value-type="float">
            <text:p>1575</text:p>
          </table:table-cell>
          <table:table-cell table:formula="of:=[.A21]*[.B21]" office:value-type="float" office:value="3307500" calcext:value-type="float">
            <text:p>3307500</text:p>
          </table:table-cell>
          <table:table-cell table:style-name="ce16" table:formula="of:=[.C21]/1000000" office:value-type="float" office:value="3.3075" calcext:value-type="float">
            <text:p>3.308</text:p>
          </table:table-cell>
          <table:table-cell table:style-name="ce18" table:formula="of:=(([.C21]/[.J$1])^(1/[.L$1]))-3" office:value-type="float" office:value="16.4429628500738" calcext:value-type="float">
            <text:p>1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1]+100" office:value-type="float" office:value="2200" calcext:value-type="float">
            <text:p>2200</text:p>
          </table:table-cell>
          <table:table-cell table:formula="of:=[.A22]/4*3" office:value-type="float" office:value="1650" calcext:value-type="float">
            <text:p>1650</text:p>
          </table:table-cell>
          <table:table-cell table:formula="of:=[.A22]*[.B22]" office:value-type="float" office:value="3630000" calcext:value-type="float">
            <text:p>3630000</text:p>
          </table:table-cell>
          <table:table-cell table:style-name="ce16" table:formula="of:=[.C22]/1000000" office:value-type="float" office:value="3.63" calcext:value-type="float">
            <text:p>3.630</text:p>
          </table:table-cell>
          <table:table-cell table:style-name="ce18" table:formula="of:=(([.C22]/[.J$1])^(1/[.L$1]))-3" office:value-type="float" office:value="17.0554019450719" calcext:value-type="float">
            <text:p>1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2]+100" office:value-type="float" office:value="2300" calcext:value-type="float">
            <text:p>2300</text:p>
          </table:table-cell>
          <table:table-cell table:formula="of:=[.A23]/4*3" office:value-type="float" office:value="1725" calcext:value-type="float">
            <text:p>1725</text:p>
          </table:table-cell>
          <table:table-cell table:formula="of:=[.A23]*[.B23]" office:value-type="float" office:value="3967500" calcext:value-type="float">
            <text:p>3967500</text:p>
          </table:table-cell>
          <table:table-cell table:style-name="ce16" table:formula="of:=[.C23]/1000000" office:value-type="float" office:value="3.9675" calcext:value-type="float">
            <text:p>3.968</text:p>
          </table:table-cell>
          <table:table-cell table:style-name="ce18" table:formula="of:=(([.C23]/[.J$1])^(1/[.L$1]))-3" office:value-type="float" office:value="17.6586279291817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3]+100" office:value-type="float" office:value="2400" calcext:value-type="float">
            <text:p>2400</text:p>
          </table:table-cell>
          <table:table-cell table:formula="of:=[.A24]/4*3" office:value-type="float" office:value="1800" calcext:value-type="float">
            <text:p>1800</text:p>
          </table:table-cell>
          <table:table-cell table:formula="of:=[.A24]*[.B24]" office:value-type="float" office:value="4320000" calcext:value-type="float">
            <text:p>4320000</text:p>
          </table:table-cell>
          <table:table-cell table:style-name="ce16" table:formula="of:=[.C24]/1000000" office:value-type="float" office:value="4.32" calcext:value-type="float">
            <text:p>4.320</text:p>
          </table:table-cell>
          <table:table-cell table:style-name="ce18" table:formula="of:=(([.C24]/[.J$1])^(1/[.L$1]))-3" office:value-type="float" office:value="18.2531713836522" calcext:value-type="float">
            <text:p>1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4]+100" office:value-type="float" office:value="2500" calcext:value-type="float">
            <text:p>2500</text:p>
          </table:table-cell>
          <table:table-cell table:formula="of:=[.A25]/4*3" office:value-type="float" office:value="1875" calcext:value-type="float">
            <text:p>1875</text:p>
          </table:table-cell>
          <table:table-cell table:formula="of:=[.A25]*[.B25]" office:value-type="float" office:value="4687500" calcext:value-type="float">
            <text:p>4687500</text:p>
          </table:table-cell>
          <table:table-cell table:style-name="ce16" table:formula="of:=[.C25]/1000000" office:value-type="float" office:value="4.6875" calcext:value-type="float">
            <text:p>4.688</text:p>
          </table:table-cell>
          <table:table-cell table:style-name="ce18" table:formula="of:=(([.C25]/[.J$1])^(1/[.L$1]))-3" office:value-type="float" office:value="18.8395116184075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5]+100" office:value-type="float" office:value="2600" calcext:value-type="float">
            <text:p>2600</text:p>
          </table:table-cell>
          <table:table-cell table:formula="of:=[.A26]/4*3" office:value-type="float" office:value="1950" calcext:value-type="float">
            <text:p>1950</text:p>
          </table:table-cell>
          <table:table-cell table:formula="of:=[.A26]*[.B26]" office:value-type="float" office:value="5070000" calcext:value-type="float">
            <text:p>5070000</text:p>
          </table:table-cell>
          <table:table-cell table:style-name="ce16" table:formula="of:=[.C26]/1000000" office:value-type="float" office:value="5.07" calcext:value-type="float">
            <text:p>5.070</text:p>
          </table:table-cell>
          <table:table-cell table:style-name="ce18" table:formula="of:=(([.C26]/[.J$1])^(1/[.L$1]))-3" office:value-type="float" office:value="19.4180834698891" calcext:value-type="float">
            <text:p>1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6]+100" office:value-type="float" office:value="2700" calcext:value-type="float">
            <text:p>2700</text:p>
          </table:table-cell>
          <table:table-cell table:formula="of:=[.A27]/4*3" office:value-type="float" office:value="2025" calcext:value-type="float">
            <text:p>2025</text:p>
          </table:table-cell>
          <table:table-cell table:formula="of:=[.A27]*[.B27]" office:value-type="float" office:value="5467500" calcext:value-type="float">
            <text:p>5467500</text:p>
          </table:table-cell>
          <table:table-cell table:style-name="ce16" table:formula="of:=[.C27]/1000000" office:value-type="float" office:value="5.4675" calcext:value-type="float">
            <text:p>5.468</text:p>
          </table:table-cell>
          <table:table-cell table:style-name="ce18" table:formula="of:=(([.C27]/[.J$1])^(1/[.L$1]))-3" office:value-type="float" office:value="19.9892829718066" calcext:value-type="float">
            <text:p>2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7]+100" office:value-type="float" office:value="2800" calcext:value-type="float">
            <text:p>2800</text:p>
          </table:table-cell>
          <table:table-cell table:formula="of:=[.A28]/4*3" office:value-type="float" office:value="2100" calcext:value-type="float">
            <text:p>2100</text:p>
          </table:table-cell>
          <table:table-cell table:formula="of:=[.A28]*[.B28]" office:value-type="float" office:value="5880000" calcext:value-type="float">
            <text:p>5880000</text:p>
          </table:table-cell>
          <table:table-cell table:style-name="ce16" table:formula="of:=[.C28]/1000000" office:value-type="float" office:value="5.88" calcext:value-type="float">
            <text:p>5.880</text:p>
          </table:table-cell>
          <table:table-cell table:style-name="ce18" table:formula="of:=(([.C28]/[.J$1])^(1/[.L$1]))-3" office:value-type="float" office:value="20.5534721203596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8]+100" office:value-type="float" office:value="2900" calcext:value-type="float">
            <text:p>2900</text:p>
          </table:table-cell>
          <table:table-cell table:formula="of:=[.A29]/4*3" office:value-type="float" office:value="2175" calcext:value-type="float">
            <text:p>2175</text:p>
          </table:table-cell>
          <table:table-cell table:formula="of:=[.A29]*[.B29]" office:value-type="float" office:value="6307500" calcext:value-type="float">
            <text:p>6307500</text:p>
          </table:table-cell>
          <table:table-cell table:style-name="ce16" table:formula="of:=[.C29]/1000000" office:value-type="float" office:value="6.3075" calcext:value-type="float">
            <text:p>6.308</text:p>
          </table:table-cell>
          <table:table-cell table:style-name="ce18" table:formula="of:=(([.C29]/[.J$1])^(1/[.L$1]))-3" office:value-type="float" office:value="21.1109829056037" calcext:value-type="float">
            <text:p>2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29]+100" office:value-type="float" office:value="3000" calcext:value-type="float">
            <text:p>3000</text:p>
          </table:table-cell>
          <table:table-cell table:formula="of:=[.A30]/4*3" office:value-type="float" office:value="2250" calcext:value-type="float">
            <text:p>2250</text:p>
          </table:table-cell>
          <table:table-cell table:formula="of:=[.A30]*[.B30]" office:value-type="float" office:value="6750000" calcext:value-type="float">
            <text:p>6750000</text:p>
          </table:table-cell>
          <table:table-cell table:style-name="ce16" table:formula="of:=[.C30]/1000000" office:value-type="float" office:value="6.75" calcext:value-type="float">
            <text:p>6.750</text:p>
          </table:table-cell>
          <table:table-cell table:style-name="ce18" table:formula="of:=(([.C30]/[.J$1])^(1/[.L$1]))-3" office:value-type="float" office:value="21.6621207433047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0]+100" office:value-type="float" office:value="3100" calcext:value-type="float">
            <text:p>3100</text:p>
          </table:table-cell>
          <table:table-cell table:formula="of:=[.A31]/4*3" office:value-type="float" office:value="2325" calcext:value-type="float">
            <text:p>2325</text:p>
          </table:table-cell>
          <table:table-cell table:formula="of:=[.A31]*[.B31]" office:value-type="float" office:value="7207500" calcext:value-type="float">
            <text:p>7207500</text:p>
          </table:table-cell>
          <table:table-cell table:style-name="ce16" table:formula="of:=[.C31]/1000000" office:value-type="float" office:value="7.2075" calcext:value-type="float">
            <text:p>7.208</text:p>
          </table:table-cell>
          <table:table-cell table:style-name="ce18" table:formula="of:=(([.C31]/[.J$1])^(1/[.L$1]))-3" office:value-type="float" office:value="22.2071674133856" calcext:value-type="float">
            <text:p>2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1]+100" office:value-type="float" office:value="3200" calcext:value-type="float">
            <text:p>3200</text:p>
          </table:table-cell>
          <table:table-cell table:formula="of:=[.A32]/4*3" office:value-type="float" office:value="2400" calcext:value-type="float">
            <text:p>2400</text:p>
          </table:table-cell>
          <table:table-cell table:formula="of:=[.A32]*[.B32]" office:value-type="float" office:value="7680000" calcext:value-type="float">
            <text:p>7680000</text:p>
          </table:table-cell>
          <table:table-cell table:style-name="ce16" table:formula="of:=[.C32]/1000000" office:value-type="float" office:value="7.68" calcext:value-type="float">
            <text:p>7.680</text:p>
          </table:table-cell>
          <table:table-cell table:style-name="ce18" table:formula="of:=(([.C32]/[.J$1])^(1/[.L$1]))-3" office:value-type="float" office:value="22.7463835894835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2]+100" office:value-type="float" office:value="3300" calcext:value-type="float">
            <text:p>3300</text:p>
          </table:table-cell>
          <table:table-cell table:formula="of:=[.A33]/4*3" office:value-type="float" office:value="2475" calcext:value-type="float">
            <text:p>2475</text:p>
          </table:table-cell>
          <table:table-cell table:formula="of:=[.A33]*[.B33]" office:value-type="float" office:value="8167500" calcext:value-type="float">
            <text:p>8167500</text:p>
          </table:table-cell>
          <table:table-cell table:style-name="ce16" table:formula="of:=[.C33]/1000000" office:value-type="float" office:value="8.1675" calcext:value-type="float">
            <text:p>8.168</text:p>
          </table:table-cell>
          <table:table-cell table:style-name="ce18" table:formula="of:=(([.C33]/[.J$1])^(1/[.L$1]))-3" office:value-type="float" office:value="23.2800110274737" calcext:value-type="float">
            <text:p>2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3]+100" office:value-type="float" office:value="3400" calcext:value-type="float">
            <text:p>3400</text:p>
          </table:table-cell>
          <table:table-cell table:formula="of:=[.A34]/4*3" office:value-type="float" office:value="2550" calcext:value-type="float">
            <text:p>2550</text:p>
          </table:table-cell>
          <table:table-cell table:formula="of:=[.A34]*[.B34]" office:value-type="float" office:value="8670000" calcext:value-type="float">
            <text:p>8670000</text:p>
          </table:table-cell>
          <table:table-cell table:style-name="ce16" table:formula="of:=[.C34]/1000000" office:value-type="float" office:value="8.67" calcext:value-type="float">
            <text:p>8.670</text:p>
          </table:table-cell>
          <table:table-cell table:style-name="ce18" table:formula="of:=(([.C34]/[.J$1])^(1/[.L$1]))-3" office:value-type="float" office:value="23.808274467851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4]+100" office:value-type="float" office:value="3500" calcext:value-type="float">
            <text:p>3500</text:p>
          </table:table-cell>
          <table:table-cell table:formula="of:=[.A35]/4*3" office:value-type="float" office:value="2625" calcext:value-type="float">
            <text:p>2625</text:p>
          </table:table-cell>
          <table:table-cell table:formula="of:=[.A35]*[.B35]" office:value-type="float" office:value="9187500" calcext:value-type="float">
            <text:p>9187500</text:p>
          </table:table-cell>
          <table:table-cell table:style-name="ce16" table:formula="of:=[.C35]/1000000" office:value-type="float" office:value="9.1875" calcext:value-type="float">
            <text:p>9.188</text:p>
          </table:table-cell>
          <table:table-cell table:style-name="ce18" table:formula="of:=(([.C35]/[.J$1])^(1/[.L$1]))-3" office:value-type="float" office:value="24.3313832966678" calcext:value-type="float">
            <text:p>2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5]+100" office:value-type="float" office:value="3600" calcext:value-type="float">
            <text:p>3600</text:p>
          </table:table-cell>
          <table:table-cell table:formula="of:=[.A36]/4*3" office:value-type="float" office:value="2700" calcext:value-type="float">
            <text:p>2700</text:p>
          </table:table-cell>
          <table:table-cell table:formula="of:=[.A36]*[.B36]" office:value-type="float" office:value="9720000" calcext:value-type="float">
            <text:p>9720000</text:p>
          </table:table-cell>
          <table:table-cell table:style-name="ce16" table:formula="of:=[.C36]/1000000" office:value-type="float" office:value="9.72" calcext:value-type="float">
            <text:p>9.720</text:p>
          </table:table-cell>
          <table:table-cell table:style-name="ce18" table:formula="of:=(([.C36]/[.J$1])^(1/[.L$1]))-3" office:value-type="float" office:value="24.8495330016767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6]+100" office:value-type="float" office:value="3700" calcext:value-type="float">
            <text:p>3700</text:p>
          </table:table-cell>
          <table:table-cell table:formula="of:=[.A37]/4*3" office:value-type="float" office:value="2775" calcext:value-type="float">
            <text:p>2775</text:p>
          </table:table-cell>
          <table:table-cell table:formula="of:=[.A37]*[.B37]" office:value-type="float" office:value="10267500" calcext:value-type="float">
            <text:p>10267500</text:p>
          </table:table-cell>
          <table:table-cell table:style-name="ce16" table:formula="of:=[.C37]/1000000" office:value-type="float" office:value="10.2675" calcext:value-type="float">
            <text:p>10.268</text:p>
          </table:table-cell>
          <table:table-cell table:style-name="ce18" table:formula="of:=(([.C37]/[.J$1])^(1/[.L$1]))-3" office:value-type="float" office:value="25.3629064538988" calcext:value-type="float">
            <text:p>2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7]+100" office:value-type="float" office:value="3800" calcext:value-type="float">
            <text:p>3800</text:p>
          </table:table-cell>
          <table:table-cell table:formula="of:=[.A38]/4*3" office:value-type="float" office:value="2850" calcext:value-type="float">
            <text:p>2850</text:p>
          </table:table-cell>
          <table:table-cell table:formula="of:=[.A38]*[.B38]" office:value-type="float" office:value="10830000" calcext:value-type="float">
            <text:p>10830000</text:p>
          </table:table-cell>
          <table:table-cell table:style-name="ce16" table:formula="of:=[.C38]/1000000" office:value-type="float" office:value="10.83" calcext:value-type="float">
            <text:p>10.830</text:p>
          </table:table-cell>
          <table:table-cell table:style-name="ce18" table:formula="of:=(([.C38]/[.J$1])^(1/[.L$1]))-3" office:value-type="float" office:value="25.8716750396863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8]+100" office:value-type="float" office:value="3900" calcext:value-type="float">
            <text:p>3900</text:p>
          </table:table-cell>
          <table:table-cell table:formula="of:=[.A39]/4*3" office:value-type="float" office:value="2925" calcext:value-type="float">
            <text:p>2925</text:p>
          </table:table-cell>
          <table:table-cell table:formula="of:=[.A39]*[.B39]" office:value-type="float" office:value="11407500" calcext:value-type="float">
            <text:p>11407500</text:p>
          </table:table-cell>
          <table:table-cell table:style-name="ce16" table:formula="of:=[.C39]/1000000" office:value-type="float" office:value="11.4075" calcext:value-type="float">
            <text:p>11.408</text:p>
          </table:table-cell>
          <table:table-cell table:style-name="ce18" table:formula="of:=(([.C39]/[.J$1])^(1/[.L$1]))-3" office:value-type="float" office:value="26.3759996641842" calcext:value-type="float">
            <text:p>2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39]+100" office:value-type="float" office:value="4000" calcext:value-type="float">
            <text:p>4000</text:p>
          </table:table-cell>
          <table:table-cell table:formula="of:=[.A40]/4*3" office:value-type="float" office:value="3000" calcext:value-type="float">
            <text:p>3000</text:p>
          </table:table-cell>
          <table:table-cell table:formula="of:=[.A40]*[.B40]" office:value-type="float" office:value="12000000" calcext:value-type="float">
            <text:p>12000000</text:p>
          </table:table-cell>
          <table:table-cell table:style-name="ce16" table:formula="of:=[.C40]/1000000" office:value-type="float" office:value="12" calcext:value-type="float">
            <text:p>12.000</text:p>
          </table:table-cell>
          <table:table-cell table:style-name="ce18" table:formula="of:=(([.C40]/[.J$1])^(1/[.L$1]))-3" office:value-type="float" office:value="26.876031643714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0]+100" office:value-type="float" office:value="4100" calcext:value-type="float">
            <text:p>4100</text:p>
          </table:table-cell>
          <table:table-cell table:formula="of:=[.A41]/4*3" office:value-type="float" office:value="3075" calcext:value-type="float">
            <text:p>3075</text:p>
          </table:table-cell>
          <table:table-cell table:formula="of:=[.A41]*[.B41]" office:value-type="float" office:value="12607500" calcext:value-type="float">
            <text:p>12607500</text:p>
          </table:table-cell>
          <table:table-cell table:style-name="ce16" table:formula="of:=[.C41]/1000000" office:value-type="float" office:value="12.6075" calcext:value-type="float">
            <text:p>12.608</text:p>
          </table:table-cell>
          <table:table-cell table:style-name="ce18" table:formula="of:=(([.C41]/[.J$1])^(1/[.L$1]))-3" office:value-type="float" office:value="27.3719135018384" calcext:value-type="float">
            <text:p>2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1]+100" office:value-type="float" office:value="4200" calcext:value-type="float">
            <text:p>4200</text:p>
          </table:table-cell>
          <table:table-cell table:formula="of:=[.A42]/4*3" office:value-type="float" office:value="3150" calcext:value-type="float">
            <text:p>3150</text:p>
          </table:table-cell>
          <table:table-cell table:formula="of:=[.A42]*[.B42]" office:value-type="float" office:value="13230000" calcext:value-type="float">
            <text:p>13230000</text:p>
          </table:table-cell>
          <table:table-cell table:style-name="ce16" table:formula="of:=[.C42]/1000000" office:value-type="float" office:value="13.23" calcext:value-type="float">
            <text:p>13.230</text:p>
          </table:table-cell>
          <table:table-cell table:style-name="ce18" table:formula="of:=(([.C42]/[.J$1])^(1/[.L$1]))-3" office:value-type="float" office:value="27.8637796815858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2]+100" office:value-type="float" office:value="4300" calcext:value-type="float">
            <text:p>4300</text:p>
          </table:table-cell>
          <table:table-cell table:formula="of:=[.A43]/4*3" office:value-type="float" office:value="3225" calcext:value-type="float">
            <text:p>3225</text:p>
          </table:table-cell>
          <table:table-cell table:formula="of:=[.A43]*[.B43]" office:value-type="float" office:value="13867500" calcext:value-type="float">
            <text:p>13867500</text:p>
          </table:table-cell>
          <table:table-cell table:style-name="ce16" table:formula="of:=[.C43]/1000000" office:value-type="float" office:value="13.8675" calcext:value-type="float">
            <text:p>13.868</text:p>
          </table:table-cell>
          <table:table-cell table:style-name="ce18" table:formula="of:=(([.C43]/[.J$1])^(1/[.L$1]))-3" office:value-type="float" office:value="28.3517571844571" calcext:value-type="float">
            <text:p>2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3]+100" office:value-type="float" office:value="4400" calcext:value-type="float">
            <text:p>4400</text:p>
          </table:table-cell>
          <table:table-cell table:formula="of:=[.A44]/4*3" office:value-type="float" office:value="3300" calcext:value-type="float">
            <text:p>3300</text:p>
          </table:table-cell>
          <table:table-cell table:formula="of:=[.A44]*[.B44]" office:value-type="float" office:value="14520000" calcext:value-type="float">
            <text:p>14520000</text:p>
          </table:table-cell>
          <table:table-cell table:style-name="ce16" table:formula="of:=[.C44]/1000000" office:value-type="float" office:value="14.52" calcext:value-type="float">
            <text:p>14.520</text:p>
          </table:table-cell>
          <table:table-cell table:style-name="ce18" table:formula="of:=(([.C44]/[.J$1])^(1/[.L$1]))-3" office:value-type="float" office:value="28.8359661452521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4]+100" office:value-type="float" office:value="4500" calcext:value-type="float">
            <text:p>4500</text:p>
          </table:table-cell>
          <table:table-cell table:formula="of:=[.A45]/4*3" office:value-type="float" office:value="3375" calcext:value-type="float">
            <text:p>3375</text:p>
          </table:table-cell>
          <table:table-cell table:formula="of:=[.A45]*[.B45]" office:value-type="float" office:value="15187500" calcext:value-type="float">
            <text:p>15187500</text:p>
          </table:table-cell>
          <table:table-cell table:style-name="ce16" table:formula="of:=[.C45]/1000000" office:value-type="float" office:value="15.1875" calcext:value-type="float">
            <text:p>15.188</text:p>
          </table:table-cell>
          <table:table-cell table:style-name="ce18" table:formula="of:=(([.C45]/[.J$1])^(1/[.L$1]))-3" office:value-type="float" office:value="29.3165203504783" calcext:value-type="float">
            <text:p>2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5]+100" office:value-type="float" office:value="4600" calcext:value-type="float">
            <text:p>4600</text:p>
          </table:table-cell>
          <table:table-cell table:formula="of:=[.A46]/4*3" office:value-type="float" office:value="3450" calcext:value-type="float">
            <text:p>3450</text:p>
          </table:table-cell>
          <table:table-cell table:formula="of:=[.A46]*[.B46]" office:value-type="float" office:value="15870000" calcext:value-type="float">
            <text:p>15870000</text:p>
          </table:table-cell>
          <table:table-cell table:style-name="ce16" table:formula="of:=[.C46]/1000000" office:value-type="float" office:value="15.87" calcext:value-type="float">
            <text:p>15.870</text:p>
          </table:table-cell>
          <table:table-cell table:style-name="ce18" table:formula="of:=(([.C46]/[.J$1])^(1/[.L$1]))-3" office:value-type="float" office:value="29.7935277070026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6]+100" office:value-type="float" office:value="4700" calcext:value-type="float">
            <text:p>4700</text:p>
          </table:table-cell>
          <table:table-cell table:formula="of:=[.A47]/4*3" office:value-type="float" office:value="3525" calcext:value-type="float">
            <text:p>3525</text:p>
          </table:table-cell>
          <table:table-cell table:formula="of:=[.A47]*[.B47]" office:value-type="float" office:value="16567500" calcext:value-type="float">
            <text:p>16567500</text:p>
          </table:table-cell>
          <table:table-cell table:style-name="ce16" table:formula="of:=[.C47]/1000000" office:value-type="float" office:value="16.5675" calcext:value-type="float">
            <text:p>16.568</text:p>
          </table:table-cell>
          <table:table-cell table:style-name="ce18" table:formula="of:=(([.C47]/[.J$1])^(1/[.L$1]))-3" office:value-type="float" office:value="30.2670906666994" calcext:value-type="float">
            <text:p>3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7]+100" office:value-type="float" office:value="4800" calcext:value-type="float">
            <text:p>4800</text:p>
          </table:table-cell>
          <table:table-cell table:formula="of:=[.A48]/4*3" office:value-type="float" office:value="3600" calcext:value-type="float">
            <text:p>3600</text:p>
          </table:table-cell>
          <table:table-cell table:formula="of:=[.A48]*[.B48]" office:value-type="float" office:value="17280000" calcext:value-type="float">
            <text:p>17280000</text:p>
          </table:table-cell>
          <table:table-cell table:style-name="ce16" table:formula="of:=[.C48]/1000000" office:value-type="float" office:value="17.28" calcext:value-type="float">
            <text:p>17.280</text:p>
          </table:table-cell>
          <table:table-cell table:style-name="ce18" table:formula="of:=(([.C48]/[.J$1])^(1/[.L$1]))-3" office:value-type="float" office:value="30.73730661207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8]+100" office:value-type="float" office:value="4900" calcext:value-type="float">
            <text:p>4900</text:p>
          </table:table-cell>
          <table:table-cell table:formula="of:=[.A49]/4*3" office:value-type="float" office:value="3675" calcext:value-type="float">
            <text:p>3675</text:p>
          </table:table-cell>
          <table:table-cell table:formula="of:=[.A49]*[.B49]" office:value-type="float" office:value="18007500" calcext:value-type="float">
            <text:p>18007500</text:p>
          </table:table-cell>
          <table:table-cell table:style-name="ce16" table:formula="of:=[.C49]/1000000" office:value-type="float" office:value="18.0075" calcext:value-type="float">
            <text:p>18.008</text:p>
          </table:table-cell>
          <table:table-cell table:style-name="ce18" table:formula="of:=(([.C49]/[.J$1])^(1/[.L$1]))-3" office:value-type="float" office:value="31.2042682071589" calcext:value-type="float">
            <text:p>3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49]+100" office:value-type="float" office:value="5000" calcext:value-type="float">
            <text:p>5000</text:p>
          </table:table-cell>
          <table:table-cell table:formula="of:=[.A50]/4*3" office:value-type="float" office:value="3750" calcext:value-type="float">
            <text:p>3750</text:p>
          </table:table-cell>
          <table:table-cell table:formula="of:=[.A50]*[.B50]" office:value-type="float" office:value="18750000" calcext:value-type="float">
            <text:p>18750000</text:p>
          </table:table-cell>
          <table:table-cell table:style-name="ce16" table:formula="of:=[.C50]/1000000" office:value-type="float" office:value="18.75" calcext:value-type="float">
            <text:p>18.750</text:p>
          </table:table-cell>
          <table:table-cell table:style-name="ce18" table:formula="of:=(([.C50]/[.J$1])^(1/[.L$1]))-3" office:value-type="float" office:value="31.6680637175317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0]+100" office:value-type="float" office:value="5100" calcext:value-type="float">
            <text:p>5100</text:p>
          </table:table-cell>
          <table:table-cell table:formula="of:=[.A51]/4*3" office:value-type="float" office:value="3825" calcext:value-type="float">
            <text:p>3825</text:p>
          </table:table-cell>
          <table:table-cell table:formula="of:=[.A51]*[.B51]" office:value-type="float" office:value="19507500" calcext:value-type="float">
            <text:p>19507500</text:p>
          </table:table-cell>
          <table:table-cell table:style-name="ce16" table:formula="of:=[.C51]/1000000" office:value-type="float" office:value="19.5075" calcext:value-type="float">
            <text:p>19.508</text:p>
          </table:table-cell>
          <table:table-cell table:style-name="ce18" table:formula="of:=(([.C51]/[.J$1])^(1/[.L$1]))-3" office:value-type="float" office:value="32.1287773026053" calcext:value-type="float">
            <text:p>3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1]+100" office:value-type="float" office:value="5200" calcext:value-type="float">
            <text:p>5200</text:p>
          </table:table-cell>
          <table:table-cell table:formula="of:=[.A52]/4*3" office:value-type="float" office:value="3900" calcext:value-type="float">
            <text:p>3900</text:p>
          </table:table-cell>
          <table:table-cell table:formula="of:=[.A52]*[.B52]" office:value-type="float" office:value="20280000" calcext:value-type="float">
            <text:p>20280000</text:p>
          </table:table-cell>
          <table:table-cell table:style-name="ce16" table:formula="of:=[.C52]/1000000" office:value-type="float" office:value="20.28" calcext:value-type="float">
            <text:p>20.280</text:p>
          </table:table-cell>
          <table:table-cell table:style-name="ce18" table:formula="of:=(([.C52]/[.J$1])^(1/[.L$1]))-3" office:value-type="float" office:value="32.5864892832128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2]+100" office:value-type="float" office:value="5300" calcext:value-type="float">
            <text:p>5300</text:p>
          </table:table-cell>
          <table:table-cell table:formula="of:=[.A53]/4*3" office:value-type="float" office:value="3975" calcext:value-type="float">
            <text:p>3975</text:p>
          </table:table-cell>
          <table:table-cell table:formula="of:=[.A53]*[.B53]" office:value-type="float" office:value="21067500" calcext:value-type="float">
            <text:p>21067500</text:p>
          </table:table-cell>
          <table:table-cell table:style-name="ce16" table:formula="of:=[.C53]/1000000" office:value-type="float" office:value="21.0675" calcext:value-type="float">
            <text:p>21.068</text:p>
          </table:table-cell>
          <table:table-cell table:style-name="ce18" table:formula="of:=(([.C53]/[.J$1])^(1/[.L$1]))-3" office:value-type="float" office:value="33.0412763869366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3]+100" office:value-type="float" office:value="5400" calcext:value-type="float">
            <text:p>5400</text:p>
          </table:table-cell>
          <table:table-cell table:formula="of:=[.A54]/4*3" office:value-type="float" office:value="4050" calcext:value-type="float">
            <text:p>4050</text:p>
          </table:table-cell>
          <table:table-cell table:formula="of:=[.A54]*[.B54]" office:value-type="float" office:value="21870000" calcext:value-type="float">
            <text:p>21870000</text:p>
          </table:table-cell>
          <table:table-cell table:style-name="ce16" table:formula="of:=[.C54]/1000000" office:value-type="float" office:value="21.87" calcext:value-type="float">
            <text:p>21.870</text:p>
          </table:table-cell>
          <table:table-cell table:style-name="ce18" table:formula="of:=(([.C54]/[.J$1])^(1/[.L$1]))-3" office:value-type="float" office:value="33.4932119734404" calcext:value-type="float">
            <text:p>3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4]+100" office:value-type="float" office:value="5500" calcext:value-type="float">
            <text:p>5500</text:p>
          </table:table-cell>
          <table:table-cell table:formula="of:=[.A55]/4*3" office:value-type="float" office:value="4125" calcext:value-type="float">
            <text:p>4125</text:p>
          </table:table-cell>
          <table:table-cell table:formula="of:=[.A55]*[.B55]" office:value-type="float" office:value="22687500" calcext:value-type="float">
            <text:p>22687500</text:p>
          </table:table-cell>
          <table:table-cell table:style-name="ce16" table:formula="of:=[.C55]/1000000" office:value-type="float" office:value="22.6875" calcext:value-type="float">
            <text:p>22.688</text:p>
          </table:table-cell>
          <table:table-cell table:style-name="ce18" table:formula="of:=(([.C55]/[.J$1])^(1/[.L$1]))-3" office:value-type="float" office:value="33.9423662417692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5]+100" office:value-type="float" office:value="5600" calcext:value-type="float">
            <text:p>5600</text:p>
          </table:table-cell>
          <table:table-cell table:formula="of:=[.A56]/4*3" office:value-type="float" office:value="4200" calcext:value-type="float">
            <text:p>4200</text:p>
          </table:table-cell>
          <table:table-cell table:formula="of:=[.A56]*[.B56]" office:value-type="float" office:value="23520000" calcext:value-type="float">
            <text:p>23520000</text:p>
          </table:table-cell>
          <table:table-cell table:style-name="ce16" table:formula="of:=[.C56]/1000000" office:value-type="float" office:value="23.52" calcext:value-type="float">
            <text:p>23.520</text:p>
          </table:table-cell>
          <table:table-cell table:style-name="ce18" table:formula="of:=(([.C56]/[.J$1])^(1/[.L$1]))-3" office:value-type="float" office:value="34.3888064213625" calcext:value-type="float">
            <text:p>3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6]+100" office:value-type="float" office:value="5700" calcext:value-type="float">
            <text:p>5700</text:p>
          </table:table-cell>
          <table:table-cell table:formula="of:=[.A57]/4*3" office:value-type="float" office:value="4275" calcext:value-type="float">
            <text:p>4275</text:p>
          </table:table-cell>
          <table:table-cell table:formula="of:=[.A57]*[.B57]" office:value-type="float" office:value="24367500" calcext:value-type="float">
            <text:p>24367500</text:p>
          </table:table-cell>
          <table:table-cell table:style-name="ce16" table:formula="of:=[.C57]/1000000" office:value-type="float" office:value="24.3675" calcext:value-type="float">
            <text:p>24.368</text:p>
          </table:table-cell>
          <table:table-cell table:style-name="ce18" table:formula="of:=(([.C57]/[.J$1])^(1/[.L$1]))-3" office:value-type="float" office:value="34.8325969483268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7]+100" office:value-type="float" office:value="5800" calcext:value-type="float">
            <text:p>5800</text:p>
          </table:table-cell>
          <table:table-cell table:formula="of:=[.A58]/4*3" office:value-type="float" office:value="4350" calcext:value-type="float">
            <text:p>4350</text:p>
          </table:table-cell>
          <table:table-cell table:formula="of:=[.A58]*[.B58]" office:value-type="float" office:value="25230000" calcext:value-type="float">
            <text:p>25230000</text:p>
          </table:table-cell>
          <table:table-cell table:style-name="ce16" table:formula="of:=[.C58]/1000000" office:value-type="float" office:value="25.23" calcext:value-type="float">
            <text:p>25.230</text:p>
          </table:table-cell>
          <table:table-cell table:style-name="ce18" table:formula="of:=(([.C58]/[.J$1])^(1/[.L$1]))-3" office:value-type="float" office:value="35.2737996283426" calcext:value-type="float">
            <text:p>3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8]+100" office:value-type="float" office:value="5900" calcext:value-type="float">
            <text:p>5900</text:p>
          </table:table-cell>
          <table:table-cell table:formula="of:=[.A59]/4*3" office:value-type="float" office:value="4425" calcext:value-type="float">
            <text:p>4425</text:p>
          </table:table-cell>
          <table:table-cell table:formula="of:=[.A59]*[.B59]" office:value-type="float" office:value="26107500" calcext:value-type="float">
            <text:p>26107500</text:p>
          </table:table-cell>
          <table:table-cell table:style-name="ce16" table:formula="of:=[.C59]/1000000" office:value-type="float" office:value="26.1075" calcext:value-type="float">
            <text:p>26.108</text:p>
          </table:table-cell>
          <table:table-cell table:style-name="ce18" table:formula="of:=(([.C59]/[.J$1])^(1/[.L$1]))-3" office:value-type="float" office:value="35.7124737874333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59]+100" office:value-type="float" office:value="6000" calcext:value-type="float">
            <text:p>6000</text:p>
          </table:table-cell>
          <table:table-cell table:formula="of:=[.A60]/4*3" office:value-type="float" office:value="4500" calcext:value-type="float">
            <text:p>4500</text:p>
          </table:table-cell>
          <table:table-cell table:formula="of:=[.A60]*[.B60]" office:value-type="float" office:value="27000000" calcext:value-type="float">
            <text:p>27000000</text:p>
          </table:table-cell>
          <table:table-cell table:style-name="ce16" table:formula="of:=[.C60]/1000000" office:value-type="float" office:value="27" calcext:value-type="float">
            <text:p>27.000</text:p>
          </table:table-cell>
          <table:table-cell table:style-name="ce18" table:formula="of:=(([.C60]/[.J$1])^(1/[.L$1]))-3" office:value-type="float" office:value="36.1486764116886" calcext:value-type="float">
            <text:p>3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0]+100" office:value-type="float" office:value="6100" calcext:value-type="float">
            <text:p>6100</text:p>
          </table:table-cell>
          <table:table-cell table:formula="of:=[.A61]/4*3" office:value-type="float" office:value="4575" calcext:value-type="float">
            <text:p>4575</text:p>
          </table:table-cell>
          <table:table-cell table:formula="of:=[.A61]*[.B61]" office:value-type="float" office:value="27907500" calcext:value-type="float">
            <text:p>27907500</text:p>
          </table:table-cell>
          <table:table-cell table:style-name="ce16" table:formula="of:=[.C61]/1000000" office:value-type="float" office:value="27.9075" calcext:value-type="float">
            <text:p>27.908</text:p>
          </table:table-cell>
          <table:table-cell table:style-name="ce18" table:formula="of:=(([.C61]/[.J$1])^(1/[.L$1]))-3" office:value-type="float" office:value="36.5824622769231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1]+100" office:value-type="float" office:value="6200" calcext:value-type="float">
            <text:p>6200</text:p>
          </table:table-cell>
          <table:table-cell table:formula="of:=[.A62]/4*3" office:value-type="float" office:value="4650" calcext:value-type="float">
            <text:p>4650</text:p>
          </table:table-cell>
          <table:table-cell table:formula="of:=[.A62]*[.B62]" office:value-type="float" office:value="28830000" calcext:value-type="float">
            <text:p>28830000</text:p>
          </table:table-cell>
          <table:table-cell table:style-name="ce16" table:formula="of:=[.C62]/1000000" office:value-type="float" office:value="28.83" calcext:value-type="float">
            <text:p>28.830</text:p>
          </table:table-cell>
          <table:table-cell table:style-name="ce18" table:formula="of:=(([.C62]/[.J$1])^(1/[.L$1]))-3" office:value-type="float" office:value="37.0138840691469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2]+100" office:value-type="float" office:value="6300" calcext:value-type="float">
            <text:p>6300</text:p>
          </table:table-cell>
          <table:table-cell table:formula="of:=[.A63]/4*3" office:value-type="float" office:value="4725" calcext:value-type="float">
            <text:p>4725</text:p>
          </table:table-cell>
          <table:table-cell table:formula="of:=[.A63]*[.B63]" office:value-type="float" office:value="29767500" calcext:value-type="float">
            <text:p>29767500</text:p>
          </table:table-cell>
          <table:table-cell table:style-name="ce16" table:formula="of:=[.C63]/1000000" office:value-type="float" office:value="29.7675" calcext:value-type="float">
            <text:p>29.768</text:p>
          </table:table-cell>
          <table:table-cell table:style-name="ce18" table:formula="of:=(([.C63]/[.J$1])^(1/[.L$1]))-3" office:value-type="float" office:value="37.4429924966378" calcext:value-type="float">
            <text:p>3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3]+100" office:value-type="float" office:value="6400" calcext:value-type="float">
            <text:p>6400</text:p>
          </table:table-cell>
          <table:table-cell table:formula="of:=[.A64]/4*3" office:value-type="float" office:value="4800" calcext:value-type="float">
            <text:p>4800</text:p>
          </table:table-cell>
          <table:table-cell table:formula="of:=[.A64]*[.B64]" office:value-type="float" office:value="30720000" calcext:value-type="float">
            <text:p>30720000</text:p>
          </table:table-cell>
          <table:table-cell table:style-name="ce16" table:formula="of:=[.C64]/1000000" office:value-type="float" office:value="30.72" calcext:value-type="float">
            <text:p>30.720</text:p>
          </table:table-cell>
          <table:table-cell table:style-name="ce18" table:formula="of:=(([.C64]/[.J$1])^(1/[.L$1]))-3" office:value-type="float" office:value="37.8698363943228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4]+100" office:value-type="float" office:value="6500" calcext:value-type="float">
            <text:p>6500</text:p>
          </table:table-cell>
          <table:table-cell table:formula="of:=[.A65]/4*3" office:value-type="float" office:value="4875" calcext:value-type="float">
            <text:p>4875</text:p>
          </table:table-cell>
          <table:table-cell table:formula="of:=[.A65]*[.B65]" office:value-type="float" office:value="31687500" calcext:value-type="float">
            <text:p>31687500</text:p>
          </table:table-cell>
          <table:table-cell table:style-name="ce16" table:formula="of:=[.C65]/1000000" office:value-type="float" office:value="31.6875" calcext:value-type="float">
            <text:p>31.688</text:p>
          </table:table-cell>
          <table:table-cell table:style-name="ce18" table:formula="of:=(([.C65]/[.J$1])^(1/[.L$1]))-3" office:value-type="float" office:value="38.2944628211103" calcext:value-type="float">
            <text:p>3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5]+100" office:value-type="float" office:value="6600" calcext:value-type="float">
            <text:p>6600</text:p>
          </table:table-cell>
          <table:table-cell table:formula="of:=[.A66]/4*3" office:value-type="float" office:value="4950" calcext:value-type="float">
            <text:p>4950</text:p>
          </table:table-cell>
          <table:table-cell table:formula="of:=[.A66]*[.B66]" office:value-type="float" office:value="32670000" calcext:value-type="float">
            <text:p>32670000</text:p>
          </table:table-cell>
          <table:table-cell table:style-name="ce16" table:formula="of:=[.C66]/1000000" office:value-type="float" office:value="32.67" calcext:value-type="float">
            <text:p>32.670</text:p>
          </table:table-cell>
          <table:table-cell table:style-name="ce18" table:formula="of:=(([.C66]/[.J$1])^(1/[.L$1]))-3" office:value-type="float" office:value="38.7169171507477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6]+100" office:value-type="float" office:value="6700" calcext:value-type="float">
            <text:p>6700</text:p>
          </table:table-cell>
          <table:table-cell table:formula="of:=[.A67]/4*3" office:value-type="float" office:value="5025" calcext:value-type="float">
            <text:p>5025</text:p>
          </table:table-cell>
          <table:table-cell table:formula="of:=[.A67]*[.B67]" office:value-type="float" office:value="33667500" calcext:value-type="float">
            <text:p>33667500</text:p>
          </table:table-cell>
          <table:table-cell table:style-name="ce16" table:formula="of:=[.C67]/1000000" office:value-type="float" office:value="33.6675" calcext:value-type="float">
            <text:p>33.668</text:p>
          </table:table-cell>
          <table:table-cell table:style-name="ce18" table:formula="of:=(([.C67]/[.J$1])^(1/[.L$1]))-3" office:value-type="float" office:value="39.1372431567281" calcext:value-type="float">
            <text:p>3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7]+100" office:value-type="float" office:value="6800" calcext:value-type="float">
            <text:p>6800</text:p>
          </table:table-cell>
          <table:table-cell table:formula="of:=[.A68]/4*3" office:value-type="float" office:value="5100" calcext:value-type="float">
            <text:p>5100</text:p>
          </table:table-cell>
          <table:table-cell table:formula="of:=[.A68]*[.B68]" office:value-type="float" office:value="34680000" calcext:value-type="float">
            <text:p>34680000</text:p>
          </table:table-cell>
          <table:table-cell table:style-name="ce16" table:formula="of:=[.C68]/1000000" office:value-type="float" office:value="34.68" calcext:value-type="float">
            <text:p>34.680</text:p>
          </table:table-cell>
          <table:table-cell table:style-name="ce18" table:formula="of:=(([.C68]/[.J$1])^(1/[.L$1]))-3" office:value-type="float" office:value="39.555483091718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8]+100" office:value-type="float" office:value="6900" calcext:value-type="float">
            <text:p>6900</text:p>
          </table:table-cell>
          <table:table-cell table:formula="of:=[.A69]/4*3" office:value-type="float" office:value="5175" calcext:value-type="float">
            <text:p>5175</text:p>
          </table:table-cell>
          <table:table-cell table:formula="of:=[.A69]*[.B69]" office:value-type="float" office:value="35707500" calcext:value-type="float">
            <text:p>35707500</text:p>
          </table:table-cell>
          <table:table-cell table:style-name="ce16" table:formula="of:=[.C69]/1000000" office:value-type="float" office:value="35.7075" calcext:value-type="float">
            <text:p>35.708</text:p>
          </table:table-cell>
          <table:table-cell table:style-name="ce18" table:formula="of:=(([.C69]/[.J$1])^(1/[.L$1]))-3" office:value-type="float" office:value="39.971677761939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69]+100" office:value-type="float" office:value="7000" calcext:value-type="float">
            <text:p>7000</text:p>
          </table:table-cell>
          <table:table-cell table:formula="of:=[.A70]/4*3" office:value-type="float" office:value="5250" calcext:value-type="float">
            <text:p>5250</text:p>
          </table:table-cell>
          <table:table-cell table:formula="of:=[.A70]*[.B70]" office:value-type="float" office:value="36750000" calcext:value-type="float">
            <text:p>36750000</text:p>
          </table:table-cell>
          <table:table-cell table:style-name="ce16" table:formula="of:=[.C70]/1000000" office:value-type="float" office:value="36.75" calcext:value-type="float">
            <text:p>36.750</text:p>
          </table:table-cell>
          <table:table-cell table:style-name="ce18" table:formula="of:=(([.C70]/[.J$1])^(1/[.L$1]))-3" office:value-type="float" office:value="40.3858665968765" calcext:value-type="float">
            <text:p>4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0]+100" office:value-type="float" office:value="7100" calcext:value-type="float">
            <text:p>7100</text:p>
          </table:table-cell>
          <table:table-cell table:formula="of:=[.A71]/4*3" office:value-type="float" office:value="5325" calcext:value-type="float">
            <text:p>5325</text:p>
          </table:table-cell>
          <table:table-cell table:formula="of:=[.A71]*[.B71]" office:value-type="float" office:value="37807500" calcext:value-type="float">
            <text:p>37807500</text:p>
          </table:table-cell>
          <table:table-cell table:style-name="ce16" table:formula="of:=[.C71]/1000000" office:value-type="float" office:value="37.8075" calcext:value-type="float">
            <text:p>37.808</text:p>
          </table:table-cell>
          <table:table-cell table:style-name="ce18" table:formula="of:=(([.C71]/[.J$1])^(1/[.L$1]))-3" office:value-type="float" office:value="40.7980877146997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1]+100" office:value-type="float" office:value="7200" calcext:value-type="float">
            <text:p>7200</text:p>
          </table:table-cell>
          <table:table-cell table:formula="of:=[.A72]/4*3" office:value-type="float" office:value="5400" calcext:value-type="float">
            <text:p>5400</text:p>
          </table:table-cell>
          <table:table-cell table:formula="of:=[.A72]*[.B72]" office:value-type="float" office:value="38880000" calcext:value-type="float">
            <text:p>38880000</text:p>
          </table:table-cell>
          <table:table-cell table:style-name="ce16" table:formula="of:=[.C72]/1000000" office:value-type="float" office:value="38.88" calcext:value-type="float">
            <text:p>38.880</text:p>
          </table:table-cell>
          <table:table-cell table:style-name="ce18" table:formula="of:=(([.C72]/[.J$1])^(1/[.L$1]))-3" office:value-type="float" office:value="41.2083779836846" calcext:value-type="float">
            <text:p>4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2]+100" office:value-type="float" office:value="7300" calcext:value-type="float">
            <text:p>7300</text:p>
          </table:table-cell>
          <table:table-cell table:formula="of:=[.A73]/4*3" office:value-type="float" office:value="5475" calcext:value-type="float">
            <text:p>5475</text:p>
          </table:table-cell>
          <table:table-cell table:formula="of:=[.A73]*[.B73]" office:value-type="float" office:value="39967500" calcext:value-type="float">
            <text:p>39967500</text:p>
          </table:table-cell>
          <table:table-cell table:style-name="ce16" table:formula="of:=[.C73]/1000000" office:value-type="float" office:value="39.9675" calcext:value-type="float">
            <text:p>39.968</text:p>
          </table:table-cell>
          <table:table-cell table:style-name="ce18" table:formula="of:=(([.C73]/[.J$1])^(1/[.L$1]))-3" office:value-type="float" office:value="41.6167730799538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3]+100" office:value-type="float" office:value="7400" calcext:value-type="float">
            <text:p>7400</text:p>
          </table:table-cell>
          <table:table-cell table:formula="of:=[.A74]/4*3" office:value-type="float" office:value="5550" calcext:value-type="float">
            <text:p>5550</text:p>
          </table:table-cell>
          <table:table-cell table:formula="of:=[.A74]*[.B74]" office:value-type="float" office:value="41070000" calcext:value-type="float">
            <text:p>41070000</text:p>
          </table:table-cell>
          <table:table-cell table:style-name="ce16" table:formula="of:=[.C74]/1000000" office:value-type="float" office:value="41.07" calcext:value-type="float">
            <text:p>41.070</text:p>
          </table:table-cell>
          <table:table-cell table:style-name="ce18" table:formula="of:=(([.C74]/[.J$1])^(1/[.L$1]))-3" office:value-type="float" office:value="42.0233075417946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4]+100" office:value-type="float" office:value="7500" calcext:value-type="float">
            <text:p>7500</text:p>
          </table:table-cell>
          <table:table-cell table:formula="of:=[.A75]/4*3" office:value-type="float" office:value="5625" calcext:value-type="float">
            <text:p>5625</text:p>
          </table:table-cell>
          <table:table-cell table:formula="of:=[.A75]*[.B75]" office:value-type="float" office:value="42187500" calcext:value-type="float">
            <text:p>42187500</text:p>
          </table:table-cell>
          <table:table-cell table:style-name="ce16" table:formula="of:=[.C75]/1000000" office:value-type="float" office:value="42.1875" calcext:value-type="float">
            <text:p>42.188</text:p>
          </table:table-cell>
          <table:table-cell table:style-name="ce18" table:formula="of:=(([.C75]/[.J$1])^(1/[.L$1]))-3" office:value-type="float" office:value="42.4280148208035" calcext:value-type="float">
            <text:p>4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5]+100" office:value-type="float" office:value="7600" calcext:value-type="float">
            <text:p>7600</text:p>
          </table:table-cell>
          <table:table-cell table:formula="of:=[.A76]/4*3" office:value-type="float" office:value="5700" calcext:value-type="float">
            <text:p>5700</text:p>
          </table:table-cell>
          <table:table-cell table:formula="of:=[.A76]*[.B76]" office:value-type="float" office:value="43320000" calcext:value-type="float">
            <text:p>43320000</text:p>
          </table:table-cell>
          <table:table-cell table:style-name="ce16" table:formula="of:=[.C76]/1000000" office:value-type="float" office:value="43.32" calcext:value-type="float">
            <text:p>43.320</text:p>
          </table:table-cell>
          <table:table-cell table:style-name="ce18" table:formula="of:=(([.C76]/[.J$1])^(1/[.L$1]))-3" office:value-type="float" office:value="42.830927330082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6]+100" office:value-type="float" office:value="7700" calcext:value-type="float">
            <text:p>7700</text:p>
          </table:table-cell>
          <table:table-cell table:formula="of:=[.A77]/4*3" office:value-type="float" office:value="5775" calcext:value-type="float">
            <text:p>5775</text:p>
          </table:table-cell>
          <table:table-cell table:formula="of:=[.A77]*[.B77]" office:value-type="float" office:value="44467500" calcext:value-type="float">
            <text:p>44467500</text:p>
          </table:table-cell>
          <table:table-cell table:style-name="ce16" table:formula="of:=[.C77]/1000000" office:value-type="float" office:value="44.4675" calcext:value-type="float">
            <text:p>44.468</text:p>
          </table:table-cell>
          <table:table-cell table:style-name="ce18" table:formula="of:=(([.C77]/[.J$1])^(1/[.L$1]))-3" office:value-type="float" office:value="43.2320764896894" calcext:value-type="float">
            <text:p>4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7]+100" office:value-type="float" office:value="7800" calcext:value-type="float">
            <text:p>7800</text:p>
          </table:table-cell>
          <table:table-cell table:formula="of:=[.A78]/4*3" office:value-type="float" office:value="5850" calcext:value-type="float">
            <text:p>5850</text:p>
          </table:table-cell>
          <table:table-cell table:formula="of:=[.A78]*[.B78]" office:value-type="float" office:value="45630000" calcext:value-type="float">
            <text:p>45630000</text:p>
          </table:table-cell>
          <table:table-cell table:style-name="ce16" table:formula="of:=[.C78]/1000000" office:value-type="float" office:value="45.63" calcext:value-type="float">
            <text:p>45.630</text:p>
          </table:table-cell>
          <table:table-cell table:style-name="ce18" table:formula="of:=(([.C78]/[.J$1])^(1/[.L$1]))-3" office:value-type="float" office:value="43.631492769543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8]+100" office:value-type="float" office:value="7900" calcext:value-type="float">
            <text:p>7900</text:p>
          </table:table-cell>
          <table:table-cell table:formula="of:=[.A79]/4*3" office:value-type="float" office:value="5925" calcext:value-type="float">
            <text:p>5925</text:p>
          </table:table-cell>
          <table:table-cell table:formula="of:=[.A79]*[.B79]" office:value-type="float" office:value="46807500" calcext:value-type="float">
            <text:p>46807500</text:p>
          </table:table-cell>
          <table:table-cell table:style-name="ce16" table:formula="of:=[.C79]/1000000" office:value-type="float" office:value="46.8075" calcext:value-type="float">
            <text:p>46.808</text:p>
          </table:table-cell>
          <table:table-cell table:style-name="ce18" table:formula="of:=(([.C79]/[.J$1])^(1/[.L$1]))-3" office:value-type="float" office:value="44.0292057299423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79]+100" office:value-type="float" office:value="8000" calcext:value-type="float">
            <text:p>8000</text:p>
          </table:table-cell>
          <table:table-cell table:formula="of:=[.A80]/4*3" office:value-type="float" office:value="6000" calcext:value-type="float">
            <text:p>6000</text:p>
          </table:table-cell>
          <table:table-cell table:formula="of:=[.A80]*[.B80]" office:value-type="float" office:value="48000000" calcext:value-type="float">
            <text:p>48000000</text:p>
          </table:table-cell>
          <table:table-cell table:style-name="ce16" table:formula="of:=[.C80]/1000000" office:value-type="float" office:value="48" calcext:value-type="float">
            <text:p>48.000</text:p>
          </table:table-cell>
          <table:table-cell table:style-name="ce18" table:formula="of:=(([.C80]/[.J$1])^(1/[.L$1]))-3" office:value-type="float" office:value="44.4252440598675" calcext:value-type="float">
            <text:p>4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0]+100" office:value-type="float" office:value="8100" calcext:value-type="float">
            <text:p>8100</text:p>
          </table:table-cell>
          <table:table-cell table:formula="of:=[.A81]/4*3" office:value-type="float" office:value="6075" calcext:value-type="float">
            <text:p>6075</text:p>
          </table:table-cell>
          <table:table-cell table:formula="of:=[.A81]*[.B81]" office:value-type="float" office:value="49207500" calcext:value-type="float">
            <text:p>49207500</text:p>
          </table:table-cell>
          <table:table-cell table:style-name="ce16" table:formula="of:=[.C81]/1000000" office:value-type="float" office:value="49.2075" calcext:value-type="float">
            <text:p>49.208</text:p>
          </table:table-cell>
          <table:table-cell table:style-name="ce18" table:formula="of:=(([.C81]/[.J$1])^(1/[.L$1]))-3" office:value-type="float" office:value="44.819635613217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1]+100" office:value-type="float" office:value="8200" calcext:value-type="float">
            <text:p>8200</text:p>
          </table:table-cell>
          <table:table-cell table:formula="of:=[.A82]/4*3" office:value-type="float" office:value="6150" calcext:value-type="float">
            <text:p>6150</text:p>
          </table:table-cell>
          <table:table-cell table:formula="of:=[.A82]*[.B82]" office:value-type="float" office:value="50430000" calcext:value-type="float">
            <text:p>50430000</text:p>
          </table:table-cell>
          <table:table-cell table:style-name="ce16" table:formula="of:=[.C82]/1000000" office:value-type="float" office:value="50.43" calcext:value-type="float">
            <text:p>50.430</text:p>
          </table:table-cell>
          <table:table-cell table:style-name="ce18" table:formula="of:=(([.C82]/[.J$1])^(1/[.L$1]))-3" office:value-type="float" office:value="45.2124074431055" calcext:value-type="float">
            <text:p>4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2]+100" office:value-type="float" office:value="8300" calcext:value-type="float">
            <text:p>8300</text:p>
          </table:table-cell>
          <table:table-cell table:formula="of:=[.A83]/4*3" office:value-type="float" office:value="6225" calcext:value-type="float">
            <text:p>6225</text:p>
          </table:table-cell>
          <table:table-cell table:formula="of:=[.A83]*[.B83]" office:value-type="float" office:value="51667500" calcext:value-type="float">
            <text:p>51667500</text:p>
          </table:table-cell>
          <table:table-cell table:style-name="ce16" table:formula="of:=[.C83]/1000000" office:value-type="float" office:value="51.6675" calcext:value-type="float">
            <text:p>51.668</text:p>
          </table:table-cell>
          <table:table-cell table:style-name="ce18" table:formula="of:=(([.C83]/[.J$1])^(1/[.L$1]))-3" office:value-type="float" office:value="45.6035858343486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3]+100" office:value-type="float" office:value="8400" calcext:value-type="float">
            <text:p>8400</text:p>
          </table:table-cell>
          <table:table-cell table:formula="of:=[.A84]/4*3" office:value-type="float" office:value="6300" calcext:value-type="float">
            <text:p>6300</text:p>
          </table:table-cell>
          <table:table-cell table:formula="of:=[.A84]*[.B84]" office:value-type="float" office:value="52920000" calcext:value-type="float">
            <text:p>52920000</text:p>
          </table:table-cell>
          <table:table-cell table:style-name="ce16" table:formula="of:=[.C84]/1000000" office:value-type="float" office:value="52.92" calcext:value-type="float">
            <text:p>52.920</text:p>
          </table:table-cell>
          <table:table-cell table:style-name="ce18" table:formula="of:=(([.C84]/[.J$1])^(1/[.L$1]))-3" office:value-type="float" office:value="45.9931963342641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4]+100" office:value-type="float" office:value="8500" calcext:value-type="float">
            <text:p>8500</text:p>
          </table:table-cell>
          <table:table-cell table:formula="of:=[.A85]/4*3" office:value-type="float" office:value="6375" calcext:value-type="float">
            <text:p>6375</text:p>
          </table:table-cell>
          <table:table-cell table:formula="of:=[.A85]*[.B85]" office:value-type="float" office:value="54187500" calcext:value-type="float">
            <text:p>54187500</text:p>
          </table:table-cell>
          <table:table-cell table:style-name="ce16" table:formula="of:=[.C85]/1000000" office:value-type="float" office:value="54.1875" calcext:value-type="float">
            <text:p>54.188</text:p>
          </table:table-cell>
          <table:table-cell table:style-name="ce18" table:formula="of:=(([.C85]/[.J$1])^(1/[.L$1]))-3" office:value-type="float" office:value="46.38126378188" calcext:value-type="float">
            <text:p>4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5]+100" office:value-type="float" office:value="8600" calcext:value-type="float">
            <text:p>8600</text:p>
          </table:table-cell>
          <table:table-cell table:formula="of:=[.A86]/4*3" office:value-type="float" office:value="6450" calcext:value-type="float">
            <text:p>6450</text:p>
          </table:table-cell>
          <table:table-cell table:formula="of:=[.A86]*[.B86]" office:value-type="float" office:value="55470000" calcext:value-type="float">
            <text:p>55470000</text:p>
          </table:table-cell>
          <table:table-cell table:style-name="ce16" table:formula="of:=[.C86]/1000000" office:value-type="float" office:value="55.47" calcext:value-type="float">
            <text:p>55.470</text:p>
          </table:table-cell>
          <table:table-cell table:style-name="ce18" table:formula="of:=(([.C86]/[.J$1])^(1/[.L$1]))-3" office:value-type="float" office:value="46.7678123356588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6]+100" office:value-type="float" office:value="8700" calcext:value-type="float">
            <text:p>8700</text:p>
          </table:table-cell>
          <table:table-cell table:formula="of:=[.A87]/4*3" office:value-type="float" office:value="6525" calcext:value-type="float">
            <text:p>6525</text:p>
          </table:table-cell>
          <table:table-cell table:formula="of:=[.A87]*[.B87]" office:value-type="float" office:value="56767500" calcext:value-type="float">
            <text:p>56767500</text:p>
          </table:table-cell>
          <table:table-cell table:style-name="ce16" table:formula="of:=[.C87]/1000000" office:value-type="float" office:value="56.7675" calcext:value-type="float">
            <text:p>56.768</text:p>
          </table:table-cell>
          <table:table-cell table:style-name="ce18" table:formula="of:=(([.C87]/[.J$1])^(1/[.L$1]))-3" office:value-type="float" office:value="47.1528654998273" calcext:value-type="float">
            <text:p>4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7]+100" office:value-type="float" office:value="8800" calcext:value-type="float">
            <text:p>8800</text:p>
          </table:table-cell>
          <table:table-cell table:formula="of:=[.A88]/4*3" office:value-type="float" office:value="6600" calcext:value-type="float">
            <text:p>6600</text:p>
          </table:table-cell>
          <table:table-cell table:formula="of:=[.A88]*[.B88]" office:value-type="float" office:value="58080000" calcext:value-type="float">
            <text:p>58080000</text:p>
          </table:table-cell>
          <table:table-cell table:style-name="ce16" table:formula="of:=[.C88]/1000000" office:value-type="float" office:value="58.08" calcext:value-type="float">
            <text:p>58.080</text:p>
          </table:table-cell>
          <table:table-cell table:style-name="ce18" table:formula="of:=(([.C88]/[.J$1])^(1/[.L$1]))-3" office:value-type="float" office:value="47.5364461493972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8]+100" office:value-type="float" office:value="8900" calcext:value-type="float">
            <text:p>8900</text:p>
          </table:table-cell>
          <table:table-cell table:formula="of:=[.A89]/4*3" office:value-type="float" office:value="6675" calcext:value-type="float">
            <text:p>6675</text:p>
          </table:table-cell>
          <table:table-cell table:formula="of:=[.A89]*[.B89]" office:value-type="float" office:value="59407500" calcext:value-type="float">
            <text:p>59407500</text:p>
          </table:table-cell>
          <table:table-cell table:style-name="ce16" table:formula="of:=[.C89]/1000000" office:value-type="float" office:value="59.4075" calcext:value-type="float">
            <text:p>59.408</text:p>
          </table:table-cell>
          <table:table-cell table:style-name="ce18" table:formula="of:=(([.C89]/[.J$1])^(1/[.L$1]))-3" office:value-type="float" office:value="47.918576553956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89]+100" office:value-type="float" office:value="9000" calcext:value-type="float">
            <text:p>9000</text:p>
          </table:table-cell>
          <table:table-cell table:formula="of:=[.A90]/4*3" office:value-type="float" office:value="6750" calcext:value-type="float">
            <text:p>6750</text:p>
          </table:table-cell>
          <table:table-cell table:formula="of:=[.A90]*[.B90]" office:value-type="float" office:value="60750000" calcext:value-type="float">
            <text:p>60750000</text:p>
          </table:table-cell>
          <table:table-cell table:style-name="ce16" table:formula="of:=[.C90]/1000000" office:value-type="float" office:value="60.75" calcext:value-type="float">
            <text:p>60.750</text:p>
          </table:table-cell>
          <table:table-cell table:style-name="ce18" table:formula="of:=(([.C90]/[.J$1])^(1/[.L$1]))-3" office:value-type="float" office:value="48.2992784003009" calcext:value-type="float">
            <text:p>4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0]+100" office:value-type="float" office:value="9100" calcext:value-type="float">
            <text:p>9100</text:p>
          </table:table-cell>
          <table:table-cell table:formula="of:=[.A91]/4*3" office:value-type="float" office:value="6825" calcext:value-type="float">
            <text:p>6825</text:p>
          </table:table-cell>
          <table:table-cell table:formula="of:=[.A91]*[.B91]" office:value-type="float" office:value="62107500" calcext:value-type="float">
            <text:p>62107500</text:p>
          </table:table-cell>
          <table:table-cell table:style-name="ce16" table:formula="of:=[.C91]/1000000" office:value-type="float" office:value="62.1075" calcext:value-type="float">
            <text:p>62.108</text:p>
          </table:table-cell>
          <table:table-cell table:style-name="ce18" table:formula="of:=(([.C91]/[.J$1])^(1/[.L$1]))-3" office:value-type="float" office:value="48.67857281398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1]+100" office:value-type="float" office:value="9200" calcext:value-type="float">
            <text:p>9200</text:p>
          </table:table-cell>
          <table:table-cell table:formula="of:=[.A92]/4*3" office:value-type="float" office:value="6900" calcext:value-type="float">
            <text:p>6900</text:p>
          </table:table-cell>
          <table:table-cell table:formula="of:=[.A92]*[.B92]" office:value-type="float" office:value="63480000" calcext:value-type="float">
            <text:p>63480000</text:p>
          </table:table-cell>
          <table:table-cell table:style-name="ce16" table:formula="of:=[.C92]/1000000" office:value-type="float" office:value="63.48" calcext:value-type="float">
            <text:p>63.480</text:p>
          </table:table-cell>
          <table:table-cell table:style-name="ce18" table:formula="of:=(([.C92]/[.J$1])^(1/[.L$1]))-3" office:value-type="float" office:value="49.0564803798442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2]+100" office:value-type="float" office:value="9300" calcext:value-type="float">
            <text:p>9300</text:p>
          </table:table-cell>
          <table:table-cell table:formula="of:=[.A93]/4*3" office:value-type="float" office:value="6975" calcext:value-type="float">
            <text:p>6975</text:p>
          </table:table-cell>
          <table:table-cell table:formula="of:=[.A93]*[.B93]" office:value-type="float" office:value="64867500" calcext:value-type="float">
            <text:p>64867500</text:p>
          </table:table-cell>
          <table:table-cell table:style-name="ce16" table:formula="of:=[.C93]/1000000" office:value-type="float" office:value="64.8675" calcext:value-type="float">
            <text:p>64.868</text:p>
          </table:table-cell>
          <table:table-cell table:style-name="ce18" table:formula="of:=(([.C93]/[.J$1])^(1/[.L$1]))-3" office:value-type="float" office:value="49.4330211615446" calcext:value-type="float">
            <text:p>4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3]+100" office:value-type="float" office:value="9400" calcext:value-type="float">
            <text:p>9400</text:p>
          </table:table-cell>
          <table:table-cell table:formula="of:=[.A94]/4*3" office:value-type="float" office:value="7050" calcext:value-type="float">
            <text:p>7050</text:p>
          </table:table-cell>
          <table:table-cell table:formula="of:=[.A94]*[.B94]" office:value-type="float" office:value="66270000" calcext:value-type="float">
            <text:p>66270000</text:p>
          </table:table-cell>
          <table:table-cell table:style-name="ce16" table:formula="of:=[.C94]/1000000" office:value-type="float" office:value="66.27" calcext:value-type="float">
            <text:p>66.270</text:p>
          </table:table-cell>
          <table:table-cell table:style-name="ce18" table:formula="of:=(([.C94]/[.J$1])^(1/[.L$1]))-3" office:value-type="float" office:value="49.8082147202401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4]+100" office:value-type="float" office:value="9500" calcext:value-type="float">
            <text:p>9500</text:p>
          </table:table-cell>
          <table:table-cell table:formula="of:=[.A95]/4*3" office:value-type="float" office:value="7125" calcext:value-type="float">
            <text:p>7125</text:p>
          </table:table-cell>
          <table:table-cell table:formula="of:=[.A95]*[.B95]" office:value-type="float" office:value="67687500" calcext:value-type="float">
            <text:p>67687500</text:p>
          </table:table-cell>
          <table:table-cell table:style-name="ce16" table:formula="of:=[.C95]/1000000" office:value-type="float" office:value="67.6875" calcext:value-type="float">
            <text:p>67.688</text:p>
          </table:table-cell>
          <table:table-cell table:style-name="ce18" table:formula="of:=(([.C95]/[.J$1])^(1/[.L$1]))-3" office:value-type="float" office:value="50.1820801323568" calcext:value-type="float">
            <text:p>5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5]+100" office:value-type="float" office:value="9600" calcext:value-type="float">
            <text:p>9600</text:p>
          </table:table-cell>
          <table:table-cell table:formula="of:=[.A96]/4*3" office:value-type="float" office:value="7200" calcext:value-type="float">
            <text:p>7200</text:p>
          </table:table-cell>
          <table:table-cell table:formula="of:=[.A96]*[.B96]" office:value-type="float" office:value="69120000" calcext:value-type="float">
            <text:p>69120000</text:p>
          </table:table-cell>
          <table:table-cell table:style-name="ce16" table:formula="of:=[.C96]/1000000" office:value-type="float" office:value="69.12" calcext:value-type="float">
            <text:p>69.120</text:p>
          </table:table-cell>
          <table:table-cell table:style-name="ce18" table:formula="of:=(([.C96]/[.J$1])^(1/[.L$1]))-3" office:value-type="float" office:value="50.5546360065736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6]+100" office:value-type="float" office:value="9700" calcext:value-type="float">
            <text:p>9700</text:p>
          </table:table-cell>
          <table:table-cell table:formula="of:=[.A97]/4*3" office:value-type="float" office:value="7275" calcext:value-type="float">
            <text:p>7275</text:p>
          </table:table-cell>
          <table:table-cell table:formula="of:=[.A97]*[.B97]" office:value-type="float" office:value="70567500" calcext:value-type="float">
            <text:p>70567500</text:p>
          </table:table-cell>
          <table:table-cell table:style-name="ce16" table:formula="of:=[.C97]/1000000" office:value-type="float" office:value="70.5675" calcext:value-type="float">
            <text:p>70.568</text:p>
          </table:table-cell>
          <table:table-cell table:style-name="ce18" table:formula="of:=(([.C97]/[.J$1])^(1/[.L$1]))-3" office:value-type="float" office:value="50.9259005000357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7]+100" office:value-type="float" office:value="9800" calcext:value-type="float">
            <text:p>9800</text:p>
          </table:table-cell>
          <table:table-cell table:formula="of:=[.A98]/4*3" office:value-type="float" office:value="7350" calcext:value-type="float">
            <text:p>7350</text:p>
          </table:table-cell>
          <table:table-cell table:formula="of:=[.A98]*[.B98]" office:value-type="float" office:value="72030000" calcext:value-type="float">
            <text:p>72030000</text:p>
          </table:table-cell>
          <table:table-cell table:style-name="ce16" table:formula="of:=[.C98]/1000000" office:value-type="float" office:value="72.03" calcext:value-type="float">
            <text:p>72.030</text:p>
          </table:table-cell>
          <table:table-cell table:style-name="ce18" table:formula="of:=(([.C98]/[.J$1])^(1/[.L$1]))-3" office:value-type="float" office:value="51.2958913338464" calcext:value-type="float">
            <text:p>5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8]+100" office:value-type="float" office:value="9900" calcext:value-type="float">
            <text:p>9900</text:p>
          </table:table-cell>
          <table:table-cell table:formula="of:=[.A99]/4*3" office:value-type="float" office:value="7425" calcext:value-type="float">
            <text:p>7425</text:p>
          </table:table-cell>
          <table:table-cell table:formula="of:=[.A99]*[.B99]" office:value-type="float" office:value="73507500" calcext:value-type="float">
            <text:p>73507500</text:p>
          </table:table-cell>
          <table:table-cell table:style-name="ce16" table:formula="of:=[.C99]/1000000" office:value-type="float" office:value="73.5075" calcext:value-type="float">
            <text:p>73.508</text:p>
          </table:table-cell>
          <table:table-cell table:style-name="ce18" table:formula="of:=(([.C99]/[.J$1])^(1/[.L$1]))-3" office:value-type="float" office:value="51.6646258078737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99]+100" office:value-type="float" office:value="10000" calcext:value-type="float">
            <text:p>10000</text:p>
          </table:table-cell>
          <table:table-cell table:formula="of:=[.A100]/4*3" office:value-type="float" office:value="7500" calcext:value-type="float">
            <text:p>7500</text:p>
          </table:table-cell>
          <table:table-cell table:formula="of:=[.A100]*[.B100]" office:value-type="float" office:value="75000000" calcext:value-type="float">
            <text:p>75000000</text:p>
          </table:table-cell>
          <table:table-cell table:style-name="ce16" table:formula="of:=[.C100]/1000000" office:value-type="float" office:value="75" calcext:value-type="float">
            <text:p>75.000</text:p>
          </table:table-cell>
          <table:table-cell table:style-name="ce18" table:formula="of:=(([.C100]/[.J$1])^(1/[.L$1]))-3" office:value-type="float" office:value="52.0321208149104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0]+100" office:value-type="float" office:value="10100" calcext:value-type="float">
            <text:p>10100</text:p>
          </table:table-cell>
          <table:table-cell table:formula="of:=[.A101]/4*3" office:value-type="float" office:value="7575" calcext:value-type="float">
            <text:p>7575</text:p>
          </table:table-cell>
          <table:table-cell table:formula="of:=[.A101]*[.B101]" office:value-type="float" office:value="76507500" calcext:value-type="float">
            <text:p>76507500</text:p>
          </table:table-cell>
          <table:table-cell table:style-name="ce16" table:formula="of:=[.C101]/1000000" office:value-type="float" office:value="76.5075" calcext:value-type="float">
            <text:p>76.508</text:p>
          </table:table-cell>
          <table:table-cell table:style-name="ce18" table:formula="of:=(([.C101]/[.J$1])^(1/[.L$1]))-3" office:value-type="float" office:value="52.3983928542218" calcext:value-type="float">
            <text:p>5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1]+100" office:value-type="float" office:value="10200" calcext:value-type="float">
            <text:p>10200</text:p>
          </table:table-cell>
          <table:table-cell table:formula="of:=[.A102]/4*3" office:value-type="float" office:value="7650" calcext:value-type="float">
            <text:p>7650</text:p>
          </table:table-cell>
          <table:table-cell table:formula="of:=[.A102]*[.B102]" office:value-type="float" office:value="78030000" calcext:value-type="float">
            <text:p>78030000</text:p>
          </table:table-cell>
          <table:table-cell table:style-name="ce16" table:formula="of:=[.C102]/1000000" office:value-type="float" office:value="78.03" calcext:value-type="float">
            <text:p>78.030</text:p>
          </table:table-cell>
          <table:table-cell table:style-name="ce18" table:formula="of:=(([.C102]/[.J$1])^(1/[.L$1]))-3" office:value-type="float" office:value="52.7634580445123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2]+100" office:value-type="float" office:value="10300" calcext:value-type="float">
            <text:p>10300</text:p>
          </table:table-cell>
          <table:table-cell table:formula="of:=[.A103]/4*3" office:value-type="float" office:value="7725" calcext:value-type="float">
            <text:p>7725</text:p>
          </table:table-cell>
          <table:table-cell table:formula="of:=[.A103]*[.B103]" office:value-type="float" office:value="79567500" calcext:value-type="float">
            <text:p>79567500</text:p>
          </table:table-cell>
          <table:table-cell table:style-name="ce16" table:formula="of:=[.C103]/1000000" office:value-type="float" office:value="79.5675" calcext:value-type="float">
            <text:p>79.568</text:p>
          </table:table-cell>
          <table:table-cell table:style-name="ce18" table:formula="of:=(([.C103]/[.J$1])^(1/[.L$1]))-3" office:value-type="float" office:value="53.1273321363431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3]+100" office:value-type="float" office:value="10400" calcext:value-type="float">
            <text:p>10400</text:p>
          </table:table-cell>
          <table:table-cell table:formula="of:=[.A104]/4*3" office:value-type="float" office:value="7800" calcext:value-type="float">
            <text:p>7800</text:p>
          </table:table-cell>
          <table:table-cell table:formula="of:=[.A104]*[.B104]" office:value-type="float" office:value="81120000" calcext:value-type="float">
            <text:p>81120000</text:p>
          </table:table-cell>
          <table:table-cell table:style-name="ce16" table:formula="of:=[.C104]/1000000" office:value-type="float" office:value="81.12" calcext:value-type="float">
            <text:p>81.120</text:p>
          </table:table-cell>
          <table:table-cell table:style-name="ce18" table:formula="of:=(([.C104]/[.J$1])^(1/[.L$1]))-3" office:value-type="float" office:value="53.490030524027" calcext:value-type="float">
            <text:p>53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4]+100" office:value-type="float" office:value="10500" calcext:value-type="float">
            <text:p>10500</text:p>
          </table:table-cell>
          <table:table-cell table:formula="of:=[.A105]/4*3" office:value-type="float" office:value="7875" calcext:value-type="float">
            <text:p>7875</text:p>
          </table:table-cell>
          <table:table-cell table:formula="of:=[.A105]*[.B105]" office:value-type="float" office:value="82687500" calcext:value-type="float">
            <text:p>82687500</text:p>
          </table:table-cell>
          <table:table-cell table:style-name="ce16" table:formula="of:=[.C105]/1000000" office:value-type="float" office:value="82.6875" calcext:value-type="float">
            <text:p>82.688</text:p>
          </table:table-cell>
          <table:table-cell table:style-name="ce18" table:formula="of:=(([.C105]/[.J$1])^(1/[.L$1]))-3" office:value-type="float" office:value="53.8515682570297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5]+100" office:value-type="float" office:value="10600" calcext:value-type="float">
            <text:p>10600</text:p>
          </table:table-cell>
          <table:table-cell table:formula="of:=[.A106]/4*3" office:value-type="float" office:value="7950" calcext:value-type="float">
            <text:p>7950</text:p>
          </table:table-cell>
          <table:table-cell table:formula="of:=[.A106]*[.B106]" office:value-type="float" office:value="84270000" calcext:value-type="float">
            <text:p>84270000</text:p>
          </table:table-cell>
          <table:table-cell table:style-name="ce16" table:formula="of:=[.C106]/1000000" office:value-type="float" office:value="84.27" calcext:value-type="float">
            <text:p>84.270</text:p>
          </table:table-cell>
          <table:table-cell table:style-name="ce18" table:formula="of:=(([.C106]/[.J$1])^(1/[.L$1]))-3" office:value-type="float" office:value="54.2119600508998" calcext:value-type="float">
            <text:p>54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6]+100" office:value-type="float" office:value="10700" calcext:value-type="float">
            <text:p>10700</text:p>
          </table:table-cell>
          <table:table-cell table:formula="of:=[.A107]/4*3" office:value-type="float" office:value="8025" calcext:value-type="float">
            <text:p>8025</text:p>
          </table:table-cell>
          <table:table-cell table:formula="of:=[.A107]*[.B107]" office:value-type="float" office:value="85867500" calcext:value-type="float">
            <text:p>85867500</text:p>
          </table:table-cell>
          <table:table-cell table:style-name="ce16" table:formula="of:=[.C107]/1000000" office:value-type="float" office:value="85.8675" calcext:value-type="float">
            <text:p>85.868</text:p>
          </table:table-cell>
          <table:table-cell table:style-name="ce18" table:formula="of:=(([.C107]/[.J$1])^(1/[.L$1]))-3" office:value-type="float" office:value="54.5712202977541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7]+100" office:value-type="float" office:value="10800" calcext:value-type="float">
            <text:p>10800</text:p>
          </table:table-cell>
          <table:table-cell table:formula="of:=[.A108]/4*3" office:value-type="float" office:value="8100" calcext:value-type="float">
            <text:p>8100</text:p>
          </table:table-cell>
          <table:table-cell table:formula="of:=[.A108]*[.B108]" office:value-type="float" office:value="87480000" calcext:value-type="float">
            <text:p>87480000</text:p>
          </table:table-cell>
          <table:table-cell table:style-name="ce16" table:formula="of:=[.C108]/1000000" office:value-type="float" office:value="87.48" calcext:value-type="float">
            <text:p>87.480</text:p>
          </table:table-cell>
          <table:table-cell table:style-name="ce18" table:formula="of:=(([.C108]/[.J$1])^(1/[.L$1]))-3" office:value-type="float" office:value="54.9293630763378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8]+100" office:value-type="float" office:value="10900" calcext:value-type="float">
            <text:p>10900</text:p>
          </table:table-cell>
          <table:table-cell table:formula="of:=[.A109]/4*3" office:value-type="float" office:value="8175" calcext:value-type="float">
            <text:p>8175</text:p>
          </table:table-cell>
          <table:table-cell table:formula="of:=[.A109]*[.B109]" office:value-type="float" office:value="89107500" calcext:value-type="float">
            <text:p>89107500</text:p>
          </table:table-cell>
          <table:table-cell table:style-name="ce16" table:formula="of:=[.C109]/1000000" office:value-type="float" office:value="89.1075" calcext:value-type="float">
            <text:p>89.108</text:p>
          </table:table-cell>
          <table:table-cell table:style-name="ce18" table:formula="of:=(([.C109]/[.J$1])^(1/[.L$1]))-3" office:value-type="float" office:value="55.2864021616822" calcext:value-type="float">
            <text:p>55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09]+100" office:value-type="float" office:value="11000" calcext:value-type="float">
            <text:p>11000</text:p>
          </table:table-cell>
          <table:table-cell table:formula="of:=[.A110]/4*3" office:value-type="float" office:value="8250" calcext:value-type="float">
            <text:p>8250</text:p>
          </table:table-cell>
          <table:table-cell table:formula="of:=[.A110]*[.B110]" office:value-type="float" office:value="90750000" calcext:value-type="float">
            <text:p>90750000</text:p>
          </table:table-cell>
          <table:table-cell table:style-name="ce16" table:formula="of:=[.C110]/1000000" office:value-type="float" office:value="90.75" calcext:value-type="float">
            <text:p>90.750</text:p>
          </table:table-cell>
          <table:table-cell table:style-name="ce18" table:formula="of:=(([.C110]/[.J$1])^(1/[.L$1]))-3" office:value-type="float" office:value="55.6423510343789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0]+100" office:value-type="float" office:value="11100" calcext:value-type="float">
            <text:p>11100</text:p>
          </table:table-cell>
          <table:table-cell table:formula="of:=[.A111]/4*3" office:value-type="float" office:value="8325" calcext:value-type="float">
            <text:p>8325</text:p>
          </table:table-cell>
          <table:table-cell table:formula="of:=[.A111]*[.B111]" office:value-type="float" office:value="92407500" calcext:value-type="float">
            <text:p>92407500</text:p>
          </table:table-cell>
          <table:table-cell table:style-name="ce16" table:formula="of:=[.C111]/1000000" office:value-type="float" office:value="92.4075" calcext:value-type="float">
            <text:p>92.408</text:p>
          </table:table-cell>
          <table:table-cell table:style-name="ce18" table:formula="of:=(([.C111]/[.J$1])^(1/[.L$1]))-3" office:value-type="float" office:value="55.997222889489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1]+100" office:value-type="float" office:value="11200" calcext:value-type="float">
            <text:p>11200</text:p>
          </table:table-cell>
          <table:table-cell table:formula="of:=[.A112]/4*3" office:value-type="float" office:value="8400" calcext:value-type="float">
            <text:p>8400</text:p>
          </table:table-cell>
          <table:table-cell table:formula="of:=[.A112]*[.B112]" office:value-type="float" office:value="94080000" calcext:value-type="float">
            <text:p>94080000</text:p>
          </table:table-cell>
          <table:table-cell table:style-name="ce16" table:formula="of:=[.C112]/1000000" office:value-type="float" office:value="94.08" calcext:value-type="float">
            <text:p>94.080</text:p>
          </table:table-cell>
          <table:table-cell table:style-name="ce18" table:formula="of:=(([.C112]/[.J$1])^(1/[.L$1]))-3" office:value-type="float" office:value="56.3510306451063" calcext:value-type="float">
            <text:p>56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2]+100" office:value-type="float" office:value="11300" calcext:value-type="float">
            <text:p>11300</text:p>
          </table:table-cell>
          <table:table-cell table:formula="of:=[.A113]/4*3" office:value-type="float" office:value="8475" calcext:value-type="float">
            <text:p>8475</text:p>
          </table:table-cell>
          <table:table-cell table:formula="of:=[.A113]*[.B113]" office:value-type="float" office:value="95767500" calcext:value-type="float">
            <text:p>95767500</text:p>
          </table:table-cell>
          <table:table-cell table:style-name="ce16" table:formula="of:=[.C113]/1000000" office:value-type="float" office:value="95.7675" calcext:value-type="float">
            <text:p>95.768</text:p>
          </table:table-cell>
          <table:table-cell table:style-name="ce18" table:formula="of:=(([.C113]/[.J$1])^(1/[.L$1]))-3" office:value-type="float" office:value="56.703786950585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3]+100" office:value-type="float" office:value="11400" calcext:value-type="float">
            <text:p>11400</text:p>
          </table:table-cell>
          <table:table-cell table:formula="of:=[.A114]/4*3" office:value-type="float" office:value="8550" calcext:value-type="float">
            <text:p>8550</text:p>
          </table:table-cell>
          <table:table-cell table:formula="of:=[.A114]*[.B114]" office:value-type="float" office:value="97470000" calcext:value-type="float">
            <text:p>97470000</text:p>
          </table:table-cell>
          <table:table-cell table:style-name="ce16" table:formula="of:=[.C114]/1000000" office:value-type="float" office:value="97.47" calcext:value-type="float">
            <text:p>97.470</text:p>
          </table:table-cell>
          <table:table-cell table:style-name="ce18" table:formula="of:=(([.C114]/[.J$1])^(1/[.L$1]))-3" office:value-type="float" office:value="57.0555041944628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4]+100" office:value-type="float" office:value="11500" calcext:value-type="float">
            <text:p>11500</text:p>
          </table:table-cell>
          <table:table-cell table:formula="of:=[.A115]/4*3" office:value-type="float" office:value="8625" calcext:value-type="float">
            <text:p>8625</text:p>
          </table:table-cell>
          <table:table-cell table:formula="of:=[.A115]*[.B115]" office:value-type="float" office:value="99187500" calcext:value-type="float">
            <text:p>99187500</text:p>
          </table:table-cell>
          <table:table-cell table:style-name="ce16" table:formula="of:=[.C115]/1000000" office:value-type="float" office:value="99.1875" calcext:value-type="float">
            <text:p>99.188</text:p>
          </table:table-cell>
          <table:table-cell table:style-name="ce18" table:formula="of:=(([.C115]/[.J$1])^(1/[.L$1]))-3" office:value-type="float" office:value="57.4061945120669" calcext:value-type="float">
            <text:p>57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5]+100" office:value-type="float" office:value="11600" calcext:value-type="float">
            <text:p>11600</text:p>
          </table:table-cell>
          <table:table-cell table:formula="of:=[.A116]/4*3" office:value-type="float" office:value="8700" calcext:value-type="float">
            <text:p>8700</text:p>
          </table:table-cell>
          <table:table-cell table:formula="of:=[.A116]*[.B116]" office:value-type="float" office:value="100920000" calcext:value-type="float">
            <text:p>100920000</text:p>
          </table:table-cell>
          <table:table-cell table:style-name="ce16" table:formula="of:=[.C116]/1000000" office:value-type="float" office:value="100.92" calcext:value-type="float">
            <text:p>100.920</text:p>
          </table:table-cell>
          <table:table-cell table:style-name="ce18" table:formula="of:=(([.C116]/[.J$1])^(1/[.L$1]))-3" office:value-type="float" office:value="57.7558697928511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6]+100" office:value-type="float" office:value="11700" calcext:value-type="float">
            <text:p>11700</text:p>
          </table:table-cell>
          <table:table-cell table:formula="of:=[.A117]/4*3" office:value-type="float" office:value="8775" calcext:value-type="float">
            <text:p>8775</text:p>
          </table:table-cell>
          <table:table-cell table:formula="of:=[.A117]*[.B117]" office:value-type="float" office:value="102667500" calcext:value-type="float">
            <text:p>102667500</text:p>
          </table:table-cell>
          <table:table-cell table:style-name="ce16" table:formula="of:=[.C117]/1000000" office:value-type="float" office:value="102.6675" calcext:value-type="float">
            <text:p>102.668</text:p>
          </table:table-cell>
          <table:table-cell table:style-name="ce18" table:formula="of:=(([.C117]/[.J$1])^(1/[.L$1]))-3" office:value-type="float" office:value="58.1045416874478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7]+100" office:value-type="float" office:value="11800" calcext:value-type="float">
            <text:p>11800</text:p>
          </table:table-cell>
          <table:table-cell table:formula="of:=[.A118]/4*3" office:value-type="float" office:value="8850" calcext:value-type="float">
            <text:p>8850</text:p>
          </table:table-cell>
          <table:table-cell table:formula="of:=[.A118]*[.B118]" office:value-type="float" office:value="104430000" calcext:value-type="float">
            <text:p>104430000</text:p>
          </table:table-cell>
          <table:table-cell table:style-name="ce16" table:formula="of:=[.C118]/1000000" office:value-type="float" office:value="104.43" calcext:value-type="float">
            <text:p>104.430</text:p>
          </table:table-cell>
          <table:table-cell table:style-name="ce18" table:formula="of:=(([.C118]/[.J$1])^(1/[.L$1]))-3" office:value-type="float" office:value="58.452221614463" calcext:value-type="float">
            <text:p>58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8]+100" office:value-type="float" office:value="11900" calcext:value-type="float">
            <text:p>11900</text:p>
          </table:table-cell>
          <table:table-cell table:formula="of:=[.A119]/4*3" office:value-type="float" office:value="8925" calcext:value-type="float">
            <text:p>8925</text:p>
          </table:table-cell>
          <table:table-cell table:formula="of:=[.A119]*[.B119]" office:value-type="float" office:value="106207500" calcext:value-type="float">
            <text:p>106207500</text:p>
          </table:table-cell>
          <table:table-cell table:style-name="ce16" table:formula="of:=[.C119]/1000000" office:value-type="float" office:value="106.2075" calcext:value-type="float">
            <text:p>106.208</text:p>
          </table:table-cell>
          <table:table-cell table:style-name="ce18" table:formula="of:=(([.C119]/[.J$1])^(1/[.L$1]))-3" office:value-type="float" office:value="58.7989207670221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19]+100" office:value-type="float" office:value="12000" calcext:value-type="float">
            <text:p>12000</text:p>
          </table:table-cell>
          <table:table-cell table:formula="of:=[.A120]/4*3" office:value-type="float" office:value="9000" calcext:value-type="float">
            <text:p>9000</text:p>
          </table:table-cell>
          <table:table-cell table:formula="of:=[.A120]*[.B120]" office:value-type="float" office:value="108000000" calcext:value-type="float">
            <text:p>108000000</text:p>
          </table:table-cell>
          <table:table-cell table:style-name="ce16" table:formula="of:=[.C120]/1000000" office:value-type="float" office:value="108" calcext:value-type="float">
            <text:p>108.000</text:p>
          </table:table-cell>
          <table:table-cell table:style-name="ce18" table:formula="of:=(([.C120]/[.J$1])^(1/[.L$1]))-3" office:value-type="float" office:value="59.1446501190772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0]+100" office:value-type="float" office:value="12100" calcext:value-type="float">
            <text:p>12100</text:p>
          </table:table-cell>
          <table:table-cell table:formula="of:=[.A121]/4*3" office:value-type="float" office:value="9075" calcext:value-type="float">
            <text:p>9075</text:p>
          </table:table-cell>
          <table:table-cell table:formula="of:=[.A121]*[.B121]" office:value-type="float" office:value="109807500" calcext:value-type="float">
            <text:p>109807500</text:p>
          </table:table-cell>
          <table:table-cell table:style-name="ce16" table:formula="of:=[.C121]/1000000" office:value-type="float" office:value="109.8075" calcext:value-type="float">
            <text:p>109.808</text:p>
          </table:table-cell>
          <table:table-cell table:style-name="ce18" table:formula="of:=(([.C121]/[.J$1])^(1/[.L$1]))-3" office:value-type="float" office:value="59.4894204314869" calcext:value-type="float">
            <text:p>59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1]+100" office:value-type="float" office:value="12200" calcext:value-type="float">
            <text:p>12200</text:p>
          </table:table-cell>
          <table:table-cell table:formula="of:=[.A122]/4*3" office:value-type="float" office:value="9150" calcext:value-type="float">
            <text:p>9150</text:p>
          </table:table-cell>
          <table:table-cell table:formula="of:=[.A122]*[.B122]" office:value-type="float" office:value="111630000" calcext:value-type="float">
            <text:p>111630000</text:p>
          </table:table-cell>
          <table:table-cell table:style-name="ce16" table:formula="of:=[.C122]/1000000" office:value-type="float" office:value="111.63" calcext:value-type="float">
            <text:p>111.630</text:p>
          </table:table-cell>
          <table:table-cell table:style-name="ce18" table:formula="of:=(([.C122]/[.J$1])^(1/[.L$1]))-3" office:value-type="float" office:value="59.8332422578793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2]+100" office:value-type="float" office:value="12300" calcext:value-type="float">
            <text:p>12300</text:p>
          </table:table-cell>
          <table:table-cell table:formula="of:=[.A123]/4*3" office:value-type="float" office:value="9225" calcext:value-type="float">
            <text:p>9225</text:p>
          </table:table-cell>
          <table:table-cell table:formula="of:=[.A123]*[.B123]" office:value-type="float" office:value="113467500" calcext:value-type="float">
            <text:p>113467500</text:p>
          </table:table-cell>
          <table:table-cell table:style-name="ce16" table:formula="of:=[.C123]/1000000" office:value-type="float" office:value="113.4675" calcext:value-type="float">
            <text:p>113.468</text:p>
          </table:table-cell>
          <table:table-cell table:style-name="ce18" table:formula="of:=(([.C123]/[.J$1])^(1/[.L$1]))-3" office:value-type="float" office:value="60.1761259503058" calcext:value-type="float">
            <text:p>60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3]+100" office:value-type="float" office:value="12400" calcext:value-type="float">
            <text:p>12400</text:p>
          </table:table-cell>
          <table:table-cell table:formula="of:=[.A124]/4*3" office:value-type="float" office:value="9300" calcext:value-type="float">
            <text:p>9300</text:p>
          </table:table-cell>
          <table:table-cell table:formula="of:=[.A124]*[.B124]" office:value-type="float" office:value="115320000" calcext:value-type="float">
            <text:p>115320000</text:p>
          </table:table-cell>
          <table:table-cell table:style-name="ce16" table:formula="of:=[.C124]/1000000" office:value-type="float" office:value="115.32" calcext:value-type="float">
            <text:p>115.320</text:p>
          </table:table-cell>
          <table:table-cell table:style-name="ce18" table:formula="of:=(([.C124]/[.J$1])^(1/[.L$1]))-3" office:value-type="float" office:value="60.518081664697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4]+100" office:value-type="float" office:value="12500" calcext:value-type="float">
            <text:p>12500</text:p>
          </table:table-cell>
          <table:table-cell table:formula="of:=[.A125]/4*3" office:value-type="float" office:value="9375" calcext:value-type="float">
            <text:p>9375</text:p>
          </table:table-cell>
          <table:table-cell table:formula="of:=[.A125]*[.B125]" office:value-type="float" office:value="117187500" calcext:value-type="float">
            <text:p>117187500</text:p>
          </table:table-cell>
          <table:table-cell table:style-name="ce16" table:formula="of:=[.C125]/1000000" office:value-type="float" office:value="117.1875" calcext:value-type="float">
            <text:p>117.188</text:p>
          </table:table-cell>
          <table:table-cell table:style-name="ce18" table:formula="of:=(([.C125]/[.J$1])^(1/[.L$1]))-3" office:value-type="float" office:value="60.8591193661294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5]+100" office:value-type="float" office:value="12600" calcext:value-type="float">
            <text:p>12600</text:p>
          </table:table-cell>
          <table:table-cell table:formula="of:=[.A126]/4*3" office:value-type="float" office:value="9450" calcext:value-type="float">
            <text:p>9450</text:p>
          </table:table-cell>
          <table:table-cell table:formula="of:=[.A126]*[.B126]" office:value-type="float" office:value="119070000" calcext:value-type="float">
            <text:p>119070000</text:p>
          </table:table-cell>
          <table:table-cell table:style-name="ce16" table:formula="of:=[.C126]/1000000" office:value-type="float" office:value="119.07" calcext:value-type="float">
            <text:p>119.070</text:p>
          </table:table-cell>
          <table:table-cell table:style-name="ce18" table:formula="of:=(([.C126]/[.J$1])^(1/[.L$1]))-3" office:value-type="float" office:value="61.1992488339048" calcext:value-type="float">
            <text:p>61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6]+100" office:value-type="float" office:value="12700" calcext:value-type="float">
            <text:p>12700</text:p>
          </table:table-cell>
          <table:table-cell table:formula="of:=[.A127]/4*3" office:value-type="float" office:value="9525" calcext:value-type="float">
            <text:p>9525</text:p>
          </table:table-cell>
          <table:table-cell table:formula="of:=[.A127]*[.B127]" office:value-type="float" office:value="120967500" calcext:value-type="float">
            <text:p>120967500</text:p>
          </table:table-cell>
          <table:table-cell table:style-name="ce16" table:formula="of:=[.C127]/1000000" office:value-type="float" office:value="120.9675" calcext:value-type="float">
            <text:p>120.968</text:p>
          </table:table-cell>
          <table:table-cell table:style-name="ce18" table:formula="of:=(([.C127]/[.J$1])^(1/[.L$1]))-3" office:value-type="float" office:value="61.5384796664619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7]+100" office:value-type="float" office:value="12800" calcext:value-type="float">
            <text:p>12800</text:p>
          </table:table-cell>
          <table:table-cell table:formula="of:=[.A128]/4*3" office:value-type="float" office:value="9600" calcext:value-type="float">
            <text:p>9600</text:p>
          </table:table-cell>
          <table:table-cell table:formula="of:=[.A128]*[.B128]" office:value-type="float" office:value="122880000" calcext:value-type="float">
            <text:p>122880000</text:p>
          </table:table-cell>
          <table:table-cell table:style-name="ce16" table:formula="of:=[.C128]/1000000" office:value-type="float" office:value="122.88" calcext:value-type="float">
            <text:p>122.880</text:p>
          </table:table-cell>
          <table:table-cell table:style-name="ce18" table:formula="of:=(([.C128]/[.J$1])^(1/[.L$1]))-3" office:value-type="float" office:value="61.8768212861163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8]+100" office:value-type="float" office:value="12900" calcext:value-type="float">
            <text:p>12900</text:p>
          </table:table-cell>
          <table:table-cell table:formula="of:=[.A129]/4*3" office:value-type="float" office:value="9675" calcext:value-type="float">
            <text:p>9675</text:p>
          </table:table-cell>
          <table:table-cell table:formula="of:=[.A129]*[.B129]" office:value-type="float" office:value="124807500" calcext:value-type="float">
            <text:p>124807500</text:p>
          </table:table-cell>
          <table:table-cell table:style-name="ce16" table:formula="of:=[.C129]/1000000" office:value-type="float" office:value="124.8075" calcext:value-type="float">
            <text:p>124.808</text:p>
          </table:table-cell>
          <table:table-cell table:style-name="ce18" table:formula="of:=(([.C129]/[.J$1])^(1/[.L$1]))-3" office:value-type="float" office:value="62.2142829436406" calcext:value-type="float">
            <text:p>62</text:p>
          </table:table-cell>
          <table:table-cell table:style-name="ce20"/>
          <table:table-cell table:number-columns-repeated="6"/>
        </table:table-row>
        <table:table-row table:style-name="ro1">
          <table:table-cell table:formula="of:=[.A129]+100" office:value-type="float" office:value="13000" calcext:value-type="float">
            <text:p>13000</text:p>
          </table:table-cell>
          <table:table-cell table:formula="of:=[.A130]/4*3" office:value-type="float" office:value="9750" calcext:value-type="float">
            <text:p>9750</text:p>
          </table:table-cell>
          <table:table-cell table:formula="of:=[.A130]*[.B130]" office:value-type="float" office:value="126750000" calcext:value-type="float">
            <text:p>126750000</text:p>
          </table:table-cell>
          <table:table-cell table:style-name="ce16" table:formula="of:=[.C130]/1000000" office:value-type="float" office:value="126.75" calcext:value-type="float">
            <text:p>126.750</text:p>
          </table:table-cell>
          <table:table-cell table:style-name="ce18" table:formula="of:=(([.C130]/[.J$1])^(1/[.L$1]))-3" office:value-type="float" office:value="62.5508737226922" calcext:value-type="float">
            <text:p>63</text:p>
          </table:table-cell>
          <table:table-cell table:style-name="ce20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8"/>
          <table:table-cell table:style-name="ce20"/>
          <table:table-cell table:number-columns-repeated="6"/>
        </table:table-row>
        <table:table-row table:style-name="ro1" table:number-rows-repeated="104844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agnitude2" table:style-name="ta1">
        <table:shapes>
          <draw:frame draw:z-index="0" draw:style-name="gr1" draw:text-style-name="P1" svg:width="20.69cm" svg:height="11.647cm" svg:x="19.881cm" svg:y="3.029cm">
            <draw:object draw:notify-on-update-of-ranges="Magnitude2.D1:Magnitude2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default-cell-style-name="ce16"/>
        <table:table-column table:style-name="co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18" table:formula="of:=[.A1]+((1200/[.F$5])+(SQRT([.A1])))" office:value-type="float" office:value="191.4573068986" calcext:value-type="float">
            <text:p>191</text:p>
          </table:table-cell>
          <table:table-cell table:formula="of:=INT([.A2]/3*2)" office:value-type="float" office:value="127" calcext:value-type="float">
            <text:p>127</text:p>
          </table:table-cell>
          <table:table-cell table:style-name="ce18" table:formula="of:=[.A2]*[.B2]" office:value-type="float" office:value="24315.0779761223" calcext:value-type="float">
            <text:p>24,315</text:p>
          </table:table-cell>
          <table:table-cell table:style-name="ce30" table:formula="of:=[.C2]/1000000" office:value-type="float" office:value="0.0243150779761223" calcext:value-type="float">
            <text:p>0.0243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style-name="ce18" table:formula="of:=[.A2]+((1200/[.F$5])+(SQRT([.A2])))" office:value-type="float" office:value="329.005456957444" calcext:value-type="float">
            <text:p>329</text:p>
          </table:table-cell>
          <table:table-cell table:formula="of:=INT([.A3]/3*2)" office:value-type="float" office:value="219" calcext:value-type="float">
            <text:p>219</text:p>
          </table:table-cell>
          <table:table-cell table:style-name="ce18" table:formula="of:=[.A3]*[.B3]" office:value-type="float" office:value="72052.1950736801" calcext:value-type="float">
            <text:p>72,052</text:p>
          </table:table-cell>
          <table:table-cell table:style-name="ce30" table:formula="of:=[.C3]/1000000" office:value-type="float" office:value="0.0720521950736801" calcext:value-type="float">
            <text:p>0.07205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table:formula="of:=[.A3]+((1200/[.F$5])+(SQRT([.A3])))" office:value-type="float" office:value="470.855304736124" calcext:value-type="float">
            <text:p>471</text:p>
          </table:table-cell>
          <table:table-cell table:formula="of:=INT([.A4]/3*2)" office:value-type="float" office:value="313" calcext:value-type="float">
            <text:p>313</text:p>
          </table:table-cell>
          <table:table-cell table:style-name="ce18" table:formula="of:=[.A4]*[.B4]" office:value-type="float" office:value="147377.710382407" calcext:value-type="float">
            <text:p>147,378</text:p>
          </table:table-cell>
          <table:table-cell table:style-name="ce30" table:formula="of:=[.C4]/1000000" office:value-type="float" office:value="0.147377710382407" calcext:value-type="float">
            <text:p>0.14738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6.26584549754" calcext:value-type="float">
            <text:p>616</text:p>
          </table:table-cell>
          <table:table-cell table:formula="of:=INT([.A5]/3*2)" office:value-type="float" office:value="410" calcext:value-type="float">
            <text:p>410</text:p>
          </table:table-cell>
          <table:table-cell table:style-name="ce18" table:formula="of:=[.A5]*[.B5]" office:value-type="float" office:value="252668.996653991" calcext:value-type="float">
            <text:p>252,669</text:p>
          </table:table-cell>
          <table:table-cell table:style-name="ce30" table:formula="of:=[.C5]/1000000" office:value-type="float" office:value="0.252668996653991" calcext:value-type="float">
            <text:p>0.25267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33" table:formula="of:=[.D64]" office:value-type="float" office:value="99.7578140331173" calcext:value-type="float">
            <text:p>99.75781</text:p>
          </table:table-cell>
        </table:table-row>
        <table:table-row table:style-name="ro1">
          <table:table-cell table:style-name="ce18" table:formula="of:=[.A5]+((1200/[.F$5])+(SQRT([.A5])))" office:value-type="float" office:value="764.801888028175" calcext:value-type="float">
            <text:p>765</text:p>
          </table:table-cell>
          <table:table-cell table:formula="of:=INT([.A6]/3*2)" office:value-type="float" office:value="509" calcext:value-type="float">
            <text:p>509</text:p>
          </table:table-cell>
          <table:table-cell table:style-name="ce18" table:formula="of:=[.A6]*[.B6]" office:value-type="float" office:value="389284.161006341" calcext:value-type="float">
            <text:p>389,284</text:p>
          </table:table-cell>
          <table:table-cell table:style-name="ce30" table:formula="of:=[.C6]/1000000" office:value-type="float" office:value="0.389284161006341" calcext:value-type="float">
            <text:p>0.38928</text:p>
          </table:table-cell>
          <table:table-cell table:number-columns-repeated="3"/>
        </table:table-row>
        <table:table-row table:style-name="ro1">
          <table:table-cell table:style-name="ce18" table:formula="of:=[.A6]+((1200/[.F$5])+(SQRT([.A6])))" office:value-type="float" office:value="916.168279997613" calcext:value-type="float">
            <text:p>916</text:p>
          </table:table-cell>
          <table:table-cell table:formula="of:=INT([.A7]/3*2)" office:value-type="float" office:value="610" calcext:value-type="float">
            <text:p>610</text:p>
          </table:table-cell>
          <table:table-cell table:style-name="ce18" table:formula="of:=[.A7]*[.B7]" office:value-type="float" office:value="558862.650798544" calcext:value-type="float">
            <text:p>558,863</text:p>
          </table:table-cell>
          <table:table-cell table:style-name="ce30" table:formula="of:=[.C7]/1000000" office:value-type="float" office:value="0.558862650798544" calcext:value-type="float">
            <text:p>0.55886</text:p>
          </table:table-cell>
          <table:table-cell table:number-columns-repeated="3"/>
        </table:table-row>
        <table:table-row table:style-name="ro1">
          <table:table-cell table:style-name="ce18" table:formula="of:=[.A7]+((1200/[.F$5])+(SQRT([.A7])))" office:value-type="float" office:value="1070.14789204078" calcext:value-type="float">
            <text:p>1,070</text:p>
          </table:table-cell>
          <table:table-cell table:formula="of:=INT([.A8]/3*2)" office:value-type="float" office:value="713" calcext:value-type="float">
            <text:p>713</text:p>
          </table:table-cell>
          <table:table-cell table:style-name="ce18" table:formula="of:=[.A8]*[.B8]" office:value-type="float" office:value="763015.447025079" calcext:value-type="float">
            <text:p>763,015</text:p>
          </table:table-cell>
          <table:table-cell table:style-name="ce30" table:formula="of:=[.C8]/1000000" office:value-type="float" office:value="0.763015447025079" calcext:value-type="float">
            <text:p>0.76302</text:p>
          </table:table-cell>
          <table:table-cell table:number-columns-repeated="3"/>
        </table:table-row>
        <table:table-row table:style-name="ro1">
          <table:table-cell table:style-name="ce18" table:formula="of:=[.A8]+((1200/[.F$5])+(SQRT([.A8])))" office:value-type="float" office:value="1226.57234723226" calcext:value-type="float">
            <text:p>1,227</text:p>
          </table:table-cell>
          <table:table-cell table:formula="of:=INT([.A9]/3*2)" office:value-type="float" office:value="817" calcext:value-type="float">
            <text:p>817</text:p>
          </table:table-cell>
          <table:table-cell table:style-name="ce18" table:formula="of:=[.A9]*[.B9]" office:value-type="float" office:value="1002109.60768876" calcext:value-type="float">
            <text:p>1,002,110</text:p>
          </table:table-cell>
          <table:table-cell table:style-name="ce30" table:formula="of:=[.C9]/1000000" office:value-type="float" office:value="1.00210960768876" calcext:value-type="float">
            <text:p>1.00211</text:p>
          </table:table-cell>
          <table:table-cell table:number-columns-repeated="3"/>
        </table:table-row>
        <table:table-row table:style-name="ro1">
          <table:table-cell table:style-name="ce18" table:formula="of:=[.A9]+((1200/[.F$5])+(SQRT([.A9])))" office:value-type="float" office:value="1385.30614233858" calcext:value-type="float">
            <text:p>1,385</text:p>
          </table:table-cell>
          <table:table-cell table:formula="of:=INT([.A10]/3*2)" office:value-type="float" office:value="923" calcext:value-type="float">
            <text:p>923</text:p>
          </table:table-cell>
          <table:table-cell table:style-name="ce18" table:formula="of:=[.A10]*[.B10]" office:value-type="float" office:value="1278637.56937851" calcext:value-type="float">
            <text:p>1,278,638</text:p>
          </table:table-cell>
          <table:table-cell table:style-name="ce30" table:formula="of:=[.C10]/1000000" office:value-type="float" office:value="1.27863756937851" calcext:value-type="float">
            <text:p>1.27864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46.23718354221" calcext:value-type="float">
            <text:p>1,546</text:p>
          </table:table-cell>
          <table:table-cell table:formula="of:=INT([.A11]/3*2)" office:value-type="float" office:value="1030" calcext:value-type="float">
            <text:p>1030</text:p>
          </table:table-cell>
          <table:table-cell table:style-name="ce18" table:formula="of:=[.A11]*[.B11]" office:value-type="float" office:value="1592624.29904847" calcext:value-type="float">
            <text:p>1,592,624</text:p>
          </table:table-cell>
          <table:table-cell table:style-name="ce30" table:formula="of:=[.C11]/1000000" office:value-type="float" office:value="1.59262429904847" calcext:value-type="float">
            <text:p>1.59262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09.27074626368" calcext:value-type="float">
            <text:p>1,709</text:p>
          </table:table-cell>
          <table:table-cell table:formula="of:=INT([.A12]/3*2)" office:value-type="float" office:value="1139" calcext:value-type="float">
            <text:p>1139</text:p>
          </table:table-cell>
          <table:table-cell table:style-name="ce18" table:formula="of:=[.A12]*[.B12]" office:value-type="float" office:value="1946859.37999434" calcext:value-type="float">
            <text:p>1,946,859</text:p>
          </table:table-cell>
          <table:table-cell table:style-name="ce30" table:formula="of:=[.C12]/1000000" office:value-type="float" office:value="1.94685937999434" calcext:value-type="float">
            <text:p>1.94686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74.32541418141" calcext:value-type="float">
            <text:p>1,874</text:p>
          </table:table-cell>
          <table:table-cell table:formula="of:=INT([.A13]/3*2)" office:value-type="float" office:value="1249" calcext:value-type="float">
            <text:p>1249</text:p>
          </table:table-cell>
          <table:table-cell table:style-name="ce18" table:formula="of:=[.A13]*[.B13]" office:value-type="float" office:value="2341032.44231258" calcext:value-type="float">
            <text:p>2,341,032</text:p>
          </table:table-cell>
          <table:table-cell table:style-name="ce30" table:formula="of:=[.C13]/1000000" office:value-type="float" office:value="2.34103244231258" calcext:value-type="float">
            <text:p>2.34103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41.33023442999" calcext:value-type="float">
            <text:p>2,041</text:p>
          </table:table-cell>
          <table:table-cell table:formula="of:=INT([.A14]/3*2)" office:value-type="float" office:value="1360" calcext:value-type="float">
            <text:p>1360</text:p>
          </table:table-cell>
          <table:table-cell table:style-name="ce18" table:formula="of:=[.A14]*[.B14]" office:value-type="float" office:value="2776209.11882479" calcext:value-type="float">
            <text:p>2,776,209</text:p>
          </table:table-cell>
          <table:table-cell table:style-name="ce30" table:formula="of:=[.C14]/1000000" office:value-type="float" office:value="2.77620911882479" calcext:value-type="float">
            <text:p>2.77621</text:p>
          </table:table-cell>
          <table:table-cell table:number-columns-repeated="3"/>
        </table:table-row>
        <table:table-row table:style-name="ro1">
          <table:table-cell table:style-name="ce18" table:formula="of:=[.A14]+((1200/[.F$5])+(SQRT([.A14])))" office:value-type="float" office:value="2210.22265734155" calcext:value-type="float">
            <text:p>2,210</text:p>
          </table:table-cell>
          <table:table-cell table:formula="of:=INT([.A15]/3*2)" office:value-type="float" office:value="1473" calcext:value-type="float">
            <text:p>1473</text:p>
          </table:table-cell>
          <table:table-cell table:style-name="ce18" table:formula="of:=[.A15]*[.B15]" office:value-type="float" office:value="3255657.97426411" calcext:value-type="float">
            <text:p>3,255,658</text:p>
          </table:table-cell>
          <table:table-cell table:style-name="ce30" table:formula="of:=[.C15]/1000000" office:value-type="float" office:value="3.25565797426411" calcext:value-type="float">
            <text:p>3.25566</text:p>
          </table:table-cell>
          <table:table-cell table:number-columns-repeated="3"/>
        </table:table-row>
        <table:table-row table:style-name="ro1">
          <table:table-cell table:style-name="ce18" table:formula="of:=[.A15]+((1200/[.F$5])+(SQRT([.A15])))" office:value-type="float" office:value="2380.94700274142" calcext:value-type="float">
            <text:p>2,381</text:p>
          </table:table-cell>
          <table:table-cell table:formula="of:=INT([.A16]/3*2)" office:value-type="float" office:value="1587" calcext:value-type="float">
            <text:p>1587</text:p>
          </table:table-cell>
          <table:table-cell table:style-name="ce18" table:formula="of:=[.A16]*[.B16]" office:value-type="float" office:value="3778562.89335064" calcext:value-type="float">
            <text:p>3,778,563</text:p>
          </table:table-cell>
          <table:table-cell table:style-name="ce30" table:formula="of:=[.C16]/1000000" office:value-type="float" office:value="3.77856289335064" calcext:value-type="float">
            <text:p>3.77856</text:p>
          </table:table-cell>
          <table:table-cell table:number-columns-repeated="3"/>
        </table:table-row>
        <table:table-row table:style-name="ro1">
          <table:table-cell table:style-name="ce18" table:formula="of:=[.A16]+((1200/[.F$5])+(SQRT([.A16])))" office:value-type="float" office:value="2553.45329148474" calcext:value-type="float">
            <text:p>2,553</text:p>
          </table:table-cell>
          <table:table-cell table:formula="of:=INT([.A17]/3*2)" office:value-type="float" office:value="1702" calcext:value-type="float">
            <text:p>1702</text:p>
          </table:table-cell>
          <table:table-cell table:style-name="ce18" table:formula="of:=[.A17]*[.B17]" office:value-type="float" office:value="4345977.50210703" calcext:value-type="float">
            <text:p>4,345,978</text:p>
          </table:table-cell>
          <table:table-cell table:style-name="ce30" table:formula="of:=[.C17]/1000000" office:value-type="float" office:value="4.34597750210703" calcext:value-type="float">
            <text:p>4.34598</text:p>
          </table:table-cell>
          <table:table-cell table:number-columns-repeated="3"/>
        </table:table-row>
        <table:table-row table:style-name="ro1">
          <table:table-cell table:style-name="ce18" table:formula="of:=[.A17]+((1200/[.F$5])+(SQRT([.A17])))" office:value-type="float" office:value="2727.69633749515" calcext:value-type="float">
            <text:p>2,728</text:p>
          </table:table-cell>
          <table:table-cell table:formula="of:=INT([.A18]/3*2)" office:value-type="float" office:value="1818" calcext:value-type="float">
            <text:p>1818</text:p>
          </table:table-cell>
          <table:table-cell table:style-name="ce18" table:formula="of:=[.A18]*[.B18]" office:value-type="float" office:value="4958951.94156619" calcext:value-type="float">
            <text:p>4,958,952</text:p>
          </table:table-cell>
          <table:table-cell table:style-name="ce30" table:formula="of:=[.C18]/1000000" office:value-type="float" office:value="4.95895194156619" calcext:value-type="float">
            <text:p>4.95895</text:p>
          </table:table-cell>
          <table:table-cell table:number-columns-repeated="3"/>
        </table:table-row>
        <table:table-row table:style-name="ro1">
          <table:table-cell table:style-name="ce18" table:formula="of:=[.A18]+((1200/[.F$5])+(SQRT([.A18])))" office:value-type="float" office:value="2903.63503008967" calcext:value-type="float">
            <text:p>2,904</text:p>
          </table:table-cell>
          <table:table-cell table:formula="of:=INT([.A19]/3*2)" office:value-type="float" office:value="1935" calcext:value-type="float">
            <text:p>1935</text:p>
          </table:table-cell>
          <table:table-cell table:style-name="ce18" table:formula="of:=[.A19]*[.B19]" office:value-type="float" office:value="5618533.78322351" calcext:value-type="float">
            <text:p>5,618,534</text:p>
          </table:table-cell>
          <table:table-cell table:style-name="ce30" table:formula="of:=[.C19]/1000000" office:value-type="float" office:value="5.61853378322352" calcext:value-type="float">
            <text:p>5.61853</text:p>
          </table:table-cell>
          <table:table-cell table:number-columns-repeated="3"/>
        </table:table-row>
        <table:table-row table:style-name="ro1">
          <table:table-cell table:style-name="ce18" table:formula="of:=[.A19]+((1200/[.F$5])+(SQRT([.A19])))" office:value-type="float" office:value="3081.23175820473" calcext:value-type="float">
            <text:p>3,081</text:p>
          </table:table-cell>
          <table:table-cell table:formula="of:=INT([.A20]/3*2)" office:value-type="float" office:value="2054" calcext:value-type="float">
            <text:p>2054</text:p>
          </table:table-cell>
          <table:table-cell table:style-name="ce18" table:formula="of:=[.A20]*[.B20]" office:value-type="float" office:value="6328850.03135252" calcext:value-type="float">
            <text:p>6,328,850</text:p>
          </table:table-cell>
          <table:table-cell table:style-name="ce30" table:formula="of:=[.C20]/1000000" office:value-type="float" office:value="6.32885003135252" calcext:value-type="float">
            <text:p>6.32885</text:p>
          </table:table-cell>
          <table:table-cell table:number-columns-repeated="3"/>
        </table:table-row>
        <table:table-row table:style-name="ro1">
          <table:table-cell table:style-name="ce18" table:formula="of:=[.A20]+((1200/[.F$5])+(SQRT([.A20])))" office:value-type="float" office:value="3260.45194237478" calcext:value-type="float">
            <text:p>3,260</text:p>
          </table:table-cell>
          <table:table-cell table:formula="of:=INT([.A21]/3*2)" office:value-type="float" office:value="2173" calcext:value-type="float">
            <text:p>2173</text:p>
          </table:table-cell>
          <table:table-cell table:style-name="ce18" table:formula="of:=[.A21]*[.B21]" office:value-type="float" office:value="7084962.0707804" calcext:value-type="float">
            <text:p>7,084,962</text:p>
          </table:table-cell>
          <table:table-cell table:style-name="ce30" table:formula="of:=[.C21]/1000000" office:value-type="float" office:value="7.0849620707804" calcext:value-type="float">
            <text:p>7.08496</text:p>
          </table:table-cell>
          <table:table-cell table:number-columns-repeated="3"/>
        </table:table-row>
        <table:table-row table:style-name="ro1">
          <table:table-cell table:style-name="ce18" table:formula="of:=[.A21]+((1200/[.F$5])+(SQRT([.A21])))" office:value-type="float" office:value="3441.26364985102" calcext:value-type="float">
            <text:p>3,441</text:p>
          </table:table-cell>
          <table:table-cell table:formula="of:=INT([.A22]/3*2)" office:value-type="float" office:value="2294" calcext:value-type="float">
            <text:p>2294</text:p>
          </table:table-cell>
          <table:table-cell table:style-name="ce18" table:formula="of:=[.A22]*[.B22]" office:value-type="float" office:value="7894258.81275824" calcext:value-type="float">
            <text:p>7,894,259</text:p>
          </table:table-cell>
          <table:table-cell table:style-name="ce30" table:formula="of:=[.C22]/1000000" office:value-type="float" office:value="7.89425881275824" calcext:value-type="float">
            <text:p>7.89426</text:p>
          </table:table-cell>
          <table:table-cell table:number-columns-repeated="3"/>
        </table:table-row>
        <table:table-row table:style-name="ro1">
          <table:table-cell table:style-name="ce18" table:formula="of:=[.A22]+((1200/[.F$5])+(SQRT([.A22])))" office:value-type="float" office:value="3623.63727478812" calcext:value-type="float">
            <text:p>3,624</text:p>
          </table:table-cell>
          <table:table-cell table:formula="of:=INT([.A23]/3*2)" office:value-type="float" office:value="2415" calcext:value-type="float">
            <text:p>2415</text:p>
          </table:table-cell>
          <table:table-cell table:style-name="ce18" table:formula="of:=[.A23]*[.B23]" office:value-type="float" office:value="8751084.01861331" calcext:value-type="float">
            <text:p>8,751,084</text:p>
          </table:table-cell>
          <table:table-cell table:style-name="ce30" table:formula="of:=[.C23]/1000000" office:value-type="float" office:value="8.75108401861331" calcext:value-type="float">
            <text:p>8.75108</text:p>
          </table:table-cell>
          <table:table-cell table:number-columns-repeated="3"/>
        </table:table-row>
        <table:table-row table:style-name="ro1">
          <table:table-cell table:style-name="ce18" table:formula="of:=[.A23]+((1200/[.F$5])+(SQRT([.A23])))" office:value-type="float" office:value="3807.54527000759" calcext:value-type="float">
            <text:p>3,808</text:p>
          </table:table-cell>
          <table:table-cell table:formula="of:=INT([.A24]/3*2)" office:value-type="float" office:value="2538" calcext:value-type="float">
            <text:p>2538</text:p>
          </table:table-cell>
          <table:table-cell table:style-name="ce18" table:formula="of:=[.A24]*[.B24]" office:value-type="float" office:value="9663549.89527926" calcext:value-type="float">
            <text:p>9,663,550</text:p>
          </table:table-cell>
          <table:table-cell table:style-name="ce30" table:formula="of:=[.C24]/1000000" office:value-type="float" office:value="9.66354989527926" calcext:value-type="float">
            <text:p>9.66355</text:p>
          </table:table-cell>
          <table:table-cell table:number-columns-repeated="3"/>
        </table:table-row>
        <table:table-row table:style-name="ro1">
          <table:table-cell table:style-name="ce18" table:formula="of:=[.A24]+((1200/[.F$5])+(SQRT([.A24])))" office:value-type="float" office:value="3992.96192011501" calcext:value-type="float">
            <text:p>3,993</text:p>
          </table:table-cell>
          <table:table-cell table:formula="of:=INT([.A25]/3*2)" office:value-type="float" office:value="2661" calcext:value-type="float">
            <text:p>2661</text:p>
          </table:table-cell>
          <table:table-cell table:style-name="ce18" table:formula="of:=[.A25]*[.B25]" office:value-type="float" office:value="10625271.669426" calcext:value-type="float">
            <text:p>10,625,272</text:p>
          </table:table-cell>
          <table:table-cell table:style-name="ce30" table:formula="of:=[.C25]/1000000" office:value-type="float" office:value="10.625271669426" calcext:value-type="float">
            <text:p>10.62527</text:p>
          </table:table-cell>
          <table:table-cell table:number-columns-repeated="3"/>
        </table:table-row>
        <table:table-row table:style-name="ro1">
          <table:table-cell table:style-name="ce18" table:formula="of:=[.A25]+((1200/[.F$5])+(SQRT([.A25])))" office:value-type="float" office:value="4179.86314812071" calcext:value-type="float">
            <text:p>4,180</text:p>
          </table:table-cell>
          <table:table-cell table:formula="of:=INT([.A26]/3*2)" office:value-type="float" office:value="2786" calcext:value-type="float">
            <text:p>2786</text:p>
          </table:table-cell>
          <table:table-cell table:style-name="ce18" table:formula="of:=[.A26]*[.B26]" office:value-type="float" office:value="11645098.7306643" calcext:value-type="float">
            <text:p>11,645,099</text:p>
          </table:table-cell>
          <table:table-cell table:style-name="ce30" table:formula="of:=[.C26]/1000000" office:value-type="float" office:value="11.6450987306643" calcext:value-type="float">
            <text:p>11.64510</text:p>
          </table:table-cell>
          <table:table-cell table:number-columns-repeated="3"/>
        </table:table-row>
        <table:table-row table:style-name="ro1">
          <table:table-cell table:style-name="ce18" table:formula="of:=[.A26]+((1200/[.F$5])+(SQRT([.A26])))" office:value-type="float" office:value="4368.22634946113" calcext:value-type="float">
            <text:p>4,368</text:p>
          </table:table-cell>
          <table:table-cell table:formula="of:=INT([.A27]/3*2)" office:value-type="float" office:value="2912" calcext:value-type="float">
            <text:p>2912</text:p>
          </table:table-cell>
          <table:table-cell table:style-name="ce18" table:formula="of:=[.A27]*[.B27]" office:value-type="float" office:value="12720275.1296308" calcext:value-type="float">
            <text:p>12,720,275</text:p>
          </table:table-cell>
          <table:table-cell table:style-name="ce30" table:formula="of:=[.C27]/1000000" office:value-type="float" office:value="12.7202751296308" calcext:value-type="float">
            <text:p>12.72028</text:p>
          </table:table-cell>
          <table:table-cell table:number-columns-repeated="3"/>
        </table:table-row>
        <table:table-row table:style-name="ro1">
          <table:table-cell table:style-name="ce18" table:formula="of:=[.A27]+((1200/[.F$5])+(SQRT([.A27])))" office:value-type="float" office:value="4558.03024862414" calcext:value-type="float">
            <text:p>4,558</text:p>
          </table:table-cell>
          <table:table-cell table:formula="of:=INT([.A28]/3*2)" office:value-type="float" office:value="3038" calcext:value-type="float">
            <text:p>3038</text:p>
          </table:table-cell>
          <table:table-cell table:style-name="ce18" table:formula="of:=[.A28]*[.B28]" office:value-type="float" office:value="13847295.8953201" calcext:value-type="float">
            <text:p>13,847,296</text:p>
          </table:table-cell>
          <table:table-cell table:style-name="ce30" table:formula="of:=[.C28]/1000000" office:value-type="float" office:value="13.8472958953201" calcext:value-type="float">
            <text:p>13.84730</text:p>
          </table:table-cell>
          <table:table-cell table:number-columns-repeated="3"/>
        </table:table-row>
        <table:table-row table:style-name="ro1">
          <table:table-cell table:style-name="ce18" table:formula="of:=[.A28]+((1200/[.F$5])+(SQRT([.A28])))" office:value-type="float" office:value="4749.25477456929" calcext:value-type="float">
            <text:p>4,749</text:p>
          </table:table-cell>
          <table:table-cell table:formula="of:=INT([.A29]/3*2)" office:value-type="float" office:value="3166" calcext:value-type="float">
            <text:p>3166</text:p>
          </table:table-cell>
          <table:table-cell table:style-name="ce18" table:formula="of:=[.A29]*[.B29]" office:value-type="float" office:value="15036140.6162864" calcext:value-type="float">
            <text:p>15,036,141</text:p>
          </table:table-cell>
          <table:table-cell table:style-name="ce30" table:formula="of:=[.C29]/1000000" office:value-type="float" office:value="15.0361406162864" calcext:value-type="float">
            <text:p>15.03614</text:p>
          </table:table-cell>
          <table:table-cell table:number-columns-repeated="3"/>
        </table:table-row>
        <table:table-row table:style-name="ro1">
          <table:table-cell table:style-name="ce18" table:formula="of:=[.A29]+((1200/[.F$5])+(SQRT([.A29])))" office:value-type="float" office:value="4941.88095189035" calcext:value-type="float">
            <text:p>4,942</text:p>
          </table:table-cell>
          <table:table-cell table:formula="of:=INT([.A30]/3*2)" office:value-type="float" office:value="3294" calcext:value-type="float">
            <text:p>3294</text:p>
          </table:table-cell>
          <table:table-cell table:style-name="ce18" table:formula="of:=[.A30]*[.B30]" office:value-type="float" office:value="16278555.8555268" calcext:value-type="float">
            <text:p>16,278,556</text:p>
          </table:table-cell>
          <table:table-cell table:style-name="ce30" table:formula="of:=[.C30]/1000000" office:value-type="float" office:value="16.2785558555268" calcext:value-type="float">
            <text:p>16.27856</text:p>
          </table:table-cell>
          <table:table-cell table:number-columns-repeated="3"/>
        </table:table-row>
        <table:table-row table:style-name="ro1">
          <table:table-cell table:style-name="ce18" table:formula="of:=[.A30]+((1200/[.F$5])+(SQRT([.A30])))" office:value-type="float" office:value="5135.89080525215" calcext:value-type="float">
            <text:p>5,136</text:p>
          </table:table-cell>
          <table:table-cell table:formula="of:=INT([.A31]/3*2)" office:value-type="float" office:value="3423" calcext:value-type="float">
            <text:p>3423</text:p>
          </table:table-cell>
          <table:table-cell table:style-name="ce18" table:formula="of:=[.A31]*[.B31]" office:value-type="float" office:value="17580154.2263781" calcext:value-type="float">
            <text:p>17,580,154</text:p>
          </table:table-cell>
          <table:table-cell table:style-name="ce30" table:formula="of:=[.C31]/1000000" office:value-type="float" office:value="17.5801542263781" calcext:value-type="float">
            <text:p>17.58015</text:p>
          </table:table-cell>
          <table:table-cell table:number-columns-repeated="3"/>
        </table:table-row>
        <table:table-row table:style-name="ro1">
          <table:table-cell table:style-name="ce18" table:formula="of:=[.A31]+((1200/[.F$5])+(SQRT([.A31])))" office:value-type="float" office:value="5331.2672750909" calcext:value-type="float">
            <text:p>5,331</text:p>
          </table:table-cell>
          <table:table-cell table:formula="of:=INT([.A32]/3*2)" office:value-type="float" office:value="3554" calcext:value-type="float">
            <text:p>3554</text:p>
          </table:table-cell>
          <table:table-cell table:style-name="ce18" table:formula="of:=[.A32]*[.B32]" office:value-type="float" office:value="18947323.8956731" calcext:value-type="float">
            <text:p>18,947,324</text:p>
          </table:table-cell>
          <table:table-cell table:style-name="ce30" table:formula="of:=[.C32]/1000000" office:value-type="float" office:value="18.9473238956731" calcext:value-type="float">
            <text:p>18.94732</text:p>
          </table:table-cell>
          <table:table-cell table:number-columns-repeated="3"/>
        </table:table-row>
        <table:table-row table:style-name="ro1">
          <table:table-cell table:style-name="ce18" table:formula="of:=[.A32]+((1200/[.F$5])+(SQRT([.A32])))" office:value-type="float" office:value="5527.99414292711" calcext:value-type="float">
            <text:p>5,528</text:p>
          </table:table-cell>
          <table:table-cell table:formula="of:=INT([.A33]/3*2)" office:value-type="float" office:value="3685" calcext:value-type="float">
            <text:p>3685</text:p>
          </table:table-cell>
          <table:table-cell table:style-name="ce18" table:formula="of:=[.A33]*[.B33]" office:value-type="float" office:value="20370658.4166864" calcext:value-type="float">
            <text:p>20,370,658</text:p>
          </table:table-cell>
          <table:table-cell table:style-name="ce30" table:formula="of:=[.C33]/1000000" office:value-type="float" office:value="20.3706584166864" calcext:value-type="float">
            <text:p>20.37066</text:p>
          </table:table-cell>
          <table:table-cell table:number-columns-repeated="3"/>
        </table:table-row>
        <table:table-row table:style-name="ro1">
          <table:table-cell table:style-name="ce18" table:formula="of:=[.A33]+((1200/[.F$5])+(SQRT([.A33])))" office:value-type="float" office:value="5726.05596492681" calcext:value-type="float">
            <text:p>5,726</text:p>
          </table:table-cell>
          <table:table-cell table:formula="of:=INT([.A34]/3*2)" office:value-type="float" office:value="3817" calcext:value-type="float">
            <text:p>3817</text:p>
          </table:table-cell>
          <table:table-cell table:style-name="ce18" table:formula="of:=[.A34]*[.B34]" office:value-type="float" office:value="21856355.6181256" calcext:value-type="float">
            <text:p>21,856,356</text:p>
          </table:table-cell>
          <table:table-cell table:style-name="ce30" table:formula="of:=[.C34]/1000000" office:value-type="float" office:value="21.8563556181256" calcext:value-type="float">
            <text:p>21.85636</text:p>
          </table:table-cell>
          <table:table-cell table:number-columns-repeated="3"/>
        </table:table-row>
        <table:table-row table:style-name="ro1">
          <table:table-cell table:style-name="ce18" table:formula="of:=[.A34]+((1200/[.F$5])+(SQRT([.A34])))" office:value-type="float" office:value="5925.43801257601" calcext:value-type="float">
            <text:p>5,925</text:p>
          </table:table-cell>
          <table:table-cell table:formula="of:=INT([.A35]/3*2)" office:value-type="float" office:value="3950" calcext:value-type="float">
            <text:p>3950</text:p>
          </table:table-cell>
          <table:table-cell table:style-name="ce18" table:formula="of:=[.A35]*[.B35]" office:value-type="float" office:value="23405480.1496752" calcext:value-type="float">
            <text:p>23,405,480</text:p>
          </table:table-cell>
          <table:table-cell table:style-name="ce30" table:formula="of:=[.C35]/1000000" office:value-type="float" office:value="23.4054801496752" calcext:value-type="float">
            <text:p>23.40548</text:p>
          </table:table-cell>
          <table:table-cell table:number-columns-repeated="3"/>
        </table:table-row>
        <table:table-row table:style-name="ro1">
          <table:table-cell table:style-name="ce18" table:formula="of:=[.A35]+((1200/[.F$5])+(SQRT([.A35])))" office:value-type="float" office:value="6126.12621951874" calcext:value-type="float">
            <text:p>6,126</text:p>
          </table:table-cell>
          <table:table-cell table:formula="of:=INT([.A36]/3*2)" office:value-type="float" office:value="4084" calcext:value-type="float">
            <text:p>4084</text:p>
          </table:table-cell>
          <table:table-cell table:style-name="ce18" table:formula="of:=[.A36]*[.B36]" office:value-type="float" office:value="25019099.4805145" calcext:value-type="float">
            <text:p>25,019,099</text:p>
          </table:table-cell>
          <table:table-cell table:style-name="ce30" table:formula="of:=[.C36]/1000000" office:value-type="float" office:value="25.0190994805145" calcext:value-type="float">
            <text:p>25.01910</text:p>
          </table:table-cell>
          <table:table-cell table:number-columns-repeated="3"/>
        </table:table-row>
        <table:table-row table:style-name="ro1">
          <table:table-cell table:style-name="ce18" table:formula="of:=[.A36]+((1200/[.F$5])+(SQRT([.A36])))" office:value-type="float" office:value="6328.10713375928" calcext:value-type="float">
            <text:p>6,328</text:p>
          </table:table-cell>
          <table:table-cell table:formula="of:=INT([.A37]/3*2)" office:value-type="float" office:value="4218" calcext:value-type="float">
            <text:p>4218</text:p>
          </table:table-cell>
          <table:table-cell table:style-name="ce18" table:formula="of:=[.A37]*[.B37]" office:value-type="float" office:value="26691955.8901966" calcext:value-type="float">
            <text:p>26,691,956</text:p>
          </table:table-cell>
          <table:table-cell table:style-name="ce30" table:formula="of:=[.C37]/1000000" office:value-type="float" office:value="26.6919558901966" calcext:value-type="float">
            <text:p>26.69196</text:p>
          </table:table-cell>
          <table:table-cell table:number-columns-repeated="3"/>
        </table:table-row>
        <table:table-row table:style-name="ro1">
          <table:table-cell table:style-name="ce18" table:formula="of:=[.A37]+((1200/[.F$5])+(SQRT([.A37])))" office:value-type="float" office:value="6531.36787455252" calcext:value-type="float">
            <text:p>6,531</text:p>
          </table:table-cell>
          <table:table-cell table:formula="of:=INT([.A38]/3*2)" office:value-type="float" office:value="4354" calcext:value-type="float">
            <text:p>4354</text:p>
          </table:table-cell>
          <table:table-cell table:style-name="ce18" table:formula="of:=[.A38]*[.B38]" office:value-type="float" office:value="28437575.7258017" calcext:value-type="float">
            <text:p>28,437,576</text:p>
          </table:table-cell>
          <table:table-cell table:style-name="ce30" table:formula="of:=[.C38]/1000000" office:value-type="float" office:value="28.4375757258017" calcext:value-type="float">
            <text:p>28.43758</text:p>
          </table:table-cell>
          <table:table-cell table:number-columns-repeated="3"/>
        </table:table-row>
        <table:table-row table:style-name="ro1">
          <table:table-cell table:style-name="ce18" table:formula="of:=[.A38]+((1200/[.F$5])+(SQRT([.A38])))" office:value-type="float" office:value="6735.89609340761" calcext:value-type="float">
            <text:p>6,736</text:p>
          </table:table-cell>
          <table:table-cell table:formula="of:=INT([.A39]/3*2)" office:value-type="float" office:value="4490" calcext:value-type="float">
            <text:p>4490</text:p>
          </table:table-cell>
          <table:table-cell table:style-name="ce18" table:formula="of:=[.A39]*[.B39]" office:value-type="float" office:value="30244173.4594002" calcext:value-type="float">
            <text:p>30,244,173</text:p>
          </table:table-cell>
          <table:table-cell table:style-name="ce30" table:formula="of:=[.C39]/1000000" office:value-type="float" office:value="30.2441734594002" calcext:value-type="float">
            <text:p>30.24417</text:p>
          </table:table-cell>
          <table:table-cell table:number-columns-repeated="3"/>
        </table:table-row>
        <table:table-row table:style-name="ro1">
          <table:table-cell table:style-name="ce18" table:formula="of:=[.A39]+((1200/[.F$5])+(SQRT([.A39])))" office:value-type="float" office:value="6941.67993871391" calcext:value-type="float">
            <text:p>6,942</text:p>
          </table:table-cell>
          <table:table-cell table:formula="of:=INT([.A40]/3*2)" office:value-type="float" office:value="4627" calcext:value-type="float">
            <text:p>4627</text:p>
          </table:table-cell>
          <table:table-cell table:style-name="ce18" table:formula="of:=[.A40]*[.B40]" office:value-type="float" office:value="32119153.0764292" calcext:value-type="float">
            <text:p>32,119,153</text:p>
          </table:table-cell>
          <table:table-cell table:style-name="ce30" table:formula="of:=[.C40]/1000000" office:value-type="float" office:value="32.1191530764292" calcext:value-type="float">
            <text:p>32.11915</text:p>
          </table:table-cell>
          <table:table-cell table:number-columns-repeated="3"/>
        </table:table-row>
        <table:table-row table:style-name="ro1">
          <table:table-cell table:style-name="ce18" table:formula="of:=[.A40]+((1200/[.F$5])+(SQRT([.A40])))" office:value-type="float" office:value="7148.70802356794" calcext:value-type="float">
            <text:p>7,149</text:p>
          </table:table-cell>
          <table:table-cell table:formula="of:=INT([.A41]/3*2)" office:value-type="float" office:value="4765" calcext:value-type="float">
            <text:p>4765</text:p>
          </table:table-cell>
          <table:table-cell table:style-name="ce18" table:formula="of:=[.A41]*[.B41]" office:value-type="float" office:value="34063593.7323012" calcext:value-type="float">
            <text:p>34,063,594</text:p>
          </table:table-cell>
          <table:table-cell table:style-name="ce30" table:formula="of:=[.C41]/1000000" office:value-type="float" office:value="34.0635937323012" calcext:value-type="float">
            <text:p>34.06359</text:p>
          </table:table-cell>
          <table:table-cell table:number-columns-repeated="3"/>
        </table:table-row>
        <table:table-row table:style-name="ro1">
          <table:table-cell table:style-name="ce18" table:formula="of:=[.A41]+((1200/[.F$5])+(SQRT([.A41])))" office:value-type="float" office:value="7356.96939643862" calcext:value-type="float">
            <text:p>7,357</text:p>
          </table:table-cell>
          <table:table-cell table:formula="of:=INT([.A42]/3*2)" office:value-type="float" office:value="4904" calcext:value-type="float">
            <text:p>4904</text:p>
          </table:table-cell>
          <table:table-cell table:style-name="ce18" table:formula="of:=[.A42]*[.B42]" office:value-type="float" office:value="36078577.920135" calcext:value-type="float">
            <text:p>36,078,578</text:p>
          </table:table-cell>
          <table:table-cell table:style-name="ce30" table:formula="of:=[.C42]/1000000" office:value-type="float" office:value="36.078577920135" calcext:value-type="float">
            <text:p>36.07858</text:p>
          </table:table-cell>
          <table:table-cell table:number-columns-repeated="3"/>
        </table:table-row>
        <table:table-row table:style-name="ro1">
          <table:table-cell table:style-name="ce18" table:formula="of:=[.A42]+((1200/[.F$5])+(SQRT([.A42])))" office:value-type="float" office:value="7566.45351435684" calcext:value-type="float">
            <text:p>7,566</text:p>
          </table:table-cell>
          <table:table-cell table:formula="of:=INT([.A43]/3*2)" office:value-type="float" office:value="5044" calcext:value-type="float">
            <text:p>5044</text:p>
          </table:table-cell>
          <table:table-cell table:style-name="ce18" table:formula="of:=[.A43]*[.B43]" office:value-type="float" office:value="38165191.5264159" calcext:value-type="float">
            <text:p>38,165,192</text:p>
          </table:table-cell>
          <table:table-cell table:style-name="ce30" table:formula="of:=[.C43]/1000000" office:value-type="float" office:value="38.1651915264159" calcext:value-type="float">
            <text:p>38.16519</text:p>
          </table:table-cell>
          <table:table-cell table:number-columns-repeated="3"/>
        </table:table-row>
        <table:table-row table:style-name="ro1">
          <table:table-cell table:style-name="ce18" table:formula="of:=[.A43]+((1200/[.F$5])+(SQRT([.A43])))" office:value-type="float" office:value="7777.15021835693" calcext:value-type="float">
            <text:p>7,777</text:p>
          </table:table-cell>
          <table:table-cell table:formula="of:=INT([.A44]/3*2)" office:value-type="float" office:value="5184" calcext:value-type="float">
            <text:p>5184</text:p>
          </table:table-cell>
          <table:table-cell table:style-name="ce18" table:formula="of:=[.A44]*[.B44]" office:value-type="float" office:value="40316746.7319623" calcext:value-type="float">
            <text:p>40,316,747</text:p>
          </table:table-cell>
          <table:table-cell table:style-name="ce30" table:formula="of:=[.C44]/1000000" office:value-type="float" office:value="40.3167467319623" calcext:value-type="float">
            <text:p>40.31675</text:p>
          </table:table-cell>
          <table:table-cell table:number-columns-repeated="3"/>
        </table:table-row>
        <table:table-row table:style-name="ro1">
          <table:table-cell table:style-name="ce18" table:formula="of:=[.A44]+((1200/[.F$5])+(SQRT([.A44])))" office:value-type="float" office:value="7989.04971093267" calcext:value-type="float">
            <text:p>7,989</text:p>
          </table:table-cell>
          <table:table-cell table:formula="of:=INT([.A45]/3*2)" office:value-type="float" office:value="5326" calcext:value-type="float">
            <text:p>5326</text:p>
          </table:table-cell>
          <table:table-cell table:style-name="ce18" table:formula="of:=[.A45]*[.B45]" office:value-type="float" office:value="42549678.7604274" calcext:value-type="float">
            <text:p>42,549,679</text:p>
          </table:table-cell>
          <table:table-cell table:style-name="ce30" table:formula="of:=[.C45]/1000000" office:value-type="float" office:value="42.5496787604274" calcext:value-type="float">
            <text:p>42.54968</text:p>
          </table:table-cell>
          <table:table-cell table:number-columns-repeated="3"/>
        </table:table-row>
        <table:table-row table:style-name="ro1">
          <table:table-cell table:style-name="ce18" table:formula="of:=[.A45]+((1200/[.F$5])+(SQRT([.A45])))" office:value-type="float" office:value="8202.14253530047" calcext:value-type="float">
            <text:p>8,202</text:p>
          </table:table-cell>
          <table:table-cell table:formula="of:=INT([.A46]/3*2)" office:value-type="float" office:value="5468" calcext:value-type="float">
            <text:p>5468</text:p>
          </table:table-cell>
          <table:table-cell table:style-name="ce18" table:formula="of:=[.A46]*[.B46]" office:value-type="float" office:value="44849315.383023" calcext:value-type="float">
            <text:p>44,849,315</text:p>
          </table:table-cell>
          <table:table-cell table:style-name="ce30" table:formula="of:=[.C46]/1000000" office:value-type="float" office:value="44.849315383023" calcext:value-type="float">
            <text:p>44.84932</text:p>
          </table:table-cell>
          <table:table-cell table:number-columns-repeated="3"/>
        </table:table-row>
        <table:table-row table:style-name="ro1">
          <table:table-cell table:style-name="ce18" table:formula="of:=[.A46]+((1200/[.F$5])+(SQRT([.A46])))" office:value-type="float" office:value="8416.41955628752" calcext:value-type="float">
            <text:p>8,416</text:p>
          </table:table-cell>
          <table:table-cell table:formula="of:=INT([.A47]/3*2)" office:value-type="float" office:value="5610" calcext:value-type="float">
            <text:p>5610</text:p>
          </table:table-cell>
          <table:table-cell table:style-name="ce18" table:formula="of:=[.A47]*[.B47]" office:value-type="float" office:value="47216113.710773" calcext:value-type="float">
            <text:p>47,216,114</text:p>
          </table:table-cell>
          <table:table-cell table:style-name="ce30" table:formula="of:=[.C47]/1000000" office:value-type="float" office:value="47.216113710773" calcext:value-type="float">
            <text:p>47.21611</text:p>
          </table:table-cell>
          <table:table-cell table:number-columns-repeated="3"/>
        </table:table-row>
        <table:table-row table:style-name="ro1">
          <table:table-cell table:style-name="ce18" table:formula="of:=[.A47]+((1200/[.F$5])+(SQRT([.A47])))" office:value-type="float" office:value="8631.87194268508" calcext:value-type="float">
            <text:p>8,632</text:p>
          </table:table-cell>
          <table:table-cell table:formula="of:=INT([.A48]/3*2)" office:value-type="float" office:value="5754" calcext:value-type="float">
            <text:p>5754</text:p>
          </table:table-cell>
          <table:table-cell table:style-name="ce18" table:formula="of:=[.A48]*[.B48]" office:value-type="float" office:value="49667791.1582099" calcext:value-type="float">
            <text:p>49,667,791</text:p>
          </table:table-cell>
          <table:table-cell table:style-name="ce30" table:formula="of:=[.C48]/1000000" office:value-type="float" office:value="49.6677911582099" calcext:value-type="float">
            <text:p>49.66779</text:p>
          </table:table-cell>
          <table:table-cell table:number-columns-repeated="3"/>
        </table:table-row>
        <table:table-row table:style-name="ro1">
          <table:table-cell table:style-name="ce18" table:formula="of:=[.A48]+((1200/[.F$5])+(SQRT([.A48])))" office:value-type="float" office:value="8848.49115092559" calcext:value-type="float">
            <text:p>8,848</text:p>
          </table:table-cell>
          <table:table-cell table:formula="of:=INT([.A49]/3*2)" office:value-type="float" office:value="5898" calcext:value-type="float">
            <text:p>5898</text:p>
          </table:table-cell>
          <table:table-cell table:style-name="ce18" table:formula="of:=[.A49]*[.B49]" office:value-type="float" office:value="52188400.8081592" calcext:value-type="float">
            <text:p>52,188,401</text:p>
          </table:table-cell>
          <table:table-cell table:style-name="ce30" table:formula="of:=[.C49]/1000000" office:value-type="float" office:value="52.1884008081592" calcext:value-type="float">
            <text:p>52.18840</text:p>
          </table:table-cell>
          <table:table-cell table:number-columns-repeated="3"/>
        </table:table-row>
        <table:table-row table:style-name="ro1">
          <table:table-cell table:style-name="ce18" table:formula="of:=[.A49]+((1200/[.F$5])+(SQRT([.A49])))" office:value-type="float" office:value="9066.26890995872" calcext:value-type="float">
            <text:p>9,066</text:p>
          </table:table-cell>
          <table:table-cell table:formula="of:=INT([.A50]/3*2)" office:value-type="float" office:value="6044" calcext:value-type="float">
            <text:p>6044</text:p>
          </table:table-cell>
          <table:table-cell table:style-name="ce18" table:formula="of:=[.A50]*[.B50]" office:value-type="float" office:value="54796529.2917905" calcext:value-type="float">
            <text:p>54,796,529</text:p>
          </table:table-cell>
          <table:table-cell table:style-name="ce30" table:formula="of:=[.C50]/1000000" office:value-type="float" office:value="54.7965292917905" calcext:value-type="float">
            <text:p>54.79653</text:p>
          </table:table-cell>
          <table:table-cell table:number-columns-repeated="3"/>
        </table:table-row>
        <table:table-row table:style-name="ro1">
          <table:table-cell table:style-name="ce18" table:formula="of:=[.A50]+((1200/[.F$5])+(SQRT([.A50])))" office:value-type="float" office:value="9285.19720721542" calcext:value-type="float">
            <text:p>9,285</text:p>
          </table:table-cell>
          <table:table-cell table:formula="of:=INT([.A51]/3*2)" office:value-type="float" office:value="6190" calcext:value-type="float">
            <text:p>6190</text:p>
          </table:table-cell>
          <table:table-cell table:style-name="ce18" table:formula="of:=[.A51]*[.B51]" office:value-type="float" office:value="57475370.7126634" calcext:value-type="float">
            <text:p>57,475,371</text:p>
          </table:table-cell>
          <table:table-cell table:style-name="ce30" table:formula="of:=[.C51]/1000000" office:value-type="float" office:value="57.4753707126634" calcext:value-type="float">
            <text:p>57.47537</text:p>
          </table:table-cell>
          <table:table-cell table:number-columns-repeated="3"/>
        </table:table-row>
        <table:table-row table:style-name="ro1">
          <table:table-cell table:style-name="ce18" table:formula="of:=[.A51]+((1200/[.F$5])+(SQRT([.A51])))" office:value-type="float" office:value="9505.26827556161" calcext:value-type="float">
            <text:p>9,505</text:p>
          </table:table-cell>
          <table:table-cell table:formula="of:=INT([.A52]/3*2)" office:value-type="float" office:value="6336" calcext:value-type="float">
            <text:p>6336</text:p>
          </table:table-cell>
          <table:table-cell table:style-name="ce18" table:formula="of:=[.A52]*[.B52]" office:value-type="float" office:value="60225379.7939584" calcext:value-type="float">
            <text:p>60,225,380</text:p>
          </table:table-cell>
          <table:table-cell table:style-name="ce30" table:formula="of:=[.C52]/1000000" office:value-type="float" office:value="60.2253797939584" calcext:value-type="float">
            <text:p>60.22538</text:p>
          </table:table-cell>
          <table:table-cell table:number-columns-repeated="3"/>
        </table:table-row>
        <table:table-row table:style-name="ro1">
          <table:table-cell table:style-name="ce18" table:formula="of:=[.A52]+((1200/[.F$5])+(SQRT([.A52])))" office:value-type="float" office:value="9726.47458115351" calcext:value-type="float">
            <text:p>9,726</text:p>
          </table:table-cell>
          <table:table-cell table:formula="of:=INT([.A53]/3*2)" office:value-type="float" office:value="6484" calcext:value-type="float">
            <text:p>6484</text:p>
          </table:table-cell>
          <table:table-cell table:style-name="ce18" table:formula="of:=[.A53]*[.B53]" office:value-type="float" office:value="63066461.1841993" calcext:value-type="float">
            <text:p>63,066,461</text:p>
          </table:table-cell>
          <table:table-cell table:style-name="ce30" table:formula="of:=[.C53]/1000000" office:value-type="float" office:value="63.0664611841993" calcext:value-type="float">
            <text:p>63.06646</text:p>
          </table:table-cell>
          <table:table-cell table:number-columns-repeated="3"/>
        </table:table-row>
        <table:table-row table:style-name="ro1">
          <table:table-cell table:style-name="ce18" table:formula="of:=[.A53]+((1200/[.F$5])+(SQRT([.A53])))" office:value-type="float" office:value="9948.80881211612" calcext:value-type="float">
            <text:p>9,949</text:p>
          </table:table-cell>
          <table:table-cell table:formula="of:=INT([.A54]/3*2)" office:value-type="float" office:value="6632" calcext:value-type="float">
            <text:p>6632</text:p>
          </table:table-cell>
          <table:table-cell table:style-name="ce18" table:formula="of:=[.A54]*[.B54]" office:value-type="float" office:value="65980500.0419541" calcext:value-type="float">
            <text:p>65,980,500</text:p>
          </table:table-cell>
          <table:table-cell table:style-name="ce30" table:formula="of:=[.C54]/1000000" office:value-type="float" office:value="65.9805000419541" calcext:value-type="float">
            <text:p>65.98050</text:p>
          </table:table-cell>
          <table:table-cell table:number-columns-repeated="3"/>
        </table:table-row>
        <table:table-row table:style-name="ro1">
          <table:table-cell table:style-name="ce18" table:formula="of:=[.A54]+((1200/[.F$5])+(SQRT([.A54])))" office:value-type="float" office:value="10172.2638679745" calcext:value-type="float">
            <text:p>10,172</text:p>
          </table:table-cell>
          <table:table-cell table:formula="of:=INT([.A55]/3*2)" office:value-type="float" office:value="6781" calcext:value-type="float">
            <text:p>6781</text:p>
          </table:table-cell>
          <table:table-cell table:style-name="ce18" table:formula="of:=[.A55]*[.B55]" office:value-type="float" office:value="68978121.2887354" calcext:value-type="float">
            <text:p>68,978,121</text:p>
          </table:table-cell>
          <table:table-cell table:style-name="ce30" table:formula="of:=[.C55]/1000000" office:value-type="float" office:value="68.9781212887354" calcext:value-type="float">
            <text:p>68.97812</text:p>
          </table:table-cell>
          <table:table-cell table:number-columns-repeated="3"/>
        </table:table-row>
        <table:table-row table:style-name="ro1">
          <table:table-cell table:style-name="ce18" table:formula="of:=[.A55]+((1200/[.F$5])+(SQRT([.A55])))" office:value-type="float" office:value="10396.8328497751" calcext:value-type="float">
            <text:p>10,397</text:p>
          </table:table-cell>
          <table:table-cell table:formula="of:=INT([.A56]/3*2)" office:value-type="float" office:value="6931" calcext:value-type="float">
            <text:p>6931</text:p>
          </table:table-cell>
          <table:table-cell table:style-name="ce18" table:formula="of:=[.A56]*[.B56]" office:value-type="float" office:value="72060448.4817911" calcext:value-type="float">
            <text:p>72,060,448</text:p>
          </table:table-cell>
          <table:table-cell table:style-name="ce30" table:formula="of:=[.C56]/1000000" office:value-type="float" office:value="72.0604484817911" calcext:value-type="float">
            <text:p>72.06045</text:p>
          </table:table-cell>
          <table:table-cell table:number-columns-repeated="3"/>
        </table:table-row>
        <table:table-row table:style-name="ro1">
          <table:table-cell table:style-name="ce18" table:formula="of:=[.A56]+((1200/[.F$5])+(SQRT([.A56])))" office:value-type="float" office:value="10622.5090508392" calcext:value-type="float">
            <text:p>10,623</text:p>
          </table:table-cell>
          <table:table-cell table:formula="of:=INT([.A57]/3*2)" office:value-type="float" office:value="7081" calcext:value-type="float">
            <text:p>7081</text:p>
          </table:table-cell>
          <table:table-cell table:style-name="ce18" table:formula="of:=[.A57]*[.B57]" office:value-type="float" office:value="75217986.5889923" calcext:value-type="float">
            <text:p>75,217,987</text:p>
          </table:table-cell>
          <table:table-cell table:style-name="ce30" table:formula="of:=[.C57]/1000000" office:value-type="float" office:value="75.2179865889923" calcext:value-type="float">
            <text:p>75.21799</text:p>
          </table:table-cell>
          <table:table-cell table:number-columns-repeated="3"/>
        </table:table-row>
        <table:table-row table:style-name="ro1">
          <table:table-cell table:style-name="ce18" table:formula="of:=[.A57]+((1200/[.F$5])+(SQRT([.A57])))" office:value-type="float" office:value="10849.2859480993" calcext:value-type="float">
            <text:p>10,849</text:p>
          </table:table-cell>
          <table:table-cell table:formula="of:=INT([.A58]/3*2)" office:value-type="float" office:value="7232" calcext:value-type="float">
            <text:p>7232</text:p>
          </table:table-cell>
          <table:table-cell table:style-name="ce18" table:formula="of:=[.A58]*[.B58]" office:value-type="float" office:value="78462035.9766543" calcext:value-type="float">
            <text:p>78,462,036</text:p>
          </table:table-cell>
          <table:table-cell table:style-name="ce30" table:formula="of:=[.C58]/1000000" office:value-type="float" office:value="78.4620359766543" calcext:value-type="float">
            <text:p>78.46204</text:p>
          </table:table-cell>
          <table:table-cell table:number-columns-repeated="3"/>
        </table:table-row>
        <table:table-row table:style-name="ro1">
          <table:table-cell table:style-name="ce18" table:formula="of:=[.A58]+((1200/[.F$5])+(SQRT([.A58])))" office:value-type="float" office:value="11077.1571939703" calcext:value-type="float">
            <text:p>11,077</text:p>
          </table:table-cell>
          <table:table-cell table:formula="of:=INT([.A59]/3*2)" office:value-type="float" office:value="7384" calcext:value-type="float">
            <text:p>7384</text:p>
          </table:table-cell>
          <table:table-cell table:style-name="ce18" table:formula="of:=[.A59]*[.B59]" office:value-type="float" office:value="81793728.7202767" calcext:value-type="float">
            <text:p>81,793,729</text:p>
          </table:table-cell>
          <table:table-cell table:style-name="ce30" table:formula="of:=[.C59]/1000000" office:value-type="float" office:value="81.7937287202767" calcext:value-type="float">
            <text:p>81.79373</text:p>
          </table:table-cell>
          <table:table-cell table:number-columns-repeated="3"/>
        </table:table-row>
        <table:table-row table:style-name="ro1">
          <table:table-cell table:style-name="ce18" table:formula="of:=[.A59]+((1200/[.F$5])+(SQRT([.A59])))" office:value-type="float" office:value="11306.1166087146" calcext:value-type="float">
            <text:p>11,306</text:p>
          </table:table-cell>
          <table:table-cell table:formula="of:=INT([.A60]/3*2)" office:value-type="float" office:value="7537" calcext:value-type="float">
            <text:p>7537</text:p>
          </table:table-cell>
          <table:table-cell table:style-name="ce18" table:formula="of:=[.A60]*[.B60]" office:value-type="float" office:value="85214200.8798816" calcext:value-type="float">
            <text:p>85,214,201</text:p>
          </table:table-cell>
          <table:table-cell table:style-name="ce30" table:formula="of:=[.C60]/1000000" office:value-type="float" office:value="85.2142008798816" calcext:value-type="float">
            <text:p>85.21420</text:p>
          </table:table-cell>
          <table:table-cell table:number-columns-repeated="3"/>
        </table:table-row>
        <table:table-row table:style-name="ro1">
          <table:table-cell table:style-name="ce18" table:formula="of:=[.A60]+((1200/[.F$5])+(SQRT([.A60])))" office:value-type="float" office:value="11536.1581732632" calcext:value-type="float">
            <text:p>11,536</text:p>
          </table:table-cell>
          <table:table-cell table:formula="of:=INT([.A61]/3*2)" office:value-type="float" office:value="7690" calcext:value-type="float">
            <text:p>7690</text:p>
          </table:table-cell>
          <table:table-cell table:style-name="ce18" table:formula="of:=[.A61]*[.B61]" office:value-type="float" office:value="88713056.3523939" calcext:value-type="float">
            <text:p>88,713,056</text:p>
          </table:table-cell>
          <table:table-cell table:style-name="ce30" table:formula="of:=[.C61]/1000000" office:value-type="float" office:value="88.7130563523939" calcext:value-type="float">
            <text:p>88.71306</text:p>
          </table:table-cell>
          <table:table-cell table:number-columns-repeated="3"/>
        </table:table-row>
        <table:table-row table:style-name="ro1">
          <table:table-cell table:style-name="ce18" table:formula="of:=[.A61]+((1200/[.F$5])+(SQRT([.A61])))" office:value-type="float" office:value="11767.2760224586" calcext:value-type="float">
            <text:p>11,767</text:p>
          </table:table-cell>
          <table:table-cell table:formula="of:=INT([.A62]/3*2)" office:value-type="float" office:value="7844" calcext:value-type="float">
            <text:p>7844</text:p>
          </table:table-cell>
          <table:table-cell table:style-name="ce18" table:formula="of:=[.A62]*[.B62]" office:value-type="float" office:value="92302513.1201656" calcext:value-type="float">
            <text:p>92,302,513</text:p>
          </table:table-cell>
          <table:table-cell table:style-name="ce30" table:formula="of:=[.C62]/1000000" office:value-type="float" office:value="92.3025131201656" calcext:value-type="float">
            <text:p>92.30251</text:p>
          </table:table-cell>
          <table:table-cell table:number-columns-repeated="3"/>
        </table:table-row>
        <table:table-row table:style-name="ro1">
          <table:table-cell table:style-name="ce18" table:formula="of:=[.A62]+((1200/[.F$5])+(SQRT([.A62])))" office:value-type="float" office:value="11999.4644386876" calcext:value-type="float">
            <text:p>11,999</text:p>
          </table:table-cell>
          <table:table-cell table:formula="of:=INT([.A63]/3*2)" office:value-type="float" office:value="7999" calcext:value-type="float">
            <text:p>7999</text:p>
          </table:table-cell>
          <table:table-cell table:style-name="ce18" table:formula="of:=[.A63]*[.B63]" office:value-type="float" office:value="95983716.0450624" calcext:value-type="float">
            <text:p>95,983,716</text:p>
          </table:table-cell>
          <table:table-cell table:style-name="ce30" table:formula="of:=[.C63]/1000000" office:value-type="float" office:value="95.9837160450624" calcext:value-type="float">
            <text:p>95.98372</text:p>
          </table:table-cell>
          <table:table-cell table:number-columns-repeated="3"/>
        </table:table-row>
        <table:table-row table:style-name="ro1">
          <table:table-cell table:style-name="ce18" table:formula="of:=[.A63]+((1200/[.F$5])+(SQRT([.A63])))" office:value-type="float" office:value="12232.7178458758" calcext:value-type="float">
            <text:p>12,233</text:p>
          </table:table-cell>
          <table:table-cell table:formula="of:=INT([.A64]/3*2)" office:value-type="float" office:value="8155" calcext:value-type="float">
            <text:p>8155</text:p>
          </table:table-cell>
          <table:table-cell table:style-name="ce18" table:formula="of:=[.A64]*[.B64]" office:value-type="float" office:value="99757814.0331173" calcext:value-type="float">
            <text:p>99,757,814</text:p>
          </table:table-cell>
          <table:table-cell table:style-name="ce30" table:formula="of:=[.C64]/1000000" office:value-type="float" office:value="99.7578140331173" calcext:value-type="float">
            <text:p>99.75781</text:p>
          </table:table-cell>
          <table:table-cell table:number-columns-repeated="3"/>
        </table:table-row>
        <table:table-row table:style-name="ro1" table:number-rows-repeated="6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agnitude3" table:style-name="ta1">
        <table:shapes>
          <draw:frame draw:z-index="0" draw:style-name="gr1" draw:text-style-name="P1" svg:width="20.69cm" svg:height="11.647cm" svg:x="33.049cm" svg:y="4.876cm">
            <draw:object draw:notify-on-update-of-ranges="Magnitude3.J1:Magnitude3.J64 Magnitude3.L1:Magnitude3.L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number-columns-repeated="4" table:default-cell-style-name="Default"/>
        <table:table-column table:style-name="co40" table:default-cell-style-name="ce38"/>
        <table:table-column table:style-name="co38" table:default-cell-style-name="Default"/>
        <table:table-column table:style-name="co41" table:default-cell-style-name="Default"/>
        <table:table-column table:style-name="co42" table:number-columns-repeated="2" table:default-cell-style-name="ce18"/>
        <table:table-column table:style-name="co42" table:default-cell-style-name="Default"/>
        <table:table-column table:style-name="co7" table:default-cell-style-name="ce28"/>
        <table:table-column table:style-name="co42" table:default-cell-style-name="Default"/>
        <table:table-column table:style-name="co7" table:default-cell-style-name="ce28"/>
        <table:table-column table:style-name="co7" table:number-columns-repeated="3" table:default-cell-style-name="Default"/>
        <table:table-column table:style-name="co43" table:number-columns-repeated="4" table:default-cell-style-name="Default"/>
        <table:table-row table:style-name="ro1">
          <table:table-cell table:style-name="ce18" office:value-type="float" office:value="60" calcext:value-type="float">
            <text:p>60</text:p>
          </table:table-cell>
          <table:table-cell table:formula="of:=INT([.A1]/3*2)" office:value-type="float" office:value="40" calcext:value-type="float">
            <text:p>40</text:p>
          </table:table-cell>
          <table:table-cell table:style-name="ce18" table:formula="of:=[.A1]*[.B1]" office:value-type="float" office:value="2400" calcext:value-type="float">
            <text:p>2,400</text:p>
          </table:table-cell>
          <table:table-cell table:style-name="ce30" table:formula="of:=[.C1]/1000000" office:value-type="float" office:value="0.0024" calcext:value-type="float">
            <text:p>0.00240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table:formula="of:=SQRT([.C1])*[.R$1]" office:value-type="float" office:value="59.9997613515254" calcext:value-type="float">
            <text:p>60</text:p>
          </table:table-cell>
          <table:table-cell table:formula="of:=SQRT([.C1])/[.R$1]" office:value-type="float" office:value="40.0001590996159" calcext:value-type="float">
            <text:p>40</text:p>
          </table:table-cell>
          <table:table-cell table:style-name="ce57" table:formula="of:=(([.C1]^(1/[.R$3]))/[.R$2])" office:value-type="float" office:value="0.49843733417295" calcext:value-type="float">
            <text:p>0.50</text:p>
          </table:table-cell>
          <table:table-cell table:style-name="ce40" table:formula="of:=[.N1]-[.J1]" office:value-type="float" office:value="-0.49843733417295" calcext:value-type="float">
            <text:p>-0.50</text:p>
          </table:table-cell>
          <table:table-cell table:style-name="ce57" table:formula="of:=(([.C1]^(0.4082))/28.8)-1.39" office:value-type="float" office:value="-0.557451119614584" calcext:value-type="float">
            <text:p>-0.56</text:p>
          </table:table-cell>
          <table:table-cell table:style-name="ce40" table:formula="of:=[.N1]-[.L1]" office:value-type="float" office:value="0.557451119614584" calcext:value-type="float">
            <text:p>0.56</text:p>
          </table:table-cell>
          <table:table-cell table:style-name="ce57" office:value-type="float" office:value="0" calcext:value-type="float">
            <text:p>0.00</text:p>
          </table:table-cell>
          <table:table-cell table:formula="of:=ROUND([.L1];0)" office:value-type="float" office:value="-1" calcext:value-type="float">
            <text:p>-1</text:p>
          </table:table-cell>
          <table:table-cell table:style-name="ce41" table:formula="of:=[.J1]" office:value-type="float" office:value="0.49843733417295" calcext:value-type="float">
            <text:p>0.50</text:p>
          </table:table-cell>
          <table:table-cell/>
          <table:table-cell table:style-name="ce57" office:value-type="float" office:value="1.22474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ce18" table:formula="of:=[.A1]+((1200/[.F$5])+(SQRT([.A1])))" office:value-type="float" office:value="192.098298298632" calcext:value-type="float">
            <text:p>192</text:p>
          </table:table-cell>
          <table:table-cell table:formula="of:=INT([.A2]/3*2)" office:value-type="float" office:value="128" calcext:value-type="float">
            <text:p>128</text:p>
          </table:table-cell>
          <table:table-cell table:style-name="ce18" table:formula="of:=[.A2]*[.B2]" office:value-type="float" office:value="24588.582182225" calcext:value-type="float">
            <text:p>24,589</text:p>
          </table:table-cell>
          <table:table-cell table:style-name="ce30" table:formula="of:=[.C2]/1000000" office:value-type="float" office:value="0.024588582182225" calcext:value-type="float">
            <text:p>0.0245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table:formula="of:=SQRT([.C2])*[.R$1]" office:value-type="float" office:value="192.048378989617" calcext:value-type="float">
            <text:p>192</text:p>
          </table:table-cell>
          <table:table-cell table:formula="of:=SQRT([.C2])/[.R$1]" office:value-type="float" office:value="128.033271155881" calcext:value-type="float">
            <text:p>128</text:p>
          </table:table-cell>
          <table:table-cell table:style-name="ce57" table:formula="of:=(([.C2]^(1/[.R$3]))/[.R$2])" office:value-type="float" office:value="1.43528735285581" calcext:value-type="float">
            <text:p>1.44</text:p>
          </table:table-cell>
          <table:table-cell table:style-name="ce40" table:formula="of:=[.N2]-[.J2]" office:value-type="float" office:value="-0.435287352855808" calcext:value-type="float">
            <text:p>-0.44</text:p>
          </table:table-cell>
          <table:table-cell table:style-name="ce57" table:formula="of:=(([.C2]^(0.4082))/28.8)-1.39" office:value-type="float" office:value="0.762310487028427" calcext:value-type="float">
            <text:p>0.76</text:p>
          </table:table-cell>
          <table:table-cell table:style-name="ce40" table:formula="of:=[.N2]-[.L2]" office:value-type="float" office:value="0.237689512971573" calcext:value-type="float">
            <text:p>0.24</text:p>
          </table:table-cell>
          <table:table-cell table:style-name="ce57" table:formula="of:=[.N1]+1" office:value-type="float" office:value="1" calcext:value-type="float">
            <text:p>1.00</text:p>
          </table:table-cell>
          <table:table-cell table:formula="of:=ROUND([.L2];0)" office:value-type="float" office:value="1" calcext:value-type="float">
            <text:p>1</text:p>
          </table:table-cell>
          <table:table-cell table:style-name="ce41" table:formula="of:=[.J15]" office:value-type="float" office:value="13.2818014920318" calcext:value-type="float">
            <text:p>13.28</text:p>
          </table:table-cell>
          <table:table-cell table:style-name="ce42" table:formula="of:=[.P2]-[.P1]" office:value-type="float" office:value="12.7833641578588" calcext:value-type="float">
            <text:p>12.8</text:p>
          </table:table-cell>
          <table:table-cell table:style-name="ce18" office:value-type="float" office:value="69" calcext:value-type="float">
            <text:p>69</text:p>
          </table:table-cell>
          <table:table-cell table:formula="of:=[.R2]+[.T2]" office:value-type="float" office:value="28.8" calcext:value-type="float">
            <text:p>28.8</text:p>
          </table:table-cell>
          <table:table-cell office:value-type="float" office:value="-40.2" calcext:value-type="float">
            <text:p>-40.2</text:p>
          </table:table-cell>
        </table:table-row>
        <table:table-row table:style-name="ro1">
          <table:table-cell table:style-name="ce18" table:formula="of:=[.A2]+((1200/[.F$5])+(SQRT([.A2])))" office:value-type="float" office:value="330.310582945847" calcext:value-type="float">
            <text:p>330</text:p>
          </table:table-cell>
          <table:table-cell table:formula="of:=INT([.A3]/3*2)" office:value-type="float" office:value="220" calcext:value-type="float">
            <text:p>220</text:p>
          </table:table-cell>
          <table:table-cell table:style-name="ce18" table:formula="of:=[.A3]*[.B3]" office:value-type="float" office:value="72668.3282480863" calcext:value-type="float">
            <text:p>72,668</text:p>
          </table:table-cell>
          <table:table-cell table:style-name="ce30" table:formula="of:=[.C3]/1000000" office:value-type="float" office:value="0.0726683282480863" calcext:value-type="float">
            <text:p>0.072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SQRT([.C3])*[.R$1]" office:value-type="float" office:value="330.153941767427" calcext:value-type="float">
            <text:p>330</text:p>
          </table:table-cell>
          <table:table-cell table:formula="of:=SQRT([.C3])/[.R$1]" office:value-type="float" office:value="220.104378760611" calcext:value-type="float">
            <text:p>220</text:p>
          </table:table-cell>
          <table:table-cell table:style-name="ce57" table:formula="of:=(([.C3]^(1/[.R$3]))/[.R$2])" office:value-type="float" office:value="2.3488390520749" calcext:value-type="float">
            <text:p>2.35</text:p>
          </table:table-cell>
          <table:table-cell table:style-name="ce40" table:formula="of:=[.N3]-[.J3]" office:value-type="float" office:value="-0.348839052074895" calcext:value-type="float">
            <text:p>-0.35</text:p>
          </table:table-cell>
          <table:table-cell table:style-name="ce57" table:formula="of:=(([.C3]^(0.4082))/28.8)-1.39" office:value-type="float" office:value="1.95972080257" calcext:value-type="float">
            <text:p>1.96</text:p>
          </table:table-cell>
          <table:table-cell table:style-name="ce40" table:formula="of:=[.N3]-[.L3]" office:value-type="float" office:value="0.0402791974300005" calcext:value-type="float">
            <text:p>0.04</text:p>
          </table:table-cell>
          <table:table-cell table:style-name="ce57" table:formula="of:=[.N2]+1" office:value-type="float" office:value="2" calcext:value-type="float">
            <text:p>2.00</text:p>
          </table:table-cell>
          <table:table-cell table:formula="of:=ROUND([.L3];0)" office:value-type="float" office:value="2" calcext:value-type="float">
            <text:p>2</text:p>
          </table:table-cell>
          <table:table-cell table:style-name="ce41" table:formula="of:=[.J31]" office:value-type="float" office:value="28.5797172879577" calcext:value-type="float">
            <text:p>28.58</text:p>
          </table:table-cell>
          <table:table-cell table:style-name="ce42" table:formula="of:=[.P3]-[.P2]" office:value-type="float" office:value="15.2979157959259" calcext:value-type="float">
            <text:p>15.3</text:p>
          </table:table-cell>
          <table:table-cell office:value-type="float" office:value="2.2" calcext:value-type="float">
            <text:p>2.2</text:p>
          </table:table-cell>
          <table:table-cell table:formula="of:=[.R3]+[.T3]" office:value-type="float" office:value="2.45" calcext:value-type="float">
            <text:p>2.4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18" table:formula="of:=[.A3]+((1200/[.F$5])+(SQRT([.A3])))" office:value-type="float" office:value="472.83736318045" calcext:value-type="float">
            <text:p>473</text:p>
          </table:table-cell>
          <table:table-cell table:formula="of:=INT([.A4]/3*2)" office:value-type="float" office:value="315" calcext:value-type="float">
            <text:p>315</text:p>
          </table:table-cell>
          <table:table-cell table:style-name="ce18" table:formula="of:=[.A4]*[.B4]" office:value-type="float" office:value="148943.769401842" calcext:value-type="float">
            <text:p>148,944</text:p>
          </table:table-cell>
          <table:table-cell table:style-name="ce30" table:formula="of:=[.C4]/1000000" office:value-type="float" office:value="0.148943769401842" calcext:value-type="float">
            <text:p>0.14894</text:p>
          </table:table-cell>
          <table:table-cell table:number-columns-repeated="3"/>
          <table:table-cell table:formula="of:=SQRT([.C4])*[.R$1]" office:value-type="float" office:value="472.666771463923" calcext:value-type="float">
            <text:p>473</text:p>
          </table:table-cell>
          <table:table-cell table:formula="of:=SQRT([.C4])/[.R$1]" office:value-type="float" office:value="315.113687684327" calcext:value-type="float">
            <text:p>315</text:p>
          </table:table-cell>
          <table:table-cell table:style-name="ce57" table:formula="of:=(([.C4]^(1/[.R$3]))/[.R$2])" office:value-type="float" office:value="3.25480294614535" calcext:value-type="float">
            <text:p>3.25</text:p>
          </table:table-cell>
          <table:table-cell table:style-name="ce40" table:formula="of:=[.N4]-[.J4]" office:value-type="float" office:value="-0.254802946145353" calcext:value-type="float">
            <text:p>-0.25</text:p>
          </table:table-cell>
          <table:table-cell table:style-name="ce57" table:formula="of:=(([.C4]^(0.4082))/28.8)-1.39" office:value-type="float" office:value="3.09988514637216" calcext:value-type="float">
            <text:p>3.10</text:p>
          </table:table-cell>
          <table:table-cell table:style-name="ce40" table:formula="of:=[.N4]-[.L4]" office:value-type="float" office:value="-0.0998851463721566" calcext:value-type="float">
            <text:p>-0.10</text:p>
          </table:table-cell>
          <table:table-cell table:style-name="ce57" table:formula="of:=[.N3]+1" office:value-type="float" office:value="3" calcext:value-type="float">
            <text:p>3.00</text:p>
          </table:table-cell>
          <table:table-cell table:formula="of:=ROUND([.L4];0)" office:value-type="float" office:value="3" calcext:value-type="float">
            <text:p>3</text:p>
          </table:table-cell>
          <table:table-cell table:style-name="ce41" table:formula="of:=[.J47]" office:value-type="float" office:value="44.7755578425041" calcext:value-type="float">
            <text:p>44.78</text:p>
          </table:table-cell>
          <table:table-cell table:style-name="ce42" table:formula="of:=[.P4]-[.P3]" office:value-type="float" office:value="16.1958405545464" calcext:value-type="float">
            <text:p>16.2</text:p>
          </table:table-cell>
          <table:table-cell table:number-columns-repeated="3"/>
        </table:table-row>
        <table:table-row table:style-name="ro1">
          <table:table-cell table:style-name="ce18" table:formula="of:=[.A4]+((1200/[.F$5])+(SQRT([.A4])))" office:value-type="float" office:value="618.934518611672" calcext:value-type="float">
            <text:p>619</text:p>
          </table:table-cell>
          <table:table-cell table:formula="of:=INT([.A5]/3*2)" office:value-type="float" office:value="412" calcext:value-type="float">
            <text:p>412</text:p>
          </table:table-cell>
          <table:table-cell table:style-name="ce18" table:formula="of:=[.A5]*[.B5]" office:value-type="float" office:value="255001.021668009" calcext:value-type="float">
            <text:p>255,001</text:p>
          </table:table-cell>
          <table:table-cell table:style-name="ce30" table:formula="of:=[.C5]/1000000" office:value-type="float" office:value="0.255001021668009" calcext:value-type="float">
            <text:p>0.25500</text:p>
          </table:table-cell>
          <table:table-cell/>
          <table:table-cell office:value-type="float" office:value="9.65" calcext:value-type="float">
            <text:p>9.65</text:p>
          </table:table-cell>
          <table:table-cell table:style-name="ce33" table:formula="of:=[.D64]" office:value-type="float" office:value="100.568047114121" calcext:value-type="float">
            <text:p>100.56805</text:p>
          </table:table-cell>
          <table:table-cell table:formula="of:=SQRT([.C5])*[.R$1]" office:value-type="float" office:value="618.464622858755" calcext:value-type="float">
            <text:p>618</text:p>
          </table:table-cell>
          <table:table-cell table:formula="of:=SQRT([.C5])/[.R$1]" office:value-type="float" office:value="412.313028495158" calcext:value-type="float">
            <text:p>412</text:p>
          </table:table-cell>
          <table:table-cell table:style-name="ce57" table:formula="of:=(([.C5]^(1/[.R$3]))/[.R$2])" office:value-type="float" office:value="4.15594665135426" calcext:value-type="float">
            <text:p>4.16</text:p>
          </table:table-cell>
          <table:table-cell table:style-name="ce40" table:formula="of:=[.N5]-[.J5]" office:value-type="float" office:value="-0.155946651354258" calcext:value-type="float">
            <text:p>-0.16</text:p>
          </table:table-cell>
          <table:table-cell table:style-name="ce57" table:formula="of:=(([.C5]^(0.4082))/28.8)-1.39" office:value-type="float" office:value="4.20188104492863" calcext:value-type="float">
            <text:p>4.20</text:p>
          </table:table-cell>
          <table:table-cell table:style-name="ce40" table:formula="of:=[.N5]-[.L5]" office:value-type="float" office:value="-0.201881044928626" calcext:value-type="float">
            <text:p>-0.20</text:p>
          </table:table-cell>
          <table:table-cell table:style-name="ce57" table:formula="of:=[.N4]+1" office:value-type="float" office:value="4" calcext:value-type="float">
            <text:p>4.00</text:p>
          </table:table-cell>
          <table:table-cell table:formula="of:=ROUND([.L5];0)" office:value-type="float" office:value="4" calcext:value-type="float">
            <text:p>4</text:p>
          </table:table-cell>
          <table:table-cell table:style-name="ce41" table:formula="of:=[.J64]" office:value-type="float" office:value="62.897406051452" calcext:value-type="float">
            <text:p>62.90</text:p>
          </table:table-cell>
          <table:table-cell table:style-name="ce42" table:formula="of:=[.P5]-[.P4]" office:value-type="float" office:value="18.121848208948" calcext:value-type="float">
            <text:p>18.1</text:p>
          </table:table-cell>
          <table:table-cell table:number-columns-repeated="3"/>
        </table:table-row>
        <table:table-row table:style-name="ro1">
          <table:table-cell table:style-name="ce18" table:formula="of:=[.A5]+((1200/[.F$5])+(SQRT([.A5])))" office:value-type="float" office:value="768.165244832729" calcext:value-type="float">
            <text:p>768</text:p>
          </table:table-cell>
          <table:table-cell table:formula="of:=INT([.A6]/3*2)" office:value-type="float" office:value="512" calcext:value-type="float">
            <text:p>512</text:p>
          </table:table-cell>
          <table:table-cell table:style-name="ce18" table:formula="of:=[.A6]*[.B6]" office:value-type="float" office:value="393300.605354357" calcext:value-type="float">
            <text:p>393,301</text:p>
          </table:table-cell>
          <table:table-cell table:style-name="ce30" table:formula="of:=[.C6]/1000000" office:value-type="float" office:value="0.393300605354357" calcext:value-type="float">
            <text:p>0.3933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3" table:formula="of:=[.E64]" office:value-type="float" office:value="0" calcext:value-type="float">
            <text:p>0.00000</text:p>
          </table:table-cell>
          <table:table-cell table:formula="of:=SQRT([.C6])*[.R$1]" office:value-type="float" office:value="768.079562943444" calcext:value-type="float">
            <text:p>768</text:p>
          </table:table-cell>
          <table:table-cell table:formula="of:=SQRT([.C6])/[.R$1]" office:value-type="float" office:value="512.057115342512" calcext:value-type="float">
            <text:p>512</text:p>
          </table:table-cell>
          <table:table-cell table:style-name="ce57" table:formula="of:=(([.C6]^(1/[.R$3]))/[.R$2])" office:value-type="float" office:value="5.06066456932776" calcext:value-type="float">
            <text:p>5.06</text:p>
          </table:table-cell>
          <table:table-cell table:style-name="ce40" table:formula="of:=[.N6]-[.J6]" office:value-type="float" office:value="-0.0606645693277601" calcext:value-type="float">
            <text:p>-0.06</text:p>
          </table:table-cell>
          <table:table-cell table:style-name="ce57" table:formula="of:=(([.C6]^(0.4082))/28.8)-1.39" office:value-type="float" office:value="5.28381402119244" calcext:value-type="float">
            <text:p>5.28</text:p>
          </table:table-cell>
          <table:table-cell table:style-name="ce40" table:formula="of:=[.N6]-[.L6]" office:value-type="float" office:value="-0.283814021192439" calcext:value-type="float">
            <text:p>-0.28</text:p>
          </table:table-cell>
          <table:table-cell table:style-name="ce57" table:formula="of:=[.N5]+1" office:value-type="float" office:value="5" calcext:value-type="float">
            <text:p>5.00</text:p>
          </table:table-cell>
          <table:table-cell table:formula="of:=ROUND([.L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8" table:formula="of:=[.A6]+((1200/[.F$5])+(SQRT([.A6])))" office:value-type="float" office:value="920.233370579341" calcext:value-type="float">
            <text:p>920</text:p>
          </table:table-cell>
          <table:table-cell table:formula="of:=INT([.A7]/3*2)" office:value-type="float" office:value="613" calcext:value-type="float">
            <text:p>613</text:p>
          </table:table-cell>
          <table:table-cell table:style-name="ce18" table:formula="of:=[.A7]*[.B7]" office:value-type="float" office:value="564103.056165136" calcext:value-type="float">
            <text:p>564,103</text:p>
          </table:table-cell>
          <table:table-cell table:style-name="ce30" table:formula="of:=[.C7]/1000000" office:value-type="float" office:value="0.564103056165136" calcext:value-type="float">
            <text:p>0.56410</text:p>
          </table:table-cell>
          <table:table-cell/>
          <table:table-cell office:value-type="float" office:value="6200000" calcext:value-type="float">
            <text:p>6200000</text:p>
          </table:table-cell>
          <table:table-cell/>
          <table:table-cell table:formula="of:=SQRT([.C7])*[.R$1]" office:value-type="float" office:value="919.862953457958" calcext:value-type="float">
            <text:p>920</text:p>
          </table:table-cell>
          <table:table-cell table:formula="of:=SQRT([.C7])/[.R$1]" office:value-type="float" office:value="613.246847309759" calcext:value-type="float">
            <text:p>613</text:p>
          </table:table-cell>
          <table:table-cell table:style-name="ce57" table:formula="of:=(([.C7]^(1/[.R$3]))/[.R$2])" office:value-type="float" office:value="5.96217544204205" calcext:value-type="float">
            <text:p>5.96</text:p>
          </table:table-cell>
          <table:table-cell table:style-name="ce40" table:formula="of:=[.N7]-[.J7]" office:value-type="float" office:value="0.0378245579579515" calcext:value-type="float">
            <text:p>0.04</text:p>
          </table:table-cell>
          <table:table-cell table:style-name="ce57" table:formula="of:=(([.C7]^(0.4082))/28.8)-1.39" office:value-type="float" office:value="6.34235941377661" calcext:value-type="float">
            <text:p>6.34</text:p>
          </table:table-cell>
          <table:table-cell table:style-name="ce40" table:formula="of:=[.N7]-[.L7]" office:value-type="float" office:value="-0.342359413776614" calcext:value-type="float">
            <text:p>-0.34</text:p>
          </table:table-cell>
          <table:table-cell table:style-name="ce57" table:formula="of:=[.N6]+1" office:value-type="float" office:value="6" calcext:value-type="float">
            <text:p>6.00</text:p>
          </table:table-cell>
          <table:table-cell table:formula="of:=ROUND([.L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style-name="ce18" table:formula="of:=[.A7]+((1200/[.F$5])+(SQRT([.A7])))" office:value-type="float" office:value="1074.92105071791" calcext:value-type="float">
            <text:p>1,075</text:p>
          </table:table-cell>
          <table:table-cell table:formula="of:=INT([.A8]/3*2)" office:value-type="float" office:value="716" calcext:value-type="float">
            <text:p>716</text:p>
          </table:table-cell>
          <table:table-cell table:style-name="ce18" table:formula="of:=[.A8]*[.B8]" office:value-type="float" office:value="769643.472314025" calcext:value-type="float">
            <text:p>769,643</text:p>
          </table:table-cell>
          <table:table-cell table:style-name="ce30" table:formula="of:=[.C8]/1000000" office:value-type="float" office:value="0.769643472314025" calcext:value-type="float">
            <text:p>0.76964</text:p>
          </table:table-cell>
          <table:table-cell table:number-columns-repeated="3"/>
          <table:table-cell table:formula="of:=SQRT([.C8])*[.R$1]" office:value-type="float" office:value="1074.45615302686" calcext:value-type="float">
            <text:p>1,074</text:p>
          </table:table-cell>
          <table:table-cell table:formula="of:=SQRT([.C8])/[.R$1]" office:value-type="float" office:value="716.30980021461" calcext:value-type="float">
            <text:p>716</text:p>
          </table:table-cell>
          <table:table-cell table:style-name="ce57" table:formula="of:=(([.C8]^(1/[.R$3]))/[.R$2])" office:value-type="float" office:value="6.86652628171894" calcext:value-type="float">
            <text:p>6.87</text:p>
          </table:table-cell>
          <table:table-cell table:style-name="ce40" table:formula="of:=[.N8]-[.J8]" office:value-type="float" office:value="0.133473718281056" calcext:value-type="float">
            <text:p>0.13</text:p>
          </table:table-cell>
          <table:table-cell table:style-name="ce57" table:formula="of:=(([.C8]^(0.4082))/28.8)-1.39" office:value-type="float" office:value="7.38790594324182" calcext:value-type="float">
            <text:p>7.39</text:p>
          </table:table-cell>
          <table:table-cell table:style-name="ce40" table:formula="of:=[.N8]-[.L8]" office:value-type="float" office:value="-0.387905943241823" calcext:value-type="float">
            <text:p>-0.39</text:p>
          </table:table-cell>
          <table:table-cell table:style-name="ce57" table:formula="of:=[.N7]+1" office:value-type="float" office:value="7" calcext:value-type="float">
            <text:p>7.00</text:p>
          </table:table-cell>
          <table:table-cell table:formula="of:=ROUND([.L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8" table:formula="of:=[.A8]+((1200/[.F$5])+(SQRT([.A8])))" office:value-type="float" office:value="1232.05937095827" calcext:value-type="float">
            <text:p>1,232</text:p>
          </table:table-cell>
          <table:table-cell table:formula="of:=INT([.A9]/3*2)" office:value-type="float" office:value="821" calcext:value-type="float">
            <text:p>821</text:p>
          </table:table-cell>
          <table:table-cell table:style-name="ce18" table:formula="of:=[.A9]*[.B9]" office:value-type="float" office:value="1011520.74355674" calcext:value-type="float">
            <text:p>1,011,521</text:p>
          </table:table-cell>
          <table:table-cell table:style-name="ce30" table:formula="of:=[.C9]/1000000" office:value-type="float" office:value="1.01152074355674" calcext:value-type="float">
            <text:p>1.01152</text:p>
          </table:table-cell>
          <table:table-cell table:number-columns-repeated="3"/>
          <table:table-cell table:formula="of:=SQRT([.C9])*[.R$1]" office:value-type="float" office:value="1231.77475435446" calcext:value-type="float">
            <text:p>1,232</text:p>
          </table:table-cell>
          <table:table-cell table:formula="of:=SQRT([.C9])/[.R$1]" office:value-type="float" office:value="821.189702078974" calcext:value-type="float">
            <text:p>821</text:p>
          </table:table-cell>
          <table:table-cell table:style-name="ce57" table:formula="of:=(([.C9]^(1/[.R$3]))/[.R$2])" office:value-type="float" office:value="7.77472266801043" calcext:value-type="float">
            <text:p>7.77</text:p>
          </table:table-cell>
          <table:table-cell table:style-name="ce40" table:formula="of:=[.N9]-[.J9]" office:value-type="float" office:value="0.225277331989571" calcext:value-type="float">
            <text:p>0.23</text:p>
          </table:table-cell>
          <table:table-cell table:style-name="ce57" table:formula="of:=(([.C9]^(0.4082))/28.8)-1.39" office:value-type="float" office:value="8.42382304597808" calcext:value-type="float">
            <text:p>8.42</text:p>
          </table:table-cell>
          <table:table-cell table:style-name="ce40" table:formula="of:=[.N9]-[.L9]" office:value-type="float" office:value="-0.423823045978082" calcext:value-type="float">
            <text:p>-0.42</text:p>
          </table:table-cell>
          <table:table-cell table:style-name="ce57" table:formula="of:=[.N8]+1" office:value-type="float" office:value="8" calcext:value-type="float">
            <text:p>8.00</text:p>
          </table:table-cell>
          <table:table-cell table:formula="of:=ROUND([.L9];0)" office:value-type="float" office:value="8" calcext:value-type="float">
            <text:p>8</text:p>
          </table:table-cell>
          <table:table-cell table:style-name="ce41" table:formula="of:=[.L1]" office:value-type="float" office:value="-0.557451119614584" calcext:value-type="float">
            <text:p>-0.56</text:p>
          </table:table-cell>
          <table:table-cell table:number-columns-repeated="4"/>
        </table:table-row>
        <table:table-row table:style-name="ro1">
          <table:table-cell table:style-name="ce18" table:formula="of:=[.A9]+((1200/[.F$5])+(SQRT([.A9])))" office:value-type="float" office:value="1391.51240584744" calcext:value-type="float">
            <text:p>1,392</text:p>
          </table:table-cell>
          <table:table-cell table:formula="of:=INT([.A10]/3*2)" office:value-type="float" office:value="927" calcext:value-type="float">
            <text:p>927</text:p>
          </table:table-cell>
          <table:table-cell table:style-name="ce18" table:formula="of:=[.A10]*[.B10]" office:value-type="float" office:value="1289932.00022058" calcext:value-type="float">
            <text:p>1,289,932</text:p>
          </table:table-cell>
          <table:table-cell table:style-name="ce30" table:formula="of:=[.C10]/1000000" office:value-type="float" office:value="1.28993200022058" calcext:value-type="float">
            <text:p>1.28993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formula="of:=SQRT([.C10])*[.R$1]" office:value-type="float" office:value="1391.00057812579" calcext:value-type="float">
            <text:p>1,391</text:p>
          </table:table-cell>
          <table:table-cell table:formula="of:=SQRT([.C10])/[.R$1]" office:value-type="float" office:value="927.341095687118" calcext:value-type="float">
            <text:p>927</text:p>
          </table:table-cell>
          <table:table-cell table:style-name="ce57" table:formula="of:=(([.C10]^(1/[.R$3]))/[.R$2])" office:value-type="float" office:value="8.68322951625119" calcext:value-type="float">
            <text:p>8.68</text:p>
          </table:table-cell>
          <table:table-cell table:style-name="ce40" table:formula="of:=[.N10]-[.J10]" office:value-type="float" office:value="0.31677048374881" calcext:value-type="float">
            <text:p>0.32</text:p>
          </table:table-cell>
          <table:table-cell table:style-name="ce57" table:formula="of:=(([.C10]^(0.4082))/28.8)-1.39" office:value-type="float" office:value="9.4477938740226" calcext:value-type="float">
            <text:p>9.45</text:p>
          </table:table-cell>
          <table:table-cell table:style-name="ce40" table:formula="of:=[.N10]-[.L10]" office:value-type="float" office:value="-0.447793874022603" calcext:value-type="float">
            <text:p>-0.45</text:p>
          </table:table-cell>
          <table:table-cell table:style-name="ce57" table:formula="of:=[.N9]+1" office:value-type="float" office:value="9" calcext:value-type="float">
            <text:p>9.00</text:p>
          </table:table-cell>
          <table:table-cell table:formula="of:=ROUND([.L10];0)" office:value-type="float" office:value="9" calcext:value-type="float">
            <text:p>9</text:p>
          </table:table-cell>
          <table:table-cell table:style-name="ce41" table:formula="of:=[.L15]" office:value-type="float" office:value="14.4843975569652" calcext:value-type="float">
            <text:p>14.48</text:p>
          </table:table-cell>
          <table:table-cell table:style-name="ce42" table:formula="of:=[.P10]-[.P9]" office:value-type="float" office:value="15.0418486765798" calcext:value-type="float">
            <text:p>15.0</text:p>
          </table:table-cell>
          <table:table-cell table:number-columns-repeated="3"/>
        </table:table-row>
        <table:table-row table:style-name="ro1">
          <table:table-cell table:style-name="ce18" table:formula="of:=[.A10]+((1200/[.F$5])+(SQRT([.A10])))" office:value-type="float" office:value="1553.16771864615" calcext:value-type="float">
            <text:p>1,553</text:p>
          </table:table-cell>
          <table:table-cell table:formula="of:=INT([.A11]/3*2)" office:value-type="float" office:value="1035" calcext:value-type="float">
            <text:p>1035</text:p>
          </table:table-cell>
          <table:table-cell table:style-name="ce18" table:formula="of:=[.A11]*[.B11]" office:value-type="float" office:value="1607528.58879877" calcext:value-type="float">
            <text:p>1,607,529</text:p>
          </table:table-cell>
          <table:table-cell table:style-name="ce30" table:formula="of:=[.C11]/1000000" office:value-type="float" office:value="1.60752858879877" calcext:value-type="float">
            <text:p>1.60753</text:p>
          </table:table-cell>
          <table:table-cell table:number-columns-repeated="3"/>
          <table:table-cell table:formula="of:=SQRT([.C11])*[.R$1]" office:value-type="float" office:value="1552.82764707614" calcext:value-type="float">
            <text:p>1,553</text:p>
          </table:table-cell>
          <table:table-cell table:formula="of:=SQRT([.C11])/[.R$1]" office:value-type="float" office:value="1035.22666654321" calcext:value-type="float">
            <text:p>1,035</text:p>
          </table:table-cell>
          <table:table-cell table:style-name="ce57" table:formula="of:=(([.C11]^(1/[.R$3]))/[.R$2])" office:value-type="float" office:value="9.59692584277333" calcext:value-type="float">
            <text:p>9.60</text:p>
          </table:table-cell>
          <table:table-cell table:style-name="ce40" table:formula="of:=[.N11]-[.J11]" office:value-type="float" office:value="0.403074157226667" calcext:value-type="float">
            <text:p>0.40</text:p>
          </table:table-cell>
          <table:table-cell table:style-name="ce57" table:formula="of:=(([.C11]^(0.4082))/28.8)-1.39" office:value-type="float" office:value="10.4666362336555" calcext:value-type="float">
            <text:p>10.47</text:p>
          </table:table-cell>
          <table:table-cell table:style-name="ce40" table:formula="of:=[.N11]-[.L11]" office:value-type="float" office:value="-0.466636233655487" calcext:value-type="float">
            <text:p>-0.47</text:p>
          </table:table-cell>
          <table:table-cell table:style-name="ce57" table:formula="of:=[.N10]+1" office:value-type="float" office:value="10" calcext:value-type="float">
            <text:p>10.00</text:p>
          </table:table-cell>
          <table:table-cell table:formula="of:=ROUND([.L11];0)" office:value-type="float" office:value="10" calcext:value-type="float">
            <text:p>10</text:p>
          </table:table-cell>
          <table:table-cell table:style-name="ce41" table:formula="of:=[.L31]" office:value-type="float" office:value="30.2011773563422" calcext:value-type="float">
            <text:p>30.20</text:p>
          </table:table-cell>
          <table:table-cell table:style-name="ce42" table:formula="of:=[.P11]-[.P10]" office:value-type="float" office:value="15.716779799377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1]+((1200/[.F$5])+(SQRT([.A11])))" office:value-type="float" office:value="1716.930299156" calcext:value-type="float">
            <text:p>1,717</text:p>
          </table:table-cell>
          <table:table-cell table:formula="of:=INT([.A12]/3*2)" office:value-type="float" office:value="1144" calcext:value-type="float">
            <text:p>1144</text:p>
          </table:table-cell>
          <table:table-cell table:style-name="ce18" table:formula="of:=[.A12]*[.B12]" office:value-type="float" office:value="1964168.26223447" calcext:value-type="float">
            <text:p>1,964,168</text:p>
          </table:table-cell>
          <table:table-cell table:style-name="ce30" table:formula="of:=[.C12]/1000000" office:value-type="float" office:value="1.96416826223447" calcext:value-type="float">
            <text:p>1.96417</text:p>
          </table:table-cell>
          <table:table-cell table:number-columns-repeated="3"/>
          <table:table-cell table:formula="of:=SQRT([.C12])*[.R$1]" office:value-type="float" office:value="1716.45825935568" calcext:value-type="float">
            <text:p>1,716</text:p>
          </table:table-cell>
          <table:table-cell table:formula="of:=SQRT([.C12])/[.R$1]" office:value-type="float" office:value="1144.31460918355" calcext:value-type="float">
            <text:p>1,144</text:p>
          </table:table-cell>
          <table:table-cell table:style-name="ce57" table:formula="of:=(([.C12]^(1/[.R$3]))/[.R$2])" office:value-type="float" office:value="10.5120320688895" calcext:value-type="float">
            <text:p>10.51</text:p>
          </table:table-cell>
          <table:table-cell table:style-name="ce40" table:formula="of:=[.N12]-[.J12]" office:value-type="float" office:value="0.487967931110479" calcext:value-type="float">
            <text:p>0.49</text:p>
          </table:table-cell>
          <table:table-cell table:style-name="ce57" table:formula="of:=(([.C12]^(0.4082))/28.8)-1.39" office:value-type="float" office:value="11.4771704248955" calcext:value-type="float">
            <text:p>11.48</text:p>
          </table:table-cell>
          <table:table-cell table:style-name="ce40" table:formula="of:=[.N12]-[.L12]" office:value-type="float" office:value="-0.477170424895537" calcext:value-type="float">
            <text:p>-0.48</text:p>
          </table:table-cell>
          <table:table-cell table:style-name="ce57" table:formula="of:=[.N11]+1" office:value-type="float" office:value="11" calcext:value-type="float">
            <text:p>11.00</text:p>
          </table:table-cell>
          <table:table-cell table:formula="of:=ROUND([.L12];0)" office:value-type="float" office:value="11" calcext:value-type="float">
            <text:p>11</text:p>
          </table:table-cell>
          <table:table-cell table:style-name="ce41" table:formula="of:=[.L47]" office:value-type="float" office:value="45.8890143560113" calcext:value-type="float">
            <text:p>45.89</text:p>
          </table:table-cell>
          <table:table-cell table:style-name="ce42" table:formula="of:=[.P12]-[.P11]" office:value-type="float" office:value="15.6878369996691" calcext:value-type="float">
            <text:p>15.7</text:p>
          </table:table-cell>
          <table:table-cell table:number-columns-repeated="3"/>
        </table:table-row>
        <table:table-row table:style-name="ro1">
          <table:table-cell table:style-name="ce18" table:formula="of:=[.A12]+((1200/[.F$5])+(SQRT([.A12])))" office:value-type="float" office:value="1882.7184884118" calcext:value-type="float">
            <text:p>1,883</text:p>
          </table:table-cell>
          <table:table-cell table:formula="of:=INT([.A13]/3*2)" office:value-type="float" office:value="1255" calcext:value-type="float">
            <text:p>1255</text:p>
          </table:table-cell>
          <table:table-cell table:style-name="ce18" table:formula="of:=[.A13]*[.B13]" office:value-type="float" office:value="2362811.70295681" calcext:value-type="float">
            <text:p>2,362,812</text:p>
          </table:table-cell>
          <table:table-cell table:style-name="ce30" table:formula="of:=[.C13]/1000000" office:value-type="float" office:value="2.36281170295681" calcext:value-type="float">
            <text:p>2.36281</text:p>
          </table:table-cell>
          <table:table-cell table:number-columns-repeated="3"/>
          <table:table-cell table:formula="of:=SQRT([.C13])*[.R$1]" office:value-type="float" office:value="1882.60175300589" calcext:value-type="float">
            <text:p>1,883</text:p>
          </table:table-cell>
          <table:table-cell table:formula="of:=SQRT([.C13])/[.R$1]" office:value-type="float" office:value="1255.07781939764" calcext:value-type="float">
            <text:p>1,255</text:p>
          </table:table-cell>
          <table:table-cell table:style-name="ce57" table:formula="of:=(([.C13]^(1/[.R$3]))/[.R$2])" office:value-type="float" office:value="11.4331036980968" calcext:value-type="float">
            <text:p>11.43</text:p>
          </table:table-cell>
          <table:table-cell table:style-name="ce40" table:formula="of:=[.N13]-[.J13]" office:value-type="float" office:value="0.566896301903213" calcext:value-type="float">
            <text:p>0.57</text:p>
          </table:table-cell>
          <table:table-cell table:style-name="ce57" table:formula="of:=(([.C13]^(0.4082))/28.8)-1.39" office:value-type="float" office:value="12.485264677875" calcext:value-type="float">
            <text:p>12.49</text:p>
          </table:table-cell>
          <table:table-cell table:style-name="ce40" table:formula="of:=[.N13]-[.L13]" office:value-type="float" office:value="-0.485264677874973" calcext:value-type="float">
            <text:p>-0.49</text:p>
          </table:table-cell>
          <table:table-cell table:style-name="ce57" table:formula="of:=[.N12]+1" office:value-type="float" office:value="12" calcext:value-type="float">
            <text:p>12.00</text:p>
          </table:table-cell>
          <table:table-cell table:formula="of:=ROUND([.L13];0)" office:value-type="float" office:value="12" calcext:value-type="float">
            <text:p>12</text:p>
          </table:table-cell>
          <table:table-cell table:style-name="ce41" table:formula="of:=[.L64]" office:value-type="float" office:value="62.7622201919186" calcext:value-type="float">
            <text:p>62.76</text:p>
          </table:table-cell>
          <table:table-cell table:style-name="ce42" table:formula="of:=[.P13]-[.P12]" office:value-type="float" office:value="16.8732058359073" calcext:value-type="float">
            <text:p>16.9</text:p>
          </table:table-cell>
          <table:table-cell table:number-columns-repeated="3"/>
        </table:table-row>
        <table:table-row table:style-name="ro1">
          <table:table-cell table:style-name="ce18" table:formula="of:=[.A13]+((1200/[.F$5])+(SQRT([.A13])))" office:value-type="float" office:value="2050.46112410098" calcext:value-type="float">
            <text:p>2,050</text:p>
          </table:table-cell>
          <table:table-cell table:formula="of:=INT([.A14]/3*2)" office:value-type="float" office:value="1366" calcext:value-type="float">
            <text:p>1366</text:p>
          </table:table-cell>
          <table:table-cell table:style-name="ce18" table:formula="of:=[.A14]*[.B14]" office:value-type="float" office:value="2800929.89552193" calcext:value-type="float">
            <text:p>2,800,930</text:p>
          </table:table-cell>
          <table:table-cell table:style-name="ce30" table:formula="of:=[.C14]/1000000" office:value-type="float" office:value="2.80092989552193" calcext:value-type="float">
            <text:p>2.80093</text:p>
          </table:table-cell>
          <table:table-cell table:number-columns-repeated="3"/>
          <table:table-cell table:formula="of:=SQRT([.C14])*[.R$1]" office:value-type="float" office:value="2049.72227910686" calcext:value-type="float">
            <text:p>2,050</text:p>
          </table:table-cell>
          <table:table-cell table:formula="of:=SQRT([.C14])/[.R$1]" office:value-type="float" office:value="1366.49238976043" calcext:value-type="float">
            <text:p>1,366</text:p>
          </table:table-cell>
          <table:table-cell table:style-name="ce57" table:formula="of:=(([.C14]^(1/[.R$3]))/[.R$2])" office:value-type="float" office:value="12.3521579394021" calcext:value-type="float">
            <text:p>12.35</text:p>
          </table:table-cell>
          <table:table-cell table:style-name="ce40" table:formula="of:=[.N14]-[.J14]" office:value-type="float" office:value="0.647842060597906" calcext:value-type="float">
            <text:p>0.65</text:p>
          </table:table-cell>
          <table:table-cell table:style-name="ce57" table:formula="of:=(([.C14]^(0.4082))/28.8)-1.39" office:value-type="float" office:value="13.4829215165587" calcext:value-type="float">
            <text:p>13.48</text:p>
          </table:table-cell>
          <table:table-cell table:style-name="ce40" table:formula="of:=[.N14]-[.L14]" office:value-type="float" office:value="-0.482921516558651" calcext:value-type="float">
            <text:p>-0.48</text:p>
          </table:table-cell>
          <table:table-cell table:style-name="ce57" table:formula="of:=[.N13]+1" office:value-type="float" office:value="13" calcext:value-type="float">
            <text:p>13.00</text:p>
          </table:table-cell>
          <table:table-cell table:formula="of:=ROUND([.L1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18" table:formula="of:=[.A14]+((1200/[.F$5])+(SQRT([.A14])))" office:value-type="float" office:value="2220.09547337537" calcext:value-type="float">
            <text:p>2,220</text:p>
          </table:table-cell>
          <table:table-cell table:formula="of:=INT([.A15]/3*2)" office:value-type="float" office:value="1480" calcext:value-type="float">
            <text:p>1480</text:p>
          </table:table-cell>
          <table:table-cell table:style-name="ce18" table:formula="of:=[.A15]*[.B15]" office:value-type="float" office:value="3285741.30059555" calcext:value-type="float">
            <text:p>3,285,741</text:p>
          </table:table-cell>
          <table:table-cell table:style-name="ce30" table:formula="of:=[.C15]/1000000" office:value-type="float" office:value="3.28574130059555" calcext:value-type="float">
            <text:p>3.28574</text:p>
          </table:table-cell>
          <table:table-cell table:number-columns-repeated="3"/>
          <table:table-cell table:formula="of:=SQRT([.C15])*[.R$1]" office:value-type="float" office:value="2220.03890599102" calcext:value-type="float">
            <text:p>2,220</text:p>
          </table:table-cell>
          <table:table-cell table:formula="of:=SQRT([.C15])/[.R$1]" office:value-type="float" office:value="1480.03771092867" calcext:value-type="float">
            <text:p>1,480</text:p>
          </table:table-cell>
          <table:table-cell table:style-name="ce57" table:formula="of:=(([.C15]^(1/[.R$3]))/[.R$2])" office:value-type="float" office:value="13.2818014920318" calcext:value-type="float">
            <text:p>13.28</text:p>
          </table:table-cell>
          <table:table-cell table:style-name="ce40" table:formula="of:=[.N15]-[.J15]" office:value-type="float" office:value="0.718198507968221" calcext:value-type="float">
            <text:p>0.72</text:p>
          </table:table-cell>
          <table:table-cell table:style-name="ce57" table:formula="of:=(([.C15]^(0.4082))/28.8)-1.39" office:value-type="float" office:value="14.4843975569652" calcext:value-type="float">
            <text:p>14.48</text:p>
          </table:table-cell>
          <table:table-cell table:style-name="ce40" table:formula="of:=[.N15]-[.L15]" office:value-type="float" office:value="-0.484397556965186" calcext:value-type="float">
            <text:p>-0.48</text:p>
          </table:table-cell>
          <table:table-cell table:style-name="ce57" table:formula="of:=[.N14]+1" office:value-type="float" office:value="14" calcext:value-type="float">
            <text:p>14.00</text:p>
          </table:table-cell>
          <table:table-cell table:formula="of:=ROUND([.L1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style-name="ce18" table:formula="of:=[.A15]+((1200/[.F$5])+(SQRT([.A15])))" office:value-type="float" office:value="2391.56569408303" calcext:value-type="float">
            <text:p>2,392</text:p>
          </table:table-cell>
          <table:table-cell table:formula="of:=INT([.A16]/3*2)" office:value-type="float" office:value="1594" calcext:value-type="float">
            <text:p>1594</text:p>
          </table:table-cell>
          <table:table-cell table:style-name="ce18" table:formula="of:=[.A16]*[.B16]" office:value-type="float" office:value="3812155.71636834" calcext:value-type="float">
            <text:p>3,812,156</text:p>
          </table:table-cell>
          <table:table-cell table:style-name="ce30" table:formula="of:=[.C16]/1000000" office:value-type="float" office:value="3.81215571636834" calcext:value-type="float">
            <text:p>3.81216</text:p>
          </table:table-cell>
          <table:table-cell table:number-columns-repeated="3"/>
          <table:table-cell table:formula="of:=SQRT([.C16])*[.R$1]" office:value-type="float" office:value="2391.27331904691" calcext:value-type="float">
            <text:p>2,391</text:p>
          </table:table-cell>
          <table:table-cell table:formula="of:=SQRT([.C16])/[.R$1]" office:value-type="float" office:value="1594.19489441205" calcext:value-type="float">
            <text:p>1,594</text:p>
          </table:table-cell>
          <table:table-cell table:style-name="ce57" table:formula="of:=(([.C16]^(1/[.R$3]))/[.R$2])" office:value-type="float" office:value="14.209935468422" calcext:value-type="float">
            <text:p>14.21</text:p>
          </table:table-cell>
          <table:table-cell table:style-name="ce40" table:formula="of:=[.N16]-[.J16]" office:value-type="float" office:value="0.790064531578016" calcext:value-type="float">
            <text:p>0.79</text:p>
          </table:table-cell>
          <table:table-cell table:style-name="ce57" table:formula="of:=(([.C16]^(0.4082))/28.8)-1.39" office:value-type="float" office:value="15.477136683345" calcext:value-type="float">
            <text:p>15.48</text:p>
          </table:table-cell>
          <table:table-cell table:style-name="ce40" table:formula="of:=[.N16]-[.L16]" office:value-type="float" office:value="-0.477136683345027" calcext:value-type="float">
            <text:p>-0.48</text:p>
          </table:table-cell>
          <table:table-cell table:style-name="ce57" table:formula="of:=[.N15]+1" office:value-type="float" office:value="15" calcext:value-type="float">
            <text:p>15.00</text:p>
          </table:table-cell>
          <table:table-cell table:formula="of:=ROUND([.L1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18" table:formula="of:=[.A16]+((1200/[.F$5])+(SQRT([.A16])))" office:value-type="float" office:value="2564.82166250782" calcext:value-type="float">
            <text:p>2,565</text:p>
          </table:table-cell>
          <table:table-cell table:formula="of:=INT([.A17]/3*2)" office:value-type="float" office:value="1709" calcext:value-type="float">
            <text:p>1709</text:p>
          </table:table-cell>
          <table:table-cell table:style-name="ce18" table:formula="of:=[.A17]*[.B17]" office:value-type="float" office:value="4383280.22122586" calcext:value-type="float">
            <text:p>4,383,280</text:p>
          </table:table-cell>
          <table:table-cell table:style-name="ce30" table:formula="of:=[.C17]/1000000" office:value-type="float" office:value="4.38328022122586" calcext:value-type="float">
            <text:p>4.38328</text:p>
          </table:table-cell>
          <table:table-cell table:number-columns-repeated="3"/>
          <table:table-cell table:formula="of:=SQRT([.C17])*[.R$1]" office:value-type="float" office:value="2564.15054721556" calcext:value-type="float">
            <text:p>2,564</text:p>
          </table:table-cell>
          <table:table-cell table:formula="of:=SQRT([.C17])/[.R$1]" office:value-type="float" office:value="1709.44729668299" calcext:value-type="float">
            <text:p>1,709</text:p>
          </table:table-cell>
          <table:table-cell table:style-name="ce57" table:formula="of:=(([.C17]^(1/[.R$3]))/[.R$2])" office:value-type="float" office:value="15.1408606321702" calcext:value-type="float">
            <text:p>15.14</text:p>
          </table:table-cell>
          <table:table-cell table:style-name="ce40" table:formula="of:=[.N17]-[.J17]" office:value-type="float" office:value="0.859139367829755" calcext:value-type="float">
            <text:p>0.86</text:p>
          </table:table-cell>
          <table:table-cell table:style-name="ce57" table:formula="of:=(([.C17]^(0.4082))/28.8)-1.39" office:value-type="float" office:value="16.4662377709345" calcext:value-type="float">
            <text:p>16.47</text:p>
          </table:table-cell>
          <table:table-cell table:style-name="ce40" table:formula="of:=[.N17]-[.L17]" office:value-type="float" office:value="-0.466237770934509" calcext:value-type="float">
            <text:p>-0.47</text:p>
          </table:table-cell>
          <table:table-cell table:style-name="ce57" table:formula="of:=[.N16]+1" office:value-type="float" office:value="16" calcext:value-type="float">
            <text:p>16.00</text:p>
          </table:table-cell>
          <table:table-cell table:formula="of:=ROUND([.L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style-name="ce18" table:formula="of:=[.A17]+((1200/[.F$5])+(SQRT([.A17])))" office:value-type="float" office:value="2739.81806249828" calcext:value-type="float">
            <text:p>2,740</text:p>
          </table:table-cell>
          <table:table-cell table:formula="of:=INT([.A18]/3*2)" office:value-type="float" office:value="1826" calcext:value-type="float">
            <text:p>1826</text:p>
          </table:table-cell>
          <table:table-cell table:style-name="ce18" table:formula="of:=[.A18]*[.B18]" office:value-type="float" office:value="5002907.78212185" calcext:value-type="float">
            <text:p>5,002,908</text:p>
          </table:table-cell>
          <table:table-cell table:style-name="ce30" table:formula="of:=[.C18]/1000000" office:value-type="float" office:value="5.00290778212185" calcext:value-type="float">
            <text:p>5.00291</text:p>
          </table:table-cell>
          <table:table-cell table:number-columns-repeated="3"/>
          <table:table-cell table:formula="of:=SQRT([.C18])*[.R$1]" office:value-type="float" office:value="2739.3981047825" calcext:value-type="float">
            <text:p>2,739</text:p>
          </table:table-cell>
          <table:table-cell table:formula="of:=SQRT([.C18])/[.R$1]" office:value-type="float" office:value="1826.27993112343" calcext:value-type="float">
            <text:p>1,826</text:p>
          </table:table-cell>
          <table:table-cell table:style-name="ce57" table:formula="of:=(([.C18]^(1/[.R$3]))/[.R$2])" office:value-type="float" office:value="16.0787411856802" calcext:value-type="float">
            <text:p>16.08</text:p>
          </table:table-cell>
          <table:table-cell table:style-name="ce40" table:formula="of:=[.N18]-[.J18]" office:value-type="float" office:value="0.921258814319831" calcext:value-type="float">
            <text:p>0.92</text:p>
          </table:table-cell>
          <table:table-cell table:style-name="ce57" table:formula="of:=(([.C18]^(0.4082))/28.8)-1.39" office:value-type="float" office:value="17.456475132893" calcext:value-type="float">
            <text:p>17.46</text:p>
          </table:table-cell>
          <table:table-cell table:style-name="ce40" table:formula="of:=[.N18]-[.L18]" office:value-type="float" office:value="-0.456475132892987" calcext:value-type="float">
            <text:p>-0.46</text:p>
          </table:table-cell>
          <table:table-cell table:style-name="ce57" table:formula="of:=[.N17]+1" office:value-type="float" office:value="17" calcext:value-type="float">
            <text:p>17.00</text:p>
          </table:table-cell>
          <table:table-cell table:formula="of:=ROUND([.L1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18" table:formula="of:=[.A18]+((1200/[.F$5])+(SQRT([.A18])))" office:value-type="float" office:value="2916.5136655202" calcext:value-type="float">
            <text:p>2,917</text:p>
          </table:table-cell>
          <table:table-cell table:formula="of:=INT([.A19]/3*2)" office:value-type="float" office:value="1944" calcext:value-type="float">
            <text:p>1944</text:p>
          </table:table-cell>
          <table:table-cell table:style-name="ce18" table:formula="of:=[.A19]*[.B19]" office:value-type="float" office:value="5669702.56577127" calcext:value-type="float">
            <text:p>5,669,703</text:p>
          </table:table-cell>
          <table:table-cell table:style-name="ce30" table:formula="of:=[.C19]/1000000" office:value-type="float" office:value="5.66970256577127" calcext:value-type="float">
            <text:p>5.66970</text:p>
          </table:table-cell>
          <table:table-cell table:number-columns-repeated="3"/>
          <table:table-cell table:formula="of:=SQRT([.C19])*[.R$1]" office:value-type="float" office:value="2916.24522211319" calcext:value-type="float">
            <text:p>2,916</text:p>
          </table:table-cell>
          <table:table-cell table:formula="of:=SQRT([.C19])/[.R$1]" office:value-type="float" office:value="1944.17894722271" calcext:value-type="float">
            <text:p>1,944</text:p>
          </table:table-cell>
          <table:table-cell table:style-name="ce57" table:formula="of:=(([.C19]^(1/[.R$3]))/[.R$2])" office:value-type="float" office:value="17.0196660690082" calcext:value-type="float">
            <text:p>17.02</text:p>
          </table:table-cell>
          <table:table-cell table:style-name="ce40" table:formula="of:=[.N19]-[.J19]" office:value-type="float" office:value="0.980333930991776" calcext:value-type="float">
            <text:p>0.98</text:p>
          </table:table-cell>
          <table:table-cell table:style-name="ce57" table:formula="of:=(([.C19]^(0.4082))/28.8)-1.39" office:value-type="float" office:value="18.4440232055692" calcext:value-type="float">
            <text:p>18.44</text:p>
          </table:table-cell>
          <table:table-cell table:style-name="ce40" table:formula="of:=[.N19]-[.L19]" office:value-type="float" office:value="-0.444023205569152" calcext:value-type="float">
            <text:p>-0.44</text:p>
          </table:table-cell>
          <table:table-cell table:style-name="ce57" table:formula="of:=[.N18]+1" office:value-type="float" office:value="18" calcext:value-type="float">
            <text:p>18.00</text:p>
          </table:table-cell>
          <table:table-cell table:formula="of:=ROUND([.L1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18" table:formula="of:=[.A19]+((1200/[.F$5])+(SQRT([.A19])))" office:value-type="float" office:value="3094.87075307921" calcext:value-type="float">
            <text:p>3,095</text:p>
          </table:table-cell>
          <table:table-cell table:formula="of:=INT([.A20]/3*2)" office:value-type="float" office:value="2063" calcext:value-type="float">
            <text:p>2063</text:p>
          </table:table-cell>
          <table:table-cell table:style-name="ce18" table:formula="of:=[.A20]*[.B20]" office:value-type="float" office:value="6384718.3636024" calcext:value-type="float">
            <text:p>6,384,718</text:p>
          </table:table-cell>
          <table:table-cell table:style-name="ce30" table:formula="of:=[.C20]/1000000" office:value-type="float" office:value="6.3847183636024" calcext:value-type="float">
            <text:p>6.38472</text:p>
          </table:table-cell>
          <table:table-cell table:number-columns-repeated="3"/>
          <table:table-cell table:formula="of:=SQRT([.C20])*[.R$1]" office:value-type="float" office:value="3094.67306195504" calcext:value-type="float">
            <text:p>3,095</text:p>
          </table:table-cell>
          <table:table-cell table:formula="of:=SQRT([.C20])/[.R$1]" office:value-type="float" office:value="2063.13178671252" calcext:value-type="float">
            <text:p>2,063</text:p>
          </table:table-cell>
          <table:table-cell table:style-name="ce57" table:formula="of:=(([.C20]^(1/[.R$3]))/[.R$2])" office:value-type="float" office:value="17.9637563918326" calcext:value-type="float">
            <text:p>17.96</text:p>
          </table:table-cell>
          <table:table-cell table:style-name="ce40" table:formula="of:=[.N20]-[.J20]" office:value-type="float" office:value="1.03624360816741" calcext:value-type="float">
            <text:p>1.04</text:p>
          </table:table-cell>
          <table:table-cell table:style-name="ce57" table:formula="of:=(([.C20]^(0.4082))/28.8)-1.39" office:value-type="float" office:value="19.429311946207" calcext:value-type="float">
            <text:p>19.43</text:p>
          </table:table-cell>
          <table:table-cell table:style-name="ce40" table:formula="of:=[.N20]-[.L20]" office:value-type="float" office:value="-0.42931194620704" calcext:value-type="float">
            <text:p>-0.43</text:p>
          </table:table-cell>
          <table:table-cell table:style-name="ce57" table:formula="of:=[.N19]+1" office:value-type="float" office:value="19" calcext:value-type="float">
            <text:p>19.00</text:p>
          </table:table-cell>
          <table:table-cell table:formula="of:=ROUND([.L2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18" table:formula="of:=[.A20]+((1200/[.F$5])+(SQRT([.A20])))" office:value-type="float" office:value="3274.85464724733" calcext:value-type="float">
            <text:p>3,275</text:p>
          </table:table-cell>
          <table:table-cell table:formula="of:=INT([.A21]/3*2)" office:value-type="float" office:value="2183" calcext:value-type="float">
            <text:p>2183</text:p>
          </table:table-cell>
          <table:table-cell table:style-name="ce18" table:formula="of:=[.A21]*[.B21]" office:value-type="float" office:value="7149007.69494092" calcext:value-type="float">
            <text:p>7,149,008</text:p>
          </table:table-cell>
          <table:table-cell table:style-name="ce30" table:formula="of:=[.C21]/1000000" office:value-type="float" office:value="7.14900769494092" calcext:value-type="float">
            <text:p>7.14901</text:p>
          </table:table-cell>
          <table:table-cell table:number-columns-repeated="3"/>
          <table:table-cell table:formula="of:=SQRT([.C21])*[.R$1]" office:value-type="float" office:value="3274.66429387685" calcext:value-type="float">
            <text:p>3,275</text:p>
          </table:table-cell>
          <table:table-cell table:formula="of:=SQRT([.C21])/[.R$1]" office:value-type="float" office:value="2183.12689588015" calcext:value-type="float">
            <text:p>2,183</text:p>
          </table:table-cell>
          <table:table-cell table:style-name="ce57" table:formula="of:=(([.C21]^(1/[.R$3]))/[.R$2])" office:value-type="float" office:value="18.9111163171153" calcext:value-type="float">
            <text:p>18.91</text:p>
          </table:table-cell>
          <table:table-cell table:style-name="ce40" table:formula="of:=[.N21]-[.J21]" office:value-type="float" office:value="1.08888368288473" calcext:value-type="float">
            <text:p>1.09</text:p>
          </table:table-cell>
          <table:table-cell table:style-name="ce57" table:formula="of:=(([.C21]^(0.4082))/28.8)-1.39" office:value-type="float" office:value="20.412717785781" calcext:value-type="float">
            <text:p>20.41</text:p>
          </table:table-cell>
          <table:table-cell table:style-name="ce40" table:formula="of:=[.N21]-[.L21]" office:value-type="float" office:value="-0.412717785781016" calcext:value-type="float">
            <text:p>-0.41</text:p>
          </table:table-cell>
          <table:table-cell table:style-name="ce57" table:formula="of:=[.N20]+1" office:value-type="float" office:value="20" calcext:value-type="float">
            <text:p>20.00</text:p>
          </table:table-cell>
          <table:table-cell table:formula="of:=ROUND([.L2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18" table:formula="of:=[.A21]+((1200/[.F$5])+(SQRT([.A21])))" office:value-type="float" office:value="3456.43332459786" calcext:value-type="float">
            <text:p>3,456</text:p>
          </table:table-cell>
          <table:table-cell table:formula="of:=INT([.A22]/3*2)" office:value-type="float" office:value="2304" calcext:value-type="float">
            <text:p>2304</text:p>
          </table:table-cell>
          <table:table-cell table:style-name="ce18" table:formula="of:=[.A22]*[.B22]" office:value-type="float" office:value="7963622.37987346" calcext:value-type="float">
            <text:p>7,963,622</text:p>
          </table:table-cell>
          <table:table-cell table:style-name="ce30" table:formula="of:=[.C22]/1000000" office:value-type="float" office:value="7.96362237987346" calcext:value-type="float">
            <text:p>7.96362</text:p>
          </table:table-cell>
          <table:table-cell table:number-columns-repeated="3"/>
          <table:table-cell table:formula="of:=SQRT([.C22])*[.R$1]" office:value-type="float" office:value="3456.20290849402" calcext:value-type="float">
            <text:p>3,456</text:p>
          </table:table-cell>
          <table:table-cell table:formula="of:=SQRT([.C22])/[.R$1]" office:value-type="float" office:value="2304.15360171764" calcext:value-type="float">
            <text:p>2,304</text:p>
          </table:table-cell>
          <table:table-cell table:style-name="ce57" table:formula="of:=(([.C22]^(1/[.R$3]))/[.R$2])" office:value-type="float" office:value="19.8618359440082" calcext:value-type="float">
            <text:p>19.86</text:p>
          </table:table-cell>
          <table:table-cell table:style-name="ce40" table:formula="of:=[.N22]-[.J22]" office:value-type="float" office:value="1.13816405599183" calcext:value-type="float">
            <text:p>1.14</text:p>
          </table:table-cell>
          <table:table-cell table:style-name="ce57" table:formula="of:=(([.C22]^(0.4082))/28.8)-1.39" office:value-type="float" office:value="21.3945724235916" calcext:value-type="float">
            <text:p>21.39</text:p>
          </table:table-cell>
          <table:table-cell table:style-name="ce40" table:formula="of:=[.N22]-[.L22]" office:value-type="float" office:value="-0.394572423591551" calcext:value-type="float">
            <text:p>-0.39</text:p>
          </table:table-cell>
          <table:table-cell table:style-name="ce57" table:formula="of:=[.N21]+1" office:value-type="float" office:value="21" calcext:value-type="float">
            <text:p>21.00</text:p>
          </table:table-cell>
          <table:table-cell table:formula="of:=ROUND([.L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18" table:formula="of:=[.A22]+((1200/[.F$5])+(SQRT([.A22])))" office:value-type="float" office:value="3639.5770954159" calcext:value-type="float">
            <text:p>3,640</text:p>
          </table:table-cell>
          <table:table-cell table:formula="of:=INT([.A23]/3*2)" office:value-type="float" office:value="2426" calcext:value-type="float">
            <text:p>2426</text:p>
          </table:table-cell>
          <table:table-cell table:style-name="ce18" table:formula="of:=[.A23]*[.B23]" office:value-type="float" office:value="8829614.03347898" calcext:value-type="float">
            <text:p>8,829,614</text:p>
          </table:table-cell>
          <table:table-cell table:style-name="ce30" table:formula="of:=[.C23]/1000000" office:value-type="float" office:value="8.82961403347898" calcext:value-type="float">
            <text:p>8.82961</text:p>
          </table:table-cell>
          <table:table-cell table:number-columns-repeated="3"/>
          <table:table-cell table:formula="of:=SQRT([.C23])*[.R$1]" office:value-type="float" office:value="3639.2740610913" calcext:value-type="float">
            <text:p>3,639</text:p>
          </table:table-cell>
          <table:table-cell table:formula="of:=SQRT([.C23])/[.R$1]" office:value-type="float" office:value="2426.20200766943" calcext:value-type="float">
            <text:p>2,426</text:p>
          </table:table-cell>
          <table:table-cell table:style-name="ce57" table:formula="of:=(([.C23]^(1/[.R$3]))/[.R$2])" office:value-type="float" office:value="20.8159935924455" calcext:value-type="float">
            <text:p>20.82</text:p>
          </table:table-cell>
          <table:table-cell table:style-name="ce40" table:formula="of:=[.N23]-[.J23]" office:value-type="float" office:value="1.18400640755446" calcext:value-type="float">
            <text:p>1.18</text:p>
          </table:table-cell>
          <table:table-cell table:style-name="ce57" table:formula="of:=(([.C23]^(0.4082))/28.8)-1.39" office:value-type="float" office:value="22.3751698341743" calcext:value-type="float">
            <text:p>22.38</text:p>
          </table:table-cell>
          <table:table-cell table:style-name="ce40" table:formula="of:=[.N23]-[.L23]" office:value-type="float" office:value="-0.375169834174269" calcext:value-type="float">
            <text:p>-0.38</text:p>
          </table:table-cell>
          <table:table-cell table:style-name="ce57" table:formula="of:=[.N22]+1" office:value-type="float" office:value="22" calcext:value-type="float">
            <text:p>22.00</text:p>
          </table:table-cell>
          <table:table-cell table:formula="of:=ROUND([.L2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18" table:formula="of:=[.A23]+((1200/[.F$5])+(SQRT([.A23])))" office:value-type="float" office:value="3824.25833464869" calcext:value-type="float">
            <text:p>3,824</text:p>
          </table:table-cell>
          <table:table-cell table:formula="of:=INT([.A24]/3*2)" office:value-type="float" office:value="2549" calcext:value-type="float">
            <text:p>2549</text:p>
          </table:table-cell>
          <table:table-cell table:style-name="ce18" table:formula="of:=[.A24]*[.B24]" office:value-type="float" office:value="9748034.49501952" calcext:value-type="float">
            <text:p>9,748,034</text:p>
          </table:table-cell>
          <table:table-cell table:style-name="ce30" table:formula="of:=[.C24]/1000000" office:value-type="float" office:value="9.74803449501952" calcext:value-type="float">
            <text:p>9.74803</text:p>
          </table:table-cell>
          <table:table-cell table:number-columns-repeated="3"/>
          <table:table-cell table:formula="of:=SQRT([.C24])*[.R$1]" office:value-type="float" office:value="3823.86393914356" calcext:value-type="float">
            <text:p>3,824</text:p>
          </table:table-cell>
          <table:table-cell table:formula="of:=SQRT([.C24])/[.R$1]" office:value-type="float" office:value="2549.26290531217" calcext:value-type="float">
            <text:p>2,549</text:p>
          </table:table-cell>
          <table:table-cell table:style-name="ce57" table:formula="of:=(([.C24]^(1/[.R$3]))/[.R$2])" office:value-type="float" office:value="21.7736576349847" calcext:value-type="float">
            <text:p>21.77</text:p>
          </table:table-cell>
          <table:table-cell table:style-name="ce40" table:formula="of:=[.N24]-[.J24]" office:value-type="float" office:value="1.22634236501529" calcext:value-type="float">
            <text:p>1.23</text:p>
          </table:table-cell>
          <table:table-cell table:style-name="ce57" table:formula="of:=(([.C24]^(0.4082))/28.8)-1.39" office:value-type="float" office:value="23.3547719144824" calcext:value-type="float">
            <text:p>23.35</text:p>
          </table:table-cell>
          <table:table-cell table:style-name="ce40" table:formula="of:=[.N24]-[.L24]" office:value-type="float" office:value="-0.354771914482377" calcext:value-type="float">
            <text:p>-0.35</text:p>
          </table:table-cell>
          <table:table-cell table:style-name="ce57" table:formula="of:=[.N23]+1" office:value-type="float" office:value="23" calcext:value-type="float">
            <text:p>23.00</text:p>
          </table:table-cell>
          <table:table-cell table:formula="of:=ROUND([.L2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18" table:formula="of:=[.A24]+((1200/[.F$5])+(SQRT([.A24])))" office:value-type="float" office:value="4010.45125433951" calcext:value-type="float">
            <text:p>4,010</text:p>
          </table:table-cell>
          <table:table-cell table:formula="of:=INT([.A25]/3*2)" office:value-type="float" office:value="2673" calcext:value-type="float">
            <text:p>2673</text:p>
          </table:table-cell>
          <table:table-cell table:style-name="ce18" table:formula="of:=[.A25]*[.B25]" office:value-type="float" office:value="10719936.2028495" calcext:value-type="float">
            <text:p>10,719,936</text:p>
          </table:table-cell>
          <table:table-cell table:style-name="ce30" table:formula="of:=[.C25]/1000000" office:value-type="float" office:value="10.7199362028495" calcext:value-type="float">
            <text:p>10.71994</text:p>
          </table:table-cell>
          <table:table-cell table:number-columns-repeated="3"/>
          <table:table-cell table:formula="of:=SQRT([.C25])*[.R$1]" office:value-type="float" office:value="4009.95964938645" calcext:value-type="float">
            <text:p>4,010</text:p>
          </table:table-cell>
          <table:table-cell table:formula="of:=SQRT([.C25])/[.R$1]" office:value-type="float" office:value="2673.32769906793" calcext:value-type="float">
            <text:p>2,673</text:p>
          </table:table-cell>
          <table:table-cell table:style-name="ce57" table:formula="of:=(([.C25]^(1/[.R$3]))/[.R$2])" office:value-type="float" office:value="22.7348879812022" calcext:value-type="float">
            <text:p>22.73</text:p>
          </table:table-cell>
          <table:table-cell table:style-name="ce40" table:formula="of:=[.N25]-[.J25]" office:value-type="float" office:value="1.26511201879775" calcext:value-type="float">
            <text:p>1.27</text:p>
          </table:table-cell>
          <table:table-cell table:style-name="ce57" table:formula="of:=(([.C25]^(0.4082))/28.8)-1.39" office:value-type="float" office:value="24.3336130826143" calcext:value-type="float">
            <text:p>24.33</text:p>
          </table:table-cell>
          <table:table-cell table:style-name="ce40" table:formula="of:=[.N25]-[.L25]" office:value-type="float" office:value="-0.333613082614278" calcext:value-type="float">
            <text:p>-0.33</text:p>
          </table:table-cell>
          <table:table-cell table:style-name="ce57" table:formula="of:=[.N24]+1" office:value-type="float" office:value="24" calcext:value-type="float">
            <text:p>24.00</text:p>
          </table:table-cell>
          <table:table-cell table:formula="of:=ROUND([.L2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18" table:formula="of:=[.A25]+((1200/[.F$5])+(SQRT([.A25])))" office:value-type="float" office:value="4198.13170966923" calcext:value-type="float">
            <text:p>4,198</text:p>
          </table:table-cell>
          <table:table-cell table:formula="of:=INT([.A26]/3*2)" office:value-type="float" office:value="2798" calcext:value-type="float">
            <text:p>2798</text:p>
          </table:table-cell>
          <table:table-cell table:style-name="ce18" table:formula="of:=[.A26]*[.B26]" office:value-type="float" office:value="11746372.5236545" calcext:value-type="float">
            <text:p>11,746,373</text:p>
          </table:table-cell>
          <table:table-cell table:style-name="ce30" table:formula="of:=[.C26]/1000000" office:value-type="float" office:value="11.7463725236545" calcext:value-type="float">
            <text:p>11.74637</text:p>
          </table:table-cell>
          <table:table-cell table:number-columns-repeated="3"/>
          <table:table-cell table:formula="of:=SQRT([.C26])*[.R$1]" office:value-type="float" office:value="4197.54912098313" calcext:value-type="float">
            <text:p>4,198</text:p>
          </table:table-cell>
          <table:table-cell table:formula="of:=SQRT([.C26])/[.R$1]" office:value-type="float" office:value="2798.38834164812" calcext:value-type="float">
            <text:p>2,798</text:p>
          </table:table-cell>
          <table:table-cell table:style-name="ce57" table:formula="of:=(([.C26]^(1/[.R$3]))/[.R$2])" office:value-type="float" office:value="23.69973729207" calcext:value-type="float">
            <text:p>23.70</text:p>
          </table:table-cell>
          <table:table-cell table:style-name="ce40" table:formula="of:=[.N26]-[.J26]" office:value-type="float" office:value="1.30026270792996" calcext:value-type="float">
            <text:p>1.30</text:p>
          </table:table-cell>
          <table:table-cell table:style-name="ce57" table:formula="of:=(([.C26]^(0.4082))/28.8)-1.39" office:value-type="float" office:value="25.3119040580632" calcext:value-type="float">
            <text:p>25.31</text:p>
          </table:table-cell>
          <table:table-cell table:style-name="ce40" table:formula="of:=[.N26]-[.L26]" office:value-type="float" office:value="-0.311904058063149" calcext:value-type="float">
            <text:p>-0.31</text:p>
          </table:table-cell>
          <table:table-cell table:style-name="ce57" table:formula="of:=[.N25]+1" office:value-type="float" office:value="25" calcext:value-type="float">
            <text:p>25.00</text:p>
          </table:table-cell>
          <table:table-cell table:formula="of:=ROUND([.L2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18" table:formula="of:=[.A26]+((1200/[.F$5])+(SQRT([.A26])))" office:value-type="float" office:value="4387.27703248337" calcext:value-type="float">
            <text:p>4,387</text:p>
          </table:table-cell>
          <table:table-cell table:formula="of:=INT([.A27]/3*2)" office:value-type="float" office:value="2924" calcext:value-type="float">
            <text:p>2924</text:p>
          </table:table-cell>
          <table:table-cell table:style-name="ce18" table:formula="of:=[.A27]*[.B27]" office:value-type="float" office:value="12828398.0429814" calcext:value-type="float">
            <text:p>12,828,398</text:p>
          </table:table-cell>
          <table:table-cell table:style-name="ce30" table:formula="of:=[.C27]/1000000" office:value-type="float" office:value="12.8283980429814" calcext:value-type="float">
            <text:p>12.82840</text:p>
          </table:table-cell>
          <table:table-cell table:number-columns-repeated="3"/>
          <table:table-cell table:formula="of:=SQRT([.C27])*[.R$1]" office:value-type="float" office:value="4386.62102202769" calcext:value-type="float">
            <text:p>4,387</text:p>
          </table:table-cell>
          <table:table-cell table:formula="of:=SQRT([.C27])/[.R$1]" office:value-type="float" office:value="2924.43727838871" calcext:value-type="float">
            <text:p>2,924</text:p>
          </table:table-cell>
          <table:table-cell table:style-name="ce57" table:formula="of:=(([.C27]^(1/[.R$3]))/[.R$2])" office:value-type="float" office:value="24.6682519820696" calcext:value-type="float">
            <text:p>24.67</text:p>
          </table:table-cell>
          <table:table-cell table:style-name="ce40" table:formula="of:=[.N27]-[.J27]" office:value-type="float" office:value="1.33174801793043" calcext:value-type="float">
            <text:p>1.33</text:p>
          </table:table-cell>
          <table:table-cell table:style-name="ce57" table:formula="of:=(([.C27]^(0.4082))/28.8)-1.39" office:value-type="float" office:value="26.2898349958268" calcext:value-type="float">
            <text:p>26.29</text:p>
          </table:table-cell>
          <table:table-cell table:style-name="ce40" table:formula="of:=[.N27]-[.L27]" office:value-type="float" office:value="-0.289834995826769" calcext:value-type="float">
            <text:p>-0.29</text:p>
          </table:table-cell>
          <table:table-cell table:style-name="ce57" table:formula="of:=[.N26]+1" office:value-type="float" office:value="26" calcext:value-type="float">
            <text:p>26.00</text:p>
          </table:table-cell>
          <table:table-cell table:formula="of:=ROUND([.L2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18" table:formula="of:=[.A27]+((1200/[.F$5])+(SQRT([.A27])))" office:value-type="float" office:value="4577.86588749234" calcext:value-type="float">
            <text:p>4,578</text:p>
          </table:table-cell>
          <table:table-cell table:formula="of:=INT([.A28]/3*2)" office:value-type="float" office:value="3051" calcext:value-type="float">
            <text:p>3051</text:p>
          </table:table-cell>
          <table:table-cell table:style-name="ce18" table:formula="of:=[.A28]*[.B28]" office:value-type="float" office:value="13967068.8227391" calcext:value-type="float">
            <text:p>13,967,069</text:p>
          </table:table-cell>
          <table:table-cell table:style-name="ce30" table:formula="of:=[.C28]/1000000" office:value-type="float" office:value="13.9670688227391" calcext:value-type="float">
            <text:p>13.96707</text:p>
          </table:table-cell>
          <table:table-cell table:number-columns-repeated="3"/>
          <table:table-cell table:formula="of:=SQRT([.C28])*[.R$1]" office:value-type="float" office:value="4577.16468716788" calcext:value-type="float">
            <text:p>4,577</text:p>
          </table:table-cell>
          <table:table-cell table:formula="of:=SQRT([.C28])/[.R$1]" office:value-type="float" office:value="3051.46739899832" calcext:value-type="float">
            <text:p>3,051</text:p>
          </table:table-cell>
          <table:table-cell table:style-name="ce57" table:formula="of:=(([.C28]^(1/[.R$3]))/[.R$2])" office:value-type="float" office:value="25.6404730527043" calcext:value-type="float">
            <text:p>25.64</text:p>
          </table:table-cell>
          <table:table-cell table:style-name="ce40" table:formula="of:=[.N28]-[.J28]" office:value-type="float" office:value="1.3595269472957" calcext:value-type="float">
            <text:p>1.36</text:p>
          </table:table-cell>
          <table:table-cell table:style-name="ce57" table:formula="of:=(([.C28]^(0.4082))/28.8)-1.39" office:value-type="float" office:value="27.2675781051962" calcext:value-type="float">
            <text:p>27.27</text:p>
          </table:table-cell>
          <table:table-cell table:style-name="ce40" table:formula="of:=[.N28]-[.L28]" office:value-type="float" office:value="-0.267578105196215" calcext:value-type="float">
            <text:p>-0.27</text:p>
          </table:table-cell>
          <table:table-cell table:style-name="ce57" table:formula="of:=[.N27]+1" office:value-type="float" office:value="27" calcext:value-type="float">
            <text:p>27.00</text:p>
          </table:table-cell>
          <table:table-cell table:formula="of:=ROUND([.L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18" table:formula="of:=[.A28]+((1200/[.F$5])+(SQRT([.A28])))" office:value-type="float" office:value="4769.87814732415" calcext:value-type="float">
            <text:p>4,770</text:p>
          </table:table-cell>
          <table:table-cell table:formula="of:=INT([.A29]/3*2)" office:value-type="float" office:value="3179" calcext:value-type="float">
            <text:p>3179</text:p>
          </table:table-cell>
          <table:table-cell table:style-name="ce18" table:formula="of:=[.A29]*[.B29]" office:value-type="float" office:value="15163442.6303435" calcext:value-type="float">
            <text:p>15,163,443</text:p>
          </table:table-cell>
          <table:table-cell table:style-name="ce30" table:formula="of:=[.C29]/1000000" office:value-type="float" office:value="15.1634426303435" calcext:value-type="float">
            <text:p>15.16344</text:p>
          </table:table-cell>
          <table:table-cell table:number-columns-repeated="3"/>
          <table:table-cell table:formula="of:=SQRT([.C29])*[.R$1]" office:value-type="float" office:value="4769.17005455376" calcext:value-type="float">
            <text:p>4,769</text:p>
          </table:table-cell>
          <table:table-cell table:formula="of:=SQRT([.C29])/[.R$1]" office:value-type="float" office:value="3179.4719955236" calcext:value-type="float">
            <text:p>3,179</text:p>
          </table:table-cell>
          <table:table-cell table:style-name="ce57" table:formula="of:=(([.C29]^(1/[.R$3]))/[.R$2])" office:value-type="float" office:value="26.6164367908113" calcext:value-type="float">
            <text:p>26.62</text:p>
          </table:table-cell>
          <table:table-cell table:style-name="ce40" table:formula="of:=[.N29]-[.J29]" office:value-type="float" office:value="1.38356320918867" calcext:value-type="float">
            <text:p>1.38</text:p>
          </table:table-cell>
          <table:table-cell table:style-name="ce57" table:formula="of:=(([.C29]^(0.4082))/28.8)-1.39" office:value-type="float" office:value="28.245289853699" calcext:value-type="float">
            <text:p>28.25</text:p>
          </table:table-cell>
          <table:table-cell table:style-name="ce40" table:formula="of:=[.N29]-[.L29]" office:value-type="float" office:value="-0.245289853699028" calcext:value-type="float">
            <text:p>-0.25</text:p>
          </table:table-cell>
          <table:table-cell table:style-name="ce57" table:formula="of:=[.N28]+1" office:value-type="float" office:value="28" calcext:value-type="float">
            <text:p>28.00</text:p>
          </table:table-cell>
          <table:table-cell table:formula="of:=ROUND([.L2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ce18" table:formula="of:=[.A29]+((1200/[.F$5])+(SQRT([.A29])))" office:value-type="float" office:value="4963.29478336706" calcext:value-type="float">
            <text:p>4,963</text:p>
          </table:table-cell>
          <table:table-cell table:formula="of:=INT([.A30]/3*2)" office:value-type="float" office:value="3308" calcext:value-type="float">
            <text:p>3308</text:p>
          </table:table-cell>
          <table:table-cell table:style-name="ce18" table:formula="of:=[.A30]*[.B30]" office:value-type="float" office:value="16418579.1433782" calcext:value-type="float">
            <text:p>16,418,579</text:p>
          </table:table-cell>
          <table:table-cell table:style-name="ce30" table:formula="of:=[.C30]/1000000" office:value-type="float" office:value="16.4185791433782" calcext:value-type="float">
            <text:p>16.41858</text:p>
          </table:table-cell>
          <table:table-cell table:number-columns-repeated="3"/>
          <table:table-cell table:formula="of:=SQRT([.C30])*[.R$1]" office:value-type="float" office:value="4962.6276106528" calcext:value-type="float">
            <text:p>4,963</text:p>
          </table:table-cell>
          <table:table-cell table:formula="of:=SQRT([.C30])/[.R$1]" office:value-type="float" office:value="3308.4447255591" calcext:value-type="float">
            <text:p>3,308</text:p>
          </table:table-cell>
          <table:table-cell table:style-name="ce57" table:formula="of:=(([.C30]^(1/[.R$3]))/[.R$2])" office:value-type="float" office:value="27.5961753575078" calcext:value-type="float">
            <text:p>27.60</text:p>
          </table:table-cell>
          <table:table-cell table:style-name="ce40" table:formula="of:=[.N30]-[.J30]" office:value-type="float" office:value="1.40382464249222" calcext:value-type="float">
            <text:p>1.40</text:p>
          </table:table-cell>
          <table:table-cell table:style-name="ce57" table:formula="of:=(([.C30]^(0.4082))/28.8)-1.39" office:value-type="float" office:value="29.2231128342027" calcext:value-type="float">
            <text:p>29.22</text:p>
          </table:table-cell>
          <table:table-cell table:style-name="ce40" table:formula="of:=[.N30]-[.L30]" office:value-type="float" office:value="-0.223112834202659" calcext:value-type="float">
            <text:p>-0.22</text:p>
          </table:table-cell>
          <table:table-cell table:style-name="ce57" table:formula="of:=[.N29]+1" office:value-type="float" office:value="29" calcext:value-type="float">
            <text:p>29.00</text:p>
          </table:table-cell>
          <table:table-cell table:formula="of:=ROUND([.L3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18" table:formula="of:=[.A30]+((1200/[.F$5])+(SQRT([.A30])))" office:value-type="float" office:value="5158.0977699267" calcext:value-type="float">
            <text:p>5,158</text:p>
          </table:table-cell>
          <table:table-cell table:formula="of:=INT([.A31]/3*2)" office:value-type="float" office:value="3438" calcext:value-type="float">
            <text:p>3438</text:p>
          </table:table-cell>
          <table:table-cell table:style-name="ce18" table:formula="of:=[.A31]*[.B31]" office:value-type="float" office:value="17733540.133008" calcext:value-type="float">
            <text:p>17,733,540</text:p>
          </table:table-cell>
          <table:table-cell table:style-name="ce30" table:formula="of:=[.C31]/1000000" office:value-type="float" office:value="17.733540133008" calcext:value-type="float">
            <text:p>17.73354</text:p>
          </table:table-cell>
          <table:table-cell table:number-columns-repeated="3"/>
          <table:table-cell table:formula="of:=SQRT([.C31])*[.R$1]" office:value-type="float" office:value="5157.52834173674" calcext:value-type="float">
            <text:p>5,158</text:p>
          </table:table-cell>
          <table:table-cell table:formula="of:=SQRT([.C31])/[.R$1]" office:value-type="float" office:value="3438.37957990483" calcext:value-type="float">
            <text:p>3,438</text:p>
          </table:table-cell>
          <table:table-cell table:style-name="ce57" table:formula="of:=(([.C31]^(1/[.R$3]))/[.R$2])" office:value-type="float" office:value="28.5797172879577" calcext:value-type="float">
            <text:p>28.58</text:p>
          </table:table-cell>
          <table:table-cell table:style-name="ce40" table:formula="of:=[.N31]-[.J31]" office:value-type="float" office:value="1.42028271204227" calcext:value-type="float">
            <text:p>1.42</text:p>
          </table:table-cell>
          <table:table-cell table:style-name="ce57" table:formula="of:=(([.C31]^(0.4082))/28.8)-1.39" office:value-type="float" office:value="30.2011773563422" calcext:value-type="float">
            <text:p>30.20</text:p>
          </table:table-cell>
          <table:table-cell table:style-name="ce40" table:formula="of:=[.N31]-[.L31]" office:value-type="float" office:value="-0.201177356342196" calcext:value-type="float">
            <text:p>-0.20</text:p>
          </table:table-cell>
          <table:table-cell table:style-name="ce57" table:formula="of:=[.N30]+1" office:value-type="float" office:value="30" calcext:value-type="float">
            <text:p>30.00</text:p>
          </table:table-cell>
          <table:table-cell table:formula="of:=ROUND([.L3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style-name="ce18" table:formula="of:=[.A31]+((1200/[.F$5])+(SQRT([.A31])))" office:value-type="float" office:value="5354.26999968049" calcext:value-type="float">
            <text:p>5,354</text:p>
          </table:table-cell>
          <table:table-cell table:formula="of:=INT([.A32]/3*2)" office:value-type="float" office:value="3569" calcext:value-type="float">
            <text:p>3569</text:p>
          </table:table-cell>
          <table:table-cell table:style-name="ce18" table:formula="of:=[.A32]*[.B32]" office:value-type="float" office:value="19109389.6288597" calcext:value-type="float">
            <text:p>19,109,390</text:p>
          </table:table-cell>
          <table:table-cell table:style-name="ce30" table:formula="of:=[.C32]/1000000" office:value-type="float" office:value="19.1093896288597" calcext:value-type="float">
            <text:p>19.10939</text:p>
          </table:table-cell>
          <table:table-cell table:number-columns-repeated="3"/>
          <table:table-cell table:formula="of:=SQRT([.C32])*[.R$1]" office:value-type="float" office:value="5353.86369105608" calcext:value-type="float">
            <text:p>5,354</text:p>
          </table:table-cell>
          <table:table-cell table:formula="of:=SQRT([.C32])/[.R$1]" office:value-type="float" office:value="3569.27085401575" calcext:value-type="float">
            <text:p>3,569</text:p>
          </table:table-cell>
          <table:table-cell table:style-name="ce57" table:formula="of:=(([.C32]^(1/[.R$3]))/[.R$2])" office:value-type="float" office:value="29.567087917879" calcext:value-type="float">
            <text:p>29.57</text:p>
          </table:table-cell>
          <table:table-cell table:style-name="ce40" table:formula="of:=[.N32]-[.J32]" office:value-type="float" office:value="1.43291208212104" calcext:value-type="float">
            <text:p>1.43</text:p>
          </table:table-cell>
          <table:table-cell table:style-name="ce57" table:formula="of:=(([.C32]^(0.4082))/28.8)-1.39" office:value-type="float" office:value="31.1796028106714" calcext:value-type="float">
            <text:p>31.18</text:p>
          </table:table-cell>
          <table:table-cell table:style-name="ce40" table:formula="of:=[.N32]-[.L32]" office:value-type="float" office:value="-0.179602810671412" calcext:value-type="float">
            <text:p>-0.18</text:p>
          </table:table-cell>
          <table:table-cell table:style-name="ce57" table:formula="of:=[.N31]+1" office:value-type="float" office:value="31" calcext:value-type="float">
            <text:p>31.00</text:p>
          </table:table-cell>
          <table:table-cell table:formula="of:=ROUND([.L3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table:style-name="ce18" table:formula="of:=[.A32]+((1200/[.F$5])+(SQRT([.A32])))" office:value-type="float" office:value="5551.79520877338" calcext:value-type="float">
            <text:p>5,552</text:p>
          </table:table-cell>
          <table:table-cell table:formula="of:=INT([.A33]/3*2)" office:value-type="float" office:value="3701" calcext:value-type="float">
            <text:p>3701</text:p>
          </table:table-cell>
          <table:table-cell table:style-name="ce18" table:formula="of:=[.A33]*[.B33]" office:value-type="float" office:value="20547194.0676703" calcext:value-type="float">
            <text:p>20,547,194</text:p>
          </table:table-cell>
          <table:table-cell table:style-name="ce30" table:formula="of:=[.C33]/1000000" office:value-type="float" office:value="20.5471940676703" calcext:value-type="float">
            <text:p>20.54719</text:p>
          </table:table-cell>
          <table:table-cell table:number-columns-repeated="3"/>
          <table:table-cell table:formula="of:=SQRT([.C33])*[.R$1]" office:value-type="float" office:value="5551.62552088728" calcext:value-type="float">
            <text:p>5,552</text:p>
          </table:table-cell>
          <table:table-cell table:formula="of:=SQRT([.C33])/[.R$1]" office:value-type="float" office:value="3701.11312269967" calcext:value-type="float">
            <text:p>3,701</text:p>
          </table:table-cell>
          <table:table-cell table:style-name="ce57" table:formula="of:=(([.C33]^(1/[.R$3]))/[.R$2])" office:value-type="float" office:value="30.5583097494522" calcext:value-type="float">
            <text:p>30.56</text:p>
          </table:table-cell>
          <table:table-cell table:style-name="ce40" table:formula="of:=[.N33]-[.J33]" office:value-type="float" office:value="1.44169025054784" calcext:value-type="float">
            <text:p>1.44</text:p>
          </table:table-cell>
          <table:table-cell table:style-name="ce57" table:formula="of:=(([.C33]^(0.4082))/28.8)-1.39" office:value-type="float" office:value="32.158498844161" calcext:value-type="float">
            <text:p>32.16</text:p>
          </table:table-cell>
          <table:table-cell table:style-name="ce40" table:formula="of:=[.N33]-[.L33]" office:value-type="float" office:value="-0.158498844160988" calcext:value-type="float">
            <text:p>-0.16</text:p>
          </table:table-cell>
          <table:table-cell table:style-name="ce57" table:formula="of:=[.N32]+1" office:value-type="float" office:value="32" calcext:value-type="float">
            <text:p>32.00</text:p>
          </table:table-cell>
          <table:table-cell table:formula="of:=ROUND([.L3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style-name="ce18" table:formula="of:=[.A33]+((1200/[.F$5])+(SQRT([.A33])))" office:value-type="float" office:value="5750.65791018658" calcext:value-type="float">
            <text:p>5,751</text:p>
          </table:table-cell>
          <table:table-cell table:formula="of:=INT([.A34]/3*2)" office:value-type="float" office:value="3833" calcext:value-type="float">
            <text:p>3833</text:p>
          </table:table-cell>
          <table:table-cell table:style-name="ce18" table:formula="of:=[.A34]*[.B34]" office:value-type="float" office:value="22042271.7697452" calcext:value-type="float">
            <text:p>22,042,272</text:p>
          </table:table-cell>
          <table:table-cell table:style-name="ce30" table:formula="of:=[.C34]/1000000" office:value-type="float" office:value="22.0422717697452" calcext:value-type="float">
            <text:p>22.04227</text:p>
          </table:table-cell>
          <table:table-cell table:number-columns-repeated="3"/>
          <table:table-cell table:formula="of:=SQRT([.C34])*[.R$1]" office:value-type="float" office:value="5750.05605515408" calcext:value-type="float">
            <text:p>5,750</text:p>
          </table:table-cell>
          <table:table-cell table:formula="of:=SQRT([.C34])/[.R$1]" office:value-type="float" office:value="3833.40119788702" calcext:value-type="float">
            <text:p>3,833</text:p>
          </table:table-cell>
          <table:table-cell table:style-name="ce57" table:formula="of:=(([.C34]^(1/[.R$3]))/[.R$2])" office:value-type="float" office:value="31.5496616410229" calcext:value-type="float">
            <text:p>31.55</text:p>
          </table:table-cell>
          <table:table-cell table:style-name="ce40" table:formula="of:=[.N34]-[.J34]" office:value-type="float" office:value="1.45033835897715" calcext:value-type="float">
            <text:p>1.45</text:p>
          </table:table-cell>
          <table:table-cell table:style-name="ce57" table:formula="of:=(([.C34]^(0.4082))/28.8)-1.39" office:value-type="float" office:value="33.1342899556284" calcext:value-type="float">
            <text:p>33.13</text:p>
          </table:table-cell>
          <table:table-cell table:style-name="ce40" table:formula="of:=[.N34]-[.L34]" office:value-type="float" office:value="-0.134289955628383" calcext:value-type="float">
            <text:p>-0.13</text:p>
          </table:table-cell>
          <table:table-cell table:style-name="ce57" table:formula="of:=[.N33]+1" office:value-type="float" office:value="33" calcext:value-type="float">
            <text:p>33.00</text:p>
          </table:table-cell>
          <table:table-cell table:formula="of:=ROUND([.L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table:style-name="ce18" table:formula="of:=[.A34]+((1200/[.F$5])+(SQRT([.A34])))" office:value-type="float" office:value="5950.84333424053" calcext:value-type="float">
            <text:p>5,951</text:p>
          </table:table-cell>
          <table:table-cell table:formula="of:=INT([.A35]/3*2)" office:value-type="float" office:value="3967" calcext:value-type="float">
            <text:p>3967</text:p>
          </table:table-cell>
          <table:table-cell table:style-name="ce18" table:formula="of:=[.A35]*[.B35]" office:value-type="float" office:value="23606995.5069322" calcext:value-type="float">
            <text:p>23,606,996</text:p>
          </table:table-cell>
          <table:table-cell table:style-name="ce30" table:formula="of:=[.C35]/1000000" office:value-type="float" office:value="23.6069955069322" calcext:value-type="float">
            <text:p>23.60700</text:p>
          </table:table-cell>
          <table:table-cell table:number-columns-repeated="3"/>
          <table:table-cell table:formula="of:=SQRT([.C35])*[.R$1]" office:value-type="float" office:value="5950.64799599885" calcext:value-type="float">
            <text:p>5,951</text:p>
          </table:table-cell>
          <table:table-cell table:formula="of:=SQRT([.C35])/[.R$1]" office:value-type="float" office:value="3967.13022225568" calcext:value-type="float">
            <text:p>3,967</text:p>
          </table:table-cell>
          <table:table-cell table:style-name="ce57" table:formula="of:=(([.C35]^(1/[.R$3]))/[.R$2])" office:value-type="float" office:value="32.5486554864488" calcext:value-type="float">
            <text:p>32.55</text:p>
          </table:table-cell>
          <table:table-cell table:style-name="ce40" table:formula="of:=[.N35]-[.J35]" office:value-type="float" office:value="1.45134451355119" calcext:value-type="float">
            <text:p>1.45</text:p>
          </table:table-cell>
          <table:table-cell table:style-name="ce57" table:formula="of:=(([.C35]^(0.4082))/28.8)-1.39" office:value-type="float" office:value="34.1144453971671" calcext:value-type="float">
            <text:p>34.11</text:p>
          </table:table-cell>
          <table:table-cell table:style-name="ce40" table:formula="of:=[.N35]-[.L35]" office:value-type="float" office:value="-0.114445397167138" calcext:value-type="float">
            <text:p>-0.11</text:p>
          </table:table-cell>
          <table:table-cell table:style-name="ce57" table:formula="of:=[.N34]+1" office:value-type="float" office:value="34" calcext:value-type="float">
            <text:p>34.00</text:p>
          </table:table-cell>
          <table:table-cell table:formula="of:=ROUND([.L3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table:style-name="ce18" table:formula="of:=[.A35]+((1200/[.F$5])+(SQRT([.A35])))" office:value-type="float" office:value="6152.33737527972" calcext:value-type="float">
            <text:p>6,152</text:p>
          </table:table-cell>
          <table:table-cell table:formula="of:=INT([.A36]/3*2)" office:value-type="float" office:value="4101" calcext:value-type="float">
            <text:p>4101</text:p>
          </table:table-cell>
          <table:table-cell table:style-name="ce18" table:formula="of:=[.A36]*[.B36]" office:value-type="float" office:value="25230735.5760221" calcext:value-type="float">
            <text:p>25,230,736</text:p>
          </table:table-cell>
          <table:table-cell table:style-name="ce30" table:formula="of:=[.C36]/1000000" office:value-type="float" office:value="25.2307355760221" calcext:value-type="float">
            <text:p>25.23074</text:p>
          </table:table-cell>
          <table:table-cell table:number-columns-repeated="3"/>
          <table:table-cell table:formula="of:=SQRT([.C36])*[.R$1]" office:value-type="float" office:value="6151.8942042922" calcext:value-type="float">
            <text:p>6,152</text:p>
          </table:table-cell>
          <table:table-cell table:formula="of:=SQRT([.C36])/[.R$1]" office:value-type="float" office:value="4101.29542839318" calcext:value-type="float">
            <text:p>4,101</text:p>
          </table:table-cell>
          <table:table-cell table:style-name="ce57" table:formula="of:=(([.C36]^(1/[.R$3]))/[.R$2])" office:value-type="float" office:value="33.5478355668037" calcext:value-type="float">
            <text:p>33.55</text:p>
          </table:table-cell>
          <table:table-cell table:style-name="ce40" table:formula="of:=[.N36]-[.J36]" office:value-type="float" office:value="1.45216443319633" calcext:value-type="float">
            <text:p>1.45</text:p>
          </table:table-cell>
          <table:table-cell table:style-name="ce57" table:formula="of:=(([.C36]^(0.4082))/28.8)-1.39" office:value-type="float" office:value="35.0917197132262" calcext:value-type="float">
            <text:p>35.09</text:p>
          </table:table-cell>
          <table:table-cell table:style-name="ce40" table:formula="of:=[.N36]-[.L36]" office:value-type="float" office:value="-0.0917197132262189" calcext:value-type="float">
            <text:p>-0.09</text:p>
          </table:table-cell>
          <table:table-cell table:style-name="ce57" table:formula="of:=[.N35]+1" office:value-type="float" office:value="35" calcext:value-type="float">
            <text:p>35.00</text:p>
          </table:table-cell>
          <table:table-cell table:formula="of:=ROUND([.L3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18" table:formula="of:=[.A36]+((1200/[.F$5])+(SQRT([.A36])))" office:value-type="float" office:value="6355.12654373751" calcext:value-type="float">
            <text:p>6,355</text:p>
          </table:table-cell>
          <table:table-cell table:formula="of:=INT([.A37]/3*2)" office:value-type="float" office:value="4236" calcext:value-type="float">
            <text:p>4236</text:p>
          </table:table-cell>
          <table:table-cell table:style-name="ce18" table:formula="of:=[.A37]*[.B37]" office:value-type="float" office:value="26920316.0392721" calcext:value-type="float">
            <text:p>26,920,316</text:p>
          </table:table-cell>
          <table:table-cell table:style-name="ce30" table:formula="of:=[.C37]/1000000" office:value-type="float" office:value="26.9203160392721" calcext:value-type="float">
            <text:p>26.92032</text:p>
          </table:table-cell>
          <table:table-cell table:number-columns-repeated="3"/>
          <table:table-cell table:formula="of:=SQRT([.C37])*[.R$1]" office:value-type="float" office:value="6354.53797179063" calcext:value-type="float">
            <text:p>6,355</text:p>
          </table:table-cell>
          <table:table-cell table:formula="of:=SQRT([.C37])/[.R$1]" office:value-type="float" office:value="4236.39234807913" calcext:value-type="float">
            <text:p>4,236</text:p>
          </table:table-cell>
          <table:table-cell table:style-name="ce57" table:formula="of:=(([.C37]^(1/[.R$3]))/[.R$2])" office:value-type="float" office:value="34.5509561378541" calcext:value-type="float">
            <text:p>34.55</text:p>
          </table:table-cell>
          <table:table-cell table:style-name="ce40" table:formula="of:=[.N37]-[.J37]" office:value-type="float" office:value="1.44904386214591" calcext:value-type="float">
            <text:p>1.45</text:p>
          </table:table-cell>
          <table:table-cell table:style-name="ce57" table:formula="of:=(([.C37]^(0.4082))/28.8)-1.39" office:value-type="float" office:value="36.0698670048613" calcext:value-type="float">
            <text:p>36.07</text:p>
          </table:table-cell>
          <table:table-cell table:style-name="ce40" table:formula="of:=[.N37]-[.L37]" office:value-type="float" office:value="-0.0698670048613153" calcext:value-type="float">
            <text:p>-0.07</text:p>
          </table:table-cell>
          <table:table-cell table:style-name="ce57" table:formula="of:=[.N36]+1" office:value-type="float" office:value="36" calcext:value-type="float">
            <text:p>36.00</text:p>
          </table:table-cell>
          <table:table-cell table:formula="of:=ROUND([.L3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table:style-name="ce18" table:formula="of:=[.A37]+((1200/[.F$5])+(SQRT([.A37])))" office:value-type="float" office:value="6559.19792290287" calcext:value-type="float">
            <text:p>6,559</text:p>
          </table:table-cell>
          <table:table-cell table:formula="of:=INT([.A38]/3*2)" office:value-type="float" office:value="4372" calcext:value-type="float">
            <text:p>4372</text:p>
          </table:table-cell>
          <table:table-cell table:style-name="ce18" table:formula="of:=[.A38]*[.B38]" office:value-type="float" office:value="28676813.3189314" calcext:value-type="float">
            <text:p>28,676,813</text:p>
          </table:table-cell>
          <table:table-cell table:style-name="ce30" table:formula="of:=[.C38]/1000000" office:value-type="float" office:value="28.6768133189314" calcext:value-type="float">
            <text:p>28.67681</text:p>
          </table:table-cell>
          <table:table-cell table:number-columns-repeated="3"/>
          <table:table-cell table:formula="of:=SQRT([.C38])*[.R$1]" office:value-type="float" office:value="6558.57284744096" calcext:value-type="float">
            <text:p>6,559</text:p>
          </table:table-cell>
          <table:table-cell table:formula="of:=SQRT([.C38])/[.R$1]" office:value-type="float" office:value="4372.41668057717" calcext:value-type="float">
            <text:p>4,372</text:p>
          </table:table-cell>
          <table:table-cell table:style-name="ce57" table:formula="of:=(([.C38]^(1/[.R$3]))/[.R$2])" office:value-type="float" office:value="35.5580287759286" calcext:value-type="float">
            <text:p>35.56</text:p>
          </table:table-cell>
          <table:table-cell table:style-name="ce40" table:formula="of:=[.N38]-[.J38]" office:value-type="float" office:value="1.44197122407137" calcext:value-type="float">
            <text:p>1.44</text:p>
          </table:table-cell>
          <table:table-cell table:style-name="ce57" table:formula="of:=(([.C38]^(0.4082))/28.8)-1.39" office:value-type="float" office:value="37.0489593148245" calcext:value-type="float">
            <text:p>37.05</text:p>
          </table:table-cell>
          <table:table-cell table:style-name="ce40" table:formula="of:=[.N38]-[.L38]" office:value-type="float" office:value="-0.048959314824458" calcext:value-type="float">
            <text:p>-0.05</text:p>
          </table:table-cell>
          <table:table-cell table:style-name="ce57" table:formula="of:=[.N37]+1" office:value-type="float" office:value="37" calcext:value-type="float">
            <text:p>37.00</text:p>
          </table:table-cell>
          <table:table-cell table:formula="of:=ROUND([.L3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18" table:formula="of:=[.A38]+((1200/[.F$5])+(SQRT([.A38])))" office:value-type="float" office:value="6764.53912981245" calcext:value-type="float">
            <text:p>6,765</text:p>
          </table:table-cell>
          <table:table-cell table:formula="of:=INT([.A39]/3*2)" office:value-type="float" office:value="4509" calcext:value-type="float">
            <text:p>4509</text:p>
          </table:table-cell>
          <table:table-cell table:style-name="ce18" table:formula="of:=[.A39]*[.B39]" office:value-type="float" office:value="30501306.9363243" calcext:value-type="float">
            <text:p>30,501,307</text:p>
          </table:table-cell>
          <table:table-cell table:style-name="ce30" table:formula="of:=[.C39]/1000000" office:value-type="float" office:value="30.5013069363243" calcext:value-type="float">
            <text:p>30.50131</text:p>
          </table:table-cell>
          <table:table-cell table:number-columns-repeated="3"/>
          <table:table-cell table:formula="of:=SQRT([.C39])*[.R$1]" office:value-type="float" office:value="6763.99264123577" calcext:value-type="float">
            <text:p>6,764</text:p>
          </table:table-cell>
          <table:table-cell table:formula="of:=SQRT([.C39])/[.R$1]" office:value-type="float" office:value="4509.36429918289" calcext:value-type="float">
            <text:p>4,509</text:p>
          </table:table-cell>
          <table:table-cell table:style-name="ce57" table:formula="of:=(([.C39]^(1/[.R$3]))/[.R$2])" office:value-type="float" office:value="36.5690636564541" calcext:value-type="float">
            <text:p>36.57</text:p>
          </table:table-cell>
          <table:table-cell table:style-name="ce40" table:formula="of:=[.N39]-[.J39]" office:value-type="float" office:value="1.43093634354589" calcext:value-type="float">
            <text:p>1.43</text:p>
          </table:table-cell>
          <table:table-cell table:style-name="ce57" table:formula="of:=(([.C39]^(0.4082))/28.8)-1.39" office:value-type="float" office:value="38.0290635611266" calcext:value-type="float">
            <text:p>38.03</text:p>
          </table:table-cell>
          <table:table-cell table:style-name="ce40" table:formula="of:=[.N39]-[.L39]" office:value-type="float" office:value="-0.0290635611265913" calcext:value-type="float">
            <text:p>-0.03</text:p>
          </table:table-cell>
          <table:table-cell table:style-name="ce57" table:formula="of:=[.N38]+1" office:value-type="float" office:value="38" calcext:value-type="float">
            <text:p>38.00</text:p>
          </table:table-cell>
          <table:table-cell table:formula="of:=ROUND([.L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style-name="ce18" table:formula="of:=[.A39]+((1200/[.F$5])+(SQRT([.A39])))" office:value-type="float" office:value="6971.13827977544" calcext:value-type="float">
            <text:p>6,971</text:p>
          </table:table-cell>
          <table:table-cell table:formula="of:=INT([.A40]/3*2)" office:value-type="float" office:value="4647" calcext:value-type="float">
            <text:p>4647</text:p>
          </table:table-cell>
          <table:table-cell table:style-name="ce18" table:formula="of:=[.A40]*[.B40]" office:value-type="float" office:value="32394879.5861165" calcext:value-type="float">
            <text:p>32,394,880</text:p>
          </table:table-cell>
          <table:table-cell table:style-name="ce30" table:formula="of:=[.C40]/1000000" office:value-type="float" office:value="32.3948795861165" calcext:value-type="float">
            <text:p>32.39488</text:p>
          </table:table-cell>
          <table:table-cell table:number-columns-repeated="3"/>
          <table:table-cell table:formula="of:=SQRT([.C40])*[.R$1]" office:value-type="float" office:value="6970.79140632637" calcext:value-type="float">
            <text:p>6,971</text:p>
          </table:table-cell>
          <table:table-cell table:formula="of:=SQRT([.C40])/[.R$1]" office:value-type="float" office:value="4647.23123929894" calcext:value-type="float">
            <text:p>4,647</text:p>
          </table:table-cell>
          <table:table-cell table:style-name="ce57" table:formula="of:=(([.C40]^(1/[.R$3]))/[.R$2])" office:value-type="float" office:value="37.5840696889561" calcext:value-type="float">
            <text:p>37.58</text:p>
          </table:table-cell>
          <table:table-cell table:style-name="ce40" table:formula="of:=[.N40]-[.J40]" office:value-type="float" office:value="1.41593031104394" calcext:value-type="float">
            <text:p>1.42</text:p>
          </table:table-cell>
          <table:table-cell table:style-name="ce57" table:formula="of:=(([.C40]^(0.4082))/28.8)-1.39" office:value-type="float" office:value="39.0102419905327" calcext:value-type="float">
            <text:p>39.01</text:p>
          </table:table-cell>
          <table:table-cell table:style-name="ce40" table:formula="of:=[.N40]-[.L40]" office:value-type="float" office:value="-0.0102419905326983" calcext:value-type="float">
            <text:p>-0.01</text:p>
          </table:table-cell>
          <table:table-cell table:style-name="ce57" table:formula="of:=[.N39]+1" office:value-type="float" office:value="39" calcext:value-type="float">
            <text:p>39.00</text:p>
          </table:table-cell>
          <table:table-cell table:formula="of:=ROUND([.L4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table:style-name="ce18" table:formula="of:=[.A40]+((1200/[.F$5])+(SQRT([.A40])))" office:value-type="float" office:value="7178.98395410894" calcext:value-type="float">
            <text:p>7,179</text:p>
          </table:table-cell>
          <table:table-cell table:formula="of:=INT([.A41]/3*2)" office:value-type="float" office:value="4785" calcext:value-type="float">
            <text:p>4785</text:p>
          </table:table-cell>
          <table:table-cell table:style-name="ce18" table:formula="of:=[.A41]*[.B41]" office:value-type="float" office:value="34351438.2204113" calcext:value-type="float">
            <text:p>34,351,438</text:p>
          </table:table-cell>
          <table:table-cell table:style-name="ce30" table:formula="of:=[.C41]/1000000" office:value-type="float" office:value="34.3514382204113" calcext:value-type="float">
            <text:p>34.35144</text:p>
          </table:table-cell>
          <table:table-cell table:number-columns-repeated="3"/>
          <table:table-cell table:formula="of:=SQRT([.C41])*[.R$1]" office:value-type="float" office:value="7178.21338743252" calcext:value-type="float">
            <text:p>7,178</text:p>
          </table:table-cell>
          <table:table-cell table:formula="of:=SQRT([.C41])/[.R$1]" office:value-type="float" office:value="4785.51366006381" calcext:value-type="float">
            <text:p>4,786</text:p>
          </table:table-cell>
          <table:table-cell table:style-name="ce57" table:formula="of:=(([.C41]^(1/[.R$3]))/[.R$2])" office:value-type="float" office:value="38.5993881421477" calcext:value-type="float">
            <text:p>38.60</text:p>
          </table:table-cell>
          <table:table-cell table:style-name="ce40" table:formula="of:=[.N41]-[.J41]" office:value-type="float" office:value="1.40061185785231" calcext:value-type="float">
            <text:p>1.40</text:p>
          </table:table-cell>
          <table:table-cell table:style-name="ce57" table:formula="of:=(([.C41]^(0.4082))/28.8)-1.39" office:value-type="float" office:value="39.9890228282558" calcext:value-type="float">
            <text:p>39.99</text:p>
          </table:table-cell>
          <table:table-cell table:style-name="ce40" table:formula="of:=[.N41]-[.L41]" office:value-type="float" office:value="0.0109771717442086" calcext:value-type="float">
            <text:p>0.01</text:p>
          </table:table-cell>
          <table:table-cell table:style-name="ce57" table:formula="of:=[.N40]+1" office:value-type="float" office:value="40" calcext:value-type="float">
            <text:p>40.00</text:p>
          </table:table-cell>
          <table:table-cell table:formula="of:=ROUND([.L4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18" table:formula="of:=[.A41]+((1200/[.F$5])+(SQRT([.A41])))" office:value-type="float" office:value="7388.06517071968" calcext:value-type="float">
            <text:p>7,388</text:p>
          </table:table-cell>
          <table:table-cell table:formula="of:=INT([.A42]/3*2)" office:value-type="float" office:value="4925" calcext:value-type="float">
            <text:p>4925</text:p>
          </table:table-cell>
          <table:table-cell table:style-name="ce18" table:formula="of:=[.A42]*[.B42]" office:value-type="float" office:value="36386220.9657944" calcext:value-type="float">
            <text:p>36,386,221</text:p>
          </table:table-cell>
          <table:table-cell table:style-name="ce30" table:formula="of:=[.C42]/1000000" office:value-type="float" office:value="36.3862209657944" calcext:value-type="float">
            <text:p>36.38622</text:p>
          </table:table-cell>
          <table:table-cell table:number-columns-repeated="3"/>
          <table:table-cell table:formula="of:=SQRT([.C42])*[.R$1]" office:value-type="float" office:value="7387.75319523795" calcext:value-type="float">
            <text:p>7,388</text:p>
          </table:table-cell>
          <table:table-cell table:formula="of:=SQRT([.C42])/[.R$1]" office:value-type="float" office:value="4925.20797652641" calcext:value-type="float">
            <text:p>4,925</text:p>
          </table:table-cell>
          <table:table-cell table:style-name="ce57" table:formula="of:=(([.C42]^(1/[.R$3]))/[.R$2])" office:value-type="float" office:value="39.6223685388372" calcext:value-type="float">
            <text:p>39.62</text:p>
          </table:table-cell>
          <table:table-cell table:style-name="ce40" table:formula="of:=[.N42]-[.J42]" office:value-type="float" office:value="1.37763146116281" calcext:value-type="float">
            <text:p>1.38</text:p>
          </table:table-cell>
          <table:table-cell table:style-name="ce57" table:formula="of:=(([.C42]^(0.4082))/28.8)-1.39" office:value-type="float" office:value="40.9725384742543" calcext:value-type="float">
            <text:p>40.97</text:p>
          </table:table-cell>
          <table:table-cell table:style-name="ce40" table:formula="of:=[.N42]-[.L42]" office:value-type="float" office:value="0.0274615257457143" calcext:value-type="float">
            <text:p>0.03</text:p>
          </table:table-cell>
          <table:table-cell table:style-name="ce57" table:formula="of:=[.N41]+1" office:value-type="float" office:value="41" calcext:value-type="float">
            <text:p>41.00</text:p>
          </table:table-cell>
          <table:table-cell table:formula="of:=ROUND([.L4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18" table:formula="of:=[.A42]+((1200/[.F$5])+(SQRT([.A42])))" office:value-type="float" office:value="7598.37135721746" calcext:value-type="float">
            <text:p>7,598</text:p>
          </table:table-cell>
          <table:table-cell table:formula="of:=INT([.A43]/3*2)" office:value-type="float" office:value="5065" calcext:value-type="float">
            <text:p>5065</text:p>
          </table:table-cell>
          <table:table-cell table:style-name="ce18" table:formula="of:=[.A43]*[.B43]" office:value-type="float" office:value="38485750.9243064" calcext:value-type="float">
            <text:p>38,485,751</text:p>
          </table:table-cell>
          <table:table-cell table:style-name="ce30" table:formula="of:=[.C43]/1000000" office:value-type="float" office:value="38.4857509243064" calcext:value-type="float">
            <text:p>38.48575</text:p>
          </table:table-cell>
          <table:table-cell table:number-columns-repeated="3"/>
          <table:table-cell table:formula="of:=SQRT([.C43])*[.R$1]" office:value-type="float" office:value="7597.9054455215" calcext:value-type="float">
            <text:p>7,598</text:p>
          </table:table-cell>
          <table:table-cell table:formula="of:=SQRT([.C43])/[.R$1]" office:value-type="float" office:value="5065.3105912224" calcext:value-type="float">
            <text:p>5,065</text:p>
          </table:table-cell>
          <table:table-cell table:style-name="ce57" table:formula="of:=(([.C43]^(1/[.R$3]))/[.R$2])" office:value-type="float" office:value="40.6456927249014" calcext:value-type="float">
            <text:p>40.65</text:p>
          </table:table-cell>
          <table:table-cell table:style-name="ce40" table:formula="of:=[.N43]-[.J43]" office:value-type="float" office:value="1.35430727509863" calcext:value-type="float">
            <text:p>1.35</text:p>
          </table:table-cell>
          <table:table-cell table:style-name="ce57" table:formula="of:=(([.C43]^(0.4082))/28.8)-1.39" office:value-type="float" office:value="41.9537974190852" calcext:value-type="float">
            <text:p>41.95</text:p>
          </table:table-cell>
          <table:table-cell table:style-name="ce40" table:formula="of:=[.N43]-[.L43]" office:value-type="float" office:value="0.0462025809148159" calcext:value-type="float">
            <text:p>0.05</text:p>
          </table:table-cell>
          <table:table-cell table:style-name="ce57" table:formula="of:=[.N42]+1" office:value-type="float" office:value="42" calcext:value-type="float">
            <text:p>42.00</text:p>
          </table:table-cell>
          <table:table-cell table:formula="of:=ROUND([.L4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table:style-name="ce18" table:formula="of:=[.A43]+((1200/[.F$5])+(SQRT([.A43])))" office:value-type="float" office:value="7809.89232628703" calcext:value-type="float">
            <text:p>7,810</text:p>
          </table:table-cell>
          <table:table-cell table:formula="of:=INT([.A44]/3*2)" office:value-type="float" office:value="5206" calcext:value-type="float">
            <text:p>5206</text:p>
          </table:table-cell>
          <table:table-cell table:style-name="ce18" table:formula="of:=[.A44]*[.B44]" office:value-type="float" office:value="40658299.4506503" calcext:value-type="float">
            <text:p>40,658,299</text:p>
          </table:table-cell>
          <table:table-cell table:style-name="ce30" table:formula="of:=[.C44]/1000000" office:value-type="float" office:value="40.6582994506503" calcext:value-type="float">
            <text:p>40.65830</text:p>
          </table:table-cell>
          <table:table-cell table:number-columns-repeated="3"/>
          <table:table-cell table:formula="of:=SQRT([.C44])*[.R$1]" office:value-type="float" office:value="7809.41508852507" calcext:value-type="float">
            <text:p>7,809</text:p>
          </table:table-cell>
          <table:table-cell table:formula="of:=SQRT([.C44])/[.R$1]" office:value-type="float" office:value="5206.31814159711" calcext:value-type="float">
            <text:p>5,206</text:p>
          </table:table-cell>
          <table:table-cell table:style-name="ce57" table:formula="of:=(([.C44]^(1/[.R$3]))/[.R$2])" office:value-type="float" office:value="41.6730316326386" calcext:value-type="float">
            <text:p>41.67</text:p>
          </table:table-cell>
          <table:table-cell table:style-name="ce40" table:formula="of:=[.N44]-[.J44]" office:value-type="float" office:value="1.32696836736143" calcext:value-type="float">
            <text:p>1.33</text:p>
          </table:table-cell>
          <table:table-cell table:style-name="ce57" table:formula="of:=(([.C44]^(0.4082))/28.8)-1.39" office:value-type="float" office:value="42.9363753639358" calcext:value-type="float">
            <text:p>42.94</text:p>
          </table:table-cell>
          <table:table-cell table:style-name="ce40" table:formula="of:=[.N44]-[.L44]" office:value-type="float" office:value="0.0636246360641835" calcext:value-type="float">
            <text:p>0.06</text:p>
          </table:table-cell>
          <table:table-cell table:style-name="ce57" table:formula="of:=[.N43]+1" office:value-type="float" office:value="43" calcext:value-type="float">
            <text:p>43.00</text:p>
          </table:table-cell>
          <table:table-cell table:formula="of:=ROUND([.L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style-name="ce18" table:formula="of:=[.A44]+((1200/[.F$5])+(SQRT([.A44])))" office:value-type="float" office:value="8022.61825308031" calcext:value-type="float">
            <text:p>8,023</text:p>
          </table:table-cell>
          <table:table-cell table:formula="of:=INT([.A45]/3*2)" office:value-type="float" office:value="5348" calcext:value-type="float">
            <text:p>5348</text:p>
          </table:table-cell>
          <table:table-cell table:style-name="ce18" table:formula="of:=[.A45]*[.B45]" office:value-type="float" office:value="42904962.4174735" calcext:value-type="float">
            <text:p>42,904,962</text:p>
          </table:table-cell>
          <table:table-cell table:style-name="ce30" table:formula="of:=[.C45]/1000000" office:value-type="float" office:value="42.9049624174735" calcext:value-type="float">
            <text:p>42.90496</text:p>
          </table:table-cell>
          <table:table-cell table:number-columns-repeated="3"/>
          <table:table-cell table:formula="of:=SQRT([.C45])*[.R$1]" office:value-type="float" office:value="8022.27721205374" calcext:value-type="float">
            <text:p>8,022</text:p>
          </table:table-cell>
          <table:table-cell table:formula="of:=SQRT([.C45])/[.R$1]" office:value-type="float" office:value="5348.22735282787" calcext:value-type="float">
            <text:p>5,348</text:p>
          </table:table-cell>
          <table:table-cell table:style-name="ce57" table:formula="of:=(([.C45]^(1/[.R$3]))/[.R$2])" office:value-type="float" office:value="42.7043889440723" calcext:value-type="float">
            <text:p>42.70</text:p>
          </table:table-cell>
          <table:table-cell table:style-name="ce40" table:formula="of:=[.N45]-[.J45]" office:value-type="float" office:value="1.29561105592773" calcext:value-type="float">
            <text:p>1.30</text:p>
          </table:table-cell>
          <table:table-cell table:style-name="ce57" table:formula="of:=(([.C45]^(0.4082))/28.8)-1.39" office:value-type="float" office:value="43.9203153002341" calcext:value-type="float">
            <text:p>43.92</text:p>
          </table:table-cell>
          <table:table-cell table:style-name="ce40" table:formula="of:=[.N45]-[.L45]" office:value-type="float" office:value="0.0796846997659486" calcext:value-type="float">
            <text:p>0.08</text:p>
          </table:table-cell>
          <table:table-cell table:style-name="ce57" table:formula="of:=[.N44]+1" office:value-type="float" office:value="44" calcext:value-type="float">
            <text:p>44.00</text:p>
          </table:table-cell>
          <table:table-cell table:formula="of:=ROUND([.L4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18" table:formula="of:=[.A45]+((1200/[.F$5])+(SQRT([.A45])))" office:value-type="float" office:value="8236.53965442089" calcext:value-type="float">
            <text:p>8,237</text:p>
          </table:table-cell>
          <table:table-cell table:formula="of:=INT([.A46]/3*2)" office:value-type="float" office:value="5491" calcext:value-type="float">
            <text:p>5491</text:p>
          </table:table-cell>
          <table:table-cell table:style-name="ce18" table:formula="of:=[.A46]*[.B46]" office:value-type="float" office:value="45226839.2424251" calcext:value-type="float">
            <text:p>45,226,839</text:p>
          </table:table-cell>
          <table:table-cell table:style-name="ce30" table:formula="of:=[.C46]/1000000" office:value-type="float" office:value="45.2268392424251" calcext:value-type="float">
            <text:p>45.22684</text:p>
          </table:table-cell>
          <table:table-cell table:number-columns-repeated="3"/>
          <table:table-cell table:formula="of:=SQRT([.C46])*[.R$1]" office:value-type="float" office:value="8236.48706663837" calcext:value-type="float">
            <text:p>8,236</text:p>
          </table:table-cell>
          <table:table-cell table:formula="of:=SQRT([.C46])/[.R$1]" office:value-type="float" office:value="5491.03505857674" calcext:value-type="float">
            <text:p>5,491</text:p>
          </table:table-cell>
          <table:table-cell table:style-name="ce57" table:formula="of:=(([.C46]^(1/[.R$3]))/[.R$2])" office:value-type="float" office:value="43.7397676511144" calcext:value-type="float">
            <text:p>43.74</text:p>
          </table:table-cell>
          <table:table-cell table:style-name="ce40" table:formula="of:=[.N46]-[.J46]" office:value-type="float" office:value="1.26023234888559" calcext:value-type="float">
            <text:p>1.26</text:p>
          </table:table-cell>
          <table:table-cell table:style-name="ce57" table:formula="of:=(([.C46]^(0.4082))/28.8)-1.39" office:value-type="float" office:value="44.9056574917289" calcext:value-type="float">
            <text:p>44.91</text:p>
          </table:table-cell>
          <table:table-cell table:style-name="ce40" table:formula="of:=[.N46]-[.L46]" office:value-type="float" office:value="0.0943425082710618" calcext:value-type="float">
            <text:p>0.09</text:p>
          </table:table-cell>
          <table:table-cell table:style-name="ce57" table:formula="of:=[.N45]+1" office:value-type="float" office:value="45" calcext:value-type="float">
            <text:p>45.00</text:p>
          </table:table-cell>
          <table:table-cell table:formula="of:=ROUND([.L4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table:style-name="ce18" table:formula="of:=[.A46]+((1200/[.F$5])+(SQRT([.A46])))" office:value-type="float" office:value="8451.64736963834" calcext:value-type="float">
            <text:p>8,452</text:p>
          </table:table-cell>
          <table:table-cell table:formula="of:=INT([.A47]/3*2)" office:value-type="float" office:value="5634" calcext:value-type="float">
            <text:p>5634</text:p>
          </table:table-cell>
          <table:table-cell table:style-name="ce18" table:formula="of:=[.A47]*[.B47]" office:value-type="float" office:value="47616581.2805424" calcext:value-type="float">
            <text:p>47,616,581</text:p>
          </table:table-cell>
          <table:table-cell table:style-name="ce30" table:formula="of:=[.C47]/1000000" office:value-type="float" office:value="47.6165812805424" calcext:value-type="float">
            <text:p>47.61658</text:p>
          </table:table-cell>
          <table:table-cell table:number-columns-repeated="3"/>
          <table:table-cell table:formula="of:=SQRT([.C47])*[.R$1]" office:value-type="float" office:value="8451.29006369555" calcext:value-type="float">
            <text:p>8,451</text:p>
          </table:table-cell>
          <table:table-cell table:formula="of:=SQRT([.C47])/[.R$1]" office:value-type="float" office:value="5634.23819578627" calcext:value-type="float">
            <text:p>5,634</text:p>
          </table:table-cell>
          <table:table-cell table:style-name="ce57" table:formula="of:=(([.C47]^(1/[.R$3]))/[.R$2])" office:value-type="float" office:value="44.7755578425041" calcext:value-type="float">
            <text:p>44.78</text:p>
          </table:table-cell>
          <table:table-cell table:style-name="ce40" table:formula="of:=[.N47]-[.J47]" office:value-type="float" office:value="1.22444215749592" calcext:value-type="float">
            <text:p>1.22</text:p>
          </table:table-cell>
          <table:table-cell table:style-name="ce57" table:formula="of:=(([.C47]^(0.4082))/28.8)-1.39" office:value-type="float" office:value="45.8890143560113" calcext:value-type="float">
            <text:p>45.89</text:p>
          </table:table-cell>
          <table:table-cell table:style-name="ce40" table:formula="of:=[.N47]-[.L47]" office:value-type="float" office:value="0.110985643988677" calcext:value-type="float">
            <text:p>0.11</text:p>
          </table:table-cell>
          <table:table-cell table:style-name="ce57" table:formula="of:=[.N46]+1" office:value-type="float" office:value="46" calcext:value-type="float">
            <text:p>46.00</text:p>
          </table:table-cell>
          <table:table-cell table:formula="of:=ROUND([.L4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table:style-name="ce18" table:formula="of:=[.A47]+((1200/[.F$5])+(SQRT([.A47])))" office:value-type="float" office:value="8667.93254287168" calcext:value-type="float">
            <text:p>8,668</text:p>
          </table:table-cell>
          <table:table-cell table:formula="of:=INT([.A48]/3*2)" office:value-type="float" office:value="5778" calcext:value-type="float">
            <text:p>5778</text:p>
          </table:table-cell>
          <table:table-cell table:style-name="ce18" table:formula="of:=[.A48]*[.B48]" office:value-type="float" office:value="50083314.2327126" calcext:value-type="float">
            <text:p>50,083,314</text:p>
          </table:table-cell>
          <table:table-cell table:style-name="ce30" table:formula="of:=[.C48]/1000000" office:value-type="float" office:value="50.0833142327126" calcext:value-type="float">
            <text:p>50.08331</text:p>
          </table:table-cell>
          <table:table-cell table:number-columns-repeated="3"/>
          <table:table-cell table:formula="of:=SQRT([.C48])*[.R$1]" office:value-type="float" office:value="8667.43178426748" calcext:value-type="float">
            <text:p>8,667</text:p>
          </table:table-cell>
          <table:table-cell table:formula="of:=SQRT([.C48])/[.R$1]" office:value-type="float" office:value="5778.33382243865" calcext:value-type="float">
            <text:p>5,778</text:p>
          </table:table-cell>
          <table:table-cell table:style-name="ce57" table:formula="of:=(([.C48]^(1/[.R$3]))/[.R$2])" office:value-type="float" office:value="45.8153903601001" calcext:value-type="float">
            <text:p>45.82</text:p>
          </table:table-cell>
          <table:table-cell table:style-name="ce40" table:formula="of:=[.N48]-[.J48]" office:value-type="float" office:value="1.1846096398999" calcext:value-type="float">
            <text:p>1.18</text:p>
          </table:table-cell>
          <table:table-cell table:style-name="ce57" table:formula="of:=(([.C48]^(0.4082))/28.8)-1.39" office:value-type="float" office:value="46.8738785503816" calcext:value-type="float">
            <text:p>46.87</text:p>
          </table:table-cell>
          <table:table-cell table:style-name="ce40" table:formula="of:=[.N48]-[.L48]" office:value-type="float" office:value="0.126121449618452" calcext:value-type="float">
            <text:p>0.13</text:p>
          </table:table-cell>
          <table:table-cell table:style-name="ce57" table:formula="of:=[.N47]+1" office:value-type="float" office:value="47" calcext:value-type="float">
            <text:p>47.00</text:p>
          </table:table-cell>
          <table:table-cell table:formula="of:=ROUND([.L4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table:style-name="ce18" table:formula="of:=[.A48]+((1200/[.F$5])+(SQRT([.A48])))" office:value-type="float" office:value="8885.38660670062" calcext:value-type="float">
            <text:p>8,885</text:p>
          </table:table-cell>
          <table:table-cell table:formula="of:=INT([.A49]/3*2)" office:value-type="float" office:value="5923" calcext:value-type="float">
            <text:p>5923</text:p>
          </table:table-cell>
          <table:table-cell table:style-name="ce18" table:formula="of:=[.A49]*[.B49]" office:value-type="float" office:value="52628144.8714878" calcext:value-type="float">
            <text:p>52,628,145</text:p>
          </table:table-cell>
          <table:table-cell table:style-name="ce30" table:formula="of:=[.C49]/1000000" office:value-type="float" office:value="52.6281448714878" calcext:value-type="float">
            <text:p>52.62814</text:p>
          </table:table-cell>
          <table:table-cell table:number-columns-repeated="3"/>
          <table:table-cell table:formula="of:=SQRT([.C49])*[.R$1]" office:value-type="float" office:value="8884.90795265521" calcext:value-type="float">
            <text:p>8,885</text:p>
          </table:table-cell>
          <table:table-cell table:formula="of:=SQRT([.C49])/[.R$1]" office:value-type="float" office:value="5923.31908804527" calcext:value-type="float">
            <text:p>5,923</text:p>
          </table:table-cell>
          <table:table-cell table:style-name="ce57" table:formula="of:=(([.C49]^(1/[.R$3]))/[.R$2])" office:value-type="float" office:value="46.8592661210698" calcext:value-type="float">
            <text:p>46.86</text:p>
          </table:table-cell>
          <table:table-cell table:style-name="ce40" table:formula="of:=[.N49]-[.J49]" office:value-type="float" office:value="1.14073387893021" calcext:value-type="float">
            <text:p>1.14</text:p>
          </table:table-cell>
          <table:table-cell table:style-name="ce57" table:formula="of:=(([.C49]^(0.4082))/28.8)-1.39" office:value-type="float" office:value="47.8602823860829" calcext:value-type="float">
            <text:p>47.86</text:p>
          </table:table-cell>
          <table:table-cell table:style-name="ce40" table:formula="of:=[.N49]-[.L49]" office:value-type="float" office:value="0.139717613917149" calcext:value-type="float">
            <text:p>0.14</text:p>
          </table:table-cell>
          <table:table-cell table:style-name="ce57" table:formula="of:=[.N48]+1" office:value-type="float" office:value="48" calcext:value-type="float">
            <text:p>48.00</text:p>
          </table:table-cell>
          <table:table-cell table:formula="of:=ROUND([.L4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table:style-name="ce18" table:formula="of:=[.A49]+((1200/[.F$5])+(SQRT([.A49])))" office:value-type="float" office:value="9104.00126697901" calcext:value-type="float">
            <text:p>9,104</text:p>
          </table:table-cell>
          <table:table-cell table:formula="of:=INT([.A50]/3*2)" office:value-type="float" office:value="6069" calcext:value-type="float">
            <text:p>6069</text:p>
          </table:table-cell>
          <table:table-cell table:style-name="ce18" table:formula="of:=[.A50]*[.B50]" office:value-type="float" office:value="55252183.6892956" calcext:value-type="float">
            <text:p>55,252,184</text:p>
          </table:table-cell>
          <table:table-cell table:style-name="ce30" table:formula="of:=[.C50]/1000000" office:value-type="float" office:value="55.2521836892956" calcext:value-type="float">
            <text:p>55.25218</text:p>
          </table:table-cell>
          <table:table-cell table:number-columns-repeated="3"/>
          <table:table-cell table:formula="of:=SQRT([.C50])*[.R$1]" office:value-type="float" office:value="9103.71442010275" calcext:value-type="float">
            <text:p>9,104</text:p>
          </table:table-cell>
          <table:table-cell table:formula="of:=SQRT([.C50])/[.R$1]" office:value-type="float" office:value="6069.19122674677" calcext:value-type="float">
            <text:p>6,069</text:p>
          </table:table-cell>
          <table:table-cell table:style-name="ce57" table:formula="of:=(([.C50]^(1/[.R$3]))/[.R$2])" office:value-type="float" office:value="47.907185572397" calcext:value-type="float">
            <text:p>47.91</text:p>
          </table:table-cell>
          <table:table-cell table:style-name="ce40" table:formula="of:=[.N50]-[.J50]" office:value-type="float" office:value="1.092814427603" calcext:value-type="float">
            <text:p>1.09</text:p>
          </table:table-cell>
          <table:table-cell table:style-name="ce57" table:formula="of:=(([.C50]^(0.4082))/28.8)-1.39" office:value-type="float" office:value="48.8482562149897" calcext:value-type="float">
            <text:p>48.85</text:p>
          </table:table-cell>
          <table:table-cell table:style-name="ce40" table:formula="of:=[.N50]-[.L50]" office:value-type="float" office:value="0.151743785010254" calcext:value-type="float">
            <text:p>0.15</text:p>
          </table:table-cell>
          <table:table-cell table:style-name="ce57" table:formula="of:=[.N49]+1" office:value-type="float" office:value="49" calcext:value-type="float">
            <text:p>49.00</text:p>
          </table:table-cell>
          <table:table-cell table:formula="of:=ROUND([.L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table:style-name="ce18" table:formula="of:=[.A50]+((1200/[.F$5])+(SQRT([.A50])))" office:value-type="float" office:value="9323.76848875956" calcext:value-type="float">
            <text:p>9,324</text:p>
          </table:table-cell>
          <table:table-cell table:formula="of:=INT([.A51]/3*2)" office:value-type="float" office:value="6215" calcext:value-type="float">
            <text:p>6215</text:p>
          </table:table-cell>
          <table:table-cell table:style-name="ce18" table:formula="of:=[.A51]*[.B51]" office:value-type="float" office:value="57947221.1576407" calcext:value-type="float">
            <text:p>57,947,221</text:p>
          </table:table-cell>
          <table:table-cell table:style-name="ce30" table:formula="of:=[.C51]/1000000" office:value-type="float" office:value="57.9472211576407" calcext:value-type="float">
            <text:p>57.94722</text:p>
          </table:table-cell>
          <table:table-cell table:number-columns-repeated="3"/>
          <table:table-cell table:formula="of:=SQRT([.C51])*[.R$1]" office:value-type="float" office:value="9323.0971402769" calcext:value-type="float">
            <text:p>9,323</text:p>
          </table:table-cell>
          <table:table-cell table:formula="of:=SQRT([.C51])/[.R$1]" office:value-type="float" office:value="6215.44753698873" calcext:value-type="float">
            <text:p>6,215</text:p>
          </table:table-cell>
          <table:table-cell table:style-name="ce57" table:formula="of:=(([.C51]^(1/[.R$3]))/[.R$2])" office:value-type="float" office:value="48.955568430922" calcext:value-type="float">
            <text:p>48.96</text:p>
          </table:table-cell>
          <table:table-cell table:style-name="ce40" table:formula="of:=[.N51]-[.J51]" office:value-type="float" office:value="1.04443156907801" calcext:value-type="float">
            <text:p>1.04</text:p>
          </table:table-cell>
          <table:table-cell table:style-name="ce57" table:formula="of:=(([.C51]^(0.4082))/28.8)-1.39" office:value-type="float" office:value="49.8344643140954" calcext:value-type="float">
            <text:p>49.83</text:p>
          </table:table-cell>
          <table:table-cell table:style-name="ce40" table:formula="of:=[.N51]-[.L51]" office:value-type="float" office:value="0.165535685904587" calcext:value-type="float">
            <text:p>0.17</text:p>
          </table:table-cell>
          <table:table-cell table:style-name="ce57" table:formula="of:=[.N50]+1" office:value-type="float" office:value="50" calcext:value-type="float">
            <text:p>50.00</text:p>
          </table:table-cell>
          <table:table-cell table:formula="of:=ROUND([.L5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table:style-name="ce18" table:formula="of:=[.A51]+((1200/[.F$5])+(SQRT([.A51])))" office:value-type="float" office:value="9544.68048321088" calcext:value-type="float">
            <text:p>9,545</text:p>
          </table:table-cell>
          <table:table-cell table:formula="of:=INT([.A52]/3*2)" office:value-type="float" office:value="6363" calcext:value-type="float">
            <text:p>6363</text:p>
          </table:table-cell>
          <table:table-cell table:style-name="ce18" table:formula="of:=[.A52]*[.B52]" office:value-type="float" office:value="60732801.9146708" calcext:value-type="float">
            <text:p>60,732,802</text:p>
          </table:table-cell>
          <table:table-cell table:style-name="ce30" table:formula="of:=[.C52]/1000000" office:value-type="float" office:value="60.7328019146708" calcext:value-type="float">
            <text:p>60.73280</text:p>
          </table:table-cell>
          <table:table-cell table:number-columns-repeated="3"/>
          <table:table-cell table:formula="of:=SQRT([.C52])*[.R$1]" office:value-type="float" office:value="9544.5522778138" calcext:value-type="float">
            <text:p>9,545</text:p>
          </table:table-cell>
          <table:table-cell table:formula="of:=SQRT([.C52])/[.R$1]" office:value-type="float" office:value="6363.08546979658" calcext:value-type="float">
            <text:p>6,363</text:p>
          </table:table-cell>
          <table:table-cell table:style-name="ce57" table:formula="of:=(([.C52]^(1/[.R$3]))/[.R$2])" office:value-type="float" office:value="50.0115827503708" calcext:value-type="float">
            <text:p>50.01</text:p>
          </table:table-cell>
          <table:table-cell table:style-name="ce40" table:formula="of:=[.N52]-[.J52]" office:value-type="float" office:value="0.988417249629158" calcext:value-type="float">
            <text:p>0.99</text:p>
          </table:table-cell>
          <table:table-cell table:style-name="ce57" table:formula="of:=(([.C52]^(0.4082))/28.8)-1.39" office:value-type="float" office:value="50.8256766836411" calcext:value-type="float">
            <text:p>50.83</text:p>
          </table:table-cell>
          <table:table-cell table:style-name="ce40" table:formula="of:=[.N52]-[.L52]" office:value-type="float" office:value="0.174323316358908" calcext:value-type="float">
            <text:p>0.17</text:p>
          </table:table-cell>
          <table:table-cell table:style-name="ce57" table:formula="of:=[.N51]+1" office:value-type="float" office:value="51" calcext:value-type="float">
            <text:p>51.00</text:p>
          </table:table-cell>
          <table:table-cell table:formula="of:=ROUND([.L52];0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18" table:formula="of:=[.A52]+((1200/[.F$5])+(SQRT([.A52])))" office:value-type="float" office:value="9766.7296954388" calcext:value-type="float">
            <text:p>9,767</text:p>
          </table:table-cell>
          <table:table-cell table:formula="of:=INT([.A53]/3*2)" office:value-type="float" office:value="6511" calcext:value-type="float">
            <text:p>6511</text:p>
          </table:table-cell>
          <table:table-cell table:style-name="ce18" table:formula="of:=[.A53]*[.B53]" office:value-type="float" office:value="63591177.047002" calcext:value-type="float">
            <text:p>63,591,177</text:p>
          </table:table-cell>
          <table:table-cell table:style-name="ce30" table:formula="of:=[.C53]/1000000" office:value-type="float" office:value="63.591177047002" calcext:value-type="float">
            <text:p>63.59118</text:p>
          </table:table-cell>
          <table:table-cell table:number-columns-repeated="3"/>
          <table:table-cell table:formula="of:=SQRT([.C53])*[.R$1]" office:value-type="float" office:value="9766.57600058188" calcext:value-type="float">
            <text:p>9,767</text:p>
          </table:table-cell>
          <table:table-cell table:formula="of:=SQRT([.C53])/[.R$1]" office:value-type="float" office:value="6511.1024624406" calcext:value-type="float">
            <text:p>6,511</text:p>
          </table:table-cell>
          <table:table-cell table:style-name="ce57" table:formula="of:=(([.C53]^(1/[.R$3]))/[.R$2])" office:value-type="float" office:value="51.0680745451557" calcext:value-type="float">
            <text:p>51.07</text:p>
          </table:table-cell>
          <table:table-cell table:style-name="ce40" table:formula="of:=[.N53]-[.J53]" office:value-type="float" office:value="0.931925454844304" calcext:value-type="float">
            <text:p>0.93</text:p>
          </table:table-cell>
          <table:table-cell table:style-name="ce57" table:formula="of:=(([.C53]^(0.4082))/28.8)-1.39" office:value-type="float" office:value="51.8152039123568" calcext:value-type="float">
            <text:p>51.82</text:p>
          </table:table-cell>
          <table:table-cell table:style-name="ce40" table:formula="of:=[.N53]-[.L53]" office:value-type="float" office:value="0.184796087643171" calcext:value-type="float">
            <text:p>0.18</text:p>
          </table:table-cell>
          <table:table-cell table:style-name="ce57" table:formula="of:=[.N52]+1" office:value-type="float" office:value="52" calcext:value-type="float">
            <text:p>52.00</text:p>
          </table:table-cell>
          <table:table-cell table:formula="of:=ROUND([.L53];0)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table:style-name="ce18" table:formula="of:=[.A53]+((1200/[.F$5])+(SQRT([.A53])))" office:value-type="float" office:value="9989.90879313315" calcext:value-type="float">
            <text:p>9,990</text:p>
          </table:table-cell>
          <table:table-cell table:formula="of:=INT([.A54]/3*2)" office:value-type="float" office:value="6659" calcext:value-type="float">
            <text:p>6659</text:p>
          </table:table-cell>
          <table:table-cell table:style-name="ce18" table:formula="of:=[.A54]*[.B54]" office:value-type="float" office:value="66522802.6534736" calcext:value-type="float">
            <text:p>66,522,803</text:p>
          </table:table-cell>
          <table:table-cell table:style-name="ce30" table:formula="of:=[.C54]/1000000" office:value-type="float" office:value="66.5228026534736" calcext:value-type="float">
            <text:p>66.52280</text:p>
          </table:table-cell>
          <table:table-cell table:number-columns-repeated="3"/>
          <table:table-cell table:formula="of:=SQRT([.C54])*[.R$1]" office:value-type="float" office:value="9989.16463992461" calcext:value-type="float">
            <text:p>9,989</text:p>
          </table:table-cell>
          <table:table-cell table:formula="of:=SQRT([.C54])/[.R$1]" office:value-type="float" office:value="6659.49606913033" calcext:value-type="float">
            <text:p>6,659</text:p>
          </table:table-cell>
          <table:table-cell table:style-name="ce57" table:formula="of:=(([.C54]^(1/[.R$3]))/[.R$2])" office:value-type="float" office:value="52.125064860584" calcext:value-type="float">
            <text:p>52.13</text:p>
          </table:table-cell>
          <table:table-cell table:style-name="ce40" table:formula="of:=[.N54]-[.J54]" office:value-type="float" office:value="0.874935139416017" calcext:value-type="float">
            <text:p>0.87</text:p>
          </table:table-cell>
          <table:table-cell table:style-name="ce57" table:formula="of:=(([.C54]^(0.4082))/28.8)-1.39" office:value-type="float" office:value="52.8031113896377" calcext:value-type="float">
            <text:p>52.80</text:p>
          </table:table-cell>
          <table:table-cell table:style-name="ce40" table:formula="of:=[.N54]-[.L54]" office:value-type="float" office:value="0.196888610362336" calcext:value-type="float">
            <text:p>0.20</text:p>
          </table:table-cell>
          <table:table-cell table:style-name="ce57" table:formula="of:=[.N53]+1" office:value-type="float" office:value="53" calcext:value-type="float">
            <text:p>53.00</text:p>
          </table:table-cell>
          <table:table-cell table:formula="of:=ROUND([.L54];0)"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table:style-name="ce18" table:formula="of:=[.A54]+((1200/[.F$5])+(SQRT([.A54])))" office:value-type="float" office:value="10214.2106559695" calcext:value-type="float">
            <text:p>10,214</text:p>
          </table:table-cell>
          <table:table-cell table:formula="of:=INT([.A55]/3*2)" office:value-type="float" office:value="6809" calcext:value-type="float">
            <text:p>6809</text:p>
          </table:table-cell>
          <table:table-cell table:style-name="ce18" table:formula="of:=[.A55]*[.B55]" office:value-type="float" office:value="69548560.3564967" calcext:value-type="float">
            <text:p>69,548,560</text:p>
          </table:table-cell>
          <table:table-cell table:style-name="ce30" table:formula="of:=[.C55]/1000000" office:value-type="float" office:value="69.5485603564967" calcext:value-type="float">
            <text:p>69.54856</text:p>
          </table:table-cell>
          <table:table-cell table:number-columns-repeated="3"/>
          <table:table-cell table:formula="of:=SQRT([.C55])*[.R$1]" office:value-type="float" office:value="10213.8146964542" calcext:value-type="float">
            <text:p>10,214</text:p>
          </table:table-cell>
          <table:table-cell table:formula="of:=SQRT([.C55])/[.R$1]" office:value-type="float" office:value="6809.26396487701" calcext:value-type="float">
            <text:p>6,809</text:p>
          </table:table-cell>
          <table:table-cell table:style-name="ce57" table:formula="of:=(([.C55]^(1/[.R$3]))/[.R$2])" office:value-type="float" office:value="53.1896752359765" calcext:value-type="float">
            <text:p>53.19</text:p>
          </table:table-cell>
          <table:table-cell table:style-name="ce40" table:formula="of:=[.N55]-[.J55]" office:value-type="float" office:value="0.810324764023505" calcext:value-type="float">
            <text:p>0.81</text:p>
          </table:table-cell>
          <table:table-cell table:style-name="ce57" table:formula="of:=(([.C55]^(0.4082))/28.8)-1.39" office:value-type="float" office:value="53.7960783082601" calcext:value-type="float">
            <text:p>53.80</text:p>
          </table:table-cell>
          <table:table-cell table:style-name="ce40" table:formula="of:=[.N55]-[.L55]" office:value-type="float" office:value="0.203921691739865" calcext:value-type="float">
            <text:p>0.20</text:p>
          </table:table-cell>
          <table:table-cell table:style-name="ce57" table:formula="of:=[.N54]+1" office:value-type="float" office:value="54" calcext:value-type="float">
            <text:p>54.00</text:p>
          </table:table-cell>
          <table:table-cell table:formula="of:=ROUND([.L55];0)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style-name="ce18" table:formula="of:=[.A55]+((1200/[.F$5])+(SQRT([.A55])))" office:value-type="float" office:value="10439.6283657028" calcext:value-type="float">
            <text:p>10,440</text:p>
          </table:table-cell>
          <table:table-cell table:formula="of:=INT([.A56]/3*2)" office:value-type="float" office:value="6959" calcext:value-type="float">
            <text:p>6959</text:p>
          </table:table-cell>
          <table:table-cell table:style-name="ce18" table:formula="of:=[.A56]*[.B56]" office:value-type="float" office:value="72649373.7969261" calcext:value-type="float">
            <text:p>72,649,374</text:p>
          </table:table-cell>
          <table:table-cell table:style-name="ce30" table:formula="of:=[.C56]/1000000" office:value-type="float" office:value="72.6493737969261" calcext:value-type="float">
            <text:p>72.64937</text:p>
          </table:table-cell>
          <table:table-cell table:number-columns-repeated="3"/>
          <table:table-cell table:formula="of:=SQRT([.C56])*[.R$1]" office:value-type="float" office:value="10439.0226464934" calcext:value-type="float">
            <text:p>10,439</text:p>
          </table:table-cell>
          <table:table-cell table:formula="of:=SQRT([.C56])/[.R$1]" office:value-type="float" office:value="6959.40379258878" calcext:value-type="float">
            <text:p>6,959</text:p>
          </table:table-cell>
          <table:table-cell table:style-name="ce57" table:formula="of:=(([.C56]^(1/[.R$3]))/[.R$2])" office:value-type="float" office:value="54.2547948035449" calcext:value-type="float">
            <text:p>54.25</text:p>
          </table:table-cell>
          <table:table-cell table:style-name="ce40" table:formula="of:=[.N56]-[.J56]" office:value-type="float" office:value="0.745205196455125" calcext:value-type="float">
            <text:p>0.75</text:p>
          </table:table-cell>
          <table:table-cell table:style-name="ce57" table:formula="of:=(([.C56]^(0.4082))/28.8)-1.39" office:value-type="float" office:value="54.7874942184921" calcext:value-type="float">
            <text:p>54.79</text:p>
          </table:table-cell>
          <table:table-cell table:style-name="ce40" table:formula="of:=[.N56]-[.L56]" office:value-type="float" office:value="0.212505781507879" calcext:value-type="float">
            <text:p>0.21</text:p>
          </table:table-cell>
          <table:table-cell table:style-name="ce57" table:formula="of:=[.N55]+1" office:value-type="float" office:value="55" calcext:value-type="float">
            <text:p>55.00</text:p>
          </table:table-cell>
          <table:table-cell table:formula="of:=ROUND([.L56];0)"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 table:style-name="ce18" table:formula="of:=[.A56]+((1200/[.F$5])+(SQRT([.A56])))" office:value-type="float" office:value="10666.1551968953" calcext:value-type="float">
            <text:p>10,666</text:p>
          </table:table-cell>
          <table:table-cell table:formula="of:=INT([.A57]/3*2)" office:value-type="float" office:value="7110" calcext:value-type="float">
            <text:p>7110</text:p>
          </table:table-cell>
          <table:table-cell table:style-name="ce18" table:formula="of:=[.A57]*[.B57]" office:value-type="float" office:value="75836363.4499258" calcext:value-type="float">
            <text:p>75,836,363</text:p>
          </table:table-cell>
          <table:table-cell table:style-name="ce30" table:formula="of:=[.C57]/1000000" office:value-type="float" office:value="75.8363634499258" calcext:value-type="float">
            <text:p>75.83636</text:p>
          </table:table-cell>
          <table:table-cell table:number-columns-repeated="3"/>
          <table:table-cell table:formula="of:=SQRT([.C57])*[.R$1]" office:value-type="float" office:value="10665.5351607439" calcext:value-type="float">
            <text:p>10,666</text:p>
          </table:table-cell>
          <table:table-cell table:formula="of:=SQRT([.C57])/[.R$1]" office:value-type="float" office:value="7110.41333669336" calcext:value-type="float">
            <text:p>7,110</text:p>
          </table:table-cell>
          <table:table-cell table:style-name="ce57" table:formula="of:=(([.C57]^(1/[.R$3]))/[.R$2])" office:value-type="float" office:value="55.323979144841" calcext:value-type="float">
            <text:p>55.32</text:p>
          </table:table-cell>
          <table:table-cell table:style-name="ce40" table:formula="of:=[.N57]-[.J57]" office:value-type="float" office:value="0.676020855158974" calcext:value-type="float">
            <text:p>0.68</text:p>
          </table:table-cell>
          <table:table-cell table:style-name="ce57" table:formula="of:=(([.C57]^(0.4082))/28.8)-1.39" office:value-type="float" office:value="55.7806996952775" calcext:value-type="float">
            <text:p>55.78</text:p>
          </table:table-cell>
          <table:table-cell table:style-name="ce40" table:formula="of:=[.N57]-[.L57]" office:value-type="float" office:value="0.219300304722495" calcext:value-type="float">
            <text:p>0.22</text:p>
          </table:table-cell>
          <table:table-cell table:style-name="ce57" table:formula="of:=[.N56]+1" office:value-type="float" office:value="56" calcext:value-type="float">
            <text:p>56.00</text:p>
          </table:table-cell>
          <table:table-cell table:formula="of:=ROUND([.L57];0)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table:style-name="ce18" table:formula="of:=[.A57]+((1200/[.F$5])+(SQRT([.A57])))" office:value-type="float" office:value="10893.7846082283" calcext:value-type="float">
            <text:p>10,894</text:p>
          </table:table-cell>
          <table:table-cell table:formula="of:=INT([.A58]/3*2)" office:value-type="float" office:value="7262" calcext:value-type="float">
            <text:p>7262</text:p>
          </table:table-cell>
          <table:table-cell table:style-name="ce18" table:formula="of:=[.A58]*[.B58]" office:value-type="float" office:value="79110663.8249542" calcext:value-type="float">
            <text:p>79,110,664</text:p>
          </table:table-cell>
          <table:table-cell table:style-name="ce30" table:formula="of:=[.C58]/1000000" office:value-type="float" office:value="79.1106638249542" calcext:value-type="float">
            <text:p>79.11066</text:p>
          </table:table-cell>
          <table:table-cell table:number-columns-repeated="3"/>
          <table:table-cell table:formula="of:=SQRT([.C58])*[.R$1]" office:value-type="float" office:value="10893.3489688592" calcext:value-type="float">
            <text:p>10,893</text:p>
          </table:table-cell>
          <table:table-cell table:formula="of:=SQRT([.C58])/[.R$1]" office:value-type="float" office:value="7262.29041694226" calcext:value-type="float">
            <text:p>7,262</text:p>
          </table:table-cell>
          <table:table-cell table:style-name="ce57" table:formula="of:=(([.C58]^(1/[.R$3]))/[.R$2])" office:value-type="float" office:value="56.3972256831003" calcext:value-type="float">
            <text:p>56.40</text:p>
          </table:table-cell>
          <table:table-cell table:style-name="ce40" table:formula="of:=[.N58]-[.J58]" office:value-type="float" office:value="0.602774316899669" calcext:value-type="float">
            <text:p>0.60</text:p>
          </table:table-cell>
          <table:table-cell table:style-name="ce57" table:formula="of:=(([.C58]^(0.4082))/28.8)-1.39" office:value-type="float" office:value="56.7757123157757" calcext:value-type="float">
            <text:p>56.78</text:p>
          </table:table-cell>
          <table:table-cell table:style-name="ce40" table:formula="of:=[.N58]-[.L58]" office:value-type="float" office:value="0.224287684224308" calcext:value-type="float">
            <text:p>0.22</text:p>
          </table:table-cell>
          <table:table-cell table:style-name="ce57" table:formula="of:=[.N57]+1" office:value-type="float" office:value="57" calcext:value-type="float">
            <text:p>57.00</text:p>
          </table:table-cell>
          <table:table-cell table:formula="of:=ROUND([.L58];0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table:style-name="ce18" table:formula="of:=[.A58]+((1200/[.F$5])+(SQRT([.A58])))" office:value-type="float" office:value="11122.5102343511" calcext:value-type="float">
            <text:p>11,123</text:p>
          </table:table-cell>
          <table:table-cell table:formula="of:=INT([.A59]/3*2)" office:value-type="float" office:value="7415" calcext:value-type="float">
            <text:p>7415</text:p>
          </table:table-cell>
          <table:table-cell table:style-name="ce18" table:formula="of:=[.A59]*[.B59]" office:value-type="float" office:value="82473413.3877131" calcext:value-type="float">
            <text:p>82,473,413</text:p>
          </table:table-cell>
          <table:table-cell table:style-name="ce30" table:formula="of:=[.C59]/1000000" office:value-type="float" office:value="82.4734133877131" calcext:value-type="float">
            <text:p>82.47341</text:p>
          </table:table-cell>
          <table:table-cell table:number-columns-repeated="3"/>
          <table:table-cell table:formula="of:=SQRT([.C59])*[.R$1]" office:value-type="float" office:value="11122.460877693" calcext:value-type="float">
            <text:p>11,122</text:p>
          </table:table-cell>
          <table:table-cell table:formula="of:=SQRT([.C59])/[.R$1]" office:value-type="float" office:value="7415.03290455443" calcext:value-type="float">
            <text:p>7,415</text:p>
          </table:table-cell>
          <table:table-cell table:style-name="ce57" table:formula="of:=(([.C59]^(1/[.R$3]))/[.R$2])" office:value-type="float" office:value="57.4745316291971" calcext:value-type="float">
            <text:p>57.47</text:p>
          </table:table-cell>
          <table:table-cell table:style-name="ce40" table:formula="of:=[.N59]-[.J59]" office:value-type="float" office:value="0.525468370802948" calcext:value-type="float">
            <text:p>0.53</text:p>
          </table:table-cell>
          <table:table-cell table:style-name="ce57" table:formula="of:=(([.C59]^(0.4082))/28.8)-1.39" office:value-type="float" office:value="57.7725486429847" calcext:value-type="float">
            <text:p>57.77</text:p>
          </table:table-cell>
          <table:table-cell table:style-name="ce40" table:formula="of:=[.N59]-[.L59]" office:value-type="float" office:value="0.227451357015326" calcext:value-type="float">
            <text:p>0.23</text:p>
          </table:table-cell>
          <table:table-cell table:style-name="ce57" table:formula="of:=[.N58]+1" office:value-type="float" office:value="58" calcext:value-type="float">
            <text:p>58.00</text:p>
          </table:table-cell>
          <table:table-cell table:formula="of:=ROUND([.L59];0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table:style-name="ce18" table:formula="of:=[.A59]+((1200/[.F$5])+(SQRT([.A59])))" office:value-type="float" office:value="11352.3258782244" calcext:value-type="float">
            <text:p>11,352</text:p>
          </table:table-cell>
          <table:table-cell table:formula="of:=INT([.A60]/3*2)" office:value-type="float" office:value="7568" calcext:value-type="float">
            <text:p>7568</text:p>
          </table:table-cell>
          <table:table-cell table:style-name="ce18" table:formula="of:=[.A60]*[.B60]" office:value-type="float" office:value="85914402.2464022" calcext:value-type="float">
            <text:p>85,914,402</text:p>
          </table:table-cell>
          <table:table-cell table:style-name="ce30" table:formula="of:=[.C60]/1000000" office:value-type="float" office:value="85.9144022464022" calcext:value-type="float">
            <text:p>85.91440</text:p>
          </table:table-cell>
          <table:table-cell table:number-columns-repeated="3"/>
          <table:table-cell table:formula="of:=SQRT([.C60])*[.R$1]" office:value-type="float" office:value="11352.1177850034" calcext:value-type="float">
            <text:p>11,352</text:p>
          </table:table-cell>
          <table:table-cell table:formula="of:=SQRT([.C60])/[.R$1]" office:value-type="float" office:value="7568.13872737462" calcext:value-type="float">
            <text:p>7,568</text:p>
          </table:table-cell>
          <table:table-cell table:style-name="ce57" table:formula="of:=(([.C60]^(1/[.R$3]))/[.R$2])" office:value-type="float" office:value="58.5523773812942" calcext:value-type="float">
            <text:p>58.55</text:p>
          </table:table-cell>
          <table:table-cell table:style-name="ce40" table:formula="of:=[.N60]-[.J60]" office:value-type="float" office:value="0.447622618705765" calcext:value-type="float">
            <text:p>0.45</text:p>
          </table:table-cell>
          <table:table-cell table:style-name="ce57" table:formula="of:=(([.C60]^(0.4082))/28.8)-1.39" office:value-type="float" office:value="58.7679796352838" calcext:value-type="float">
            <text:p>58.77</text:p>
          </table:table-cell>
          <table:table-cell table:style-name="ce40" table:formula="of:=[.N60]-[.L60]" office:value-type="float" office:value="0.232020364716249" calcext:value-type="float">
            <text:p>0.23</text:p>
          </table:table-cell>
          <table:table-cell table:style-name="ce57" table:formula="of:=[.N59]+1" office:value-type="float" office:value="59" calcext:value-type="float">
            <text:p>59.00</text:p>
          </table:table-cell>
          <table:table-cell table:formula="of:=ROUND([.L60];0)"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 table:style-name="ce18" table:formula="of:=[.A60]+((1200/[.F$5])+(SQRT([.A60])))" office:value-type="float" office:value="11583.2255039221" calcext:value-type="float">
            <text:p>11,583</text:p>
          </table:table-cell>
          <table:table-cell table:formula="of:=INT([.A61]/3*2)" office:value-type="float" office:value="7722" calcext:value-type="float">
            <text:p>7722</text:p>
          </table:table-cell>
          <table:table-cell table:style-name="ce18" table:formula="of:=[.A61]*[.B61]" office:value-type="float" office:value="89445667.3412867" calcext:value-type="float">
            <text:p>89,445,667</text:p>
          </table:table-cell>
          <table:table-cell table:style-name="ce30" table:formula="of:=[.C61]/1000000" office:value-type="float" office:value="89.4456673412867" calcext:value-type="float">
            <text:p>89.44567</text:p>
          </table:table-cell>
          <table:table-cell table:number-columns-repeated="3"/>
          <table:table-cell table:formula="of:=SQRT([.C61])*[.R$1]" office:value-type="float" office:value="11583.0666798758" calcext:value-type="float">
            <text:p>11,583</text:p>
          </table:table-cell>
          <table:table-cell table:formula="of:=SQRT([.C61])/[.R$1]" office:value-type="float" office:value="7722.10588208802" calcext:value-type="float">
            <text:p>7,722</text:p>
          </table:table-cell>
          <table:table-cell table:style-name="ce57" table:formula="of:=(([.C61]^(1/[.R$3]))/[.R$2])" office:value-type="float" office:value="59.6342895320989" calcext:value-type="float">
            <text:p>59.63</text:p>
          </table:table-cell>
          <table:table-cell table:style-name="ce40" table:formula="of:=[.N61]-[.J61]" office:value-type="float" office:value="0.365710467901131" calcext:value-type="float">
            <text:p>0.37</text:p>
          </table:table-cell>
          <table:table-cell table:style-name="ce57" table:formula="of:=(([.C61]^(0.4082))/28.8)-1.39" office:value-type="float" office:value="59.7652888835847" calcext:value-type="float">
            <text:p>59.77</text:p>
          </table:table-cell>
          <table:table-cell table:style-name="ce40" table:formula="of:=[.N61]-[.L61]" office:value-type="float" office:value="0.234711116415319" calcext:value-type="float">
            <text:p>0.23</text:p>
          </table:table-cell>
          <table:table-cell table:style-name="ce57" table:formula="of:=[.N60]+1" office:value-type="float" office:value="60" calcext:value-type="float">
            <text:p>60.00</text:p>
          </table:table-cell>
          <table:table-cell table:formula="of:=ROUND([.L61];0)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ce18" table:formula="of:=[.A61]+((1200/[.F$5])+(SQRT([.A61])))" office:value-type="float" office:value="11815.2032298548" calcext:value-type="float">
            <text:p>11,815</text:p>
          </table:table-cell>
          <table:table-cell table:formula="of:=INT([.A62]/3*2)" office:value-type="float" office:value="7876" calcext:value-type="float">
            <text:p>7876</text:p>
          </table:table-cell>
          <table:table-cell table:style-name="ce18" table:formula="of:=[.A62]*[.B62]" office:value-type="float" office:value="93056540.6383363" calcext:value-type="float">
            <text:p>93,056,541</text:p>
          </table:table-cell>
          <table:table-cell table:style-name="ce30" table:formula="of:=[.C62]/1000000" office:value-type="float" office:value="93.0565406383363" calcext:value-type="float">
            <text:p>93.05654</text:p>
          </table:table-cell>
          <table:table-cell table:number-columns-repeated="3"/>
          <table:table-cell table:formula="of:=SQRT([.C62])*[.R$1]" office:value-type="float" office:value="11814.5546073324" calcext:value-type="float">
            <text:p>11,815</text:p>
          </table:table-cell>
          <table:table-cell table:formula="of:=SQRT([.C62])/[.R$1]" office:value-type="float" office:value="7876.4323947162" calcext:value-type="float">
            <text:p>7,876</text:p>
          </table:table-cell>
          <table:table-cell table:style-name="ce57" table:formula="of:=(([.C62]^(1/[.R$3]))/[.R$2])" office:value-type="float" office:value="60.7167606007013" calcext:value-type="float">
            <text:p>60.72</text:p>
          </table:table-cell>
          <table:table-cell table:style-name="ce40" table:formula="of:=[.N62]-[.J62]" office:value-type="float" office:value="0.28323939929868" calcext:value-type="float">
            <text:p>0.28</text:p>
          </table:table-cell>
          <table:table-cell table:style-name="ce57" table:formula="of:=(([.C62]^(0.4082))/28.8)-1.39" office:value-type="float" office:value="60.7612686935461" calcext:value-type="float">
            <text:p>60.76</text:p>
          </table:table-cell>
          <table:table-cell table:style-name="ce40" table:formula="of:=[.N62]-[.L62]" office:value-type="float" office:value="0.238731306453907" calcext:value-type="float">
            <text:p>0.24</text:p>
          </table:table-cell>
          <table:table-cell table:style-name="ce57" table:formula="of:=[.N61]+1" office:value-type="float" office:value="61" calcext:value-type="float">
            <text:p>61.00</text:p>
          </table:table-cell>
          <table:table-cell table:formula="of:=ROUND([.L62];0)"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table:style-name="ce18" table:formula="of:=[.A62]+((1200/[.F$5])+(SQRT([.A62])))" office:value-type="float" office:value="12048.2533223848" calcext:value-type="float">
            <text:p>12,048</text:p>
          </table:table-cell>
          <table:table-cell table:formula="of:=INT([.A63]/3*2)" office:value-type="float" office:value="8032" calcext:value-type="float">
            <text:p>8032</text:p>
          </table:table-cell>
          <table:table-cell table:style-name="ce18" table:formula="of:=[.A63]*[.B63]" office:value-type="float" office:value="96771570.685395" calcext:value-type="float">
            <text:p>96,771,571</text:p>
          </table:table-cell>
          <table:table-cell table:style-name="ce30" table:formula="of:=[.C63]/1000000" office:value-type="float" office:value="96.771570685395" calcext:value-type="float">
            <text:p>96.77157</text:p>
          </table:table-cell>
          <table:table-cell table:number-columns-repeated="3"/>
          <table:table-cell table:formula="of:=SQRT([.C63])*[.R$1]" office:value-type="float" office:value="12048.0787394091" calcext:value-type="float">
            <text:p>12,048</text:p>
          </table:table-cell>
          <table:table-cell table:formula="of:=SQRT([.C63])/[.R$1]" office:value-type="float" office:value="8032.11638788982" calcext:value-type="float">
            <text:p>8,032</text:p>
          </table:table-cell>
          <table:table-cell table:style-name="ce57" table:formula="of:=(([.C63]^(1/[.R$3]))/[.R$2])" office:value-type="float" office:value="61.8068013493535" calcext:value-type="float">
            <text:p>61.81</text:p>
          </table:table-cell>
          <table:table-cell table:style-name="ce40" table:formula="of:=[.N63]-[.J63]" office:value-type="float" office:value="0.193198650646465" calcext:value-type="float">
            <text:p>0.19</text:p>
          </table:table-cell>
          <table:table-cell table:style-name="ce57" table:formula="of:=(([.C63]^(0.4082))/28.8)-1.39" office:value-type="float" office:value="61.7623855050918" calcext:value-type="float">
            <text:p>61.76</text:p>
          </table:table-cell>
          <table:table-cell table:style-name="ce40" table:formula="of:=[.N63]-[.L63]" office:value-type="float" office:value="0.237614494908158" calcext:value-type="float">
            <text:p>0.24</text:p>
          </table:table-cell>
          <table:table-cell table:style-name="ce57" table:formula="of:=[.N62]+1" office:value-type="float" office:value="62" calcext:value-type="float">
            <text:p>62.00</text:p>
          </table:table-cell>
          <table:table-cell table:formula="of:=ROUND([.L63];0)"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 table:style-name="ce18" table:formula="of:=[.A63]+((1200/[.F$5])+(SQRT([.A63])))" office:value-type="float" office:value="12282.3701898047" calcext:value-type="float">
            <text:p>12,282</text:p>
          </table:table-cell>
          <table:table-cell table:formula="of:=INT([.A64]/3*2)" office:value-type="float" office:value="8188" calcext:value-type="float">
            <text:p>8188</text:p>
          </table:table-cell>
          <table:table-cell table:style-name="ce18" table:formula="of:=[.A64]*[.B64]" office:value-type="float" office:value="100568047.114121" calcext:value-type="float">
            <text:p>100,568,047</text:p>
          </table:table-cell>
          <table:table-cell table:style-name="ce30" table:formula="of:=[.C64]/1000000" office:value-type="float" office:value="100.568047114121" calcext:value-type="float">
            <text:p>100.56805</text:p>
          </table:table-cell>
          <table:table-cell table:number-columns-repeated="3"/>
          <table:table-cell table:formula="of:=SQRT([.C64])*[.R$1]" office:value-type="float" office:value="12282.1362414287" calcext:value-type="float">
            <text:p>12,282</text:p>
          </table:table-cell>
          <table:table-cell table:formula="of:=SQRT([.C64])/[.R$1]" office:value-type="float" office:value="8188.15596385394" calcext:value-type="float">
            <text:p>8,188</text:p>
          </table:table-cell>
          <table:table-cell table:style-name="ce57" table:formula="of:=(([.C64]^(1/[.R$3]))/[.R$2])" office:value-type="float" office:value="62.897406051452" calcext:value-type="float">
            <text:p>62.90</text:p>
          </table:table-cell>
          <table:table-cell table:style-name="ce40" table:formula="of:=[.N64]-[.J64]" office:value-type="float" office:value="0.102593948547955" calcext:value-type="float">
            <text:p>0.10</text:p>
          </table:table-cell>
          <table:table-cell table:style-name="ce57" table:formula="of:=(([.C64]^(0.4082))/28.8)-1.39" office:value-type="float" office:value="62.7622201919186" calcext:value-type="float">
            <text:p>62.76</text:p>
          </table:table-cell>
          <table:table-cell table:style-name="ce40" table:formula="of:=[.N64]-[.L64]" office:value-type="float" office:value="0.237779808081427" calcext:value-type="float">
            <text:p>0.24</text:p>
          </table:table-cell>
          <table:table-cell table:style-name="ce57" table:formula="of:=[.N63]+1" office:value-type="float" office:value="63" calcext:value-type="float">
            <text:p>63.00</text:p>
          </table:table-cell>
          <table:table-cell table:formula="of:=ROUND([.L64];0)" office:value-type="float" office:value="63" calcext:value-type="float">
            <text:p>63</text:p>
          </table:table-cell>
          <table:table-cell table:number-columns-repeated="5"/>
        </table:table-row>
        <table:table-row table:style-name="ro1" table:number-rows-repeated="6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inalMag" table:style-name="ta1">
        <office:forms form:automatic-focus="false" form:apply-design-mode="false"/>
        <table:table-column table:style-name="co44" table:default-cell-style-name="ce18"/>
        <table:table-column table:style-name="co7" table:default-cell-style-name="ce16"/>
        <table:table-column table:style-name="co45" table:default-cell-style-name="ce46"/>
        <table:table-column table:style-name="co7" table:number-columns-repeated="3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column table:style-name="co46" table:default-cell-style-name="Default"/>
        <table:table-column table:style-name="co46" table:default-cell-style-name="ce16"/>
        <table:table-column table:style-name="co47" table:default-cell-style-name="ce46"/>
        <table:table-row table:style-name="ro1">
          <table:table-cell office:value-type="float" office:value="2400" calcext:value-type="float">
            <text:p>2,400</text:p>
          </table:table-cell>
          <table:table-cell table:formula="of:=INT([.A1])/1000000" office:value-type="float" office:value="0.0024" calcext:value-type="float">
            <text:p>0.002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383" calcext:value-type="float">
            <text:p>4.383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.547" calcext:value-type="float">
            <text:p>20.547</text:p>
          </table:table-cell>
          <table:table-cell office:value-type="string" calcext:value-type="string">
            <text:p>W</text:p>
          </table:table-cell>
          <table:table-cell/>
          <table:table-cell office:value-type="float" office:value="52.628" calcext:value-type="float">
            <text:p>52.6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588.582182225" calcext:value-type="float">
            <text:p>24,589</text:p>
          </table:table-cell>
          <table:table-cell table:formula="of:=INT([.A2])/1000000" office:value-type="float" office:value="0.024588" calcext:value-type="float">
            <text:p>0.025</text:p>
          </table:table-cell>
          <table:table-cell table:formula="of:=[.C1]+1" office:value-type="float" office:value="1" calcext:value-type="float">
            <text:p>1</text:p>
          </table:table-cell>
          <table:table-cell table:number-columns-repeated="3"/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3" calcext:value-type="float">
            <text:p>5.003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22.042" calcext:value-type="float">
            <text:p>22.042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55.252" calcext:value-type="float">
            <text:p>55.2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72668.3282480863" calcext:value-type="float">
            <text:p>72,668</text:p>
          </table:table-cell>
          <table:table-cell table:formula="of:=INT([.A3])/1000000" office:value-type="float" office:value="0.072668" calcext:value-type="float">
            <text:p>0.073</text:p>
          </table:table-cell>
          <table:table-cell table:formula="of:=[.C2]+1" office:value-type="float" office:value="2" calcext:value-type="float">
            <text:p>2</text:p>
          </table:table-cell>
          <table:table-cell table:number-columns-repeated="3"/>
          <table:table-cell office:value-type="float" office:value="0.073" calcext:value-type="float">
            <text:p>0.0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.67" calcext:value-type="float">
            <text:p>5.670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23.607" calcext:value-type="float">
            <text:p>23.607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7.947" calcext:value-type="float">
            <text:p>57.9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148943.769401842" calcext:value-type="float">
            <text:p>148,944</text:p>
          </table:table-cell>
          <table:table-cell table:formula="of:=INT([.A4])/1000000" office:value-type="float" office:value="0.148943" calcext:value-type="float">
            <text:p>0.149</text:p>
          </table:table-cell>
          <table:table-cell table:formula="of:=[.C3]+1" office:value-type="float" office:value="3" calcext:value-type="float">
            <text:p>3</text:p>
          </table:table-cell>
          <table:table-cell table:number-columns-repeated="3"/>
          <table:table-cell office:value-type="float" office:value="0.149" calcext:value-type="float">
            <text:p>0.1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.385" calcext:value-type="float">
            <text:p>6.385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25.231" calcext:value-type="float">
            <text:p>25.231</text:p>
          </table:table-cell>
          <table:table-cell office:value-type="string" calcext:value-type="string">
            <text:p>Z</text:p>
          </table:table-cell>
          <table:table-cell/>
          <table:table-cell office:value-type="float" office:value="60.733" calcext:value-type="float">
            <text:p>60.733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255001.021668009" calcext:value-type="float">
            <text:p>255,001</text:p>
          </table:table-cell>
          <table:table-cell table:formula="of:=INT([.A5])/1000000" office:value-type="float" office:value="0.255001" calcext:value-type="float">
            <text:p>0.255</text:p>
          </table:table-cell>
          <table:table-cell table:formula="of:=[.C4]+1" office:value-type="float" office:value="4" calcext:value-type="float">
            <text:p>4</text:p>
          </table:table-cell>
          <table:table-cell table:number-columns-repeated="3"/>
          <table:table-cell office:value-type="float" office:value="0.255" calcext:value-type="float">
            <text:p>0.25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.149" calcext:value-type="float">
            <text:p>7.149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26.92" calcext:value-type="float">
            <text:p>26.920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63.591" calcext:value-type="float">
            <text:p>63.59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393300.605354357" calcext:value-type="float">
            <text:p>393,301</text:p>
          </table:table-cell>
          <table:table-cell table:formula="of:=INT([.A6])/1000000" office:value-type="float" office:value="0.3933" calcext:value-type="float">
            <text:p>0.393</text:p>
          </table:table-cell>
          <table:table-cell table:formula="of:=[.C5]+1" office:value-type="float" office:value="5" calcext:value-type="float">
            <text:p>5</text:p>
          </table:table-cell>
          <table:table-cell table:number-columns-repeated="3"/>
          <table:table-cell office:value-type="float" office:value="0.393" calcext:value-type="float">
            <text:p>0.3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964" calcext:value-type="float">
            <text:p>7.964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.677" calcext:value-type="float">
            <text:p>28.677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66.523" calcext:value-type="float">
            <text:p>66.52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564103.056165136" calcext:value-type="float">
            <text:p>564,103</text:p>
          </table:table-cell>
          <table:table-cell table:formula="of:=INT([.A7])/1000000" office:value-type="float" office:value="0.564103" calcext:value-type="float">
            <text:p>0.564</text:p>
          </table:table-cell>
          <table:table-cell table:formula="of:=[.C6]+1" office:value-type="float" office:value="6" calcext:value-type="float">
            <text:p>6</text:p>
          </table:table-cell>
          <table:table-cell table:number-columns-repeated="3"/>
          <table:table-cell office:value-type="float" office:value="0.564" calcext:value-type="float">
            <text:p>0.56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.83" calcext:value-type="float">
            <text:p>8.830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30.501" calcext:value-type="float">
            <text:p>30.501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.549" calcext:value-type="float">
            <text:p>69.54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769643.472314025" calcext:value-type="float">
            <text:p>769,643</text:p>
          </table:table-cell>
          <table:table-cell table:formula="of:=INT([.A8])/1000000" office:value-type="float" office:value="0.769643" calcext:value-type="float">
            <text:p>0.770</text:p>
          </table:table-cell>
          <table:table-cell table:formula="of:=[.C7]+1" office:value-type="float" office:value="7" calcext:value-type="float">
            <text:p>7</text:p>
          </table:table-cell>
          <table:table-cell table:number-columns-repeated="3"/>
          <table:table-cell office:value-type="float" office:value="0.77" calcext:value-type="float">
            <text:p>0.7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9.748" calcext:value-type="float">
            <text:p>9.748</text:p>
          </table:table-cell>
          <table:table-cell office:value-type="string" calcext:value-type="string">
            <text:p>N</text:p>
          </table:table-cell>
          <table:table-cell/>
          <table:table-cell office:value-type="float" office:value="32.395" calcext:value-type="float">
            <text:p>32.395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.649" calcext:value-type="float">
            <text:p>72.649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011520.74355674" calcext:value-type="float">
            <text:p>1,011,521</text:p>
          </table:table-cell>
          <table:table-cell table:formula="of:=INT([.A9])/1000000" office:value-type="float" office:value="1.01152" calcext:value-type="float">
            <text:p>1.012</text:p>
          </table:table-cell>
          <table:table-cell table:formula="of:=[.C8]+1" office:value-type="float" office:value="8" calcext:value-type="float">
            <text:p>8</text:p>
          </table:table-cell>
          <table:table-cell table:number-columns-repeated="3"/>
          <table:table-cell office:value-type="float" office:value="1.012" calcext:value-type="float">
            <text:p>1.0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.72" calcext:value-type="float">
            <text:p>10.720</text:p>
          </table:table-cell>
          <table:table-cell office:value-type="string" calcext:value-type="string">
            <text:p>O</text:p>
          </table:table-cell>
          <table:table-cell/>
          <table:table-cell office:value-type="float" office:value="34.351" calcext:value-type="float">
            <text:p>34.35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75.836" calcext:value-type="float">
            <text:p>75.836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1289932.00022058" calcext:value-type="float">
            <text:p>1,289,932</text:p>
          </table:table-cell>
          <table:table-cell table:formula="of:=INT([.A10])/1000000" office:value-type="float" office:value="1.289932" calcext:value-type="float">
            <text:p>1.290</text:p>
          </table:table-cell>
          <table:table-cell table:formula="of:=[.C9]+1" office:value-type="float" office:value="9" calcext:value-type="float">
            <text:p>9</text:p>
          </table:table-cell>
          <table:table-cell table:number-columns-repeated="3"/>
          <table:table-cell office:value-type="float" office:value="1.29" calcext:value-type="float">
            <text:p>1.29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.746" calcext:value-type="float">
            <text:p>11.746</text:p>
          </table:table-cell>
          <table:table-cell office:value-type="string" calcext:value-type="string">
            <text:p>P</text:p>
          </table:table-cell>
          <table:table-cell/>
          <table:table-cell office:value-type="float" office:value="36.386" calcext:value-type="float">
            <text:p>36.386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9.111" calcext:value-type="float">
            <text:p>79.11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607528.58879877" calcext:value-type="float">
            <text:p>1,607,529</text:p>
          </table:table-cell>
          <table:table-cell table:formula="of:=INT([.A11])/1000000" office:value-type="float" office:value="1.607528" calcext:value-type="float">
            <text:p>1.608</text:p>
          </table:table-cell>
          <table:table-cell table:formula="of:=CHAR([.D11])" office:value-type="string" office:string-value="A" calcext:value-type="string">
            <text:p>A</text:p>
          </table:table-cell>
          <table:table-cell table:formula="of:=65" office:value-type="float" office:value="65" calcext:value-type="float">
            <text:p>65</text:p>
          </table:table-cell>
          <table:table-cell table:number-columns-repeated="2"/>
          <table:table-cell office:value-type="float" office:value="1.608" calcext:value-type="float">
            <text:p>1.608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.828" calcext:value-type="float">
            <text:p>12.828</text:p>
          </table:table-cell>
          <table:table-cell office:value-type="string" calcext:value-type="string">
            <text:p>Q</text:p>
          </table:table-cell>
          <table:table-cell/>
          <table:table-cell office:value-type="float" office:value="38.486" calcext:value-type="float">
            <text:p>38.486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2.473" calcext:value-type="float">
            <text:p>82.47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964168.26223447" calcext:value-type="float">
            <text:p>1,964,168</text:p>
          </table:table-cell>
          <table:table-cell table:formula="of:=INT([.A12])/1000000" office:value-type="float" office:value="1.964168" calcext:value-type="float">
            <text:p>1.964</text:p>
          </table:table-cell>
          <table:table-cell table:formula="of:=CHAR([.D12])" office:value-type="string" office:string-value="B" calcext:value-type="string">
            <text:p>B</text:p>
          </table:table-cell>
          <table:table-cell table:formula="of:=[.D11]+1" office:value-type="float" office:value="66" calcext:value-type="float">
            <text:p>66</text:p>
          </table:table-cell>
          <table:table-cell table:number-columns-repeated="2"/>
          <table:table-cell office:value-type="float" office:value="1.964" calcext:value-type="float">
            <text:p>1.964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13.967" calcext:value-type="float">
            <text:p>13.967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.658" calcext:value-type="float">
            <text:p>40.658</text:p>
          </table:table-cell>
          <table:table-cell office:value-type="string" calcext:value-type="string">
            <text:p>h</text:p>
          </table:table-cell>
          <table:table-cell/>
          <table:table-cell office:value-type="float" office:value="85.914" calcext:value-type="float">
            <text:p>85.91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2362811.70295681" calcext:value-type="float">
            <text:p>2,362,812</text:p>
          </table:table-cell>
          <table:table-cell table:formula="of:=INT([.A13])/1000000" office:value-type="float" office:value="2.362811" calcext:value-type="float">
            <text:p>2.363</text:p>
          </table:table-cell>
          <table:table-cell table:formula="of:=CHAR([.D13])" office:value-type="string" office:string-value="C" calcext:value-type="string">
            <text:p>C</text:p>
          </table:table-cell>
          <table:table-cell table:formula="of:=[.D12]+1" office:value-type="float" office:value="67" calcext:value-type="float">
            <text:p>67</text:p>
          </table:table-cell>
          <table:table-cell table:number-columns-repeated="2"/>
          <table:table-cell office:value-type="float" office:value="2.363" calcext:value-type="float">
            <text:p>2.363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.163" calcext:value-type="float">
            <text:p>15.163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42.905" calcext:value-type="float">
            <text:p>42.905</text:p>
          </table:table-cell>
          <table:table-cell office:value-type="string" calcext:value-type="string">
            <text:p>i</text:p>
          </table:table-cell>
          <table:table-cell/>
          <table:table-cell office:value-type="float" office:value="89.446" calcext:value-type="float">
            <text:p>89.44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800929.89552193" calcext:value-type="float">
            <text:p>2,800,930</text:p>
          </table:table-cell>
          <table:table-cell table:formula="of:=INT([.A14])/1000000" office:value-type="float" office:value="2.800929" calcext:value-type="float">
            <text:p>2.801</text:p>
          </table:table-cell>
          <table:table-cell table:formula="of:=CHAR([.D14])" office:value-type="string" office:string-value="D" calcext:value-type="string">
            <text:p>D</text:p>
          </table:table-cell>
          <table:table-cell table:formula="of:=[.D13]+1" office:value-type="float" office:value="68" calcext:value-type="float">
            <text:p>68</text:p>
          </table:table-cell>
          <table:table-cell table:number-columns-repeated="2"/>
          <table:table-cell office:value-type="float" office:value="2.801" calcext:value-type="float">
            <text:p>2.80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.419" calcext:value-type="float">
            <text:p>16.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45.227" calcext:value-type="float">
            <text:p>45.227</text:p>
          </table:table-cell>
          <table:table-cell office:value-type="string" calcext:value-type="string">
            <text:p>j</text:p>
          </table:table-cell>
          <table:table-cell/>
          <table:table-cell office:value-type="float" office:value="93.057" calcext:value-type="float">
            <text:p>93.057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285741.30059555" calcext:value-type="float">
            <text:p>3,285,741</text:p>
          </table:table-cell>
          <table:table-cell table:formula="of:=INT([.A15])/1000000" office:value-type="float" office:value="3.285741" calcext:value-type="float">
            <text:p>3.286</text:p>
          </table:table-cell>
          <table:table-cell table:formula="of:=CHAR([.D15])" office:value-type="string" office:string-value="E" calcext:value-type="string">
            <text:p>E</text:p>
          </table:table-cell>
          <table:table-cell table:formula="of:=[.D14]+1" office:value-type="float" office:value="69" calcext:value-type="float">
            <text:p>69</text:p>
          </table:table-cell>
          <table:table-cell table:number-columns-repeated="2"/>
          <table:table-cell office:value-type="float" office:value="3.286" calcext:value-type="float">
            <text:p>3.286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.734" calcext:value-type="float">
            <text:p>17.734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47.617" calcext:value-type="float">
            <text:p>47.617</text:p>
          </table:table-cell>
          <table:table-cell office:value-type="string" calcext:value-type="string">
            <text:p>k</text:p>
          </table:table-cell>
          <table:table-cell/>
          <table:table-cell office:value-type="float" office:value="96.772" calcext:value-type="float">
            <text:p>96.7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812155.71636834" calcext:value-type="float">
            <text:p>3,812,156</text:p>
          </table:table-cell>
          <table:table-cell table:formula="of:=INT([.A16])/1000000" office:value-type="float" office:value="3.812155" calcext:value-type="float">
            <text:p>3.812</text:p>
          </table:table-cell>
          <table:table-cell table:formula="of:=CHAR([.D16])" office:value-type="string" office:string-value="F" calcext:value-type="string">
            <text:p>F</text:p>
          </table:table-cell>
          <table:table-cell table:formula="of:=[.D15]+1" office:value-type="float" office:value="70" calcext:value-type="float">
            <text:p>70</text:p>
          </table:table-cell>
          <table:table-cell table:number-columns-repeated="2"/>
          <table:table-cell office:value-type="float" office:value="3.812" calcext:value-type="float">
            <text:p>3.81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19.109" calcext:value-type="float">
            <text:p>19.109</text:p>
          </table:table-cell>
          <table:table-cell office:value-type="string" calcext:value-type="string">
            <text:p>V</text:p>
          </table:table-cell>
          <table:table-cell/>
          <table:table-cell office:value-type="float" office:value="50.083" calcext:value-type="float">
            <text:p>50.083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0.568" calcext:value-type="float">
            <text:p>100.56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4383280.22122586" calcext:value-type="float">
            <text:p>4,383,280</text:p>
          </table:table-cell>
          <table:table-cell table:formula="of:=INT([.A17])/1000000" office:value-type="float" office:value="4.38328" calcext:value-type="float">
            <text:p>4.383</text:p>
          </table:table-cell>
          <table:table-cell table:formula="of:=CHAR([.D17])" office:value-type="string" office:string-value="G" calcext:value-type="string">
            <text:p>G</text:p>
          </table:table-cell>
          <table:table-cell table:formula="of:=[.D16]+1" office:value-type="float" office:value="71" calcext:value-type="float">
            <text:p>71</text:p>
          </table:table-cell>
          <table:table-cell table:number-columns-repeated="13"/>
        </table:table-row>
        <table:table-row table:style-name="ro1">
          <table:table-cell office:value-type="float" office:value="5002907.78212185" calcext:value-type="float">
            <text:p>5,002,908</text:p>
          </table:table-cell>
          <table:table-cell table:formula="of:=INT([.A18])/1000000" office:value-type="float" office:value="5.002907" calcext:value-type="float">
            <text:p>5.003</text:p>
          </table:table-cell>
          <table:table-cell table:formula="of:=CHAR([.D18])" office:value-type="string" office:string-value="H" calcext:value-type="string">
            <text:p>H</text:p>
          </table:table-cell>
          <table:table-cell table:formula="of:=[.D17]+1" office:value-type="float" office:value="72" calcext:value-type="float">
            <text:p>72</text:p>
          </table:table-cell>
          <table:table-cell table:number-columns-repeated="13"/>
        </table:table-row>
        <table:table-row table:style-name="ro1">
          <table:table-cell office:value-type="float" office:value="5669702.56577127" calcext:value-type="float">
            <text:p>5,669,703</text:p>
          </table:table-cell>
          <table:table-cell table:formula="of:=INT([.A19])/1000000" office:value-type="float" office:value="5.669702" calcext:value-type="float">
            <text:p>5.670</text:p>
          </table:table-cell>
          <table:table-cell table:formula="of:=CHAR([.D19])" office:value-type="string" office:string-value="I" calcext:value-type="string">
            <text:p>I</text:p>
          </table:table-cell>
          <table:table-cell table:formula="of:=[.D18]+1" office:value-type="float" office:value="73" calcext:value-type="float">
            <text:p>73</text:p>
          </table:table-cell>
          <table:table-cell table:number-columns-repeated="13"/>
        </table:table-row>
        <table:table-row table:style-name="ro1">
          <table:table-cell office:value-type="float" office:value="6384718.3636024" calcext:value-type="float">
            <text:p>6,384,718</text:p>
          </table:table-cell>
          <table:table-cell table:formula="of:=INT([.A20])/1000000" office:value-type="float" office:value="6.384718" calcext:value-type="float">
            <text:p>6.385</text:p>
          </table:table-cell>
          <table:table-cell table:formula="of:=CHAR([.D20])" office:value-type="string" office:string-value="J" calcext:value-type="string">
            <text:p>J</text:p>
          </table:table-cell>
          <table:table-cell table:formula="of:=[.D19]+1" office:value-type="float" office:value="74" calcext:value-type="float">
            <text:p>74</text:p>
          </table:table-cell>
          <table:table-cell table:number-columns-repeated="13"/>
        </table:table-row>
        <table:table-row table:style-name="ro1">
          <table:table-cell office:value-type="float" office:value="7149007.69494092" calcext:value-type="float">
            <text:p>7,149,008</text:p>
          </table:table-cell>
          <table:table-cell table:formula="of:=INT([.A21])/1000000" office:value-type="float" office:value="7.149007" calcext:value-type="float">
            <text:p>7.149</text:p>
          </table:table-cell>
          <table:table-cell table:formula="of:=CHAR([.D21])" office:value-type="string" office:string-value="K" calcext:value-type="string">
            <text:p>K</text:p>
          </table:table-cell>
          <table:table-cell table:formula="of:=[.D20]+1" office:value-type="float" office:value="75" calcext:value-type="float">
            <text:p>75</text:p>
          </table:table-cell>
          <table:table-cell table:number-columns-repeated="13"/>
        </table:table-row>
        <table:table-row table:style-name="ro1">
          <table:table-cell office:value-type="float" office:value="7963622.37987346" calcext:value-type="float">
            <text:p>7,963,622</text:p>
          </table:table-cell>
          <table:table-cell table:formula="of:=INT([.A22])/1000000" office:value-type="float" office:value="7.963622" calcext:value-type="float">
            <text:p>7.964</text:p>
          </table:table-cell>
          <table:table-cell table:formula="of:=CHAR([.D22])" office:value-type="string" office:string-value="L" calcext:value-type="string">
            <text:p>L</text:p>
          </table:table-cell>
          <table:table-cell table:formula="of:=[.D21]+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office:value-type="float" office:value="8829614.03347898" calcext:value-type="float">
            <text:p>8,829,614</text:p>
          </table:table-cell>
          <table:table-cell table:formula="of:=INT([.A23])/1000000" office:value-type="float" office:value="8.829614" calcext:value-type="float">
            <text:p>8.830</text:p>
          </table:table-cell>
          <table:table-cell table:formula="of:=CHAR([.D23])" office:value-type="string" office:string-value="M" calcext:value-type="string">
            <text:p>M</text:p>
          </table:table-cell>
          <table:table-cell table:formula="of:=[.D22]+1" office:value-type="float" office:value="77" calcext:value-type="float">
            <text:p>77</text:p>
          </table:table-cell>
          <table:table-cell table:number-columns-repeated="13"/>
        </table:table-row>
        <table:table-row table:style-name="ro1">
          <table:table-cell office:value-type="float" office:value="9748034.49501952" calcext:value-type="float">
            <text:p>9,748,034</text:p>
          </table:table-cell>
          <table:table-cell table:formula="of:=INT([.A24])/1000000" office:value-type="float" office:value="9.748034" calcext:value-type="float">
            <text:p>9.748</text:p>
          </table:table-cell>
          <table:table-cell table:formula="of:=CHAR([.D24])" office:value-type="string" office:string-value="N" calcext:value-type="string">
            <text:p>N</text:p>
          </table:table-cell>
          <table:table-cell table:formula="of:=[.D23]+1" office:value-type="float" office:value="78" calcext:value-type="float">
            <text:p>78</text:p>
          </table:table-cell>
          <table:table-cell table:number-columns-repeated="13"/>
        </table:table-row>
        <table:table-row table:style-name="ro1">
          <table:table-cell office:value-type="float" office:value="10719936.2028495" calcext:value-type="float">
            <text:p>10,719,936</text:p>
          </table:table-cell>
          <table:table-cell table:formula="of:=INT([.A25])/1000000" office:value-type="float" office:value="10.719936" calcext:value-type="float">
            <text:p>10.720</text:p>
          </table:table-cell>
          <table:table-cell table:formula="of:=CHAR([.D25])" office:value-type="string" office:string-value="O" calcext:value-type="string">
            <text:p>O</text:p>
          </table:table-cell>
          <table:table-cell table:formula="of:=[.D24]+1"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float" office:value="11746372.5236545" calcext:value-type="float">
            <text:p>11,746,373</text:p>
          </table:table-cell>
          <table:table-cell table:formula="of:=INT([.A26])/1000000" office:value-type="float" office:value="11.746372" calcext:value-type="float">
            <text:p>11.746</text:p>
          </table:table-cell>
          <table:table-cell table:formula="of:=CHAR([.D26])" office:value-type="string" office:string-value="P" calcext:value-type="string">
            <text:p>P</text:p>
          </table:table-cell>
          <table:table-cell table:formula="of:=[.D25]+1"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2828398.0429814" calcext:value-type="float">
            <text:p>12,828,398</text:p>
          </table:table-cell>
          <table:table-cell table:formula="of:=INT([.A27])/1000000" office:value-type="float" office:value="12.828398" calcext:value-type="float">
            <text:p>12.828</text:p>
          </table:table-cell>
          <table:table-cell table:formula="of:=CHAR([.D27])" office:value-type="string" office:string-value="Q" calcext:value-type="string">
            <text:p>Q</text:p>
          </table:table-cell>
          <table:table-cell table:formula="of:=[.D26]+1"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float" office:value="13967068.8227391" calcext:value-type="float">
            <text:p>13,967,069</text:p>
          </table:table-cell>
          <table:table-cell table:formula="of:=INT([.A28])/1000000" office:value-type="float" office:value="13.967068" calcext:value-type="float">
            <text:p>13.967</text:p>
          </table:table-cell>
          <table:table-cell table:formula="of:=CHAR([.D28])" office:value-type="string" office:string-value="R" calcext:value-type="string">
            <text:p>R</text:p>
          </table:table-cell>
          <table:table-cell table:formula="of:=[.D27]+1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float" office:value="15163442.6303435" calcext:value-type="float">
            <text:p>15,163,443</text:p>
          </table:table-cell>
          <table:table-cell table:formula="of:=INT([.A29])/1000000" office:value-type="float" office:value="15.163442" calcext:value-type="float">
            <text:p>15.163</text:p>
          </table:table-cell>
          <table:table-cell table:formula="of:=CHAR([.D29])" office:value-type="string" office:string-value="S" calcext:value-type="string">
            <text:p>S</text:p>
          </table:table-cell>
          <table:table-cell table:formula="of:=[.D28]+1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16418579.1433782" calcext:value-type="float">
            <text:p>16,418,579</text:p>
          </table:table-cell>
          <table:table-cell table:formula="of:=INT([.A30])/1000000" office:value-type="float" office:value="16.418579" calcext:value-type="float">
            <text:p>16.419</text:p>
          </table:table-cell>
          <table:table-cell table:formula="of:=CHAR([.D30])" office:value-type="string" office:string-value="T" calcext:value-type="string">
            <text:p>T</text:p>
          </table:table-cell>
          <table:table-cell table:formula="of:=[.D29]+1" office:value-type="float" office:value="84" calcext:value-type="float">
            <text:p>84</text:p>
          </table:table-cell>
          <table:table-cell table:number-columns-repeated="13"/>
        </table:table-row>
        <table:table-row table:style-name="ro1">
          <table:table-cell office:value-type="float" office:value="17733540.133008" calcext:value-type="float">
            <text:p>17,733,540</text:p>
          </table:table-cell>
          <table:table-cell table:formula="of:=INT([.A31])/1000000" office:value-type="float" office:value="17.73354" calcext:value-type="float">
            <text:p>17.734</text:p>
          </table:table-cell>
          <table:table-cell table:formula="of:=CHAR([.D31])" office:value-type="string" office:string-value="U" calcext:value-type="string">
            <text:p>U</text:p>
          </table:table-cell>
          <table:table-cell table:formula="of:=[.D30]+1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float" office:value="19109389.6288597" calcext:value-type="float">
            <text:p>19,109,390</text:p>
          </table:table-cell>
          <table:table-cell table:formula="of:=INT([.A32])/1000000" office:value-type="float" office:value="19.109389" calcext:value-type="float">
            <text:p>19.109</text:p>
          </table:table-cell>
          <table:table-cell table:formula="of:=CHAR([.D32])" office:value-type="string" office:string-value="V" calcext:value-type="string">
            <text:p>V</text:p>
          </table:table-cell>
          <table:table-cell table:formula="of:=[.D31]+1" office:value-type="float" office:value="86" calcext:value-type="float">
            <text:p>86</text:p>
          </table:table-cell>
          <table:table-cell table:number-columns-repeated="13"/>
        </table:table-row>
        <table:table-row table:style-name="ro1">
          <table:table-cell office:value-type="float" office:value="20547194.0676703" calcext:value-type="float">
            <text:p>20,547,194</text:p>
          </table:table-cell>
          <table:table-cell table:formula="of:=INT([.A33])/1000000" office:value-type="float" office:value="20.547194" calcext:value-type="float">
            <text:p>20.547</text:p>
          </table:table-cell>
          <table:table-cell table:formula="of:=CHAR([.D33])" office:value-type="string" office:string-value="W" calcext:value-type="string">
            <text:p>W</text:p>
          </table:table-cell>
          <table:table-cell table:formula="of:=[.D32]+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float" office:value="22042271.7697452" calcext:value-type="float">
            <text:p>22,042,272</text:p>
          </table:table-cell>
          <table:table-cell table:formula="of:=INT([.A34])/1000000" office:value-type="float" office:value="22.042271" calcext:value-type="float">
            <text:p>22.042</text:p>
          </table:table-cell>
          <table:table-cell table:formula="of:=CHAR([.D34])" office:value-type="string" office:string-value="X" calcext:value-type="string">
            <text:p>X</text:p>
          </table:table-cell>
          <table:table-cell table:formula="of:=[.D33]+1" office:value-type="float" office:value="88" calcext:value-type="float">
            <text:p>88</text:p>
          </table:table-cell>
          <table:table-cell table:number-columns-repeated="13"/>
        </table:table-row>
        <table:table-row table:style-name="ro1">
          <table:table-cell office:value-type="float" office:value="23606995.5069322" calcext:value-type="float">
            <text:p>23,606,996</text:p>
          </table:table-cell>
          <table:table-cell table:formula="of:=INT([.A35])/1000000" office:value-type="float" office:value="23.606995" calcext:value-type="float">
            <text:p>23.607</text:p>
          </table:table-cell>
          <table:table-cell table:formula="of:=CHAR([.D35])" office:value-type="string" office:string-value="Y" calcext:value-type="string">
            <text:p>Y</text:p>
          </table:table-cell>
          <table:table-cell table:formula="of:=[.D34]+1" office:value-type="float" office:value="89" calcext:value-type="float">
            <text:p>89</text:p>
          </table:table-cell>
          <table:table-cell table:number-columns-repeated="13"/>
        </table:table-row>
        <table:table-row table:style-name="ro1">
          <table:table-cell office:value-type="float" office:value="25230735.5760221" calcext:value-type="float">
            <text:p>25,230,736</text:p>
          </table:table-cell>
          <table:table-cell table:formula="of:=INT([.A36])/1000000" office:value-type="float" office:value="25.230735" calcext:value-type="float">
            <text:p>25.231</text:p>
          </table:table-cell>
          <table:table-cell table:formula="of:=CHAR([.D36])" office:value-type="string" office:string-value="Z" calcext:value-type="string">
            <text:p>Z</text:p>
          </table:table-cell>
          <table:table-cell table:formula="of:=[.D35]+1" office:value-type="float" office:value="90" calcext:value-type="float">
            <text:p>90</text:p>
          </table:table-cell>
          <table:table-cell table:number-columns-repeated="13"/>
        </table:table-row>
        <table:table-row table:style-name="ro1">
          <table:table-cell office:value-type="float" office:value="26920316.0392721" calcext:value-type="float">
            <text:p>26,920,316</text:p>
          </table:table-cell>
          <table:table-cell table:formula="of:=INT([.A37])/1000000" office:value-type="float" office:value="26.920316" calcext:value-type="float">
            <text:p>26.920</text:p>
          </table:table-cell>
          <table:table-cell table:formula="of:=CHAR([.D37])" office:value-type="string" office:string-value="a" calcext:value-type="string">
            <text:p>a</text:p>
          </table:table-cell>
          <table:table-cell table:formula="of:=97" office:value-type="float" office:value="97" calcext:value-type="float">
            <text:p>97</text:p>
          </table:table-cell>
          <table:table-cell table:number-columns-repeated="13"/>
        </table:table-row>
        <table:table-row table:style-name="ro1">
          <table:table-cell office:value-type="float" office:value="28676813.3189314" calcext:value-type="float">
            <text:p>28,676,813</text:p>
          </table:table-cell>
          <table:table-cell table:formula="of:=INT([.A38])/1000000" office:value-type="float" office:value="28.676813" calcext:value-type="float">
            <text:p>28.677</text:p>
          </table:table-cell>
          <table:table-cell table:formula="of:=CHAR([.D38])" office:value-type="string" office:string-value="b" calcext:value-type="string">
            <text:p>b</text:p>
          </table:table-cell>
          <table:table-cell table:formula="of:=[.D37]+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office:value-type="float" office:value="30501306.9363243" calcext:value-type="float">
            <text:p>30,501,307</text:p>
          </table:table-cell>
          <table:table-cell table:formula="of:=INT([.A39])/1000000" office:value-type="float" office:value="30.501306" calcext:value-type="float">
            <text:p>30.501</text:p>
          </table:table-cell>
          <table:table-cell table:formula="of:=CHAR([.D39])" office:value-type="string" office:string-value="c" calcext:value-type="string">
            <text:p>c</text:p>
          </table:table-cell>
          <table:table-cell table:formula="of:=[.D38]+1"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32394879.5861165" calcext:value-type="float">
            <text:p>32,394,880</text:p>
          </table:table-cell>
          <table:table-cell table:formula="of:=INT([.A40])/1000000" office:value-type="float" office:value="32.394879" calcext:value-type="float">
            <text:p>32.395</text:p>
          </table:table-cell>
          <table:table-cell table:formula="of:=CHAR([.D40])" office:value-type="string" office:string-value="d" calcext:value-type="string">
            <text:p>d</text:p>
          </table:table-cell>
          <table:table-cell table:formula="of:=[.D39]+1"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float" office:value="34351438.2204113" calcext:value-type="float">
            <text:p>34,351,438</text:p>
          </table:table-cell>
          <table:table-cell table:formula="of:=INT([.A41])/1000000" office:value-type="float" office:value="34.351438" calcext:value-type="float">
            <text:p>34.351</text:p>
          </table:table-cell>
          <table:table-cell table:formula="of:=CHAR([.D41])" office:value-type="string" office:string-value="e" calcext:value-type="string">
            <text:p>e</text:p>
          </table:table-cell>
          <table:table-cell table:formula="of:=[.D40]+1" office:value-type="float" office:value="101" calcext:value-type="float">
            <text:p>101</text:p>
          </table:table-cell>
          <table:table-cell table:number-columns-repeated="13"/>
        </table:table-row>
        <table:table-row table:style-name="ro1">
          <table:table-cell office:value-type="float" office:value="36386220.9657944" calcext:value-type="float">
            <text:p>36,386,221</text:p>
          </table:table-cell>
          <table:table-cell table:formula="of:=INT([.A42])/1000000" office:value-type="float" office:value="36.38622" calcext:value-type="float">
            <text:p>36.386</text:p>
          </table:table-cell>
          <table:table-cell table:formula="of:=CHAR([.D42])" office:value-type="string" office:string-value="f" calcext:value-type="string">
            <text:p>f</text:p>
          </table:table-cell>
          <table:table-cell table:formula="of:=[.D41]+1" office:value-type="float" office:value="102" calcext:value-type="float">
            <text:p>102</text:p>
          </table:table-cell>
          <table:table-cell table:number-columns-repeated="13"/>
        </table:table-row>
        <table:table-row table:style-name="ro1">
          <table:table-cell office:value-type="float" office:value="38485750.9243064" calcext:value-type="float">
            <text:p>38,485,751</text:p>
          </table:table-cell>
          <table:table-cell table:formula="of:=INT([.A43])/1000000" office:value-type="float" office:value="38.48575" calcext:value-type="float">
            <text:p>38.486</text:p>
          </table:table-cell>
          <table:table-cell table:formula="of:=CHAR([.D43])" office:value-type="string" office:string-value="g" calcext:value-type="string">
            <text:p>g</text:p>
          </table:table-cell>
          <table:table-cell table:formula="of:=[.D42]+1" office:value-type="float" office:value="103" calcext:value-type="float">
            <text:p>103</text:p>
          </table:table-cell>
          <table:table-cell table:number-columns-repeated="13"/>
        </table:table-row>
        <table:table-row table:style-name="ro1">
          <table:table-cell office:value-type="float" office:value="40658299.4506503" calcext:value-type="float">
            <text:p>40,658,299</text:p>
          </table:table-cell>
          <table:table-cell table:formula="of:=INT([.A44])/1000000" office:value-type="float" office:value="40.658299" calcext:value-type="float">
            <text:p>40.658</text:p>
          </table:table-cell>
          <table:table-cell table:formula="of:=CHAR([.D44])" office:value-type="string" office:string-value="h" calcext:value-type="string">
            <text:p>h</text:p>
          </table:table-cell>
          <table:table-cell table:formula="of:=[.D43]+1" office:value-type="float" office:value="104" calcext:value-type="float">
            <text:p>104</text:p>
          </table:table-cell>
          <table:table-cell table:number-columns-repeated="13"/>
        </table:table-row>
        <table:table-row table:style-name="ro1">
          <table:table-cell office:value-type="float" office:value="42904962.4174735" calcext:value-type="float">
            <text:p>42,904,962</text:p>
          </table:table-cell>
          <table:table-cell table:formula="of:=INT([.A45])/1000000" office:value-type="float" office:value="42.904962" calcext:value-type="float">
            <text:p>42.905</text:p>
          </table:table-cell>
          <table:table-cell table:formula="of:=CHAR([.D45])" office:value-type="string" office:string-value="i" calcext:value-type="string">
            <text:p>i</text:p>
          </table:table-cell>
          <table:table-cell table:formula="of:=[.D44]+1" office:value-type="float" office:value="105" calcext:value-type="float">
            <text:p>105</text:p>
          </table:table-cell>
          <table:table-cell table:number-columns-repeated="13"/>
        </table:table-row>
        <table:table-row table:style-name="ro1">
          <table:table-cell office:value-type="float" office:value="45226839.2424251" calcext:value-type="float">
            <text:p>45,226,839</text:p>
          </table:table-cell>
          <table:table-cell table:formula="of:=INT([.A46])/1000000" office:value-type="float" office:value="45.226839" calcext:value-type="float">
            <text:p>45.227</text:p>
          </table:table-cell>
          <table:table-cell table:formula="of:=CHAR([.D46])" office:value-type="string" office:string-value="j" calcext:value-type="string">
            <text:p>j</text:p>
          </table:table-cell>
          <table:table-cell table:formula="of:=[.D45]+1" office:value-type="float" office:value="106" calcext:value-type="float">
            <text:p>106</text:p>
          </table:table-cell>
          <table:table-cell table:number-columns-repeated="13"/>
        </table:table-row>
        <table:table-row table:style-name="ro1">
          <table:table-cell office:value-type="float" office:value="47616581.2805424" calcext:value-type="float">
            <text:p>47,616,581</text:p>
          </table:table-cell>
          <table:table-cell table:formula="of:=INT([.A47])/1000000" office:value-type="float" office:value="47.616581" calcext:value-type="float">
            <text:p>47.617</text:p>
          </table:table-cell>
          <table:table-cell table:formula="of:=CHAR([.D47])" office:value-type="string" office:string-value="k" calcext:value-type="string">
            <text:p>k</text:p>
          </table:table-cell>
          <table:table-cell table:formula="of:=[.D46]+1" office:value-type="float" office:value="107" calcext:value-type="float">
            <text:p>107</text:p>
          </table:table-cell>
          <table:table-cell table:number-columns-repeated="13"/>
        </table:table-row>
        <table:table-row table:style-name="ro1">
          <table:table-cell office:value-type="float" office:value="50083314.2327126" calcext:value-type="float">
            <text:p>50,083,314</text:p>
          </table:table-cell>
          <table:table-cell table:formula="of:=INT([.A48])/1000000" office:value-type="float" office:value="50.083314" calcext:value-type="float">
            <text:p>50.083</text:p>
          </table:table-cell>
          <table:table-cell table:formula="of:=CHAR([.D48])" office:value-type="string" office:string-value="l" calcext:value-type="string">
            <text:p>l</text:p>
          </table:table-cell>
          <table:table-cell table:formula="of:=[.D47]+1" office:value-type="float" office:value="108" calcext:value-type="float">
            <text:p>108</text:p>
          </table:table-cell>
          <table:table-cell table:number-columns-repeated="13"/>
        </table:table-row>
        <table:table-row table:style-name="ro1">
          <table:table-cell office:value-type="float" office:value="52628144.8714878" calcext:value-type="float">
            <text:p>52,628,145</text:p>
          </table:table-cell>
          <table:table-cell table:formula="of:=INT([.A49])/1000000" office:value-type="float" office:value="52.628144" calcext:value-type="float">
            <text:p>52.628</text:p>
          </table:table-cell>
          <table:table-cell table:formula="of:=CHAR([.D49])" office:value-type="string" office:string-value="m" calcext:value-type="string">
            <text:p>m</text:p>
          </table:table-cell>
          <table:table-cell table:formula="of:=[.D48]+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office:value-type="float" office:value="55252183.6892956" calcext:value-type="float">
            <text:p>55,252,184</text:p>
          </table:table-cell>
          <table:table-cell table:formula="of:=INT([.A50])/1000000" office:value-type="float" office:value="55.252183" calcext:value-type="float">
            <text:p>55.252</text:p>
          </table:table-cell>
          <table:table-cell table:formula="of:=CHAR([.D50])" office:value-type="string" office:string-value="n" calcext:value-type="string">
            <text:p>n</text:p>
          </table:table-cell>
          <table:table-cell table:formula="of:=[.D49]+1" office:value-type="float" office:value="110" calcext:value-type="float">
            <text:p>110</text:p>
          </table:table-cell>
          <table:table-cell table:number-columns-repeated="13"/>
        </table:table-row>
        <table:table-row table:style-name="ro1">
          <table:table-cell office:value-type="float" office:value="57947221.1576407" calcext:value-type="float">
            <text:p>57,947,221</text:p>
          </table:table-cell>
          <table:table-cell table:formula="of:=INT([.A51])/1000000" office:value-type="float" office:value="57.947221" calcext:value-type="float">
            <text:p>57.947</text:p>
          </table:table-cell>
          <table:table-cell table:formula="of:=CHAR([.D51])" office:value-type="string" office:string-value="o" calcext:value-type="string">
            <text:p>o</text:p>
          </table:table-cell>
          <table:table-cell table:formula="of:=[.D50]+1" office:value-type="float" office:value="111" calcext:value-type="float">
            <text:p>111</text:p>
          </table:table-cell>
          <table:table-cell table:number-columns-repeated="13"/>
        </table:table-row>
        <table:table-row table:style-name="ro1">
          <table:table-cell office:value-type="float" office:value="60732801.9146708" calcext:value-type="float">
            <text:p>60,732,802</text:p>
          </table:table-cell>
          <table:table-cell table:formula="of:=INT([.A52])/1000000" office:value-type="float" office:value="60.732801" calcext:value-type="float">
            <text:p>60.733</text:p>
          </table:table-cell>
          <table:table-cell table:formula="of:=CHAR([.D52])" office:value-type="string" office:string-value="p" calcext:value-type="string">
            <text:p>p</text:p>
          </table:table-cell>
          <table:table-cell table:formula="of:=[.D51]+1" office:value-type="float" office:value="112" calcext:value-type="float">
            <text:p>112</text:p>
          </table:table-cell>
          <table:table-cell table:number-columns-repeated="13"/>
        </table:table-row>
        <table:table-row table:style-name="ro1">
          <table:table-cell office:value-type="float" office:value="63591177.047002" calcext:value-type="float">
            <text:p>63,591,177</text:p>
          </table:table-cell>
          <table:table-cell table:formula="of:=INT([.A53])/1000000" office:value-type="float" office:value="63.591177" calcext:value-type="float">
            <text:p>63.591</text:p>
          </table:table-cell>
          <table:table-cell table:formula="of:=CHAR([.D53])" office:value-type="string" office:string-value="q" calcext:value-type="string">
            <text:p>q</text:p>
          </table:table-cell>
          <table:table-cell table:formula="of:=[.D52]+1" office:value-type="float" office:value="113" calcext:value-type="float">
            <text:p>113</text:p>
          </table:table-cell>
          <table:table-cell table:number-columns-repeated="13"/>
        </table:table-row>
        <table:table-row table:style-name="ro1">
          <table:table-cell office:value-type="float" office:value="66522802.6534736" calcext:value-type="float">
            <text:p>66,522,803</text:p>
          </table:table-cell>
          <table:table-cell table:formula="of:=INT([.A54])/1000000" office:value-type="float" office:value="66.522802" calcext:value-type="float">
            <text:p>66.523</text:p>
          </table:table-cell>
          <table:table-cell table:formula="of:=CHAR([.D54])" office:value-type="string" office:string-value="r" calcext:value-type="string">
            <text:p>r</text:p>
          </table:table-cell>
          <table:table-cell table:formula="of:=[.D53]+1" office:value-type="float" office:value="114" calcext:value-type="float">
            <text:p>114</text:p>
          </table:table-cell>
          <table:table-cell table:number-columns-repeated="13"/>
        </table:table-row>
        <table:table-row table:style-name="ro1">
          <table:table-cell office:value-type="float" office:value="69548560.3564967" calcext:value-type="float">
            <text:p>69,548,560</text:p>
          </table:table-cell>
          <table:table-cell table:formula="of:=INT([.A55])/1000000" office:value-type="float" office:value="69.54856" calcext:value-type="float">
            <text:p>69.549</text:p>
          </table:table-cell>
          <table:table-cell table:formula="of:=CHAR([.D55])" office:value-type="string" office:string-value="s" calcext:value-type="string">
            <text:p>s</text:p>
          </table:table-cell>
          <table:table-cell table:formula="of:=[.D54]+1" office:value-type="float" office:value="115" calcext:value-type="float">
            <text:p>115</text:p>
          </table:table-cell>
          <table:table-cell table:number-columns-repeated="13"/>
        </table:table-row>
        <table:table-row table:style-name="ro1">
          <table:table-cell office:value-type="float" office:value="72649373.7969261" calcext:value-type="float">
            <text:p>72,649,374</text:p>
          </table:table-cell>
          <table:table-cell table:formula="of:=INT([.A56])/1000000" office:value-type="float" office:value="72.649373" calcext:value-type="float">
            <text:p>72.649</text:p>
          </table:table-cell>
          <table:table-cell table:formula="of:=CHAR([.D56])" office:value-type="string" office:string-value="t" calcext:value-type="string">
            <text:p>t</text:p>
          </table:table-cell>
          <table:table-cell table:formula="of:=[.D55]+1" office:value-type="float" office:value="116" calcext:value-type="float">
            <text:p>116</text:p>
          </table:table-cell>
          <table:table-cell table:number-columns-repeated="13"/>
        </table:table-row>
        <table:table-row table:style-name="ro1">
          <table:table-cell office:value-type="float" office:value="75836363.4499258" calcext:value-type="float">
            <text:p>75,836,363</text:p>
          </table:table-cell>
          <table:table-cell table:formula="of:=INT([.A57])/1000000" office:value-type="float" office:value="75.836363" calcext:value-type="float">
            <text:p>75.836</text:p>
          </table:table-cell>
          <table:table-cell table:formula="of:=CHAR([.D57])" office:value-type="string" office:string-value="u" calcext:value-type="string">
            <text:p>u</text:p>
          </table:table-cell>
          <table:table-cell table:formula="of:=[.D56]+1" office:value-type="float" office:value="117" calcext:value-type="float">
            <text:p>117</text:p>
          </table:table-cell>
          <table:table-cell table:number-columns-repeated="13"/>
        </table:table-row>
        <table:table-row table:style-name="ro1">
          <table:table-cell office:value-type="float" office:value="79110663.8249542" calcext:value-type="float">
            <text:p>79,110,664</text:p>
          </table:table-cell>
          <table:table-cell table:formula="of:=INT([.A58])/1000000" office:value-type="float" office:value="79.110663" calcext:value-type="float">
            <text:p>79.111</text:p>
          </table:table-cell>
          <table:table-cell table:formula="of:=CHAR([.D58])" office:value-type="string" office:string-value="v" calcext:value-type="string">
            <text:p>v</text:p>
          </table:table-cell>
          <table:table-cell table:formula="of:=[.D57]+1" office:value-type="float" office:value="118" calcext:value-type="float">
            <text:p>118</text:p>
          </table:table-cell>
          <table:table-cell table:number-columns-repeated="13"/>
        </table:table-row>
        <table:table-row table:style-name="ro1">
          <table:table-cell office:value-type="float" office:value="82473413.3877131" calcext:value-type="float">
            <text:p>82,473,413</text:p>
          </table:table-cell>
          <table:table-cell table:formula="of:=INT([.A59])/1000000" office:value-type="float" office:value="82.473413" calcext:value-type="float">
            <text:p>82.473</text:p>
          </table:table-cell>
          <table:table-cell table:formula="of:=CHAR([.D59])" office:value-type="string" office:string-value="w" calcext:value-type="string">
            <text:p>w</text:p>
          </table:table-cell>
          <table:table-cell table:formula="of:=[.D58]+1" office:value-type="float" office:value="119" calcext:value-type="float">
            <text:p>119</text:p>
          </table:table-cell>
          <table:table-cell table:number-columns-repeated="13"/>
        </table:table-row>
        <table:table-row table:style-name="ro1">
          <table:table-cell office:value-type="float" office:value="85914402.2464022" calcext:value-type="float">
            <text:p>85,914,402</text:p>
          </table:table-cell>
          <table:table-cell table:formula="of:=INT([.A60])/1000000" office:value-type="float" office:value="85.914402" calcext:value-type="float">
            <text:p>85.914</text:p>
          </table:table-cell>
          <table:table-cell table:formula="of:=CHAR([.D60])" office:value-type="string" office:string-value="x" calcext:value-type="string">
            <text:p>x</text:p>
          </table:table-cell>
          <table:table-cell table:formula="of:=[.D59]+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office:value-type="float" office:value="89445667.3412867" calcext:value-type="float">
            <text:p>89,445,667</text:p>
          </table:table-cell>
          <table:table-cell table:formula="of:=INT([.A61])/1000000" office:value-type="float" office:value="89.445667" calcext:value-type="float">
            <text:p>89.446</text:p>
          </table:table-cell>
          <table:table-cell table:formula="of:=CHAR([.D61])" office:value-type="string" office:string-value="y" calcext:value-type="string">
            <text:p>y</text:p>
          </table:table-cell>
          <table:table-cell table:formula="of:=[.D60]+1" office:value-type="float" office:value="121" calcext:value-type="float">
            <text:p>121</text:p>
          </table:table-cell>
          <table:table-cell table:number-columns-repeated="13"/>
        </table:table-row>
        <table:table-row table:style-name="ro1">
          <table:table-cell office:value-type="float" office:value="93056540.6383363" calcext:value-type="float">
            <text:p>93,056,541</text:p>
          </table:table-cell>
          <table:table-cell table:formula="of:=INT([.A62])/1000000" office:value-type="float" office:value="93.05654" calcext:value-type="float">
            <text:p>93.057</text:p>
          </table:table-cell>
          <table:table-cell table:formula="of:=CHAR([.D62])" office:value-type="string" office:string-value="z" calcext:value-type="string">
            <text:p>z</text:p>
          </table:table-cell>
          <table:table-cell table:formula="of:=[.D61]+1"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float" office:value="96771570.685395" calcext:value-type="float">
            <text:p>96,771,571</text:p>
          </table:table-cell>
          <table:table-cell table:formula="of:=INT([.A63])/1000000" office:value-type="float" office:value="96.77157" calcext:value-type="float">
            <text:p>96.772</text:p>
          </table:table-cell>
          <table:table-cell table:formula="of:=&quot;-&quot;" office:value-type="string" office:string-value="-" calcext:value-type="string">
            <text:p>-</text:p>
          </table:table-cell>
          <table:table-cell table:number-columns-repeated="14"/>
        </table:table-row>
        <table:table-row table:style-name="ro1">
          <table:table-cell office:value-type="float" office:value="100568047.114121" calcext:value-type="float">
            <text:p>100,568,047</text:p>
          </table:table-cell>
          <table:table-cell table:formula="of:=INT([.A64])/1000000" office:value-type="float" office:value="100.568047" calcext:value-type="float">
            <text:p>100.568</text:p>
          </table:table-cell>
          <table:table-cell table:formula="of:=&quot;+&quot;" office:value-type="string" office:string-value="+" calcext:value-type="string">
            <text:p>+</text:p>
          </table:table-cell>
          <table:table-cell table:number-columns-repeated="14"/>
        </table:table-row>
        <table:table-row table:style-name="ro1" table:number-rows-repeated="1048511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ontrast" table:style-name="ta1">
        <office:forms form:automatic-focus="false" form:apply-design-mode="false"/>
        <table:table-column table:style-name="co48" table:default-cell-style-name="ce16"/>
        <table:table-column table:style-name="co7" table:default-cell-style-name="ce16"/>
        <table:table-column table:style-name="co49" table:default-cell-style-name="ce16"/>
        <table:table-column table:style-name="co7" table:number-columns-repeated="2" table:default-cell-style-name="Default"/>
        <table:table-column table:style-name="co7" table:number-columns-repeated="4" table:default-cell-style-name="ce16"/>
        <table:table-row table:style-name="ro1">
          <table:table-cell office:value-type="float" office:value="0" calcext:value-type="float">
            <text:p>0.000</text:p>
          </table:table-cell>
          <table:table-cell table:formula="of:=([.A1]-[.D$1])^2" office:value-type="float" office:value="4.0970947066809" calcext:value-type="float">
            <text:p>4.097</text:p>
          </table:table-cell>
          <table:table-cell/>
          <table:table-cell table:style-name="ce16" table:formula="of:=AVERAGE([.A1:.A100])" office:value-type="float" office:value="2.02412813494623" calcext:value-type="float">
            <text:p>2.024</text:p>
          </table:table-cell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/>
          <table:table-cell office:value-type="float" office:value="2.42347620609021" calcext:value-type="float">
            <text:p>2.423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]-[.D$1])^2" office:value-type="float" office:value="4.0970947066809" calcext:value-type="float">
            <text:p>4.097</text:p>
          </table:table-cell>
          <table:table-cell table:formula="of:=COM.MICROSOFT.STDEV.P([.A1:.A100])" office:value-type="float" office:value="2.1806971134436" calcext:value-type="float">
            <text:p>2.181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6.33520490995803" calcext:value-type="float">
            <text:p>6.335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3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office:value-type="float" office:value="2.51698329552622" calcext:value-type="float">
            <text:p>2.517</text:p>
          </table:table-cell>
          <table:table-cell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4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5]-[.D$1])^2" office:value-type="float" office:value="4.0970947066809" calcext:value-type="float">
            <text:p>4.097</text:p>
          </table:table-cell>
          <table:table-cell table:formula="of:=SUM([.B1:.B100])/100" office:value-type="float" office:value="4.75543990058126" calcext:value-type="float">
            <text:p>4.755</text:p>
          </table:table-cell>
          <table:table-cell table:number-columns-repeated="2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6]-[.D$1])^2" office:value-type="float" office:value="4.0970947066809" calcext:value-type="float">
            <text:p>4.097</text:p>
          </table:table-cell>
          <table:table-cell table:formula="of:=SQRT(SUM([.B1:.B100])/100)" office:value-type="float" office:value="2.1806971134436" calcext:value-type="float">
            <text:p>2.181</text:p>
          </table:table-cell>
          <table:table-cell table:style-name="ce57"/>
          <table:table-cell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7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8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9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0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1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2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3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4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5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6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7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8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19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0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1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2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3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4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5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.000</text:p>
          </table:table-cell>
          <table:table-cell table:formula="of:=([.A26]-[.D$1])^2" office:value-type="float" office:value="4.0970947066809" calcext:value-type="float">
            <text:p>4.097</text:p>
          </table:table-cell>
          <table:table-cell table:number-columns-repeated="3"/>
          <table:table-cell office:value-type="float" office:value="0" calcext:value-type="float">
            <text:p>0.000</text:p>
          </table:table-cell>
          <table:table-cell office:value-type="float" office:value="5.8732369214854" calcext:value-type="float">
            <text:p>5.873</text:p>
          </table:table-cell>
          <table:table-cell table:number-columns-repeated="2"/>
        </table:table-row>
        <table:table-row table:style-name="ro1">
          <table:table-cell table:formula="of:=RAND()*8" office:value-type="float" office:value="2.35400513656994" calcext:value-type="float">
            <text:p>2.354</text:p>
          </table:table-cell>
          <table:table-cell table:formula="of:=([.A27]-[.D$1])^2" office:value-type="float" office:value="0.108818836200247" calcext:value-type="float">
            <text:p>0.109</text:p>
          </table:table-cell>
          <table:table-cell table:number-columns-repeated="3"/>
          <table:table-cell office:value-type="float" office:value="3.44884379766754" calcext:value-type="float">
            <text:p>3.449</text:p>
          </table:table-cell>
          <table:table-cell office:value-type="float" office:value="1.0513786978571" calcext:value-type="float">
            <text:p>1.051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1597627801965" calcext:value-type="float">
            <text:p>1.116</text:p>
          </table:table-cell>
          <table:table-cell table:formula="of:=([.A28]-[.D$1])^2" office:value-type="float" office:value="0.824739795239188" calcext:value-type="float">
            <text:p>0.825</text:p>
          </table:table-cell>
          <table:table-cell table:number-columns-repeated="3"/>
          <table:table-cell office:value-type="float" office:value="0.0636623006894729" calcext:value-type="float">
            <text:p>0.064</text:p>
          </table:table-cell>
          <table:table-cell office:value-type="float" office:value="5.56872166812268" calcext:value-type="float">
            <text:p>5.5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8154055259408" calcext:value-type="float">
            <text:p>1.182</text:p>
          </table:table-cell>
          <table:table-cell table:formula="of:=([.A29]-[.D$1])^2" office:value-type="float" office:value="0.709953833934038" calcext:value-type="float">
            <text:p>0.710</text:p>
          </table:table-cell>
          <table:table-cell table:number-columns-repeated="3"/>
          <table:table-cell office:value-type="float" office:value="0.282557369145416" calcext:value-type="float">
            <text:p>0.283</text:p>
          </table:table-cell>
          <table:table-cell office:value-type="float" office:value="4.58353346638505" calcext:value-type="float">
            <text:p>4.584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5134198058028" calcext:value-type="float">
            <text:p>1.851</text:p>
          </table:table-cell>
          <table:table-cell table:formula="of:=([.A30]-[.D$1])^2" office:value-type="float" office:value="0.0298550551405746" calcext:value-type="float">
            <text:p>0.030</text:p>
          </table:table-cell>
          <table:table-cell table:number-columns-repeated="3"/>
          <table:table-cell office:value-type="float" office:value="1.48176286795298" calcext:value-type="float">
            <text:p>1.482</text:p>
          </table:table-cell>
          <table:table-cell office:value-type="float" office:value="0.886824011225568" calcext:value-type="float">
            <text:p>0.88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59193021605478" calcext:value-type="float">
            <text:p>1.592</text:p>
          </table:table-cell>
          <table:table-cell table:formula="of:=([.A31]-[.D$1])^2" office:value-type="float" office:value="0.186795041094097" calcext:value-type="float">
            <text:p>0.187</text:p>
          </table:table-cell>
          <table:table-cell table:number-columns-repeated="3"/>
          <table:table-cell office:value-type="float" office:value="1.83091501975504" calcext:value-type="float">
            <text:p>1.831</text:p>
          </table:table-cell>
          <table:table-cell office:value-type="float" office:value="0.351128759550939" calcext:value-type="float">
            <text:p>0.351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8676154268331" calcext:value-type="float">
            <text:p>1.187</text:p>
          </table:table-cell>
          <table:table-cell table:formula="of:=([.A32]-[.D$1])^2" office:value-type="float" office:value="0.701182809838005" calcext:value-type="float">
            <text:p>0.701</text:p>
          </table:table-cell>
          <table:table-cell table:number-columns-repeated="3"/>
          <table:table-cell office:value-type="float" office:value="1.46738918564917" calcext:value-type="float">
            <text:p>1.467</text:p>
          </table:table-cell>
          <table:table-cell office:value-type="float" office:value="0.914102390655816" calcext:value-type="float">
            <text:p>0.91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59471079773891" calcext:value-type="float">
            <text:p>3.595</text:p>
          </table:table-cell>
          <table:table-cell table:formula="of:=([.A33]-[.D$1])^2" office:value-type="float" office:value="2.46672990066496" calcext:value-type="float">
            <text:p>2.467</text:p>
          </table:table-cell>
          <table:table-cell table:number-columns-repeated="3"/>
          <table:table-cell office:value-type="float" office:value="3.30025096320019" calcext:value-type="float">
            <text:p>3.300</text:p>
          </table:table-cell>
          <table:table-cell office:value-type="float" office:value="0.768733974705264" calcext:value-type="float">
            <text:p>0.76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75862630959134" calcext:value-type="float">
            <text:p>1.759</text:p>
          </table:table-cell>
          <table:table-cell table:formula="of:=([.A34]-[.D$1])^2" office:value-type="float" office:value="0.0704912192667753" calcext:value-type="float">
            <text:p>0.070</text:p>
          </table:table-cell>
          <table:table-cell table:number-columns-repeated="3"/>
          <table:table-cell office:value-type="float" office:value="0.522837094680074" calcext:value-type="float">
            <text:p>0.523</text:p>
          </table:table-cell>
          <table:table-cell office:value-type="float" office:value="3.61242903182191" calcext:value-type="float">
            <text:p>3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1.56684236614448" calcext:value-type="float">
            <text:p>1.567</text:p>
          </table:table-cell>
          <table:table-cell table:formula="of:=([.A35]-[.D$1])^2" office:value-type="float" office:value="0.209110274348604" calcext:value-type="float">
            <text:p>0.209</text:p>
          </table:table-cell>
          <table:table-cell table:number-columns-repeated="3"/>
          <table:table-cell office:value-type="float" office:value="1.40133084235482" calcext:value-type="float">
            <text:p>1.401</text:p>
          </table:table-cell>
          <table:table-cell office:value-type="float" office:value="1.04478114460575" calcext:value-type="float">
            <text:p>1.04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57470297359596" calcext:value-type="float">
            <text:p>0.575</text:p>
          </table:table-cell>
          <table:table-cell table:formula="of:=([.A36]-[.D$1])^2" office:value-type="float" office:value="2.10083329835525" calcext:value-type="float">
            <text:p>2.101</text:p>
          </table:table-cell>
          <table:table-cell table:number-columns-repeated="3"/>
          <table:table-cell office:value-type="float" office:value="1.74749154357832" calcext:value-type="float">
            <text:p>1.747</text:p>
          </table:table-cell>
          <table:table-cell office:value-type="float" office:value="0.456955263951314" calcext:value-type="float">
            <text:p>0.457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4696357470503" calcext:value-type="float">
            <text:p>0.447</text:p>
          </table:table-cell>
          <table:table-cell table:formula="of:=([.A37]-[.D$1])^2" office:value-type="float" office:value="2.48744805008081" calcext:value-type="float">
            <text:p>2.487</text:p>
          </table:table-cell>
          <table:table-cell table:number-columns-repeated="3"/>
          <table:table-cell office:value-type="float" office:value="5.97475162029716" calcext:value-type="float">
            <text:p>5.975</text:p>
          </table:table-cell>
          <table:table-cell office:value-type="float" office:value="12.6115570675507" calcext:value-type="float">
            <text:p>12.612</text:p>
          </table:table-cell>
          <table:table-cell table:number-columns-repeated="2"/>
        </table:table-row>
        <table:table-row table:style-name="ro1">
          <table:table-cell table:formula="of:=RAND()*2" office:value-type="float" office:value="1.94103203384694" calcext:value-type="float">
            <text:p>1.941</text:p>
          </table:table-cell>
          <table:table-cell table:formula="of:=([.A38]-[.D$1])^2" office:value-type="float" office:value="0.00690496201790307" calcext:value-type="float">
            <text:p>0.007</text:p>
          </table:table-cell>
          <table:table-cell table:number-columns-repeated="3"/>
          <table:table-cell office:value-type="float" office:value="0.679491061015895" calcext:value-type="float">
            <text:p>0.679</text:p>
          </table:table-cell>
          <table:table-cell office:value-type="float" office:value="3.04148418623988" calcext:value-type="float">
            <text:p>3.041</text:p>
          </table:table-cell>
          <table:table-cell table:number-columns-repeated="2"/>
        </table:table-row>
        <table:table-row table:style-name="ro1">
          <table:table-cell table:formula="of:=RAND()*8" office:value-type="float" office:value="0.253937935703798" calcext:value-type="float">
            <text:p>0.254</text:p>
          </table:table-cell>
          <table:table-cell table:formula="of:=([.A39]-[.D$1])^2" office:value-type="float" office:value="3.13357334149396" calcext:value-type="float">
            <text:p>3.134</text:p>
          </table:table-cell>
          <table:table-cell table:number-columns-repeated="3"/>
          <table:table-cell office:value-type="float" office:value="6.56556105123291" calcext:value-type="float">
            <text:p>6.566</text:p>
          </table:table-cell>
          <table:table-cell office:value-type="float" office:value="17.1568668643608" calcext:value-type="float">
            <text:p>17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0948545456795" calcext:value-type="float">
            <text:p>1.809</text:p>
          </table:table-cell>
          <table:table-cell table:formula="of:=([.A40]-[.D$1])^2" office:value-type="float" office:value="0.0460714802399712" calcext:value-type="float">
            <text:p>0.046</text:p>
          </table:table-cell>
          <table:table-cell table:number-columns-repeated="3"/>
          <table:table-cell office:value-type="float" office:value="1.91507726553301" calcext:value-type="float">
            <text:p>1.915</text:p>
          </table:table-cell>
          <table:table-cell office:value-type="float" office:value="0.258469482759683" calcext:value-type="float">
            <text:p>0.258</text:p>
          </table:table-cell>
          <table:table-cell table:number-columns-repeated="2"/>
        </table:table-row>
        <table:table-row table:style-name="ro1">
          <table:table-cell table:formula="of:=RAND()*8" office:value-type="float" office:value="3.90560462139262" calcext:value-type="float">
            <text:p>3.906</text:p>
          </table:table-cell>
          <table:table-cell table:formula="of:=([.A41]-[.D$1])^2" office:value-type="float" office:value="3.53995376905067" calcext:value-type="float">
            <text:p>3.540</text:p>
          </table:table-cell>
          <table:table-cell table:number-columns-repeated="3"/>
          <table:table-cell office:value-type="float" office:value="6.80030969309143" calcext:value-type="float">
            <text:p>6.800</text:p>
          </table:table-cell>
          <table:table-cell office:value-type="float" office:value="19.1566713729353" calcext:value-type="float">
            <text:p>19.15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25507344099225" calcext:value-type="float">
            <text:p>1.255</text:p>
          </table:table-cell>
          <table:table-cell table:formula="of:=([.A42]-[.D$1])^2" office:value-type="float" office:value="0.591445122292643" calcext:value-type="float">
            <text:p>0.591</text:p>
          </table:table-cell>
          <table:table-cell table:number-columns-repeated="3"/>
          <table:table-cell office:value-type="float" office:value="1.94737312936874" calcext:value-type="float">
            <text:p>1.947</text:p>
          </table:table-cell>
          <table:table-cell office:value-type="float" office:value="0.226674139663647" calcext:value-type="float">
            <text:p>0.22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603677856263103" calcext:value-type="float">
            <text:p>0.604</text:p>
          </table:table-cell>
          <table:table-cell table:formula="of:=([.A43]-[.D$1])^2" office:value-type="float" office:value="2.01767899421097" calcext:value-type="float">
            <text:p>2.018</text:p>
          </table:table-cell>
          <table:table-cell table:number-columns-repeated="3"/>
          <table:table-cell office:value-type="float" office:value="0.880955917921421" calcext:value-type="float">
            <text:p>0.881</text:p>
          </table:table-cell>
          <table:table-cell office:value-type="float" office:value="2.37936883941232" calcext:value-type="float">
            <text:p>2.37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45422534823444" calcext:value-type="float">
            <text:p>2.454</text:p>
          </table:table-cell>
          <table:table-cell table:formula="of:=([.A44]-[.D$1])^2" office:value-type="float" office:value="0.184983612878285" calcext:value-type="float">
            <text:p>0.185</text:p>
          </table:table-cell>
          <table:table-cell table:number-columns-repeated="3"/>
          <table:table-cell office:value-type="float" office:value="7.49467793401322" calcext:value-type="float">
            <text:p>7.495</text:p>
          </table:table-cell>
          <table:table-cell office:value-type="float" office:value="25.7170869652893" calcext:value-type="float">
            <text:p>25.717</text:p>
          </table:table-cell>
          <table:table-cell table:number-columns-repeated="2"/>
        </table:table-row>
        <table:table-row table:style-name="ro1">
          <table:table-cell table:formula="of:=RAND()*2" office:value-type="float" office:value="1.90061541796593" calcext:value-type="float">
            <text:p>1.901</text:p>
          </table:table-cell>
          <table:table-cell table:formula="of:=([.A45]-[.D$1])^2" office:value-type="float" office:value="0.0152553912558553" calcext:value-type="float">
            <text:p>0.015</text:p>
          </table:table-cell>
          <table:table-cell table:number-columns-repeated="3"/>
          <table:table-cell office:value-type="float" office:value="1.28358698642179" calcext:value-type="float">
            <text:p>1.284</text:p>
          </table:table-cell>
          <table:table-cell office:value-type="float" office:value="1.29934743311627" calcext:value-type="float">
            <text:p>1.299</text:p>
          </table:table-cell>
          <table:table-cell table:number-columns-repeated="2"/>
        </table:table-row>
        <table:table-row table:style-name="ro1">
          <table:table-cell table:formula="of:=RAND()*8" office:value-type="float" office:value="1.41433917310919" calcext:value-type="float">
            <text:p>1.414</text:p>
          </table:table-cell>
          <table:table-cell table:formula="of:=([.A46]-[.D$1])^2" office:value-type="float" office:value="0.371842577978299" calcext:value-type="float">
            <text:p>0.372</text:p>
          </table:table-cell>
          <table:table-cell table:number-columns-repeated="3"/>
          <table:table-cell office:value-type="float" office:value="6.42399410420537" calcext:value-type="float">
            <text:p>6.424</text:p>
          </table:table-cell>
          <table:table-cell office:value-type="float" office:value="16.0041434531398" calcext:value-type="float">
            <text:p>16.004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7161710021239" calcext:value-type="float">
            <text:p>1.872</text:p>
          </table:table-cell>
          <table:table-cell table:formula="of:=([.A47]-[.D$1])^2" office:value-type="float" office:value="0.0232596157155849" calcext:value-type="float">
            <text:p>0.023</text:p>
          </table:table-cell>
          <table:table-cell table:number-columns-repeated="3"/>
          <table:table-cell office:value-type="float" office:value="1.31905717404068" calcext:value-type="float">
            <text:p>1.319</text:p>
          </table:table-cell>
          <table:table-cell office:value-type="float" office:value="1.21974139835323" calcext:value-type="float">
            <text:p>1.22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33390742479987" calcext:value-type="float">
            <text:p>1.334</text:p>
          </table:table-cell>
          <table:table-cell table:formula="of:=([.A48]-[.D$1])^2" office:value-type="float" office:value="0.476404628714944" calcext:value-type="float">
            <text:p>0.476</text:p>
          </table:table-cell>
          <table:table-cell table:number-columns-repeated="3"/>
          <table:table-cell office:value-type="float" office:value="1.55839909393622" calcext:value-type="float">
            <text:p>1.558</text:p>
          </table:table-cell>
          <table:table-cell office:value-type="float" office:value="0.748358409972687" calcext:value-type="float">
            <text:p>0.748</text:p>
          </table:table-cell>
          <table:table-cell table:number-columns-repeated="2"/>
        </table:table-row>
        <table:table-row table:style-name="ro1">
          <table:table-cell table:formula="of:=RAND()*2" office:value-type="float" office:value="0.0939713871716642" calcext:value-type="float">
            <text:p>0.094</text:p>
          </table:table-cell>
          <table:table-cell table:formula="of:=([.A49]-[.D$1])^2" office:value-type="float" office:value="3.72550507097968" calcext:value-type="float">
            <text:p>3.726</text:p>
          </table:table-cell>
          <table:table-cell table:number-columns-repeated="3"/>
          <table:table-cell office:value-type="float" office:value="1.69059710414516" calcext:value-type="float">
            <text:p>1.691</text:p>
          </table:table-cell>
          <table:table-cell office:value-type="float" office:value="0.537111778067787" calcext:value-type="float">
            <text:p>0.537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9355087416334" calcext:value-type="float">
            <text:p>0.194</text:p>
          </table:table-cell>
          <table:table-cell table:formula="of:=([.A50]-[.D$1])^2" office:value-type="float" office:value="3.35101310769538" calcext:value-type="float">
            <text:p>3.351</text:p>
          </table:table-cell>
          <table:table-cell table:number-columns-repeated="3"/>
          <table:table-cell office:value-type="float" office:value="1.08703762181897" calcext:value-type="float">
            <text:p>1.087</text:p>
          </table:table-cell>
          <table:table-cell office:value-type="float" office:value="1.7860680895289" calcext:value-type="float">
            <text:p>1.78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696292788596702" calcext:value-type="float">
            <text:p>0.696</text:p>
          </table:table-cell>
          <table:table-cell table:formula="of:=([.A51]-[.D$1])^2" office:value-type="float" office:value="1.76314670701517" calcext:value-type="float">
            <text:p>1.763</text:p>
          </table:table-cell>
          <table:table-cell table:number-columns-repeated="3"/>
          <table:table-cell office:value-type="float" office:value="1.89480029652348" calcext:value-type="float">
            <text:p>1.895</text:p>
          </table:table-cell>
          <table:table-cell office:value-type="float" office:value="0.279498217356205" calcext:value-type="float">
            <text:p>0.27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18037104481103" calcext:value-type="float">
            <text:p>1.180</text:p>
          </table:table-cell>
          <table:table-cell table:formula="of:=([.A52]-[.D$1])^2" office:value-type="float" office:value="0.711926027153416" calcext:value-type="float">
            <text:p>0.712</text:p>
          </table:table-cell>
          <table:table-cell table:number-columns-repeated="3"/>
          <table:table-cell office:value-type="float" office:value="0.0495559716727183" calcext:value-type="float">
            <text:p>0.050</text:p>
          </table:table-cell>
          <table:table-cell office:value-type="float" office:value="5.6354972793768" calcext:value-type="float">
            <text:p>5.635</text:p>
          </table:table-cell>
          <table:table-cell table:number-columns-repeated="2"/>
        </table:table-row>
        <table:table-row table:style-name="ro1">
          <table:table-cell table:formula="of:=RAND()*2" office:value-type="float" office:value="0.120883853154414" calcext:value-type="float">
            <text:p>0.121</text:p>
          </table:table-cell>
          <table:table-cell table:formula="of:=([.A53]-[.D$1])^2" office:value-type="float" office:value="3.62233879617324" calcext:value-type="float">
            <text:p>3.622</text:p>
          </table:table-cell>
          <table:table-cell table:number-columns-repeated="3"/>
          <table:table-cell office:value-type="float" office:value="1.67578714411654" calcext:value-type="float">
            <text:p>1.676</text:p>
          </table:table-cell>
          <table:table-cell office:value-type="float" office:value="0.559038933395064" calcext:value-type="float">
            <text:p>0.559</text:p>
          </table:table-cell>
          <table:table-cell table:number-columns-repeated="2"/>
        </table:table-row>
        <table:table-row table:style-name="ro1">
          <table:table-cell table:formula="of:=RAND()*2" office:value-type="float" office:value="1.26753235713925" calcext:value-type="float">
            <text:p>1.268</text:p>
          </table:table-cell>
          <table:table-cell table:formula="of:=([.A54]-[.D$1])^2" office:value-type="float" office:value="0.57243717099535" calcext:value-type="float">
            <text:p>0.572</text:p>
          </table:table-cell>
          <table:table-cell table:number-columns-repeated="3"/>
          <table:table-cell office:value-type="float" office:value="1.88504142141845" calcext:value-type="float">
            <text:p>1.885</text:p>
          </table:table-cell>
          <table:table-cell office:value-type="float" office:value="0.289912017344525" calcext:value-type="float">
            <text:p>0.29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25447293220998" calcext:value-type="float">
            <text:p>1.254</text:p>
          </table:table-cell>
          <table:table-cell table:formula="of:=([.A55]-[.D$1])^2" office:value-type="float" office:value="0.592369131098971" calcext:value-type="float">
            <text:p>0.592</text:p>
          </table:table-cell>
          <table:table-cell table:number-columns-repeated="3"/>
          <table:table-cell office:value-type="float" office:value="7.52601773429115" calcext:value-type="float">
            <text:p>7.526</text:p>
          </table:table-cell>
          <table:table-cell office:value-type="float" office:value="26.0359300470152" calcext:value-type="float">
            <text:p>26.036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51140452459192" calcext:value-type="float">
            <text:p>0.951</text:p>
          </table:table-cell>
          <table:table-cell table:formula="of:=([.A56]-[.D$1])^2" office:value-type="float" office:value="1.1513025667689" calcext:value-type="float">
            <text:p>1.151</text:p>
          </table:table-cell>
          <table:table-cell table:number-columns-repeated="3"/>
          <table:table-cell office:value-type="float" office:value="1.97092057835478" calcext:value-type="float">
            <text:p>1.971</text:p>
          </table:table-cell>
          <table:table-cell office:value-type="float" office:value="0.204806596195005" calcext:value-type="float">
            <text:p>0.205</text:p>
          </table:table-cell>
          <table:table-cell table:number-columns-repeated="2"/>
        </table:table-row>
        <table:table-row table:style-name="ro1">
          <table:table-cell table:formula="of:=RAND()*8" office:value-type="float" office:value="3.06413781664012" calcext:value-type="float">
            <text:p>3.064</text:p>
          </table:table-cell>
          <table:table-cell table:formula="of:=([.A57]-[.D$1])^2" office:value-type="float" office:value="1.08162013801703" calcext:value-type="float">
            <text:p>1.082</text:p>
          </table:table-cell>
          <table:table-cell table:number-columns-repeated="3"/>
          <table:table-cell office:value-type="float" office:value="4.36157254931806" calcext:value-type="float">
            <text:p>4.362</text:p>
          </table:table-cell>
          <table:table-cell office:value-type="float" office:value="3.75621743563318" calcext:value-type="float">
            <text:p>3.756</text:p>
          </table:table-cell>
          <table:table-cell table:number-columns-repeated="2"/>
        </table:table-row>
        <table:table-row table:style-name="ro1">
          <table:table-cell table:formula="of:=RAND()*2" office:value-type="float" office:value="1.80757114359869" calcext:value-type="float">
            <text:p>1.808</text:p>
          </table:table-cell>
          <table:table-cell table:formula="of:=([.A58]-[.D$1])^2" office:value-type="float" office:value="0.0468969305014989" calcext:value-type="float">
            <text:p>0.047</text:p>
          </table:table-cell>
          <table:table-cell table:number-columns-repeated="3"/>
          <table:table-cell office:value-type="float" office:value="0.848579042977028" calcext:value-type="float">
            <text:p>0.849</text:p>
          </table:table-cell>
          <table:table-cell office:value-type="float" office:value="2.48030107438195" calcext:value-type="float">
            <text:p>2.480</text:p>
          </table:table-cell>
          <table:table-cell table:number-columns-repeated="2"/>
        </table:table-row>
        <table:table-row table:style-name="ro1">
          <table:table-cell table:formula="of:=RAND()*2" office:value-type="float" office:value="0.900645689682112" calcext:value-type="float">
            <text:p>0.901</text:p>
          </table:table-cell>
          <table:table-cell table:formula="of:=([.A59]-[.D$1])^2" office:value-type="float" office:value="1.26221280481664" calcext:value-type="float">
            <text:p>1.262</text:p>
          </table:table-cell>
          <table:table-cell table:number-columns-repeated="3"/>
          <table:table-cell office:value-type="float" office:value="0.916730259510565" calcext:value-type="float">
            <text:p>0.917</text:p>
          </table:table-cell>
          <table:table-cell office:value-type="float" office:value="2.27028334753419" calcext:value-type="float">
            <text:p>2.270</text:p>
          </table:table-cell>
          <table:table-cell table:number-columns-repeated="2"/>
        </table:table-row>
        <table:table-row table:style-name="ro1">
          <table:table-cell table:formula="of:=RAND()*2" office:value-type="float" office:value="1.03107832728302" calcext:value-type="float">
            <text:p>1.031</text:p>
          </table:table-cell>
          <table:table-cell table:formula="of:=([.A60]-[.D$1])^2" office:value-type="float" office:value="0.986147920499927" calcext:value-type="float">
            <text:p>0.986</text:p>
          </table:table-cell>
          <table:table-cell table:number-columns-repeated="3"/>
          <table:table-cell office:value-type="float" office:value="0.443773856413648" calcext:value-type="float">
            <text:p>0.444</text:p>
          </table:table-cell>
          <table:table-cell office:value-type="float" office:value="3.9192213933149" calcext:value-type="float">
            <text:p>3.91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04020210181161" calcext:value-type="float">
            <text:p>3.040</text:p>
          </table:table-cell>
          <table:table-cell table:formula="of:=([.A61]-[.D$1])^2" office:value-type="float" office:value="1.03240630614154" calcext:value-type="float">
            <text:p>1.032</text:p>
          </table:table-cell>
          <table:table-cell table:number-columns-repeated="3"/>
          <table:table-cell office:value-type="float" office:value="2.71121908381669" calcext:value-type="float">
            <text:p>2.711</text:p>
          </table:table-cell>
          <table:table-cell office:value-type="float" office:value="0.0827959636823189" calcext:value-type="float">
            <text:p>0.083</text:p>
          </table:table-cell>
          <table:table-cell table:number-columns-repeated="2"/>
        </table:table-row>
        <table:table-row table:style-name="ro1">
          <table:table-cell table:formula="of:=RAND()*8" office:value-type="float" office:value="6.25956388937645" calcext:value-type="float">
            <text:p>6.260</text:p>
          </table:table-cell>
          <table:table-cell table:formula="of:=([.A62]-[.D$1])^2" office:value-type="float" office:value="17.9389160299059" calcext:value-type="float">
            <text:p>17.939</text:p>
          </table:table-cell>
          <table:table-cell table:number-columns-repeated="3"/>
          <table:table-cell office:value-type="float" office:value="5.02719438389293" calcext:value-type="float">
            <text:p>5.027</text:p>
          </table:table-cell>
          <table:table-cell office:value-type="float" office:value="6.77934834942031" calcext:value-type="float">
            <text:p>6.779</text:p>
          </table:table-cell>
          <table:table-cell table:number-columns-repeated="2"/>
        </table:table-row>
        <table:table-row table:style-name="ro1">
          <table:table-cell table:formula="of:=RAND()*8" office:value-type="float" office:value="6.32080533788571" calcext:value-type="float">
            <text:p>6.321</text:p>
          </table:table-cell>
          <table:table-cell table:formula="of:=([.A63]-[.D$1])^2" office:value-type="float" office:value="18.4614349862599" calcext:value-type="float">
            <text:p>18.461</text:p>
          </table:table-cell>
          <table:table-cell table:number-columns-repeated="3"/>
          <table:table-cell office:value-type="float" office:value="2.30718370264325" calcext:value-type="float">
            <text:p>2.307</text:p>
          </table:table-cell>
          <table:table-cell office:value-type="float" office:value="0.0135239463579603" calcext:value-type="float">
            <text:p>0.014</text:p>
          </table:table-cell>
          <table:table-cell table:number-columns-repeated="2"/>
        </table:table-row>
        <table:table-row table:style-name="ro1">
          <table:table-cell table:formula="of:=RAND()*8" office:value-type="float" office:value="4.78210473344864" calcext:value-type="float">
            <text:p>4.782</text:p>
          </table:table-cell>
          <table:table-cell table:formula="of:=([.A64]-[.D$1])^2" office:value-type="float" office:value="7.60643491788692" calcext:value-type="float">
            <text:p>7.606</text:p>
          </table:table-cell>
          <table:table-cell table:number-columns-repeated="3"/>
          <table:table-cell office:value-type="float" office:value="7.90622666770332" calcext:value-type="float">
            <text:p>7.906</text:p>
          </table:table-cell>
          <table:table-cell office:value-type="float" office:value="30.0605526243188" calcext:value-type="float">
            <text:p>30.061</text:p>
          </table:table-cell>
          <table:table-cell table:number-columns-repeated="2"/>
        </table:table-row>
        <table:table-row table:style-name="ro1">
          <table:table-cell table:formula="of:=RAND()*8" office:value-type="float" office:value="7.44313375018425" calcext:value-type="float">
            <text:p>7.443</text:p>
          </table:table-cell>
          <table:table-cell table:formula="of:=([.A65]-[.D$1])^2" office:value-type="float" office:value="29.3656218579812" calcext:value-type="float">
            <text:p>29.366</text:p>
          </table:table-cell>
          <table:table-cell table:number-columns-repeated="3"/>
          <table:table-cell office:value-type="float" office:value="1.00478230629355" calcext:value-type="float">
            <text:p>1.005</text:p>
          </table:table-cell>
          <table:table-cell office:value-type="float" office:value="2.01269238132026" calcext:value-type="float">
            <text:p>2.013</text:p>
          </table:table-cell>
          <table:table-cell table:number-columns-repeated="2"/>
        </table:table-row>
        <table:table-row table:style-name="ro1">
          <table:table-cell table:formula="of:=RAND()*8" office:value-type="float" office:value="4.97363187840127" calcext:value-type="float">
            <text:p>4.974</text:p>
          </table:table-cell>
          <table:table-cell table:formula="of:=([.A66]-[.D$1])^2" office:value-type="float" office:value="8.69957233265527" calcext:value-type="float">
            <text:p>8.700</text:p>
          </table:table-cell>
          <table:table-cell table:number-columns-repeated="3"/>
          <table:table-cell office:value-type="float" office:value="5.04119835269919" calcext:value-type="float">
            <text:p>5.041</text:p>
          </table:table-cell>
          <table:table-cell office:value-type="float" office:value="6.8524692368471" calcext:value-type="float">
            <text:p>6.852</text:p>
          </table:table-cell>
          <table:table-cell table:number-columns-repeated="2"/>
        </table:table-row>
        <table:table-row table:style-name="ro1">
          <table:table-cell table:formula="of:=RAND()*8" office:value-type="float" office:value="3.03041454087663" calcext:value-type="float">
            <text:p>3.030</text:p>
          </table:table-cell>
          <table:table-cell table:formula="of:=([.A67]-[.D$1])^2" office:value-type="float" office:value="1.01261233076033" calcext:value-type="float">
            <text:p>1.013</text:p>
          </table:table-cell>
          <table:table-cell table:number-columns-repeated="3"/>
          <table:table-cell office:value-type="float" office:value="2.85083992734205" calcext:value-type="float">
            <text:p>2.851</text:p>
          </table:table-cell>
          <table:table-cell office:value-type="float" office:value="0.182639750242219" calcext:value-type="float">
            <text:p>0.183</text:p>
          </table:table-cell>
          <table:table-cell table:number-columns-repeated="2"/>
        </table:table-row>
        <table:table-row table:style-name="ro1">
          <table:table-cell table:formula="of:=RAND()*8" office:value-type="float" office:value="1.55347405663488" calcext:value-type="float">
            <text:p>1.553</text:p>
          </table:table-cell>
          <table:table-cell table:formula="of:=([.A68]-[.D$1])^2" office:value-type="float" office:value="0.221515261431107" calcext:value-type="float">
            <text:p>0.222</text:p>
          </table:table-cell>
          <table:table-cell table:number-columns-repeated="3"/>
          <table:table-cell office:value-type="float" office:value="0.253432791071602" calcext:value-type="float">
            <text:p>0.253</text:p>
          </table:table-cell>
          <table:table-cell office:value-type="float" office:value="4.70908842306562" calcext:value-type="float">
            <text:p>4.70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83982175669282" calcext:value-type="float">
            <text:p>0.840</text:p>
          </table:table-cell>
          <table:table-cell table:formula="of:=([.A69]-[.D$1])^2" office:value-type="float" office:value="1.40258159757171" calcext:value-type="float">
            <text:p>1.403</text:p>
          </table:table-cell>
          <table:table-cell table:number-columns-repeated="3"/>
          <table:table-cell office:value-type="float" office:value="4.8130569399993" calcext:value-type="float">
            <text:p>4.813</text:p>
          </table:table-cell>
          <table:table-cell office:value-type="float" office:value="5.71009608386948" calcext:value-type="float">
            <text:p>5.71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80897176667845" calcext:value-type="float">
            <text:p>1.809</text:p>
          </table:table-cell>
          <table:table-cell table:formula="of:=([.A70]-[.D$1])^2" office:value-type="float" office:value="0.046292262806179" calcext:value-type="float">
            <text:p>0.046</text:p>
          </table:table-cell>
          <table:table-cell table:number-columns-repeated="3"/>
          <table:table-cell office:value-type="float" office:value="3.3971589718897" calcext:value-type="float">
            <text:p>3.397</text:p>
          </table:table-cell>
          <table:table-cell office:value-type="float" office:value="0.948058128414944" calcext:value-type="float">
            <text:p>0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0.773293382073654" calcext:value-type="float">
            <text:p>0.773</text:p>
          </table:table-cell>
          <table:table-cell table:formula="of:=([.A71]-[.D$1])^2" office:value-type="float" office:value="1.5645875789938" calcext:value-type="float">
            <text:p>1.565</text:p>
          </table:table-cell>
          <table:table-cell table:number-columns-repeated="3"/>
          <table:table-cell office:value-type="float" office:value="1.13181991726901" calcext:value-type="float">
            <text:p>1.132</text:p>
          </table:table-cell>
          <table:table-cell office:value-type="float" office:value="1.66837596845136" calcext:value-type="float">
            <text:p>1.668</text:p>
          </table:table-cell>
          <table:table-cell table:number-columns-repeated="2"/>
        </table:table-row>
        <table:table-row table:style-name="ro1">
          <table:table-cell table:formula="of:=RAND()*8" office:value-type="float" office:value="2.2596827911504" calcext:value-type="float">
            <text:p>2.260</text:p>
          </table:table-cell>
          <table:table-cell table:formula="of:=([.A72]-[.D$1])^2" office:value-type="float" office:value="0.0554859960594667" calcext:value-type="float">
            <text:p>0.055</text:p>
          </table:table-cell>
          <table:table-cell table:number-columns-repeated="3"/>
          <table:table-cell office:value-type="float" office:value="2.94125665701406" calcext:value-type="float">
            <text:p>2.941</text:p>
          </table:table-cell>
          <table:table-cell office:value-type="float" office:value="0.268096595358901" calcext:value-type="float">
            <text:p>0.268</text:p>
          </table:table-cell>
          <table:table-cell table:number-columns-repeated="2"/>
        </table:table-row>
        <table:table-row table:style-name="ro1">
          <table:table-cell table:formula="of:=RAND()*8" office:value-type="float" office:value="1.86997455794243" calcext:value-type="float">
            <text:p>1.870</text:p>
          </table:table-cell>
          <table:table-cell table:formula="of:=([.A73]-[.D$1])^2" office:value-type="float" office:value="0.0237633253030649" calcext:value-type="float">
            <text:p>0.024</text:p>
          </table:table-cell>
          <table:table-cell table:number-columns-repeated="3"/>
          <table:table-cell office:value-type="float" office:value="0.475135868362121" calcext:value-type="float">
            <text:p>0.475</text:p>
          </table:table-cell>
          <table:table-cell office:value-type="float" office:value="3.7960300716184" calcext:value-type="float">
            <text:p>3.796</text:p>
          </table:table-cell>
          <table:table-cell table:number-columns-repeated="2"/>
        </table:table-row>
        <table:table-row table:style-name="ro1">
          <table:table-cell table:formula="of:=RAND()*8" office:value-type="float" office:value="7.36974613640253" calcext:value-type="float">
            <text:p>7.370</text:p>
          </table:table-cell>
          <table:table-cell table:formula="of:=([.A74]-[.D$1])^2" office:value-type="float" office:value="28.5756318174936" calcext:value-type="float">
            <text:p>28.576</text:p>
          </table:table-cell>
          <table:table-cell table:number-columns-repeated="3"/>
          <table:table-cell office:value-type="float" office:value="0.778634079836013" calcext:value-type="float">
            <text:p>0.779</text:p>
          </table:table-cell>
          <table:table-cell office:value-type="float" office:value="2.70550562030043" calcext:value-type="float">
            <text:p>2.70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73077934526457" calcext:value-type="float">
            <text:p>0.473</text:p>
          </table:table-cell>
          <table:table-cell table:formula="of:=([.A75]-[.D$1])^2" office:value-type="float" office:value="2.40575672422221" calcext:value-type="float">
            <text:p>2.406</text:p>
          </table:table-cell>
          <table:table-cell table:number-columns-repeated="3"/>
          <table:table-cell office:value-type="float" office:value="4.30193285378261" calcext:value-type="float">
            <text:p>4.302</text:p>
          </table:table-cell>
          <table:table-cell office:value-type="float" office:value="3.52859937725979" calcext:value-type="float">
            <text:p>3.529</text:p>
          </table:table-cell>
          <table:table-cell table:number-columns-repeated="2"/>
        </table:table-row>
        <table:table-row table:style-name="ro1">
          <table:table-cell table:formula="of:=RAND()*8" office:value-type="float" office:value="3.21268086558328" calcext:value-type="float">
            <text:p>3.213</text:p>
          </table:table-cell>
          <table:table-cell table:formula="of:=([.A76]-[.D$1])^2" office:value-type="float" office:value="1.41265759350479" calcext:value-type="float">
            <text:p>1.413</text:p>
          </table:table-cell>
          <table:table-cell table:number-columns-repeated="3"/>
          <table:table-cell office:value-type="float" office:value="5.29640069022999" calcext:value-type="float">
            <text:p>5.296</text:p>
          </table:table-cell>
          <table:table-cell office:value-type="float" office:value="8.25369509156983" calcext:value-type="float">
            <text:p>8.254</text:p>
          </table:table-cell>
          <table:table-cell table:number-columns-repeated="2"/>
        </table:table-row>
        <table:table-row table:style-name="ro1">
          <table:table-cell table:formula="of:=RAND()*8" office:value-type="float" office:value="3.65012188511916" calcext:value-type="float">
            <text:p>3.650</text:p>
          </table:table-cell>
          <table:table-cell table:formula="of:=([.A77]-[.D$1])^2" office:value-type="float" office:value="2.64385567560143" calcext:value-type="float">
            <text:p>2.644</text:p>
          </table:table-cell>
          <table:table-cell table:number-columns-repeated="3"/>
          <table:table-cell office:value-type="float" office:value="6.93634551736472" calcext:value-type="float">
            <text:p>6.936</text:p>
          </table:table-cell>
          <table:table-cell office:value-type="float" office:value="20.3659894206432" calcext:value-type="float">
            <text:p>20.366</text:p>
          </table:table-cell>
          <table:table-cell table:number-columns-repeated="2"/>
        </table:table-row>
        <table:table-row table:style-name="ro1">
          <table:table-cell table:formula="of:=RAND()*8" office:value-type="float" office:value="0.445683449399323" calcext:value-type="float">
            <text:p>0.446</text:p>
          </table:table-cell>
          <table:table-cell table:formula="of:=([.A78]-[.D$1])^2" office:value-type="float" office:value="2.49148762533127" calcext:value-type="float">
            <text:p>2.491</text:p>
          </table:table-cell>
          <table:table-cell table:number-columns-repeated="3"/>
          <table:table-cell office:value-type="float" office:value="0.484828883029293" calcext:value-type="float">
            <text:p>0.485</text:p>
          </table:table-cell>
          <table:table-cell office:value-type="float" office:value="3.75835344321126" calcext:value-type="float">
            <text:p>3.75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35976338192445" calcext:value-type="float">
            <text:p>5.360</text:p>
          </table:table-cell>
          <table:table-cell table:formula="of:=([.A79]-[.D$1])^2" office:value-type="float" office:value="11.1264625008835" calcext:value-type="float">
            <text:p>11.126</text:p>
          </table:table-cell>
          <table:table-cell table:number-columns-repeated="3"/>
          <table:table-cell office:value-type="float" office:value="0.0296888775527404" calcext:value-type="float">
            <text:p>0.030</text:p>
          </table:table-cell>
          <table:table-cell office:value-type="float" office:value="5.73021777426655" calcext:value-type="float">
            <text:p>5.730</text:p>
          </table:table-cell>
          <table:table-cell table:number-columns-repeated="2"/>
        </table:table-row>
        <table:table-row table:style-name="ro1">
          <table:table-cell table:formula="of:=RAND()*8" office:value-type="float" office:value="1.24326183622701" calcext:value-type="float">
            <text:p>1.243</text:p>
          </table:table-cell>
          <table:table-cell table:formula="of:=([.A80]-[.D$1])^2" office:value-type="float" office:value="0.60975217647545" calcext:value-type="float">
            <text:p>0.610</text:p>
          </table:table-cell>
          <table:table-cell table:number-columns-repeated="3"/>
          <table:table-cell office:value-type="float" office:value="6.75350657120353" calcext:value-type="float">
            <text:p>6.754</text:p>
          </table:table-cell>
          <table:table-cell office:value-type="float" office:value="18.7491629628034" calcext:value-type="float">
            <text:p>18.749</text:p>
          </table:table-cell>
          <table:table-cell table:number-columns-repeated="2"/>
        </table:table-row>
        <table:table-row table:style-name="ro1">
          <table:table-cell table:formula="of:=RAND()*8" office:value-type="float" office:value="0.543216043877604" calcext:value-type="float">
            <text:p>0.543</text:p>
          </table:table-cell>
          <table:table-cell table:formula="of:=([.A81]-[.D$1])^2" office:value-type="float" office:value="2.19310062147325" calcext:value-type="float">
            <text:p>2.193</text:p>
          </table:table-cell>
          <table:table-cell table:number-columns-repeated="3"/>
          <table:table-cell office:value-type="float" office:value="3.27437407127407" calcext:value-type="float">
            <text:p>3.274</text:p>
          </table:table-cell>
          <table:table-cell office:value-type="float" office:value="0.72402717697445" calcext:value-type="float">
            <text:p>0.724</text:p>
          </table:table-cell>
          <table:table-cell table:number-columns-repeated="2"/>
        </table:table-row>
        <table:table-row table:style-name="ro1">
          <table:table-cell table:formula="of:=RAND()*8" office:value-type="float" office:value="5.82556882917775" calcext:value-type="float">
            <text:p>5.826</text:p>
          </table:table-cell>
          <table:table-cell table:formula="of:=([.A82]-[.D$1])^2" office:value-type="float" office:value="14.4509513517594" calcext:value-type="float">
            <text:p>14.451</text:p>
          </table:table-cell>
          <table:table-cell table:number-columns-repeated="3"/>
          <table:table-cell office:value-type="float" office:value="3.26277971523277" calcext:value-type="float">
            <text:p>3.263</text:p>
          </table:table-cell>
          <table:table-cell office:value-type="float" office:value="0.704430380459008" calcext:value-type="float">
            <text:p>0.704</text:p>
          </table:table-cell>
          <table:table-cell table:number-columns-repeated="2"/>
        </table:table-row>
        <table:table-row table:style-name="ro1">
          <table:table-cell table:formula="of:=RAND()*8" office:value-type="float" office:value="2.5749973438256" calcext:value-type="float">
            <text:p>2.575</text:p>
          </table:table-cell>
          <table:table-cell table:formula="of:=([.A83]-[.D$1])^2" office:value-type="float" office:value="0.30345688529138" calcext:value-type="float">
            <text:p>0.303</text:p>
          </table:table-cell>
          <table:table-cell table:number-columns-repeated="3"/>
          <table:table-cell office:value-type="float" office:value="3.8187171784095" calcext:value-type="float">
            <text:p>3.819</text:p>
          </table:table-cell>
          <table:table-cell office:value-type="float" office:value="1.94669737083848" calcext:value-type="float">
            <text:p>1.947</text:p>
          </table:table-cell>
          <table:table-cell table:number-columns-repeated="2"/>
        </table:table-row>
        <table:table-row table:style-name="ro1">
          <table:table-cell table:formula="of:=RAND()*8" office:value-type="float" office:value="1.58002140467998" calcext:value-type="float">
            <text:p>1.580</text:p>
          </table:table-cell>
          <table:table-cell table:formula="of:=([.A84]-[.D$1])^2" office:value-type="float" office:value="0.197230787867778" calcext:value-type="float">
            <text:p>0.197</text:p>
          </table:table-cell>
          <table:table-cell table:number-columns-repeated="3"/>
          <table:table-cell office:value-type="float" office:value="5.68257031212412" calcext:value-type="float">
            <text:p>5.683</text:p>
          </table:table-cell>
          <table:table-cell office:value-type="float" office:value="10.6216943919849" calcext:value-type="float">
            <text:p>10.622</text:p>
          </table:table-cell>
          <table:table-cell table:number-columns-repeated="2"/>
        </table:table-row>
        <table:table-row table:style-name="ro1">
          <table:table-cell table:formula="of:=RAND()*8" office:value-type="float" office:value="4.32456666228553" calcext:value-type="float">
            <text:p>4.325</text:p>
          </table:table-cell>
          <table:table-cell table:formula="of:=([.A85]-[.D$1])^2" office:value-type="float" office:value="5.29201741806702" calcext:value-type="float">
            <text:p>5.292</text:p>
          </table:table-cell>
          <table:table-cell table:number-columns-repeated="3"/>
          <table:table-cell office:value-type="float" office:value="6.9693622033311" calcext:value-type="float">
            <text:p>6.969</text:p>
          </table:table-cell>
          <table:table-cell office:value-type="float" office:value="20.6650794999108" calcext:value-type="float">
            <text:p>20.665</text:p>
          </table:table-cell>
          <table:table-cell table:number-columns-repeated="2"/>
        </table:table-row>
        <table:table-row table:style-name="ro1">
          <table:table-cell table:formula="of:=RAND()*8" office:value-type="float" office:value="7.85990574493654" calcext:value-type="float">
            <text:p>7.860</text:p>
          </table:table-cell>
          <table:table-cell table:formula="of:=([.A86]-[.D$1])^2" office:value-type="float" office:value="34.0563003132642" calcext:value-type="float">
            <text:p>34.056</text:p>
          </table:table-cell>
          <table:table-cell table:number-columns-repeated="3"/>
          <table:table-cell office:value-type="float" office:value="4.91950651528989" calcext:value-type="float">
            <text:p>4.920</text:p>
          </table:table-cell>
          <table:table-cell office:value-type="float" office:value="6.23016730444347" calcext:value-type="float">
            <text:p>6.230</text:p>
          </table:table-cell>
          <table:table-cell table:number-columns-repeated="2"/>
        </table:table-row>
        <table:table-row table:style-name="ro1">
          <table:table-cell table:formula="of:=RAND()*8" office:value-type="float" office:value="3.24613461503936" calcext:value-type="float">
            <text:p>3.246</text:p>
          </table:table-cell>
          <table:table-cell table:formula="of:=([.A87]-[.D$1])^2" office:value-type="float" office:value="1.4932998373896" calcext:value-type="float">
            <text:p>1.493</text:p>
          </table:table-cell>
          <table:table-cell table:number-columns-repeated="3"/>
          <table:table-cell office:value-type="float" office:value="1.21837267632297" calcext:value-type="float">
            <text:p>1.218</text:p>
          </table:table-cell>
          <table:table-cell office:value-type="float" office:value="1.45227451745747" calcext:value-type="float">
            <text:p>1.452</text:p>
          </table:table-cell>
          <table:table-cell table:number-columns-repeated="2"/>
        </table:table-row>
        <table:table-row table:style-name="ro1">
          <table:table-cell table:formula="of:=RAND()*8" office:value-type="float" office:value="1.75449465626345" calcext:value-type="float">
            <text:p>1.754</text:p>
          </table:table-cell>
          <table:table-cell table:formula="of:=([.A88]-[.D$1])^2" office:value-type="float" office:value="0.0727022128265772" calcext:value-type="float">
            <text:p>0.073</text:p>
          </table:table-cell>
          <table:table-cell table:number-columns-repeated="3"/>
          <table:table-cell office:value-type="float" office:value="3.57882673166141" calcext:value-type="float">
            <text:p>3.579</text:p>
          </table:table-cell>
          <table:table-cell office:value-type="float" office:value="1.33483483693764" calcext:value-type="float">
            <text:p>1.335</text:p>
          </table:table-cell>
          <table:table-cell table:number-columns-repeated="2"/>
        </table:table-row>
        <table:table-row table:style-name="ro1">
          <table:table-cell table:formula="of:=RAND()*8" office:value-type="float" office:value="5.26629467106791" calcext:value-type="float">
            <text:p>5.266</text:p>
          </table:table-cell>
          <table:table-cell table:formula="of:=([.A89]-[.D$1])^2" office:value-type="float" office:value="10.5116438479473" calcext:value-type="float">
            <text:p>10.512</text:p>
          </table:table-cell>
          <table:table-cell table:number-columns-repeated="3"/>
          <table:table-cell office:value-type="float" office:value="3.33630400509198" calcext:value-type="float">
            <text:p>3.336</text:p>
          </table:table-cell>
          <table:table-cell office:value-type="float" office:value="0.833254590630415" calcext:value-type="float">
            <text:p>0.833</text:p>
          </table:table-cell>
          <table:table-cell table:number-columns-repeated="2"/>
        </table:table-row>
        <table:table-row table:style-name="ro1">
          <table:table-cell table:formula="of:=RAND()*8" office:value-type="float" office:value="5.39165220882773" calcext:value-type="float">
            <text:p>5.392</text:p>
          </table:table-cell>
          <table:table-cell table:formula="of:=([.A90]-[.D$1])^2" office:value-type="float" office:value="11.3402183881714" calcext:value-type="float">
            <text:p>11.340</text:p>
          </table:table-cell>
          <table:table-cell table:number-columns-repeated="3"/>
          <table:table-cell office:value-type="float" office:value="6.54028477362512" calcext:value-type="float">
            <text:p>6.540</text:p>
          </table:table-cell>
          <table:table-cell office:value-type="float" office:value="16.9481127817289" calcext:value-type="float">
            <text:p>16.948</text:p>
          </table:table-cell>
          <table:table-cell table:number-columns-repeated="2"/>
        </table:table-row>
        <table:table-row table:style-name="ro1">
          <table:table-cell table:formula="of:=RAND()*8" office:value-type="float" office:value="5.28653311308781" calcext:value-type="float">
            <text:p>5.287</text:p>
          </table:table-cell>
          <table:table-cell table:formula="of:=([.A91]-[.D$1])^2" office:value-type="float" office:value="10.6432862414029" calcext:value-type="float">
            <text:p>10.643</text:p>
          </table:table-cell>
          <table:table-cell table:number-columns-repeated="3"/>
          <table:table-cell office:value-type="float" office:value="7.88574981993313" calcext:value-type="float">
            <text:p>7.886</text:p>
          </table:table-cell>
          <table:table-cell office:value-type="float" office:value="29.8364330324846" calcext:value-type="float">
            <text:p>29.836</text:p>
          </table:table-cell>
          <table:table-cell table:number-columns-repeated="2"/>
        </table:table-row>
        <table:table-row table:style-name="ro1">
          <table:table-cell table:formula="of:=RAND()*8" office:value-type="float" office:value="5.55130144774538" calcext:value-type="float">
            <text:p>5.551</text:p>
          </table:table-cell>
          <table:table-cell table:formula="of:=([.A92]-[.D$1])^2" office:value-type="float" office:value="12.4409515785225" calcext:value-type="float">
            <text:p>12.441</text:p>
          </table:table-cell>
          <table:table-cell table:number-columns-repeated="3"/>
          <table:table-cell office:value-type="float" office:value="3.55832618014616" calcext:value-type="float">
            <text:p>3.558</text:p>
          </table:table-cell>
          <table:table-cell office:value-type="float" office:value="1.2878844636148" calcext:value-type="float">
            <text:p>1.288</text:p>
          </table:table-cell>
          <table:table-cell table:number-columns-repeated="2"/>
        </table:table-row>
        <table:table-row table:style-name="ro1">
          <table:table-cell table:formula="of:=RAND()*8" office:value-type="float" office:value="2.68357080383479" calcext:value-type="float">
            <text:p>2.684</text:p>
          </table:table-cell>
          <table:table-cell table:formula="of:=([.A93]-[.D$1])^2" office:value-type="float" office:value="0.434864633550869" calcext:value-type="float">
            <text:p>0.435</text:p>
          </table:table-cell>
          <table:table-cell table:number-columns-repeated="3"/>
          <table:table-cell office:value-type="float" office:value="3.14421739182167" calcext:value-type="float">
            <text:p>3.144</text:p>
          </table:table-cell>
          <table:table-cell office:value-type="float" office:value="0.519467856809597" calcext:value-type="float">
            <text:p>0.519</text:p>
          </table:table-cell>
          <table:table-cell table:number-columns-repeated="2"/>
        </table:table-row>
        <table:table-row table:style-name="ro1">
          <table:table-cell table:formula="of:=RAND()*8" office:value-type="float" office:value="7.23939132781263" calcext:value-type="float">
            <text:p>7.239</text:p>
          </table:table-cell>
          <table:table-cell table:formula="of:=([.A94]-[.D$1])^2" office:value-type="float" office:value="27.198970170867" calcext:value-type="float">
            <text:p>27.199</text:p>
          </table:table-cell>
          <table:table-cell table:number-columns-repeated="3"/>
          <table:table-cell office:value-type="float" office:value="7.76098524838819" calcext:value-type="float">
            <text:p>7.761</text:p>
          </table:table-cell>
          <table:table-cell office:value-type="float" office:value="28.4890027766127" calcext:value-type="float">
            <text:p>28.489</text:p>
          </table:table-cell>
          <table:table-cell table:number-columns-repeated="2"/>
        </table:table-row>
        <table:table-row table:style-name="ro1">
          <table:table-cell table:formula="of:=RAND()*8" office:value-type="float" office:value="2.16339641723509" calcext:value-type="float">
            <text:p>2.163</text:p>
          </table:table-cell>
          <table:table-cell table:formula="of:=([.A95]-[.D$1])^2" office:value-type="float" office:value="0.0193956544516903" calcext:value-type="float">
            <text:p>0.019</text:p>
          </table:table-cell>
          <table:table-cell table:number-columns-repeated="3"/>
          <table:table-cell office:value-type="float" office:value="6.20978768706516" calcext:value-type="float">
            <text:p>6.210</text:p>
          </table:table-cell>
          <table:table-cell office:value-type="float" office:value="14.3361546309627" calcext:value-type="float">
            <text:p>14.336</text:p>
          </table:table-cell>
          <table:table-cell table:number-columns-repeated="2"/>
        </table:table-row>
        <table:table-row table:style-name="ro1">
          <table:table-cell table:formula="of:=RAND()*8" office:value-type="float" office:value="5.08886205322623" calcext:value-type="float">
            <text:p>5.089</text:p>
          </table:table-cell>
          <table:table-cell table:formula="of:=([.A96]-[.D$1])^2" office:value-type="float" office:value="9.39259398985587" calcext:value-type="float">
            <text:p>9.393</text:p>
          </table:table-cell>
          <table:table-cell table:number-columns-repeated="3"/>
          <table:table-cell office:value-type="float" office:value="2.38785977577112" calcext:value-type="float">
            <text:p>2.388</text:p>
          </table:table-cell>
          <table:table-cell office:value-type="float" office:value="0.00126853010867433" calcext:value-type="float">
            <text:p>0.001</text:p>
          </table:table-cell>
          <table:table-cell table:number-columns-repeated="2"/>
        </table:table-row>
        <table:table-row table:style-name="ro1">
          <table:table-cell table:formula="of:=RAND()*8" office:value-type="float" office:value="5.43877019070202" calcext:value-type="float">
            <text:p>5.439</text:p>
          </table:table-cell>
          <table:table-cell table:formula="of:=([.A97]-[.D$1])^2" office:value-type="float" office:value="11.6597803689361" calcext:value-type="float">
            <text:p>11.660</text:p>
          </table:table-cell>
          <table:table-cell table:number-columns-repeated="3"/>
          <table:table-cell office:value-type="float" office:value="6.59850083686401" calcext:value-type="float">
            <text:p>6.599</text:p>
          </table:table-cell>
          <table:table-cell office:value-type="float" office:value="17.4308306675679" calcext:value-type="float">
            <text:p>17.431</text:p>
          </table:table-cell>
          <table:table-cell table:number-columns-repeated="2"/>
        </table:table-row>
        <table:table-row table:style-name="ro1">
          <table:table-cell table:formula="of:=RAND()*8" office:value-type="float" office:value="7.17373550085116" calcext:value-type="float">
            <text:p>7.174</text:p>
          </table:table-cell>
          <table:table-cell table:formula="of:=([.A98]-[.D$1])^2" office:value-type="float" office:value="26.5184560229823" calcext:value-type="float">
            <text:p>26.518</text:p>
          </table:table-cell>
          <table:table-cell table:number-columns-repeated="3"/>
          <table:table-cell office:value-type="float" office:value="4.89408719341484" calcext:value-type="float">
            <text:p>4.894</text:p>
          </table:table-cell>
          <table:table-cell office:value-type="float" office:value="6.10391865068918" calcext:value-type="float">
            <text:p>6.104</text:p>
          </table:table-cell>
          <table:table-cell table:number-columns-repeated="2"/>
        </table:table-row>
        <table:table-row table:style-name="ro1">
          <table:table-cell table:formula="of:=RAND()*8" office:value-type="float" office:value="2.30409737972732" calcext:value-type="float">
            <text:p>2.304</text:p>
          </table:table-cell>
          <table:table-cell table:formula="of:=([.A99]-[.D$1])^2" office:value-type="float" office:value="0.0783827780232944" calcext:value-type="float">
            <text:p>0.078</text:p>
          </table:table-cell>
          <table:table-cell table:number-columns-repeated="3"/>
          <table:table-cell office:value-type="float" office:value="2.37549850677176" calcext:value-type="float">
            <text:p>2.375</text:p>
          </table:table-cell>
          <table:table-cell office:value-type="float" office:value="0.00230185963189128" calcext:value-type="float">
            <text:p>0.002</text:p>
          </table:table-cell>
          <table:table-cell table:number-columns-repeated="2"/>
        </table:table-row>
        <table:table-row table:style-name="ro1">
          <table:table-cell table:formula="of:=RAND()*8" office:value-type="float" office:value="5.87832684580384" calcext:value-type="float">
            <text:p>5.878</text:p>
          </table:table-cell>
          <table:table-cell table:formula="of:=([.A100]-[.D$1])^2" office:value-type="float" office:value="14.8548477027765" calcext:value-type="float">
            <text:p>14.855</text:p>
          </table:table-cell>
          <table:table-cell table:number-columns-repeated="3"/>
          <table:table-cell office:value-type="float" office:value="7.74897714717488" calcext:value-type="float">
            <text:p>7.749</text:p>
          </table:table-cell>
          <table:table-cell office:value-type="float" office:value="28.3609602734937" calcext:value-type="float">
            <text:p>28.361</text:p>
          </table:table-cell>
          <table:table-cell table:number-columns-repeated="2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4" table:target-range-address="ido.A1:ido.E1048576" table:contains-header="false">
          <table:sort>
            <table:sort-by table:field-number="3" table:data-type="automatic"/>
          </table:sort>
        </table:database-range>
        <table:database-range table:name="__Anonymous_Sheet_DB__9" table:target-range-address="Contrast.A1:Contrast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4" number:min-decimal-places="4" number:min-integer-digits="1" number:grouping="true"/>
    </number:number-style>
    <number:number-style style:name="N122">
      <number:number number:decimal-places="5" number:min-decimal-places="5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3" number:min-decimal-places="3" number:min-integer-digits="1"/>
    </number:number-style>
    <number:number-style style:name="N128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6">00/00/0000</text:date>, <text:time style:data-style-name="N2" text:time-value="20:25:41.5618481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1T19:22:26.787046860</meta:creation-date>
    <dc:date>2025-10-26T21:12:18.414492688</dc:date>
    <meta:editing-duration>PT4H9M2S</meta:editing-duration>
    <meta:editing-cycles>27</meta:editing-cycles>
    <meta:generator>LibreOffice/25.2.5.2$Linux_X86_64 LibreOffice_project/520$Build-2</meta:generator>
    <meta:document-statistic meta:table-count="10" meta:cell-count="701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56cm" svg:height="12.979cm" xlink:href=".." xlink:type="simple" chart:class="chart:line" chart:style-name="ch1">
        <chart:legend chart:legend-position="end" svg:x="20.164cm" svg:y="5.941cm" style:legend-expansion="high" chart:style-name="ch2"/>
        <chart:plot-area chart:style-name="ch3" svg:x="0.461cm" svg:y="0.259cm" svg:width="19.242cm" svg:height="12.461cm">
          <chart:coordinate-region svg:x="1.286cm" svg:y="0.458cm" svg:width="18.276cm" svg:height="11.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ag-meh'.E1:'Mag-meh'.E63" chart:class="chart:line">
            <chart:data-point chart:repeated="63"/>
          </chart:series>
          <chart:series chart:style-name="ch8" chart:values-cell-range-address="'Mag-meh'.G1:'Mag-meh'.G63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Mag-meh'.E1:'Mag-meh'.E63</svg:desc>
                </draw:g>
              </table:table-cell>
              <table:table-cell office:value-type="float" office:value="106.2">
                <text:p>106.2</text:p>
                <draw:g>
                  <svg:desc>'Mag-meh'.G1:'Mag-meh'.G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9393251015891">
                <text:p>0.86939325101589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5844624911979">
                <text:p>0.755844624911979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7126215715112">
                <text:p>0.657126215715112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1301097008331">
                <text:p>0.571301097008331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6685318037017">
                <text:p>0.496685318037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1814863380064">
                <text:p>0.4318148633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416927910977">
                <text:p>0.375416927910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6384943442922">
                <text:p>0.32638494344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375686706248">
                <text:p>0.283756867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6696305153533">
                <text:p>0.24669630515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4476102751038">
                <text:p>0.21447610275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464076235944">
                <text:p>0.186464076235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2110609436442">
                <text:p>0.162110609436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937869762115">
                <text:p>0.14093786976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253043278374">
                <text:p>0.12253043278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652713130624">
                <text:p>0.10652713130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26139690077283">
                <text:p>0.0926139690077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05179596051138">
                <text:p>0.080517959605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0017706662561">
                <text:p>0.070001770666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08590669764052">
                <text:p>0.060859066976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29104620924107">
                <text:p>0.05291046209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5999998651274">
                <text:p>0.04599999865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9920883741577">
                <text:p>0.039992088374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47688517265238">
                <text:p>0.034768851726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2278050366119">
                <text:p>0.030227805036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62798496918546">
                <text:p>0.02627984969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28475239598104">
                <text:p>0.0228475239598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863483133083">
                <text:p>0.019863483133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2691781775703">
                <text:p>0.017269178177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50137069581706">
                <text:p>0.015013706958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30528155021638">
                <text:p>0.013052815502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3480297043368">
                <text:p>0.0113480297043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6590043727827">
                <text:p>0.0098659004372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57734725536445">
                <text:p>0.0085773472553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745708781543352">
                <text:p>0.00745708781543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48314181897074">
                <text:p>0.00648314181897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563639974279205">
                <text:p>0.0056363997427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490024789641111">
                <text:p>0.0049002478964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426024244944463">
                <text:p>0.0042602424494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370382603323857">
                <text:p>0.0037038260332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22008135623457">
                <text:p>0.00322008135623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279951699883243">
                <text:p>0.00279951699883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43388118488918">
                <text:p>0.00243388118488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11599987591721">
                <text:p>0.0021159998759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83963601127288">
                <text:p>0.0018396360112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59936713252644">
                <text:p>0.001599367132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39047899091512">
                <text:p>0.0013904789909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20887305038099">
                <text:p>0.00120887305038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05098607133623">
                <text:p>0.0010509860713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913720197331422">
                <text:p>0.00091372019733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794382172876846">
                <text:p>0.00079438217287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690630499826468">
                <text:p>0.000690630499826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600429495494863">
                <text:p>0.000600429495494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52200935109411">
                <text:p>0.0005220093510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453831406808404">
                <text:p>0.000453831406808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394557962178273">
                <text:p>0.00039455796217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343026029452374">
                <text:p>0.00034302602945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98224514928672">
                <text:p>0.0002982245149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59274380566475">
                <text:p>0.000259274380566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25411396625819">
                <text:p>0.000225411396625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195971146928553">
                <text:p>0.000195971146928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170375992533528">
                <text:p>0.0001703759925335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06cm" svg:y="3.955cm" style:legend-expansion="high" chart:style-name="ch2"/>
        <chart:plot-area chart:style-name="ch3" svg:x="0.319cm" svg:y="0.18cm" svg:width="12.468cm" svg:height="8.646cm">
          <chart:coordinate-region svg:x="1.067cm" svg:y="0.379cm" svg:width="11.72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1.E1:Magnitude1.E130" chart:class="chart:line">
            <chart:data-point chart:repeated="130"/>
          </chart:series>
          <chart:series chart:style-name="ch8" chart:values-cell-range-address="Magnitude1.G1:Magnitude1.G130" chart:class="chart:line">
            <chart:data-point chart:repeated="1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45635225354823">
                <text:p>-0.445635225354823</text:p>
                <draw:g>
                  <svg:desc>Magnitude1.E1:Magnitude1.E130</svg:desc>
                </draw:g>
              </table:table-cell>
              <table:table-cell office:value-type="float" office:value="NaN">
                <text:p>NaN</text:p>
                <draw:g>
                  <svg:desc>Magnitude1.G1:Magnitude1.G1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480133038227">
                <text:p>1.0548013303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1329284591306">
                <text:p>2.3132928459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3659589737086">
                <text:p>3.4365958973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6900791092861">
                <text:p>4.4690079109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3432665301749">
                <text:p>5.4343266530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4720160534064">
                <text:p>6.3472016053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1745909858071">
                <text:p>7.2174590985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5209449592116">
                <text:p>8.0520944959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5631101496687">
                <text:p>8.8563110149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3411153734931">
                <text:p>9.6341115373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3886590016434">
                <text:p>10.3886590016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1225076310068">
                <text:p>11.122507631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8377576612766">
                <text:p>11.837757661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5361625297693">
                <text:p>12.536162529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2192053215291">
                <text:p>13.2192053215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8881546567024">
                <text:p>13.888154656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441064292772">
                <text:p>14.544106429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880155641126">
                <text:p>15.188015564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8207205776206">
                <text:p>15.8207205776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4429628500738">
                <text:p>16.442962850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0554019450719">
                <text:p>17.0554019450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6586279291817">
                <text:p>17.658627929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2531713836522">
                <text:p>18.2531713836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8395116184075">
                <text:p>18.839511618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4180834698891">
                <text:p>19.4180834698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.9892829718066">
                <text:p>19.989282971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5534721203596">
                <text:p>20.553472120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1109829056037">
                <text:p>21.1109829056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6621207433047">
                <text:p>21.662120743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2071674133856">
                <text:p>22.207167413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7463835894835">
                <text:p>22.7463835894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2800110274737">
                <text:p>23.280011027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808274467851">
                <text:p>23.80827446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3313832966678">
                <text:p>24.3313832966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.8495330016767">
                <text:p>24.8495330016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629064538988">
                <text:p>25.36290645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8716750396863">
                <text:p>25.8716750396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759996641842">
                <text:p>26.375999664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8760316437144">
                <text:p>26.8760316437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3719135018384">
                <text:p>27.371913501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8637796815858">
                <text:p>27.863779681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.3517571844571">
                <text:p>28.3517571844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.8359661452521">
                <text:p>28.835966145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.3165203504783">
                <text:p>29.316520350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7935277070026">
                <text:p>29.793527707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670906666994">
                <text:p>30.2670906666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.73730661207">
                <text:p>30.7373066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.2042682071589">
                <text:p>31.204268207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.6680637175317">
                <text:p>31.6680637175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287773026053">
                <text:p>32.128777302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.5864892832128">
                <text:p>32.586489283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3.0412763869366">
                <text:p>33.041276386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.4932119734404">
                <text:p>33.493211973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.9423662417692">
                <text:p>33.942366241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.3888064213625">
                <text:p>34.3888064213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.8325969483268">
                <text:p>34.8325969483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.2737996283426">
                <text:p>35.2737996283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.7124737874333">
                <text:p>35.7124737874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6.1486764116886">
                <text:p>36.1486764116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.5824622769231">
                <text:p>36.5824622769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.0138840691469">
                <text:p>37.013884069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4429924966378">
                <text:p>37.4429924966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8698363943228">
                <text:p>37.869836394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.2944628211103">
                <text:p>38.294462821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.7169171507477">
                <text:p>38.7169171507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.1372431567281">
                <text:p>39.1372431567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.5554830917189">
                <text:p>39.555483091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.971677761939">
                <text:p>39.97167776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.3858665968765">
                <text:p>40.3858665968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.7980877146997">
                <text:p>40.79808771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.2083779836846">
                <text:p>41.2083779836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6167730799538">
                <text:p>41.6167730799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2.0233075417946">
                <text:p>42.0233075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.4280148208035">
                <text:p>42.4280148208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.830927330082">
                <text:p>42.83092733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2320764896894">
                <text:p>43.2320764896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6314927695435">
                <text:p>43.6314927695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.0292057299423">
                <text:p>44.02920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4252440598675">
                <text:p>44.4252440598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.8196356132175">
                <text:p>44.819635613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2124074431055">
                <text:p>45.212407443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6035858343486">
                <text:p>45.6035858343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9931963342641">
                <text:p>45.993196334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38126378188">
                <text:p>46.3812637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7678123356588">
                <text:p>46.7678123356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528654998273">
                <text:p>47.1528654998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5364461493972">
                <text:p>47.536446149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.918576553956">
                <text:p>47.918576553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.2992784003009">
                <text:p>48.2992784003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8.678572813986">
                <text:p>48.67857281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.0564803798442">
                <text:p>49.0564803798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.4330211615446">
                <text:p>49.4330211615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.8082147202401">
                <text:p>49.808214720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.1820801323568">
                <text:p>50.1820801323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.5546360065736">
                <text:p>50.554636006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.9259005000357">
                <text:p>50.9259005000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1.2958913338464">
                <text:p>51.295891333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.6646258078737">
                <text:p>51.6646258078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.0321208149104">
                <text:p>52.032120814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3983928542218">
                <text:p>52.398392854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7634580445123">
                <text:p>52.7634580445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.1273321363431">
                <text:p>53.12733213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490030524027">
                <text:p>53.4900305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515682570297">
                <text:p>53.8515682570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2119600508998">
                <text:p>54.211960050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5712202977541">
                <text:p>54.5712202977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.9293630763378">
                <text:p>54.9293630763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2864021616822">
                <text:p>55.2864021616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.6423510343789">
                <text:p>55.642351034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.9972228894893">
                <text:p>55.9972228894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.3510306451063">
                <text:p>56.351030645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.7037869505858">
                <text:p>56.70378695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.0555041944628">
                <text:p>57.0555041944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4061945120669">
                <text:p>57.4061945120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558697928511">
                <text:p>57.755869792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.1045416874478">
                <text:p>58.104541687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.452221614463">
                <text:p>58.452221614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7989207670221">
                <text:p>58.798920767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446501190772">
                <text:p>59.1446501190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894204314869">
                <text:p>59.489420431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9.8332422578793">
                <text:p>59.8332422578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1761259503058">
                <text:p>60.176125950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.5180816646974">
                <text:p>60.51808166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8591193661294">
                <text:p>60.859119366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.1992488339048">
                <text:p>61.1992488339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.5384796664619">
                <text:p>61.538479666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1.8768212861163">
                <text:p>61.876821286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2.2142829436406">
                <text:p>62.214282943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2.5508737226922">
                <text:p>62.550873722692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18cm" svg:y="5.525cm" style:legend-expansion="high" chart:style-name="ch2"/>
        <chart:plot-area chart:style-name="ch3" svg:x="0.413cm" svg:y="0.232cm" svg:width="16.992cm" svg:height="11.184cm">
          <chart:coordinate-region svg:x="1.238cm" svg:y="0.431cm" svg:width="16.026cm" svg:height="10.1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2.D1:Magnitude2.D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4">
                <text:p>0.0024</text:p>
                <draw:g>
                  <svg:desc>Magnitude2.D1:Magnitude2.D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3150779761223">
                <text:p>0.0243150779761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20521950736801">
                <text:p>0.0720521950736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377710382407">
                <text:p>0.147377710382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668996653991">
                <text:p>0.252668996653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284161006341">
                <text:p>0.3892841610063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8862650798544">
                <text:p>0.558862650798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3015447025079">
                <text:p>0.763015447025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210960768876">
                <text:p>1.00210960768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7863756937851">
                <text:p>1.27863756937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9262429904847">
                <text:p>1.592624299048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4685937999434">
                <text:p>1.94685937999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4103244231258">
                <text:p>2.341032442312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7620911882479">
                <text:p>2.77620911882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25565797426411">
                <text:p>3.255657974264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7856289335064">
                <text:p>3.778562893350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4597750210703">
                <text:p>4.345977502107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5895194156619">
                <text:p>4.95895194156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61853378322352">
                <text:p>5.61853378322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32885003135252">
                <text:p>6.32885003135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0849620707804">
                <text:p>7.0849620707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89425881275824">
                <text:p>7.89425881275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75108401861331">
                <text:p>8.75108401861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6354989527926">
                <text:p>9.6635498952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625271669426">
                <text:p>10.625271669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6450987306643">
                <text:p>11.64509873066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7202751296308">
                <text:p>12.72027512963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472958953201">
                <text:p>13.8472958953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361406162864">
                <text:p>15.03614061628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785558555268">
                <text:p>16.2785558555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.5801542263781">
                <text:p>17.58015422637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9473238956731">
                <text:p>18.94732389567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3706584166864">
                <text:p>20.37065841668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8563556181256">
                <text:p>21.8563556181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4054801496752">
                <text:p>23.40548014967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0190994805145">
                <text:p>25.01909948051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919558901966">
                <text:p>26.69195589019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.4375757258017">
                <text:p>28.43757572580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2441734594002">
                <text:p>30.2441734594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1191530764292">
                <text:p>32.1191530764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0635937323012">
                <text:p>34.0635937323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6.078577920135">
                <text:p>36.078577920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.1651915264159">
                <text:p>38.1651915264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167467319623">
                <text:p>40.3167467319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5496787604274">
                <text:p>42.5496787604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849315383023">
                <text:p>44.8493153830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.216113710773">
                <text:p>47.216113710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.6677911582099">
                <text:p>49.66779115820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1884008081592">
                <text:p>52.1884008081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.7965292917905">
                <text:p>54.79652929179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.4753707126634">
                <text:p>57.4753707126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.2253797939584">
                <text:p>60.22537979395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0664611841993">
                <text:p>63.06646118419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.9805000419541">
                <text:p>65.98050004195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.9781212887354">
                <text:p>68.97812128873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2.0604484817911">
                <text:p>72.060448481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.2179865889923">
                <text:p>75.21798658899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8.4620359766543">
                <text:p>78.46203597665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1.7937287202767">
                <text:p>81.79372872027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.2142008798816">
                <text:p>85.2142008798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.7130563523939">
                <text:p>88.71305635239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.3025131201656">
                <text:p>92.302513120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5.9837160450624">
                <text:p>95.98371604506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7578140331173">
                <text:p>99.7578140331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64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691cm" svg:height="11.648cm" xlink:href=".." xlink:type="simple" chart:class="chart:line" chart:style-name="ch1">
        <chart:legend chart:legend-position="end" svg:x="17.875cm" svg:y="5.276cm" style:legend-expansion="high" chart:style-name="ch2"/>
        <chart:plot-area chart:style-name="ch3" svg:x="0.413cm" svg:y="0.232cm" svg:width="17.049cm" svg:height="11.184cm">
          <chart:coordinate-region svg:x="1.047cm" svg:y="0.232cm" svg:width="16.274cm" svg:height="10.3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gnitude3.J1:Magnitude3.J64" chart:class="chart:line">
            <chart:data-point chart:repeated="64"/>
          </chart:series>
          <chart:series chart:style-name="ch8" chart:values-cell-range-address="Magnitude3.L1:Magnitude3.L64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843733417295">
                <text:p>0.49843733417295</text:p>
                <draw:g>
                  <svg:desc>Magnitude3.J1:Magnitude3.J64</svg:desc>
                </draw:g>
              </table:table-cell>
              <table:table-cell office:value-type="float" office:value="-0.557451119614584">
                <text:p>-0.557451119614584</text:p>
                <draw:g>
                  <svg:desc>Magnitude3.L1:Magnitude3.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3528735285581">
                <text:p>1.43528735285581</text:p>
              </table:table-cell>
              <table:table-cell office:value-type="float" office:value="0.762310487028427">
                <text:p>0.762310487028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488390520749">
                <text:p>2.3488390520749</text:p>
              </table:table-cell>
              <table:table-cell office:value-type="float" office:value="1.95972080257">
                <text:p>1.95972080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480294614535">
                <text:p>3.25480294614535</text:p>
              </table:table-cell>
              <table:table-cell office:value-type="float" office:value="3.09988514637216">
                <text:p>3.099885146372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15594665135426">
                <text:p>4.15594665135426</text:p>
              </table:table-cell>
              <table:table-cell office:value-type="float" office:value="4.20188104492863">
                <text:p>4.201881044928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6066456932776">
                <text:p>5.06066456932776</text:p>
              </table:table-cell>
              <table:table-cell office:value-type="float" office:value="5.28381402119244">
                <text:p>5.28381402119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6217544204205">
                <text:p>5.96217544204205</text:p>
              </table:table-cell>
              <table:table-cell office:value-type="float" office:value="6.34235941377661">
                <text:p>6.34235941377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652628171894">
                <text:p>6.86652628171894</text:p>
              </table:table-cell>
              <table:table-cell office:value-type="float" office:value="7.38790594324182">
                <text:p>7.38790594324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7472266801043">
                <text:p>7.77472266801043</text:p>
              </table:table-cell>
              <table:table-cell office:value-type="float" office:value="8.42382304597808">
                <text:p>8.423823045978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8322951625119">
                <text:p>8.68322951625119</text:p>
              </table:table-cell>
              <table:table-cell office:value-type="float" office:value="9.4477938740226">
                <text:p>9.4477938740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59692584277333">
                <text:p>9.59692584277333</text:p>
              </table:table-cell>
              <table:table-cell office:value-type="float" office:value="10.4666362336555">
                <text:p>10.4666362336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5120320688895">
                <text:p>10.5120320688895</text:p>
              </table:table-cell>
              <table:table-cell office:value-type="float" office:value="11.4771704248955">
                <text:p>11.47717042489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4331036980968">
                <text:p>11.4331036980968</text:p>
              </table:table-cell>
              <table:table-cell office:value-type="float" office:value="12.485264677875">
                <text:p>12.485264677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3521579394021">
                <text:p>12.3521579394021</text:p>
              </table:table-cell>
              <table:table-cell office:value-type="float" office:value="13.4829215165587">
                <text:p>13.4829215165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2818014920318">
                <text:p>13.2818014920318</text:p>
              </table:table-cell>
              <table:table-cell office:value-type="float" office:value="14.4843975569652">
                <text:p>14.48439755696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209935468422">
                <text:p>14.209935468422</text:p>
              </table:table-cell>
              <table:table-cell office:value-type="float" office:value="15.477136683345">
                <text:p>15.47713668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408606321702">
                <text:p>15.1408606321702</text:p>
              </table:table-cell>
              <table:table-cell office:value-type="float" office:value="16.4662377709345">
                <text:p>16.4662377709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0787411856802">
                <text:p>16.0787411856802</text:p>
              </table:table-cell>
              <table:table-cell office:value-type="float" office:value="17.456475132893">
                <text:p>17.456475132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0196660690082">
                <text:p>17.0196660690082</text:p>
              </table:table-cell>
              <table:table-cell office:value-type="float" office:value="18.4440232055692">
                <text:p>18.4440232055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.9637563918326">
                <text:p>17.9637563918326</text:p>
              </table:table-cell>
              <table:table-cell office:value-type="float" office:value="19.429311946207">
                <text:p>19.429311946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9111163171153">
                <text:p>18.9111163171153</text:p>
              </table:table-cell>
              <table:table-cell office:value-type="float" office:value="20.412717785781">
                <text:p>20.4127177857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.8618359440082">
                <text:p>19.8618359440082</text:p>
              </table:table-cell>
              <table:table-cell office:value-type="float" office:value="21.3945724235916">
                <text:p>21.3945724235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8159935924455">
                <text:p>20.8159935924455</text:p>
              </table:table-cell>
              <table:table-cell office:value-type="float" office:value="22.3751698341743">
                <text:p>22.3751698341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736576349847">
                <text:p>21.7736576349847</text:p>
              </table:table-cell>
              <table:table-cell office:value-type="float" office:value="23.3547719144824">
                <text:p>23.3547719144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7348879812022">
                <text:p>22.7348879812022</text:p>
              </table:table-cell>
              <table:table-cell office:value-type="float" office:value="24.3336130826143">
                <text:p>24.3336130826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69973729207">
                <text:p>23.69973729207</text:p>
              </table:table-cell>
              <table:table-cell office:value-type="float" office:value="25.3119040580632">
                <text:p>25.3119040580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.6682519820696">
                <text:p>24.6682519820696</text:p>
              </table:table-cell>
              <table:table-cell office:value-type="float" office:value="26.2898349958268">
                <text:p>26.28983499582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404730527043">
                <text:p>25.6404730527043</text:p>
              </table:table-cell>
              <table:table-cell office:value-type="float" office:value="27.2675781051962">
                <text:p>27.26757810519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.6164367908113">
                <text:p>26.6164367908113</text:p>
              </table:table-cell>
              <table:table-cell office:value-type="float" office:value="28.245289853699">
                <text:p>28.2452898536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5961753575078">
                <text:p>27.5961753575078</text:p>
              </table:table-cell>
              <table:table-cell office:value-type="float" office:value="29.2231128342027">
                <text:p>29.2231128342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5797172879577">
                <text:p>28.5797172879577</text:p>
              </table:table-cell>
              <table:table-cell office:value-type="float" office:value="30.2011773563422">
                <text:p>30.2011773563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567087917879">
                <text:p>29.567087917879</text:p>
              </table:table-cell>
              <table:table-cell office:value-type="float" office:value="31.1796028106714">
                <text:p>31.1796028106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5583097494522">
                <text:p>30.5583097494522</text:p>
              </table:table-cell>
              <table:table-cell office:value-type="float" office:value="32.158498844161">
                <text:p>32.1584988441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5496616410229">
                <text:p>31.5496616410229</text:p>
              </table:table-cell>
              <table:table-cell office:value-type="float" office:value="33.1342899556284">
                <text:p>33.1342899556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5486554864488">
                <text:p>32.5486554864488</text:p>
              </table:table-cell>
              <table:table-cell office:value-type="float" office:value="34.1144453971671">
                <text:p>34.1144453971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.5478355668037">
                <text:p>33.5478355668037</text:p>
              </table:table-cell>
              <table:table-cell office:value-type="float" office:value="35.0917197132262">
                <text:p>35.09171971322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5509561378541">
                <text:p>34.5509561378541</text:p>
              </table:table-cell>
              <table:table-cell office:value-type="float" office:value="36.0698670048613">
                <text:p>36.0698670048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5580287759286">
                <text:p>35.5580287759286</text:p>
              </table:table-cell>
              <table:table-cell office:value-type="float" office:value="37.0489593148245">
                <text:p>37.0489593148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.5690636564541">
                <text:p>36.5690636564541</text:p>
              </table:table-cell>
              <table:table-cell office:value-type="float" office:value="38.0290635611266">
                <text:p>38.02906356112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.5840696889561">
                <text:p>37.5840696889561</text:p>
              </table:table-cell>
              <table:table-cell office:value-type="float" office:value="39.0102419905327">
                <text:p>39.01024199053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.5993881421477">
                <text:p>38.5993881421477</text:p>
              </table:table-cell>
              <table:table-cell office:value-type="float" office:value="39.9890228282558">
                <text:p>39.98902282825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9.6223685388372">
                <text:p>39.6223685388372</text:p>
              </table:table-cell>
              <table:table-cell office:value-type="float" office:value="40.9725384742543">
                <text:p>40.9725384742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6456927249014">
                <text:p>40.6456927249014</text:p>
              </table:table-cell>
              <table:table-cell office:value-type="float" office:value="41.9537974190852">
                <text:p>41.95379741908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1.6730316326386">
                <text:p>41.6730316326386</text:p>
              </table:table-cell>
              <table:table-cell office:value-type="float" office:value="42.9363753639358">
                <text:p>42.93637536393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.7043889440723">
                <text:p>42.7043889440723</text:p>
              </table:table-cell>
              <table:table-cell office:value-type="float" office:value="43.9203153002341">
                <text:p>43.9203153002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7397676511144">
                <text:p>43.7397676511144</text:p>
              </table:table-cell>
              <table:table-cell office:value-type="float" office:value="44.9056574917289">
                <text:p>44.90565749172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7755578425041">
                <text:p>44.7755578425041</text:p>
              </table:table-cell>
              <table:table-cell office:value-type="float" office:value="45.8890143560113">
                <text:p>45.8890143560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8153903601001">
                <text:p>45.8153903601001</text:p>
              </table:table-cell>
              <table:table-cell office:value-type="float" office:value="46.8738785503816">
                <text:p>46.873878550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.8592661210698">
                <text:p>46.8592661210698</text:p>
              </table:table-cell>
              <table:table-cell office:value-type="float" office:value="47.8602823860829">
                <text:p>47.86028238608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7.907185572397">
                <text:p>47.907185572397</text:p>
              </table:table-cell>
              <table:table-cell office:value-type="float" office:value="48.8482562149897">
                <text:p>48.84825621498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.955568430922">
                <text:p>48.955568430922</text:p>
              </table:table-cell>
              <table:table-cell office:value-type="float" office:value="49.8344643140954">
                <text:p>49.8344643140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.0115827503708">
                <text:p>50.0115827503708</text:p>
              </table:table-cell>
              <table:table-cell office:value-type="float" office:value="50.8256766836411">
                <text:p>50.82567668364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.0680745451557">
                <text:p>51.0680745451557</text:p>
              </table:table-cell>
              <table:table-cell office:value-type="float" office:value="51.8152039123568">
                <text:p>51.81520391235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.125064860584">
                <text:p>52.125064860584</text:p>
              </table:table-cell>
              <table:table-cell office:value-type="float" office:value="52.8031113896377">
                <text:p>52.80311138963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.1896752359765">
                <text:p>53.1896752359765</text:p>
              </table:table-cell>
              <table:table-cell office:value-type="float" office:value="53.7960783082601">
                <text:p>53.7960783082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.2547948035449">
                <text:p>54.2547948035449</text:p>
              </table:table-cell>
              <table:table-cell office:value-type="float" office:value="54.7874942184921">
                <text:p>54.78749421849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.323979144841">
                <text:p>55.323979144841</text:p>
              </table:table-cell>
              <table:table-cell office:value-type="float" office:value="55.7806996952775">
                <text:p>55.7806996952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.3972256831003">
                <text:p>56.3972256831003</text:p>
              </table:table-cell>
              <table:table-cell office:value-type="float" office:value="56.7757123157757">
                <text:p>56.77571231577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.4745316291971">
                <text:p>57.4745316291971</text:p>
              </table:table-cell>
              <table:table-cell office:value-type="float" office:value="57.7725486429847">
                <text:p>57.7725486429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.5523773812942">
                <text:p>58.5523773812942</text:p>
              </table:table-cell>
              <table:table-cell office:value-type="float" office:value="58.7679796352838">
                <text:p>58.76797963528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.6342895320989">
                <text:p>59.6342895320989</text:p>
              </table:table-cell>
              <table:table-cell office:value-type="float" office:value="59.7652888835847">
                <text:p>59.7652888835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.7167606007013">
                <text:p>60.7167606007013</text:p>
              </table:table-cell>
              <table:table-cell office:value-type="float" office:value="60.7612686935461">
                <text:p>60.76126869354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.8068013493535">
                <text:p>61.8068013493535</text:p>
              </table:table-cell>
              <table:table-cell office:value-type="float" office:value="61.7623855050918">
                <text:p>61.76238550509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897406051452">
                <text:p>62.897406051452</text:p>
              </table:table-cell>
              <table:table-cell office:value-type="float" office:value="62.7622201919186">
                <text:p>62.76222019191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